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_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7.137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7.38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COLONNES_5f_AERIENNES_5f_NM_5f_STB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#008080"/>
    </style:style>
  </office:automatic-styles>
  <office:body>
    <office:spreadsheet>
      <table:calculation-settings table:case-sensitive="false" table:automatic-find-labels="false" table:use-regular-expressions="false"/>
      <table:table table:name="COLONNES_AERIENNES_NM_STBL" table:style-name="ta1" table:print="false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08" table:default-cell-style-name="Default"/>
        <table:table-row table:style-name="ro1">
          <table:table-cell table:style-name="ce1" office:value-type="string">
            <text:p>ID_COLONNE</text:p>
          </table:table-cell>
          <table:table-cell table:style-name="ce1" office:value-type="string">
            <text:p>TYPE_DECHETS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OBS</text:p>
          </table:table-cell>
          <table:table-cell table:style-name="ce1" office:value-type="string">
            <text:p>PREHENSION</text:p>
          </table:table-cell>
          <table:table-cell table:style-name="ce1" office:value-type="string">
            <text:p>VOIE</text:p>
          </table:table-cell>
          <table:table-cell table:style-name="ce1" office:value-type="string">
            <text:p>MOT_DIRECTEUR</text:p>
          </table:table-cell>
          <table:table-cell table:style-name="ce1" office:value-type="string">
            <text:p>CODE_COM</text:p>
          </table:table-cell>
          <table:table-cell table:style-name="ce1" office:value-type="string">
            <text:p>CODE_POSTAL</text:p>
          </table:table-cell>
          <table:table-cell table:style-name="ce1" office:value-type="string">
            <text:p>COMMUNE</text:p>
          </table:table-cell>
          <table:table-cell table:style-name="ce1" office:value-type="string">
            <text:p>QUARTIER</text:p>
          </table:table-cell>
          <table:table-cell table:style-name="ce1" office:value-type="string">
            <text:p>POLE_NM</text:p>
          </table:table-cell>
          <table:table-cell table:style-name="ce1" office:value-type="string">
            <text:p>location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>
            <text:p>33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Déchèterie de Saint Sébast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65999171 , -1.48357279676719]</text:p>
          </table:table-cell>
          <table:table-cell table:formula="of:=JSONCOLLAT([.M2])" office:value-type="string" office:string-value="47.1994965999171">
            <text:p>47.1994965999171</text:p>
          </table:table-cell>
          <table:table-cell table:formula="of:=JSONCOLLONG([.M2])" office:value-type="string" office:string-value="-1.48357279676719">
            <text:p>-1.48357279676719</text:p>
          </table:table-cell>
          <table:table-cell table:formula="of:=REMPLACECOLONNESAERMODEDECOLLECTE([.N2];[.O2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as Enchantés</text:p>
          </table:table-cell>
          <table:table-cell office:value-type="string">
            <text:p>Pa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44701171066 , -1.52466053065074]</text:p>
          </table:table-cell>
          <table:table-cell table:formula="of:=JSONCOLLAT([.M3])" office:value-type="string" office:string-value="47.2044701171066">
            <text:p>47.2044701171066</text:p>
          </table:table-cell>
          <table:table-cell table:formula="of:=JSONCOLLONG([.M3])" office:value-type="string" office:string-value="-1.52466053065074">
            <text:p>-1.52466053065074</text:p>
          </table:table-cell>
          <table:table-cell table:formula="of:=REMPLACECOLONNESAERMODEDECOLLECTE([.N3];[.O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gerie</text:p>
          </table:table-cell>
          <table:table-cell office:value-type="string">
            <text:p>Baugeri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45595530567 , -1.51899955175637]</text:p>
          </table:table-cell>
          <table:table-cell table:formula="of:=JSONCOLLAT([.M4])" office:value-type="string" office:string-value="47.2045595530567">
            <text:p>47.2045595530567</text:p>
          </table:table-cell>
          <table:table-cell table:formula="of:=JSONCOLLONG([.M4])" office:value-type="string" office:string-value="-1.51899955175637">
            <text:p>-1.51899955175637</text:p>
          </table:table-cell>
          <table:table-cell table:formula="of:=REMPLACECOLONNESAERMODEDECOLLECTE([.N4];[.O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oine</text:p>
          </table:table-cell>
          <table:table-cell office:value-type="string">
            <text:p>Moi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1849419552 , -1.52228064543554]</text:p>
          </table:table-cell>
          <table:table-cell table:formula="of:=JSONCOLLAT([.M5])" office:value-type="string" office:string-value="47.201849419552">
            <text:p>47.201849419552</text:p>
          </table:table-cell>
          <table:table-cell table:formula="of:=JSONCOLLONG([.M5])" office:value-type="string" office:string-value="-1.52228064543554">
            <text:p>-1.52228064543554</text:p>
          </table:table-cell>
          <table:table-cell table:formula="of:=REMPLACECOLONNESAERMODEDECOLLECTE([.N5];[.O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rande Pièce</text:p>
          </table:table-cell>
          <table:table-cell office:value-type="string">
            <text:p>Gran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800877639 , -1.51056146177377]</text:p>
          </table:table-cell>
          <table:table-cell table:formula="of:=JSONCOLLAT([.M6])" office:value-type="string" office:string-value="47.199800877639">
            <text:p>47.199800877639</text:p>
          </table:table-cell>
          <table:table-cell table:formula="of:=JSONCOLLONG([.M6])" office:value-type="string" office:string-value="-1.51056146177377">
            <text:p>-1.51056146177377</text:p>
          </table:table-cell>
          <table:table-cell table:formula="of:=REMPLACECOLONNESAERMODEDECOLLECTE([.N6];[.O6])" office:value-type="string" office:string-value="modco_contverre">
            <text:p>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des Michées</text:p>
          </table:table-cell>
          <table:table-cell office:value-type="string">
            <text:p>Boi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8935837482 , -1.5151123647778]</text:p>
          </table:table-cell>
          <table:table-cell table:formula="of:=JSONCOLLAT([.M7])" office:value-type="string" office:string-value="47.198935837482">
            <text:p>47.198935837482</text:p>
          </table:table-cell>
          <table:table-cell table:formula="of:=JSONCOLLONG([.M7])" office:value-type="string" office:string-value="-1.5151123647778">
            <text:p>-1.5151123647778</text:p>
          </table:table-cell>
          <table:table-cell table:formula="of:=REMPLACECOLONNESAERMODEDECOLLECTE([.N7];[.O7])" office:value-type="string" office:string-value="modco_contverre">
            <text:p>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Martellière</text:p>
          </table:table-cell>
          <table:table-cell office:value-type="string">
            <text:p>Martellièr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0890265337 , -1.5242254650819]</text:p>
          </table:table-cell>
          <table:table-cell table:formula="of:=JSONCOLLAT([.M8])" office:value-type="string" office:string-value="47.1990890265337">
            <text:p>47.1990890265337</text:p>
          </table:table-cell>
          <table:table-cell table:formula="of:=JSONCOLLONG([.M8])" office:value-type="string" office:string-value="-1.5242254650819">
            <text:p>-1.5242254650819</text:p>
          </table:table-cell>
          <table:table-cell table:formula="of:=REMPLACECOLONNESAERMODEDECOLLECTE([.N8];[.O8])" office:value-type="string" office:string-value="modco_contverre">
            <text:p>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Bonne Garde</text:p>
          </table:table-cell>
          <table:table-cell office:value-type="string">
            <text:p>Bon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5871540042 , -1.52458244877725]</text:p>
          </table:table-cell>
          <table:table-cell table:formula="of:=JSONCOLLAT([.M9])" office:value-type="string" office:string-value="47.1965871540042">
            <text:p>47.1965871540042</text:p>
          </table:table-cell>
          <table:table-cell table:formula="of:=JSONCOLLONG([.M9])" office:value-type="string" office:string-value="-1.52458244877725">
            <text:p>-1.52458244877725</text:p>
          </table:table-cell>
          <table:table-cell table:formula="of:=REMPLACECOLONNESAERMODEDECOLLECTE([.N9];[.O9])" office:value-type="string" office:string-value="modco_contverre">
            <text:p>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église</text:p>
          </table:table-cell>
          <table:table-cell office:value-type="string">
            <text:p><text:s/></text:p>
          </table:table-cell>
          <table:table-cell office:value-type="string">
            <text:p>Rue Elisa Mercoeur</text:p>
          </table:table-cell>
          <table:table-cell office:value-type="string">
            <text:p>Mercoeur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19492092091 , -1.52426456890363]</text:p>
          </table:table-cell>
          <table:table-cell table:formula="of:=JSONCOLLAT([.M10])" office:value-type="string" office:string-value="47.1919492092091">
            <text:p>47.1919492092091</text:p>
          </table:table-cell>
          <table:table-cell table:formula="of:=JSONCOLLONG([.M10])" office:value-type="string" office:string-value="-1.52426456890363">
            <text:p>-1.52426456890363</text:p>
          </table:table-cell>
          <table:table-cell table:formula="of:=REMPLACECOLONNESAERMODEDECOLLECTE([.N10];[.O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erce-Neige</text:p>
          </table:table-cell>
          <table:table-cell office:value-type="string">
            <text:p>Perce-Neig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3619264607 , -1.51632902662427]</text:p>
          </table:table-cell>
          <table:table-cell table:formula="of:=JSONCOLLAT([.M11])" office:value-type="string" office:string-value="47.1963619264607">
            <text:p>47.1963619264607</text:p>
          </table:table-cell>
          <table:table-cell table:formula="of:=JSONCOLLONG([.M11])" office:value-type="string" office:string-value="-1.51632902662427">
            <text:p>-1.51632902662427</text:p>
          </table:table-cell>
          <table:table-cell table:formula="of:=REMPLACECOLONNESAERMODEDECOLLECTE([.N11];[.O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mpanules</text:p>
          </table:table-cell>
          <table:table-cell office:value-type="string">
            <text:p>Campanul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81846285666 , -1.52001803126569]</text:p>
          </table:table-cell>
          <table:table-cell table:formula="of:=JSONCOLLAT([.M12])" office:value-type="string" office:string-value="47.1981846285666">
            <text:p>47.1981846285666</text:p>
          </table:table-cell>
          <table:table-cell table:formula="of:=JSONCOLLONG([.M12])" office:value-type="string" office:string-value="-1.52001803126569">
            <text:p>-1.52001803126569</text:p>
          </table:table-cell>
          <table:table-cell table:formula="of:=REMPLACECOLONNESAERMODEDECOLLECTE([.N12];[.O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oquelicots</text:p>
          </table:table-cell>
          <table:table-cell office:value-type="string">
            <text:p>Coquelicot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3006027348 , -1.51337856054364]</text:p>
          </table:table-cell>
          <table:table-cell table:formula="of:=JSONCOLLAT([.M13])" office:value-type="string" office:string-value="47.1963006027348">
            <text:p>47.1963006027348</text:p>
          </table:table-cell>
          <table:table-cell table:formula="of:=JSONCOLLONG([.M13])" office:value-type="string" office:string-value="-1.51337856054364">
            <text:p>-1.51337856054364</text:p>
          </table:table-cell>
          <table:table-cell table:formula="of:=REMPLACECOLONNESAERMODEDECOLLECTE([.N13];[.O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6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Place Alfred Radigois</text:p>
          </table:table-cell>
          <table:table-cell office:value-type="string">
            <text:p>Radigoi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4593667372 , -1.51768388905825]</text:p>
          </table:table-cell>
          <table:table-cell table:formula="of:=JSONCOLLAT([.M14])" office:value-type="string" office:string-value="47.1934593667372">
            <text:p>47.1934593667372</text:p>
          </table:table-cell>
          <table:table-cell table:formula="of:=JSONCOLLONG([.M14])" office:value-type="string" office:string-value="-1.51768388905825">
            <text:p>-1.51768388905825</text:p>
          </table:table-cell>
          <table:table-cell table:formula="of:=REMPLACECOLONNESAERMODEDECOLLECTE([.N14];[.O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étunias</text:p>
          </table:table-cell>
          <table:table-cell office:value-type="string">
            <text:p>Pétunia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4286625664 , -1.51474112076741]</text:p>
          </table:table-cell>
          <table:table-cell table:formula="of:=JSONCOLLAT([.M15])" office:value-type="string" office:string-value="47.1944286625664">
            <text:p>47.1944286625664</text:p>
          </table:table-cell>
          <table:table-cell table:formula="of:=JSONCOLLONG([.M15])" office:value-type="string" office:string-value="-1.51474112076741">
            <text:p>-1.51474112076741</text:p>
          </table:table-cell>
          <table:table-cell table:formula="of:=REMPLACECOLONNESAERMODEDECOLLECTE([.N15];[.O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d'Anjou</text:p>
          </table:table-cell>
          <table:table-cell office:value-type="string">
            <text:p>Boi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16580202375 , -1.51112975525686]</text:p>
          </table:table-cell>
          <table:table-cell table:formula="of:=JSONCOLLAT([.M16])" office:value-type="string" office:string-value="47.1916580202375">
            <text:p>47.1916580202375</text:p>
          </table:table-cell>
          <table:table-cell table:formula="of:=JSONCOLLONG([.M16])" office:value-type="string" office:string-value="-1.51112975525686">
            <text:p>-1.51112975525686</text:p>
          </table:table-cell>
          <table:table-cell table:formula="of:=REMPLACECOLONNESAERMODEDECOLLECTE([.N16];[.O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lume</text:p>
          </table:table-cell>
          <table:table-cell office:value-type="string">
            <text:p>Plum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7396583893 , -1.50567281059274]</text:p>
          </table:table-cell>
          <table:table-cell table:formula="of:=JSONCOLLAT([.M17])" office:value-type="string" office:string-value="47.1947396583893">
            <text:p>47.1947396583893</text:p>
          </table:table-cell>
          <table:table-cell table:formula="of:=JSONCOLLONG([.M17])" office:value-type="string" office:string-value="-1.50567281059274">
            <text:p>-1.50567281059274</text:p>
          </table:table-cell>
          <table:table-cell table:formula="of:=REMPLACECOLONNESAERMODEDECOLLECTE([.N17];[.O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utualité</text:p>
          </table:table-cell>
          <table:table-cell office:value-type="string">
            <text:p>Mutualité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05925726341 , -1.50304250381351]</text:p>
          </table:table-cell>
          <table:table-cell table:formula="of:=JSONCOLLAT([.M18])" office:value-type="string" office:string-value="47.1905925726341">
            <text:p>47.1905925726341</text:p>
          </table:table-cell>
          <table:table-cell table:formula="of:=JSONCOLLONG([.M18])" office:value-type="string" office:string-value="-1.50304250381351">
            <text:p>-1.50304250381351</text:p>
          </table:table-cell>
          <table:table-cell table:formula="of:=REMPLACECOLONNESAERMODEDECOLLECTE([.N18];[.O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orlaix</text:p>
          </table:table-cell>
          <table:table-cell office:value-type="string">
            <text:p>Morlai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18942081912 , -1.61816026024415]</text:p>
          </table:table-cell>
          <table:table-cell table:formula="of:=JSONCOLLAT([.M19])" office:value-type="string" office:string-value="47.2118942081912">
            <text:p>47.2118942081912</text:p>
          </table:table-cell>
          <table:table-cell table:formula="of:=JSONCOLLONG([.M19])" office:value-type="string" office:string-value="-1.61816026024415">
            <text:p>-1.61816026024415</text:p>
          </table:table-cell>
          <table:table-cell table:formula="of:=REMPLACECOLONNESAERMODEDECOLLECTE([.N19];[.O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4205580385 , -1.61596043739263]</text:p>
          </table:table-cell>
          <table:table-cell table:formula="of:=JSONCOLLAT([.M20])" office:value-type="string" office:string-value="47.2134205580385">
            <text:p>47.2134205580385</text:p>
          </table:table-cell>
          <table:table-cell table:formula="of:=JSONCOLLONG([.M20])" office:value-type="string" office:string-value="-1.61596043739263">
            <text:p>-1.61596043739263</text:p>
          </table:table-cell>
          <table:table-cell table:formula="of:=REMPLACECOLONNESAERMODEDECOLLECTE([.N20];[.O20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7135675147 , -1.61400567615205]</text:p>
          </table:table-cell>
          <table:table-cell table:formula="of:=JSONCOLLAT([.M21])" office:value-type="string" office:string-value="47.2137135675147">
            <text:p>47.2137135675147</text:p>
          </table:table-cell>
          <table:table-cell table:formula="of:=JSONCOLLONG([.M21])" office:value-type="string" office:string-value="-1.61400567615205">
            <text:p>-1.61400567615205</text:p>
          </table:table-cell>
          <table:table-cell table:formula="of:=REMPLACECOLONNESAERMODEDECOLLECTE([.N21];[.O21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1324474526 , -1.61250435264726]</text:p>
          </table:table-cell>
          <table:table-cell table:formula="of:=JSONCOLLAT([.M22])" office:value-type="string" office:string-value="47.2131324474526">
            <text:p>47.2131324474526</text:p>
          </table:table-cell>
          <table:table-cell table:formula="of:=JSONCOLLONG([.M22])" office:value-type="string" office:string-value="-1.61250435264726">
            <text:p>-1.61250435264726</text:p>
          </table:table-cell>
          <table:table-cell table:formula="of:=REMPLACECOLONNESAERMODEDECOLLECTE([.N22];[.O2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0648425302 , -1.61291322909203]</text:p>
          </table:table-cell>
          <table:table-cell table:formula="of:=JSONCOLLAT([.M23])" office:value-type="string" office:string-value="47.2120648425302">
            <text:p>47.2120648425302</text:p>
          </table:table-cell>
          <table:table-cell table:formula="of:=JSONCOLLONG([.M23])" office:value-type="string" office:string-value="-1.61291322909203">
            <text:p>-1.61291322909203</text:p>
          </table:table-cell>
          <table:table-cell table:formula="of:=REMPLACECOLONNESAERMODEDECOLLECTE([.N23];[.O23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8399399515 , -1.61179911075056]</text:p>
          </table:table-cell>
          <table:table-cell table:formula="of:=JSONCOLLAT([.M24])" office:value-type="string" office:string-value="47.2108399399515">
            <text:p>47.2108399399515</text:p>
          </table:table-cell>
          <table:table-cell table:formula="of:=JSONCOLLONG([.M24])" office:value-type="string" office:string-value="-1.61179911075056">
            <text:p>-1.61179911075056</text:p>
          </table:table-cell>
          <table:table-cell table:formula="of:=REMPLACECOLONNESAERMODEDECOLLECTE([.N24];[.O24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8484793547 , -1.61182094227346]</text:p>
          </table:table-cell>
          <table:table-cell table:formula="of:=JSONCOLLAT([.M25])" office:value-type="string" office:string-value="47.2108484793547">
            <text:p>47.2108484793547</text:p>
          </table:table-cell>
          <table:table-cell table:formula="of:=JSONCOLLONG([.M25])" office:value-type="string" office:string-value="-1.61182094227346">
            <text:p>-1.61182094227346</text:p>
          </table:table-cell>
          <table:table-cell table:formula="of:=REMPLACECOLONNESAERMODEDECOLLECTE([.N25];[.O25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ronde</text:p>
          </table:table-cell>
          <table:table-cell office:value-type="string">
            <text:p>Girond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200230585 , -1.61413437171208]</text:p>
          </table:table-cell>
          <table:table-cell table:formula="of:=JSONCOLLAT([.M26])" office:value-type="string" office:string-value="47.2100200230585">
            <text:p>47.2100200230585</text:p>
          </table:table-cell>
          <table:table-cell table:formula="of:=JSONCOLLONG([.M26])" office:value-type="string" office:string-value="-1.61413437171208">
            <text:p>-1.61413437171208</text:p>
          </table:table-cell>
          <table:table-cell table:formula="of:=REMPLACECOLONNESAERMODEDECOLLECTE([.N26];[.O26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Winston Churchill</text:p>
          </table:table-cell>
          <table:table-cell office:value-type="string">
            <text:p>Churchil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6821435964 , -1.61349095250939]</text:p>
          </table:table-cell>
          <table:table-cell table:formula="of:=JSONCOLLAT([.M27])" office:value-type="string" office:string-value="47.206821435964">
            <text:p>47.206821435964</text:p>
          </table:table-cell>
          <table:table-cell table:formula="of:=JSONCOLLONG([.M27])" office:value-type="string" office:string-value="-1.61349095250939">
            <text:p>-1.61349095250939</text:p>
          </table:table-cell>
          <table:table-cell table:formula="of:=REMPLACECOLONNESAERMODEDECOLLECTE([.N27];[.O27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71288550679 , -1.61493859143227]</text:p>
          </table:table-cell>
          <table:table-cell table:formula="of:=JSONCOLLAT([.M28])" office:value-type="string" office:string-value="47.2071288550679">
            <text:p>47.2071288550679</text:p>
          </table:table-cell>
          <table:table-cell table:formula="of:=JSONCOLLONG([.M28])" office:value-type="string" office:string-value="-1.61493859143227">
            <text:p>-1.61493859143227</text:p>
          </table:table-cell>
          <table:table-cell table:formula="of:=REMPLACECOLONNESAERMODEDECOLLECTE([.N28];[.O2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77370248507 , -1.61640240129098]</text:p>
          </table:table-cell>
          <table:table-cell table:formula="of:=JSONCOLLAT([.M29])" office:value-type="string" office:string-value="47.2077370248507">
            <text:p>47.2077370248507</text:p>
          </table:table-cell>
          <table:table-cell table:formula="of:=JSONCOLLONG([.M29])" office:value-type="string" office:string-value="-1.61640240129098">
            <text:p>-1.61640240129098</text:p>
          </table:table-cell>
          <table:table-cell table:formula="of:=REMPLACECOLONNESAERMODEDECOLLECTE([.N29];[.O29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8427032184 , -1.61776628809086]</text:p>
          </table:table-cell>
          <table:table-cell table:formula="of:=JSONCOLLAT([.M30])" office:value-type="string" office:string-value="47.208427032184">
            <text:p>47.208427032184</text:p>
          </table:table-cell>
          <table:table-cell table:formula="of:=JSONCOLLONG([.M30])" office:value-type="string" office:string-value="-1.61776628809086">
            <text:p>-1.61776628809086</text:p>
          </table:table-cell>
          <table:table-cell table:formula="of:=REMPLACECOLONNESAERMODEDECOLLECTE([.N30];[.O30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gen</text:p>
          </table:table-cell>
          <table:table-cell office:value-type="string">
            <text:p>Ag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95413211377 , -1.61720045993562]</text:p>
          </table:table-cell>
          <table:table-cell table:formula="of:=JSONCOLLAT([.M31])" office:value-type="string" office:string-value="47.2095413211377">
            <text:p>47.2095413211377</text:p>
          </table:table-cell>
          <table:table-cell table:formula="of:=JSONCOLLONG([.M31])" office:value-type="string" office:string-value="-1.61720045993562">
            <text:p>-1.61720045993562</text:p>
          </table:table-cell>
          <table:table-cell table:formula="of:=REMPLACECOLONNESAERMODEDECOLLECTE([.N31];[.O31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éziers</text:p>
          </table:table-cell>
          <table:table-cell office:value-type="string">
            <text:p>Bézie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10443481 , -1.61784389413592]</text:p>
          </table:table-cell>
          <table:table-cell table:formula="of:=JSONCOLLAT([.M32])" office:value-type="string" office:string-value="47.210010443481">
            <text:p>47.210010443481</text:p>
          </table:table-cell>
          <table:table-cell table:formula="of:=JSONCOLLONG([.M32])" office:value-type="string" office:string-value="-1.61784389413592">
            <text:p>-1.61784389413592</text:p>
          </table:table-cell>
          <table:table-cell table:formula="of:=REMPLACECOLONNESAERMODEDECOLLECTE([.N32];[.O3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gen</text:p>
          </table:table-cell>
          <table:table-cell office:value-type="string">
            <text:p>Ag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2605139719 , -1.61632980925061]</text:p>
          </table:table-cell>
          <table:table-cell table:formula="of:=JSONCOLLAT([.M33])" office:value-type="string" office:string-value="47.2102605139719">
            <text:p>47.2102605139719</text:p>
          </table:table-cell>
          <table:table-cell table:formula="of:=JSONCOLLONG([.M33])" office:value-type="string" office:string-value="-1.61632980925061">
            <text:p>-1.61632980925061</text:p>
          </table:table-cell>
          <table:table-cell table:formula="of:=REMPLACECOLONNESAERMODEDECOLLECTE([.N33];[.O33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9895092093 , -1.61710771277577]</text:p>
          </table:table-cell>
          <table:table-cell table:formula="of:=JSONCOLLAT([.M34])" office:value-type="string" office:string-value="47.2059895092093">
            <text:p>47.2059895092093</text:p>
          </table:table-cell>
          <table:table-cell table:formula="of:=JSONCOLLONG([.M34])" office:value-type="string" office:string-value="-1.61710771277577">
            <text:p>-1.61710771277577</text:p>
          </table:table-cell>
          <table:table-cell table:formula="of:=REMPLACECOLONNESAERMODEDECOLLECTE([.N34];[.O34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0963560234 , -1.61549873325055]</text:p>
          </table:table-cell>
          <table:table-cell table:formula="of:=JSONCOLLAT([.M35])" office:value-type="string" office:string-value="47.2050963560234">
            <text:p>47.2050963560234</text:p>
          </table:table-cell>
          <table:table-cell table:formula="of:=JSONCOLLONG([.M35])" office:value-type="string" office:string-value="-1.61549873325055">
            <text:p>-1.61549873325055</text:p>
          </table:table-cell>
          <table:table-cell table:formula="of:=REMPLACECOLONNESAERMODEDECOLLECTE([.N35];[.O35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ères Kuron</text:p>
          </table:table-cell>
          <table:table-cell office:value-type="string">
            <text:p>Kuro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9640138063 , -1.65060678572623]</text:p>
          </table:table-cell>
          <table:table-cell table:formula="of:=JSONCOLLAT([.M36])" office:value-type="string" office:string-value="47.2129640138063">
            <text:p>47.2129640138063</text:p>
          </table:table-cell>
          <table:table-cell table:formula="of:=JSONCOLLONG([.M36])" office:value-type="string" office:string-value="-1.65060678572623">
            <text:p>-1.65060678572623</text:p>
          </table:table-cell>
          <table:table-cell table:formula="of:=REMPLACECOLONNESAERMODEDECOLLECTE([.N36];[.O36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Théophile Guillou</text:p>
          </table:table-cell>
          <table:table-cell office:value-type="string">
            <text:p>Guillou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41081610517 , -1.65246402034198]</text:p>
          </table:table-cell>
          <table:table-cell table:formula="of:=JSONCOLLAT([.M37])" office:value-type="string" office:string-value="47.2141081610517">
            <text:p>47.2141081610517</text:p>
          </table:table-cell>
          <table:table-cell table:formula="of:=JSONCOLLONG([.M37])" office:value-type="string" office:string-value="-1.65246402034198">
            <text:p>-1.65246402034198</text:p>
          </table:table-cell>
          <table:table-cell table:formula="of:=REMPLACECOLONNESAERMODEDECOLLECTE([.N37];[.O37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 office:value-type="string">
            <text:p>Déchèterie de Saint Herbla</text:p>
          </table:table-cell>
          <table:table-cell office:value-type="string">
            <text:p><text:s/></text:p>
          </table:table-cell>
          <table:table-cell office:value-type="string">
            <text:p>Chemin de Tougas</text:p>
          </table:table-cell>
          <table:table-cell office:value-type="string">
            <text:p>Toug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1975462023098 , -1.64199269403192]</text:p>
          </table:table-cell>
          <table:table-cell table:formula="of:=JSONCOLLAT([.M38])" office:value-type="string" office:string-value="47.1975462023098">
            <text:p>47.1975462023098</text:p>
          </table:table-cell>
          <table:table-cell table:formula="of:=JSONCOLLONG([.M38])" office:value-type="string" office:string-value="-1.64199269403192">
            <text:p>-1.64199269403192</text:p>
          </table:table-cell>
          <table:table-cell table:formula="of:=REMPLACECOLONNESAERMODEDECOLLECTE([.N38];[.O3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 office:value-type="string">
            <text:p>Déchèterie de Saint Herbla</text:p>
          </table:table-cell>
          <table:table-cell office:value-type="string">
            <text:p><text:s/></text:p>
          </table:table-cell>
          <table:table-cell office:value-type="string">
            <text:p>Chemin de Tougas</text:p>
          </table:table-cell>
          <table:table-cell office:value-type="string">
            <text:p>Toug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197530749132 , -1.64202182636575]</text:p>
          </table:table-cell>
          <table:table-cell table:formula="of:=JSONCOLLAT([.M39])" office:value-type="string" office:string-value="47.197530749132">
            <text:p>47.197530749132</text:p>
          </table:table-cell>
          <table:table-cell table:formula="of:=JSONCOLLONG([.M39])" office:value-type="string" office:string-value="-1.64202182636575">
            <text:p>-1.64202182636575</text:p>
          </table:table-cell>
          <table:table-cell table:formula="of:=REMPLACECOLONNESAERMODEDECOLLECTE([.N39];[.O39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63350487543 , -1.71981932944856]</text:p>
          </table:table-cell>
          <table:table-cell table:formula="of:=JSONCOLLAT([.M40])" office:value-type="string" office:string-value="47.1863350487543">
            <text:p>47.1863350487543</text:p>
          </table:table-cell>
          <table:table-cell table:formula="of:=JSONCOLLONG([.M40])" office:value-type="string" office:string-value="-1.71981932944856">
            <text:p>-1.71981932944856</text:p>
          </table:table-cell>
          <table:table-cell table:formula="of:=REMPLACECOLONNESAERMODEDECOLLECTE([.N40];[.O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63452349855 , -1.71982312886411]</text:p>
          </table:table-cell>
          <table:table-cell table:formula="of:=JSONCOLLAT([.M41])" office:value-type="string" office:string-value="47.1863452349855">
            <text:p>47.1863452349855</text:p>
          </table:table-cell>
          <table:table-cell table:formula="of:=JSONCOLLONG([.M41])" office:value-type="string" office:string-value="-1.71982312886411">
            <text:p>-1.71982312886411</text:p>
          </table:table-cell>
          <table:table-cell table:formula="of:=REMPLACECOLONNESAERMODEDECOLLECTE([.N41];[.O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uche Quinet</text:p>
          </table:table-cell>
          <table:table-cell office:value-type="string">
            <text:p>Ouch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7869468273 , -1.49958094646258]</text:p>
          </table:table-cell>
          <table:table-cell table:formula="of:=JSONCOLLAT([.M42])" office:value-type="string" office:string-value="47.1937869468273">
            <text:p>47.1937869468273</text:p>
          </table:table-cell>
          <table:table-cell table:formula="of:=JSONCOLLONG([.M42])" office:value-type="string" office:string-value="-1.49958094646258">
            <text:p>-1.49958094646258</text:p>
          </table:table-cell>
          <table:table-cell table:formula="of:=REMPLACECOLONNESAERMODEDECOLLECTE([.N42];[.O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âquerettes</text:p>
          </table:table-cell>
          <table:table-cell office:value-type="string">
            <text:p>Pâquerett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6962153721 , -1.50798873643283]</text:p>
          </table:table-cell>
          <table:table-cell table:formula="of:=JSONCOLLAT([.M43])" office:value-type="string" office:string-value="47.1966962153721">
            <text:p>47.1966962153721</text:p>
          </table:table-cell>
          <table:table-cell table:formula="of:=JSONCOLLONG([.M43])" office:value-type="string" office:string-value="-1.50798873643283">
            <text:p>-1.50798873643283</text:p>
          </table:table-cell>
          <table:table-cell table:formula="of:=REMPLACECOLONNESAERMODEDECOLLECTE([.N43];[.O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gerie</text:p>
          </table:table-cell>
          <table:table-cell office:value-type="string">
            <text:p>Baugeri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0061453866 , -1.5159201418562]</text:p>
          </table:table-cell>
          <table:table-cell table:formula="of:=JSONCOLLAT([.M44])" office:value-type="string" office:string-value="47.2050061453866">
            <text:p>47.2050061453866</text:p>
          </table:table-cell>
          <table:table-cell table:formula="of:=JSONCOLLONG([.M44])" office:value-type="string" office:string-value="-1.5159201418562">
            <text:p>-1.5159201418562</text:p>
          </table:table-cell>
          <table:table-cell table:formula="of:=REMPLACECOLONNESAERMODEDECOLLECTE([.N44];[.O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tit Clos</text:p>
          </table:table-cell>
          <table:table-cell office:value-type="string">
            <text:p>Peti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5066798155 , -1.51335483767457]</text:p>
          </table:table-cell>
          <table:table-cell table:formula="of:=JSONCOLLAT([.M45])" office:value-type="string" office:string-value="47.2055066798155">
            <text:p>47.2055066798155</text:p>
          </table:table-cell>
          <table:table-cell table:formula="of:=JSONCOLLONG([.M45])" office:value-type="string" office:string-value="-1.51335483767457">
            <text:p>-1.51335483767457</text:p>
          </table:table-cell>
          <table:table-cell table:formula="of:=REMPLACECOLONNESAERMODEDECOLLECTE([.N45];[.O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8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9075059645 , -1.51451099092417]</text:p>
          </table:table-cell>
          <table:table-cell table:formula="of:=JSONCOLLAT([.M46])" office:value-type="string" office:string-value="47.2069075059645">
            <text:p>47.2069075059645</text:p>
          </table:table-cell>
          <table:table-cell table:formula="of:=JSONCOLLONG([.M46])" office:value-type="string" office:string-value="-1.51451099092417">
            <text:p>-1.51451099092417</text:p>
          </table:table-cell>
          <table:table-cell table:formula="of:=REMPLACECOLONNESAERMODEDECOLLECTE([.N46];[.O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étairie</text:p>
          </table:table-cell>
          <table:table-cell office:value-type="string">
            <text:p>Métairi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3733349292 , -1.51132997881036]</text:p>
          </table:table-cell>
          <table:table-cell table:formula="of:=JSONCOLLAT([.M47])" office:value-type="string" office:string-value="47.2033733349292">
            <text:p>47.2033733349292</text:p>
          </table:table-cell>
          <table:table-cell table:formula="of:=JSONCOLLONG([.M47])" office:value-type="string" office:string-value="-1.51132997881036">
            <text:p>-1.51132997881036</text:p>
          </table:table-cell>
          <table:table-cell table:formula="of:=REMPLACECOLONNESAERMODEDECOLLECTE([.N47];[.O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uet</text:p>
          </table:table-cell>
          <table:table-cell office:value-type="string">
            <text:p>Doue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07406627015 , -1.50719823043249]</text:p>
          </table:table-cell>
          <table:table-cell table:formula="of:=JSONCOLLAT([.M48])" office:value-type="string" office:string-value="47.2007406627015">
            <text:p>47.2007406627015</text:p>
          </table:table-cell>
          <table:table-cell table:formula="of:=JSONCOLLONG([.M48])" office:value-type="string" office:string-value="-1.50719823043249">
            <text:p>-1.50719823043249</text:p>
          </table:table-cell>
          <table:table-cell table:formula="of:=REMPLACECOLONNESAERMODEDECOLLECTE([.N48];[.O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Paul Michaux</text:p>
          </table:table-cell>
          <table:table-cell office:value-type="string">
            <text:p>Michaux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4600330057 , -1.51125278529766]</text:p>
          </table:table-cell>
          <table:table-cell table:formula="of:=JSONCOLLAT([.M49])" office:value-type="string" office:string-value="47.2074600330057">
            <text:p>47.2074600330057</text:p>
          </table:table-cell>
          <table:table-cell table:formula="of:=JSONCOLLONG([.M49])" office:value-type="string" office:string-value="-1.51125278529766">
            <text:p>-1.51125278529766</text:p>
          </table:table-cell>
          <table:table-cell table:formula="of:=REMPLACECOLONNESAERMODEDECOLLECTE([.N49];[.O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Robert</text:p>
          </table:table-cell>
          <table:table-cell office:value-type="string">
            <text:p>Rober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91874769814 , -1.50679633602193]</text:p>
          </table:table-cell>
          <table:table-cell table:formula="of:=JSONCOLLAT([.M50])" office:value-type="string" office:string-value="47.2091874769814">
            <text:p>47.2091874769814</text:p>
          </table:table-cell>
          <table:table-cell table:formula="of:=JSONCOLLONG([.M50])" office:value-type="string" office:string-value="-1.50679633602193">
            <text:p>-1.50679633602193</text:p>
          </table:table-cell>
          <table:table-cell table:formula="of:=REMPLACECOLONNESAERMODEDECOLLECTE([.N50];[.O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Clos Davy</text:p>
          </table:table-cell>
          <table:table-cell office:value-type="string">
            <text:p>Clo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5511665187 , -1.50564463555106]</text:p>
          </table:table-cell>
          <table:table-cell table:formula="of:=JSONCOLLAT([.M51])" office:value-type="string" office:string-value="47.2075511665187">
            <text:p>47.2075511665187</text:p>
          </table:table-cell>
          <table:table-cell table:formula="of:=JSONCOLLONG([.M51])" office:value-type="string" office:string-value="-1.50564463555106">
            <text:p>-1.50564463555106</text:p>
          </table:table-cell>
          <table:table-cell table:formula="of:=REMPLACECOLONNESAERMODEDECOLLECTE([.N51];[.O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Stade Jean Massé</text:p>
          </table:table-cell>
          <table:table-cell office:value-type="string">
            <text:p><text:s/></text:p>
          </table:table-cell>
          <table:table-cell office:value-type="string">
            <text:p>Boulevard des Pas Enchantés</text:p>
          </table:table-cell>
          <table:table-cell office:value-type="string">
            <text:p>Pa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02231455098 , -1.50262616562123]</text:p>
          </table:table-cell>
          <table:table-cell table:formula="of:=JSONCOLLAT([.M52])" office:value-type="string" office:string-value="47.2102231455098">
            <text:p>47.2102231455098</text:p>
          </table:table-cell>
          <table:table-cell table:formula="of:=JSONCOLLONG([.M52])" office:value-type="string" office:string-value="-1.50262616562123">
            <text:p>-1.50262616562123</text:p>
          </table:table-cell>
          <table:table-cell table:formula="of:=REMPLACECOLONNESAERMODEDECOLLECTE([.N52];[.O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De Gaulle</text:p>
          </table:table-cell>
          <table:table-cell office:value-type="string">
            <text:p>Gaull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8850727489 , -1.49670144556064]</text:p>
          </table:table-cell>
          <table:table-cell table:formula="of:=JSONCOLLAT([.M53])" office:value-type="string" office:string-value="47.2078850727489">
            <text:p>47.2078850727489</text:p>
          </table:table-cell>
          <table:table-cell table:formula="of:=JSONCOLLONG([.M53])" office:value-type="string" office:string-value="-1.49670144556064">
            <text:p>-1.49670144556064</text:p>
          </table:table-cell>
          <table:table-cell table:formula="of:=REMPLACECOLONNESAERMODEDECOLLECTE([.N53];[.O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Verdon</text:p>
          </table:table-cell>
          <table:table-cell office:value-type="string">
            <text:p>Verd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9967150013 , -1.49949053387815]</text:p>
          </table:table-cell>
          <table:table-cell table:formula="of:=JSONCOLLAT([.M54])" office:value-type="string" office:string-value="47.2069967150013">
            <text:p>47.2069967150013</text:p>
          </table:table-cell>
          <table:table-cell table:formula="of:=JSONCOLLONG([.M54])" office:value-type="string" office:string-value="-1.49949053387815">
            <text:p>-1.49949053387815</text:p>
          </table:table-cell>
          <table:table-cell table:formula="of:=REMPLACECOLONNESAERMODEDECOLLECTE([.N54];[.O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service assainissement</text:p>
          </table:table-cell>
          <table:table-cell office:value-type="string">
            <text:p><text:s/></text:p>
          </table:table-cell>
          <table:table-cell office:value-type="string">
            <text:p>Rue Pierre Bérégovoy</text:p>
          </table:table-cell>
          <table:table-cell office:value-type="string">
            <text:p>Bérégovoy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4897600021 , -1.49578192967323]</text:p>
          </table:table-cell>
          <table:table-cell table:formula="of:=JSONCOLLAT([.M55])" office:value-type="string" office:string-value="47.2054897600021">
            <text:p>47.2054897600021</text:p>
          </table:table-cell>
          <table:table-cell table:formula="of:=JSONCOLLONG([.M55])" office:value-type="string" office:string-value="-1.49578192967323">
            <text:p>-1.49578192967323</text:p>
          </table:table-cell>
          <table:table-cell table:formula="of:=REMPLACECOLONNESAERMODEDECOLLECTE([.N55];[.O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Luneau</text:p>
          </table:table-cell>
          <table:table-cell office:value-type="string">
            <text:p>Lu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8404719888 , -1.50078601417428]</text:p>
          </table:table-cell>
          <table:table-cell table:formula="of:=JSONCOLLAT([.M56])" office:value-type="string" office:string-value="47.2038404719888">
            <text:p>47.2038404719888</text:p>
          </table:table-cell>
          <table:table-cell table:formula="of:=JSONCOLLONG([.M56])" office:value-type="string" office:string-value="-1.50078601417428">
            <text:p>-1.50078601417428</text:p>
          </table:table-cell>
          <table:table-cell table:formula="of:=REMPLACECOLONNESAERMODEDECOLLECTE([.N56];[.O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Mainguet</text:p>
          </table:table-cell>
          <table:table-cell office:value-type="string">
            <text:p>Maingue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50249899555 , -1.50444277821446]</text:p>
          </table:table-cell>
          <table:table-cell table:formula="of:=JSONCOLLAT([.M57])" office:value-type="string" office:string-value="47.2050249899555">
            <text:p>47.2050249899555</text:p>
          </table:table-cell>
          <table:table-cell table:formula="of:=JSONCOLLONG([.M57])" office:value-type="string" office:string-value="-1.50444277821446">
            <text:p>-1.50444277821446</text:p>
          </table:table-cell>
          <table:table-cell table:formula="of:=REMPLACECOLONNESAERMODEDECOLLECTE([.N57];[.O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Bretagne</text:p>
          </table:table-cell>
          <table:table-cell office:value-type="string">
            <text:p>Bretag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5706856427 , -1.49997881651833]</text:p>
          </table:table-cell>
          <table:table-cell table:formula="of:=JSONCOLLAT([.M58])" office:value-type="string" office:string-value="47.1995706856427">
            <text:p>47.1995706856427</text:p>
          </table:table-cell>
          <table:table-cell table:formula="of:=JSONCOLLONG([.M58])" office:value-type="string" office:string-value="-1.49997881651833">
            <text:p>-1.49997881651833</text:p>
          </table:table-cell>
          <table:table-cell table:formula="of:=REMPLACECOLONNESAERMODEDECOLLECTE([.N58];[.O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De Gaulle</text:p>
          </table:table-cell>
          <table:table-cell office:value-type="string">
            <text:p>Gaull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0729646381 , -1.49210415318157]</text:p>
          </table:table-cell>
          <table:table-cell table:formula="of:=JSONCOLLAT([.M59])" office:value-type="string" office:string-value="47.2080729646381">
            <text:p>47.2080729646381</text:p>
          </table:table-cell>
          <table:table-cell table:formula="of:=JSONCOLLONG([.M59])" office:value-type="string" office:string-value="-1.49210415318157">
            <text:p>-1.49210415318157</text:p>
          </table:table-cell>
          <table:table-cell table:formula="of:=REMPLACECOLONNESAERMODEDECOLLECTE([.N59];[.O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2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Pasteur</text:p>
          </table:table-cell>
          <table:table-cell office:value-type="string">
            <text:p>Pasteur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5398884722 , -1.48643906084673]</text:p>
          </table:table-cell>
          <table:table-cell table:formula="of:=JSONCOLLAT([.M60])" office:value-type="string" office:string-value="47.2065398884722">
            <text:p>47.2065398884722</text:p>
          </table:table-cell>
          <table:table-cell table:formula="of:=JSONCOLLONG([.M60])" office:value-type="string" office:string-value="-1.48643906084673">
            <text:p>-1.48643906084673</text:p>
          </table:table-cell>
          <table:table-cell table:formula="of:=REMPLACECOLONNESAERMODEDECOLLECTE([.N60];[.O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3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centre commercial la fontaine</text:p>
          </table:table-cell>
          <table:table-cell office:value-type="string">
            <text:p><text:s/></text:p>
          </table:table-cell>
          <table:table-cell office:value-type="string">
            <text:p>Rue de Beaugency</text:p>
          </table:table-cell>
          <table:table-cell office:value-type="string">
            <text:p>Beaugency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7302372582 , -1.49141048097265]</text:p>
          </table:table-cell>
          <table:table-cell table:formula="of:=JSONCOLLAT([.M61])" office:value-type="string" office:string-value="47.2037302372582">
            <text:p>47.2037302372582</text:p>
          </table:table-cell>
          <table:table-cell table:formula="of:=JSONCOLLONG([.M61])" office:value-type="string" office:string-value="-1.49141048097265">
            <text:p>-1.49141048097265</text:p>
          </table:table-cell>
          <table:table-cell table:formula="of:=REMPLACECOLONNESAERMODEDECOLLECTE([.N61];[.O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Roussillon</text:p>
          </table:table-cell>
          <table:table-cell office:value-type="string">
            <text:p>Roussill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335543823 , -1.48747899779569]</text:p>
          </table:table-cell>
          <table:table-cell table:formula="of:=JSONCOLLAT([.M62])" office:value-type="string" office:string-value="47.203335543823">
            <text:p>47.203335543823</text:p>
          </table:table-cell>
          <table:table-cell table:formula="of:=JSONCOLLONG([.M62])" office:value-type="string" office:string-value="-1.48747899779569">
            <text:p>-1.48747899779569</text:p>
          </table:table-cell>
          <table:table-cell table:formula="of:=REMPLACECOLONNESAERMODEDECOLLECTE([.N62];[.O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5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Saintonge</text:p>
          </table:table-cell>
          <table:table-cell office:value-type="string">
            <text:p>Saintong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14926291007 , -1.49549426073922]</text:p>
          </table:table-cell>
          <table:table-cell table:formula="of:=JSONCOLLAT([.M63])" office:value-type="string" office:string-value="47.2014926291007">
            <text:p>47.2014926291007</text:p>
          </table:table-cell>
          <table:table-cell table:formula="of:=JSONCOLLONG([.M63])" office:value-type="string" office:string-value="-1.49549426073922">
            <text:p>-1.49549426073922</text:p>
          </table:table-cell>
          <table:table-cell table:formula="of:=REMPLACECOLONNESAERMODEDECOLLECTE([.N63];[.O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èdres</text:p>
          </table:table-cell>
          <table:table-cell office:value-type="string">
            <text:p>Cèdr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0535138791 , -1.50066693591014]</text:p>
          </table:table-cell>
          <table:table-cell table:formula="of:=JSONCOLLAT([.M64])" office:value-type="string" office:string-value="47.1990535138791">
            <text:p>47.1990535138791</text:p>
          </table:table-cell>
          <table:table-cell table:formula="of:=JSONCOLLONG([.M64])" office:value-type="string" office:string-value="-1.50066693591014">
            <text:p>-1.50066693591014</text:p>
          </table:table-cell>
          <table:table-cell table:formula="of:=REMPLACECOLONNESAERMODEDECOLLECTE([.N64];[.O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urneau</text:p>
          </table:table-cell>
          <table:table-cell office:value-type="string">
            <text:p>Lour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5893686301 , -1.4890190606141]</text:p>
          </table:table-cell>
          <table:table-cell table:formula="of:=JSONCOLLAT([.M65])" office:value-type="string" office:string-value="47.1995893686301">
            <text:p>47.1995893686301</text:p>
          </table:table-cell>
          <table:table-cell table:formula="of:=JSONCOLLONG([.M65])" office:value-type="string" office:string-value="-1.4890190606141">
            <text:p>-1.4890190606141</text:p>
          </table:table-cell>
          <table:table-cell table:formula="of:=REMPLACECOLONNESAERMODEDECOLLECTE([.N65];[.O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urneau</text:p>
          </table:table-cell>
          <table:table-cell office:value-type="string">
            <text:p>Lour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8017366472 , -1.49110685765479]</text:p>
          </table:table-cell>
          <table:table-cell table:formula="of:=JSONCOLLAT([.M66])" office:value-type="string" office:string-value="47.1998017366472">
            <text:p>47.1998017366472</text:p>
          </table:table-cell>
          <table:table-cell table:formula="of:=JSONCOLLONG([.M66])" office:value-type="string" office:string-value="-1.49110685765479">
            <text:p>-1.49110685765479</text:p>
          </table:table-cell>
          <table:table-cell table:formula="of:=REMPLACECOLONNESAERMODEDECOLLECTE([.N66];[.O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aix</text:p>
          </table:table-cell>
          <table:table-cell office:value-type="string">
            <text:p>Paix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52450814463 , -1.49753124263144]</text:p>
          </table:table-cell>
          <table:table-cell table:formula="of:=JSONCOLLAT([.M67])" office:value-type="string" office:string-value="47.1952450814463">
            <text:p>47.1952450814463</text:p>
          </table:table-cell>
          <table:table-cell table:formula="of:=JSONCOLLONG([.M67])" office:value-type="string" office:string-value="-1.49753124263144">
            <text:p>-1.49753124263144</text:p>
          </table:table-cell>
          <table:table-cell table:formula="of:=REMPLACECOLONNESAERMODEDECOLLECTE([.N67];[.O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64813656312 , -1.4901397391548]</text:p>
          </table:table-cell>
          <table:table-cell table:formula="of:=JSONCOLLAT([.M68])" office:value-type="string" office:string-value="47.1964813656312">
            <text:p>47.1964813656312</text:p>
          </table:table-cell>
          <table:table-cell table:formula="of:=JSONCOLLONG([.M68])" office:value-type="string" office:string-value="-1.4901397391548">
            <text:p>-1.4901397391548</text:p>
          </table:table-cell>
          <table:table-cell table:formula="of:=REMPLACECOLONNESAERMODEDECOLLECTE([.N68];[.O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Ctre Social</text:p>
          </table:table-cell>
          <table:table-cell office:value-type="string">
            <text:p><text:s/></text:p>
          </table:table-cell>
          <table:table-cell office:value-type="string">
            <text:p>Rue des Gripôts</text:p>
          </table:table-cell>
          <table:table-cell office:value-type="string">
            <text:p>Gripôt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53109151319 , -1.49039819341115]</text:p>
          </table:table-cell>
          <table:table-cell table:formula="of:=JSONCOLLAT([.M69])" office:value-type="string" office:string-value="47.1953109151319">
            <text:p>47.1953109151319</text:p>
          </table:table-cell>
          <table:table-cell table:formula="of:=JSONCOLLONG([.M69])" office:value-type="string" office:string-value="-1.49039819341115">
            <text:p>-1.49039819341115</text:p>
          </table:table-cell>
          <table:table-cell table:formula="of:=REMPLACECOLONNESAERMODEDECOLLECTE([.N69];[.O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Amandiers</text:p>
          </table:table-cell>
          <table:table-cell office:value-type="string">
            <text:p>Amandier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53190387195 , -1.48461894800786]</text:p>
          </table:table-cell>
          <table:table-cell table:formula="of:=JSONCOLLAT([.M70])" office:value-type="string" office:string-value="47.1953190387195">
            <text:p>47.1953190387195</text:p>
          </table:table-cell>
          <table:table-cell table:formula="of:=JSONCOLLONG([.M70])" office:value-type="string" office:string-value="-1.48461894800786">
            <text:p>-1.48461894800786</text:p>
          </table:table-cell>
          <table:table-cell table:formula="of:=REMPLACECOLONNESAERMODEDECOLLECTE([.N70];[.O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 Cottée</text:p>
          </table:table-cell>
          <table:table-cell office:value-type="string">
            <text:p>Cotté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2838947498 , -1.47992781343163]</text:p>
          </table:table-cell>
          <table:table-cell table:formula="of:=JSONCOLLAT([.M71])" office:value-type="string" office:string-value="47.1932838947498">
            <text:p>47.1932838947498</text:p>
          </table:table-cell>
          <table:table-cell table:formula="of:=JSONCOLLONG([.M71])" office:value-type="string" office:string-value="-1.47992781343163">
            <text:p>-1.47992781343163</text:p>
          </table:table-cell>
          <table:table-cell table:formula="of:=REMPLACECOLONNESAERMODEDECOLLECTE([.N71];[.O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roix des Landes</text:p>
          </table:table-cell>
          <table:table-cell office:value-type="string">
            <text:p>Croix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065234819 , -1.47639885995433]</text:p>
          </table:table-cell>
          <table:table-cell table:formula="of:=JSONCOLLAT([.M72])" office:value-type="string" office:string-value="47.194065234819">
            <text:p>47.194065234819</text:p>
          </table:table-cell>
          <table:table-cell table:formula="of:=JSONCOLLONG([.M72])" office:value-type="string" office:string-value="-1.47639885995433">
            <text:p>-1.47639885995433</text:p>
          </table:table-cell>
          <table:table-cell table:formula="of:=REMPLACECOLONNESAERMODEDECOLLECTE([.N72];[.O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5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ESCALL</text:p>
          </table:table-cell>
          <table:table-cell office:value-type="string">
            <text:p><text:s/></text:p>
          </table:table-cell>
          <table:table-cell office:value-type="string">
            <text:p>Rue des Berlaguts</text:p>
          </table:table-cell>
          <table:table-cell office:value-type="string">
            <text:p>Berlagut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03837581612 , -1.50434746444558]</text:p>
          </table:table-cell>
          <table:table-cell table:formula="of:=JSONCOLLAT([.M73])" office:value-type="string" office:string-value="47.2003837581612">
            <text:p>47.2003837581612</text:p>
          </table:table-cell>
          <table:table-cell table:formula="of:=JSONCOLLONG([.M73])" office:value-type="string" office:string-value="-1.50434746444558">
            <text:p>-1.50434746444558</text:p>
          </table:table-cell>
          <table:table-cell table:formula="of:=REMPLACECOLONNESAERMODEDECOLLECTE([.N73];[.O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Boulodrome</text:p>
          </table:table-cell>
          <table:table-cell office:value-type="string">
            <text:p><text:s/></text:p>
          </table:table-cell>
          <table:table-cell office:value-type="string">
            <text:p>Rue de la Lourneau</text:p>
          </table:table-cell>
          <table:table-cell office:value-type="string">
            <text:p>Lourneau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375454724 , -1.4855459085259]</text:p>
          </table:table-cell>
          <table:table-cell table:formula="of:=JSONCOLLAT([.M74])" office:value-type="string" office:string-value="47.199375454724">
            <text:p>47.199375454724</text:p>
          </table:table-cell>
          <table:table-cell table:formula="of:=JSONCOLLONG([.M74])" office:value-type="string" office:string-value="-1.4855459085259">
            <text:p>-1.4855459085259</text:p>
          </table:table-cell>
          <table:table-cell table:formula="of:=REMPLACECOLONNESAERMODEDECOLLECTE([.N74];[.O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7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Nicolas Appert</text:p>
          </table:table-cell>
          <table:table-cell office:value-type="string">
            <text:p>Appert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11485945434 , -1.48827963561676]</text:p>
          </table:table-cell>
          <table:table-cell table:formula="of:=JSONCOLLAT([.M75])" office:value-type="string" office:string-value="47.1911485945434">
            <text:p>47.1911485945434</text:p>
          </table:table-cell>
          <table:table-cell table:formula="of:=JSONCOLLONG([.M75])" office:value-type="string" office:string-value="-1.48827963561676">
            <text:p>-1.48827963561676</text:p>
          </table:table-cell>
          <table:table-cell table:formula="of:=REMPLACECOLONNESAERMODEDECOLLECTE([.N75];[.O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8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 U</text:p>
          </table:table-cell>
          <table:table-cell office:value-type="string">
            <text:p><text:s/></text:p>
          </table:table-cell>
          <table:table-cell office:value-type="string">
            <text:p>Rue des Becques</text:p>
          </table:table-cell>
          <table:table-cell office:value-type="string">
            <text:p>Becqu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6719969269 , -1.50897920291751]</text:p>
          </table:table-cell>
          <table:table-cell table:formula="of:=JSONCOLLAT([.M76])" office:value-type="string" office:string-value="47.2086719969269">
            <text:p>47.2086719969269</text:p>
          </table:table-cell>
          <table:table-cell table:formula="of:=JSONCOLLONG([.M76])" office:value-type="string" office:string-value="-1.50897920291751">
            <text:p>-1.50897920291751</text:p>
          </table:table-cell>
          <table:table-cell table:formula="of:=REMPLACECOLONNESAERMODEDECOLLECTE([.N76];[.O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9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 U</text:p>
          </table:table-cell>
          <table:table-cell office:value-type="string">
            <text:p><text:s/></text:p>
          </table:table-cell>
          <table:table-cell office:value-type="string">
            <text:p>Rue des Becques</text:p>
          </table:table-cell>
          <table:table-cell office:value-type="string">
            <text:p>Becqu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6914042181 , -1.50898514000672]</text:p>
          </table:table-cell>
          <table:table-cell table:formula="of:=JSONCOLLAT([.M77])" office:value-type="string" office:string-value="47.2086914042181">
            <text:p>47.2086914042181</text:p>
          </table:table-cell>
          <table:table-cell table:formula="of:=JSONCOLLONG([.M77])" office:value-type="string" office:string-value="-1.50898514000672">
            <text:p>-1.50898514000672</text:p>
          </table:table-cell>
          <table:table-cell table:formula="of:=REMPLACECOLONNESAERMODEDECOLLECTE([.N77];[.O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Aristide Briand</text:p>
          </table:table-cell>
          <table:table-cell office:value-type="string">
            <text:p>Briand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03199557669 , -1.51791349265608]</text:p>
          </table:table-cell>
          <table:table-cell table:formula="of:=JSONCOLLAT([.M78])" office:value-type="string" office:string-value="47.1903199557669">
            <text:p>47.1903199557669</text:p>
          </table:table-cell>
          <table:table-cell table:formula="of:=JSONCOLLONG([.M78])" office:value-type="string" office:string-value="-1.51791349265608">
            <text:p>-1.51791349265608</text:p>
          </table:table-cell>
          <table:table-cell table:formula="of:=REMPLACECOLONNESAERMODEDECOLLECTE([.N78];[.O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centre commercial la fontaine</text:p>
          </table:table-cell>
          <table:table-cell office:value-type="string">
            <text:p><text:s/></text:p>
          </table:table-cell>
          <table:table-cell office:value-type="string">
            <text:p>Rue de Beaugency</text:p>
          </table:table-cell>
          <table:table-cell office:value-type="string">
            <text:p>Beaugency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7396784193 , -1.49143689544526]</text:p>
          </table:table-cell>
          <table:table-cell table:formula="of:=JSONCOLLAT([.M79])" office:value-type="string" office:string-value="47.2037396784193">
            <text:p>47.2037396784193</text:p>
          </table:table-cell>
          <table:table-cell table:formula="of:=JSONCOLLONG([.M79])" office:value-type="string" office:string-value="-1.49143689544526">
            <text:p>-1.49143689544526</text:p>
          </table:table-cell>
          <table:table-cell table:formula="of:=REMPLACECOLONNESAERMODEDECOLLECTE([.N79];[.O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2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salle des fêtes</text:p>
          </table:table-cell>
          <table:table-cell office:value-type="string">
            <text:p><text:s/></text:p>
          </table:table-cell>
          <table:table-cell office:value-type="string">
            <text:p>Rue de la Noë Cottée</text:p>
          </table:table-cell>
          <table:table-cell office:value-type="string">
            <text:p>Cotté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05817148094 , -1.48129125281078]</text:p>
          </table:table-cell>
          <table:table-cell table:formula="of:=JSONCOLLAT([.M80])" office:value-type="string" office:string-value="47.1905817148094">
            <text:p>47.1905817148094</text:p>
          </table:table-cell>
          <table:table-cell table:formula="of:=JSONCOLLONG([.M80])" office:value-type="string" office:string-value="-1.48129125281078">
            <text:p>-1.48129125281078</text:p>
          </table:table-cell>
          <table:table-cell table:formula="of:=REMPLACECOLONNESAERMODEDECOLLECTE([.N80];[.O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3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 office:value-type="string">
            <text:p>Ligue de Football</text:p>
          </table:table-cell>
          <table:table-cell office:value-type="string">
            <text:p><text:s/></text:p>
          </table:table-cell>
          <table:table-cell office:value-type="string">
            <text:p>Rue de la Savarière</text:p>
          </table:table-cell>
          <table:table-cell office:value-type="string">
            <text:p>Savarièr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10905530308 , -1.49420227318757]</text:p>
          </table:table-cell>
          <table:table-cell table:formula="of:=JSONCOLLAT([.M81])" office:value-type="string" office:string-value="47.2110905530308">
            <text:p>47.2110905530308</text:p>
          </table:table-cell>
          <table:table-cell table:formula="of:=JSONCOLLONG([.M81])" office:value-type="string" office:string-value="-1.49420227318757">
            <text:p>-1.49420227318757</text:p>
          </table:table-cell>
          <table:table-cell table:formula="of:=REMPLACECOLONNESAERMODEDECOLLECTE([.N81];[.O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4</text:p>
          </table:table-cell>
          <table:table-cell office:value-type="string">
            <text:p>Emb. ménager</text:p>
          </table:table-cell>
          <table:table-cell office:value-type="float" office:value="3">
            <text:p>3</text:p>
          </table:table-cell>
          <table:table-cell office:value-type="string">
            <text:p>Déchèterie de Saint Sébast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50918465 , -1.48355603567979]</text:p>
          </table:table-cell>
          <table:table-cell table:formula="of:=JSONCOLLAT([.M82])" office:value-type="string" office:string-value="47.1994950918465">
            <text:p>47.1994950918465</text:p>
          </table:table-cell>
          <table:table-cell table:formula="of:=JSONCOLLONG([.M82])" office:value-type="string" office:string-value="-1.48355603567979">
            <text:p>-1.48355603567979</text:p>
          </table:table-cell>
          <table:table-cell table:formula="of:=REMPLACECOLONNESAERMODEDECOLLECTE([.N82];[.O8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5</text:p>
          </table:table-cell>
          <table:table-cell office:value-type="string">
            <text:p>Emb. ménager</text:p>
          </table:table-cell>
          <table:table-cell office:value-type="float" office:value="3">
            <text:p>3</text:p>
          </table:table-cell>
          <table:table-cell office:value-type="string">
            <text:p>Déchèterie de Saint Sébast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59490215 , -1.48359243166905]</text:p>
          </table:table-cell>
          <table:table-cell table:formula="of:=JSONCOLLAT([.M83])" office:value-type="string" office:string-value="47.1994959490215">
            <text:p>47.1994959490215</text:p>
          </table:table-cell>
          <table:table-cell table:formula="of:=JSONCOLLONG([.M83])" office:value-type="string" office:string-value="-1.48359243166905">
            <text:p>-1.48359243166905</text:p>
          </table:table-cell>
          <table:table-cell table:formula="of:=REMPLACECOLONNESAERMODEDECOLLECTE([.N83];[.O83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Déchèterie Vertou</text:p>
          </table:table-cell>
          <table:table-cell office:value-type="string">
            <text:p><text:s/></text:p>
          </table:table-cell>
          <table:table-cell office:value-type="string">
            <text:p>Allée des Cadets</text:p>
          </table:table-cell>
          <table:table-cell office:value-type="string">
            <text:p>Cade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6469434324 , -1.46060483985121]</text:p>
          </table:table-cell>
          <table:table-cell table:formula="of:=JSONCOLLAT([.M84])" office:value-type="string" office:string-value="47.1786469434324">
            <text:p>47.1786469434324</text:p>
          </table:table-cell>
          <table:table-cell table:formula="of:=JSONCOLLONG([.M84])" office:value-type="string" office:string-value="-1.46060483985121">
            <text:p>-1.46060483985121</text:p>
          </table:table-cell>
          <table:table-cell table:formula="of:=REMPLACECOLONNESAERMODEDECOLLECTE([.N84];[.O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7</text:p>
          </table:table-cell>
          <table:table-cell office:value-type="string">
            <text:p>verre</text:p>
          </table:table-cell>
          <table:table-cell office:value-type="float" office:value="2.75">
            <text:p>2,75</text:p>
          </table:table-cell>
          <table:table-cell/>
          <table:table-cell office:value-type="string">
            <text:p><text:s/></text:p>
          </table:table-cell>
          <table:table-cell office:value-type="string">
            <text:p>Lieu-dit Le Taillis</text:p>
          </table:table-cell>
          <table:table-cell office:value-type="string">
            <text:p>Tailli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305362425127 , -1.51611470980933]</text:p>
          </table:table-cell>
          <table:table-cell table:formula="of:=JSONCOLLAT([.M85])" office:value-type="string" office:string-value="47.1305362425127">
            <text:p>47.1305362425127</text:p>
          </table:table-cell>
          <table:table-cell table:formula="of:=JSONCOLLONG([.M85])" office:value-type="string" office:string-value="-1.51611470980933">
            <text:p>-1.51611470980933</text:p>
          </table:table-cell>
          <table:table-cell table:formula="of:=REMPLACECOLONNESAERMODEDECOLLECTE([.N85];[.O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8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Centre Technique Municipal</text:p>
          </table:table-cell>
          <table:table-cell office:value-type="string">
            <text:p><text:s/></text:p>
          </table:table-cell>
          <table:table-cell office:value-type="string">
            <text:p>Rue de la Maillardière</text:p>
          </table:table-cell>
          <table:table-cell office:value-type="string">
            <text:p>Maillard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91078279889 , -1.52194733193615]</text:p>
          </table:table-cell>
          <table:table-cell table:formula="of:=JSONCOLLAT([.M86])" office:value-type="string" office:string-value="47.1591078279889">
            <text:p>47.1591078279889</text:p>
          </table:table-cell>
          <table:table-cell table:formula="of:=JSONCOLLONG([.M86])" office:value-type="string" office:string-value="-1.52194733193615">
            <text:p>-1.52194733193615</text:p>
          </table:table-cell>
          <table:table-cell table:formula="of:=REMPLACECOLONNESAERMODEDECOLLECTE([.N86];[.O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9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'Orcerie</text:p>
          </table:table-cell>
          <table:table-cell office:value-type="string">
            <text:p>Orceri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97384606423 , -1.51947836531761]</text:p>
          </table:table-cell>
          <table:table-cell table:formula="of:=JSONCOLLAT([.M87])" office:value-type="string" office:string-value="47.1597384606423">
            <text:p>47.1597384606423</text:p>
          </table:table-cell>
          <table:table-cell table:formula="of:=JSONCOLLONG([.M87])" office:value-type="string" office:string-value="-1.51947836531761">
            <text:p>-1.51947836531761</text:p>
          </table:table-cell>
          <table:table-cell table:formula="of:=REMPLACECOLONNESAERMODEDECOLLECTE([.N87];[.O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che Thiraud</text:p>
          </table:table-cell>
          <table:table-cell office:value-type="string">
            <text:p>Thirau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1838900062 , -1.54663865726633]</text:p>
          </table:table-cell>
          <table:table-cell table:formula="of:=JSONCOLLAT([.M88])" office:value-type="string" office:string-value="47.161838900062">
            <text:p>47.161838900062</text:p>
          </table:table-cell>
          <table:table-cell table:formula="of:=JSONCOLLONG([.M88])" office:value-type="string" office:string-value="-1.54663865726633">
            <text:p>-1.54663865726633</text:p>
          </table:table-cell>
          <table:table-cell table:formula="of:=REMPLACECOLONNESAERMODEDECOLLECTE([.N88];[.O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Martin Luther King</text:p>
          </table:table-cell>
          <table:table-cell office:value-type="string">
            <text:p>King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21794886682 , -1.5461541313793]</text:p>
          </table:table-cell>
          <table:table-cell table:formula="of:=JSONCOLLAT([.M89])" office:value-type="string" office:string-value="47.1921794886682">
            <text:p>47.1921794886682</text:p>
          </table:table-cell>
          <table:table-cell table:formula="of:=JSONCOLLONG([.M89])" office:value-type="string" office:string-value="-1.5461541313793">
            <text:p>-1.5461541313793</text:p>
          </table:table-cell>
          <table:table-cell table:formula="of:=REMPLACECOLONNESAERMODEDECOLLECTE([.N89];[.O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Cassin</text:p>
          </table:table-cell>
          <table:table-cell office:value-type="string">
            <text:p>Cassi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15738927065 , -1.54513986203301]</text:p>
          </table:table-cell>
          <table:table-cell table:formula="of:=JSONCOLLAT([.M90])" office:value-type="string" office:string-value="47.1915738927065">
            <text:p>47.1915738927065</text:p>
          </table:table-cell>
          <table:table-cell table:formula="of:=JSONCOLLONG([.M90])" office:value-type="string" office:string-value="-1.54513986203301">
            <text:p>-1.54513986203301</text:p>
          </table:table-cell>
          <table:table-cell table:formula="of:=REMPLACECOLONNESAERMODEDECOLLECTE([.N90];[.O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Barbeau</text:p>
          </table:table-cell>
          <table:table-cell office:value-type="string">
            <text:p>Barbeau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19621412316 , -1.54935672596391]</text:p>
          </table:table-cell>
          <table:table-cell table:formula="of:=JSONCOLLAT([.M91])" office:value-type="string" office:string-value="47.1919621412316">
            <text:p>47.1919621412316</text:p>
          </table:table-cell>
          <table:table-cell table:formula="of:=JSONCOLLONG([.M91])" office:value-type="string" office:string-value="-1.54935672596391">
            <text:p>-1.54935672596391</text:p>
          </table:table-cell>
          <table:table-cell table:formula="of:=REMPLACECOLONNESAERMODEDECOLLECTE([.N91];[.O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Garand</text:p>
          </table:table-cell>
          <table:table-cell office:value-type="string">
            <text:p>Garan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91972290532 , -1.55208383972591]</text:p>
          </table:table-cell>
          <table:table-cell table:formula="of:=JSONCOLLAT([.M92])" office:value-type="string" office:string-value="47.191972290532">
            <text:p>47.191972290532</text:p>
          </table:table-cell>
          <table:table-cell table:formula="of:=JSONCOLLONG([.M92])" office:value-type="string" office:string-value="-1.55208383972591">
            <text:p>-1.55208383972591</text:p>
          </table:table-cell>
          <table:table-cell table:formula="of:=REMPLACECOLONNESAERMODEDECOLLECTE([.N92];[.O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Emile Zola</text:p>
          </table:table-cell>
          <table:table-cell office:value-type="string">
            <text:p>Zola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10287380501 , -1.55869414112073]</text:p>
          </table:table-cell>
          <table:table-cell table:formula="of:=JSONCOLLAT([.M93])" office:value-type="string" office:string-value="47.1910287380501">
            <text:p>47.1910287380501</text:p>
          </table:table-cell>
          <table:table-cell table:formula="of:=JSONCOLLONG([.M93])" office:value-type="string" office:string-value="-1.55869414112073">
            <text:p>-1.55869414112073</text:p>
          </table:table-cell>
          <table:table-cell table:formula="of:=REMPLACECOLONNESAERMODEDECOLLECTE([.N93];[.O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6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Emile Zola</text:p>
          </table:table-cell>
          <table:table-cell office:value-type="string">
            <text:p>Zola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12165397666 , -1.56122677068455]</text:p>
          </table:table-cell>
          <table:table-cell table:formula="of:=JSONCOLLAT([.M94])" office:value-type="string" office:string-value="47.1912165397666">
            <text:p>47.1912165397666</text:p>
          </table:table-cell>
          <table:table-cell table:formula="of:=JSONCOLLONG([.M94])" office:value-type="string" office:string-value="-1.56122677068455">
            <text:p>-1.56122677068455</text:p>
          </table:table-cell>
          <table:table-cell table:formula="of:=REMPLACECOLONNESAERMODEDECOLLECTE([.N94];[.O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Barbusse</text:p>
          </table:table-cell>
          <table:table-cell office:value-type="string">
            <text:p>Barbuss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00022786153 , -1.56063881344257]</text:p>
          </table:table-cell>
          <table:table-cell table:formula="of:=JSONCOLLAT([.M95])" office:value-type="string" office:string-value="47.1900022786153">
            <text:p>47.1900022786153</text:p>
          </table:table-cell>
          <table:table-cell table:formula="of:=JSONCOLLONG([.M95])" office:value-type="string" office:string-value="-1.56063881344257">
            <text:p>-1.56063881344257</text:p>
          </table:table-cell>
          <table:table-cell table:formula="of:=REMPLACECOLONNESAERMODEDECOLLECTE([.N95];[.O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Quai Surcouf</text:p>
          </table:table-cell>
          <table:table-cell office:value-type="string">
            <text:p>Surcouf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Trentemoult</text:p>
          </table:table-cell>
          <table:table-cell office:value-type="string">
            <text:p>Loire, Sèvre et Vignoble</text:p>
          </table:table-cell>
          <table:table-cell office:value-type="string">
            <text:p>[ 47.1950660995922 , -1.57749558800748]</text:p>
          </table:table-cell>
          <table:table-cell table:formula="of:=JSONCOLLAT([.M96])" office:value-type="string" office:string-value="47.1950660995922">
            <text:p>47.1950660995922</text:p>
          </table:table-cell>
          <table:table-cell table:formula="of:=JSONCOLLONG([.M96])" office:value-type="string" office:string-value="-1.57749558800748">
            <text:p>-1.57749558800748</text:p>
          </table:table-cell>
          <table:table-cell table:formula="of:=REMPLACECOLONNESAERMODEDECOLLECTE([.N96];[.O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 Corbusier</text:p>
          </table:table-cell>
          <table:table-cell office:value-type="string">
            <text:p>Le Corbusi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893529527362 , -1.56920933359522]</text:p>
          </table:table-cell>
          <table:table-cell table:formula="of:=JSONCOLLAT([.M97])" office:value-type="string" office:string-value="47.1893529527362">
            <text:p>47.1893529527362</text:p>
          </table:table-cell>
          <table:table-cell table:formula="of:=JSONCOLLONG([.M97])" office:value-type="string" office:string-value="-1.56920933359522">
            <text:p>-1.56920933359522</text:p>
          </table:table-cell>
          <table:table-cell table:formula="of:=REMPLACECOLONNESAERMODEDECOLLECTE([.N97];[.O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0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du Parc des Mahaudières</text:p>
          </table:table-cell>
          <table:table-cell office:value-type="string">
            <text:p>Parc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7526333925 , -1.56266402498126]</text:p>
          </table:table-cell>
          <table:table-cell table:formula="of:=JSONCOLLAT([.M98])" office:value-type="string" office:string-value="47.187526333925">
            <text:p>47.187526333925</text:p>
          </table:table-cell>
          <table:table-cell table:formula="of:=JSONCOLLONG([.M98])" office:value-type="string" office:string-value="-1.56266402498126">
            <text:p>-1.56266402498126</text:p>
          </table:table-cell>
          <table:table-cell table:formula="of:=REMPLACECOLONNESAERMODEDECOLLECTE([.N98];[.O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venue Alexandre Plancher</text:p>
          </table:table-cell>
          <table:table-cell office:value-type="string">
            <text:p>Planch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74760477012 , -1.55960572458257]</text:p>
          </table:table-cell>
          <table:table-cell table:formula="of:=JSONCOLLAT([.M99])" office:value-type="string" office:string-value="47.1874760477012">
            <text:p>47.1874760477012</text:p>
          </table:table-cell>
          <table:table-cell table:formula="of:=JSONCOLLONG([.M99])" office:value-type="string" office:string-value="-1.55960572458257">
            <text:p>-1.55960572458257</text:p>
          </table:table-cell>
          <table:table-cell table:formula="of:=REMPLACECOLONNESAERMODEDECOLLECTE([.N99];[.O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Clair</text:p>
          </table:table-cell>
          <table:table-cell office:value-type="string">
            <text:p>Clai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67599695367 , -1.55804750488661]</text:p>
          </table:table-cell>
          <table:table-cell table:formula="of:=JSONCOLLAT([.M100])" office:value-type="string" office:string-value="47.1867599695367">
            <text:p>47.1867599695367</text:p>
          </table:table-cell>
          <table:table-cell table:formula="of:=JSONCOLLONG([.M100])" office:value-type="string" office:string-value="-1.55804750488661">
            <text:p>-1.55804750488661</text:p>
          </table:table-cell>
          <table:table-cell table:formula="of:=REMPLACECOLONNESAERMODEDECOLLECTE([.N100];[.O1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Léard</text:p>
          </table:table-cell>
          <table:table-cell office:value-type="string">
            <text:p>Léar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77172537013 , -1.55420878029741]</text:p>
          </table:table-cell>
          <table:table-cell table:formula="of:=JSONCOLLAT([.M101])" office:value-type="string" office:string-value="47.1877172537013">
            <text:p>47.1877172537013</text:p>
          </table:table-cell>
          <table:table-cell table:formula="of:=JSONCOLLONG([.M101])" office:value-type="string" office:string-value="-1.55420878029741">
            <text:p>-1.55420878029741</text:p>
          </table:table-cell>
          <table:table-cell table:formula="of:=REMPLACECOLONNESAERMODEDECOLLECTE([.N101];[.O1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Lieutenant de Monti</text:p>
          </table:table-cell>
          <table:table-cell office:value-type="string">
            <text:p>Monti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60674243798 , -1.55539515656341]</text:p>
          </table:table-cell>
          <table:table-cell table:formula="of:=JSONCOLLAT([.M102])" office:value-type="string" office:string-value="47.1860674243798">
            <text:p>47.1860674243798</text:p>
          </table:table-cell>
          <table:table-cell table:formula="of:=JSONCOLLONG([.M102])" office:value-type="string" office:string-value="-1.55539515656341">
            <text:p>-1.55539515656341</text:p>
          </table:table-cell>
          <table:table-cell table:formula="of:=REMPLACECOLONNESAERMODEDECOLLECTE([.N102];[.O1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5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'Ancenis</text:p>
          </table:table-cell>
          <table:table-cell office:value-type="string">
            <text:p>Anceni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56292684944 , -1.56273776430713]</text:p>
          </table:table-cell>
          <table:table-cell table:formula="of:=JSONCOLLAT([.M103])" office:value-type="string" office:string-value="47.1856292684944">
            <text:p>47.1856292684944</text:p>
          </table:table-cell>
          <table:table-cell table:formula="of:=JSONCOLLONG([.M103])" office:value-type="string" office:string-value="-1.56273776430713">
            <text:p>-1.56273776430713</text:p>
          </table:table-cell>
          <table:table-cell table:formula="of:=REMPLACECOLONNESAERMODEDECOLLECTE([.N103];[.O1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'Acheneau</text:p>
          </table:table-cell>
          <table:table-cell office:value-type="string">
            <text:p>Acheneau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42736391235 , -1.56114358655296]</text:p>
          </table:table-cell>
          <table:table-cell table:formula="of:=JSONCOLLAT([.M104])" office:value-type="string" office:string-value="47.1842736391235">
            <text:p>47.1842736391235</text:p>
          </table:table-cell>
          <table:table-cell table:formula="of:=JSONCOLLONG([.M104])" office:value-type="string" office:string-value="-1.56114358655296">
            <text:p>-1.56114358655296</text:p>
          </table:table-cell>
          <table:table-cell table:formula="of:=REMPLACECOLONNESAERMODEDECOLLECTE([.N104];[.O1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7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Place Jean Perrin</text:p>
          </table:table-cell>
          <table:table-cell office:value-type="string">
            <text:p>Perri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18212353555 , -1.55847680046054]</text:p>
          </table:table-cell>
          <table:table-cell table:formula="of:=JSONCOLLAT([.M105])" office:value-type="string" office:string-value="47.1818212353555">
            <text:p>47.1818212353555</text:p>
          </table:table-cell>
          <table:table-cell table:formula="of:=JSONCOLLONG([.M105])" office:value-type="string" office:string-value="-1.55847680046054">
            <text:p>-1.55847680046054</text:p>
          </table:table-cell>
          <table:table-cell table:formula="of:=REMPLACECOLONNESAERMODEDECOLLECTE([.N105];[.O1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Bas Landreau</text:p>
          </table:table-cell>
          <table:table-cell office:value-type="string">
            <text:p>Ba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17466426318 , -1.56412744920607]</text:p>
          </table:table-cell>
          <table:table-cell table:formula="of:=JSONCOLLAT([.M106])" office:value-type="string" office:string-value="47.1817466426318">
            <text:p>47.1817466426318</text:p>
          </table:table-cell>
          <table:table-cell table:formula="of:=JSONCOLLONG([.M106])" office:value-type="string" office:string-value="-1.56412744920607">
            <text:p>-1.56412744920607</text:p>
          </table:table-cell>
          <table:table-cell table:formula="of:=REMPLACECOLONNESAERMODEDECOLLECTE([.N106];[.O1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9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et Lucien Leclerc</text:p>
          </table:table-cell>
          <table:table-cell office:value-type="string">
            <text:p>Leclerc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10402147019 , -1.54863365016882]</text:p>
          </table:table-cell>
          <table:table-cell table:formula="of:=JSONCOLLAT([.M107])" office:value-type="string" office:string-value="47.1810402147019">
            <text:p>47.1810402147019</text:p>
          </table:table-cell>
          <table:table-cell table:formula="of:=JSONCOLLONG([.M107])" office:value-type="string" office:string-value="-1.54863365016882">
            <text:p>-1.54863365016882</text:p>
          </table:table-cell>
          <table:table-cell table:formula="of:=REMPLACECOLONNESAERMODEDECOLLECTE([.N107];[.O1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ugustin Mouillé</text:p>
          </table:table-cell>
          <table:table-cell office:value-type="string">
            <text:p>Mouillé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88142590205 , -1.54851602055137]</text:p>
          </table:table-cell>
          <table:table-cell table:formula="of:=JSONCOLLAT([.M108])" office:value-type="string" office:string-value="47.1788142590205">
            <text:p>47.1788142590205</text:p>
          </table:table-cell>
          <table:table-cell table:formula="of:=JSONCOLLONG([.M108])" office:value-type="string" office:string-value="-1.54851602055137">
            <text:p>-1.54851602055137</text:p>
          </table:table-cell>
          <table:table-cell table:formula="of:=REMPLACECOLONNESAERMODEDECOLLECTE([.N108];[.O1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1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 U</text:p>
          </table:table-cell>
          <table:table-cell office:value-type="string">
            <text:p><text:s/></text:p>
          </table:table-cell>
          <table:table-cell office:value-type="string">
            <text:p>Rue de la Galarnière</text:p>
          </table:table-cell>
          <table:table-cell office:value-type="string">
            <text:p>Galarn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7719504265 , -1.55908495823339]</text:p>
          </table:table-cell>
          <table:table-cell table:formula="of:=JSONCOLLAT([.M109])" office:value-type="string" office:string-value="47.177719504265">
            <text:p>47.177719504265</text:p>
          </table:table-cell>
          <table:table-cell table:formula="of:=JSONCOLLONG([.M109])" office:value-type="string" office:string-value="-1.55908495823339">
            <text:p>-1.55908495823339</text:p>
          </table:table-cell>
          <table:table-cell table:formula="of:=REMPLACECOLONNESAERMODEDECOLLECTE([.N109];[.O1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e Morinière</text:p>
          </table:table-cell>
          <table:table-cell office:value-type="string">
            <text:p>Haut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Blordière</text:p>
          </table:table-cell>
          <table:table-cell office:value-type="string">
            <text:p>Loire, Sèvre et Vignoble</text:p>
          </table:table-cell>
          <table:table-cell office:value-type="string">
            <text:p>[ 47.1800279143069 , -1.53287615163157]</text:p>
          </table:table-cell>
          <table:table-cell table:formula="of:=JSONCOLLAT([.M110])" office:value-type="string" office:string-value="47.1800279143069">
            <text:p>47.1800279143069</text:p>
          </table:table-cell>
          <table:table-cell table:formula="of:=JSONCOLLONG([.M110])" office:value-type="string" office:string-value="-1.53287615163157">
            <text:p>-1.53287615163157</text:p>
          </table:table-cell>
          <table:table-cell table:formula="of:=REMPLACECOLONNESAERMODEDECOLLECTE([.N110];[.O1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Jouaud</text:p>
          </table:table-cell>
          <table:table-cell office:value-type="string">
            <text:p>Jouau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40703482016 , -1.55347748813797]</text:p>
          </table:table-cell>
          <table:table-cell table:formula="of:=JSONCOLLAT([.M111])" office:value-type="string" office:string-value="47.1740703482016">
            <text:p>47.1740703482016</text:p>
          </table:table-cell>
          <table:table-cell table:formula="of:=JSONCOLLONG([.M111])" office:value-type="string" office:string-value="-1.55347748813797">
            <text:p>-1.55347748813797</text:p>
          </table:table-cell>
          <table:table-cell table:formula="of:=REMPLACECOLONNESAERMODEDECOLLECTE([.N111];[.O1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enétais</text:p>
          </table:table-cell>
          <table:table-cell office:value-type="string">
            <text:p>Genétai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90608709673 , -1.55086806572924]</text:p>
          </table:table-cell>
          <table:table-cell table:formula="of:=JSONCOLLAT([.M112])" office:value-type="string" office:string-value="47.1690608709673">
            <text:p>47.1690608709673</text:p>
          </table:table-cell>
          <table:table-cell table:formula="of:=JSONCOLLONG([.M112])" office:value-type="string" office:string-value="-1.55086806572924">
            <text:p>-1.55086806572924</text:p>
          </table:table-cell>
          <table:table-cell table:formula="of:=REMPLACECOLONNESAERMODEDECOLLECTE([.N112];[.O1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Vivier</text:p>
          </table:table-cell>
          <table:table-cell office:value-type="string">
            <text:p>Vivi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50392708114 , -1.54203198292957]</text:p>
          </table:table-cell>
          <table:table-cell table:formula="of:=JSONCOLLAT([.M113])" office:value-type="string" office:string-value="47.1650392708114">
            <text:p>47.1650392708114</text:p>
          </table:table-cell>
          <table:table-cell table:formula="of:=JSONCOLLONG([.M113])" office:value-type="string" office:string-value="-1.54203198292957">
            <text:p>-1.54203198292957</text:p>
          </table:table-cell>
          <table:table-cell table:formula="of:=REMPLACECOLONNESAERMODEDECOLLECTE([.N113];[.O1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6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Maréchal De Lattre de Tassigny</text:p>
          </table:table-cell>
          <table:table-cell office:value-type="string">
            <text:p>De Latt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925308027453 , -1.56983026781269]</text:p>
          </table:table-cell>
          <table:table-cell table:formula="of:=JSONCOLLAT([.M114])" office:value-type="string" office:string-value="47.1925308027453">
            <text:p>47.1925308027453</text:p>
          </table:table-cell>
          <table:table-cell table:formula="of:=JSONCOLLONG([.M114])" office:value-type="string" office:string-value="-1.56983026781269">
            <text:p>-1.56983026781269</text:p>
          </table:table-cell>
          <table:table-cell table:formula="of:=REMPLACECOLONNESAERMODEDECOLLECTE([.N114];[.O1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Aragon</text:p>
          </table:table-cell>
          <table:table-cell office:value-type="string">
            <text:p>Arago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87338397279 , -1.54569987012532]</text:p>
          </table:table-cell>
          <table:table-cell table:formula="of:=JSONCOLLAT([.M115])" office:value-type="string" office:string-value="47.1887338397279">
            <text:p>47.1887338397279</text:p>
          </table:table-cell>
          <table:table-cell table:formula="of:=JSONCOLLONG([.M115])" office:value-type="string" office:string-value="-1.54569987012532">
            <text:p>-1.54569987012532</text:p>
          </table:table-cell>
          <table:table-cell table:formula="of:=REMPLACECOLONNESAERMODEDECOLLECTE([.N115];[.O1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Marguerites</text:p>
          </table:table-cell>
          <table:table-cell office:value-type="string">
            <text:p>Marguerite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827801457027 , -1.55419356934045]</text:p>
          </table:table-cell>
          <table:table-cell table:formula="of:=JSONCOLLAT([.M116])" office:value-type="string" office:string-value="47.1827801457027">
            <text:p>47.1827801457027</text:p>
          </table:table-cell>
          <table:table-cell table:formula="of:=JSONCOLLONG([.M116])" office:value-type="string" office:string-value="-1.55419356934045">
            <text:p>-1.55419356934045</text:p>
          </table:table-cell>
          <table:table-cell table:formula="of:=REMPLACECOLONNESAERMODEDECOLLECTE([.N116];[.O1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9</text:p>
          </table:table-cell>
          <table:table-cell office:value-type="string">
            <text:p>ver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mps Renaudins</text:p>
          </table:table-cell>
          <table:table-cell office:value-type="string">
            <text:p>Renaudin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809277479008 , -1.55279215569268]</text:p>
          </table:table-cell>
          <table:table-cell table:formula="of:=JSONCOLLAT([.M117])" office:value-type="string" office:string-value="47.1809277479008">
            <text:p>47.1809277479008</text:p>
          </table:table-cell>
          <table:table-cell table:formula="of:=JSONCOLLONG([.M117])" office:value-type="string" office:string-value="-1.55279215569268">
            <text:p>-1.55279215569268</text:p>
          </table:table-cell>
          <table:table-cell table:formula="of:=REMPLACECOLONNESAERMODEDECOLLECTE([.N117];[.O1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0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Utrillo</text:p>
          </table:table-cell>
          <table:table-cell office:value-type="string">
            <text:p>Utrillo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04547327751 , -1.56062038974587]</text:p>
          </table:table-cell>
          <table:table-cell table:formula="of:=JSONCOLLAT([.M118])" office:value-type="string" office:string-value="47.1804547327751">
            <text:p>47.1804547327751</text:p>
          </table:table-cell>
          <table:table-cell table:formula="of:=JSONCOLLONG([.M118])" office:value-type="string" office:string-value="-1.56062038974587">
            <text:p>-1.56062038974587</text:p>
          </table:table-cell>
          <table:table-cell table:formula="of:=REMPLACECOLONNESAERMODEDECOLLECTE([.N118];[.O1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Stade Léo Lagrange</text:p>
          </table:table-cell>
          <table:table-cell office:value-type="string">
            <text:p><text:s/></text:p>
          </table:table-cell>
          <table:table-cell office:value-type="string">
            <text:p>Avenue Léon Blum</text:p>
          </table:table-cell>
          <table:table-cell office:value-type="string">
            <text:p>Blum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29309356626 , -1.56986238728818]</text:p>
          </table:table-cell>
          <table:table-cell table:formula="of:=JSONCOLLAT([.M119])" office:value-type="string" office:string-value="47.1829309356626">
            <text:p>47.1829309356626</text:p>
          </table:table-cell>
          <table:table-cell table:formula="of:=JSONCOLLONG([.M119])" office:value-type="string" office:string-value="-1.56986238728818">
            <text:p>-1.56986238728818</text:p>
          </table:table-cell>
          <table:table-cell table:formula="of:=REMPLACECOLONNESAERMODEDECOLLECTE([.N119];[.O1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Halle de La Trocardière</text:p>
          </table:table-cell>
          <table:table-cell office:value-type="string">
            <text:p><text:s/></text:p>
          </table:table-cell>
          <table:table-cell office:value-type="string">
            <text:p>Rue de la Trocardière</text:p>
          </table:table-cell>
          <table:table-cell office:value-type="string">
            <text:p>Trocard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15717646202 , -1.57284780879198]</text:p>
          </table:table-cell>
          <table:table-cell table:formula="of:=JSONCOLLAT([.M120])" office:value-type="string" office:string-value="47.1815717646202">
            <text:p>47.1815717646202</text:p>
          </table:table-cell>
          <table:table-cell table:formula="of:=JSONCOLLONG([.M120])" office:value-type="string" office:string-value="-1.57284780879198">
            <text:p>-1.57284780879198</text:p>
          </table:table-cell>
          <table:table-cell table:formula="of:=REMPLACECOLONNESAERMODEDECOLLECTE([.N120];[.O1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osé Arribas</text:p>
          </table:table-cell>
          <table:table-cell office:value-type="string">
            <text:p>Arriba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790538224777 , -1.56831728413842]</text:p>
          </table:table-cell>
          <table:table-cell table:formula="of:=JSONCOLLAT([.M121])" office:value-type="string" office:string-value="47.1790538224777">
            <text:p>47.1790538224777</text:p>
          </table:table-cell>
          <table:table-cell table:formula="of:=JSONCOLLONG([.M121])" office:value-type="string" office:string-value="-1.56831728413842">
            <text:p>-1.56831728413842</text:p>
          </table:table-cell>
          <table:table-cell table:formula="of:=REMPLACECOLONNESAERMODEDECOLLECTE([.N121];[.O1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ristide Nogue</text:p>
          </table:table-cell>
          <table:table-cell office:value-type="string">
            <text:p>Nogu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03191887616 , -1.53731955620145]</text:p>
          </table:table-cell>
          <table:table-cell table:formula="of:=JSONCOLLAT([.M122])" office:value-type="string" office:string-value="47.1803191887616">
            <text:p>47.1803191887616</text:p>
          </table:table-cell>
          <table:table-cell table:formula="of:=JSONCOLLONG([.M122])" office:value-type="string" office:string-value="-1.53731955620145">
            <text:p>-1.53731955620145</text:p>
          </table:table-cell>
          <table:table-cell table:formula="of:=REMPLACECOLONNESAERMODEDECOLLECTE([.N122];[.O1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arc Ferrand</text:p>
          </table:table-cell>
          <table:table-cell office:value-type="string">
            <text:p>Ferran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Blordière</text:p>
          </table:table-cell>
          <table:table-cell office:value-type="string">
            <text:p>Loire, Sèvre et Vignoble</text:p>
          </table:table-cell>
          <table:table-cell office:value-type="string">
            <text:p>[ 47.1767322969949 , -1.5364925421433]</text:p>
          </table:table-cell>
          <table:table-cell table:formula="of:=JSONCOLLAT([.M123])" office:value-type="string" office:string-value="47.1767322969949">
            <text:p>47.1767322969949</text:p>
          </table:table-cell>
          <table:table-cell table:formula="of:=JSONCOLLONG([.M123])" office:value-type="string" office:string-value="-1.5364925421433">
            <text:p>-1.5364925421433</text:p>
          </table:table-cell>
          <table:table-cell table:formula="of:=REMPLACECOLONNESAERMODEDECOLLECTE([.N123];[.O1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6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Blanchet</text:p>
          </table:table-cell>
          <table:table-cell office:value-type="string">
            <text:p>Blanchet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718145282252 , -1.54218979249036]</text:p>
          </table:table-cell>
          <table:table-cell table:formula="of:=JSONCOLLAT([.M124])" office:value-type="string" office:string-value="47.1718145282252">
            <text:p>47.1718145282252</text:p>
          </table:table-cell>
          <table:table-cell table:formula="of:=JSONCOLLONG([.M124])" office:value-type="string" office:string-value="-1.54218979249036">
            <text:p>-1.54218979249036</text:p>
          </table:table-cell>
          <table:table-cell table:formula="of:=REMPLACECOLONNESAERMODEDECOLLECTE([.N124];[.O1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orbiers</text:p>
          </table:table-cell>
          <table:table-cell office:value-type="string">
            <text:p>Sorbier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82476745122 , -1.53932735689168]</text:p>
          </table:table-cell>
          <table:table-cell table:formula="of:=JSONCOLLAT([.M125])" office:value-type="string" office:string-value="47.1682476745122">
            <text:p>47.1682476745122</text:p>
          </table:table-cell>
          <table:table-cell table:formula="of:=JSONCOLLONG([.M125])" office:value-type="string" office:string-value="-1.53932735689168">
            <text:p>-1.53932735689168</text:p>
          </table:table-cell>
          <table:table-cell table:formula="of:=REMPLACECOLONNESAERMODEDECOLLECTE([.N125];[.O1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490444354 , -1.56977977987882]</text:p>
          </table:table-cell>
          <table:table-cell table:formula="of:=JSONCOLLAT([.M126])" office:value-type="string" office:string-value="47.2309490444354">
            <text:p>47.2309490444354</text:p>
          </table:table-cell>
          <table:table-cell table:formula="of:=JSONCOLLONG([.M126])" office:value-type="string" office:string-value="-1.56977977987882">
            <text:p>-1.56977977987882</text:p>
          </table:table-cell>
          <table:table-cell table:formula="of:=REMPLACECOLONNESAERMODEDECOLLECTE([.N126];[.O12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9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600546909 , -1.56975937472466]</text:p>
          </table:table-cell>
          <table:table-cell table:formula="of:=JSONCOLLAT([.M127])" office:value-type="string" office:string-value="47.2309600546909">
            <text:p>47.2309600546909</text:p>
          </table:table-cell>
          <table:table-cell table:formula="of:=JSONCOLLONG([.M127])" office:value-type="string" office:string-value="-1.56975937472466">
            <text:p>-1.56975937472466</text:p>
          </table:table-cell>
          <table:table-cell table:formula="of:=REMPLACECOLONNESAERMODEDECOLLECTE([.N127];[.O12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0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lleterie</text:p>
          </table:table-cell>
          <table:table-cell office:value-type="string">
            <text:p>Pellete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0558236011 , -1.56850003889229]</text:p>
          </table:table-cell>
          <table:table-cell table:formula="of:=JSONCOLLAT([.M128])" office:value-type="string" office:string-value="47.2260558236011">
            <text:p>47.2260558236011</text:p>
          </table:table-cell>
          <table:table-cell table:formula="of:=JSONCOLLONG([.M128])" office:value-type="string" office:string-value="-1.56850003889229">
            <text:p>-1.56850003889229</text:p>
          </table:table-cell>
          <table:table-cell table:formula="of:=REMPLACECOLONNESAERMODEDECOLLECTE([.N128];[.O1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1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lleterie</text:p>
          </table:table-cell>
          <table:table-cell office:value-type="string">
            <text:p>Pellete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0440344324 , -1.56848251579386]</text:p>
          </table:table-cell>
          <table:table-cell table:formula="of:=JSONCOLLAT([.M129])" office:value-type="string" office:string-value="47.2260440344324">
            <text:p>47.2260440344324</text:p>
          </table:table-cell>
          <table:table-cell table:formula="of:=JSONCOLLONG([.M129])" office:value-type="string" office:string-value="-1.56848251579386">
            <text:p>-1.56848251579386</text:p>
          </table:table-cell>
          <table:table-cell table:formula="of:=REMPLACECOLONNESAERMODEDECOLLECTE([.N129];[.O12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2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lleterie</text:p>
          </table:table-cell>
          <table:table-cell office:value-type="string">
            <text:p>Pellete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0530312532 , -1.56843015468684]</text:p>
          </table:table-cell>
          <table:table-cell table:formula="of:=JSONCOLLAT([.M130])" office:value-type="string" office:string-value="47.2260530312532">
            <text:p>47.2260530312532</text:p>
          </table:table-cell>
          <table:table-cell table:formula="of:=JSONCOLLONG([.M130])" office:value-type="string" office:string-value="-1.56843015468684">
            <text:p>-1.56843015468684</text:p>
          </table:table-cell>
          <table:table-cell table:formula="of:=REMPLACECOLONNESAERMODEDECOLLECTE([.N130];[.O13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Fernand Pineau Chaillou</text:p>
          </table:table-cell>
          <table:table-cell office:value-type="string">
            <text:p>Chaill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94924436199 , -1.57107842681343]</text:p>
          </table:table-cell>
          <table:table-cell table:formula="of:=JSONCOLLAT([.M131])" office:value-type="string" office:string-value="47.2694924436199">
            <text:p>47.2694924436199</text:p>
          </table:table-cell>
          <table:table-cell table:formula="of:=JSONCOLLONG([.M131])" office:value-type="string" office:string-value="-1.57107842681343">
            <text:p>-1.57107842681343</text:p>
          </table:table-cell>
          <table:table-cell table:formula="of:=REMPLACECOLONNESAERMODEDECOLLECTE([.N131];[.O1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inettes</text:p>
          </table:table-cell>
          <table:table-cell office:value-type="string">
            <text:p>Reinett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69063425632 , -1.56895248218621]</text:p>
          </table:table-cell>
          <table:table-cell table:formula="of:=JSONCOLLAT([.M132])" office:value-type="string" office:string-value="47.2469063425632">
            <text:p>47.2469063425632</text:p>
          </table:table-cell>
          <table:table-cell table:formula="of:=JSONCOLLONG([.M132])" office:value-type="string" office:string-value="-1.56895248218621">
            <text:p>-1.56895248218621</text:p>
          </table:table-cell>
          <table:table-cell table:formula="of:=REMPLACECOLONNESAERMODEDECOLLECTE([.N132];[.O13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inettes</text:p>
          </table:table-cell>
          <table:table-cell office:value-type="string">
            <text:p>Reinett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68979487152 , -1.5689261078101]</text:p>
          </table:table-cell>
          <table:table-cell table:formula="of:=JSONCOLLAT([.M133])" office:value-type="string" office:string-value="47.2468979487152">
            <text:p>47.2468979487152</text:p>
          </table:table-cell>
          <table:table-cell table:formula="of:=JSONCOLLONG([.M133])" office:value-type="string" office:string-value="-1.5689261078101">
            <text:p>-1.5689261078101</text:p>
          </table:table-cell>
          <table:table-cell table:formula="of:=REMPLACECOLONNESAERMODEDECOLLECTE([.N133];[.O13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inettes</text:p>
          </table:table-cell>
          <table:table-cell office:value-type="string">
            <text:p>Reinett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68873938002 , -1.56890260640612]</text:p>
          </table:table-cell>
          <table:table-cell table:formula="of:=JSONCOLLAT([.M134])" office:value-type="string" office:string-value="47.2468873938002">
            <text:p>47.2468873938002</text:p>
          </table:table-cell>
          <table:table-cell table:formula="of:=JSONCOLLONG([.M134])" office:value-type="string" office:string-value="-1.56890260640612">
            <text:p>-1.56890260640612</text:p>
          </table:table-cell>
          <table:table-cell table:formula="of:=REMPLACECOLONNESAERMODEDECOLLECTE([.N134];[.O13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999800647 , -1.56506300169062]</text:p>
          </table:table-cell>
          <table:table-cell table:formula="of:=JSONCOLLAT([.M135])" office:value-type="string" office:string-value="47.2062999800647">
            <text:p>47.2062999800647</text:p>
          </table:table-cell>
          <table:table-cell table:formula="of:=JSONCOLLONG([.M135])" office:value-type="string" office:string-value="-1.56506300169062">
            <text:p>-1.56506300169062</text:p>
          </table:table-cell>
          <table:table-cell table:formula="of:=REMPLACECOLONNESAERMODEDECOLLECTE([.N135];[.O1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928768405 , -1.56505945547272]</text:p>
          </table:table-cell>
          <table:table-cell table:formula="of:=JSONCOLLAT([.M136])" office:value-type="string" office:string-value="47.2062928768405">
            <text:p>47.2062928768405</text:p>
          </table:table-cell>
          <table:table-cell table:formula="of:=JSONCOLLONG([.M136])" office:value-type="string" office:string-value="-1.56505945547272">
            <text:p>-1.56505945547272</text:p>
          </table:table-cell>
          <table:table-cell table:formula="of:=REMPLACECOLONNESAERMODEDECOLLECTE([.N136];[.O13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846931223 , -1.56505734472936]</text:p>
          </table:table-cell>
          <table:table-cell table:formula="of:=JSONCOLLAT([.M137])" office:value-type="string" office:string-value="47.2062846931223">
            <text:p>47.2062846931223</text:p>
          </table:table-cell>
          <table:table-cell table:formula="of:=JSONCOLLONG([.M137])" office:value-type="string" office:string-value="-1.56505734472936">
            <text:p>-1.56505734472936</text:p>
          </table:table-cell>
          <table:table-cell table:formula="of:=REMPLACECOLONNESAERMODEDECOLLECTE([.N137];[.O13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683256858 , -1.5650531232446]</text:p>
          </table:table-cell>
          <table:table-cell table:formula="of:=JSONCOLLAT([.M138])" office:value-type="string" office:string-value="47.2062683256858">
            <text:p>47.2062683256858</text:p>
          </table:table-cell>
          <table:table-cell table:formula="of:=JSONCOLLONG([.M138])" office:value-type="string" office:string-value="-1.5650531232446">
            <text:p>-1.5650531232446</text:p>
          </table:table-cell>
          <table:table-cell table:formula="of:=REMPLACECOLONNESAERMODEDECOLLECTE([.N138];[.O1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Prairie au Duc</text:p>
          </table:table-cell>
          <table:table-cell office:value-type="string">
            <text:p>Duc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2796997486 , -1.56505243806956]</text:p>
          </table:table-cell>
          <table:table-cell table:formula="of:=JSONCOLLAT([.M139])" office:value-type="string" office:string-value="47.2062796997486">
            <text:p>47.2062796997486</text:p>
          </table:table-cell>
          <table:table-cell table:formula="of:=JSONCOLLONG([.M139])" office:value-type="string" office:string-value="-1.56505243806956">
            <text:p>-1.56505243806956</text:p>
          </table:table-cell>
          <table:table-cell table:formula="of:=REMPLACECOLONNESAERMODEDECOLLECTE([.N139];[.O1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Guy Cadou</text:p>
          </table:table-cell>
          <table:table-cell office:value-type="string">
            <text:p>Cad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61426644101 , -1.56852818569993]</text:p>
          </table:table-cell>
          <table:table-cell table:formula="of:=JSONCOLLAT([.M140])" office:value-type="string" office:string-value="47.2561426644101">
            <text:p>47.2561426644101</text:p>
          </table:table-cell>
          <table:table-cell table:formula="of:=JSONCOLLONG([.M140])" office:value-type="string" office:string-value="-1.56852818569993">
            <text:p>-1.56852818569993</text:p>
          </table:table-cell>
          <table:table-cell table:formula="of:=REMPLACECOLONNESAERMODEDECOLLECTE([.N140];[.O1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3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Guy Cadou</text:p>
          </table:table-cell>
          <table:table-cell office:value-type="string">
            <text:p>Cad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61567623953 , -1.56850799620876]</text:p>
          </table:table-cell>
          <table:table-cell table:formula="of:=JSONCOLLAT([.M141])" office:value-type="string" office:string-value="47.2561567623953">
            <text:p>47.2561567623953</text:p>
          </table:table-cell>
          <table:table-cell table:formula="of:=JSONCOLLONG([.M141])" office:value-type="string" office:string-value="-1.56850799620876">
            <text:p>-1.56850799620876</text:p>
          </table:table-cell>
          <table:table-cell table:formula="of:=REMPLACECOLONNESAERMODEDECOLLECTE([.N141];[.O14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4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Guy Cadou</text:p>
          </table:table-cell>
          <table:table-cell office:value-type="string">
            <text:p>Cad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61718897155 , -1.56848788187246]</text:p>
          </table:table-cell>
          <table:table-cell table:formula="of:=JSONCOLLAT([.M142])" office:value-type="string" office:string-value="47.2561718897155">
            <text:p>47.2561718897155</text:p>
          </table:table-cell>
          <table:table-cell table:formula="of:=JSONCOLLONG([.M142])" office:value-type="string" office:string-value="-1.56848788187246">
            <text:p>-1.56848788187246</text:p>
          </table:table-cell>
          <table:table-cell table:formula="of:=REMPLACECOLONNESAERMODEDECOLLECTE([.N142];[.O14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30915178174 , -1.56638962169968]</text:p>
          </table:table-cell>
          <table:table-cell table:formula="of:=JSONCOLLAT([.M143])" office:value-type="string" office:string-value="47.2330915178174">
            <text:p>47.2330915178174</text:p>
          </table:table-cell>
          <table:table-cell table:formula="of:=JSONCOLLONG([.M143])" office:value-type="string" office:string-value="-1.56638962169968">
            <text:p>-1.56638962169968</text:p>
          </table:table-cell>
          <table:table-cell table:formula="of:=REMPLACECOLONNESAERMODEDECOLLECTE([.N143];[.O1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6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Fritsch</text:p>
          </table:table-cell>
          <table:table-cell office:value-type="string">
            <text:p>Fritsch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86222919362 , -1.56556976533691]</text:p>
          </table:table-cell>
          <table:table-cell table:formula="of:=JSONCOLLAT([.M144])" office:value-type="string" office:string-value="47.2286222919362">
            <text:p>47.2286222919362</text:p>
          </table:table-cell>
          <table:table-cell table:formula="of:=JSONCOLLONG([.M144])" office:value-type="string" office:string-value="-1.56556976533691">
            <text:p>-1.56556976533691</text:p>
          </table:table-cell>
          <table:table-cell table:formula="of:=REMPLACECOLONNESAERMODEDECOLLECTE([.N144];[.O14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Fritsch</text:p>
          </table:table-cell>
          <table:table-cell office:value-type="string">
            <text:p>Fritsch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861117367 , -1.56556289503224]</text:p>
          </table:table-cell>
          <table:table-cell table:formula="of:=JSONCOLLAT([.M145])" office:value-type="string" office:string-value="47.22861117367">
            <text:p>47.22861117367</text:p>
          </table:table-cell>
          <table:table-cell table:formula="of:=JSONCOLLONG([.M145])" office:value-type="string" office:string-value="-1.56556289503224">
            <text:p>-1.56556289503224</text:p>
          </table:table-cell>
          <table:table-cell table:formula="of:=REMPLACECOLONNESAERMODEDECOLLECTE([.N145];[.O1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8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'Auvours</text:p>
          </table:table-cell>
          <table:table-cell office:value-type="string">
            <text:p>Auvour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2335015297 , -1.56500088533123]</text:p>
          </table:table-cell>
          <table:table-cell table:formula="of:=JSONCOLLAT([.M146])" office:value-type="string" office:string-value="47.2222335015297">
            <text:p>47.2222335015297</text:p>
          </table:table-cell>
          <table:table-cell table:formula="of:=JSONCOLLONG([.M146])" office:value-type="string" office:string-value="-1.56500088533123">
            <text:p>-1.56500088533123</text:p>
          </table:table-cell>
          <table:table-cell table:formula="of:=REMPLACECOLONNESAERMODEDECOLLECTE([.N146];[.O1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9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'Auvours</text:p>
          </table:table-cell>
          <table:table-cell office:value-type="string">
            <text:p>Auvour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2161048206 , -1.56499658755898]</text:p>
          </table:table-cell>
          <table:table-cell table:formula="of:=JSONCOLLAT([.M147])" office:value-type="string" office:string-value="47.2222161048206">
            <text:p>47.2222161048206</text:p>
          </table:table-cell>
          <table:table-cell table:formula="of:=JSONCOLLONG([.M147])" office:value-type="string" office:string-value="-1.56499658755898">
            <text:p>-1.56499658755898</text:p>
          </table:table-cell>
          <table:table-cell table:formula="of:=REMPLACECOLONNESAERMODEDECOLLECTE([.N147];[.O1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Centre technique municipal</text:p>
          </table:table-cell>
          <table:table-cell office:value-type="string">
            <text:p><text:s/></text:p>
          </table:table-cell>
          <table:table-cell office:value-type="string">
            <text:p>Rue de l'Ouche Colin</text:p>
          </table:table-cell>
          <table:table-cell/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05817394065 , -1.52023162717093]</text:p>
          </table:table-cell>
          <table:table-cell table:formula="of:=JSONCOLLAT([.M148])" office:value-type="string" office:string-value="47.2005817394065">
            <text:p>47.2005817394065</text:p>
          </table:table-cell>
          <table:table-cell table:formula="of:=JSONCOLLONG([.M148])" office:value-type="string" office:string-value="-1.52023162717093">
            <text:p>-1.52023162717093</text:p>
          </table:table-cell>
          <table:table-cell table:formula="of:=REMPLACECOLONNESAERMODEDECOLLECTE([.N148];[.O1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1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3327043682 , -1.60559539825333]</text:p>
          </table:table-cell>
          <table:table-cell table:formula="of:=JSONCOLLAT([.M149])" office:value-type="string" office:string-value="47.2153327043682">
            <text:p>47.2153327043682</text:p>
          </table:table-cell>
          <table:table-cell table:formula="of:=JSONCOLLONG([.M149])" office:value-type="string" office:string-value="-1.60559539825333">
            <text:p>-1.60559539825333</text:p>
          </table:table-cell>
          <table:table-cell table:formula="of:=REMPLACECOLONNESAERMODEDECOLLECTE([.N149];[.O14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3487642831 , -1.60557840697313]</text:p>
          </table:table-cell>
          <table:table-cell table:formula="of:=JSONCOLLAT([.M150])" office:value-type="string" office:string-value="47.2153487642831">
            <text:p>47.2153487642831</text:p>
          </table:table-cell>
          <table:table-cell table:formula="of:=JSONCOLLONG([.M150])" office:value-type="string" office:string-value="-1.60557840697313">
            <text:p>-1.60557840697313</text:p>
          </table:table-cell>
          <table:table-cell table:formula="of:=REMPLACECOLONNESAERMODEDECOLLECTE([.N150];[.O1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9158405587 , -1.51674942558318]</text:p>
          </table:table-cell>
          <table:table-cell table:formula="of:=JSONCOLLAT([.M151])" office:value-type="string" office:string-value="47.2509158405587">
            <text:p>47.2509158405587</text:p>
          </table:table-cell>
          <table:table-cell table:formula="of:=JSONCOLLONG([.M151])" office:value-type="string" office:string-value="-1.51674942558318">
            <text:p>-1.51674942558318</text:p>
          </table:table-cell>
          <table:table-cell table:formula="of:=REMPLACECOLONNESAERMODEDECOLLECTE([.N151];[.O15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626487761 , -1.51425397828698]</text:p>
          </table:table-cell>
          <table:table-cell table:formula="of:=JSONCOLLAT([.M152])" office:value-type="string" office:string-value="47.2585626487761">
            <text:p>47.2585626487761</text:p>
          </table:table-cell>
          <table:table-cell table:formula="of:=JSONCOLLONG([.M152])" office:value-type="string" office:string-value="-1.51425397828698">
            <text:p>-1.51425397828698</text:p>
          </table:table-cell>
          <table:table-cell table:formula="of:=REMPLACECOLONNESAERMODEDECOLLECTE([.N152];[.O1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otterie</text:p>
          </table:table-cell>
          <table:table-cell office:value-type="string">
            <text:p>Garott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28535044374 , -1.60694771424614]</text:p>
          </table:table-cell>
          <table:table-cell table:formula="of:=JSONCOLLAT([.M153])" office:value-type="string" office:string-value="47.2228535044374">
            <text:p>47.2228535044374</text:p>
          </table:table-cell>
          <table:table-cell table:formula="of:=JSONCOLLONG([.M153])" office:value-type="string" office:string-value="-1.60694771424614">
            <text:p>-1.60694771424614</text:p>
          </table:table-cell>
          <table:table-cell table:formula="of:=REMPLACECOLONNESAERMODEDECOLLECTE([.N153];[.O1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olonac</text:p>
          </table:table-cell>
          <table:table-cell office:value-type="string">
            <text:p>Colonac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43962932992 , -1.60489376971146]</text:p>
          </table:table-cell>
          <table:table-cell table:formula="of:=JSONCOLLAT([.M154])" office:value-type="string" office:string-value="47.2243962932992">
            <text:p>47.2243962932992</text:p>
          </table:table-cell>
          <table:table-cell table:formula="of:=JSONCOLLONG([.M154])" office:value-type="string" office:string-value="-1.60489376971146">
            <text:p>-1.60489376971146</text:p>
          </table:table-cell>
          <table:table-cell table:formula="of:=REMPLACECOLONNESAERMODEDECOLLECTE([.N154];[.O1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3838748437 , -1.60339408874326]</text:p>
          </table:table-cell>
          <table:table-cell table:formula="of:=JSONCOLLAT([.M155])" office:value-type="string" office:string-value="47.2203838748437">
            <text:p>47.2203838748437</text:p>
          </table:table-cell>
          <table:table-cell table:formula="of:=JSONCOLLONG([.M155])" office:value-type="string" office:string-value="-1.60339408874326">
            <text:p>-1.60339408874326</text:p>
          </table:table-cell>
          <table:table-cell table:formula="of:=REMPLACECOLONNESAERMODEDECOLLECTE([.N155];[.O1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Louise Michel</text:p>
          </table:table-cell>
          <table:table-cell office:value-type="string">
            <text:p>Miche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1240227305 , -1.61446286862497]</text:p>
          </table:table-cell>
          <table:table-cell table:formula="of:=JSONCOLLAT([.M156])" office:value-type="string" office:string-value="47.221240227305">
            <text:p>47.221240227305</text:p>
          </table:table-cell>
          <table:table-cell table:formula="of:=JSONCOLLONG([.M156])" office:value-type="string" office:string-value="-1.61446286862497">
            <text:p>-1.61446286862497</text:p>
          </table:table-cell>
          <table:table-cell table:formula="of:=REMPLACECOLONNESAERMODEDECOLLECTE([.N156];[.O1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aurès</text:p>
          </table:table-cell>
          <table:table-cell office:value-type="string">
            <text:p>Jaurè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04782508085 , -1.61835688235275]</text:p>
          </table:table-cell>
          <table:table-cell table:formula="of:=JSONCOLLAT([.M157])" office:value-type="string" office:string-value="47.2204782508085">
            <text:p>47.2204782508085</text:p>
          </table:table-cell>
          <table:table-cell table:formula="of:=JSONCOLLONG([.M157])" office:value-type="string" office:string-value="-1.61835688235275">
            <text:p>-1.61835688235275</text:p>
          </table:table-cell>
          <table:table-cell table:formula="of:=REMPLACECOLONNESAERMODEDECOLLECTE([.N157];[.O1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aurès</text:p>
          </table:table-cell>
          <table:table-cell office:value-type="string">
            <text:p>Jaurè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196113030579 , -1.61471975217338]</text:p>
          </table:table-cell>
          <table:table-cell table:formula="of:=JSONCOLLAT([.M158])" office:value-type="string" office:string-value="47.2196113030579">
            <text:p>47.2196113030579</text:p>
          </table:table-cell>
          <table:table-cell table:formula="of:=JSONCOLLONG([.M158])" office:value-type="string" office:string-value="-1.61471975217338">
            <text:p>-1.61471975217338</text:p>
          </table:table-cell>
          <table:table-cell table:formula="of:=REMPLACECOLONNESAERMODEDECOLLECTE([.N158];[.O1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tade du vigneau</text:p>
          </table:table-cell>
          <table:table-cell office:value-type="string">
            <text:p><text:s/></text:p>
          </table:table-cell>
          <table:table-cell office:value-type="string">
            <text:p>Porte d'Atlantis</text:p>
          </table:table-cell>
          <table:table-cell office:value-type="string">
            <text:p>Atlant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76559562584 , -1.62178335101341]</text:p>
          </table:table-cell>
          <table:table-cell table:formula="of:=JSONCOLLAT([.M159])" office:value-type="string" office:string-value="47.2176559562584">
            <text:p>47.2176559562584</text:p>
          </table:table-cell>
          <table:table-cell table:formula="of:=JSONCOLLONG([.M159])" office:value-type="string" office:string-value="-1.62178335101341">
            <text:p>-1.62178335101341</text:p>
          </table:table-cell>
          <table:table-cell table:formula="of:=REMPLACECOLONNESAERMODEDECOLLECTE([.N159];[.O1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169146512612 , -1.60511215899396]</text:p>
          </table:table-cell>
          <table:table-cell table:formula="of:=JSONCOLLAT([.M160])" office:value-type="string" office:string-value="47.2169146512612">
            <text:p>47.2169146512612</text:p>
          </table:table-cell>
          <table:table-cell table:formula="of:=JSONCOLLONG([.M160])" office:value-type="string" office:string-value="-1.60511215899396">
            <text:p>-1.60511215899396</text:p>
          </table:table-cell>
          <table:table-cell table:formula="of:=REMPLACECOLONNESAERMODEDECOLLECTE([.N160];[.O1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5763761794 , -1.61069293452826]</text:p>
          </table:table-cell>
          <table:table-cell table:formula="of:=JSONCOLLAT([.M161])" office:value-type="string" office:string-value="47.2125763761794">
            <text:p>47.2125763761794</text:p>
          </table:table-cell>
          <table:table-cell table:formula="of:=JSONCOLLONG([.M161])" office:value-type="string" office:string-value="-1.61069293452826">
            <text:p>-1.61069293452826</text:p>
          </table:table-cell>
          <table:table-cell table:formula="of:=REMPLACECOLONNESAERMODEDECOLLECTE([.N161];[.O1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1438676406 , -1.61253245563969]</text:p>
          </table:table-cell>
          <table:table-cell table:formula="of:=JSONCOLLAT([.M162])" office:value-type="string" office:string-value="47.2131438676406">
            <text:p>47.2131438676406</text:p>
          </table:table-cell>
          <table:table-cell table:formula="of:=JSONCOLLONG([.M162])" office:value-type="string" office:string-value="-1.61253245563969">
            <text:p>-1.61253245563969</text:p>
          </table:table-cell>
          <table:table-cell table:formula="of:=REMPLACECOLONNESAERMODEDECOLLECTE([.N162];[.O1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0641885017 , -1.60849912855142]</text:p>
          </table:table-cell>
          <table:table-cell table:formula="of:=JSONCOLLAT([.M163])" office:value-type="string" office:string-value="47.2140641885017">
            <text:p>47.2140641885017</text:p>
          </table:table-cell>
          <table:table-cell table:formula="of:=JSONCOLLONG([.M163])" office:value-type="string" office:string-value="-1.60849912855142">
            <text:p>-1.60849912855142</text:p>
          </table:table-cell>
          <table:table-cell table:formula="of:=REMPLACECOLONNESAERMODEDECOLLECTE([.N163];[.O163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8924847937 , -1.61040788724149]</text:p>
          </table:table-cell>
          <table:table-cell table:formula="of:=JSONCOLLAT([.M164])" office:value-type="string" office:string-value="47.2148924847937">
            <text:p>47.2148924847937</text:p>
          </table:table-cell>
          <table:table-cell table:formula="of:=JSONCOLLONG([.M164])" office:value-type="string" office:string-value="-1.61040788724149">
            <text:p>-1.61040788724149</text:p>
          </table:table-cell>
          <table:table-cell table:formula="of:=REMPLACECOLONNESAERMODEDECOLLECTE([.N164];[.O1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138105696 , -1.61253331705033]</text:p>
          </table:table-cell>
          <table:table-cell table:formula="of:=JSONCOLLAT([.M165])" office:value-type="string" office:string-value="47.2162138105696">
            <text:p>47.2162138105696</text:p>
          </table:table-cell>
          <table:table-cell table:formula="of:=JSONCOLLONG([.M165])" office:value-type="string" office:string-value="-1.61253331705033">
            <text:p>-1.61253331705033</text:p>
          </table:table-cell>
          <table:table-cell table:formula="of:=REMPLACECOLONNESAERMODEDECOLLECTE([.N165];[.O1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819684618 , -1.61725769979662]</text:p>
          </table:table-cell>
          <table:table-cell table:formula="of:=JSONCOLLAT([.M166])" office:value-type="string" office:string-value="47.2162819684618">
            <text:p>47.2162819684618</text:p>
          </table:table-cell>
          <table:table-cell table:formula="of:=JSONCOLLONG([.M166])" office:value-type="string" office:string-value="-1.61725769979662">
            <text:p>-1.61725769979662</text:p>
          </table:table-cell>
          <table:table-cell table:formula="of:=REMPLACECOLONNESAERMODEDECOLLECTE([.N166];[.O1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6638786366 , -1.6178000043311]</text:p>
          </table:table-cell>
          <table:table-cell table:formula="of:=JSONCOLLAT([.M167])" office:value-type="string" office:string-value="47.2146638786366">
            <text:p>47.2146638786366</text:p>
          </table:table-cell>
          <table:table-cell table:formula="of:=JSONCOLLONG([.M167])" office:value-type="string" office:string-value="-1.6178000043311">
            <text:p>-1.6178000043311</text:p>
          </table:table-cell>
          <table:table-cell table:formula="of:=REMPLACECOLONNESAERMODEDECOLLECTE([.N167];[.O1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orlaix</text:p>
          </table:table-cell>
          <table:table-cell office:value-type="string">
            <text:p>Morlai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8661431387 , -1.61801399379116]</text:p>
          </table:table-cell>
          <table:table-cell table:formula="of:=JSONCOLLAT([.M168])" office:value-type="string" office:string-value="47.2128661431387">
            <text:p>47.2128661431387</text:p>
          </table:table-cell>
          <table:table-cell table:formula="of:=JSONCOLLONG([.M168])" office:value-type="string" office:string-value="-1.61801399379116">
            <text:p>-1.61801399379116</text:p>
          </table:table-cell>
          <table:table-cell table:formula="of:=REMPLACECOLONNESAERMODEDECOLLECTE([.N168];[.O1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4100125945 , -1.61593694148989]</text:p>
          </table:table-cell>
          <table:table-cell table:formula="of:=JSONCOLLAT([.M169])" office:value-type="string" office:string-value="47.2134100125945">
            <text:p>47.2134100125945</text:p>
          </table:table-cell>
          <table:table-cell table:formula="of:=JSONCOLLONG([.M169])" office:value-type="string" office:string-value="-1.61593694148989">
            <text:p>-1.61593694148989</text:p>
          </table:table-cell>
          <table:table-cell table:formula="of:=REMPLACECOLONNESAERMODEDECOLLECTE([.N169];[.O1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rente</text:p>
          </table:table-cell>
          <table:table-cell office:value-type="string">
            <text:p>Charen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0733817181 , -1.61293506128922]</text:p>
          </table:table-cell>
          <table:table-cell table:formula="of:=JSONCOLLAT([.M170])" office:value-type="string" office:string-value="47.2120733817181">
            <text:p>47.2120733817181</text:p>
          </table:table-cell>
          <table:table-cell table:formula="of:=JSONCOLLONG([.M170])" office:value-type="string" office:string-value="-1.61293506128922">
            <text:p>-1.61293506128922</text:p>
          </table:table-cell>
          <table:table-cell table:formula="of:=REMPLACECOLONNESAERMODEDECOLLECTE([.N170];[.O1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ordeaux</text:p>
          </table:table-cell>
          <table:table-cell office:value-type="string">
            <text:p>Bordeau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8294453979 , -1.61177410621078]</text:p>
          </table:table-cell>
          <table:table-cell table:formula="of:=JSONCOLLAT([.M171])" office:value-type="string" office:string-value="47.2108294453979">
            <text:p>47.2108294453979</text:p>
          </table:table-cell>
          <table:table-cell table:formula="of:=JSONCOLLONG([.M171])" office:value-type="string" office:string-value="-1.61177410621078">
            <text:p>-1.61177410621078</text:p>
          </table:table-cell>
          <table:table-cell table:formula="of:=REMPLACECOLONNESAERMODEDECOLLECTE([.N171];[.O1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ronde</text:p>
          </table:table-cell>
          <table:table-cell office:value-type="string">
            <text:p>Girond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369064486 , -1.61412350286139]</text:p>
          </table:table-cell>
          <table:table-cell table:formula="of:=JSONCOLLAT([.M172])" office:value-type="string" office:string-value="47.2100369064486">
            <text:p>47.2100369064486</text:p>
          </table:table-cell>
          <table:table-cell table:formula="of:=JSONCOLLONG([.M172])" office:value-type="string" office:string-value="-1.61412350286139">
            <text:p>-1.61412350286139</text:p>
          </table:table-cell>
          <table:table-cell table:formula="of:=REMPLACECOLONNESAERMODEDECOLLECTE([.N172];[.O1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71173318591 , -1.61491351201966]</text:p>
          </table:table-cell>
          <table:table-cell table:formula="of:=JSONCOLLAT([.M173])" office:value-type="string" office:string-value="47.2071173318591">
            <text:p>47.2071173318591</text:p>
          </table:table-cell>
          <table:table-cell table:formula="of:=JSONCOLLONG([.M173])" office:value-type="string" office:string-value="-1.61491351201966">
            <text:p>-1.61491351201966</text:p>
          </table:table-cell>
          <table:table-cell table:formula="of:=REMPLACECOLONNESAERMODEDECOLLECTE([.N173];[.O1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hors</text:p>
          </table:table-cell>
          <table:table-cell office:value-type="string">
            <text:p>Caho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84375772745 , -1.61778978217499]</text:p>
          </table:table-cell>
          <table:table-cell table:formula="of:=JSONCOLLAT([.M174])" office:value-type="string" office:string-value="47.2084375772745">
            <text:p>47.2084375772745</text:p>
          </table:table-cell>
          <table:table-cell table:formula="of:=JSONCOLLONG([.M174])" office:value-type="string" office:string-value="-1.61778978217499">
            <text:p>-1.61778978217499</text:p>
          </table:table-cell>
          <table:table-cell table:formula="of:=REMPLACECOLONNESAERMODEDECOLLECTE([.N174];[.O1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éziers</text:p>
          </table:table-cell>
          <table:table-cell office:value-type="string">
            <text:p>Bézier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0264015576 , -1.61782992930111]</text:p>
          </table:table-cell>
          <table:table-cell table:formula="of:=JSONCOLLAT([.M175])" office:value-type="string" office:string-value="47.2100264015576">
            <text:p>47.2100264015576</text:p>
          </table:table-cell>
          <table:table-cell table:formula="of:=JSONCOLLONG([.M175])" office:value-type="string" office:string-value="-1.61782992930111">
            <text:p>-1.61782992930111</text:p>
          </table:table-cell>
          <table:table-cell table:formula="of:=REMPLACECOLONNESAERMODEDECOLLECTE([.N175];[.O1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gen</text:p>
          </table:table-cell>
          <table:table-cell office:value-type="string">
            <text:p>Ag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02775011849 , -1.61631591991862]</text:p>
          </table:table-cell>
          <table:table-cell table:formula="of:=JSONCOLLAT([.M176])" office:value-type="string" office:string-value="47.2102775011849">
            <text:p>47.2102775011849</text:p>
          </table:table-cell>
          <table:table-cell table:formula="of:=JSONCOLLONG([.M176])" office:value-type="string" office:string-value="-1.61631591991862">
            <text:p>-1.61631591991862</text:p>
          </table:table-cell>
          <table:table-cell table:formula="of:=REMPLACECOLONNESAERMODEDECOLLECTE([.N176];[.O1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077413837 , -1.61550944868228]</text:p>
          </table:table-cell>
          <table:table-cell table:formula="of:=JSONCOLLAT([.M177])" office:value-type="string" office:string-value="47.205077413837">
            <text:p>47.205077413837</text:p>
          </table:table-cell>
          <table:table-cell table:formula="of:=JSONCOLLONG([.M177])" office:value-type="string" office:string-value="-1.61550944868228">
            <text:p>-1.61550944868228</text:p>
          </table:table-cell>
          <table:table-cell table:formula="of:=REMPLACECOLONNESAERMODEDECOLLECTE([.N177];[.O1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rseille</text:p>
          </table:table-cell>
          <table:table-cell office:value-type="string">
            <text:p>Marseill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59800451097 , -1.61708278548116]</text:p>
          </table:table-cell>
          <table:table-cell table:formula="of:=JSONCOLLAT([.M178])" office:value-type="string" office:string-value="47.2059800451097">
            <text:p>47.2059800451097</text:p>
          </table:table-cell>
          <table:table-cell table:formula="of:=JSONCOLLONG([.M178])" office:value-type="string" office:string-value="-1.61708278548116">
            <text:p>-1.61708278548116</text:p>
          </table:table-cell>
          <table:table-cell table:formula="of:=REMPLACECOLONNESAERMODEDECOLLECTE([.N178];[.O1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Syonnière</text:p>
          </table:table-cell>
          <table:table-cell office:value-type="string">
            <text:p>Syon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511313657102 , -1.64490276750176]</text:p>
          </table:table-cell>
          <table:table-cell table:formula="of:=JSONCOLLAT([.M179])" office:value-type="string" office:string-value="47.2511313657102">
            <text:p>47.2511313657102</text:p>
          </table:table-cell>
          <table:table-cell table:formula="of:=JSONCOLLONG([.M179])" office:value-type="string" office:string-value="-1.64490276750176">
            <text:p>-1.64490276750176</text:p>
          </table:table-cell>
          <table:table-cell table:formula="of:=REMPLACECOLONNESAERMODEDECOLLECTE([.N179];[.O1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uvinière</text:p>
          </table:table-cell>
          <table:table-cell office:value-type="string">
            <text:p>Chau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22328945083 , -1.63295031518646]</text:p>
          </table:table-cell>
          <table:table-cell table:formula="of:=JSONCOLLAT([.M180])" office:value-type="string" office:string-value="47.2322328945083">
            <text:p>47.2322328945083</text:p>
          </table:table-cell>
          <table:table-cell table:formula="of:=JSONCOLLONG([.M180])" office:value-type="string" office:string-value="-1.63295031518646">
            <text:p>-1.63295031518646</text:p>
          </table:table-cell>
          <table:table-cell table:formula="of:=REMPLACECOLONNESAERMODEDECOLLECTE([.N180];[.O1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ulzaies</text:p>
          </table:table-cell>
          <table:table-cell office:value-type="string">
            <text:p>Saulzai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37082143344 , -1.63116140251437]</text:p>
          </table:table-cell>
          <table:table-cell table:formula="of:=JSONCOLLAT([.M181])" office:value-type="string" office:string-value="47.2337082143344">
            <text:p>47.2337082143344</text:p>
          </table:table-cell>
          <table:table-cell table:formula="of:=JSONCOLLONG([.M181])" office:value-type="string" office:string-value="-1.63116140251437">
            <text:p>-1.63116140251437</text:p>
          </table:table-cell>
          <table:table-cell table:formula="of:=REMPLACECOLONNESAERMODEDECOLLECTE([.N181];[.O1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ergerie</text:p>
          </table:table-cell>
          <table:table-cell office:value-type="string">
            <text:p>Berg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73689222366 , -1.63129805496647]</text:p>
          </table:table-cell>
          <table:table-cell table:formula="of:=JSONCOLLAT([.M182])" office:value-type="string" office:string-value="47.2373689222366">
            <text:p>47.2373689222366</text:p>
          </table:table-cell>
          <table:table-cell table:formula="of:=JSONCOLLONG([.M182])" office:value-type="string" office:string-value="-1.63129805496647">
            <text:p>-1.63129805496647</text:p>
          </table:table-cell>
          <table:table-cell table:formula="of:=REMPLACECOLONNESAERMODEDECOLLECTE([.N182];[.O1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Benoît Frachon</text:p>
          </table:table-cell>
          <table:table-cell office:value-type="string">
            <text:p>Fracho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16161677838 , -1.61902717326857]</text:p>
          </table:table-cell>
          <table:table-cell table:formula="of:=JSONCOLLAT([.M183])" office:value-type="string" office:string-value="47.2216161677838">
            <text:p>47.2216161677838</text:p>
          </table:table-cell>
          <table:table-cell table:formula="of:=JSONCOLLONG([.M183])" office:value-type="string" office:string-value="-1.61902717326857">
            <text:p>-1.61902717326857</text:p>
          </table:table-cell>
          <table:table-cell table:formula="of:=REMPLACECOLONNESAERMODEDECOLLECTE([.N183];[.O1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2662412009 , -1.59924441002824]</text:p>
          </table:table-cell>
          <table:table-cell table:formula="of:=JSONCOLLAT([.M184])" office:value-type="string" office:string-value="47.2382662412009">
            <text:p>47.2382662412009</text:p>
          </table:table-cell>
          <table:table-cell table:formula="of:=JSONCOLLONG([.M184])" office:value-type="string" office:string-value="-1.59924441002824">
            <text:p>-1.59924441002824</text:p>
          </table:table-cell>
          <table:table-cell table:formula="of:=REMPLACECOLONNESAERMODEDECOLLECTE([.N184];[.O1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ohardière</text:p>
          </table:table-cell>
          <table:table-cell office:value-type="string">
            <text:p>Johar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7238025481 , -1.65072208685505]</text:p>
          </table:table-cell>
          <table:table-cell table:formula="of:=JSONCOLLAT([.M185])" office:value-type="string" office:string-value="47.227238025481">
            <text:p>47.227238025481</text:p>
          </table:table-cell>
          <table:table-cell table:formula="of:=JSONCOLLONG([.M185])" office:value-type="string" office:string-value="-1.65072208685505">
            <text:p>-1.65072208685505</text:p>
          </table:table-cell>
          <table:table-cell table:formula="of:=REMPLACECOLONNESAERMODEDECOLLECTE([.N185];[.O1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Villages</text:p>
          </table:table-cell>
          <table:table-cell office:value-type="string">
            <text:p>Villag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50345449532 , -1.65981963364121]</text:p>
          </table:table-cell>
          <table:table-cell table:formula="of:=JSONCOLLAT([.M186])" office:value-type="string" office:string-value="47.2250345449532">
            <text:p>47.2250345449532</text:p>
          </table:table-cell>
          <table:table-cell table:formula="of:=JSONCOLLONG([.M186])" office:value-type="string" office:string-value="-1.65981963364121">
            <text:p>-1.65981963364121</text:p>
          </table:table-cell>
          <table:table-cell table:formula="of:=REMPLACECOLONNESAERMODEDECOLLECTE([.N186];[.O1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a Pâtissière</text:p>
          </table:table-cell>
          <table:table-cell office:value-type="string">
            <text:p>Mouli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17695262198 , -1.66606350589855]</text:p>
          </table:table-cell>
          <table:table-cell table:formula="of:=JSONCOLLAT([.M187])" office:value-type="string" office:string-value="47.2217695262198">
            <text:p>47.2217695262198</text:p>
          </table:table-cell>
          <table:table-cell table:formula="of:=JSONCOLLONG([.M187])" office:value-type="string" office:string-value="-1.66606350589855">
            <text:p>-1.66606350589855</text:p>
          </table:table-cell>
          <table:table-cell table:formula="of:=REMPLACECOLONNESAERMODEDECOLLECTE([.N187];[.O1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çois Mitterrand</text:p>
          </table:table-cell>
          <table:table-cell office:value-type="string">
            <text:p>Mitterrand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8153090664 , -1.64217212876325]</text:p>
          </table:table-cell>
          <table:table-cell table:formula="of:=JSONCOLLAT([.M188])" office:value-type="string" office:string-value="47.218153090664">
            <text:p>47.218153090664</text:p>
          </table:table-cell>
          <table:table-cell table:formula="of:=JSONCOLLONG([.M188])" office:value-type="string" office:string-value="-1.64217212876325">
            <text:p>-1.64217212876325</text:p>
          </table:table-cell>
          <table:table-cell table:formula="of:=REMPLACECOLONNESAERMODEDECOLLECTE([.N188];[.O1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Butte</text:p>
          </table:table-cell>
          <table:table-cell office:value-type="string">
            <text:p>But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70608015267 , -1.65481213040528]</text:p>
          </table:table-cell>
          <table:table-cell table:formula="of:=JSONCOLLAT([.M189])" office:value-type="string" office:string-value="47.2170608015267">
            <text:p>47.2170608015267</text:p>
          </table:table-cell>
          <table:table-cell table:formula="of:=JSONCOLLONG([.M189])" office:value-type="string" office:string-value="-1.65481213040528">
            <text:p>-1.65481213040528</text:p>
          </table:table-cell>
          <table:table-cell table:formula="of:=REMPLACECOLONNESAERMODEDECOLLECTE([.N189];[.O1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uclide</text:p>
          </table:table-cell>
          <table:table-cell office:value-type="string">
            <text:p>Euclid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53079054817 , -1.65226718822237]</text:p>
          </table:table-cell>
          <table:table-cell table:formula="of:=JSONCOLLAT([.M190])" office:value-type="string" office:string-value="47.2153079054817">
            <text:p>47.2153079054817</text:p>
          </table:table-cell>
          <table:table-cell table:formula="of:=JSONCOLLONG([.M190])" office:value-type="string" office:string-value="-1.65226718822237">
            <text:p>-1.65226718822237</text:p>
          </table:table-cell>
          <table:table-cell table:formula="of:=REMPLACECOLONNESAERMODEDECOLLECTE([.N190];[.O1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Radigois</text:p>
          </table:table-cell>
          <table:table-cell office:value-type="string">
            <text:p>Radigo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8284632032 , -1.65842511934012]</text:p>
          </table:table-cell>
          <table:table-cell table:formula="of:=JSONCOLLAT([.M191])" office:value-type="string" office:string-value="47.2128284632032">
            <text:p>47.2128284632032</text:p>
          </table:table-cell>
          <table:table-cell table:formula="of:=JSONCOLLONG([.M191])" office:value-type="string" office:string-value="-1.65842511934012">
            <text:p>-1.65842511934012</text:p>
          </table:table-cell>
          <table:table-cell table:formula="of:=REMPLACECOLONNESAERMODEDECOLLECTE([.N191];[.O1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ères Kuron</text:p>
          </table:table-cell>
          <table:table-cell office:value-type="string">
            <text:p>Kuro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976208574 , -1.65061223766593]</text:p>
          </table:table-cell>
          <table:table-cell table:formula="of:=JSONCOLLAT([.M192])" office:value-type="string" office:string-value="47.212976208574">
            <text:p>47.212976208574</text:p>
          </table:table-cell>
          <table:table-cell table:formula="of:=JSONCOLLONG([.M192])" office:value-type="string" office:string-value="-1.65061223766593">
            <text:p>-1.65061223766593</text:p>
          </table:table-cell>
          <table:table-cell table:formula="of:=REMPLACECOLONNESAERMODEDECOLLECTE([.N192];[.O1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lvaires</text:p>
          </table:table-cell>
          <table:table-cell office:value-type="string">
            <text:p>Calvai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5499615948 , -1.6477089981066]</text:p>
          </table:table-cell>
          <table:table-cell table:formula="of:=JSONCOLLAT([.M193])" office:value-type="string" office:string-value="47.215499615948">
            <text:p>47.215499615948</text:p>
          </table:table-cell>
          <table:table-cell table:formula="of:=JSONCOLLONG([.M193])" office:value-type="string" office:string-value="-1.6477089981066">
            <text:p>-1.6477089981066</text:p>
          </table:table-cell>
          <table:table-cell table:formula="of:=REMPLACECOLONNESAERMODEDECOLLECTE([.N193];[.O1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Indre</text:p>
          </table:table-cell>
          <table:table-cell office:value-type="string">
            <text:p>Ind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38772155859 , -1.66431683823693]</text:p>
          </table:table-cell>
          <table:table-cell table:formula="of:=JSONCOLLAT([.M194])" office:value-type="string" office:string-value="47.2038772155859">
            <text:p>47.2038772155859</text:p>
          </table:table-cell>
          <table:table-cell table:formula="of:=JSONCOLLONG([.M194])" office:value-type="string" office:string-value="-1.66431683823693">
            <text:p>-1.66431683823693</text:p>
          </table:table-cell>
          <table:table-cell table:formula="of:=REMPLACECOLONNESAERMODEDECOLLECTE([.N194];[.O1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0191623733 , -1.65709098042782]</text:p>
          </table:table-cell>
          <table:table-cell table:formula="of:=JSONCOLLAT([.M195])" office:value-type="string" office:string-value="47.210191623733">
            <text:p>47.210191623733</text:p>
          </table:table-cell>
          <table:table-cell table:formula="of:=JSONCOLLONG([.M195])" office:value-type="string" office:string-value="-1.65709098042782">
            <text:p>-1.65709098042782</text:p>
          </table:table-cell>
          <table:table-cell table:formula="of:=REMPLACECOLONNESAERMODEDECOLLECTE([.N195];[.O1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Agates</text:p>
          </table:table-cell>
          <table:table-cell office:value-type="string">
            <text:p>Agat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50844627859 , -1.65753827281778]</text:p>
          </table:table-cell>
          <table:table-cell table:formula="of:=JSONCOLLAT([.M196])" office:value-type="string" office:string-value="47.2050844627859">
            <text:p>47.2050844627859</text:p>
          </table:table-cell>
          <table:table-cell table:formula="of:=JSONCOLLONG([.M196])" office:value-type="string" office:string-value="-1.65753827281778">
            <text:p>-1.65753827281778</text:p>
          </table:table-cell>
          <table:table-cell table:formula="of:=REMPLACECOLONNESAERMODEDECOLLECTE([.N196];[.O1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Bourgonnière</text:p>
          </table:table-cell>
          <table:table-cell office:value-type="string">
            <text:p>Bourgon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4096503765 , -1.65526798748347]</text:p>
          </table:table-cell>
          <table:table-cell table:formula="of:=JSONCOLLAT([.M197])" office:value-type="string" office:string-value="47.2084096503765">
            <text:p>47.2084096503765</text:p>
          </table:table-cell>
          <table:table-cell table:formula="of:=JSONCOLLONG([.M197])" office:value-type="string" office:string-value="-1.65526798748347">
            <text:p>-1.65526798748347</text:p>
          </table:table-cell>
          <table:table-cell table:formula="of:=REMPLACECOLONNESAERMODEDECOLLECTE([.N197];[.O1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Lieutenant Mouillie</text:p>
          </table:table-cell>
          <table:table-cell office:value-type="string">
            <text:p>Mouill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14483818586 , -1.65346069914964]</text:p>
          </table:table-cell>
          <table:table-cell table:formula="of:=JSONCOLLAT([.M198])" office:value-type="string" office:string-value="47.2114483818586">
            <text:p>47.2114483818586</text:p>
          </table:table-cell>
          <table:table-cell table:formula="of:=JSONCOLLONG([.M198])" office:value-type="string" office:string-value="-1.65346069914964">
            <text:p>-1.65346069914964</text:p>
          </table:table-cell>
          <table:table-cell table:formula="of:=REMPLACECOLONNESAERMODEDECOLLECTE([.N198];[.O1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Zimmer</text:p>
          </table:table-cell>
          <table:table-cell office:value-type="string">
            <text:p>Zimme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980470332 , -1.6492408991507]</text:p>
          </table:table-cell>
          <table:table-cell table:formula="of:=JSONCOLLAT([.M199])" office:value-type="string" office:string-value="47.208980470332">
            <text:p>47.208980470332</text:p>
          </table:table-cell>
          <table:table-cell table:formula="of:=JSONCOLLONG([.M199])" office:value-type="string" office:string-value="-1.6492408991507">
            <text:p>-1.6492408991507</text:p>
          </table:table-cell>
          <table:table-cell table:formula="of:=REMPLACECOLONNESAERMODEDECOLLECTE([.N199];[.O1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ecquerie</text:p>
          </table:table-cell>
          <table:table-cell office:value-type="string">
            <text:p>Vecqu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11570601176 , -1.64538365347228]</text:p>
          </table:table-cell>
          <table:table-cell table:formula="of:=JSONCOLLAT([.M200])" office:value-type="string" office:string-value="47.2111570601176">
            <text:p>47.2111570601176</text:p>
          </table:table-cell>
          <table:table-cell table:formula="of:=JSONCOLLONG([.M200])" office:value-type="string" office:string-value="-1.64538365347228">
            <text:p>-1.64538365347228</text:p>
          </table:table-cell>
          <table:table-cell table:formula="of:=REMPLACECOLONNESAERMODEDECOLLECTE([.N200];[.O2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çois Mitterrand</text:p>
          </table:table-cell>
          <table:table-cell office:value-type="string">
            <text:p>Mitterrand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7850675419 , -1.64850042966614]</text:p>
          </table:table-cell>
          <table:table-cell table:formula="of:=JSONCOLLAT([.M201])" office:value-type="string" office:string-value="47.2127850675419">
            <text:p>47.2127850675419</text:p>
          </table:table-cell>
          <table:table-cell table:formula="of:=JSONCOLLONG([.M201])" office:value-type="string" office:string-value="-1.64850042966614">
            <text:p>-1.64850042966614</text:p>
          </table:table-cell>
          <table:table-cell table:formula="of:=REMPLACECOLONNESAERMODEDECOLLECTE([.N201];[.O2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ères Grimm</text:p>
          </table:table-cell>
          <table:table-cell office:value-type="string">
            <text:p>Grimm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62687653775 , -1.6457579173409]</text:p>
          </table:table-cell>
          <table:table-cell table:formula="of:=JSONCOLLAT([.M202])" office:value-type="string" office:string-value="47.2162687653775">
            <text:p>47.2162687653775</text:p>
          </table:table-cell>
          <table:table-cell table:formula="of:=JSONCOLLONG([.M202])" office:value-type="string" office:string-value="-1.6457579173409">
            <text:p>-1.6457579173409</text:p>
          </table:table-cell>
          <table:table-cell table:formula="of:=REMPLACECOLONNESAERMODEDECOLLECTE([.N202];[.O2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Paul Sartre</text:p>
          </table:table-cell>
          <table:table-cell office:value-type="string">
            <text:p>Sart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46174861074 , -1.6407718767171]</text:p>
          </table:table-cell>
          <table:table-cell table:formula="of:=JSONCOLLAT([.M203])" office:value-type="string" office:string-value="47.2146174861074">
            <text:p>47.2146174861074</text:p>
          </table:table-cell>
          <table:table-cell table:formula="of:=JSONCOLLONG([.M203])" office:value-type="string" office:string-value="-1.6407718767171">
            <text:p>-1.6407718767171</text:p>
          </table:table-cell>
          <table:table-cell table:formula="of:=REMPLACECOLONNESAERMODEDECOLLECTE([.N203];[.O2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Rocher</text:p>
          </table:table-cell>
          <table:table-cell office:value-type="string">
            <text:p>Roche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245290598 , -1.63992194011769]</text:p>
          </table:table-cell>
          <table:table-cell table:formula="of:=JSONCOLLAT([.M204])" office:value-type="string" office:string-value="47.21245290598">
            <text:p>47.21245290598</text:p>
          </table:table-cell>
          <table:table-cell table:formula="of:=JSONCOLLONG([.M204])" office:value-type="string" office:string-value="-1.63992194011769">
            <text:p>-1.63992194011769</text:p>
          </table:table-cell>
          <table:table-cell table:formula="of:=REMPLACECOLONNESAERMODEDECOLLECTE([.N204];[.O2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Boubée</text:p>
          </table:table-cell>
          <table:table-cell office:value-type="string">
            <text:p>Boubé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1927824464 , -1.63774583726433]</text:p>
          </table:table-cell>
          <table:table-cell table:formula="of:=JSONCOLLAT([.M205])" office:value-type="string" office:string-value="47.2081927824464">
            <text:p>47.2081927824464</text:p>
          </table:table-cell>
          <table:table-cell table:formula="of:=JSONCOLLONG([.M205])" office:value-type="string" office:string-value="-1.63774583726433">
            <text:p>-1.63774583726433</text:p>
          </table:table-cell>
          <table:table-cell table:formula="of:=REMPLACECOLONNESAERMODEDECOLLECTE([.N205];[.O2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ouvenir Français</text:p>
          </table:table-cell>
          <table:table-cell office:value-type="string">
            <text:p>Souveni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01206578293 , -1.62839218711911]</text:p>
          </table:table-cell>
          <table:table-cell table:formula="of:=JSONCOLLAT([.M206])" office:value-type="string" office:string-value="47.2101206578293">
            <text:p>47.2101206578293</text:p>
          </table:table-cell>
          <table:table-cell table:formula="of:=JSONCOLLONG([.M206])" office:value-type="string" office:string-value="-1.62839218711911">
            <text:p>-1.62839218711911</text:p>
          </table:table-cell>
          <table:table-cell table:formula="of:=REMPLACECOLONNESAERMODEDECOLLECTE([.N206];[.O2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ouvenir Français</text:p>
          </table:table-cell>
          <table:table-cell office:value-type="string">
            <text:p>Souveni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60909273245 , -1.62863278436716]</text:p>
          </table:table-cell>
          <table:table-cell table:formula="of:=JSONCOLLAT([.M207])" office:value-type="string" office:string-value="47.2060909273245">
            <text:p>47.2060909273245</text:p>
          </table:table-cell>
          <table:table-cell table:formula="of:=JSONCOLLONG([.M207])" office:value-type="string" office:string-value="-1.62863278436716">
            <text:p>-1.62863278436716</text:p>
          </table:table-cell>
          <table:table-cell table:formula="of:=REMPLACECOLONNESAERMODEDECOLLECTE([.N207];[.O2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Winston Churchill</text:p>
          </table:table-cell>
          <table:table-cell office:value-type="string">
            <text:p>Churchil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68373417578 , -1.6134784976781]</text:p>
          </table:table-cell>
          <table:table-cell table:formula="of:=JSONCOLLAT([.M208])" office:value-type="string" office:string-value="47.2068373417578">
            <text:p>47.2068373417578</text:p>
          </table:table-cell>
          <table:table-cell table:formula="of:=JSONCOLLONG([.M208])" office:value-type="string" office:string-value="-1.6134784976781">
            <text:p>-1.6134784976781</text:p>
          </table:table-cell>
          <table:table-cell table:formula="of:=REMPLACECOLONNESAERMODEDECOLLECTE([.N208];[.O2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Hôtel de Ville</text:p>
          </table:table-cell>
          <table:table-cell office:value-type="string">
            <text:p>Hôte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07112337768 , -1.64845960966744]</text:p>
          </table:table-cell>
          <table:table-cell table:formula="of:=JSONCOLLAT([.M209])" office:value-type="string" office:string-value="47.2107112337768">
            <text:p>47.2107112337768</text:p>
          </table:table-cell>
          <table:table-cell table:formula="of:=JSONCOLLONG([.M209])" office:value-type="string" office:string-value="-1.64845960966744">
            <text:p>-1.64845960966744</text:p>
          </table:table-cell>
          <table:table-cell table:formula="of:=REMPLACECOLONNESAERMODEDECOLLECTE([.N209];[.O2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laude Bernard</text:p>
          </table:table-cell>
          <table:table-cell office:value-type="string">
            <text:p>Bernard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53737674842 , -1.61218381647834]</text:p>
          </table:table-cell>
          <table:table-cell table:formula="of:=JSONCOLLAT([.M210])" office:value-type="string" office:string-value="47.2253737674842">
            <text:p>47.2253737674842</text:p>
          </table:table-cell>
          <table:table-cell table:formula="of:=JSONCOLLONG([.M210])" office:value-type="string" office:string-value="-1.61218381647834">
            <text:p>-1.61218381647834</text:p>
          </table:table-cell>
          <table:table-cell table:formula="of:=REMPLACECOLONNESAERMODEDECOLLECTE([.N210];[.O2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Docteur Boubée</text:p>
          </table:table-cell>
          <table:table-cell office:value-type="string">
            <text:p>Boubé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081836874481 , -1.637710331946]</text:p>
          </table:table-cell>
          <table:table-cell table:formula="of:=JSONCOLLAT([.M211])" office:value-type="string" office:string-value="47.2081836874481">
            <text:p>47.2081836874481</text:p>
          </table:table-cell>
          <table:table-cell table:formula="of:=JSONCOLLONG([.M211])" office:value-type="string" office:string-value="-1.637710331946">
            <text:p>-1.637710331946</text:p>
          </table:table-cell>
          <table:table-cell table:formula="of:=REMPLACECOLONNESAERMODEDECOLLECTE([.N211];[.O2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Suzanne Lenglen</text:p>
          </table:table-cell>
          <table:table-cell office:value-type="string">
            <text:p>Lengle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89774402616 , -1.63786969372732]</text:p>
          </table:table-cell>
          <table:table-cell table:formula="of:=JSONCOLLAT([.M212])" office:value-type="string" office:string-value="47.2189774402616">
            <text:p>47.2189774402616</text:p>
          </table:table-cell>
          <table:table-cell table:formula="of:=JSONCOLLONG([.M212])" office:value-type="string" office:string-value="-1.63786969372732">
            <text:p>-1.63786969372732</text:p>
          </table:table-cell>
          <table:table-cell table:formula="of:=REMPLACECOLONNESAERMODEDECOLLECTE([.N212];[.O2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Solvardière</text:p>
          </table:table-cell>
          <table:table-cell office:value-type="string">
            <text:p>Solvar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165053290702 , -1.63573229717706]</text:p>
          </table:table-cell>
          <table:table-cell table:formula="of:=JSONCOLLAT([.M213])" office:value-type="string" office:string-value="47.2165053290702">
            <text:p>47.2165053290702</text:p>
          </table:table-cell>
          <table:table-cell table:formula="of:=JSONCOLLONG([.M213])" office:value-type="string" office:string-value="-1.63573229717706">
            <text:p>-1.63573229717706</text:p>
          </table:table-cell>
          <table:table-cell table:formula="of:=REMPLACECOLONNESAERMODEDECOLLECTE([.N213];[.O2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Océane</text:p>
          </table:table-cell>
          <table:table-cell office:value-type="string">
            <text:p>Océa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62047252852 , -1.63153058469694]</text:p>
          </table:table-cell>
          <table:table-cell table:formula="of:=JSONCOLLAT([.M214])" office:value-type="string" office:string-value="47.2262047252852">
            <text:p>47.2262047252852</text:p>
          </table:table-cell>
          <table:table-cell table:formula="of:=JSONCOLLONG([.M214])" office:value-type="string" office:string-value="-1.63153058469694">
            <text:p>-1.63153058469694</text:p>
          </table:table-cell>
          <table:table-cell table:formula="of:=REMPLACECOLONNESAERMODEDECOLLECTE([.N214];[.O214])" office:value-type="string" office:string-value=",modco_contverre,modco_contverre">
            <text:p>,modco_contverre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Océane</text:p>
          </table:table-cell>
          <table:table-cell office:value-type="string">
            <text:p>Océa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62047252852 , -1.63153058469694]</text:p>
          </table:table-cell>
          <table:table-cell table:formula="of:=JSONCOLLAT([.M215])" office:value-type="string" office:string-value="47.2262047252852">
            <text:p>47.2262047252852</text:p>
          </table:table-cell>
          <table:table-cell table:formula="of:=JSONCOLLONG([.M215])" office:value-type="string" office:string-value="-1.63153058469694">
            <text:p>-1.63153058469694</text:p>
          </table:table-cell>
          <table:table-cell table:formula="of:=REMPLACECOLONNESAERMODEDECOLLECTE([.N215];[.O215])" office:value-type="string" office:string-value=",modco_contverre,modco_contverre">
            <text:p>,modco_contverre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584293856 , -1.58998542791323]</text:p>
          </table:table-cell>
          <table:table-cell table:formula="of:=JSONCOLLAT([.M216])" office:value-type="string" office:string-value="47.2366584293856">
            <text:p>47.2366584293856</text:p>
          </table:table-cell>
          <table:table-cell table:formula="of:=JSONCOLLONG([.M216])" office:value-type="string" office:string-value="-1.58998542791323">
            <text:p>-1.58998542791323</text:p>
          </table:table-cell>
          <table:table-cell table:formula="of:=REMPLACECOLONNESAERMODEDECOLLECTE([.N216];[.O216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1201653605 , -1.58824120288856]</text:p>
          </table:table-cell>
          <table:table-cell table:formula="of:=JSONCOLLAT([.M217])" office:value-type="string" office:string-value="47.2381201653605">
            <text:p>47.2381201653605</text:p>
          </table:table-cell>
          <table:table-cell table:formula="of:=JSONCOLLONG([.M217])" office:value-type="string" office:string-value="-1.58824120288856">
            <text:p>-1.58824120288856</text:p>
          </table:table-cell>
          <table:table-cell table:formula="of:=REMPLACECOLONNESAERMODEDECOLLECTE([.N217];[.O217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ssacre</text:p>
          </table:table-cell>
          <table:table-cell office:value-type="string">
            <text:p>Massac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4794406689 , -1.58708904559655]</text:p>
          </table:table-cell>
          <table:table-cell table:formula="of:=JSONCOLLAT([.M218])" office:value-type="string" office:string-value="47.2364794406689">
            <text:p>47.2364794406689</text:p>
          </table:table-cell>
          <table:table-cell table:formula="of:=JSONCOLLONG([.M218])" office:value-type="string" office:string-value="-1.58708904559655">
            <text:p>-1.58708904559655</text:p>
          </table:table-cell>
          <table:table-cell table:formula="of:=REMPLACECOLONNESAERMODEDECOLLECTE([.N218];[.O21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55917319929 , -1.59091618105778]</text:p>
          </table:table-cell>
          <table:table-cell table:formula="of:=JSONCOLLAT([.M219])" office:value-type="string" office:string-value="47.2355917319929">
            <text:p>47.2355917319929</text:p>
          </table:table-cell>
          <table:table-cell table:formula="of:=JSONCOLLONG([.M219])" office:value-type="string" office:string-value="-1.59091618105778">
            <text:p>-1.59091618105778</text:p>
          </table:table-cell>
          <table:table-cell table:formula="of:=REMPLACECOLONNESAERMODEDECOLLECTE([.N219];[.O219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422368528 , -1.60683317819374]</text:p>
          </table:table-cell>
          <table:table-cell table:formula="of:=JSONCOLLAT([.M220])" office:value-type="string" office:string-value="47.2436422368528">
            <text:p>47.2436422368528</text:p>
          </table:table-cell>
          <table:table-cell table:formula="of:=JSONCOLLONG([.M220])" office:value-type="string" office:string-value="-1.60683317819374">
            <text:p>-1.60683317819374</text:p>
          </table:table-cell>
          <table:table-cell table:formula="of:=REMPLACECOLONNESAERMODEDECOLLECTE([.N220];[.O220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837756996 , -1.60679532687133]</text:p>
          </table:table-cell>
          <table:table-cell table:formula="of:=JSONCOLLAT([.M221])" office:value-type="string" office:string-value="47.2436837756996">
            <text:p>47.2436837756996</text:p>
          </table:table-cell>
          <table:table-cell table:formula="of:=JSONCOLLONG([.M221])" office:value-type="string" office:string-value="-1.60679532687133">
            <text:p>-1.60679532687133</text:p>
          </table:table-cell>
          <table:table-cell table:formula="of:=REMPLACECOLONNESAERMODEDECOLLECTE([.N221];[.O221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13046545017 , -1.60871250881287]</text:p>
          </table:table-cell>
          <table:table-cell table:formula="of:=JSONCOLLAT([.M222])" office:value-type="string" office:string-value="47.2413046545017">
            <text:p>47.2413046545017</text:p>
          </table:table-cell>
          <table:table-cell table:formula="of:=JSONCOLLONG([.M222])" office:value-type="string" office:string-value="-1.60871250881287">
            <text:p>-1.60871250881287</text:p>
          </table:table-cell>
          <table:table-cell table:formula="of:=REMPLACECOLONNESAERMODEDECOLLECTE([.N222];[.O22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Mozart</text:p>
          </table:table-cell>
          <table:table-cell office:value-type="string">
            <text:p>Mozar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78198693346 , -1.6051524751295]</text:p>
          </table:table-cell>
          <table:table-cell table:formula="of:=JSONCOLLAT([.M223])" office:value-type="string" office:string-value="47.2378198693346">
            <text:p>47.2378198693346</text:p>
          </table:table-cell>
          <table:table-cell table:formula="of:=JSONCOLLONG([.M223])" office:value-type="string" office:string-value="-1.6051524751295">
            <text:p>-1.6051524751295</text:p>
          </table:table-cell>
          <table:table-cell table:formula="of:=REMPLACECOLONNESAERMODEDECOLLECTE([.N223];[.O223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9196774472 , -1.60367683200432]</text:p>
          </table:table-cell>
          <table:table-cell table:formula="of:=JSONCOLLAT([.M224])" office:value-type="string" office:string-value="47.2399196774472">
            <text:p>47.2399196774472</text:p>
          </table:table-cell>
          <table:table-cell table:formula="of:=JSONCOLLONG([.M224])" office:value-type="string" office:string-value="-1.60367683200432">
            <text:p>-1.60367683200432</text:p>
          </table:table-cell>
          <table:table-cell table:formula="of:=REMPLACECOLONNESAERMODEDECOLLECTE([.N224];[.O224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Philippe Rameau</text:p>
          </table:table-cell>
          <table:table-cell office:value-type="string">
            <text:p>Rameau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216889861 , -1.60198547451413]</text:p>
          </table:table-cell>
          <table:table-cell table:formula="of:=JSONCOLLAT([.M225])" office:value-type="string" office:string-value="47.2366216889861">
            <text:p>47.2366216889861</text:p>
          </table:table-cell>
          <table:table-cell table:formula="of:=JSONCOLLONG([.M225])" office:value-type="string" office:string-value="-1.60198547451413">
            <text:p>-1.60198547451413</text:p>
          </table:table-cell>
          <table:table-cell table:formula="of:=REMPLACECOLONNESAERMODEDECOLLECTE([.N225];[.O225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Jehan Allain</text:p>
          </table:table-cell>
          <table:table-cell office:value-type="string">
            <text:p>Allai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3430460081 , -1.6033107025618]</text:p>
          </table:table-cell>
          <table:table-cell table:formula="of:=JSONCOLLAT([.M226])" office:value-type="string" office:string-value="47.2383430460081">
            <text:p>47.2383430460081</text:p>
          </table:table-cell>
          <table:table-cell table:formula="of:=JSONCOLLONG([.M226])" office:value-type="string" office:string-value="-1.6033107025618">
            <text:p>-1.6033107025618</text:p>
          </table:table-cell>
          <table:table-cell table:formula="of:=REMPLACECOLONNESAERMODEDECOLLECTE([.N226];[.O226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Vannes</text:p>
          </table:table-cell>
          <table:table-cell office:value-type="string">
            <text:p>Vann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71224913542 , -1.60787020430629]</text:p>
          </table:table-cell>
          <table:table-cell table:formula="of:=JSONCOLLAT([.M227])" office:value-type="string" office:string-value="47.2471224913542">
            <text:p>47.2471224913542</text:p>
          </table:table-cell>
          <table:table-cell table:formula="of:=JSONCOLLONG([.M227])" office:value-type="string" office:string-value="-1.60787020430629">
            <text:p>-1.60787020430629</text:p>
          </table:table-cell>
          <table:table-cell table:formula="of:=REMPLACECOLONNESAERMODEDECOLLECTE([.N227];[.O227])" office:value-type="string" office:string-value=",modco_contembjournmag,modco_contverre">
            <text:p>,modco_contembjournmag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Antonio Vivaldi</text:p>
          </table:table-cell>
          <table:table-cell office:value-type="string">
            <text:p>Vivaldi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0315610634 , -1.60288109762308]</text:p>
          </table:table-cell>
          <table:table-cell table:formula="of:=JSONCOLLAT([.M228])" office:value-type="string" office:string-value="47.2390315610634">
            <text:p>47.2390315610634</text:p>
          </table:table-cell>
          <table:table-cell table:formula="of:=JSONCOLLONG([.M228])" office:value-type="string" office:string-value="-1.60288109762308">
            <text:p>-1.60288109762308</text:p>
          </table:table-cell>
          <table:table-cell table:formula="of:=REMPLACECOLONNESAERMODEDECOLLECTE([.N228];[.O22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Claude Debussy</text:p>
          </table:table-cell>
          <table:table-cell office:value-type="string">
            <text:p>Debussy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135167761 , -1.60187203686582]</text:p>
          </table:table-cell>
          <table:table-cell table:formula="of:=JSONCOLLAT([.M229])" office:value-type="string" office:string-value="47.239135167761">
            <text:p>47.239135167761</text:p>
          </table:table-cell>
          <table:table-cell table:formula="of:=JSONCOLLONG([.M229])" office:value-type="string" office:string-value="-1.60187203686582">
            <text:p>-1.60187203686582</text:p>
          </table:table-cell>
          <table:table-cell table:formula="of:=REMPLACECOLONNESAERMODEDECOLLECTE([.N229];[.O229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50261054175 , -1.60217405352409]</text:p>
          </table:table-cell>
          <table:table-cell table:formula="of:=JSONCOLLAT([.M230])" office:value-type="string" office:string-value="47.2350261054175">
            <text:p>47.2350261054175</text:p>
          </table:table-cell>
          <table:table-cell table:formula="of:=JSONCOLLONG([.M230])" office:value-type="string" office:string-value="-1.60217405352409">
            <text:p>-1.60217405352409</text:p>
          </table:table-cell>
          <table:table-cell table:formula="of:=REMPLACECOLONNESAERMODEDECOLLECTE([.N230];[.O230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1017971638 , -1.60026219629833]</text:p>
          </table:table-cell>
          <table:table-cell table:formula="of:=JSONCOLLAT([.M231])" office:value-type="string" office:string-value="47.2341017971638">
            <text:p>47.2341017971638</text:p>
          </table:table-cell>
          <table:table-cell table:formula="of:=JSONCOLLONG([.M231])" office:value-type="string" office:string-value="-1.60026219629833">
            <text:p>-1.60026219629833</text:p>
          </table:table-cell>
          <table:table-cell table:formula="of:=REMPLACECOLONNESAERMODEDECOLLECTE([.N231];[.O231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31807896828 , -1.5960144816799]</text:p>
          </table:table-cell>
          <table:table-cell table:formula="of:=JSONCOLLAT([.M232])" office:value-type="string" office:string-value="47.2331807896828">
            <text:p>47.2331807896828</text:p>
          </table:table-cell>
          <table:table-cell table:formula="of:=JSONCOLLONG([.M232])" office:value-type="string" office:string-value="-1.5960144816799">
            <text:p>-1.5960144816799</text:p>
          </table:table-cell>
          <table:table-cell table:formula="of:=REMPLACECOLONNESAERMODEDECOLLECTE([.N232];[.O23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1081768283 , -1.60028690644185]</text:p>
          </table:table-cell>
          <table:table-cell table:formula="of:=JSONCOLLAT([.M233])" office:value-type="string" office:string-value="47.2341081768283">
            <text:p>47.2341081768283</text:p>
          </table:table-cell>
          <table:table-cell table:formula="of:=JSONCOLLONG([.M233])" office:value-type="string" office:string-value="-1.60028690644185">
            <text:p>-1.60028690644185</text:p>
          </table:table-cell>
          <table:table-cell table:formula="of:=REMPLACECOLONNESAERMODEDECOLLECTE([.N233];[.O233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1153302736 , -1.61079837601833]</text:p>
          </table:table-cell>
          <table:table-cell table:formula="of:=JSONCOLLAT([.M234])" office:value-type="string" office:string-value="47.2451153302736">
            <text:p>47.2451153302736</text:p>
          </table:table-cell>
          <table:table-cell table:formula="of:=JSONCOLLONG([.M234])" office:value-type="string" office:string-value="-1.61079837601833">
            <text:p>-1.61079837601833</text:p>
          </table:table-cell>
          <table:table-cell table:formula="of:=REMPLACECOLONNESAERMODEDECOLLECTE([.N234];[.O234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090353628 , -1.60878413185925]</text:p>
          </table:table-cell>
          <table:table-cell table:formula="of:=JSONCOLLAT([.M235])" office:value-type="string" office:string-value="47.245090353628">
            <text:p>47.245090353628</text:p>
          </table:table-cell>
          <table:table-cell table:formula="of:=JSONCOLLONG([.M235])" office:value-type="string" office:string-value="-1.60878413185925">
            <text:p>-1.60878413185925</text:p>
          </table:table-cell>
          <table:table-cell table:formula="of:=REMPLACECOLONNESAERMODEDECOLLECTE([.N235];[.O235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506781257 , -1.60682773922208]</text:p>
          </table:table-cell>
          <table:table-cell table:formula="of:=JSONCOLLAT([.M236])" office:value-type="string" office:string-value="47.2436506781257">
            <text:p>47.2436506781257</text:p>
          </table:table-cell>
          <table:table-cell table:formula="of:=JSONCOLLONG([.M236])" office:value-type="string" office:string-value="-1.60682773922208">
            <text:p>-1.60682773922208</text:p>
          </table:table-cell>
          <table:table-cell table:formula="of:=REMPLACECOLONNESAERMODEDECOLLECTE([.N236];[.O236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uphrate</text:p>
          </table:table-cell>
          <table:table-cell office:value-type="string">
            <text:p>Euphra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29942055289 , -1.60764761096892]</text:p>
          </table:table-cell>
          <table:table-cell table:formula="of:=JSONCOLLAT([.M237])" office:value-type="string" office:string-value="47.2429942055289">
            <text:p>47.2429942055289</text:p>
          </table:table-cell>
          <table:table-cell table:formula="of:=JSONCOLLONG([.M237])" office:value-type="string" office:string-value="-1.60764761096892">
            <text:p>-1.60764761096892</text:p>
          </table:table-cell>
          <table:table-cell table:formula="of:=REMPLACECOLONNESAERMODEDECOLLECTE([.N237];[.O237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Danube</text:p>
          </table:table-cell>
          <table:table-cell office:value-type="string">
            <text:p>Danub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27365248721 , -1.61068496111585]</text:p>
          </table:table-cell>
          <table:table-cell table:formula="of:=JSONCOLLAT([.M238])" office:value-type="string" office:string-value="47.2427365248721">
            <text:p>47.2427365248721</text:p>
          </table:table-cell>
          <table:table-cell table:formula="of:=JSONCOLLONG([.M238])" office:value-type="string" office:string-value="-1.61068496111585">
            <text:p>-1.61068496111585</text:p>
          </table:table-cell>
          <table:table-cell table:formula="of:=REMPLACECOLONNESAERMODEDECOLLECTE([.N238];[.O23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142903188 , -1.61163468192334]</text:p>
          </table:table-cell>
          <table:table-cell table:formula="of:=JSONCOLLAT([.M239])" office:value-type="string" office:string-value="47.2405142903188">
            <text:p>47.2405142903188</text:p>
          </table:table-cell>
          <table:table-cell table:formula="of:=JSONCOLLONG([.M239])" office:value-type="string" office:string-value="-1.61163468192334">
            <text:p>-1.61163468192334</text:p>
          </table:table-cell>
          <table:table-cell table:formula="of:=REMPLACECOLONNESAERMODEDECOLLECTE([.N239];[.O2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zambique</text:p>
          </table:table-cell>
          <table:table-cell office:value-type="string">
            <text:p>Mozambiqu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3150936685 , -1.61127843111779]</text:p>
          </table:table-cell>
          <table:table-cell table:formula="of:=JSONCOLLAT([.M240])" office:value-type="string" office:string-value="47.2383150936685">
            <text:p>47.2383150936685</text:p>
          </table:table-cell>
          <table:table-cell table:formula="of:=JSONCOLLONG([.M240])" office:value-type="string" office:string-value="-1.61127843111779">
            <text:p>-1.61127843111779</text:p>
          </table:table-cell>
          <table:table-cell table:formula="of:=REMPLACECOLONNESAERMODEDECOLLECTE([.N240];[.O240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123295194 , -1.61166181143046]</text:p>
          </table:table-cell>
          <table:table-cell table:formula="of:=JSONCOLLAT([.M241])" office:value-type="string" office:string-value="47.2405123295194">
            <text:p>47.2405123295194</text:p>
          </table:table-cell>
          <table:table-cell table:formula="of:=JSONCOLLONG([.M241])" office:value-type="string" office:string-value="-1.61166181143046">
            <text:p>-1.61166181143046</text:p>
          </table:table-cell>
          <table:table-cell table:formula="of:=REMPLACECOLONNESAERMODEDECOLLECTE([.N241];[.O241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Bourdan</text:p>
          </table:table-cell>
          <table:table-cell office:value-type="string">
            <text:p>Bourdan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8208880391 , -1.60233724822038]</text:p>
          </table:table-cell>
          <table:table-cell table:formula="of:=JSONCOLLAT([.M242])" office:value-type="string" office:string-value="47.228208880391">
            <text:p>47.228208880391</text:p>
          </table:table-cell>
          <table:table-cell table:formula="of:=JSONCOLLONG([.M242])" office:value-type="string" office:string-value="-1.60233724822038">
            <text:p>-1.60233724822038</text:p>
          </table:table-cell>
          <table:table-cell table:formula="of:=REMPLACECOLONNESAERMODEDECOLLECTE([.N242];[.O24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abelais</text:p>
          </table:table-cell>
          <table:table-cell office:value-type="string">
            <text:p>Rabela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04208705042 , -1.61733295518326]</text:p>
          </table:table-cell>
          <table:table-cell table:formula="of:=JSONCOLLAT([.M243])" office:value-type="string" office:string-value="47.2304208705042">
            <text:p>47.2304208705042</text:p>
          </table:table-cell>
          <table:table-cell table:formula="of:=JSONCOLLONG([.M243])" office:value-type="string" office:string-value="-1.61733295518326">
            <text:p>-1.61733295518326</text:p>
          </table:table-cell>
          <table:table-cell table:formula="of:=REMPLACECOLONNESAERMODEDECOLLECTE([.N243];[.O243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6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'Echouage</text:p>
          </table:table-cell>
          <table:table-cell office:value-type="string">
            <text:p>Echouag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Trentemoult</text:p>
          </table:table-cell>
          <table:table-cell office:value-type="string">
            <text:p>Loire, Sèvre et Vignoble</text:p>
          </table:table-cell>
          <table:table-cell office:value-type="string">
            <text:p>[ 47.1966315052569 , -1.55430871430337]</text:p>
          </table:table-cell>
          <table:table-cell table:formula="of:=JSONCOLLAT([.M244])" office:value-type="string" office:string-value="47.1966315052569">
            <text:p>47.1966315052569</text:p>
          </table:table-cell>
          <table:table-cell table:formula="of:=JSONCOLLONG([.M244])" office:value-type="string" office:string-value="-1.55430871430337">
            <text:p>-1.55430871430337</text:p>
          </table:table-cell>
          <table:table-cell table:formula="of:=REMPLACECOLONNESAERMODEDECOLLECTE([.N244];[.O2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aul Henri Spaak</text:p>
          </table:table-cell>
          <table:table-cell office:value-type="string">
            <text:p>Spaak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693556986127 , -1.55991557216972]</text:p>
          </table:table-cell>
          <table:table-cell table:formula="of:=JSONCOLLAT([.M245])" office:value-type="string" office:string-value="47.1693556986127">
            <text:p>47.1693556986127</text:p>
          </table:table-cell>
          <table:table-cell table:formula="of:=JSONCOLLONG([.M245])" office:value-type="string" office:string-value="-1.55991557216972">
            <text:p>-1.55991557216972</text:p>
          </table:table-cell>
          <table:table-cell table:formula="of:=REMPLACECOLONNESAERMODEDECOLLECTE([.N245];[.O2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8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 office:value-type="string">
            <text:p>Pépinières Municipales Rezé</text:p>
          </table:table-cell>
          <table:table-cell office:value-type="string">
            <text:p><text:s/></text:p>
          </table:table-cell>
          <table:table-cell office:value-type="string">
            <text:p>Rue de la Guilloterie</text:p>
          </table:table-cell>
          <table:table-cell office:value-type="string">
            <text:p>Guilloteri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05696343729 , -1.55923216006133]</text:p>
          </table:table-cell>
          <table:table-cell table:formula="of:=JSONCOLLAT([.M246])" office:value-type="string" office:string-value="47.1705696343729">
            <text:p>47.1705696343729</text:p>
          </table:table-cell>
          <table:table-cell table:formula="of:=JSONCOLLONG([.M246])" office:value-type="string" office:string-value="-1.55923216006133">
            <text:p>-1.55923216006133</text:p>
          </table:table-cell>
          <table:table-cell table:formula="of:=REMPLACECOLONNESAERMODEDECOLLECTE([.N246];[.O2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9</text:p>
          </table:table-cell>
          <table:table-cell office:value-type="string">
            <text:p>ver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Pasteur</text:p>
          </table:table-cell>
          <table:table-cell office:value-type="string">
            <text:p>Pasteu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32659637013 , -1.54893821925346]</text:p>
          </table:table-cell>
          <table:table-cell table:formula="of:=JSONCOLLAT([.M247])" office:value-type="string" office:string-value="47.1732659637013">
            <text:p>47.1732659637013</text:p>
          </table:table-cell>
          <table:table-cell table:formula="of:=JSONCOLLONG([.M247])" office:value-type="string" office:string-value="-1.54893821925346">
            <text:p>-1.54893821925346</text:p>
          </table:table-cell>
          <table:table-cell table:formula="of:=REMPLACECOLONNESAERMODEDECOLLECTE([.N247];[.O2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0</text:p>
          </table:table-cell>
          <table:table-cell office:value-type="string">
            <text:p>verre</text:p>
          </table:table-cell>
          <table:table-cell office:value-type="float" office:value="2">
            <text:p>2</text:p>
          </table:table-cell>
          <table:table-cell office:value-type="string">
            <text:p>Gymnase Arthur-Dugast</text:p>
          </table:table-cell>
          <table:table-cell office:value-type="string">
            <text:p><text:s/></text:p>
          </table:table-cell>
          <table:table-cell office:value-type="string">
            <text:p>Place de l'Europe</text:p>
          </table:table-cell>
          <table:table-cell office:value-type="string">
            <text:p>Europ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56486359582 , -1.5451703242049]</text:p>
          </table:table-cell>
          <table:table-cell table:formula="of:=JSONCOLLAT([.M248])" office:value-type="string" office:string-value="47.1656486359582">
            <text:p>47.1656486359582</text:p>
          </table:table-cell>
          <table:table-cell table:formula="of:=JSONCOLLONG([.M248])" office:value-type="string" office:string-value="-1.5451703242049">
            <text:p>-1.5451703242049</text:p>
          </table:table-cell>
          <table:table-cell table:formula="of:=REMPLACECOLONNESAERMODEDECOLLECTE([.N248];[.O2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1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et Henri Tendron</text:p>
          </table:table-cell>
          <table:table-cell office:value-type="string">
            <text:p>Tendro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87514179948 , -1.54440864905832]</text:p>
          </table:table-cell>
          <table:table-cell table:formula="of:=JSONCOLLAT([.M249])" office:value-type="string" office:string-value="47.1687514179948">
            <text:p>47.1687514179948</text:p>
          </table:table-cell>
          <table:table-cell table:formula="of:=JSONCOLLONG([.M249])" office:value-type="string" office:string-value="-1.54440864905832">
            <text:p>-1.54440864905832</text:p>
          </table:table-cell>
          <table:table-cell table:formula="of:=REMPLACECOLONNESAERMODEDECOLLECTE([.N249];[.O2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village des Epinais</text:p>
          </table:table-cell>
          <table:table-cell office:value-type="string">
            <text:p><text:s/></text:p>
          </table:table-cell>
          <table:table-cell office:value-type="string">
            <text:p>Route des Epinais</text:p>
          </table:table-cell>
          <table:table-cell office:value-type="string">
            <text:p>Epinais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371600840248 , -1.60601015464115]</text:p>
          </table:table-cell>
          <table:table-cell table:formula="of:=JSONCOLLAT([.M250])" office:value-type="string" office:string-value="47.1371600840248">
            <text:p>47.1371600840248</text:p>
          </table:table-cell>
          <table:table-cell table:formula="of:=JSONCOLLONG([.M250])" office:value-type="string" office:string-value="-1.60601015464115">
            <text:p>-1.60601015464115</text:p>
          </table:table-cell>
          <table:table-cell table:formula="of:=REMPLACECOLONNESAERMODEDECOLLECTE([.N250];[.O2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alle Héronnière</text:p>
          </table:table-cell>
          <table:table-cell office:value-type="string">
            <text:p><text:s/></text:p>
          </table:table-cell>
          <table:table-cell office:value-type="string">
            <text:p>Rue du Pressoir</text:p>
          </table:table-cell>
          <table:table-cell office:value-type="string">
            <text:p>Pressoir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25165158726 , -1.63548425859209]</text:p>
          </table:table-cell>
          <table:table-cell table:formula="of:=JSONCOLLAT([.M251])" office:value-type="string" office:string-value="47.1225165158726">
            <text:p>47.1225165158726</text:p>
          </table:table-cell>
          <table:table-cell table:formula="of:=JSONCOLLONG([.M251])" office:value-type="string" office:string-value="-1.63548425859209">
            <text:p>-1.63548425859209</text:p>
          </table:table-cell>
          <table:table-cell table:formula="of:=REMPLACECOLONNESAERMODEDECOLLECTE([.N251];[.O2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arking centre commercial</text:p>
          </table:table-cell>
          <table:table-cell office:value-type="string">
            <text:p><text:s/></text:p>
          </table:table-cell>
          <table:table-cell office:value-type="string">
            <text:p>Route de la Garotterie</text:p>
          </table:table-cell>
          <table:table-cell office:value-type="string">
            <text:p>Garotterie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61322976725 , -1.62866838656779]</text:p>
          </table:table-cell>
          <table:table-cell table:formula="of:=JSONCOLLAT([.M252])" office:value-type="string" office:string-value="47.1261322976725">
            <text:p>47.1261322976725</text:p>
          </table:table-cell>
          <table:table-cell table:formula="of:=JSONCOLLONG([.M252])" office:value-type="string" office:string-value="-1.62866838656779">
            <text:p>-1.62866838656779</text:p>
          </table:table-cell>
          <table:table-cell table:formula="of:=REMPLACECOLONNESAERMODEDECOLLECTE([.N252];[.O2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arking centre commercial</text:p>
          </table:table-cell>
          <table:table-cell office:value-type="string">
            <text:p><text:s/></text:p>
          </table:table-cell>
          <table:table-cell office:value-type="string">
            <text:p>Route de la Garotterie</text:p>
          </table:table-cell>
          <table:table-cell office:value-type="string">
            <text:p>Garotterie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61409900304 , -1.62868566195625]</text:p>
          </table:table-cell>
          <table:table-cell table:formula="of:=JSONCOLLAT([.M253])" office:value-type="string" office:string-value="47.1261409900304">
            <text:p>47.1261409900304</text:p>
          </table:table-cell>
          <table:table-cell table:formula="of:=JSONCOLLONG([.M253])" office:value-type="string" office:string-value="-1.62868566195625">
            <text:p>-1.62868566195625</text:p>
          </table:table-cell>
          <table:table-cell table:formula="of:=REMPLACECOLONNESAERMODEDECOLLECTE([.N253];[.O2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avrie</text:p>
          </table:table-cell>
          <table:table-cell office:value-type="string">
            <text:p>Fav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14202025147 , -1.59196282254832]</text:p>
          </table:table-cell>
          <table:table-cell table:formula="of:=JSONCOLLAT([.M254])" office:value-type="string" office:string-value="47.2314202025147">
            <text:p>47.2314202025147</text:p>
          </table:table-cell>
          <table:table-cell table:formula="of:=JSONCOLLONG([.M254])" office:value-type="string" office:string-value="-1.59196282254832">
            <text:p>-1.59196282254832</text:p>
          </table:table-cell>
          <table:table-cell table:formula="of:=REMPLACECOLONNESAERMODEDECOLLECTE([.N254];[.O2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ssacre</text:p>
          </table:table-cell>
          <table:table-cell office:value-type="string">
            <text:p>Massac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8271393354 , -1.58870260550049]</text:p>
          </table:table-cell>
          <table:table-cell table:formula="of:=JSONCOLLAT([.M255])" office:value-type="string" office:string-value="47.2348271393354">
            <text:p>47.2348271393354</text:p>
          </table:table-cell>
          <table:table-cell table:formula="of:=JSONCOLLONG([.M255])" office:value-type="string" office:string-value="-1.58870260550049">
            <text:p>-1.58870260550049</text:p>
          </table:table-cell>
          <table:table-cell table:formula="of:=REMPLACECOLONNESAERMODEDECOLLECTE([.N255];[.O2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ssacre</text:p>
          </table:table-cell>
          <table:table-cell office:value-type="string">
            <text:p>Massac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496578529 , -1.58707060618777]</text:p>
          </table:table-cell>
          <table:table-cell table:formula="of:=JSONCOLLAT([.M256])" office:value-type="string" office:string-value="47.236496578529">
            <text:p>47.236496578529</text:p>
          </table:table-cell>
          <table:table-cell table:formula="of:=JSONCOLLONG([.M256])" office:value-type="string" office:string-value="-1.58707060618777">
            <text:p>-1.58707060618777</text:p>
          </table:table-cell>
          <table:table-cell table:formula="of:=REMPLACECOLONNESAERMODEDECOLLECTE([.N256];[.O2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56087675126 , -1.59090076578291]</text:p>
          </table:table-cell>
          <table:table-cell table:formula="of:=JSONCOLLAT([.M257])" office:value-type="string" office:string-value="47.2356087675126">
            <text:p>47.2356087675126</text:p>
          </table:table-cell>
          <table:table-cell table:formula="of:=JSONCOLLONG([.M257])" office:value-type="string" office:string-value="-1.59090076578291">
            <text:p>-1.59090076578291</text:p>
          </table:table-cell>
          <table:table-cell table:formula="of:=REMPLACECOLONNESAERMODEDECOLLECTE([.N257];[.O2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755677056 , -1.58996698936744]</text:p>
          </table:table-cell>
          <table:table-cell table:formula="of:=JSONCOLLAT([.M258])" office:value-type="string" office:string-value="47.2366755677056">
            <text:p>47.2366755677056</text:p>
          </table:table-cell>
          <table:table-cell table:formula="of:=JSONCOLLONG([.M258])" office:value-type="string" office:string-value="-1.58996698936744">
            <text:p>-1.58996698936744</text:p>
          </table:table-cell>
          <table:table-cell table:formula="of:=REMPLACECOLONNESAERMODEDECOLLECTE([.N258];[.O2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araudière</text:p>
          </table:table-cell>
          <table:table-cell office:value-type="string">
            <text:p>Bar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1298408724 , -1.5882297915406]</text:p>
          </table:table-cell>
          <table:table-cell table:formula="of:=JSONCOLLAT([.M259])" office:value-type="string" office:string-value="47.2381298408724">
            <text:p>47.2381298408724</text:p>
          </table:table-cell>
          <table:table-cell table:formula="of:=JSONCOLLONG([.M259])" office:value-type="string" office:string-value="-1.5882297915406">
            <text:p>-1.5882297915406</text:p>
          </table:table-cell>
          <table:table-cell table:formula="of:=REMPLACECOLONNESAERMODEDECOLLECTE([.N259];[.O2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Genêts</text:p>
          </table:table-cell>
          <table:table-cell office:value-type="string">
            <text:p>Genêt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5034564875 , -1.59337845852669]</text:p>
          </table:table-cell>
          <table:table-cell table:formula="of:=JSONCOLLAT([.M260])" office:value-type="string" office:string-value="47.2385034564875">
            <text:p>47.2385034564875</text:p>
          </table:table-cell>
          <table:table-cell table:formula="of:=JSONCOLLONG([.M260])" office:value-type="string" office:string-value="-1.59337845852669">
            <text:p>-1.59337845852669</text:p>
          </table:table-cell>
          <table:table-cell table:formula="of:=REMPLACECOLONNESAERMODEDECOLLECTE([.N260];[.O2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Cheverny</text:p>
          </table:table-cell>
          <table:table-cell office:value-type="string">
            <text:p>Cheverny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3304606534 , -1.59696435296837]</text:p>
          </table:table-cell>
          <table:table-cell table:formula="of:=JSONCOLLAT([.M261])" office:value-type="string" office:string-value="47.2403304606534">
            <text:p>47.2403304606534</text:p>
          </table:table-cell>
          <table:table-cell table:formula="of:=JSONCOLLONG([.M261])" office:value-type="string" office:string-value="-1.59696435296837">
            <text:p>-1.59696435296837</text:p>
          </table:table-cell>
          <table:table-cell table:formula="of:=REMPLACECOLONNESAERMODEDECOLLECTE([.N261];[.O2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Cheverny</text:p>
          </table:table-cell>
          <table:table-cell office:value-type="string">
            <text:p>Cheverny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4574205567 , -1.60282064681785]</text:p>
          </table:table-cell>
          <table:table-cell table:formula="of:=JSONCOLLAT([.M262])" office:value-type="string" office:string-value="47.2434574205567">
            <text:p>47.2434574205567</text:p>
          </table:table-cell>
          <table:table-cell table:formula="of:=JSONCOLLONG([.M262])" office:value-type="string" office:string-value="-1.60282064681785">
            <text:p>-1.60282064681785</text:p>
          </table:table-cell>
          <table:table-cell table:formula="of:=REMPLACECOLONNESAERMODEDECOLLECTE([.N262];[.O2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657087828 , -1.60681066347387]</text:p>
          </table:table-cell>
          <table:table-cell table:formula="of:=JSONCOLLAT([.M263])" office:value-type="string" office:string-value="47.2436657087828">
            <text:p>47.2436657087828</text:p>
          </table:table-cell>
          <table:table-cell table:formula="of:=JSONCOLLONG([.M263])" office:value-type="string" office:string-value="-1.60681066347387">
            <text:p>-1.60681066347387</text:p>
          </table:table-cell>
          <table:table-cell table:formula="of:=REMPLACECOLONNESAERMODEDECOLLECTE([.N263];[.O2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centre La Tourmaline</text:p>
          </table:table-cell>
          <table:table-cell office:value-type="string">
            <text:p><text:s/></text:p>
          </table:table-cell>
          <table:table-cell office:value-type="string">
            <text:p>Chemin du Breil</text:p>
          </table:table-cell>
          <table:table-cell office:value-type="string">
            <text:p>Brei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02714056742 , -1.63263106511939]</text:p>
          </table:table-cell>
          <table:table-cell table:formula="of:=JSONCOLLAT([.M264])" office:value-type="string" office:string-value="47.2202714056742">
            <text:p>47.2202714056742</text:p>
          </table:table-cell>
          <table:table-cell table:formula="of:=JSONCOLLONG([.M264])" office:value-type="string" office:string-value="-1.63263106511939">
            <text:p>-1.63263106511939</text:p>
          </table:table-cell>
          <table:table-cell table:formula="of:=REMPLACECOLONNESAERMODEDECOLLECTE([.N264];[.O2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Vannes</text:p>
          </table:table-cell>
          <table:table-cell office:value-type="string">
            <text:p>Vann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71224913542 , -1.60787020430629]</text:p>
          </table:table-cell>
          <table:table-cell table:formula="of:=JSONCOLLAT([.M265])" office:value-type="string" office:string-value="47.2471224913542">
            <text:p>47.2471224913542</text:p>
          </table:table-cell>
          <table:table-cell table:formula="of:=JSONCOLLONG([.M265])" office:value-type="string" office:string-value="-1.60787020430629">
            <text:p>-1.60787020430629</text:p>
          </table:table-cell>
          <table:table-cell table:formula="of:=REMPLACECOLONNESAERMODEDECOLLECTE([.N265];[.O265])" office:value-type="string" office:string-value=",modco_contembjournmag,modco_contverre">
            <text:p>,modco_contembjournmag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ousselière</text:p>
          </table:table-cell>
          <table:table-cell office:value-type="string">
            <text:p>Roussel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40790692798 , -1.63742535777356]</text:p>
          </table:table-cell>
          <table:table-cell table:formula="of:=JSONCOLLAT([.M266])" office:value-type="string" office:string-value="47.2440790692798">
            <text:p>47.2440790692798</text:p>
          </table:table-cell>
          <table:table-cell table:formula="of:=JSONCOLLONG([.M266])" office:value-type="string" office:string-value="-1.63742535777356">
            <text:p>-1.63742535777356</text:p>
          </table:table-cell>
          <table:table-cell table:formula="of:=REMPLACECOLONNESAERMODEDECOLLECTE([.N266];[.O266])" office:value-type="string" office:string-value=",modco_contverre,modco_contverre">
            <text:p>,modco_contverre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ousselière</text:p>
          </table:table-cell>
          <table:table-cell office:value-type="string">
            <text:p>Roussel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40790692798 , -1.63742535777356]</text:p>
          </table:table-cell>
          <table:table-cell table:formula="of:=JSONCOLLAT([.M267])" office:value-type="string" office:string-value="47.2440790692798">
            <text:p>47.2440790692798</text:p>
          </table:table-cell>
          <table:table-cell table:formula="of:=JSONCOLLONG([.M267])" office:value-type="string" office:string-value="-1.63742535777356">
            <text:p>-1.63742535777356</text:p>
          </table:table-cell>
          <table:table-cell table:formula="of:=REMPLACECOLONNESAERMODEDECOLLECTE([.N267];[.O267])" office:value-type="string" office:string-value=",modco_contverre,modco_contverre">
            <text:p>,modco_contverre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ivaudière</text:p>
          </table:table-cell>
          <table:table-cell office:value-type="string">
            <text:p>Rivaud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34281749326 , -1.65176365012628]</text:p>
          </table:table-cell>
          <table:table-cell table:formula="of:=JSONCOLLAT([.M268])" office:value-type="string" office:string-value="47.2234281749326">
            <text:p>47.2234281749326</text:p>
          </table:table-cell>
          <table:table-cell table:formula="of:=JSONCOLLONG([.M268])" office:value-type="string" office:string-value="-1.65176365012628">
            <text:p>-1.65176365012628</text:p>
          </table:table-cell>
          <table:table-cell table:formula="of:=REMPLACECOLONNESAERMODEDECOLLECTE([.N268];[.O2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utelier</text:p>
          </table:table-cell>
          <table:table-cell office:value-type="string">
            <text:p>Coutelier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Bourg</text:p>
          </table:table-cell>
          <table:table-cell office:value-type="string">
            <text:p>Loire-Chézine</text:p>
          </table:table-cell>
          <table:table-cell office:value-type="string">
            <text:p>[ 47.2242525616808 , -1.64717158724758]</text:p>
          </table:table-cell>
          <table:table-cell table:formula="of:=JSONCOLLAT([.M269])" office:value-type="string" office:string-value="47.2242525616808">
            <text:p>47.2242525616808</text:p>
          </table:table-cell>
          <table:table-cell table:formula="of:=JSONCOLLONG([.M269])" office:value-type="string" office:string-value="-1.64717158724758">
            <text:p>-1.64717158724758</text:p>
          </table:table-cell>
          <table:table-cell table:formula="of:=REMPLACECOLONNESAERMODEDECOLLECTE([.N269];[.O2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Platanes</text:p>
          </table:table-cell>
          <table:table-cell office:value-type="string">
            <text:p>Platan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018813567852 , -1.61801108473731]</text:p>
          </table:table-cell>
          <table:table-cell table:formula="of:=JSONCOLLAT([.M270])" office:value-type="string" office:string-value="47.2018813567852">
            <text:p>47.2018813567852</text:p>
          </table:table-cell>
          <table:table-cell table:formula="of:=JSONCOLLONG([.M270])" office:value-type="string" office:string-value="-1.61801108473731">
            <text:p>-1.61801108473731</text:p>
          </table:table-cell>
          <table:table-cell table:formula="of:=REMPLACECOLONNESAERMODEDECOLLECTE([.N270];[.O2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6112745562 , -1.60535541889371]</text:p>
          </table:table-cell>
          <table:table-cell table:formula="of:=JSONCOLLAT([.M271])" office:value-type="string" office:string-value="47.2156112745562">
            <text:p>47.2156112745562</text:p>
          </table:table-cell>
          <table:table-cell table:formula="of:=JSONCOLLONG([.M271])" office:value-type="string" office:string-value="-1.60535541889371">
            <text:p>-1.60535541889371</text:p>
          </table:table-cell>
          <table:table-cell table:formula="of:=REMPLACECOLONNESAERMODEDECOLLECTE([.N271];[.O2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1281544164 , -1.60872444163399]</text:p>
          </table:table-cell>
          <table:table-cell table:formula="of:=JSONCOLLAT([.M272])" office:value-type="string" office:string-value="47.241281544164">
            <text:p>47.241281544164</text:p>
          </table:table-cell>
          <table:table-cell table:formula="of:=JSONCOLLONG([.M272])" office:value-type="string" office:string-value="-1.60872444163399">
            <text:p>-1.60872444163399</text:p>
          </table:table-cell>
          <table:table-cell table:formula="of:=REMPLACECOLONNESAERMODEDECOLLECTE([.N272];[.O2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hébaudières</text:p>
          </table:table-cell>
          <table:table-cell office:value-type="string">
            <text:p>Théb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36358025252 , -1.60684028043712]</text:p>
          </table:table-cell>
          <table:table-cell table:formula="of:=JSONCOLLAT([.M273])" office:value-type="string" office:string-value="47.2436358025252">
            <text:p>47.2436358025252</text:p>
          </table:table-cell>
          <table:table-cell table:formula="of:=JSONCOLLONG([.M273])" office:value-type="string" office:string-value="-1.60684028043712">
            <text:p>-1.60684028043712</text:p>
          </table:table-cell>
          <table:table-cell table:formula="of:=REMPLACECOLONNESAERMODEDECOLLECTE([.N273];[.O2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ngo</text:p>
          </table:table-cell>
          <table:table-cell office:value-type="string">
            <text:p>Congo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6451443177 , -1.60546177284716]</text:p>
          </table:table-cell>
          <table:table-cell table:formula="of:=JSONCOLLAT([.M274])" office:value-type="string" office:string-value="47.2386451443177">
            <text:p>47.2386451443177</text:p>
          </table:table-cell>
          <table:table-cell table:formula="of:=JSONCOLLONG([.M274])" office:value-type="string" office:string-value="-1.60546177284716">
            <text:p>-1.60546177284716</text:p>
          </table:table-cell>
          <table:table-cell table:formula="of:=REMPLACECOLONNESAERMODEDECOLLECTE([.N274];[.O2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Mozart</text:p>
          </table:table-cell>
          <table:table-cell office:value-type="string">
            <text:p>Mozar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77915610793 , -1.60516554084062]</text:p>
          </table:table-cell>
          <table:table-cell table:formula="of:=JSONCOLLAT([.M275])" office:value-type="string" office:string-value="47.2377915610793">
            <text:p>47.2377915610793</text:p>
          </table:table-cell>
          <table:table-cell table:formula="of:=JSONCOLLONG([.M275])" office:value-type="string" office:string-value="-1.60516554084062">
            <text:p>-1.60516554084062</text:p>
          </table:table-cell>
          <table:table-cell table:formula="of:=REMPLACECOLONNESAERMODEDECOLLECTE([.N275];[.O2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9236950087 , -1.6036498541381]</text:p>
          </table:table-cell>
          <table:table-cell table:formula="of:=JSONCOLLAT([.M276])" office:value-type="string" office:string-value="47.2399236950087">
            <text:p>47.2399236950087</text:p>
          </table:table-cell>
          <table:table-cell table:formula="of:=JSONCOLLONG([.M276])" office:value-type="string" office:string-value="-1.6036498541381">
            <text:p>-1.6036498541381</text:p>
          </table:table-cell>
          <table:table-cell table:formula="of:=REMPLACECOLONNESAERMODEDECOLLECTE([.N276];[.O2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Philippe Rameau</text:p>
          </table:table-cell>
          <table:table-cell office:value-type="string">
            <text:p>Rameau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66434079849 , -1.60198404326132]</text:p>
          </table:table-cell>
          <table:table-cell table:formula="of:=JSONCOLLAT([.M277])" office:value-type="string" office:string-value="47.2366434079849">
            <text:p>47.2366434079849</text:p>
          </table:table-cell>
          <table:table-cell table:formula="of:=JSONCOLLONG([.M277])" office:value-type="string" office:string-value="-1.60198404326132">
            <text:p>-1.60198404326132</text:p>
          </table:table-cell>
          <table:table-cell table:formula="of:=REMPLACECOLONNESAERMODEDECOLLECTE([.N277];[.O2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Antonio Vivaldi</text:p>
          </table:table-cell>
          <table:table-cell office:value-type="string">
            <text:p>Vivaldi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011387733 , -1.60286749056127]</text:p>
          </table:table-cell>
          <table:table-cell table:formula="of:=JSONCOLLAT([.M278])" office:value-type="string" office:string-value="47.239011387733">
            <text:p>47.239011387733</text:p>
          </table:table-cell>
          <table:table-cell table:formula="of:=JSONCOLLONG([.M278])" office:value-type="string" office:string-value="-1.60286749056127">
            <text:p>-1.60286749056127</text:p>
          </table:table-cell>
          <table:table-cell table:formula="of:=REMPLACECOLONNESAERMODEDECOLLECTE([.N278];[.O2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Naudières</text:p>
          </table:table-cell>
          <table:table-cell office:value-type="string">
            <text:p>Naudièr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97997961183 , -1.60196036449172]</text:p>
          </table:table-cell>
          <table:table-cell table:formula="of:=JSONCOLLAT([.M279])" office:value-type="string" office:string-value="47.2397997961183">
            <text:p>47.2397997961183</text:p>
          </table:table-cell>
          <table:table-cell table:formula="of:=JSONCOLLONG([.M279])" office:value-type="string" office:string-value="-1.60196036449172">
            <text:p>-1.60196036449172</text:p>
          </table:table-cell>
          <table:table-cell table:formula="of:=REMPLACECOLONNESAERMODEDECOLLECTE([.N279];[.O2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Maquis de Saffré</text:p>
          </table:table-cell>
          <table:table-cell office:value-type="string">
            <text:p>Saffré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102657785 , -1.59817176227924]</text:p>
          </table:table-cell>
          <table:table-cell table:formula="of:=JSONCOLLAT([.M280])" office:value-type="string" office:string-value="47.238102657785">
            <text:p>47.238102657785</text:p>
          </table:table-cell>
          <table:table-cell table:formula="of:=JSONCOLLONG([.M280])" office:value-type="string" office:string-value="-1.59817176227924">
            <text:p>-1.59817176227924</text:p>
          </table:table-cell>
          <table:table-cell table:formula="of:=REMPLACECOLONNESAERMODEDECOLLECTE([.N280];[.O2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Grands Bois</text:p>
          </table:table-cell>
          <table:table-cell office:value-type="string">
            <text:p>Grand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75386911551 , -1.59546514510685]</text:p>
          </table:table-cell>
          <table:table-cell table:formula="of:=JSONCOLLAT([.M281])" office:value-type="string" office:string-value="47.2375386911551">
            <text:p>47.2375386911551</text:p>
          </table:table-cell>
          <table:table-cell table:formula="of:=JSONCOLLONG([.M281])" office:value-type="string" office:string-value="-1.59546514510685">
            <text:p>-1.59546514510685</text:p>
          </table:table-cell>
          <table:table-cell table:formula="of:=REMPLACECOLONNESAERMODEDECOLLECTE([.N281];[.O2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1044207348 , -1.60027602474368]</text:p>
          </table:table-cell>
          <table:table-cell table:formula="of:=JSONCOLLAT([.M282])" office:value-type="string" office:string-value="47.2341044207348">
            <text:p>47.2341044207348</text:p>
          </table:table-cell>
          <table:table-cell table:formula="of:=JSONCOLLONG([.M282])" office:value-type="string" office:string-value="-1.60027602474368">
            <text:p>-1.60027602474368</text:p>
          </table:table-cell>
          <table:table-cell table:formula="of:=REMPLACECOLONNESAERMODEDECOLLECTE([.N282];[.O2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Val de Chézine</text:p>
          </table:table-cell>
          <table:table-cell office:value-type="string">
            <text:p>Va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40980926677 , -1.60024980335722]</text:p>
          </table:table-cell>
          <table:table-cell table:formula="of:=JSONCOLLAT([.M283])" office:value-type="string" office:string-value="47.2340980926677">
            <text:p>47.2340980926677</text:p>
          </table:table-cell>
          <table:table-cell table:formula="of:=JSONCOLLONG([.M283])" office:value-type="string" office:string-value="-1.60024980335722">
            <text:p>-1.60024980335722</text:p>
          </table:table-cell>
          <table:table-cell table:formula="of:=REMPLACECOLONNESAERMODEDECOLLECTE([.N283];[.O2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1215633364 , -1.61076701335889]</text:p>
          </table:table-cell>
          <table:table-cell table:formula="of:=JSONCOLLAT([.M284])" office:value-type="string" office:string-value="47.2451215633364">
            <text:p>47.2451215633364</text:p>
          </table:table-cell>
          <table:table-cell table:formula="of:=JSONCOLLONG([.M284])" office:value-type="string" office:string-value="-1.61076701335889">
            <text:p>-1.61076701335889</text:p>
          </table:table-cell>
          <table:table-cell table:formula="of:=REMPLACECOLONNESAERMODEDECOLLECTE([.N284];[.O2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183097393 , -1.61160770435366]</text:p>
          </table:table-cell>
          <table:table-cell table:formula="of:=JSONCOLLAT([.M285])" office:value-type="string" office:string-value="47.2405183097393">
            <text:p>47.2405183097393</text:p>
          </table:table-cell>
          <table:table-cell table:formula="of:=JSONCOLLONG([.M285])" office:value-type="string" office:string-value="-1.61160770435366">
            <text:p>-1.61160770435366</text:p>
          </table:table-cell>
          <table:table-cell table:formula="of:=REMPLACECOLONNESAERMODEDECOLLECTE([.N285];[.O2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ngevinière</text:p>
          </table:table-cell>
          <table:table-cell office:value-type="string">
            <text:p>Angevin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50821191146 , -1.60878352448255]</text:p>
          </table:table-cell>
          <table:table-cell table:formula="of:=JSONCOLLAT([.M286])" office:value-type="string" office:string-value="47.2450821191146">
            <text:p>47.2450821191146</text:p>
          </table:table-cell>
          <table:table-cell table:formula="of:=JSONCOLLONG([.M286])" office:value-type="string" office:string-value="-1.60878352448255">
            <text:p>-1.60878352448255</text:p>
          </table:table-cell>
          <table:table-cell table:formula="of:=REMPLACECOLONNESAERMODEDECOLLECTE([.N286];[.O2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uphrate</text:p>
          </table:table-cell>
          <table:table-cell office:value-type="string">
            <text:p>Euphrat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29792781399 , -1.60766166329241]</text:p>
          </table:table-cell>
          <table:table-cell table:formula="of:=JSONCOLLAT([.M287])" office:value-type="string" office:string-value="47.2429792781399">
            <text:p>47.2429792781399</text:p>
          </table:table-cell>
          <table:table-cell table:formula="of:=JSONCOLLONG([.M287])" office:value-type="string" office:string-value="-1.60766166329241">
            <text:p>-1.60766166329241</text:p>
          </table:table-cell>
          <table:table-cell table:formula="of:=REMPLACECOLONNESAERMODEDECOLLECTE([.N287];[.O2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zambique</text:p>
          </table:table-cell>
          <table:table-cell office:value-type="string">
            <text:p>Mozambiqu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382991365053 , -1.61129240524874]</text:p>
          </table:table-cell>
          <table:table-cell table:formula="of:=JSONCOLLAT([.M288])" office:value-type="string" office:string-value="47.2382991365053">
            <text:p>47.2382991365053</text:p>
          </table:table-cell>
          <table:table-cell table:formula="of:=JSONCOLLONG([.M288])" office:value-type="string" office:string-value="-1.61129240524874">
            <text:p>-1.61129240524874</text:p>
          </table:table-cell>
          <table:table-cell table:formula="of:=REMPLACECOLONNESAERMODEDECOLLECTE([.N288];[.O2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Zambèze</text:p>
          </table:table-cell>
          <table:table-cell office:value-type="string">
            <text:p>Zambèz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Nord</text:p>
          </table:table-cell>
          <table:table-cell office:value-type="string">
            <text:p>Loire-Chézine</text:p>
          </table:table-cell>
          <table:table-cell office:value-type="string">
            <text:p>[ 47.2405243877808 , -1.61158087871838]</text:p>
          </table:table-cell>
          <table:table-cell table:formula="of:=JSONCOLLAT([.M289])" office:value-type="string" office:string-value="47.2405243877808">
            <text:p>47.2405243877808</text:p>
          </table:table-cell>
          <table:table-cell table:formula="of:=JSONCOLLONG([.M289])" office:value-type="string" office:string-value="-1.61158087871838">
            <text:p>-1.61158087871838</text:p>
          </table:table-cell>
          <table:table-cell table:formula="of:=REMPLACECOLONNESAERMODEDECOLLECTE([.N289];[.O2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uy Mocquet</text:p>
          </table:table-cell>
          <table:table-cell office:value-type="string">
            <text:p>Mocque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90774930387 , -1.59880935613358]</text:p>
          </table:table-cell>
          <table:table-cell table:formula="of:=JSONCOLLAT([.M290])" office:value-type="string" office:string-value="47.2290774930387">
            <text:p>47.2290774930387</text:p>
          </table:table-cell>
          <table:table-cell table:formula="of:=JSONCOLLONG([.M290])" office:value-type="string" office:string-value="-1.59880935613358">
            <text:p>-1.59880935613358</text:p>
          </table:table-cell>
          <table:table-cell table:formula="of:=REMPLACECOLONNESAERMODEDECOLLECTE([.N290];[.O2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abelais</text:p>
          </table:table-cell>
          <table:table-cell office:value-type="string">
            <text:p>Rabelai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304260242177 , -1.61730303691776]</text:p>
          </table:table-cell>
          <table:table-cell table:formula="of:=JSONCOLLAT([.M291])" office:value-type="string" office:string-value="47.2304260242177">
            <text:p>47.2304260242177</text:p>
          </table:table-cell>
          <table:table-cell table:formula="of:=JSONCOLLONG([.M291])" office:value-type="string" office:string-value="-1.61730303691776">
            <text:p>-1.61730303691776</text:p>
          </table:table-cell>
          <table:table-cell table:formula="of:=REMPLACECOLONNESAERMODEDECOLLECTE([.N291];[.O2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ondorcet</text:p>
          </table:table-cell>
          <table:table-cell office:value-type="string">
            <text:p>Condorce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91829817014 , -1.60792171343521]</text:p>
          </table:table-cell>
          <table:table-cell table:formula="of:=JSONCOLLAT([.M292])" office:value-type="string" office:string-value="47.2291829817014">
            <text:p>47.2291829817014</text:p>
          </table:table-cell>
          <table:table-cell table:formula="of:=JSONCOLLONG([.M292])" office:value-type="string" office:string-value="-1.60792171343521">
            <text:p>-1.60792171343521</text:p>
          </table:table-cell>
          <table:table-cell table:formula="of:=REMPLACECOLONNESAERMODEDECOLLECTE([.N292];[.O2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s Moulins</text:p>
          </table:table-cell>
          <table:table-cell office:value-type="string">
            <text:p>B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84749422918 , -1.60626676161911]</text:p>
          </table:table-cell>
          <table:table-cell table:formula="of:=JSONCOLLAT([.M293])" office:value-type="string" office:string-value="47.2284749422918">
            <text:p>47.2284749422918</text:p>
          </table:table-cell>
          <table:table-cell table:formula="of:=JSONCOLLONG([.M293])" office:value-type="string" office:string-value="-1.60626676161911">
            <text:p>-1.60626676161911</text:p>
          </table:table-cell>
          <table:table-cell table:formula="of:=REMPLACECOLONNESAERMODEDECOLLECTE([.N293];[.O2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auts Moulins</text:p>
          </table:table-cell>
          <table:table-cell office:value-type="string">
            <text:p>Haut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5904098033 , -1.60823745731853]</text:p>
          </table:table-cell>
          <table:table-cell table:formula="of:=JSONCOLLAT([.M294])" office:value-type="string" office:string-value="47.225904098033">
            <text:p>47.225904098033</text:p>
          </table:table-cell>
          <table:table-cell table:formula="of:=JSONCOLLONG([.M294])" office:value-type="string" office:string-value="-1.60823745731853">
            <text:p>-1.60823745731853</text:p>
          </table:table-cell>
          <table:table-cell table:formula="of:=REMPLACECOLONNESAERMODEDECOLLECTE([.N294];[.O2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7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Vincent Gâche</text:p>
          </table:table-cell>
          <table:table-cell office:value-type="string">
            <text:p>Gâch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6757621487 , -1.54237216817923]</text:p>
          </table:table-cell>
          <table:table-cell table:formula="of:=JSONCOLLAT([.M295])" office:value-type="string" office:string-value="47.2076757621487">
            <text:p>47.2076757621487</text:p>
          </table:table-cell>
          <table:table-cell table:formula="of:=JSONCOLLONG([.M295])" office:value-type="string" office:string-value="-1.54237216817923">
            <text:p>-1.54237216817923</text:p>
          </table:table-cell>
          <table:table-cell table:formula="of:=REMPLACECOLONNESAERMODEDECOLLECTE([.N295];[.O29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Vincent Gâche</text:p>
          </table:table-cell>
          <table:table-cell office:value-type="string">
            <text:p>Gâch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6544503733 , -1.5423615382569]</text:p>
          </table:table-cell>
          <table:table-cell table:formula="of:=JSONCOLLAT([.M296])" office:value-type="string" office:string-value="47.2076544503733">
            <text:p>47.2076544503733</text:p>
          </table:table-cell>
          <table:table-cell table:formula="of:=JSONCOLLONG([.M296])" office:value-type="string" office:string-value="-1.5423615382569">
            <text:p>-1.5423615382569</text:p>
          </table:table-cell>
          <table:table-cell table:formula="of:=REMPLACECOLONNESAERMODEDECOLLECTE([.N296];[.O2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9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Esnoult des Châtelets</text:p>
          </table:table-cell>
          <table:table-cell office:value-type="string">
            <text:p>Châtelet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4108047686 , -1.54141816145543]</text:p>
          </table:table-cell>
          <table:table-cell table:formula="of:=JSONCOLLAT([.M297])" office:value-type="string" office:string-value="47.1964108047686">
            <text:p>47.1964108047686</text:p>
          </table:table-cell>
          <table:table-cell table:formula="of:=JSONCOLLONG([.M297])" office:value-type="string" office:string-value="-1.54141816145543">
            <text:p>-1.54141816145543</text:p>
          </table:table-cell>
          <table:table-cell table:formula="of:=REMPLACECOLONNESAERMODEDECOLLECTE([.N297];[.O29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snoult des Châtelets</text:p>
          </table:table-cell>
          <table:table-cell office:value-type="string">
            <text:p>Châtelet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3903060861 , -1.54138336987138]</text:p>
          </table:table-cell>
          <table:table-cell table:formula="of:=JSONCOLLAT([.M298])" office:value-type="string" office:string-value="47.1963903060861">
            <text:p>47.1963903060861</text:p>
          </table:table-cell>
          <table:table-cell table:formula="of:=JSONCOLLONG([.M298])" office:value-type="string" office:string-value="-1.54138336987138">
            <text:p>-1.54138336987138</text:p>
          </table:table-cell>
          <table:table-cell table:formula="of:=REMPLACECOLONNESAERMODEDECOLLECTE([.N298];[.O2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Esnoult des Châtelets</text:p>
          </table:table-cell>
          <table:table-cell office:value-type="string">
            <text:p>Châtelet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4055305528 , -1.54136025001547]</text:p>
          </table:table-cell>
          <table:table-cell table:formula="of:=JSONCOLLAT([.M299])" office:value-type="string" office:string-value="47.1964055305528">
            <text:p>47.1964055305528</text:p>
          </table:table-cell>
          <table:table-cell table:formula="of:=JSONCOLLONG([.M299])" office:value-type="string" office:string-value="-1.54136025001547">
            <text:p>-1.54136025001547</text:p>
          </table:table-cell>
          <table:table-cell table:formula="of:=REMPLACECOLONNESAERMODEDECOLLECTE([.N299];[.O29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Duclos</text:p>
          </table:table-cell>
          <table:table-cell office:value-type="string">
            <text:p>Duclo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3149278497 , -1.54323911606732]</text:p>
          </table:table-cell>
          <table:table-cell table:formula="of:=JSONCOLLAT([.M300])" office:value-type="string" office:string-value="47.2393149278497">
            <text:p>47.2393149278497</text:p>
          </table:table-cell>
          <table:table-cell table:formula="of:=JSONCOLLONG([.M300])" office:value-type="string" office:string-value="-1.54323911606732">
            <text:p>-1.54323911606732</text:p>
          </table:table-cell>
          <table:table-cell table:formula="of:=REMPLACECOLONNESAERMODEDECOLLECTE([.N300];[.O3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3</text:p>
          </table:table-cell>
          <table:table-cell office:value-type="string">
            <text:p>plastiqu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Duclos</text:p>
          </table:table-cell>
          <table:table-cell office:value-type="string">
            <text:p>Duclo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3405987251 , -1.54321219022544]</text:p>
          </table:table-cell>
          <table:table-cell table:formula="of:=JSONCOLLAT([.M301])" office:value-type="string" office:string-value="47.2393405987251">
            <text:p>47.2393405987251</text:p>
          </table:table-cell>
          <table:table-cell table:formula="of:=JSONCOLLONG([.M301])" office:value-type="string" office:string-value="-1.54321219022544">
            <text:p>-1.54321219022544</text:p>
          </table:table-cell>
          <table:table-cell table:formula="of:=REMPLACECOLONNESAERMODEDECOLLECTE([.N301];[.O30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489347414 , -1.54095932267289]</text:p>
          </table:table-cell>
          <table:table-cell table:formula="of:=JSONCOLLAT([.M302])" office:value-type="string" office:string-value="47.214489347414">
            <text:p>47.214489347414</text:p>
          </table:table-cell>
          <table:table-cell table:formula="of:=JSONCOLLONG([.M302])" office:value-type="string" office:string-value="-1.54095932267289">
            <text:p>-1.54095932267289</text:p>
          </table:table-cell>
          <table:table-cell table:formula="of:=REMPLACECOLONNESAERMODEDECOLLECTE([.N302];[.O3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Etienne Flandin</text:p>
          </table:table-cell>
          <table:table-cell office:value-type="string">
            <text:p>Fland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1248043213 , -1.53953047168848]</text:p>
          </table:table-cell>
          <table:table-cell table:formula="of:=JSONCOLLAT([.M303])" office:value-type="string" office:string-value="47.2031248043213">
            <text:p>47.2031248043213</text:p>
          </table:table-cell>
          <table:table-cell table:formula="of:=JSONCOLLONG([.M303])" office:value-type="string" office:string-value="-1.53953047168848">
            <text:p>-1.53953047168848</text:p>
          </table:table-cell>
          <table:table-cell table:formula="of:=REMPLACECOLONNESAERMODEDECOLLECTE([.N303];[.O30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Etienne Flandin</text:p>
          </table:table-cell>
          <table:table-cell office:value-type="string">
            <text:p>Fland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1142432263 , -1.53950699520862]</text:p>
          </table:table-cell>
          <table:table-cell table:formula="of:=JSONCOLLAT([.M304])" office:value-type="string" office:string-value="47.2031142432263">
            <text:p>47.2031142432263</text:p>
          </table:table-cell>
          <table:table-cell table:formula="of:=JSONCOLLONG([.M304])" office:value-type="string" office:string-value="-1.53950699520862">
            <text:p>-1.53950699520862</text:p>
          </table:table-cell>
          <table:table-cell table:formula="of:=REMPLACECOLONNESAERMODEDECOLLECTE([.N304];[.O30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Etienne Flandin</text:p>
          </table:table-cell>
          <table:table-cell office:value-type="string">
            <text:p>Fland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100898811 , -1.53947423250182]</text:p>
          </table:table-cell>
          <table:table-cell table:formula="of:=JSONCOLLAT([.M305])" office:value-type="string" office:string-value="47.203100898811">
            <text:p>47.203100898811</text:p>
          </table:table-cell>
          <table:table-cell table:formula="of:=JSONCOLLONG([.M305])" office:value-type="string" office:string-value="-1.53947423250182">
            <text:p>-1.53947423250182</text:p>
          </table:table-cell>
          <table:table-cell table:formula="of:=REMPLACECOLONNESAERMODEDECOLLECTE([.N305];[.O3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énéral Buat</text:p>
          </table:table-cell>
          <table:table-cell office:value-type="string">
            <text:p>Bua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16515990131 , -1.54065036019648]</text:p>
          </table:table-cell>
          <table:table-cell table:formula="of:=JSONCOLLAT([.M306])" office:value-type="string" office:string-value="47.2316515990131">
            <text:p>47.2316515990131</text:p>
          </table:table-cell>
          <table:table-cell table:formula="of:=JSONCOLLONG([.M306])" office:value-type="string" office:string-value="-1.54065036019648">
            <text:p>-1.54065036019648</text:p>
          </table:table-cell>
          <table:table-cell table:formula="of:=REMPLACECOLONNESAERMODEDECOLLECTE([.N306];[.O3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65ième Régiment d'Infanterie</text:p>
          </table:table-cell>
          <table:table-cell office:value-type="string">
            <text:p>Régimen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89048743934 , -1.53994081417407]</text:p>
          </table:table-cell>
          <table:table-cell table:formula="of:=JSONCOLLAT([.M307])" office:value-type="string" office:string-value="47.2289048743934">
            <text:p>47.2289048743934</text:p>
          </table:table-cell>
          <table:table-cell table:formula="of:=JSONCOLLONG([.M307])" office:value-type="string" office:string-value="-1.53994081417407">
            <text:p>-1.53994081417407</text:p>
          </table:table-cell>
          <table:table-cell table:formula="of:=REMPLACECOLONNESAERMODEDECOLLECTE([.N307];[.O3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0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65ième Régiment d'Infanterie</text:p>
          </table:table-cell>
          <table:table-cell office:value-type="string">
            <text:p>Régimen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88955968998 , -1.539909845106]</text:p>
          </table:table-cell>
          <table:table-cell table:formula="of:=JSONCOLLAT([.M308])" office:value-type="string" office:string-value="47.2288955968998">
            <text:p>47.2288955968998</text:p>
          </table:table-cell>
          <table:table-cell table:formula="of:=JSONCOLLONG([.M308])" office:value-type="string" office:string-value="-1.539909845106">
            <text:p>-1.539909845106</text:p>
          </table:table-cell>
          <table:table-cell table:formula="of:=REMPLACECOLONNESAERMODEDECOLLECTE([.N308];[.O30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65ième Régiment d'Infanterie</text:p>
          </table:table-cell>
          <table:table-cell office:value-type="string">
            <text:p>Régimen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8913604227 , -1.53989600131904]</text:p>
          </table:table-cell>
          <table:table-cell table:formula="of:=JSONCOLLAT([.M309])" office:value-type="string" office:string-value="47.228913604227">
            <text:p>47.228913604227</text:p>
          </table:table-cell>
          <table:table-cell table:formula="of:=JSONCOLLONG([.M309])" office:value-type="string" office:string-value="-1.53989600131904">
            <text:p>-1.53989600131904</text:p>
          </table:table-cell>
          <table:table-cell table:formula="of:=REMPLACECOLONNESAERMODEDECOLLECTE([.N309];[.O30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Jonelière</text:p>
          </table:table-cell>
          <table:table-cell office:value-type="string">
            <text:p>Jonel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164295725 , -1.54074224220682]</text:p>
          </table:table-cell>
          <table:table-cell table:formula="of:=JSONCOLLAT([.M310])" office:value-type="string" office:string-value="47.2518164295725">
            <text:p>47.2518164295725</text:p>
          </table:table-cell>
          <table:table-cell table:formula="of:=JSONCOLLONG([.M310])" office:value-type="string" office:string-value="-1.54074224220682">
            <text:p>-1.54074224220682</text:p>
          </table:table-cell>
          <table:table-cell table:formula="of:=REMPLACECOLONNESAERMODEDECOLLECTE([.N310];[.O31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Jonelière</text:p>
          </table:table-cell>
          <table:table-cell office:value-type="string">
            <text:p>Jonel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516310672 , -1.54073873230178]</text:p>
          </table:table-cell>
          <table:table-cell table:formula="of:=JSONCOLLAT([.M311])" office:value-type="string" office:string-value="47.2518516310672">
            <text:p>47.2518516310672</text:p>
          </table:table-cell>
          <table:table-cell table:formula="of:=JSONCOLLONG([.M311])" office:value-type="string" office:string-value="-1.54073873230178">
            <text:p>-1.54073873230178</text:p>
          </table:table-cell>
          <table:table-cell table:formula="of:=REMPLACECOLONNESAERMODEDECOLLECTE([.N311];[.O3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Jonelière</text:p>
          </table:table-cell>
          <table:table-cell office:value-type="string">
            <text:p>Jonel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321240633 , -1.54073580257532]</text:p>
          </table:table-cell>
          <table:table-cell table:formula="of:=JSONCOLLAT([.M312])" office:value-type="string" office:string-value="47.2518321240633">
            <text:p>47.2518321240633</text:p>
          </table:table-cell>
          <table:table-cell table:formula="of:=JSONCOLLONG([.M312])" office:value-type="string" office:string-value="-1.54073580257532">
            <text:p>-1.54073580257532</text:p>
          </table:table-cell>
          <table:table-cell table:formula="of:=REMPLACECOLONNESAERMODEDECOLLECTE([.N312];[.O31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Boyer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19182005218 , -1.53956111112845]</text:p>
          </table:table-cell>
          <table:table-cell table:formula="of:=JSONCOLLAT([.M313])" office:value-type="string" office:string-value="47.2419182005218">
            <text:p>47.2419182005218</text:p>
          </table:table-cell>
          <table:table-cell table:formula="of:=JSONCOLLONG([.M313])" office:value-type="string" office:string-value="-1.53956111112845">
            <text:p>-1.53956111112845</text:p>
          </table:table-cell>
          <table:table-cell table:formula="of:=REMPLACECOLONNESAERMODEDECOLLECTE([.N313];[.O31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6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Boyer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190979993 , -1.53953474379992]</text:p>
          </table:table-cell>
          <table:table-cell table:formula="of:=JSONCOLLAT([.M314])" office:value-type="string" office:string-value="47.24190979993">
            <text:p>47.24190979993</text:p>
          </table:table-cell>
          <table:table-cell table:formula="of:=JSONCOLLONG([.M314])" office:value-type="string" office:string-value="-1.53953474379992">
            <text:p>-1.53953474379992</text:p>
          </table:table-cell>
          <table:table-cell table:formula="of:=REMPLACECOLONNESAERMODEDECOLLECTE([.N314];[.O31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rps de Garde</text:p>
          </table:table-cell>
          <table:table-cell office:value-type="string">
            <text:p>Gard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0115086819 , -1.53620104281532]</text:p>
          </table:table-cell>
          <table:table-cell table:formula="of:=JSONCOLLAT([.M315])" office:value-type="string" office:string-value="47.1960115086819">
            <text:p>47.1960115086819</text:p>
          </table:table-cell>
          <table:table-cell table:formula="of:=JSONCOLLONG([.M315])" office:value-type="string" office:string-value="-1.53620104281532">
            <text:p>-1.53620104281532</text:p>
          </table:table-cell>
          <table:table-cell table:formula="of:=REMPLACECOLONNESAERMODEDECOLLECTE([.N315];[.O3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rt Boyer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19024286953 , -1.53950845106951]</text:p>
          </table:table-cell>
          <table:table-cell table:formula="of:=JSONCOLLAT([.M316])" office:value-type="string" office:string-value="47.2419024286953">
            <text:p>47.2419024286953</text:p>
          </table:table-cell>
          <table:table-cell table:formula="of:=JSONCOLLONG([.M316])" office:value-type="string" office:string-value="-1.53950845106951">
            <text:p>-1.53950845106951</text:p>
          </table:table-cell>
          <table:table-cell table:formula="of:=REMPLACECOLONNESAERMODEDECOLLECTE([.N316];[.O3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9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116ième RI</text:p>
          </table:table-cell>
          <table:table-cell office:value-type="string">
            <text:p>RI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2640814342 , -1.53789419786491]</text:p>
          </table:table-cell>
          <table:table-cell table:formula="of:=JSONCOLLAT([.M317])" office:value-type="string" office:string-value="47.2252640814342">
            <text:p>47.2252640814342</text:p>
          </table:table-cell>
          <table:table-cell table:formula="of:=JSONCOLLONG([.M317])" office:value-type="string" office:string-value="-1.53789419786491">
            <text:p>-1.53789419786491</text:p>
          </table:table-cell>
          <table:table-cell table:formula="of:=REMPLACECOLONNESAERMODEDECOLLECTE([.N317];[.O31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116ième RI</text:p>
          </table:table-cell>
          <table:table-cell office:value-type="string">
            <text:p>RI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2408629696 , -1.53787888397963]</text:p>
          </table:table-cell>
          <table:table-cell table:formula="of:=JSONCOLLAT([.M318])" office:value-type="string" office:string-value="47.2252408629696">
            <text:p>47.2252408629696</text:p>
          </table:table-cell>
          <table:table-cell table:formula="of:=JSONCOLLONG([.M318])" office:value-type="string" office:string-value="-1.53787888397963">
            <text:p>-1.53787888397963</text:p>
          </table:table-cell>
          <table:table-cell table:formula="of:=REMPLACECOLONNESAERMODEDECOLLECTE([.N318];[.O3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1</text:p>
          </table:table-cell>
          <table:table-cell office:value-type="string">
            <text:p>plastiqu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116ième RI</text:p>
          </table:table-cell>
          <table:table-cell office:value-type="string">
            <text:p>RI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2216096363 , -1.53786840143412]</text:p>
          </table:table-cell>
          <table:table-cell table:formula="of:=JSONCOLLAT([.M319])" office:value-type="string" office:string-value="47.2252216096363">
            <text:p>47.2252216096363</text:p>
          </table:table-cell>
          <table:table-cell table:formula="of:=JSONCOLLONG([.M319])" office:value-type="string" office:string-value="-1.53786840143412">
            <text:p>-1.53786840143412</text:p>
          </table:table-cell>
          <table:table-cell table:formula="of:=REMPLACECOLONNESAERMODEDECOLLECTE([.N319];[.O31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32732507137 , -1.53683230387661]</text:p>
          </table:table-cell>
          <table:table-cell table:formula="of:=JSONCOLLAT([.M320])" office:value-type="string" office:string-value="47.2132732507137">
            <text:p>47.2132732507137</text:p>
          </table:table-cell>
          <table:table-cell table:formula="of:=JSONCOLLONG([.M320])" office:value-type="string" office:string-value="-1.53683230387661">
            <text:p>-1.53683230387661</text:p>
          </table:table-cell>
          <table:table-cell table:formula="of:=REMPLACECOLONNESAERMODEDECOLLECTE([.N320];[.O3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3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4304529635 , -1.53780813358042]</text:p>
          </table:table-cell>
          <table:table-cell table:formula="of:=JSONCOLLAT([.M321])" office:value-type="string" office:string-value="47.2394304529635">
            <text:p>47.2394304529635</text:p>
          </table:table-cell>
          <table:table-cell table:formula="of:=JSONCOLLONG([.M321])" office:value-type="string" office:string-value="-1.53780813358042">
            <text:p>-1.53780813358042</text:p>
          </table:table-cell>
          <table:table-cell table:formula="of:=REMPLACECOLONNESAERMODEDECOLLECTE([.N321];[.O3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4425884847 , -1.53778477027726]</text:p>
          </table:table-cell>
          <table:table-cell table:formula="of:=JSONCOLLAT([.M322])" office:value-type="string" office:string-value="47.2394425884847">
            <text:p>47.2394425884847</text:p>
          </table:table-cell>
          <table:table-cell table:formula="of:=JSONCOLLONG([.M322])" office:value-type="string" office:string-value="-1.53778477027726">
            <text:p>-1.53778477027726</text:p>
          </table:table-cell>
          <table:table-cell table:formula="of:=REMPLACECOLONNESAERMODEDECOLLECTE([.N322];[.O32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94565288262 , -1.53776911338281]</text:p>
          </table:table-cell>
          <table:table-cell table:formula="of:=JSONCOLLAT([.M323])" office:value-type="string" office:string-value="47.2394565288262">
            <text:p>47.2394565288262</text:p>
          </table:table-cell>
          <table:table-cell table:formula="of:=JSONCOLLONG([.M323])" office:value-type="string" office:string-value="-1.53776911338281">
            <text:p>-1.53776911338281</text:p>
          </table:table-cell>
          <table:table-cell table:formula="of:=REMPLACECOLONNESAERMODEDECOLLECTE([.N323];[.O32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octeur Zamenhof</text:p>
          </table:table-cell>
          <table:table-cell office:value-type="string">
            <text:p>Zamenhof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7636336118 , -1.53455434985151]</text:p>
          </table:table-cell>
          <table:table-cell table:formula="of:=JSONCOLLAT([.M324])" office:value-type="string" office:string-value="47.2037636336118">
            <text:p>47.2037636336118</text:p>
          </table:table-cell>
          <table:table-cell table:formula="of:=JSONCOLLONG([.M324])" office:value-type="string" office:string-value="-1.53455434985151">
            <text:p>-1.53455434985151</text:p>
          </table:table-cell>
          <table:table-cell table:formula="of:=REMPLACECOLONNESAERMODEDECOLLECTE([.N324];[.O32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octeur Zamenhof</text:p>
          </table:table-cell>
          <table:table-cell office:value-type="string">
            <text:p>Zamenhof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7436041473 , -1.53453624594112]</text:p>
          </table:table-cell>
          <table:table-cell table:formula="of:=JSONCOLLAT([.M325])" office:value-type="string" office:string-value="47.2037436041473">
            <text:p>47.2037436041473</text:p>
          </table:table-cell>
          <table:table-cell table:formula="of:=JSONCOLLONG([.M325])" office:value-type="string" office:string-value="-1.53453624594112">
            <text:p>-1.53453624594112</text:p>
          </table:table-cell>
          <table:table-cell table:formula="of:=REMPLACECOLONNESAERMODEDECOLLECTE([.N325];[.O3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8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octeur Zamenhof</text:p>
          </table:table-cell>
          <table:table-cell office:value-type="string">
            <text:p>Zamenhof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7275907209 , -1.5345214607304]</text:p>
          </table:table-cell>
          <table:table-cell table:formula="of:=JSONCOLLAT([.M326])" office:value-type="string" office:string-value="47.2037275907209">
            <text:p>47.2037275907209</text:p>
          </table:table-cell>
          <table:table-cell table:formula="of:=JSONCOLLONG([.M326])" office:value-type="string" office:string-value="-1.5345214607304">
            <text:p>-1.5345214607304</text:p>
          </table:table-cell>
          <table:table-cell table:formula="of:=REMPLACECOLONNESAERMODEDECOLLECTE([.N326];[.O32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ules Verne</text:p>
          </table:table-cell>
          <table:table-cell office:value-type="string">
            <text:p>V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345840935246 , -1.53546341589258]</text:p>
          </table:table-cell>
          <table:table-cell table:formula="of:=JSONCOLLAT([.M327])" office:value-type="string" office:string-value="47.2345840935246">
            <text:p>47.2345840935246</text:p>
          </table:table-cell>
          <table:table-cell table:formula="of:=JSONCOLLONG([.M327])" office:value-type="string" office:string-value="-1.53546341589258">
            <text:p>-1.53546341589258</text:p>
          </table:table-cell>
          <table:table-cell table:formula="of:=REMPLACECOLONNESAERMODEDECOLLECTE([.N327];[.O3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0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1843233329 , -1.53339386232702]</text:p>
          </table:table-cell>
          <table:table-cell table:formula="of:=JSONCOLLAT([.M328])" office:value-type="string" office:string-value="47.2141843233329">
            <text:p>47.2141843233329</text:p>
          </table:table-cell>
          <table:table-cell table:formula="of:=JSONCOLLONG([.M328])" office:value-type="string" office:string-value="-1.53339386232702">
            <text:p>-1.53339386232702</text:p>
          </table:table-cell>
          <table:table-cell table:formula="of:=REMPLACECOLONNESAERMODEDECOLLECTE([.N328];[.O32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2208587281 , -1.53338135995892]</text:p>
          </table:table-cell>
          <table:table-cell table:formula="of:=JSONCOLLAT([.M329])" office:value-type="string" office:string-value="47.2142208587281">
            <text:p>47.2142208587281</text:p>
          </table:table-cell>
          <table:table-cell table:formula="of:=JSONCOLLONG([.M329])" office:value-type="string" office:string-value="-1.53338135995892">
            <text:p>-1.53338135995892</text:p>
          </table:table-cell>
          <table:table-cell table:formula="of:=REMPLACECOLONNESAERMODEDECOLLECTE([.N329];[.O32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drid</text:p>
          </table:table-cell>
          <table:table-cell office:value-type="string">
            <text:p>Madri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202010692 , -1.53335879512648]</text:p>
          </table:table-cell>
          <table:table-cell table:formula="of:=JSONCOLLAT([.M330])" office:value-type="string" office:string-value="47.214202010692">
            <text:p>47.214202010692</text:p>
          </table:table-cell>
          <table:table-cell table:formula="of:=JSONCOLLONG([.M330])" office:value-type="string" office:string-value="-1.53335879512648">
            <text:p>-1.53335879512648</text:p>
          </table:table-cell>
          <table:table-cell table:formula="of:=REMPLACECOLONNESAERMODEDECOLLECTE([.N330];[.O3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Vincent Scotto</text:p>
          </table:table-cell>
          <table:table-cell office:value-type="string">
            <text:p>Scotto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2010128857754 , -1.53208889739465]</text:p>
          </table:table-cell>
          <table:table-cell table:formula="of:=JSONCOLLAT([.M331])" office:value-type="string" office:string-value="47.2010128857754">
            <text:p>47.2010128857754</text:p>
          </table:table-cell>
          <table:table-cell table:formula="of:=JSONCOLLONG([.M331])" office:value-type="string" office:string-value="-1.53208889739465">
            <text:p>-1.53208889739465</text:p>
          </table:table-cell>
          <table:table-cell table:formula="of:=REMPLACECOLONNESAERMODEDECOLLECTE([.N331];[.O3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4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Stalingrad</text:p>
          </table:table-cell>
          <table:table-cell office:value-type="string">
            <text:p>Stalingra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05051140921 , -1.53325421993301]</text:p>
          </table:table-cell>
          <table:table-cell table:formula="of:=JSONCOLLAT([.M332])" office:value-type="string" office:string-value="47.2205051140921">
            <text:p>47.2205051140921</text:p>
          </table:table-cell>
          <table:table-cell table:formula="of:=JSONCOLLONG([.M332])" office:value-type="string" office:string-value="-1.53325421993301">
            <text:p>-1.53325421993301</text:p>
          </table:table-cell>
          <table:table-cell table:formula="of:=REMPLACECOLONNESAERMODEDECOLLECTE([.N332];[.O33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Stalingrad</text:p>
          </table:table-cell>
          <table:table-cell office:value-type="string">
            <text:p>Stalingra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04858603053 , -1.53324373996964]</text:p>
          </table:table-cell>
          <table:table-cell table:formula="of:=JSONCOLLAT([.M333])" office:value-type="string" office:string-value="47.2204858603053">
            <text:p>47.2204858603053</text:p>
          </table:table-cell>
          <table:table-cell table:formula="of:=JSONCOLLONG([.M333])" office:value-type="string" office:string-value="-1.53324373996964">
            <text:p>-1.53324373996964</text:p>
          </table:table-cell>
          <table:table-cell table:formula="of:=REMPLACECOLONNESAERMODEDECOLLECTE([.N333];[.O33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Stalingrad</text:p>
          </table:table-cell>
          <table:table-cell office:value-type="string">
            <text:p>Stalingra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04645984895 , -1.53323160020164]</text:p>
          </table:table-cell>
          <table:table-cell table:formula="of:=JSONCOLLAT([.M334])" office:value-type="string" office:string-value="47.2204645984895">
            <text:p>47.2204645984895</text:p>
          </table:table-cell>
          <table:table-cell table:formula="of:=JSONCOLLONG([.M334])" office:value-type="string" office:string-value="-1.53323160020164">
            <text:p>-1.53323160020164</text:p>
          </table:table-cell>
          <table:table-cell table:formula="of:=REMPLACECOLONNESAERMODEDECOLLECTE([.N334];[.O3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7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7351121106 , -1.5303329736674]</text:p>
          </table:table-cell>
          <table:table-cell table:formula="of:=JSONCOLLAT([.M335])" office:value-type="string" office:string-value="47.1847351121106">
            <text:p>47.1847351121106</text:p>
          </table:table-cell>
          <table:table-cell table:formula="of:=JSONCOLLONG([.M335])" office:value-type="string" office:string-value="-1.5303329736674">
            <text:p>-1.5303329736674</text:p>
          </table:table-cell>
          <table:table-cell table:formula="of:=REMPLACECOLONNESAERMODEDECOLLECTE([.N335];[.O33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8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713631286 , -1.53029660964438]</text:p>
          </table:table-cell>
          <table:table-cell table:formula="of:=JSONCOLLAT([.M336])" office:value-type="string" office:string-value="47.184713631286">
            <text:p>47.184713631286</text:p>
          </table:table-cell>
          <table:table-cell table:formula="of:=JSONCOLLONG([.M336])" office:value-type="string" office:string-value="-1.53029660964438">
            <text:p>-1.53029660964438</text:p>
          </table:table-cell>
          <table:table-cell table:formula="of:=REMPLACECOLONNESAERMODEDECOLLECTE([.N336];[.O33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698798666 , -1.53027737528651]</text:p>
          </table:table-cell>
          <table:table-cell table:formula="of:=JSONCOLLAT([.M337])" office:value-type="string" office:string-value="47.184698798666">
            <text:p>47.184698798666</text:p>
          </table:table-cell>
          <table:table-cell table:formula="of:=JSONCOLLONG([.M337])" office:value-type="string" office:string-value="-1.53027737528651">
            <text:p>-1.53027737528651</text:p>
          </table:table-cell>
          <table:table-cell table:formula="of:=REMPLACECOLONNESAERMODEDECOLLECTE([.N337];[.O33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livraie</text:p>
          </table:table-cell>
          <table:table-cell office:value-type="string">
            <text:p>Olivra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4687155561 , -1.53025534412956]</text:p>
          </table:table-cell>
          <table:table-cell table:formula="of:=JSONCOLLAT([.M338])" office:value-type="string" office:string-value="47.184687155561">
            <text:p>47.184687155561</text:p>
          </table:table-cell>
          <table:table-cell table:formula="of:=JSONCOLLONG([.M338])" office:value-type="string" office:string-value="-1.53025534412956">
            <text:p>-1.53025534412956</text:p>
          </table:table-cell>
          <table:table-cell table:formula="of:=REMPLACECOLONNESAERMODEDECOLLECTE([.N338];[.O3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96624046292 , -1.53131302113727]</text:p>
          </table:table-cell>
          <table:table-cell table:formula="of:=JSONCOLLAT([.M339])" office:value-type="string" office:string-value="47.1996624046292">
            <text:p>47.1996624046292</text:p>
          </table:table-cell>
          <table:table-cell table:formula="of:=JSONCOLLONG([.M339])" office:value-type="string" office:string-value="-1.53131302113727">
            <text:p>-1.53131302113727</text:p>
          </table:table-cell>
          <table:table-cell table:formula="of:=REMPLACECOLONNESAERMODEDECOLLECTE([.N339];[.O33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Côt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96494789327 , -1.53129846094516]</text:p>
          </table:table-cell>
          <table:table-cell table:formula="of:=JSONCOLLAT([.M340])" office:value-type="string" office:string-value="47.1996494789327">
            <text:p>47.1996494789327</text:p>
          </table:table-cell>
          <table:table-cell table:formula="of:=JSONCOLLONG([.M340])" office:value-type="string" office:string-value="-1.53129846094516">
            <text:p>-1.53129846094516</text:p>
          </table:table-cell>
          <table:table-cell table:formula="of:=REMPLACECOLONNESAERMODEDECOLLECTE([.N340];[.O3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3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Vincent Scotto</text:p>
          </table:table-cell>
          <table:table-cell office:value-type="string">
            <text:p>Scotto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96312542483 , -1.53128805986053]</text:p>
          </table:table-cell>
          <table:table-cell table:formula="of:=JSONCOLLAT([.M341])" office:value-type="string" office:string-value="47.1996312542483">
            <text:p>47.1996312542483</text:p>
          </table:table-cell>
          <table:table-cell table:formula="of:=JSONCOLLONG([.M341])" office:value-type="string" office:string-value="-1.53128805986053">
            <text:p>-1.53128805986053</text:p>
          </table:table-cell>
          <table:table-cell table:formula="of:=REMPLACECOLONNESAERMODEDECOLLECTE([.N341];[.O34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Cours Olivier De Clisson</text:p>
          </table:table-cell>
          <table:table-cell office:value-type="string">
            <text:p>Clisso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35544212155 , -1.53009204621181]</text:p>
          </table:table-cell>
          <table:table-cell table:formula="of:=JSONCOLLAT([.M342])" office:value-type="string" office:string-value="47.1935544212155">
            <text:p>47.1935544212155</text:p>
          </table:table-cell>
          <table:table-cell table:formula="of:=JSONCOLLONG([.M342])" office:value-type="string" office:string-value="-1.53009204621181">
            <text:p>-1.53009204621181</text:p>
          </table:table-cell>
          <table:table-cell table:formula="of:=REMPLACECOLONNESAERMODEDECOLLECTE([.N342];[.O3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ours Olivier De Clisson</text:p>
          </table:table-cell>
          <table:table-cell office:value-type="string">
            <text:p>Clisso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3547149036 , -1.53006275799012]</text:p>
          </table:table-cell>
          <table:table-cell table:formula="of:=JSONCOLLAT([.M343])" office:value-type="string" office:string-value="47.193547149036">
            <text:p>47.193547149036</text:p>
          </table:table-cell>
          <table:table-cell table:formula="of:=JSONCOLLONG([.M343])" office:value-type="string" office:string-value="-1.53006275799012">
            <text:p>-1.53006275799012</text:p>
          </table:table-cell>
          <table:table-cell table:formula="of:=REMPLACECOLONNESAERMODEDECOLLECTE([.N343];[.O34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lâtres</text:p>
          </table:table-cell>
          <table:table-cell office:value-type="string">
            <text:p>Chalât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6929771373 , -1.5323252819451]</text:p>
          </table:table-cell>
          <table:table-cell table:formula="of:=JSONCOLLAT([.M344])" office:value-type="string" office:string-value="47.226929771373">
            <text:p>47.226929771373</text:p>
          </table:table-cell>
          <table:table-cell table:formula="of:=JSONCOLLONG([.M344])" office:value-type="string" office:string-value="-1.5323252819451">
            <text:p>-1.5323252819451</text:p>
          </table:table-cell>
          <table:table-cell table:formula="of:=REMPLACECOLONNESAERMODEDECOLLECTE([.N344];[.O3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7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lâtres</text:p>
          </table:table-cell>
          <table:table-cell office:value-type="string">
            <text:p>Chalât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69078858039 , -1.53230097773585]</text:p>
          </table:table-cell>
          <table:table-cell table:formula="of:=JSONCOLLAT([.M345])" office:value-type="string" office:string-value="47.2269078858039">
            <text:p>47.2269078858039</text:p>
          </table:table-cell>
          <table:table-cell table:formula="of:=JSONCOLLONG([.M345])" office:value-type="string" office:string-value="-1.53230097773585">
            <text:p>-1.53230097773585</text:p>
          </table:table-cell>
          <table:table-cell table:formula="of:=REMPLACECOLONNESAERMODEDECOLLECTE([.N345];[.O34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8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lâtres</text:p>
          </table:table-cell>
          <table:table-cell office:value-type="string">
            <text:p>Chalât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68876533059 , -1.53228891131998]</text:p>
          </table:table-cell>
          <table:table-cell table:formula="of:=JSONCOLLAT([.M346])" office:value-type="string" office:string-value="47.2268876533059">
            <text:p>47.2268876533059</text:p>
          </table:table-cell>
          <table:table-cell table:formula="of:=JSONCOLLONG([.M346])" office:value-type="string" office:string-value="-1.53228891131998">
            <text:p>-1.53228891131998</text:p>
          </table:table-cell>
          <table:table-cell table:formula="of:=REMPLACECOLONNESAERMODEDECOLLECTE([.N346];[.O34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9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5599912374 , -1.53006996497028]</text:p>
          </table:table-cell>
          <table:table-cell table:formula="of:=JSONCOLLAT([.M347])" office:value-type="string" office:string-value="47.1965599912374">
            <text:p>47.1965599912374</text:p>
          </table:table-cell>
          <table:table-cell table:formula="of:=JSONCOLLONG([.M347])" office:value-type="string" office:string-value="-1.53006996497028">
            <text:p>-1.53006996497028</text:p>
          </table:table-cell>
          <table:table-cell table:formula="of:=REMPLACECOLONNESAERMODEDECOLLECTE([.N347];[.O34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iarritz</text:p>
          </table:table-cell>
          <table:table-cell office:value-type="string">
            <text:p>Biarritz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65568365915 , -1.53004097254759]</text:p>
          </table:table-cell>
          <table:table-cell table:formula="of:=JSONCOLLAT([.M348])" office:value-type="string" office:string-value="47.1965568365915">
            <text:p>47.1965568365915</text:p>
          </table:table-cell>
          <table:table-cell table:formula="of:=JSONCOLLONG([.M348])" office:value-type="string" office:string-value="-1.53004097254759">
            <text:p>-1.53004097254759</text:p>
          </table:table-cell>
          <table:table-cell table:formula="of:=REMPLACECOLONNESAERMODEDECOLLECTE([.N348];[.O3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ne Claude Godeau</text:p>
          </table:table-cell>
          <table:table-cell office:value-type="string">
            <text:p>God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06650996044 , -1.53305961168959]</text:p>
          </table:table-cell>
          <table:table-cell table:formula="of:=JSONCOLLAT([.M349])" office:value-type="string" office:string-value="47.2406650996044">
            <text:p>47.2406650996044</text:p>
          </table:table-cell>
          <table:table-cell table:formula="of:=JSONCOLLONG([.M349])" office:value-type="string" office:string-value="-1.53305961168959">
            <text:p>-1.53305961168959</text:p>
          </table:table-cell>
          <table:table-cell table:formula="of:=REMPLACECOLONNESAERMODEDECOLLECTE([.N349];[.O34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2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ne Claude Godeau</text:p>
          </table:table-cell>
          <table:table-cell office:value-type="string">
            <text:p>God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06815694936 , -1.53306080312222]</text:p>
          </table:table-cell>
          <table:table-cell table:formula="of:=JSONCOLLAT([.M350])" office:value-type="string" office:string-value="47.2406815694936">
            <text:p>47.2406815694936</text:p>
          </table:table-cell>
          <table:table-cell table:formula="of:=JSONCOLLONG([.M350])" office:value-type="string" office:string-value="-1.53306080312222">
            <text:p>-1.53306080312222</text:p>
          </table:table-cell>
          <table:table-cell table:formula="of:=REMPLACECOLONNESAERMODEDECOLLECTE([.N350];[.O350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ne Claude Godeau</text:p>
          </table:table-cell>
          <table:table-cell office:value-type="string">
            <text:p>God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07022075746 , -1.53306078091186]</text:p>
          </table:table-cell>
          <table:table-cell table:formula="of:=JSONCOLLAT([.M351])" office:value-type="string" office:string-value="47.2407022075746">
            <text:p>47.2407022075746</text:p>
          </table:table-cell>
          <table:table-cell table:formula="of:=JSONCOLLONG([.M351])" office:value-type="string" office:string-value="-1.53306078091186">
            <text:p>-1.53306078091186</text:p>
          </table:table-cell>
          <table:table-cell table:formula="of:=REMPLACECOLONNESAERMODEDECOLLECTE([.N351];[.O3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rière</text:p>
          </table:table-cell>
          <table:table-cell office:value-type="string">
            <text:p>Marr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41715038261 , -1.53192332823975]</text:p>
          </table:table-cell>
          <table:table-cell table:formula="of:=JSONCOLLAT([.M352])" office:value-type="string" office:string-value="47.2341715038261">
            <text:p>47.2341715038261</text:p>
          </table:table-cell>
          <table:table-cell table:formula="of:=JSONCOLLONG([.M352])" office:value-type="string" office:string-value="-1.53192332823975">
            <text:p>-1.53192332823975</text:p>
          </table:table-cell>
          <table:table-cell table:formula="of:=REMPLACECOLONNESAERMODEDECOLLECTE([.N352];[.O3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5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rière</text:p>
          </table:table-cell>
          <table:table-cell office:value-type="string">
            <text:p>Marr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41589332705 , -1.53189817949657]</text:p>
          </table:table-cell>
          <table:table-cell table:formula="of:=JSONCOLLAT([.M353])" office:value-type="string" office:string-value="47.2341589332705">
            <text:p>47.2341589332705</text:p>
          </table:table-cell>
          <table:table-cell table:formula="of:=JSONCOLLONG([.M353])" office:value-type="string" office:string-value="-1.53189817949657">
            <text:p>-1.53189817949657</text:p>
          </table:table-cell>
          <table:table-cell table:formula="of:=REMPLACECOLONNESAERMODEDECOLLECTE([.N353];[.O35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6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rière</text:p>
          </table:table-cell>
          <table:table-cell office:value-type="string">
            <text:p>Marr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41440504486 , -1.53188043849317]</text:p>
          </table:table-cell>
          <table:table-cell table:formula="of:=JSONCOLLAT([.M354])" office:value-type="string" office:string-value="47.2341440504486">
            <text:p>47.2341440504486</text:p>
          </table:table-cell>
          <table:table-cell table:formula="of:=JSONCOLLONG([.M354])" office:value-type="string" office:string-value="-1.53188043849317">
            <text:p>-1.53188043849317</text:p>
          </table:table-cell>
          <table:table-cell table:formula="of:=REMPLACECOLONNESAERMODEDECOLLECTE([.N354];[.O35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7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onville</text:p>
          </table:table-cell>
          <table:table-cell office:value-type="string">
            <text:p>Allon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6464689931 , -1.53114987299541]</text:p>
          </table:table-cell>
          <table:table-cell table:formula="of:=JSONCOLLAT([.M355])" office:value-type="string" office:string-value="47.2246464689931">
            <text:p>47.2246464689931</text:p>
          </table:table-cell>
          <table:table-cell table:formula="of:=JSONCOLLONG([.M355])" office:value-type="string" office:string-value="-1.53114987299541">
            <text:p>-1.53114987299541</text:p>
          </table:table-cell>
          <table:table-cell table:formula="of:=REMPLACECOLONNESAERMODEDECOLLECTE([.N355];[.O355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onville</text:p>
          </table:table-cell>
          <table:table-cell office:value-type="string">
            <text:p>Allon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6614885602 , -1.5311327820452]</text:p>
          </table:table-cell>
          <table:table-cell table:formula="of:=JSONCOLLAT([.M356])" office:value-type="string" office:string-value="47.2246614885602">
            <text:p>47.2246614885602</text:p>
          </table:table-cell>
          <table:table-cell table:formula="of:=JSONCOLLONG([.M356])" office:value-type="string" office:string-value="-1.5311327820452">
            <text:p>-1.5311327820452</text:p>
          </table:table-cell>
          <table:table-cell table:formula="of:=REMPLACECOLONNESAERMODEDECOLLECTE([.N356];[.O35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onville</text:p>
          </table:table-cell>
          <table:table-cell office:value-type="string">
            <text:p>Allon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6766602046 , -1.53111115792648]</text:p>
          </table:table-cell>
          <table:table-cell table:formula="of:=JSONCOLLAT([.M357])" office:value-type="string" office:string-value="47.2246766602046">
            <text:p>47.2246766602046</text:p>
          </table:table-cell>
          <table:table-cell table:formula="of:=JSONCOLLONG([.M357])" office:value-type="string" office:string-value="-1.53111115792648">
            <text:p>-1.53111115792648</text:p>
          </table:table-cell>
          <table:table-cell table:formula="of:=REMPLACECOLONNESAERMODEDECOLLECTE([.N357];[.O3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0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genets</text:p>
          </table:table-cell>
          <table:table-cell office:value-type="string">
            <text:p>Agenet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92398712778 , -1.53113350937555]</text:p>
          </table:table-cell>
          <table:table-cell table:formula="of:=JSONCOLLAT([.M358])" office:value-type="string" office:string-value="47.2292398712778">
            <text:p>47.2292398712778</text:p>
          </table:table-cell>
          <table:table-cell table:formula="of:=JSONCOLLONG([.M358])" office:value-type="string" office:string-value="-1.53113350937555">
            <text:p>-1.53113350937555</text:p>
          </table:table-cell>
          <table:table-cell table:formula="of:=REMPLACECOLONNESAERMODEDECOLLECTE([.N358];[.O35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genets</text:p>
          </table:table-cell>
          <table:table-cell office:value-type="string">
            <text:p>Agenet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92270470582 , -1.53111591903199]</text:p>
          </table:table-cell>
          <table:table-cell table:formula="of:=JSONCOLLAT([.M359])" office:value-type="string" office:string-value="47.2292270470582">
            <text:p>47.2292270470582</text:p>
          </table:table-cell>
          <table:table-cell table:formula="of:=JSONCOLLONG([.M359])" office:value-type="string" office:string-value="-1.53111591903199">
            <text:p>-1.53111591903199</text:p>
          </table:table-cell>
          <table:table-cell table:formula="of:=REMPLACECOLONNESAERMODEDECOLLECTE([.N359];[.O35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genets</text:p>
          </table:table-cell>
          <table:table-cell office:value-type="string">
            <text:p>Agenet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92156070615 , -1.53108782484284]</text:p>
          </table:table-cell>
          <table:table-cell table:formula="of:=JSONCOLLAT([.M360])" office:value-type="string" office:string-value="47.2292156070615">
            <text:p>47.2292156070615</text:p>
          </table:table-cell>
          <table:table-cell table:formula="of:=JSONCOLLONG([.M360])" office:value-type="string" office:string-value="-1.53108782484284">
            <text:p>-1.53108782484284</text:p>
          </table:table-cell>
          <table:table-cell table:formula="of:=REMPLACECOLONNESAERMODEDECOLLECTE([.N360];[.O3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3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'Hasparren</text:p>
          </table:table-cell>
          <table:table-cell office:value-type="string">
            <text:p>Hasparr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59830227128 , -1.52752125864224]</text:p>
          </table:table-cell>
          <table:table-cell table:formula="of:=JSONCOLLAT([.M361])" office:value-type="string" office:string-value="47.1959830227128">
            <text:p>47.1959830227128</text:p>
          </table:table-cell>
          <table:table-cell table:formula="of:=JSONCOLLONG([.M361])" office:value-type="string" office:string-value="-1.52752125864224">
            <text:p>-1.52752125864224</text:p>
          </table:table-cell>
          <table:table-cell table:formula="of:=REMPLACECOLONNESAERMODEDECOLLECTE([.N361];[.O36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4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'Hasparren</text:p>
          </table:table-cell>
          <table:table-cell office:value-type="string">
            <text:p>Hasparr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5987174404 , -1.52748976635922]</text:p>
          </table:table-cell>
          <table:table-cell table:formula="of:=JSONCOLLAT([.M362])" office:value-type="string" office:string-value="47.195987174404">
            <text:p>47.195987174404</text:p>
          </table:table-cell>
          <table:table-cell table:formula="of:=JSONCOLLONG([.M362])" office:value-type="string" office:string-value="-1.52748976635922">
            <text:p>-1.52748976635922</text:p>
          </table:table-cell>
          <table:table-cell table:formula="of:=REMPLACECOLONNESAERMODEDECOLLECTE([.N362];[.O36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5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le Mevel</text:p>
          </table:table-cell>
          <table:table-cell office:value-type="string">
            <text:p>Mevel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11520343259 , -1.52711350535184]</text:p>
          </table:table-cell>
          <table:table-cell table:formula="of:=JSONCOLLAT([.M363])" office:value-type="string" office:string-value="47.1911520343259">
            <text:p>47.1911520343259</text:p>
          </table:table-cell>
          <table:table-cell table:formula="of:=JSONCOLLONG([.M363])" office:value-type="string" office:string-value="-1.52711350535184">
            <text:p>-1.52711350535184</text:p>
          </table:table-cell>
          <table:table-cell table:formula="of:=REMPLACECOLONNESAERMODEDECOLLECTE([.N363];[.O36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6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le Mevel</text:p>
          </table:table-cell>
          <table:table-cell office:value-type="string">
            <text:p>Mevel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11348892377 , -1.5271016715289]</text:p>
          </table:table-cell>
          <table:table-cell table:formula="of:=JSONCOLLAT([.M364])" office:value-type="string" office:string-value="47.1911348892377">
            <text:p>47.1911348892377</text:p>
          </table:table-cell>
          <table:table-cell table:formula="of:=JSONCOLLONG([.M364])" office:value-type="string" office:string-value="-1.5271016715289">
            <text:p>-1.5271016715289</text:p>
          </table:table-cell>
          <table:table-cell table:formula="of:=REMPLACECOLONNESAERMODEDECOLLECTE([.N364];[.O36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'Hasparren</text:p>
          </table:table-cell>
          <table:table-cell office:value-type="string">
            <text:p>Hasparre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59895205379 , -1.52745057420902]</text:p>
          </table:table-cell>
          <table:table-cell table:formula="of:=JSONCOLLAT([.M365])" office:value-type="string" office:string-value="47.1959895205379">
            <text:p>47.1959895205379</text:p>
          </table:table-cell>
          <table:table-cell table:formula="of:=JSONCOLLONG([.M365])" office:value-type="string" office:string-value="-1.52745057420902">
            <text:p>-1.52745057420902</text:p>
          </table:table-cell>
          <table:table-cell table:formula="of:=REMPLACECOLONNESAERMODEDECOLLECTE([.N365];[.O3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eorges le Mevel</text:p>
          </table:table-cell>
          <table:table-cell office:value-type="string">
            <text:p>Mevel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11167654012 , -1.52708825330621]</text:p>
          </table:table-cell>
          <table:table-cell table:formula="of:=JSONCOLLAT([.M366])" office:value-type="string" office:string-value="47.1911167654012">
            <text:p>47.1911167654012</text:p>
          </table:table-cell>
          <table:table-cell table:formula="of:=JSONCOLLONG([.M366])" office:value-type="string" office:string-value="-1.52708825330621">
            <text:p>-1.52708825330621</text:p>
          </table:table-cell>
          <table:table-cell table:formula="of:=REMPLACECOLONNESAERMODEDECOLLECTE([.N366];[.O3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9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alliement</text:p>
          </table:table-cell>
          <table:table-cell office:value-type="string">
            <text:p>Ralliemen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27027693402 , -1.52926297913277]</text:p>
          </table:table-cell>
          <table:table-cell table:formula="of:=JSONCOLLAT([.M367])" office:value-type="string" office:string-value="47.2227027693402">
            <text:p>47.2227027693402</text:p>
          </table:table-cell>
          <table:table-cell table:formula="of:=JSONCOLLONG([.M367])" office:value-type="string" office:string-value="-1.52926297913277">
            <text:p>-1.52926297913277</text:p>
          </table:table-cell>
          <table:table-cell table:formula="of:=REMPLACECOLONNESAERMODEDECOLLECTE([.N367];[.O3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eorges Pompidou</text:p>
          </table:table-cell>
          <table:table-cell office:value-type="string">
            <text:p>Pompidou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109007433265 , -1.52832421957185]</text:p>
          </table:table-cell>
          <table:table-cell table:formula="of:=JSONCOLLAT([.M368])" office:value-type="string" office:string-value="47.2109007433265">
            <text:p>47.2109007433265</text:p>
          </table:table-cell>
          <table:table-cell table:formula="of:=JSONCOLLONG([.M368])" office:value-type="string" office:string-value="-1.52832421957185">
            <text:p>-1.52832421957185</text:p>
          </table:table-cell>
          <table:table-cell table:formula="of:=REMPLACECOLONNESAERMODEDECOLLECTE([.N368];[.O3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1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eorges Pompidou</text:p>
          </table:table-cell>
          <table:table-cell office:value-type="string">
            <text:p>Pompidou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108858598311 , -1.52830648723984]</text:p>
          </table:table-cell>
          <table:table-cell table:formula="of:=JSONCOLLAT([.M369])" office:value-type="string" office:string-value="47.2108858598311">
            <text:p>47.2108858598311</text:p>
          </table:table-cell>
          <table:table-cell table:formula="of:=JSONCOLLONG([.M369])" office:value-type="string" office:string-value="-1.52830648723984">
            <text:p>-1.52830648723984</text:p>
          </table:table-cell>
          <table:table-cell table:formula="of:=REMPLACECOLONNESAERMODEDECOLLECTE([.N369];[.O36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eorges Pompidou</text:p>
          </table:table-cell>
          <table:table-cell office:value-type="string">
            <text:p>Pompidou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10867938846 , -1.52828702125507]</text:p>
          </table:table-cell>
          <table:table-cell table:formula="of:=JSONCOLLAT([.M370])" office:value-type="string" office:string-value="47.210867938846">
            <text:p>47.210867938846</text:p>
          </table:table-cell>
          <table:table-cell table:formula="of:=JSONCOLLONG([.M370])" office:value-type="string" office:string-value="-1.52828702125507">
            <text:p>-1.52828702125507</text:p>
          </table:table-cell>
          <table:table-cell table:formula="of:=REMPLACECOLONNESAERMODEDECOLLECTE([.N370];[.O37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3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Emile Cossé</text:p>
          </table:table-cell>
          <table:table-cell office:value-type="string">
            <text:p>Cossé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7913689663 , -1.52796844669106]</text:p>
          </table:table-cell>
          <table:table-cell table:formula="of:=JSONCOLLAT([.M371])" office:value-type="string" office:string-value="47.2067913689663">
            <text:p>47.2067913689663</text:p>
          </table:table-cell>
          <table:table-cell table:formula="of:=JSONCOLLONG([.M371])" office:value-type="string" office:string-value="-1.52796844669106">
            <text:p>-1.52796844669106</text:p>
          </table:table-cell>
          <table:table-cell table:formula="of:=REMPLACECOLONNESAERMODEDECOLLECTE([.N371];[.O37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Emile Cossé</text:p>
          </table:table-cell>
          <table:table-cell office:value-type="string">
            <text:p>Cossé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7762827902 , -1.52795675802397]</text:p>
          </table:table-cell>
          <table:table-cell table:formula="of:=JSONCOLLAT([.M372])" office:value-type="string" office:string-value="47.2067762827902">
            <text:p>47.2067762827902</text:p>
          </table:table-cell>
          <table:table-cell table:formula="of:=JSONCOLLONG([.M372])" office:value-type="string" office:string-value="-1.52795675802397">
            <text:p>-1.52795675802397</text:p>
          </table:table-cell>
          <table:table-cell table:formula="of:=REMPLACECOLONNESAERMODEDECOLLECTE([.N372];[.O3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3476461413 , -1.53106292655271]</text:p>
          </table:table-cell>
          <table:table-cell table:formula="of:=JSONCOLLAT([.M373])" office:value-type="string" office:string-value="47.2533476461413">
            <text:p>47.2533476461413</text:p>
          </table:table-cell>
          <table:table-cell table:formula="of:=JSONCOLLONG([.M373])" office:value-type="string" office:string-value="-1.53106292655271">
            <text:p>-1.53106292655271</text:p>
          </table:table-cell>
          <table:table-cell table:formula="of:=REMPLACECOLONNESAERMODEDECOLLECTE([.N373];[.O3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3382649755 , -1.53103496863666]</text:p>
          </table:table-cell>
          <table:table-cell table:formula="of:=JSONCOLLAT([.M374])" office:value-type="string" office:string-value="47.2533382649755">
            <text:p>47.2533382649755</text:p>
          </table:table-cell>
          <table:table-cell table:formula="of:=JSONCOLLONG([.M374])" office:value-type="string" office:string-value="-1.53103496863666">
            <text:p>-1.53103496863666</text:p>
          </table:table-cell>
          <table:table-cell table:formula="of:=REMPLACECOLONNESAERMODEDECOLLECTE([.N374];[.O37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7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3331026508 , -1.53100428478169]</text:p>
          </table:table-cell>
          <table:table-cell table:formula="of:=JSONCOLLAT([.M375])" office:value-type="string" office:string-value="47.2533331026508">
            <text:p>47.2533331026508</text:p>
          </table:table-cell>
          <table:table-cell table:formula="of:=JSONCOLLONG([.M375])" office:value-type="string" office:string-value="-1.53100428478169">
            <text:p>-1.53100428478169</text:p>
          </table:table-cell>
          <table:table-cell table:formula="of:=REMPLACECOLONNESAERMODEDECOLLECTE([.N375];[.O375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ules Verne</text:p>
          </table:table-cell>
          <table:table-cell office:value-type="string">
            <text:p>V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11378612272 , -1.52970131920185]</text:p>
          </table:table-cell>
          <table:table-cell table:formula="of:=JSONCOLLAT([.M376])" office:value-type="string" office:string-value="47.2411378612272">
            <text:p>47.2411378612272</text:p>
          </table:table-cell>
          <table:table-cell table:formula="of:=JSONCOLLONG([.M376])" office:value-type="string" office:string-value="-1.52970131920185">
            <text:p>-1.52970131920185</text:p>
          </table:table-cell>
          <table:table-cell table:formula="of:=REMPLACECOLONNESAERMODEDECOLLECTE([.N376];[.O3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Marc Vaubourgoin</text:p>
          </table:table-cell>
          <table:table-cell office:value-type="string">
            <text:p>Vaubourgoi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81186954119 , -1.52700430744798]</text:p>
          </table:table-cell>
          <table:table-cell table:formula="of:=JSONCOLLAT([.M377])" office:value-type="string" office:string-value="47.2081186954119">
            <text:p>47.2081186954119</text:p>
          </table:table-cell>
          <table:table-cell table:formula="of:=JSONCOLLONG([.M377])" office:value-type="string" office:string-value="-1.52700430744798">
            <text:p>-1.52700430744798</text:p>
          </table:table-cell>
          <table:table-cell table:formula="of:=REMPLACECOLONNESAERMODEDECOLLECTE([.N377];[.O3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0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8238016742 , -1.52958666522937]</text:p>
          </table:table-cell>
          <table:table-cell table:formula="of:=JSONCOLLAT([.M378])" office:value-type="string" office:string-value="47.2498238016742">
            <text:p>47.2498238016742</text:p>
          </table:table-cell>
          <table:table-cell table:formula="of:=JSONCOLLONG([.M378])" office:value-type="string" office:string-value="-1.52958666522937">
            <text:p>-1.52958666522937</text:p>
          </table:table-cell>
          <table:table-cell table:formula="of:=REMPLACECOLONNESAERMODEDECOLLECTE([.N378];[.O37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1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8173562162 , -1.5295634679233]</text:p>
          </table:table-cell>
          <table:table-cell table:formula="of:=JSONCOLLAT([.M379])" office:value-type="string" office:string-value="47.2498173562162">
            <text:p>47.2498173562162</text:p>
          </table:table-cell>
          <table:table-cell table:formula="of:=JSONCOLLONG([.M379])" office:value-type="string" office:string-value="-1.5295634679233">
            <text:p>-1.5295634679233</text:p>
          </table:table-cell>
          <table:table-cell table:formula="of:=REMPLACECOLONNESAERMODEDECOLLECTE([.N379];[.O37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8057639158 , -1.52953989857425]</text:p>
          </table:table-cell>
          <table:table-cell table:formula="of:=JSONCOLLAT([.M380])" office:value-type="string" office:string-value="47.2498057639158">
            <text:p>47.2498057639158</text:p>
          </table:table-cell>
          <table:table-cell table:formula="of:=JSONCOLLONG([.M380])" office:value-type="string" office:string-value="-1.52953989857425">
            <text:p>-1.52953989857425</text:p>
          </table:table-cell>
          <table:table-cell table:formula="of:=REMPLACECOLONNESAERMODEDECOLLECTE([.N380];[.O3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796179672 , -1.52951798981544]</text:p>
          </table:table-cell>
          <table:table-cell table:formula="of:=JSONCOLLAT([.M381])" office:value-type="string" office:string-value="47.249796179672">
            <text:p>47.249796179672</text:p>
          </table:table-cell>
          <table:table-cell table:formula="of:=JSONCOLLONG([.M381])" office:value-type="string" office:string-value="-1.52951798981544">
            <text:p>-1.52951798981544</text:p>
          </table:table-cell>
          <table:table-cell table:formula="of:=REMPLACECOLONNESAERMODEDECOLLECTE([.N381];[.O3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4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7876754649 , -1.52949464371193]</text:p>
          </table:table-cell>
          <table:table-cell table:formula="of:=JSONCOLLAT([.M382])" office:value-type="string" office:string-value="47.2497876754649">
            <text:p>47.2497876754649</text:p>
          </table:table-cell>
          <table:table-cell table:formula="of:=JSONCOLLONG([.M382])" office:value-type="string" office:string-value="-1.52949464371193">
            <text:p>-1.52949464371193</text:p>
          </table:table-cell>
          <table:table-cell table:formula="of:=REMPLACECOLONNESAERMODEDECOLLECTE([.N382];[.O38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5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497792725989 , -1.5294682740935]</text:p>
          </table:table-cell>
          <table:table-cell table:formula="of:=JSONCOLLAT([.M383])" office:value-type="string" office:string-value="47.2497792725989">
            <text:p>47.2497792725989</text:p>
          </table:table-cell>
          <table:table-cell table:formula="of:=JSONCOLLONG([.M383])" office:value-type="string" office:string-value="-1.5294682740935">
            <text:p>-1.5294682740935</text:p>
          </table:table-cell>
          <table:table-cell table:formula="of:=REMPLACECOLONNESAERMODEDECOLLECTE([.N383];[.O38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6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ltique</text:p>
          </table:table-cell>
          <table:table-cell office:value-type="string">
            <text:p>Baltiqu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597682347 , -1.52590005661305]</text:p>
          </table:table-cell>
          <table:table-cell table:formula="of:=JSONCOLLAT([.M384])" office:value-type="string" office:string-value="47.214597682347">
            <text:p>47.214597682347</text:p>
          </table:table-cell>
          <table:table-cell table:formula="of:=JSONCOLLONG([.M384])" office:value-type="string" office:string-value="-1.52590005661305">
            <text:p>-1.52590005661305</text:p>
          </table:table-cell>
          <table:table-cell table:formula="of:=REMPLACECOLONNESAERMODEDECOLLECTE([.N384];[.O38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ltique</text:p>
          </table:table-cell>
          <table:table-cell office:value-type="string">
            <text:p>Baltiqu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46299981626 , -1.52589027343847]</text:p>
          </table:table-cell>
          <table:table-cell table:formula="of:=JSONCOLLAT([.M385])" office:value-type="string" office:string-value="47.2146299981626">
            <text:p>47.2146299981626</text:p>
          </table:table-cell>
          <table:table-cell table:formula="of:=JSONCOLLONG([.M385])" office:value-type="string" office:string-value="-1.52589027343847">
            <text:p>-1.52589027343847</text:p>
          </table:table-cell>
          <table:table-cell table:formula="of:=REMPLACECOLONNESAERMODEDECOLLECTE([.N385];[.O3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ourdonnières</text:p>
          </table:table-cell>
          <table:table-cell office:value-type="string">
            <text:p>Bourdonnièr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5494248107 , -1.52375820542025]</text:p>
          </table:table-cell>
          <table:table-cell table:formula="of:=JSONCOLLAT([.M386])" office:value-type="string" office:string-value="47.185494248107">
            <text:p>47.185494248107</text:p>
          </table:table-cell>
          <table:table-cell table:formula="of:=JSONCOLLONG([.M386])" office:value-type="string" office:string-value="-1.52375820542025">
            <text:p>-1.52375820542025</text:p>
          </table:table-cell>
          <table:table-cell table:formula="of:=REMPLACECOLONNESAERMODEDECOLLECTE([.N386];[.O38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9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ourdonnières</text:p>
          </table:table-cell>
          <table:table-cell office:value-type="string">
            <text:p>Bourdonnièr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55117808434 , -1.52372768392371]</text:p>
          </table:table-cell>
          <table:table-cell table:formula="of:=JSONCOLLAT([.M387])" office:value-type="string" office:string-value="47.1855117808434">
            <text:p>47.1855117808434</text:p>
          </table:table-cell>
          <table:table-cell table:formula="of:=JSONCOLLONG([.M387])" office:value-type="string" office:string-value="-1.52372768392371">
            <text:p>-1.52372768392371</text:p>
          </table:table-cell>
          <table:table-cell table:formula="of:=REMPLACECOLONNESAERMODEDECOLLECTE([.N387];[.O38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0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6714139143 , -1.52153966702787]</text:p>
          </table:table-cell>
          <table:table-cell table:formula="of:=JSONCOLLAT([.M388])" office:value-type="string" office:string-value="47.1886714139143">
            <text:p>47.1886714139143</text:p>
          </table:table-cell>
          <table:table-cell table:formula="of:=JSONCOLLONG([.M388])" office:value-type="string" office:string-value="-1.52153966702787">
            <text:p>-1.52153966702787</text:p>
          </table:table-cell>
          <table:table-cell table:formula="of:=REMPLACECOLONNESAERMODEDECOLLECTE([.N388];[.O38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1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6824663124 , -1.52151775816812]</text:p>
          </table:table-cell>
          <table:table-cell table:formula="of:=JSONCOLLAT([.M389])" office:value-type="string" office:string-value="47.1886824663124">
            <text:p>47.1886824663124</text:p>
          </table:table-cell>
          <table:table-cell table:formula="of:=JSONCOLLONG([.M389])" office:value-type="string" office:string-value="-1.52151775816812">
            <text:p>-1.52151775816812</text:p>
          </table:table-cell>
          <table:table-cell table:formula="of:=REMPLACECOLONNESAERMODEDECOLLECTE([.N389];[.O38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2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6964551811 , -1.52150060199936]</text:p>
          </table:table-cell>
          <table:table-cell table:formula="of:=JSONCOLLAT([.M390])" office:value-type="string" office:string-value="47.1886964551811">
            <text:p>47.1886964551811</text:p>
          </table:table-cell>
          <table:table-cell table:formula="of:=JSONCOLLONG([.M390])" office:value-type="string" office:string-value="-1.52150060199936">
            <text:p>-1.52150060199936</text:p>
          </table:table-cell>
          <table:table-cell table:formula="of:=REMPLACECOLONNESAERMODEDECOLLECTE([.N390];[.O390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3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7116251343 , -1.52147898986018]</text:p>
          </table:table-cell>
          <table:table-cell table:formula="of:=JSONCOLLAT([.M391])" office:value-type="string" office:string-value="47.1887116251343">
            <text:p>47.1887116251343</text:p>
          </table:table-cell>
          <table:table-cell table:formula="of:=JSONCOLLONG([.M391])" office:value-type="string" office:string-value="-1.52147898986018">
            <text:p>-1.52147898986018</text:p>
          </table:table-cell>
          <table:table-cell table:formula="of:=REMPLACECOLONNESAERMODEDECOLLECTE([.N391];[.O3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ivelière</text:p>
          </table:table-cell>
          <table:table-cell office:value-type="string">
            <text:p>Civelièr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87351819041 , -1.52145344103511]</text:p>
          </table:table-cell>
          <table:table-cell table:formula="of:=JSONCOLLAT([.M392])" office:value-type="string" office:string-value="47.1887351819041">
            <text:p>47.1887351819041</text:p>
          </table:table-cell>
          <table:table-cell table:formula="of:=JSONCOLLONG([.M392])" office:value-type="string" office:string-value="-1.52145344103511">
            <text:p>-1.52145344103511</text:p>
          </table:table-cell>
          <table:table-cell table:formula="of:=REMPLACECOLONNESAERMODEDECOLLECTE([.N392];[.O3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e Luce</text:p>
          </table:table-cell>
          <table:table-cell office:value-type="string">
            <text:p>Lu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07053492777 , -1.52305907844423]</text:p>
          </table:table-cell>
          <table:table-cell table:formula="of:=JSONCOLLAT([.M393])" office:value-type="string" office:string-value="47.2307053492777">
            <text:p>47.2307053492777</text:p>
          </table:table-cell>
          <table:table-cell table:formula="of:=JSONCOLLONG([.M393])" office:value-type="string" office:string-value="-1.52305907844423">
            <text:p>-1.52305907844423</text:p>
          </table:table-cell>
          <table:table-cell table:formula="of:=REMPLACECOLONNESAERMODEDECOLLECTE([.N393];[.O39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e Luce</text:p>
          </table:table-cell>
          <table:table-cell office:value-type="string">
            <text:p>Lu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06979742474 , -1.52303279346208]</text:p>
          </table:table-cell>
          <table:table-cell table:formula="of:=JSONCOLLAT([.M394])" office:value-type="string" office:string-value="47.2306979742474">
            <text:p>47.2306979742474</text:p>
          </table:table-cell>
          <table:table-cell table:formula="of:=JSONCOLLONG([.M394])" office:value-type="string" office:string-value="-1.52303279346208">
            <text:p>-1.52303279346208</text:p>
          </table:table-cell>
          <table:table-cell table:formula="of:=REMPLACECOLONNESAERMODEDECOLLECTE([.N394];[.O3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ort la Blanche</text:p>
          </table:table-cell>
          <table:table-cell office:value-type="string">
            <text:p>Blanch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7661759603 , -1.52608747705651]</text:p>
          </table:table-cell>
          <table:table-cell table:formula="of:=JSONCOLLAT([.M395])" office:value-type="string" office:string-value="47.27661759603">
            <text:p>47.27661759603</text:p>
          </table:table-cell>
          <table:table-cell table:formula="of:=JSONCOLLONG([.M395])" office:value-type="string" office:string-value="-1.52608747705651">
            <text:p>-1.52608747705651</text:p>
          </table:table-cell>
          <table:table-cell table:formula="of:=REMPLACECOLONNESAERMODEDECOLLECTE([.N395];[.O3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8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 office:value-type="string">
            <text:p>Ecopoint de la Beaujoire</text:p>
          </table:table-cell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9873008456 , -1.52336477364819]</text:p>
          </table:table-cell>
          <table:table-cell table:formula="of:=JSONCOLLAT([.M396])" office:value-type="string" office:string-value="47.2539873008456">
            <text:p>47.2539873008456</text:p>
          </table:table-cell>
          <table:table-cell table:formula="of:=JSONCOLLONG([.M396])" office:value-type="string" office:string-value="-1.52336477364819">
            <text:p>-1.52336477364819</text:p>
          </table:table-cell>
          <table:table-cell table:formula="of:=REMPLACECOLONNESAERMODEDECOLLECTE([.N396];[.O39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9</text:p>
          </table:table-cell>
          <table:table-cell office:value-type="string">
            <text:p>papiercarton</text:p>
          </table:table-cell>
          <table:table-cell office:value-type="float" office:value="5">
            <text:p>5</text:p>
          </table:table-cell>
          <table:table-cell office:value-type="string">
            <text:p>Ecopoint de la Beaujoire</text:p>
          </table:table-cell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39953159268 , -1.52334110355733]</text:p>
          </table:table-cell>
          <table:table-cell table:formula="of:=JSONCOLLAT([.M397])" office:value-type="string" office:string-value="47.2539953159268">
            <text:p>47.2539953159268</text:p>
          </table:table-cell>
          <table:table-cell table:formula="of:=JSONCOLLONG([.M397])" office:value-type="string" office:string-value="-1.52334110355733">
            <text:p>-1.52334110355733</text:p>
          </table:table-cell>
          <table:table-cell table:formula="of:=REMPLACECOLONNESAERMODEDECOLLECTE([.N397];[.O39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atience</text:p>
          </table:table-cell>
          <table:table-cell office:value-type="string">
            <text:p>Patien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1540116493 , -1.52377660616558]</text:p>
          </table:table-cell>
          <table:table-cell table:formula="of:=JSONCOLLAT([.M398])" office:value-type="string" office:string-value="47.261540116493">
            <text:p>47.261540116493</text:p>
          </table:table-cell>
          <table:table-cell table:formula="of:=JSONCOLLONG([.M398])" office:value-type="string" office:string-value="-1.52377660616558">
            <text:p>-1.52377660616558</text:p>
          </table:table-cell>
          <table:table-cell table:formula="of:=REMPLACECOLONNESAERMODEDECOLLECTE([.N398];[.O3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atience</text:p>
          </table:table-cell>
          <table:table-cell office:value-type="string">
            <text:p>Patien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15680106177 , -1.52377558848619]</text:p>
          </table:table-cell>
          <table:table-cell table:formula="of:=JSONCOLLAT([.M399])" office:value-type="string" office:string-value="47.2615680106177">
            <text:p>47.2615680106177</text:p>
          </table:table-cell>
          <table:table-cell table:formula="of:=JSONCOLLONG([.M399])" office:value-type="string" office:string-value="-1.52377558848619">
            <text:p>-1.52377558848619</text:p>
          </table:table-cell>
          <table:table-cell table:formula="of:=REMPLACECOLONNESAERMODEDECOLLECTE([.N399];[.O39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2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Ecopoint de la Beaujoire</text:p>
          </table:table-cell>
          <table:table-cell office:value-type="string">
            <text:p><text:s/></text:p>
          </table:table-cell>
          <table:table-cell office:value-type="string">
            <text:p>Avenue de la Gare de Saint Joseph</text:p>
          </table:table-cell>
          <table:table-cell office:value-type="string">
            <text:p>Josep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1921218927 , -1.52307190193618]</text:p>
          </table:table-cell>
          <table:table-cell table:formula="of:=JSONCOLLAT([.M400])" office:value-type="string" office:string-value="47.2541921218927">
            <text:p>47.2541921218927</text:p>
          </table:table-cell>
          <table:table-cell table:formula="of:=JSONCOLLONG([.M400])" office:value-type="string" office:string-value="-1.52307190193618">
            <text:p>-1.52307190193618</text:p>
          </table:table-cell>
          <table:table-cell table:formula="of:=REMPLACECOLONNESAERMODEDECOLLECTE([.N400];[.O4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larderie</text:p>
          </table:table-cell>
          <table:table-cell office:value-type="string">
            <text:p>Gilarder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869730081925 , -1.51811601742858]</text:p>
          </table:table-cell>
          <table:table-cell table:formula="of:=JSONCOLLAT([.M401])" office:value-type="string" office:string-value="47.1869730081925">
            <text:p>47.1869730081925</text:p>
          </table:table-cell>
          <table:table-cell table:formula="of:=JSONCOLLONG([.M401])" office:value-type="string" office:string-value="-1.51811601742858">
            <text:p>-1.51811601742858</text:p>
          </table:table-cell>
          <table:table-cell table:formula="of:=REMPLACECOLONNESAERMODEDECOLLECTE([.N401];[.O4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4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roissant</text:p>
          </table:table-cell>
          <table:table-cell office:value-type="string">
            <text:p>Croiss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4257773829 , -1.52140436772795]</text:p>
          </table:table-cell>
          <table:table-cell table:formula="of:=JSONCOLLAT([.M402])" office:value-type="string" office:string-value="47.2354257773829">
            <text:p>47.2354257773829</text:p>
          </table:table-cell>
          <table:table-cell table:formula="of:=JSONCOLLONG([.M402])" office:value-type="string" office:string-value="-1.52140436772795">
            <text:p>-1.52140436772795</text:p>
          </table:table-cell>
          <table:table-cell table:formula="of:=REMPLACECOLONNESAERMODEDECOLLECTE([.N402];[.O40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5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roissant</text:p>
          </table:table-cell>
          <table:table-cell office:value-type="string">
            <text:p>Croiss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4246288239 , -1.5213770146975]</text:p>
          </table:table-cell>
          <table:table-cell table:formula="of:=JSONCOLLAT([.M403])" office:value-type="string" office:string-value="47.2354246288239">
            <text:p>47.2354246288239</text:p>
          </table:table-cell>
          <table:table-cell table:formula="of:=JSONCOLLONG([.M403])" office:value-type="string" office:string-value="-1.5213770146975">
            <text:p>-1.5213770146975</text:p>
          </table:table-cell>
          <table:table-cell table:formula="of:=REMPLACECOLONNESAERMODEDECOLLECTE([.N403];[.O4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Ecole vétérinaire</text:p>
          </table:table-cell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89946262128 , -1.52530831285343]</text:p>
          </table:table-cell>
          <table:table-cell table:formula="of:=JSONCOLLAT([.M404])" office:value-type="string" office:string-value="47.289946262128">
            <text:p>47.289946262128</text:p>
          </table:table-cell>
          <table:table-cell table:formula="of:=JSONCOLLONG([.M404])" office:value-type="string" office:string-value="-1.52530831285343">
            <text:p>-1.52530831285343</text:p>
          </table:table-cell>
          <table:table-cell table:formula="of:=REMPLACECOLONNESAERMODEDECOLLECTE([.N404];[.O4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7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roissant</text:p>
          </table:table-cell>
          <table:table-cell office:value-type="string">
            <text:p>Croiss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4216743322 , -1.52134195637984]</text:p>
          </table:table-cell>
          <table:table-cell table:formula="of:=JSONCOLLAT([.M405])" office:value-type="string" office:string-value="47.2354216743322">
            <text:p>47.2354216743322</text:p>
          </table:table-cell>
          <table:table-cell table:formula="of:=JSONCOLLONG([.M405])" office:value-type="string" office:string-value="-1.52134195637984">
            <text:p>-1.52134195637984</text:p>
          </table:table-cell>
          <table:table-cell table:formula="of:=REMPLACECOLONNESAERMODEDECOLLECTE([.N405];[.O405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8</text:p>
          </table:table-cell>
          <table:table-cell office:value-type="string">
            <text:p>plastiqu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9837677735 , -1.51978651121169]</text:p>
          </table:table-cell>
          <table:table-cell table:formula="of:=JSONCOLLAT([.M406])" office:value-type="string" office:string-value="47.229837677735">
            <text:p>47.229837677735</text:p>
          </table:table-cell>
          <table:table-cell table:formula="of:=JSONCOLLONG([.M406])" office:value-type="string" office:string-value="-1.51978651121169">
            <text:p>-1.51978651121169</text:p>
          </table:table-cell>
          <table:table-cell table:formula="of:=REMPLACECOLONNESAERMODEDECOLLECTE([.N406];[.O40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ierre de Coubertin</text:p>
          </table:table-cell>
          <table:table-cell office:value-type="string">
            <text:p>Coubert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19809689 , -1.59048700626635]</text:p>
          </table:table-cell>
          <table:table-cell table:formula="of:=JSONCOLLAT([.M407])" office:value-type="string" office:string-value="47.230219809689">
            <text:p>47.230219809689</text:p>
          </table:table-cell>
          <table:table-cell table:formula="of:=JSONCOLLONG([.M407])" office:value-type="string" office:string-value="-1.59048700626635">
            <text:p>-1.59048700626635</text:p>
          </table:table-cell>
          <table:table-cell table:formula="of:=REMPLACECOLONNESAERMODEDECOLLECTE([.N407];[.O4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ierre de Coubertin</text:p>
          </table:table-cell>
          <table:table-cell office:value-type="string">
            <text:p>Coubert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1981423371 , -1.59045663226294]</text:p>
          </table:table-cell>
          <table:table-cell table:formula="of:=JSONCOLLAT([.M408])" office:value-type="string" office:string-value="47.2301981423371">
            <text:p>47.2301981423371</text:p>
          </table:table-cell>
          <table:table-cell table:formula="of:=JSONCOLLONG([.M408])" office:value-type="string" office:string-value="-1.59045663226294">
            <text:p>-1.59045663226294</text:p>
          </table:table-cell>
          <table:table-cell table:formula="of:=REMPLACECOLONNESAERMODEDECOLLECTE([.N408];[.O40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1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ierre de Coubertin</text:p>
          </table:table-cell>
          <table:table-cell office:value-type="string">
            <text:p>Coubert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1705564041 , -1.59038795065777]</text:p>
          </table:table-cell>
          <table:table-cell table:formula="of:=JSONCOLLAT([.M409])" office:value-type="string" office:string-value="47.2301705564041">
            <text:p>47.2301705564041</text:p>
          </table:table-cell>
          <table:table-cell table:formula="of:=JSONCOLLONG([.M409])" office:value-type="string" office:string-value="-1.59038795065777">
            <text:p>-1.59038795065777</text:p>
          </table:table-cell>
          <table:table-cell table:formula="of:=REMPLACECOLONNESAERMODEDECOLLECTE([.N409];[.O40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nvention</text:p>
          </table:table-cell>
          <table:table-cell office:value-type="string">
            <text:p>Conventi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152890162 , -1.5886567729922]</text:p>
          </table:table-cell>
          <table:table-cell table:formula="of:=JSONCOLLAT([.M410])" office:value-type="string" office:string-value="47.2098152890162">
            <text:p>47.2098152890162</text:p>
          </table:table-cell>
          <table:table-cell table:formula="of:=JSONCOLLONG([.M410])" office:value-type="string" office:string-value="-1.5886567729922">
            <text:p>-1.5886567729922</text:p>
          </table:table-cell>
          <table:table-cell table:formula="of:=REMPLACECOLONNESAERMODEDECOLLECTE([.N410];[.O41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nvention</text:p>
          </table:table-cell>
          <table:table-cell office:value-type="string">
            <text:p>Conventi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333532676 , -1.58861115278156]</text:p>
          </table:table-cell>
          <table:table-cell table:formula="of:=JSONCOLLAT([.M411])" office:value-type="string" office:string-value="47.2098333532676">
            <text:p>47.2098333532676</text:p>
          </table:table-cell>
          <table:table-cell table:formula="of:=JSONCOLLONG([.M411])" office:value-type="string" office:string-value="-1.58861115278156">
            <text:p>-1.58861115278156</text:p>
          </table:table-cell>
          <table:table-cell table:formula="of:=REMPLACECOLONNESAERMODEDECOLLECTE([.N411];[.O4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Delambre</text:p>
          </table:table-cell>
          <table:table-cell office:value-type="string">
            <text:p>Delamb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8062927946 , -1.58901614389676]</text:p>
          </table:table-cell>
          <table:table-cell table:formula="of:=JSONCOLLAT([.M412])" office:value-type="string" office:string-value="47.2208062927946">
            <text:p>47.2208062927946</text:p>
          </table:table-cell>
          <table:table-cell table:formula="of:=JSONCOLLONG([.M412])" office:value-type="string" office:string-value="-1.58901614389676">
            <text:p>-1.58901614389676</text:p>
          </table:table-cell>
          <table:table-cell table:formula="of:=REMPLACECOLONNESAERMODEDECOLLECTE([.N412];[.O41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Delambre</text:p>
          </table:table-cell>
          <table:table-cell office:value-type="string">
            <text:p>Delamb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7901321308 , -1.5890058704152]</text:p>
          </table:table-cell>
          <table:table-cell table:formula="of:=JSONCOLLAT([.M413])" office:value-type="string" office:string-value="47.2207901321308">
            <text:p>47.2207901321308</text:p>
          </table:table-cell>
          <table:table-cell table:formula="of:=JSONCOLLONG([.M413])" office:value-type="string" office:string-value="-1.5890058704152">
            <text:p>-1.5890058704152</text:p>
          </table:table-cell>
          <table:table-cell table:formula="of:=REMPLACECOLONNESAERMODEDECOLLECTE([.N413];[.O41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Delambre</text:p>
          </table:table-cell>
          <table:table-cell office:value-type="string">
            <text:p>Delamb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7729421303 , -1.58899552143084]</text:p>
          </table:table-cell>
          <table:table-cell table:formula="of:=JSONCOLLAT([.M414])" office:value-type="string" office:string-value="47.2207729421303">
            <text:p>47.2207729421303</text:p>
          </table:table-cell>
          <table:table-cell table:formula="of:=JSONCOLLONG([.M414])" office:value-type="string" office:string-value="-1.58899552143084">
            <text:p>-1.58899552143084</text:p>
          </table:table-cell>
          <table:table-cell table:formula="of:=REMPLACECOLONNESAERMODEDECOLLECTE([.N414];[.O4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7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Puvis De Chavannes</text:p>
          </table:table-cell>
          <table:table-cell office:value-type="string">
            <text:p>Chavann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42715949944 , -1.58870838967705]</text:p>
          </table:table-cell>
          <table:table-cell table:formula="of:=JSONCOLLAT([.M415])" office:value-type="string" office:string-value="47.2242715949944">
            <text:p>47.2242715949944</text:p>
          </table:table-cell>
          <table:table-cell table:formula="of:=JSONCOLLONG([.M415])" office:value-type="string" office:string-value="-1.58870838967705">
            <text:p>-1.58870838967705</text:p>
          </table:table-cell>
          <table:table-cell table:formula="of:=REMPLACECOLONNESAERMODEDECOLLECTE([.N415];[.O415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8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Puvis De Chavannes</text:p>
          </table:table-cell>
          <table:table-cell office:value-type="string">
            <text:p>Chavann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42886817199 , -1.58869146596373]</text:p>
          </table:table-cell>
          <table:table-cell table:formula="of:=JSONCOLLAT([.M416])" office:value-type="string" office:string-value="47.2242886817199">
            <text:p>47.2242886817199</text:p>
          </table:table-cell>
          <table:table-cell table:formula="of:=JSONCOLLONG([.M416])" office:value-type="string" office:string-value="-1.58869146596373">
            <text:p>-1.58869146596373</text:p>
          </table:table-cell>
          <table:table-cell table:formula="of:=REMPLACECOLONNESAERMODEDECOLLECTE([.N416];[.O41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Puvis De Chavannes</text:p>
          </table:table-cell>
          <table:table-cell office:value-type="string">
            <text:p>Chavann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43145175909 , -1.58866003642125]</text:p>
          </table:table-cell>
          <table:table-cell table:formula="of:=JSONCOLLAT([.M417])" office:value-type="string" office:string-value="47.2243145175909">
            <text:p>47.2243145175909</text:p>
          </table:table-cell>
          <table:table-cell table:formula="of:=JSONCOLLONG([.M417])" office:value-type="string" office:string-value="-1.58866003642125">
            <text:p>-1.58866003642125</text:p>
          </table:table-cell>
          <table:table-cell table:formula="of:=REMPLACECOLONNESAERMODEDECOLLECTE([.N417];[.O4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0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222210147 , -1.58748759941806]</text:p>
          </table:table-cell>
          <table:table-cell table:formula="of:=JSONCOLLAT([.M418])" office:value-type="string" office:string-value="47.2132222210147">
            <text:p>47.2132222210147</text:p>
          </table:table-cell>
          <table:table-cell table:formula="of:=JSONCOLLONG([.M418])" office:value-type="string" office:string-value="-1.58748759941806">
            <text:p>-1.58748759941806</text:p>
          </table:table-cell>
          <table:table-cell table:formula="of:=REMPLACECOLONNESAERMODEDECOLLECTE([.N418];[.O41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981854756 , -1.58746614935743]</text:p>
          </table:table-cell>
          <table:table-cell table:formula="of:=JSONCOLLAT([.M419])" office:value-type="string" office:string-value="47.2131981854756">
            <text:p>47.2131981854756</text:p>
          </table:table-cell>
          <table:table-cell table:formula="of:=JSONCOLLONG([.M419])" office:value-type="string" office:string-value="-1.58746614935743">
            <text:p>-1.58746614935743</text:p>
          </table:table-cell>
          <table:table-cell table:formula="of:=REMPLACECOLONNESAERMODEDECOLLECTE([.N419];[.O4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800173846 , -1.58745421618367]</text:p>
          </table:table-cell>
          <table:table-cell table:formula="of:=JSONCOLLAT([.M420])" office:value-type="string" office:string-value="47.2131800173846">
            <text:p>47.2131800173846</text:p>
          </table:table-cell>
          <table:table-cell table:formula="of:=JSONCOLLONG([.M420])" office:value-type="string" office:string-value="-1.58745421618367">
            <text:p>-1.58745421618367</text:p>
          </table:table-cell>
          <table:table-cell table:formula="of:=REMPLACECOLONNESAERMODEDECOLLECTE([.N420];[.O4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anton</text:p>
          </table:table-cell>
          <table:table-cell office:value-type="string">
            <text:p>Dant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597906138 , -1.587442132081]</text:p>
          </table:table-cell>
          <table:table-cell table:formula="of:=JSONCOLLAT([.M421])" office:value-type="string" office:string-value="47.2131597906138">
            <text:p>47.2131597906138</text:p>
          </table:table-cell>
          <table:table-cell table:formula="of:=JSONCOLLONG([.M421])" office:value-type="string" office:string-value="-1.587442132081">
            <text:p>-1.587442132081</text:p>
          </table:table-cell>
          <table:table-cell table:formula="of:=REMPLACECOLONNESAERMODEDECOLLECTE([.N421];[.O42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galité</text:p>
          </table:table-cell>
          <table:table-cell office:value-type="string">
            <text:p>Egalité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2802599101 , -1.58715620132794]</text:p>
          </table:table-cell>
          <table:table-cell table:formula="of:=JSONCOLLAT([.M422])" office:value-type="string" office:string-value="47.2092802599101">
            <text:p>47.2092802599101</text:p>
          </table:table-cell>
          <table:table-cell table:formula="of:=JSONCOLLONG([.M422])" office:value-type="string" office:string-value="-1.58715620132794">
            <text:p>-1.58715620132794</text:p>
          </table:table-cell>
          <table:table-cell table:formula="of:=REMPLACECOLONNESAERMODEDECOLLECTE([.N422];[.O4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5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Zola</text:p>
          </table:table-cell>
          <table:table-cell office:value-type="string">
            <text:p>Zola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651417433 , -1.58737867705772]</text:p>
          </table:table-cell>
          <table:table-cell table:formula="of:=JSONCOLLAT([.M423])" office:value-type="string" office:string-value="47.2132651417433">
            <text:p>47.2132651417433</text:p>
          </table:table-cell>
          <table:table-cell table:formula="of:=JSONCOLLONG([.M423])" office:value-type="string" office:string-value="-1.58737867705772">
            <text:p>-1.58737867705772</text:p>
          </table:table-cell>
          <table:table-cell table:formula="of:=REMPLACECOLONNESAERMODEDECOLLECTE([.N423];[.O42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6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Zola</text:p>
          </table:table-cell>
          <table:table-cell office:value-type="string">
            <text:p>Zola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471279316 , -1.58736221186464]</text:p>
          </table:table-cell>
          <table:table-cell table:formula="of:=JSONCOLLAT([.M424])" office:value-type="string" office:string-value="47.2132471279316">
            <text:p>47.2132471279316</text:p>
          </table:table-cell>
          <table:table-cell table:formula="of:=JSONCOLLONG([.M424])" office:value-type="string" office:string-value="-1.58736221186464">
            <text:p>-1.58736221186464</text:p>
          </table:table-cell>
          <table:table-cell table:formula="of:=REMPLACECOLONNESAERMODEDECOLLECTE([.N424];[.O42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Zola</text:p>
          </table:table-cell>
          <table:table-cell office:value-type="string">
            <text:p>Zola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2289598301 , -1.58735027871517]</text:p>
          </table:table-cell>
          <table:table-cell table:formula="of:=JSONCOLLAT([.M425])" office:value-type="string" office:string-value="47.2132289598301">
            <text:p>47.2132289598301</text:p>
          </table:table-cell>
          <table:table-cell table:formula="of:=JSONCOLLONG([.M425])" office:value-type="string" office:string-value="-1.58735027871517">
            <text:p>-1.58735027871517</text:p>
          </table:table-cell>
          <table:table-cell table:formula="of:=REMPLACECOLONNESAERMODEDECOLLECTE([.N425];[.O4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8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Suzanne Lenglen</text:p>
          </table:table-cell>
          <table:table-cell office:value-type="string">
            <text:p>Lengl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290330696046 , -1.58782155170001]</text:p>
          </table:table-cell>
          <table:table-cell table:formula="of:=JSONCOLLAT([.M426])" office:value-type="string" office:string-value="47.2290330696046">
            <text:p>47.2290330696046</text:p>
          </table:table-cell>
          <table:table-cell table:formula="of:=JSONCOLLONG([.M426])" office:value-type="string" office:string-value="-1.58782155170001">
            <text:p>-1.58782155170001</text:p>
          </table:table-cell>
          <table:table-cell table:formula="of:=REMPLACECOLONNESAERMODEDECOLLECTE([.N426];[.O42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9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Cardiff</text:p>
          </table:table-cell>
          <table:table-cell office:value-type="string">
            <text:p>Cardiff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4942487832 , -1.58516956138555]</text:p>
          </table:table-cell>
          <table:table-cell table:formula="of:=JSONCOLLAT([.M427])" office:value-type="string" office:string-value="47.1984942487832">
            <text:p>47.1984942487832</text:p>
          </table:table-cell>
          <table:table-cell table:formula="of:=JSONCOLLONG([.M427])" office:value-type="string" office:string-value="-1.58516956138555">
            <text:p>-1.58516956138555</text:p>
          </table:table-cell>
          <table:table-cell table:formula="of:=REMPLACECOLONNESAERMODEDECOLLECTE([.N427];[.O42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ésident René Coty</text:p>
          </table:table-cell>
          <table:table-cell office:value-type="string">
            <text:p>Co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82475857745 , -1.58587511266048]</text:p>
          </table:table-cell>
          <table:table-cell table:formula="of:=JSONCOLLAT([.M428])" office:value-type="string" office:string-value="47.2082475857745">
            <text:p>47.2082475857745</text:p>
          </table:table-cell>
          <table:table-cell table:formula="of:=JSONCOLLONG([.M428])" office:value-type="string" office:string-value="-1.58587511266048">
            <text:p>-1.58587511266048</text:p>
          </table:table-cell>
          <table:table-cell table:formula="of:=REMPLACECOLONNESAERMODEDECOLLECTE([.N428];[.O42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1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Cardiff</text:p>
          </table:table-cell>
          <table:table-cell office:value-type="string">
            <text:p>Cardiff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4877115719 , -1.5851493999876]</text:p>
          </table:table-cell>
          <table:table-cell table:formula="of:=JSONCOLLAT([.M429])" office:value-type="string" office:string-value="47.1984877115719">
            <text:p>47.1984877115719</text:p>
          </table:table-cell>
          <table:table-cell table:formula="of:=JSONCOLLONG([.M429])" office:value-type="string" office:string-value="-1.5851493999876">
            <text:p>-1.5851493999876</text:p>
          </table:table-cell>
          <table:table-cell table:formula="of:=REMPLACECOLONNESAERMODEDECOLLECTE([.N429];[.O42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ésident René Coty</text:p>
          </table:table-cell>
          <table:table-cell office:value-type="string">
            <text:p>Co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82617383607 , -1.58585343518232]</text:p>
          </table:table-cell>
          <table:table-cell table:formula="of:=JSONCOLLAT([.M430])" office:value-type="string" office:string-value="47.2082617383607">
            <text:p>47.2082617383607</text:p>
          </table:table-cell>
          <table:table-cell table:formula="of:=JSONCOLLONG([.M430])" office:value-type="string" office:string-value="-1.58585343518232">
            <text:p>-1.58585343518232</text:p>
          </table:table-cell>
          <table:table-cell table:formula="of:=REMPLACECOLONNESAERMODEDECOLLECTE([.N430];[.O4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3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ésident René Coty</text:p>
          </table:table-cell>
          <table:table-cell office:value-type="string">
            <text:p>Co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82768174665 , -1.58583485420295]</text:p>
          </table:table-cell>
          <table:table-cell table:formula="of:=JSONCOLLAT([.M431])" office:value-type="string" office:string-value="47.2082768174665">
            <text:p>47.2082768174665</text:p>
          </table:table-cell>
          <table:table-cell table:formula="of:=JSONCOLLONG([.M431])" office:value-type="string" office:string-value="-1.58583485420295">
            <text:p>-1.58583485420295</text:p>
          </table:table-cell>
          <table:table-cell table:formula="of:=REMPLACECOLONNESAERMODEDECOLLECTE([.N431];[.O43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Cardiff</text:p>
          </table:table-cell>
          <table:table-cell office:value-type="string">
            <text:p>Cardiff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4869378683 , -1.5851114925411]</text:p>
          </table:table-cell>
          <table:table-cell table:formula="of:=JSONCOLLAT([.M432])" office:value-type="string" office:string-value="47.1984869378683">
            <text:p>47.1984869378683</text:p>
          </table:table-cell>
          <table:table-cell table:formula="of:=JSONCOLLONG([.M432])" office:value-type="string" office:string-value="-1.5851114925411">
            <text:p>-1.5851114925411</text:p>
          </table:table-cell>
          <table:table-cell table:formula="of:=REMPLACECOLONNESAERMODEDECOLLECTE([.N432];[.O4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5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Priauté</text:p>
          </table:table-cell>
          <table:table-cell office:value-type="string">
            <text:p>Priauté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02311852369 , -1.58478141831281]</text:p>
          </table:table-cell>
          <table:table-cell table:formula="of:=JSONCOLLAT([.M433])" office:value-type="string" office:string-value="47.2202311852369">
            <text:p>47.2202311852369</text:p>
          </table:table-cell>
          <table:table-cell table:formula="of:=JSONCOLLONG([.M433])" office:value-type="string" office:string-value="-1.58478141831281">
            <text:p>-1.58478141831281</text:p>
          </table:table-cell>
          <table:table-cell table:formula="of:=REMPLACECOLONNESAERMODEDECOLLECTE([.N433];[.O43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Justice</text:p>
          </table:table-cell>
          <table:table-cell office:value-type="string">
            <text:p>Justi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88079855802 , -1.5882639124347]</text:p>
          </table:table-cell>
          <table:table-cell table:formula="of:=JSONCOLLAT([.M434])" office:value-type="string" office:string-value="47.2688079855802">
            <text:p>47.2688079855802</text:p>
          </table:table-cell>
          <table:table-cell table:formula="of:=JSONCOLLONG([.M434])" office:value-type="string" office:string-value="-1.5882639124347">
            <text:p>-1.5882639124347</text:p>
          </table:table-cell>
          <table:table-cell table:formula="of:=REMPLACECOLONNESAERMODEDECOLLECTE([.N434];[.O4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uillaume Grootaers</text:p>
          </table:table-cell>
          <table:table-cell office:value-type="string">
            <text:p>Groota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92440919584 , -1.5849296576127]</text:p>
          </table:table-cell>
          <table:table-cell table:formula="of:=JSONCOLLAT([.M435])" office:value-type="string" office:string-value="47.2392440919584">
            <text:p>47.2392440919584</text:p>
          </table:table-cell>
          <table:table-cell table:formula="of:=JSONCOLLONG([.M435])" office:value-type="string" office:string-value="-1.5849296576127">
            <text:p>-1.5849296576127</text:p>
          </table:table-cell>
          <table:table-cell table:formula="of:=REMPLACECOLONNESAERMODEDECOLLECTE([.N435];[.O4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8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Guillaume Grootaers</text:p>
          </table:table-cell>
          <table:table-cell office:value-type="string">
            <text:p>Groota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92620018027 , -1.5849188490835]</text:p>
          </table:table-cell>
          <table:table-cell table:formula="of:=JSONCOLLAT([.M436])" office:value-type="string" office:string-value="47.2392620018027">
            <text:p>47.2392620018027</text:p>
          </table:table-cell>
          <table:table-cell table:formula="of:=JSONCOLLONG([.M436])" office:value-type="string" office:string-value="-1.5849188490835">
            <text:p>-1.5849188490835</text:p>
          </table:table-cell>
          <table:table-cell table:formula="of:=REMPLACECOLONNESAERMODEDECOLLECTE([.N436];[.O43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9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Blanchart</text:p>
          </table:table-cell>
          <table:table-cell office:value-type="string">
            <text:p>Blancha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3125563496 , -1.58121630119244]</text:p>
          </table:table-cell>
          <table:table-cell table:formula="of:=JSONCOLLAT([.M437])" office:value-type="string" office:string-value="47.2033125563496">
            <text:p>47.2033125563496</text:p>
          </table:table-cell>
          <table:table-cell table:formula="of:=JSONCOLLONG([.M437])" office:value-type="string" office:string-value="-1.58121630119244">
            <text:p>-1.58121630119244</text:p>
          </table:table-cell>
          <table:table-cell table:formula="of:=REMPLACECOLONNESAERMODEDECOLLECTE([.N437];[.O43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0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97767193819 , -1.58060560821133]</text:p>
          </table:table-cell>
          <table:table-cell table:formula="of:=JSONCOLLAT([.M438])" office:value-type="string" office:string-value="47.2197767193819">
            <text:p>47.2197767193819</text:p>
          </table:table-cell>
          <table:table-cell table:formula="of:=JSONCOLLONG([.M438])" office:value-type="string" office:string-value="-1.58060560821133">
            <text:p>-1.58060560821133</text:p>
          </table:table-cell>
          <table:table-cell table:formula="of:=REMPLACECOLONNESAERMODEDECOLLECTE([.N438];[.O43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ept Maires Charette</text:p>
          </table:table-cell>
          <table:table-cell office:value-type="string">
            <text:p>Sep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97818635687 , -1.58057569223295]</text:p>
          </table:table-cell>
          <table:table-cell table:formula="of:=JSONCOLLAT([.M439])" office:value-type="string" office:string-value="47.2197818635687">
            <text:p>47.2197818635687</text:p>
          </table:table-cell>
          <table:table-cell table:formula="of:=JSONCOLLONG([.M439])" office:value-type="string" office:string-value="-1.58057569223295">
            <text:p>-1.58057569223295</text:p>
          </table:table-cell>
          <table:table-cell table:formula="of:=REMPLACECOLONNESAERMODEDECOLLECTE([.N439];[.O43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2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Sébastien</text:p>
          </table:table-cell>
          <table:table-cell office:value-type="string">
            <text:p>Sébasti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97880370897 , -1.58054585159448]</text:p>
          </table:table-cell>
          <table:table-cell table:formula="of:=JSONCOLLAT([.M440])" office:value-type="string" office:string-value="47.2197880370897">
            <text:p>47.2197880370897</text:p>
          </table:table-cell>
          <table:table-cell table:formula="of:=JSONCOLLONG([.M440])" office:value-type="string" office:string-value="-1.58054585159448">
            <text:p>-1.58054585159448</text:p>
          </table:table-cell>
          <table:table-cell table:formula="of:=REMPLACECOLONNESAERMODEDECOLLECTE([.N440];[.O4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3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Bégarie</text:p>
          </table:table-cell>
          <table:table-cell office:value-type="string">
            <text:p>Béga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73975605848 , -1.58071967730875]</text:p>
          </table:table-cell>
          <table:table-cell table:formula="of:=JSONCOLLAT([.M441])" office:value-type="string" office:string-value="47.2273975605848">
            <text:p>47.2273975605848</text:p>
          </table:table-cell>
          <table:table-cell table:formula="of:=JSONCOLLONG([.M441])" office:value-type="string" office:string-value="-1.58071967730875">
            <text:p>-1.58071967730875</text:p>
          </table:table-cell>
          <table:table-cell table:formula="of:=REMPLACECOLONNESAERMODEDECOLLECTE([.N441];[.O4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4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Bégarie</text:p>
          </table:table-cell>
          <table:table-cell office:value-type="string">
            <text:p>Béga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74198955123 , -1.58070010469929]</text:p>
          </table:table-cell>
          <table:table-cell table:formula="of:=JSONCOLLAT([.M442])" office:value-type="string" office:string-value="47.2274198955123">
            <text:p>47.2274198955123</text:p>
          </table:table-cell>
          <table:table-cell table:formula="of:=JSONCOLLONG([.M442])" office:value-type="string" office:string-value="-1.58070010469929">
            <text:p>-1.58070010469929</text:p>
          </table:table-cell>
          <table:table-cell table:formula="of:=REMPLACECOLONNESAERMODEDECOLLECTE([.N442];[.O44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Bégarie</text:p>
          </table:table-cell>
          <table:table-cell office:value-type="string">
            <text:p>Bégari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74038368231 , -1.58068681028983]</text:p>
          </table:table-cell>
          <table:table-cell table:formula="of:=JSONCOLLAT([.M443])" office:value-type="string" office:string-value="47.2274038368231">
            <text:p>47.2274038368231</text:p>
          </table:table-cell>
          <table:table-cell table:formula="of:=JSONCOLLONG([.M443])" office:value-type="string" office:string-value="-1.58068681028983">
            <text:p>-1.58068681028983</text:p>
          </table:table-cell>
          <table:table-cell table:formula="of:=REMPLACECOLONNESAERMODEDECOLLECTE([.N443];[.O44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6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8533566493 , -1.58183777109035]</text:p>
          </table:table-cell>
          <table:table-cell table:formula="of:=JSONCOLLAT([.M444])" office:value-type="string" office:string-value="47.2658533566493">
            <text:p>47.2658533566493</text:p>
          </table:table-cell>
          <table:table-cell table:formula="of:=JSONCOLLONG([.M444])" office:value-type="string" office:string-value="-1.58183777109035">
            <text:p>-1.58183777109035</text:p>
          </table:table-cell>
          <table:table-cell table:formula="of:=REMPLACECOLONNESAERMODEDECOLLECTE([.N444];[.O44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8293204913 , -1.58181630252276]</text:p>
          </table:table-cell>
          <table:table-cell table:formula="of:=JSONCOLLAT([.M445])" office:value-type="string" office:string-value="47.2658293204913">
            <text:p>47.2658293204913</text:p>
          </table:table-cell>
          <table:table-cell table:formula="of:=JSONCOLLONG([.M445])" office:value-type="string" office:string-value="-1.58181630252276">
            <text:p>-1.58181630252276</text:p>
          </table:table-cell>
          <table:table-cell table:formula="of:=REMPLACECOLONNESAERMODEDECOLLECTE([.N445];[.O4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8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andes</text:p>
          </table:table-cell>
          <table:table-cell office:value-type="string">
            <text:p>Land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8299860048 , -1.58176632569055]</text:p>
          </table:table-cell>
          <table:table-cell table:formula="of:=JSONCOLLAT([.M446])" office:value-type="string" office:string-value="47.2658299860048">
            <text:p>47.2658299860048</text:p>
          </table:table-cell>
          <table:table-cell table:formula="of:=JSONCOLLONG([.M446])" office:value-type="string" office:string-value="-1.58176632569055">
            <text:p>-1.58176632569055</text:p>
          </table:table-cell>
          <table:table-cell table:formula="of:=REMPLACECOLONNESAERMODEDECOLLECTE([.N446];[.O44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9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7733139173 , -1.57745055920386]</text:p>
          </table:table-cell>
          <table:table-cell table:formula="of:=JSONCOLLAT([.M447])" office:value-type="string" office:string-value="47.2097733139173">
            <text:p>47.2097733139173</text:p>
          </table:table-cell>
          <table:table-cell table:formula="of:=JSONCOLLONG([.M447])" office:value-type="string" office:string-value="-1.57745055920386">
            <text:p>-1.57745055920386</text:p>
          </table:table-cell>
          <table:table-cell table:formula="of:=REMPLACECOLONNESAERMODEDECOLLECTE([.N447];[.O44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0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538594958 , -1.5774488774902]</text:p>
          </table:table-cell>
          <table:table-cell table:formula="of:=JSONCOLLAT([.M448])" office:value-type="string" office:string-value="47.2098538594958">
            <text:p>47.2098538594958</text:p>
          </table:table-cell>
          <table:table-cell table:formula="of:=JSONCOLLONG([.M448])" office:value-type="string" office:string-value="-1.5774488774902">
            <text:p>-1.5774488774902</text:p>
          </table:table-cell>
          <table:table-cell table:formula="of:=REMPLACECOLONNESAERMODEDECOLLECTE([.N448];[.O44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163892401 , -1.57742796532261]</text:p>
          </table:table-cell>
          <table:table-cell table:formula="of:=JSONCOLLAT([.M449])" office:value-type="string" office:string-value="47.2098163892401">
            <text:p>47.2098163892401</text:p>
          </table:table-cell>
          <table:table-cell table:formula="of:=JSONCOLLONG([.M449])" office:value-type="string" office:string-value="-1.57742796532261">
            <text:p>-1.57742796532261</text:p>
          </table:table-cell>
          <table:table-cell table:formula="of:=REMPLACECOLONNESAERMODEDECOLLECTE([.N449];[.O4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Chapelle</text:p>
          </table:table-cell>
          <table:table-cell office:value-type="string">
            <text:p>Chapell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332178888 , -1.57741859553296]</text:p>
          </table:table-cell>
          <table:table-cell table:formula="of:=JSONCOLLAT([.M450])" office:value-type="string" office:string-value="47.2098332178888">
            <text:p>47.2098332178888</text:p>
          </table:table-cell>
          <table:table-cell table:formula="of:=JSONCOLLONG([.M450])" office:value-type="string" office:string-value="-1.57741859553296">
            <text:p>-1.57741859553296</text:p>
          </table:table-cell>
          <table:table-cell table:formula="of:=REMPLACECOLONNESAERMODEDECOLLECTE([.N450];[.O4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Paul Doumer</text:p>
          </table:table-cell>
          <table:table-cell office:value-type="string">
            <text:p>Doum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0167505137 , -1.57830367037202]</text:p>
          </table:table-cell>
          <table:table-cell table:formula="of:=JSONCOLLAT([.M451])" office:value-type="string" office:string-value="47.2220167505137">
            <text:p>47.2220167505137</text:p>
          </table:table-cell>
          <table:table-cell table:formula="of:=JSONCOLLONG([.M451])" office:value-type="string" office:string-value="-1.57830367037202">
            <text:p>-1.57830367037202</text:p>
          </table:table-cell>
          <table:table-cell table:formula="of:=REMPLACECOLONNESAERMODEDECOLLECTE([.N451];[.O45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Place Paul Doumer</text:p>
          </table:table-cell>
          <table:table-cell office:value-type="string">
            <text:p>Doum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19994056196 , -1.57829785737539]</text:p>
          </table:table-cell>
          <table:table-cell table:formula="of:=JSONCOLLAT([.M452])" office:value-type="string" office:string-value="47.2219994056196">
            <text:p>47.2219994056196</text:p>
          </table:table-cell>
          <table:table-cell table:formula="of:=JSONCOLLONG([.M452])" office:value-type="string" office:string-value="-1.57829785737539">
            <text:p>-1.57829785737539</text:p>
          </table:table-cell>
          <table:table-cell table:formula="of:=REMPLACECOLONNESAERMODEDECOLLECTE([.N452];[.O45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Paul Doumer</text:p>
          </table:table-cell>
          <table:table-cell office:value-type="string">
            <text:p>Doum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19829874461 , -1.57829514155285]</text:p>
          </table:table-cell>
          <table:table-cell table:formula="of:=JSONCOLLAT([.M453])" office:value-type="string" office:string-value="47.2219829874461">
            <text:p>47.2219829874461</text:p>
          </table:table-cell>
          <table:table-cell table:formula="of:=JSONCOLLONG([.M453])" office:value-type="string" office:string-value="-1.57829514155285">
            <text:p>-1.57829514155285</text:p>
          </table:table-cell>
          <table:table-cell table:formula="of:=REMPLACECOLONNESAERMODEDECOLLECTE([.N453];[.O4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Renaud</text:p>
          </table:table-cell>
          <table:table-cell office:value-type="string">
            <text:p>Renaud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59490553 , -1.57522049978715]</text:p>
          </table:table-cell>
          <table:table-cell table:formula="of:=JSONCOLLAT([.M454])" office:value-type="string" office:string-value="47.204559490553">
            <text:p>47.204559490553</text:p>
          </table:table-cell>
          <table:table-cell table:formula="of:=JSONCOLLONG([.M454])" office:value-type="string" office:string-value="-1.57522049978715">
            <text:p>-1.57522049978715</text:p>
          </table:table-cell>
          <table:table-cell table:formula="of:=REMPLACECOLONNESAERMODEDECOLLECTE([.N454];[.O4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18734192939 , -1.57916174376973]</text:p>
          </table:table-cell>
          <table:table-cell table:formula="of:=JSONCOLLAT([.M455])" office:value-type="string" office:string-value="47.2618734192939">
            <text:p>47.2618734192939</text:p>
          </table:table-cell>
          <table:table-cell table:formula="of:=JSONCOLLONG([.M455])" office:value-type="string" office:string-value="-1.57916174376973">
            <text:p>-1.57916174376973</text:p>
          </table:table-cell>
          <table:table-cell table:formula="of:=REMPLACECOLONNESAERMODEDECOLLECTE([.N455];[.O4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8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18813402803 , -1.57911078617428]</text:p>
          </table:table-cell>
          <table:table-cell table:formula="of:=JSONCOLLAT([.M456])" office:value-type="string" office:string-value="47.2618813402803">
            <text:p>47.2618813402803</text:p>
          </table:table-cell>
          <table:table-cell table:formula="of:=JSONCOLLONG([.M456])" office:value-type="string" office:string-value="-1.57911078617428">
            <text:p>-1.57911078617428</text:p>
          </table:table-cell>
          <table:table-cell table:formula="of:=REMPLACECOLONNESAERMODEDECOLLECTE([.N456];[.O45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9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Québec</text:p>
          </table:table-cell>
          <table:table-cell office:value-type="string">
            <text:p>Québec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1884374082 , -1.57908220788417]</text:p>
          </table:table-cell>
          <table:table-cell table:formula="of:=JSONCOLLAT([.M457])" office:value-type="string" office:string-value="47.261884374082">
            <text:p>47.261884374082</text:p>
          </table:table-cell>
          <table:table-cell table:formula="of:=JSONCOLLONG([.M457])" office:value-type="string" office:string-value="-1.57908220788417">
            <text:p>-1.57908220788417</text:p>
          </table:table-cell>
          <table:table-cell table:formula="of:=REMPLACECOLONNESAERMODEDECOLLECTE([.N457];[.O45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ston Serpette</text:p>
          </table:table-cell>
          <table:table-cell office:value-type="string">
            <text:p>Serpett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5327134557 , -1.57638730896141]</text:p>
          </table:table-cell>
          <table:table-cell table:formula="of:=JSONCOLLAT([.M458])" office:value-type="string" office:string-value="47.225327134557">
            <text:p>47.225327134557</text:p>
          </table:table-cell>
          <table:table-cell table:formula="of:=JSONCOLLONG([.M458])" office:value-type="string" office:string-value="-1.57638730896141">
            <text:p>-1.57638730896141</text:p>
          </table:table-cell>
          <table:table-cell table:formula="of:=REMPLACECOLONNESAERMODEDECOLLECTE([.N458];[.O4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7930379312 , -1.57914969186968]</text:p>
          </table:table-cell>
          <table:table-cell table:formula="of:=JSONCOLLAT([.M459])" office:value-type="string" office:string-value="47.2647930379312">
            <text:p>47.2647930379312</text:p>
          </table:table-cell>
          <table:table-cell table:formula="of:=JSONCOLLONG([.M459])" office:value-type="string" office:string-value="-1.57914969186968">
            <text:p>-1.57914969186968</text:p>
          </table:table-cell>
          <table:table-cell table:formula="of:=REMPLACECOLONNESAERMODEDECOLLECTE([.N459];[.O45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7959177717 , -1.5791256484422]</text:p>
          </table:table-cell>
          <table:table-cell table:formula="of:=JSONCOLLAT([.M460])" office:value-type="string" office:string-value="47.2647959177717">
            <text:p>47.2647959177717</text:p>
          </table:table-cell>
          <table:table-cell table:formula="of:=JSONCOLLONG([.M460])" office:value-type="string" office:string-value="-1.5791256484422">
            <text:p>-1.5791256484422</text:p>
          </table:table-cell>
          <table:table-cell table:formula="of:=REMPLACECOLONNESAERMODEDECOLLECTE([.N460];[.O460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oncarneau</text:p>
          </table:table-cell>
          <table:table-cell office:value-type="string">
            <text:p>Concar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7998782592 , -1.57910016825616]</text:p>
          </table:table-cell>
          <table:table-cell table:formula="of:=JSONCOLLAT([.M461])" office:value-type="string" office:string-value="47.2647998782592">
            <text:p>47.2647998782592</text:p>
          </table:table-cell>
          <table:table-cell table:formula="of:=JSONCOLLONG([.M461])" office:value-type="string" office:string-value="-1.57910016825616">
            <text:p>-1.57910016825616</text:p>
          </table:table-cell>
          <table:table-cell table:formula="of:=REMPLACECOLONNESAERMODEDECOLLECTE([.N461];[.O4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Winnipeg</text:p>
          </table:table-cell>
          <table:table-cell office:value-type="string">
            <text:p>Winnipeg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6709865126 , -1.5787170200821]</text:p>
          </table:table-cell>
          <table:table-cell table:formula="of:=JSONCOLLAT([.M462])" office:value-type="string" office:string-value="47.2596709865126">
            <text:p>47.2596709865126</text:p>
          </table:table-cell>
          <table:table-cell table:formula="of:=JSONCOLLONG([.M462])" office:value-type="string" office:string-value="-1.5787170200821">
            <text:p>-1.5787170200821</text:p>
          </table:table-cell>
          <table:table-cell table:formula="of:=REMPLACECOLONNESAERMODEDECOLLECTE([.N462];[.O46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5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Winnipeg</text:p>
          </table:table-cell>
          <table:table-cell office:value-type="string">
            <text:p>Winnipeg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6546198631 , -1.57871279023237]</text:p>
          </table:table-cell>
          <table:table-cell table:formula="of:=JSONCOLLAT([.M463])" office:value-type="string" office:string-value="47.2596546198631">
            <text:p>47.2596546198631</text:p>
          </table:table-cell>
          <table:table-cell table:formula="of:=JSONCOLLONG([.M463])" office:value-type="string" office:string-value="-1.57871279023237">
            <text:p>-1.57871279023237</text:p>
          </table:table-cell>
          <table:table-cell table:formula="of:=REMPLACECOLONNESAERMODEDECOLLECTE([.N463];[.O46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Winnipeg</text:p>
          </table:table-cell>
          <table:table-cell office:value-type="string">
            <text:p>Winnipeg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6341358919 , -1.57870825891981]</text:p>
          </table:table-cell>
          <table:table-cell table:formula="of:=JSONCOLLAT([.M464])" office:value-type="string" office:string-value="47.2596341358919">
            <text:p>47.2596341358919</text:p>
          </table:table-cell>
          <table:table-cell table:formula="of:=JSONCOLLONG([.M464])" office:value-type="string" office:string-value="-1.57870825891981">
            <text:p>-1.57870825891981</text:p>
          </table:table-cell>
          <table:table-cell table:formula="of:=REMPLACECOLONNESAERMODEDECOLLECTE([.N464];[.O4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udierne</text:p>
          </table:table-cell>
          <table:table-cell office:value-type="string">
            <text:p>Audi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5042261866 , -1.57863238441454]</text:p>
          </table:table-cell>
          <table:table-cell table:formula="of:=JSONCOLLAT([.M465])" office:value-type="string" office:string-value="47.2635042261866">
            <text:p>47.2635042261866</text:p>
          </table:table-cell>
          <table:table-cell table:formula="of:=JSONCOLLONG([.M465])" office:value-type="string" office:string-value="-1.57863238441454">
            <text:p>-1.57863238441454</text:p>
          </table:table-cell>
          <table:table-cell table:formula="of:=REMPLACECOLONNESAERMODEDECOLLECTE([.N465];[.O4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8</text:p>
          </table:table-cell>
          <table:table-cell office:value-type="string">
            <text:p>papiercart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Rue d'Audierne</text:p>
          </table:table-cell>
          <table:table-cell office:value-type="string">
            <text:p>Audi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5080839316 , -1.5786099290078]</text:p>
          </table:table-cell>
          <table:table-cell table:formula="of:=JSONCOLLAT([.M466])" office:value-type="string" office:string-value="47.2635080839316">
            <text:p>47.2635080839316</text:p>
          </table:table-cell>
          <table:table-cell table:formula="of:=JSONCOLLONG([.M466])" office:value-type="string" office:string-value="-1.5786099290078">
            <text:p>-1.5786099290078</text:p>
          </table:table-cell>
          <table:table-cell table:formula="of:=REMPLACECOLONNESAERMODEDECOLLECTE([.N466];[.O46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9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udierne</text:p>
          </table:table-cell>
          <table:table-cell office:value-type="string">
            <text:p>Audier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5138976971 , -1.57859064853956]</text:p>
          </table:table-cell>
          <table:table-cell table:formula="of:=JSONCOLLAT([.M467])" office:value-type="string" office:string-value="47.2635138976971">
            <text:p>47.2635138976971</text:p>
          </table:table-cell>
          <table:table-cell table:formula="of:=JSONCOLLONG([.M467])" office:value-type="string" office:string-value="-1.57859064853956">
            <text:p>-1.57859064853956</text:p>
          </table:table-cell>
          <table:table-cell table:formula="of:=REMPLACECOLONNESAERMODEDECOLLECTE([.N467];[.O46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0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ond-Point de Rennes</text:p>
          </table:table-cell>
          <table:table-cell office:value-type="string">
            <text:p>Renn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86146802684 , -1.57706355808943]</text:p>
          </table:table-cell>
          <table:table-cell table:formula="of:=JSONCOLLAT([.M468])" office:value-type="string" office:string-value="47.2486146802684">
            <text:p>47.2486146802684</text:p>
          </table:table-cell>
          <table:table-cell table:formula="of:=JSONCOLLONG([.M468])" office:value-type="string" office:string-value="-1.57706355808943">
            <text:p>-1.57706355808943</text:p>
          </table:table-cell>
          <table:table-cell table:formula="of:=REMPLACECOLONNESAERMODEDECOLLECTE([.N468];[.O4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Dervallières</text:p>
          </table:table-cell>
          <table:table-cell office:value-type="string">
            <text:p>Dervallière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3970017316 , -1.57379423525359]</text:p>
          </table:table-cell>
          <table:table-cell table:formula="of:=JSONCOLLAT([.M469])" office:value-type="string" office:string-value="47.2203970017316">
            <text:p>47.2203970017316</text:p>
          </table:table-cell>
          <table:table-cell table:formula="of:=JSONCOLLONG([.M469])" office:value-type="string" office:string-value="-1.57379423525359">
            <text:p>-1.57379423525359</text:p>
          </table:table-cell>
          <table:table-cell table:formula="of:=REMPLACECOLONNESAERMODEDECOLLECTE([.N469];[.O4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José Maria de Hérédia</text:p>
          </table:table-cell>
          <table:table-cell office:value-type="string">
            <text:p>Hérédi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0584467225 , -1.57539489542313]</text:p>
          </table:table-cell>
          <table:table-cell table:formula="of:=JSONCOLLAT([.M470])" office:value-type="string" office:string-value="47.2470584467225">
            <text:p>47.2470584467225</text:p>
          </table:table-cell>
          <table:table-cell table:formula="of:=JSONCOLLONG([.M470])" office:value-type="string" office:string-value="-1.57539489542313">
            <text:p>-1.57539489542313</text:p>
          </table:table-cell>
          <table:table-cell table:formula="of:=REMPLACECOLONNESAERMODEDECOLLECTE([.N470];[.O4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79494670161 , -1.57568537866802]</text:p>
          </table:table-cell>
          <table:table-cell table:formula="of:=JSONCOLLAT([.M471])" office:value-type="string" office:string-value="47.2579494670161">
            <text:p>47.2579494670161</text:p>
          </table:table-cell>
          <table:table-cell table:formula="of:=JSONCOLLONG([.M471])" office:value-type="string" office:string-value="-1.57568537866802">
            <text:p>-1.57568537866802</text:p>
          </table:table-cell>
          <table:table-cell table:formula="of:=REMPLACECOLONNESAERMODEDECOLLECTE([.N471];[.O4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79441114708 , -1.57566073567614]</text:p>
          </table:table-cell>
          <table:table-cell table:formula="of:=JSONCOLLAT([.M472])" office:value-type="string" office:string-value="47.2579441114708">
            <text:p>47.2579441114708</text:p>
          </table:table-cell>
          <table:table-cell table:formula="of:=JSONCOLLONG([.M472])" office:value-type="string" office:string-value="-1.57566073567614">
            <text:p>-1.57566073567614</text:p>
          </table:table-cell>
          <table:table-cell table:formula="of:=REMPLACECOLONNESAERMODEDECOLLECTE([.N472];[.O47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Ottawa</text:p>
          </table:table-cell>
          <table:table-cell office:value-type="string">
            <text:p>Ottaw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79428732524 , -1.57563639390937]</text:p>
          </table:table-cell>
          <table:table-cell table:formula="of:=JSONCOLLAT([.M473])" office:value-type="string" office:string-value="47.2579428732524">
            <text:p>47.2579428732524</text:p>
          </table:table-cell>
          <table:table-cell table:formula="of:=JSONCOLLONG([.M473])" office:value-type="string" office:string-value="-1.57563639390937">
            <text:p>-1.57563639390937</text:p>
          </table:table-cell>
          <table:table-cell table:formula="of:=REMPLACECOLONNESAERMODEDECOLLECTE([.N473];[.O47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6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XXIII</text:p>
          </table:table-cell>
          <table:table-cell office:value-type="string">
            <text:p>Jea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366613807 , -1.57341355030471]</text:p>
          </table:table-cell>
          <table:table-cell table:formula="of:=JSONCOLLAT([.M474])" office:value-type="string" office:string-value="47.2302366613807">
            <text:p>47.2302366613807</text:p>
          </table:table-cell>
          <table:table-cell table:formula="of:=JSONCOLLONG([.M474])" office:value-type="string" office:string-value="-1.57341355030471">
            <text:p>-1.57341355030471</text:p>
          </table:table-cell>
          <table:table-cell table:formula="of:=REMPLACECOLONNESAERMODEDECOLLECTE([.N474];[.O4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7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XXIII</text:p>
          </table:table-cell>
          <table:table-cell office:value-type="string">
            <text:p>Jea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487528697 , -1.57339171021987]</text:p>
          </table:table-cell>
          <table:table-cell table:formula="of:=JSONCOLLAT([.M475])" office:value-type="string" office:string-value="47.2302487528697">
            <text:p>47.2302487528697</text:p>
          </table:table-cell>
          <table:table-cell table:formula="of:=JSONCOLLONG([.M475])" office:value-type="string" office:string-value="-1.57339171021987">
            <text:p>-1.57339171021987</text:p>
          </table:table-cell>
          <table:table-cell table:formula="of:=REMPLACECOLONNESAERMODEDECOLLECTE([.N475];[.O47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8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ean XXIII</text:p>
          </table:table-cell>
          <table:table-cell office:value-type="string">
            <text:p>Jea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02630567823 , -1.57336548706052]</text:p>
          </table:table-cell>
          <table:table-cell table:formula="of:=JSONCOLLAT([.M476])" office:value-type="string" office:string-value="47.2302630567823">
            <text:p>47.2302630567823</text:p>
          </table:table-cell>
          <table:table-cell table:formula="of:=JSONCOLLONG([.M476])" office:value-type="string" office:string-value="-1.57336548706052">
            <text:p>-1.57336548706052</text:p>
          </table:table-cell>
          <table:table-cell table:formula="of:=REMPLACECOLONNESAERMODEDECOLLECTE([.N476];[.O47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Cartier</text:p>
          </table:table-cell>
          <table:table-cell office:value-type="string">
            <text:p>Car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86379432328 , -1.57497940492925]</text:p>
          </table:table-cell>
          <table:table-cell table:formula="of:=JSONCOLLAT([.M477])" office:value-type="string" office:string-value="47.2586379432328">
            <text:p>47.2586379432328</text:p>
          </table:table-cell>
          <table:table-cell table:formula="of:=JSONCOLLONG([.M477])" office:value-type="string" office:string-value="-1.57497940492925">
            <text:p>-1.57497940492925</text:p>
          </table:table-cell>
          <table:table-cell table:formula="of:=REMPLACECOLONNESAERMODEDECOLLECTE([.N477];[.O4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des Antilles</text:p>
          </table:table-cell>
          <table:table-cell office:value-type="string">
            <text:p>Antill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2021397848 , -1.57097133799654]</text:p>
          </table:table-cell>
          <table:table-cell table:formula="of:=JSONCOLLAT([.M478])" office:value-type="string" office:string-value="47.2042021397848">
            <text:p>47.2042021397848</text:p>
          </table:table-cell>
          <table:table-cell table:formula="of:=JSONCOLLONG([.M478])" office:value-type="string" office:string-value="-1.57097133799654">
            <text:p>-1.57097133799654</text:p>
          </table:table-cell>
          <table:table-cell table:formula="of:=REMPLACECOLONNESAERMODEDECOLLECTE([.N478];[.O4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ept Maires Charette</text:p>
          </table:table-cell>
          <table:table-cell office:value-type="string">
            <text:p>Sep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9068366794 , -1.5715008543133]</text:p>
          </table:table-cell>
          <table:table-cell table:formula="of:=JSONCOLLAT([.M479])" office:value-type="string" office:string-value="47.2129068366794">
            <text:p>47.2129068366794</text:p>
          </table:table-cell>
          <table:table-cell table:formula="of:=JSONCOLLONG([.M479])" office:value-type="string" office:string-value="-1.5715008543133">
            <text:p>-1.5715008543133</text:p>
          </table:table-cell>
          <table:table-cell table:formula="of:=REMPLACECOLONNESAERMODEDECOLLECTE([.N479];[.O47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2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7339785796 , -1.57130347324652]</text:p>
          </table:table-cell>
          <table:table-cell table:formula="of:=JSONCOLLAT([.M480])" office:value-type="string" office:string-value="47.2127339785796">
            <text:p>47.2127339785796</text:p>
          </table:table-cell>
          <table:table-cell table:formula="of:=JSONCOLLONG([.M480])" office:value-type="string" office:string-value="-1.57130347324652">
            <text:p>-1.57130347324652</text:p>
          </table:table-cell>
          <table:table-cell table:formula="of:=REMPLACECOLONNESAERMODEDECOLLECTE([.N480];[.O48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7146770139 , -1.57129449184101]</text:p>
          </table:table-cell>
          <table:table-cell table:formula="of:=JSONCOLLAT([.M481])" office:value-type="string" office:string-value="47.2127146770139">
            <text:p>47.2127146770139</text:p>
          </table:table-cell>
          <table:table-cell table:formula="of:=JSONCOLLONG([.M481])" office:value-type="string" office:string-value="-1.57129449184101">
            <text:p>-1.57129449184101</text:p>
          </table:table-cell>
          <table:table-cell table:formula="of:=REMPLACECOLONNESAERMODEDECOLLECTE([.N481];[.O48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ept Maires Charette</text:p>
          </table:table-cell>
          <table:table-cell office:value-type="string">
            <text:p>Sep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6954266661 , -1.57128399976409]</text:p>
          </table:table-cell>
          <table:table-cell table:formula="of:=JSONCOLLAT([.M482])" office:value-type="string" office:string-value="47.2126954266661">
            <text:p>47.2126954266661</text:p>
          </table:table-cell>
          <table:table-cell table:formula="of:=JSONCOLLONG([.M482])" office:value-type="string" office:string-value="-1.57128399976409">
            <text:p>-1.57128399976409</text:p>
          </table:table-cell>
          <table:table-cell table:formula="of:=REMPLACECOLONNESAERMODEDECOLLECTE([.N482];[.O4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6769495744 , -1.57128113623942]</text:p>
          </table:table-cell>
          <table:table-cell table:formula="of:=JSONCOLLAT([.M483])" office:value-type="string" office:string-value="47.2126769495744">
            <text:p>47.2126769495744</text:p>
          </table:table-cell>
          <table:table-cell table:formula="of:=JSONCOLLONG([.M483])" office:value-type="string" office:string-value="-1.57128113623942">
            <text:p>-1.57128113623942</text:p>
          </table:table-cell>
          <table:table-cell table:formula="of:=REMPLACECOLONNESAERMODEDECOLLECTE([.N483];[.O4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Samuel De Champlain</text:p>
          </table:table-cell>
          <table:table-cell office:value-type="string">
            <text:p>Champlai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99937470756 , -1.57443438527651]</text:p>
          </table:table-cell>
          <table:table-cell table:formula="of:=JSONCOLLAT([.M484])" office:value-type="string" office:string-value="47.2599937470756">
            <text:p>47.2599937470756</text:p>
          </table:table-cell>
          <table:table-cell table:formula="of:=JSONCOLLONG([.M484])" office:value-type="string" office:string-value="-1.57443438527651">
            <text:p>-1.57443438527651</text:p>
          </table:table-cell>
          <table:table-cell table:formula="of:=REMPLACECOLONNESAERMODEDECOLLECTE([.N484];[.O4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7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97762586067 , -1.57183622097339]</text:p>
          </table:table-cell>
          <table:table-cell table:formula="of:=JSONCOLLAT([.M485])" office:value-type="string" office:string-value="47.2297762586067">
            <text:p>47.2297762586067</text:p>
          </table:table-cell>
          <table:table-cell table:formula="of:=JSONCOLLONG([.M485])" office:value-type="string" office:string-value="-1.57183622097339">
            <text:p>-1.57183622097339</text:p>
          </table:table-cell>
          <table:table-cell table:formula="of:=REMPLACECOLONNESAERMODEDECOLLECTE([.N485];[.O4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8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7283377266 , -1.5721806878172]</text:p>
          </table:table-cell>
          <table:table-cell table:formula="of:=JSONCOLLAT([.M486])" office:value-type="string" office:string-value="47.2417283377266">
            <text:p>47.2417283377266</text:p>
          </table:table-cell>
          <table:table-cell table:formula="of:=JSONCOLLONG([.M486])" office:value-type="string" office:string-value="-1.5721806878172">
            <text:p>-1.5721806878172</text:p>
          </table:table-cell>
          <table:table-cell table:formula="of:=REMPLACECOLONNESAERMODEDECOLLECTE([.N486];[.O48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9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7080070707 , -1.57217162602993]</text:p>
          </table:table-cell>
          <table:table-cell table:formula="of:=JSONCOLLAT([.M487])" office:value-type="string" office:string-value="47.2417080070707">
            <text:p>47.2417080070707</text:p>
          </table:table-cell>
          <table:table-cell table:formula="of:=JSONCOLLONG([.M487])" office:value-type="string" office:string-value="-1.57217162602993">
            <text:p>-1.57217162602993</text:p>
          </table:table-cell>
          <table:table-cell table:formula="of:=REMPLACECOLONNESAERMODEDECOLLECTE([.N487];[.O48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0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6887569863 , -1.57216112797235]</text:p>
          </table:table-cell>
          <table:table-cell table:formula="of:=JSONCOLLAT([.M488])" office:value-type="string" office:string-value="47.2416887569863">
            <text:p>47.2416887569863</text:p>
          </table:table-cell>
          <table:table-cell table:formula="of:=JSONCOLLONG([.M488])" office:value-type="string" office:string-value="-1.57216112797235">
            <text:p>-1.57216112797235</text:p>
          </table:table-cell>
          <table:table-cell table:formula="of:=REMPLACECOLONNESAERMODEDECOLLECTE([.N488];[.O48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8572843415 , -1.57199918985706]</text:p>
          </table:table-cell>
          <table:table-cell table:formula="of:=JSONCOLLAT([.M489])" office:value-type="string" office:string-value="47.2418572843415">
            <text:p>47.2418572843415</text:p>
          </table:table-cell>
          <table:table-cell table:formula="of:=JSONCOLLONG([.M489])" office:value-type="string" office:string-value="-1.57199918985706">
            <text:p>-1.57199918985706</text:p>
          </table:table-cell>
          <table:table-cell table:formula="of:=REMPLACECOLONNESAERMODEDECOLLECTE([.N489];[.O48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8743077909 , -1.57192315642734]</text:p>
          </table:table-cell>
          <table:table-cell table:formula="of:=JSONCOLLAT([.M490])" office:value-type="string" office:string-value="47.2418743077909">
            <text:p>47.2418743077909</text:p>
          </table:table-cell>
          <table:table-cell table:formula="of:=JSONCOLLONG([.M490])" office:value-type="string" office:string-value="-1.57192315642734">
            <text:p>-1.57192315642734</text:p>
          </table:table-cell>
          <table:table-cell table:formula="of:=REMPLACECOLONNESAERMODEDECOLLECTE([.N490];[.O4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Yvernogeau</text:p>
          </table:table-cell>
          <table:table-cell office:value-type="string">
            <text:p>Yvernog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418814059456 , -1.57189640072266]</text:p>
          </table:table-cell>
          <table:table-cell table:formula="of:=JSONCOLLAT([.M491])" office:value-type="string" office:string-value="47.2418814059456">
            <text:p>47.2418814059456</text:p>
          </table:table-cell>
          <table:table-cell table:formula="of:=JSONCOLLONG([.M491])" office:value-type="string" office:string-value="-1.57189640072266">
            <text:p>-1.57189640072266</text:p>
          </table:table-cell>
          <table:table-cell table:formula="of:=REMPLACECOLONNESAERMODEDECOLLECTE([.N491];[.O4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4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Pont des Américains</text:p>
          </table:table-cell>
          <table:table-cell office:value-type="string">
            <text:p>Américain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48077003373 , -1.5712902278119]</text:p>
          </table:table-cell>
          <table:table-cell table:formula="of:=JSONCOLLAT([.M492])" office:value-type="string" office:string-value="47.2348077003373">
            <text:p>47.2348077003373</text:p>
          </table:table-cell>
          <table:table-cell table:formula="of:=JSONCOLLONG([.M492])" office:value-type="string" office:string-value="-1.5712902278119">
            <text:p>-1.5712902278119</text:p>
          </table:table-cell>
          <table:table-cell table:formula="of:=REMPLACECOLONNESAERMODEDECOLLECTE([.N492];[.O4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5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ont des Américains</text:p>
          </table:table-cell>
          <table:table-cell office:value-type="string">
            <text:p>Américain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48067684823 , -1.57125682883473]</text:p>
          </table:table-cell>
          <table:table-cell table:formula="of:=JSONCOLLAT([.M493])" office:value-type="string" office:string-value="47.2348067684823">
            <text:p>47.2348067684823</text:p>
          </table:table-cell>
          <table:table-cell table:formula="of:=JSONCOLLONG([.M493])" office:value-type="string" office:string-value="-1.57125682883473">
            <text:p>-1.57125682883473</text:p>
          </table:table-cell>
          <table:table-cell table:formula="of:=REMPLACECOLONNESAERMODEDECOLLECTE([.N493];[.O49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6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ont des Américains</text:p>
          </table:table-cell>
          <table:table-cell office:value-type="string">
            <text:p>Américain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48007460789 , -1.57125184380352]</text:p>
          </table:table-cell>
          <table:table-cell table:formula="of:=JSONCOLLAT([.M494])" office:value-type="string" office:string-value="47.2348007460789">
            <text:p>47.2348007460789</text:p>
          </table:table-cell>
          <table:table-cell table:formula="of:=JSONCOLLONG([.M494])" office:value-type="string" office:string-value="-1.57125184380352">
            <text:p>-1.57125184380352</text:p>
          </table:table-cell>
          <table:table-cell table:formula="of:=REMPLACECOLONNESAERMODEDECOLLECTE([.N494];[.O49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Zola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65429868165 , -1.57349453211642]</text:p>
          </table:table-cell>
          <table:table-cell table:formula="of:=JSONCOLLAT([.M495])" office:value-type="string" office:string-value="47.2665429868165">
            <text:p>47.2665429868165</text:p>
          </table:table-cell>
          <table:table-cell table:formula="of:=JSONCOLLONG([.M495])" office:value-type="string" office:string-value="-1.57349453211642">
            <text:p>-1.57349453211642</text:p>
          </table:table-cell>
          <table:table-cell table:formula="of:=REMPLACECOLONNESAERMODEDECOLLECTE([.N495];[.O4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8</text:p>
          </table:table-cell>
          <table:table-cell office:value-type="string">
            <text:p>verr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Recteur Schmitt</text:p>
          </table:table-cell>
          <table:table-cell office:value-type="string">
            <text:p>Schmit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Breil - Barberie</text:p>
          </table:table-cell>
          <table:table-cell office:value-type="string">
            <text:p>Nantes-Ouest</text:p>
          </table:table-cell>
          <table:table-cell office:value-type="string">
            <text:p>[ 47.2387932123668 , -1.57064046436133]</text:p>
          </table:table-cell>
          <table:table-cell table:formula="of:=JSONCOLLAT([.M496])" office:value-type="string" office:string-value="47.2387932123668">
            <text:p>47.2387932123668</text:p>
          </table:table-cell>
          <table:table-cell table:formula="of:=JSONCOLLONG([.M496])" office:value-type="string" office:string-value="-1.57064046436133">
            <text:p>-1.57064046436133</text:p>
          </table:table-cell>
          <table:table-cell table:formula="of:=REMPLACECOLONNESAERMODEDECOLLECTE([.N496];[.O4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9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elasseur</text:p>
          </table:table-cell>
          <table:table-cell office:value-type="string">
            <text:p>Lelasseu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391147223 , -1.56979874898741]</text:p>
          </table:table-cell>
          <table:table-cell table:formula="of:=JSONCOLLAT([.M497])" office:value-type="string" office:string-value="47.2309391147223">
            <text:p>47.2309391147223</text:p>
          </table:table-cell>
          <table:table-cell table:formula="of:=JSONCOLLONG([.M497])" office:value-type="string" office:string-value="-1.56979874898741">
            <text:p>-1.56979874898741</text:p>
          </table:table-cell>
          <table:table-cell table:formula="of:=REMPLACECOLONNESAERMODEDECOLLECTE([.N497];[.O4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0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Briand</text:p>
          </table:table-cell>
          <table:table-cell office:value-type="string">
            <text:p>Boi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3565452263 , -1.49505105857933]</text:p>
          </table:table-cell>
          <table:table-cell table:formula="of:=JSONCOLLAT([.M498])" office:value-type="string" office:string-value="47.2473565452263">
            <text:p>47.2473565452263</text:p>
          </table:table-cell>
          <table:table-cell table:formula="of:=JSONCOLLONG([.M498])" office:value-type="string" office:string-value="-1.49505105857933">
            <text:p>-1.49505105857933</text:p>
          </table:table-cell>
          <table:table-cell table:formula="of:=REMPLACECOLONNESAERMODEDECOLLECTE([.N498];[.O49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roix des Fosses</text:p>
          </table:table-cell>
          <table:table-cell office:value-type="string">
            <text:p>Croix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41646239091 , -1.47633319583307]</text:p>
          </table:table-cell>
          <table:table-cell table:formula="of:=JSONCOLLAT([.M499])" office:value-type="string" office:string-value="47.2141646239091">
            <text:p>47.2141646239091</text:p>
          </table:table-cell>
          <table:table-cell table:formula="of:=JSONCOLLONG([.M499])" office:value-type="string" office:string-value="-1.47633319583307">
            <text:p>-1.47633319583307</text:p>
          </table:table-cell>
          <table:table-cell table:formula="of:=REMPLACECOLONNESAERMODEDECOLLECTE([.N499];[.O4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Busson Billault</text:p>
          </table:table-cell>
          <table:table-cell office:value-type="string">
            <text:p>Busson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42987391738 , -1.46677655295833]</text:p>
          </table:table-cell>
          <table:table-cell table:formula="of:=JSONCOLLAT([.M500])" office:value-type="string" office:string-value="47.2142987391738">
            <text:p>47.2142987391738</text:p>
          </table:table-cell>
          <table:table-cell table:formula="of:=JSONCOLLONG([.M500])" office:value-type="string" office:string-value="-1.46677655295833">
            <text:p>-1.46677655295833</text:p>
          </table:table-cell>
          <table:table-cell table:formula="of:=REMPLACECOLONNESAERMODEDECOLLECTE([.N500];[.O5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uche aux Roux</text:p>
          </table:table-cell>
          <table:table-cell office:value-type="string">
            <text:p>Ouch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89404179324 , -1.47271306507382]</text:p>
          </table:table-cell>
          <table:table-cell table:formula="of:=JSONCOLLAT([.M501])" office:value-type="string" office:string-value="47.2089404179324">
            <text:p>47.2089404179324</text:p>
          </table:table-cell>
          <table:table-cell table:formula="of:=JSONCOLLONG([.M501])" office:value-type="string" office:string-value="-1.47271306507382">
            <text:p>-1.47271306507382</text:p>
          </table:table-cell>
          <table:table-cell table:formula="of:=REMPLACECOLONNESAERMODEDECOLLECTE([.N501];[.O5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'Anjou</text:p>
          </table:table-cell>
          <table:table-cell office:value-type="string">
            <text:p>Anjou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99739516746 , -1.46822574731281]</text:p>
          </table:table-cell>
          <table:table-cell table:formula="of:=JSONCOLLAT([.M502])" office:value-type="string" office:string-value="47.2099739516746">
            <text:p>47.2099739516746</text:p>
          </table:table-cell>
          <table:table-cell table:formula="of:=JSONCOLLONG([.M502])" office:value-type="string" office:string-value="-1.46822574731281">
            <text:p>-1.46822574731281</text:p>
          </table:table-cell>
          <table:table-cell table:formula="of:=REMPLACECOLONNESAERMODEDECOLLECTE([.N502];[.O5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Simone De Beauvoir</text:p>
          </table:table-cell>
          <table:table-cell office:value-type="string">
            <text:p>Beauvoir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21619971634 , -1.46803538610018]</text:p>
          </table:table-cell>
          <table:table-cell table:formula="of:=JSONCOLLAT([.M503])" office:value-type="string" office:string-value="47.2021619971634">
            <text:p>47.2021619971634</text:p>
          </table:table-cell>
          <table:table-cell table:formula="of:=JSONCOLLONG([.M503])" office:value-type="string" office:string-value="-1.46803538610018">
            <text:p>-1.46803538610018</text:p>
          </table:table-cell>
          <table:table-cell table:formula="of:=REMPLACECOLONNESAERMODEDECOLLECTE([.N503];[.O5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6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e la Plée</text:p>
          </table:table-cell>
          <table:table-cell office:value-type="string">
            <text:p>Plé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32138773258 , -1.46415850319383]</text:p>
          </table:table-cell>
          <table:table-cell table:formula="of:=JSONCOLLAT([.M504])" office:value-type="string" office:string-value="47.1932138773258">
            <text:p>47.1932138773258</text:p>
          </table:table-cell>
          <table:table-cell table:formula="of:=JSONCOLLONG([.M504])" office:value-type="string" office:string-value="-1.46415850319383">
            <text:p>-1.46415850319383</text:p>
          </table:table-cell>
          <table:table-cell table:formula="of:=REMPLACECOLONNESAERMODEDECOLLECTE([.N504];[.O5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ssardière</text:p>
          </table:table-cell>
          <table:table-cell office:value-type="string">
            <text:p>Cassardièr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890676867621 , -1.4580306042135]</text:p>
          </table:table-cell>
          <table:table-cell table:formula="of:=JSONCOLLAT([.M505])" office:value-type="string" office:string-value="47.1890676867621">
            <text:p>47.1890676867621</text:p>
          </table:table-cell>
          <table:table-cell table:formula="of:=JSONCOLLONG([.M505])" office:value-type="string" office:string-value="-1.4580306042135">
            <text:p>-1.4580306042135</text:p>
          </table:table-cell>
          <table:table-cell table:formula="of:=REMPLACECOLONNESAERMODEDECOLLECTE([.N505];[.O5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Chesnaie</text:p>
          </table:table-cell>
          <table:table-cell office:value-type="string">
            <text:p>Chesnai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37190974812 , -1.4551343148204]</text:p>
          </table:table-cell>
          <table:table-cell table:formula="of:=JSONCOLLAT([.M506])" office:value-type="string" office:string-value="47.2037190974812">
            <text:p>47.2037190974812</text:p>
          </table:table-cell>
          <table:table-cell table:formula="of:=JSONCOLLONG([.M506])" office:value-type="string" office:string-value="-1.4551343148204">
            <text:p>-1.4551343148204</text:p>
          </table:table-cell>
          <table:table-cell table:formula="of:=REMPLACECOLONNESAERMODEDECOLLECTE([.N506];[.O5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9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rbon</text:p>
          </table:table-cell>
          <table:table-cell office:value-type="string">
            <text:p>Corbon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19243652692 , -1.45685434000206]</text:p>
          </table:table-cell>
          <table:table-cell table:formula="of:=JSONCOLLAT([.M507])" office:value-type="string" office:string-value="47.2119243652692">
            <text:p>47.2119243652692</text:p>
          </table:table-cell>
          <table:table-cell table:formula="of:=JSONCOLLONG([.M507])" office:value-type="string" office:string-value="-1.45685434000206">
            <text:p>-1.45685434000206</text:p>
          </table:table-cell>
          <table:table-cell table:formula="of:=REMPLACECOLONNESAERMODEDECOLLECTE([.N507];[.O5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0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Leclerc</text:p>
          </table:table-cell>
          <table:table-cell office:value-type="string">
            <text:p>Leclerc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7265370373 , -1.46464606874151]</text:p>
          </table:table-cell>
          <table:table-cell table:formula="of:=JSONCOLLAT([.M508])" office:value-type="string" office:string-value="47.217265370373">
            <text:p>47.217265370373</text:p>
          </table:table-cell>
          <table:table-cell table:formula="of:=JSONCOLLONG([.M508])" office:value-type="string" office:string-value="-1.46464606874151">
            <text:p>-1.46464606874151</text:p>
          </table:table-cell>
          <table:table-cell table:formula="of:=REMPLACECOLONNESAERMODEDECOLLECTE([.N508];[.O5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Leclerc</text:p>
          </table:table-cell>
          <table:table-cell office:value-type="string">
            <text:p>Leclerc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72818909402 , -1.46464572774093]</text:p>
          </table:table-cell>
          <table:table-cell table:formula="of:=JSONCOLLAT([.M509])" office:value-type="string" office:string-value="47.2172818909402">
            <text:p>47.2172818909402</text:p>
          </table:table-cell>
          <table:table-cell table:formula="of:=JSONCOLLONG([.M509])" office:value-type="string" office:string-value="-1.46464572774093">
            <text:p>-1.46464572774093</text:p>
          </table:table-cell>
          <table:table-cell table:formula="of:=REMPLACECOLONNESAERMODEDECOLLECTE([.N509];[.O5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2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Vallées</text:p>
          </table:table-cell>
          <table:table-cell office:value-type="string">
            <text:p>Vallées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310255785416 , -1.45697860735104]</text:p>
          </table:table-cell>
          <table:table-cell table:formula="of:=JSONCOLLAT([.M510])" office:value-type="string" office:string-value="47.2310255785416">
            <text:p>47.2310255785416</text:p>
          </table:table-cell>
          <table:table-cell table:formula="of:=JSONCOLLONG([.M510])" office:value-type="string" office:string-value="-1.45697860735104">
            <text:p>-1.45697860735104</text:p>
          </table:table-cell>
          <table:table-cell table:formula="of:=REMPLACECOLONNESAERMODEDECOLLECTE([.N510];[.O5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mpagnère</text:p>
          </table:table-cell>
          <table:table-cell office:value-type="string">
            <text:p>Champagnèr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05406643819 , -1.4644970731471]</text:p>
          </table:table-cell>
          <table:table-cell table:formula="of:=JSONCOLLAT([.M511])" office:value-type="string" office:string-value="47.2105406643819">
            <text:p>47.2105406643819</text:p>
          </table:table-cell>
          <table:table-cell table:formula="of:=JSONCOLLONG([.M511])" office:value-type="string" office:string-value="-1.4644970731471">
            <text:p>-1.4644970731471</text:p>
          </table:table-cell>
          <table:table-cell table:formula="of:=REMPLACECOLONNESAERMODEDECOLLECTE([.N511];[.O5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u Muguet</text:p>
          </table:table-cell>
          <table:table-cell office:value-type="string">
            <text:p>Muguet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43963125581 , -1.47132201831542]</text:p>
          </table:table-cell>
          <table:table-cell table:formula="of:=JSONCOLLAT([.M512])" office:value-type="string" office:string-value="47.2143963125581">
            <text:p>47.2143963125581</text:p>
          </table:table-cell>
          <table:table-cell table:formula="of:=JSONCOLLONG([.M512])" office:value-type="string" office:string-value="-1.47132201831542">
            <text:p>-1.47132201831542</text:p>
          </table:table-cell>
          <table:table-cell table:formula="of:=REMPLACECOLONNESAERMODEDECOLLECTE([.N512];[.O5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bossière</text:p>
          </table:table-cell>
          <table:table-cell office:value-type="string">
            <text:p>Chabossièr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59092562374 , -1.59155415141327]</text:p>
          </table:table-cell>
          <table:table-cell table:formula="of:=JSONCOLLAT([.M513])" office:value-type="string" office:string-value="47.1859092562374">
            <text:p>47.1859092562374</text:p>
          </table:table-cell>
          <table:table-cell table:formula="of:=JSONCOLLONG([.M513])" office:value-type="string" office:string-value="-1.59155415141327">
            <text:p>-1.59155415141327</text:p>
          </table:table-cell>
          <table:table-cell table:formula="of:=REMPLACECOLONNESAERMODEDECOLLECTE([.N513];[.O5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thel et Julius Rosenberg</text:p>
          </table:table-cell>
          <table:table-cell office:value-type="string">
            <text:p>Rosenberg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40340355521 , -1.59754827675529]</text:p>
          </table:table-cell>
          <table:table-cell table:formula="of:=JSONCOLLAT([.M514])" office:value-type="string" office:string-value="47.1840340355521">
            <text:p>47.1840340355521</text:p>
          </table:table-cell>
          <table:table-cell table:formula="of:=JSONCOLLONG([.M514])" office:value-type="string" office:string-value="-1.59754827675529">
            <text:p>-1.59754827675529</text:p>
          </table:table-cell>
          <table:table-cell table:formula="of:=REMPLACECOLONNESAERMODEDECOLLECTE([.N514];[.O5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artin Luther King</text:p>
          </table:table-cell>
          <table:table-cell office:value-type="string">
            <text:p>King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34752672908 , -1.59402589984101]</text:p>
          </table:table-cell>
          <table:table-cell table:formula="of:=JSONCOLLAT([.M515])" office:value-type="string" office:string-value="47.1834752672908">
            <text:p>47.1834752672908</text:p>
          </table:table-cell>
          <table:table-cell table:formula="of:=JSONCOLLONG([.M515])" office:value-type="string" office:string-value="-1.59402589984101">
            <text:p>-1.59402589984101</text:p>
          </table:table-cell>
          <table:table-cell table:formula="of:=REMPLACECOLONNESAERMODEDECOLLECTE([.N515];[.O5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sses Landes</text:p>
          </table:table-cell>
          <table:table-cell office:value-type="string">
            <text:p>Bass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477284077 , -1.59101192864205]</text:p>
          </table:table-cell>
          <table:table-cell table:formula="of:=JSONCOLLAT([.M516])" office:value-type="string" office:string-value="47.178477284077">
            <text:p>47.178477284077</text:p>
          </table:table-cell>
          <table:table-cell table:formula="of:=JSONCOLLONG([.M516])" office:value-type="string" office:string-value="-1.59101192864205">
            <text:p>-1.59101192864205</text:p>
          </table:table-cell>
          <table:table-cell table:formula="of:=REMPLACECOLONNESAERMODEDECOLLECTE([.N516];[.O5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Prairie au Pré</text:p>
          </table:table-cell>
          <table:table-cell office:value-type="string">
            <text:p>Prai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07278214727 , -1.57973929291173]</text:p>
          </table:table-cell>
          <table:table-cell table:formula="of:=JSONCOLLAT([.M517])" office:value-type="string" office:string-value="47.1807278214727">
            <text:p>47.1807278214727</text:p>
          </table:table-cell>
          <table:table-cell table:formula="of:=JSONCOLLONG([.M517])" office:value-type="string" office:string-value="-1.57973929291173">
            <text:p>-1.57973929291173</text:p>
          </table:table-cell>
          <table:table-cell table:formula="of:=REMPLACECOLONNESAERMODEDECOLLECTE([.N517];[.O5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eustrie</text:p>
          </table:table-cell>
          <table:table-cell office:value-type="string">
            <text:p>Neust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54840435129 , -1.58939703108948]</text:p>
          </table:table-cell>
          <table:table-cell table:formula="of:=JSONCOLLAT([.M518])" office:value-type="string" office:string-value="47.1754840435129">
            <text:p>47.1754840435129</text:p>
          </table:table-cell>
          <table:table-cell table:formula="of:=JSONCOLLONG([.M518])" office:value-type="string" office:string-value="-1.58939703108948">
            <text:p>-1.58939703108948</text:p>
          </table:table-cell>
          <table:table-cell table:formula="of:=REMPLACECOLONNESAERMODEDECOLLECTE([.N518];[.O5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Clément</text:p>
          </table:table-cell>
          <table:table-cell office:value-type="string">
            <text:p>Clémen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06685682169 , -1.58477815124957]</text:p>
          </table:table-cell>
          <table:table-cell table:formula="of:=JSONCOLLAT([.M519])" office:value-type="string" office:string-value="47.1706685682169">
            <text:p>47.1706685682169</text:p>
          </table:table-cell>
          <table:table-cell table:formula="of:=JSONCOLLONG([.M519])" office:value-type="string" office:string-value="-1.58477815124957">
            <text:p>-1.58477815124957</text:p>
          </table:table-cell>
          <table:table-cell table:formula="of:=REMPLACECOLONNESAERMODEDECOLLECTE([.N519];[.O5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éronautique</text:p>
          </table:table-cell>
          <table:table-cell office:value-type="string">
            <text:p>Aéronautiqu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33747285602 , -1.58548177874812]</text:p>
          </table:table-cell>
          <table:table-cell table:formula="of:=JSONCOLLAT([.M520])" office:value-type="string" office:string-value="47.1633747285602">
            <text:p>47.1633747285602</text:p>
          </table:table-cell>
          <table:table-cell table:formula="of:=JSONCOLLONG([.M520])" office:value-type="string" office:string-value="-1.58548177874812">
            <text:p>-1.58548177874812</text:p>
          </table:table-cell>
          <table:table-cell table:formula="of:=REMPLACECOLONNESAERMODEDECOLLECTE([.N520];[.O5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Galheur</text:p>
          </table:table-cell>
          <table:table-cell office:value-type="string">
            <text:p>Galheu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46217753595 , -1.57885658736729]</text:p>
          </table:table-cell>
          <table:table-cell table:formula="of:=JSONCOLLAT([.M521])" office:value-type="string" office:string-value="47.1646217753595">
            <text:p>47.1646217753595</text:p>
          </table:table-cell>
          <table:table-cell table:formula="of:=JSONCOLLONG([.M521])" office:value-type="string" office:string-value="-1.57885658736729">
            <text:p>-1.57885658736729</text:p>
          </table:table-cell>
          <table:table-cell table:formula="of:=REMPLACECOLONNESAERMODEDECOLLECTE([.N521];[.O5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ules</text:p>
          </table:table-cell>
          <table:table-cell office:value-type="string">
            <text:p>Saul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48240892722 , -1.57904568946065]</text:p>
          </table:table-cell>
          <table:table-cell table:formula="of:=JSONCOLLAT([.M522])" office:value-type="string" office:string-value="47.1748240892722">
            <text:p>47.1748240892722</text:p>
          </table:table-cell>
          <table:table-cell table:formula="of:=JSONCOLLONG([.M522])" office:value-type="string" office:string-value="-1.57904568946065">
            <text:p>-1.57904568946065</text:p>
          </table:table-cell>
          <table:table-cell table:formula="of:=REMPLACECOLONNESAERMODEDECOLLECTE([.N522];[.O5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los St Père</text:p>
          </table:table-cell>
          <table:table-cell office:value-type="string">
            <text:p>Clo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8353186339 , -1.58616782182367]</text:p>
          </table:table-cell>
          <table:table-cell table:formula="of:=JSONCOLLAT([.M523])" office:value-type="string" office:string-value="47.1788353186339">
            <text:p>47.1788353186339</text:p>
          </table:table-cell>
          <table:table-cell table:formula="of:=JSONCOLLONG([.M523])" office:value-type="string" office:string-value="-1.58616782182367">
            <text:p>-1.58616782182367</text:p>
          </table:table-cell>
          <table:table-cell table:formula="of:=REMPLACECOLONNESAERMODEDECOLLECTE([.N523];[.O5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élestin Freinet</text:p>
          </table:table-cell>
          <table:table-cell office:value-type="string">
            <text:p>Freine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08490336673 , -1.58821484629529]</text:p>
          </table:table-cell>
          <table:table-cell table:formula="of:=JSONCOLLAT([.M524])" office:value-type="string" office:string-value="47.1808490336673">
            <text:p>47.1808490336673</text:p>
          </table:table-cell>
          <table:table-cell table:formula="of:=JSONCOLLONG([.M524])" office:value-type="string" office:string-value="-1.58821484629529">
            <text:p>-1.58821484629529</text:p>
          </table:table-cell>
          <table:table-cell table:formula="of:=REMPLACECOLONNESAERMODEDECOLLECTE([.N524];[.O5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anielle Casanova</text:p>
          </table:table-cell>
          <table:table-cell office:value-type="string">
            <text:p>Casanova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16411840666 , -1.58434675576126]</text:p>
          </table:table-cell>
          <table:table-cell table:formula="of:=JSONCOLLAT([.M525])" office:value-type="string" office:string-value="47.1816411840666">
            <text:p>47.1816411840666</text:p>
          </table:table-cell>
          <table:table-cell table:formula="of:=JSONCOLLONG([.M525])" office:value-type="string" office:string-value="-1.58434675576126">
            <text:p>-1.58434675576126</text:p>
          </table:table-cell>
          <table:table-cell table:formula="of:=REMPLACECOLONNESAERMODEDECOLLECTE([.N525];[.O5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mmandant Charcot</text:p>
          </table:table-cell>
          <table:table-cell office:value-type="string">
            <text:p>Charco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33495149421 , -1.5797509537455]</text:p>
          </table:table-cell>
          <table:table-cell table:formula="of:=JSONCOLLAT([.M526])" office:value-type="string" office:string-value="47.1833495149421">
            <text:p>47.1833495149421</text:p>
          </table:table-cell>
          <table:table-cell table:formula="of:=JSONCOLLONG([.M526])" office:value-type="string" office:string-value="-1.5797509537455">
            <text:p>-1.5797509537455</text:p>
          </table:table-cell>
          <table:table-cell table:formula="of:=REMPLACECOLONNESAERMODEDECOLLECTE([.N526];[.O5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Tilleuls</text:p>
          </table:table-cell>
          <table:table-cell office:value-type="string">
            <text:p>Tilleul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81450815934 , -1.58098731983134]</text:p>
          </table:table-cell>
          <table:table-cell table:formula="of:=JSONCOLLAT([.M527])" office:value-type="string" office:string-value="47.1881450815934">
            <text:p>47.1881450815934</text:p>
          </table:table-cell>
          <table:table-cell table:formula="of:=JSONCOLLONG([.M527])" office:value-type="string" office:string-value="-1.58098731983134">
            <text:p>-1.58098731983134</text:p>
          </table:table-cell>
          <table:table-cell table:formula="of:=REMPLACECOLONNESAERMODEDECOLLECTE([.N527];[.O5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asteur</text:p>
          </table:table-cell>
          <table:table-cell office:value-type="string">
            <text:p>Pasteu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56114957122 , -1.58384589541265]</text:p>
          </table:table-cell>
          <table:table-cell table:formula="of:=JSONCOLLAT([.M528])" office:value-type="string" office:string-value="47.1856114957122">
            <text:p>47.1856114957122</text:p>
          </table:table-cell>
          <table:table-cell table:formula="of:=JSONCOLLONG([.M528])" office:value-type="string" office:string-value="-1.58384589541265">
            <text:p>-1.58384589541265</text:p>
          </table:table-cell>
          <table:table-cell table:formula="of:=REMPLACECOLONNESAERMODEDECOLLECTE([.N528];[.O5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anielle Casanova</text:p>
          </table:table-cell>
          <table:table-cell office:value-type="string">
            <text:p>Casanova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29816844708 , -1.58316291852769]</text:p>
          </table:table-cell>
          <table:table-cell table:formula="of:=JSONCOLLAT([.M529])" office:value-type="string" office:string-value="47.1829816844708">
            <text:p>47.1829816844708</text:p>
          </table:table-cell>
          <table:table-cell table:formula="of:=JSONCOLLONG([.M529])" office:value-type="string" office:string-value="-1.58316291852769">
            <text:p>-1.58316291852769</text:p>
          </table:table-cell>
          <table:table-cell table:formula="of:=REMPLACECOLONNESAERMODEDECOLLECTE([.N529];[.O5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iletterie</text:p>
          </table:table-cell>
          <table:table-cell office:value-type="string">
            <text:p>Gilett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5211831678 , -1.60330974812267]</text:p>
          </table:table-cell>
          <table:table-cell table:formula="of:=JSONCOLLAT([.M530])" office:value-type="string" office:string-value="47.1695211831678">
            <text:p>47.1695211831678</text:p>
          </table:table-cell>
          <table:table-cell table:formula="of:=JSONCOLLONG([.M530])" office:value-type="string" office:string-value="-1.60330974812267">
            <text:p>-1.60330974812267</text:p>
          </table:table-cell>
          <table:table-cell table:formula="of:=REMPLACECOLONNESAERMODEDECOLLECTE([.N530];[.O5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mmune de Paris 1871</text:p>
          </table:table-cell>
          <table:table-cell office:value-type="string">
            <text:p>Commun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69879672451 , -1.61422321800678]</text:p>
          </table:table-cell>
          <table:table-cell table:formula="of:=JSONCOLLAT([.M531])" office:value-type="string" office:string-value="47.1769879672451">
            <text:p>47.1769879672451</text:p>
          </table:table-cell>
          <table:table-cell table:formula="of:=JSONCOLLONG([.M531])" office:value-type="string" office:string-value="-1.61422321800678">
            <text:p>-1.61422321800678</text:p>
          </table:table-cell>
          <table:table-cell table:formula="of:=REMPLACECOLONNESAERMODEDECOLLECTE([.N531];[.O5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Général De Gaulle</text:p>
          </table:table-cell>
          <table:table-cell office:value-type="string">
            <text:p>Gaull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7767720295 , -1.61823393715335]</text:p>
          </table:table-cell>
          <table:table-cell table:formula="of:=JSONCOLLAT([.M532])" office:value-type="string" office:string-value="47.177767720295">
            <text:p>47.177767720295</text:p>
          </table:table-cell>
          <table:table-cell table:formula="of:=JSONCOLLONG([.M532])" office:value-type="string" office:string-value="-1.61823393715335">
            <text:p>-1.61823393715335</text:p>
          </table:table-cell>
          <table:table-cell table:formula="of:=REMPLACECOLONNESAERMODEDECOLLECTE([.N532];[.O5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a Vallée</text:p>
          </table:table-cell>
          <table:table-cell office:value-type="string">
            <text:p>Vallé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11901897424 , -1.6236540799421]</text:p>
          </table:table-cell>
          <table:table-cell table:formula="of:=JSONCOLLAT([.M533])" office:value-type="string" office:string-value="47.1811901897424">
            <text:p>47.1811901897424</text:p>
          </table:table-cell>
          <table:table-cell table:formula="of:=JSONCOLLONG([.M533])" office:value-type="string" office:string-value="-1.6236540799421">
            <text:p>-1.6236540799421</text:p>
          </table:table-cell>
          <table:table-cell table:formula="of:=REMPLACECOLONNESAERMODEDECOLLECTE([.N533];[.O53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acques Demy</text:p>
          </table:table-cell>
          <table:table-cell office:value-type="string">
            <text:p>Demy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93015781208 , -1.62578920688699]</text:p>
          </table:table-cell>
          <table:table-cell table:formula="of:=JSONCOLLAT([.M534])" office:value-type="string" office:string-value="47.1793015781208">
            <text:p>47.1793015781208</text:p>
          </table:table-cell>
          <table:table-cell table:formula="of:=JSONCOLLONG([.M534])" office:value-type="string" office:string-value="-1.62578920688699">
            <text:p>-1.62578920688699</text:p>
          </table:table-cell>
          <table:table-cell table:formula="of:=REMPLACECOLONNESAERMODEDECOLLECTE([.N534];[.O5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Jauvray</text:p>
          </table:table-cell>
          <table:table-cell office:value-type="string">
            <text:p>Jauvray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64716436258 , -1.63891629068319]</text:p>
          </table:table-cell>
          <table:table-cell table:formula="of:=JSONCOLLAT([.M535])" office:value-type="string" office:string-value="47.1764716436258">
            <text:p>47.1764716436258</text:p>
          </table:table-cell>
          <table:table-cell table:formula="of:=JSONCOLLONG([.M535])" office:value-type="string" office:string-value="-1.63891629068319">
            <text:p>-1.63891629068319</text:p>
          </table:table-cell>
          <table:table-cell table:formula="of:=REMPLACECOLONNESAERMODEDECOLLECTE([.N535];[.O5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agerie</text:p>
          </table:table-cell>
          <table:table-cell office:value-type="string">
            <text:p>Pag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94401307318 , -1.64299321130242]</text:p>
          </table:table-cell>
          <table:table-cell table:formula="of:=JSONCOLLAT([.M536])" office:value-type="string" office:string-value="47.1794401307318">
            <text:p>47.1794401307318</text:p>
          </table:table-cell>
          <table:table-cell table:formula="of:=JSONCOLLONG([.M536])" office:value-type="string" office:string-value="-1.64299321130242">
            <text:p>-1.64299321130242</text:p>
          </table:table-cell>
          <table:table-cell table:formula="of:=REMPLACECOLONNESAERMODEDECOLLECTE([.N536];[.O53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au Soleil</text:p>
          </table:table-cell>
          <table:table-cell office:value-type="string">
            <text:p>Beau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07436439331 , -1.6593536015959]</text:p>
          </table:table-cell>
          <table:table-cell table:formula="of:=JSONCOLLAT([.M537])" office:value-type="string" office:string-value="47.1807436439331">
            <text:p>47.1807436439331</text:p>
          </table:table-cell>
          <table:table-cell table:formula="of:=JSONCOLLONG([.M537])" office:value-type="string" office:string-value="-1.6593536015959">
            <text:p>-1.6593536015959</text:p>
          </table:table-cell>
          <table:table-cell table:formula="of:=REMPLACECOLONNESAERMODEDECOLLECTE([.N537];[.O53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ouchonnerie</text:p>
          </table:table-cell>
          <table:table-cell office:value-type="string">
            <text:p>Mouchonn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5089458107 , -1.65759981202806]</text:p>
          </table:table-cell>
          <table:table-cell table:formula="of:=JSONCOLLAT([.M538])" office:value-type="string" office:string-value="47.175089458107">
            <text:p>47.175089458107</text:p>
          </table:table-cell>
          <table:table-cell table:formula="of:=JSONCOLLONG([.M538])" office:value-type="string" office:string-value="-1.65759981202806">
            <text:p>-1.65759981202806</text:p>
          </table:table-cell>
          <table:table-cell table:formula="of:=REMPLACECOLONNESAERMODEDECOLLECTE([.N538];[.O5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ouretterie</text:p>
          </table:table-cell>
          <table:table-cell office:value-type="string">
            <text:p>Gourett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49767876057 , -1.63345842524413]</text:p>
          </table:table-cell>
          <table:table-cell table:formula="of:=JSONCOLLAT([.M539])" office:value-type="string" office:string-value="47.1749767876057">
            <text:p>47.1749767876057</text:p>
          </table:table-cell>
          <table:table-cell table:formula="of:=JSONCOLLONG([.M539])" office:value-type="string" office:string-value="-1.63345842524413">
            <text:p>-1.63345842524413</text:p>
          </table:table-cell>
          <table:table-cell table:formula="of:=REMPLACECOLONNESAERMODEDECOLLECTE([.N539];[.O5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uches</text:p>
          </table:table-cell>
          <table:table-cell office:value-type="string">
            <text:p>Bauche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595924589125 , -1.64517386892034]</text:p>
          </table:table-cell>
          <table:table-cell table:formula="of:=JSONCOLLAT([.M540])" office:value-type="string" office:string-value="47.1595924589125">
            <text:p>47.1595924589125</text:p>
          </table:table-cell>
          <table:table-cell table:formula="of:=JSONCOLLONG([.M540])" office:value-type="string" office:string-value="-1.64517386892034">
            <text:p>-1.64517386892034</text:p>
          </table:table-cell>
          <table:table-cell table:formula="of:=REMPLACECOLONNESAERMODEDECOLLECTE([.N540];[.O5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lanty</text:p>
          </table:table-cell>
          <table:table-cell office:value-type="string">
            <text:p>Planty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27314889087 , -1.63012755717123]</text:p>
          </table:table-cell>
          <table:table-cell table:formula="of:=JSONCOLLAT([.M541])" office:value-type="string" office:string-value="47.1727314889087">
            <text:p>47.1727314889087</text:p>
          </table:table-cell>
          <table:table-cell table:formula="of:=JSONCOLLONG([.M541])" office:value-type="string" office:string-value="-1.63012755717123">
            <text:p>-1.63012755717123</text:p>
          </table:table-cell>
          <table:table-cell table:formula="of:=REMPLACECOLONNESAERMODEDECOLLECTE([.N541];[.O5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Pottier</text:p>
          </table:table-cell>
          <table:table-cell office:value-type="string">
            <text:p>Pottie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58908441244 , -1.62441384353568]</text:p>
          </table:table-cell>
          <table:table-cell table:formula="of:=JSONCOLLAT([.M542])" office:value-type="string" office:string-value="47.1758908441244">
            <text:p>47.1758908441244</text:p>
          </table:table-cell>
          <table:table-cell table:formula="of:=JSONCOLLONG([.M542])" office:value-type="string" office:string-value="-1.62441384353568">
            <text:p>-1.62441384353568</text:p>
          </table:table-cell>
          <table:table-cell table:formula="of:=REMPLACECOLONNESAERMODEDECOLLECTE([.N542];[.O5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ugène Pottier</text:p>
          </table:table-cell>
          <table:table-cell office:value-type="string">
            <text:p>Pottie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3447236677 , -1.6281354475991]</text:p>
          </table:table-cell>
          <table:table-cell table:formula="of:=JSONCOLLAT([.M543])" office:value-type="string" office:string-value="47.1783447236677">
            <text:p>47.1783447236677</text:p>
          </table:table-cell>
          <table:table-cell table:formula="of:=JSONCOLLONG([.M543])" office:value-type="string" office:string-value="-1.6281354475991">
            <text:p>-1.6281354475991</text:p>
          </table:table-cell>
          <table:table-cell table:formula="of:=REMPLACECOLONNESAERMODEDECOLLECTE([.N543];[.O5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roix Jeannette</text:p>
          </table:table-cell>
          <table:table-cell office:value-type="string">
            <text:p>Croix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36059639919 , -1.62276778498653]</text:p>
          </table:table-cell>
          <table:table-cell table:formula="of:=JSONCOLLAT([.M544])" office:value-type="string" office:string-value="47.1736059639919">
            <text:p>47.1736059639919</text:p>
          </table:table-cell>
          <table:table-cell table:formula="of:=JSONCOLLONG([.M544])" office:value-type="string" office:string-value="-1.62276778498653">
            <text:p>-1.62276778498653</text:p>
          </table:table-cell>
          <table:table-cell table:formula="of:=REMPLACECOLONNESAERMODEDECOLLECTE([.N544];[.O5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Fernand Pelloutier</text:p>
          </table:table-cell>
          <table:table-cell office:value-type="string">
            <text:p>Pelloutie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20548663818 , -1.62463099944497]</text:p>
          </table:table-cell>
          <table:table-cell table:formula="of:=JSONCOLLAT([.M545])" office:value-type="string" office:string-value="47.1720548663818">
            <text:p>47.1720548663818</text:p>
          </table:table-cell>
          <table:table-cell table:formula="of:=JSONCOLLONG([.M545])" office:value-type="string" office:string-value="-1.62463099944497">
            <text:p>-1.62463099944497</text:p>
          </table:table-cell>
          <table:table-cell table:formula="of:=REMPLACECOLONNESAERMODEDECOLLECTE([.N545];[.O5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ablo Neruda</text:p>
          </table:table-cell>
          <table:table-cell office:value-type="string">
            <text:p>Neruda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08008701305 , -1.62301587729763]</text:p>
          </table:table-cell>
          <table:table-cell table:formula="of:=JSONCOLLAT([.M546])" office:value-type="string" office:string-value="47.1708008701305">
            <text:p>47.1708008701305</text:p>
          </table:table-cell>
          <table:table-cell table:formula="of:=JSONCOLLONG([.M546])" office:value-type="string" office:string-value="-1.62301587729763">
            <text:p>-1.62301587729763</text:p>
          </table:table-cell>
          <table:table-cell table:formula="of:=REMPLACECOLONNESAERMODEDECOLLECTE([.N546];[.O5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Salvador Allende</text:p>
          </table:table-cell>
          <table:table-cell office:value-type="string">
            <text:p>Allend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00596141689 , -1.6248556678011]</text:p>
          </table:table-cell>
          <table:table-cell table:formula="of:=JSONCOLLAT([.M547])" office:value-type="string" office:string-value="47.1700596141689">
            <text:p>47.1700596141689</text:p>
          </table:table-cell>
          <table:table-cell table:formula="of:=JSONCOLLONG([.M547])" office:value-type="string" office:string-value="-1.6248556678011">
            <text:p>-1.6248556678011</text:p>
          </table:table-cell>
          <table:table-cell table:formula="of:=REMPLACECOLONNESAERMODEDECOLLECTE([.N547];[.O5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gnerie</text:p>
          </table:table-cell>
          <table:table-cell office:value-type="string">
            <text:p>Gagn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0033481184 , -1.62199167595727]</text:p>
          </table:table-cell>
          <table:table-cell table:formula="of:=JSONCOLLAT([.M548])" office:value-type="string" office:string-value="47.1690033481184">
            <text:p>47.1690033481184</text:p>
          </table:table-cell>
          <table:table-cell table:formula="of:=JSONCOLLONG([.M548])" office:value-type="string" office:string-value="-1.62199167595727">
            <text:p>-1.62199167595727</text:p>
          </table:table-cell>
          <table:table-cell table:formula="of:=REMPLACECOLONNESAERMODEDECOLLECTE([.N548];[.O5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levue</text:p>
          </table:table-cell>
          <table:table-cell office:value-type="string">
            <text:p>Bellevu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31486344612 , -1.61778685111481]</text:p>
          </table:table-cell>
          <table:table-cell table:formula="of:=JSONCOLLAT([.M549])" office:value-type="string" office:string-value="47.1731486344612">
            <text:p>47.1731486344612</text:p>
          </table:table-cell>
          <table:table-cell table:formula="of:=JSONCOLLONG([.M549])" office:value-type="string" office:string-value="-1.61778685111481">
            <text:p>-1.61778685111481</text:p>
          </table:table-cell>
          <table:table-cell table:formula="of:=REMPLACECOLONNESAERMODEDECOLLECTE([.N549];[.O5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Audin</text:p>
          </table:table-cell>
          <table:table-cell office:value-type="string">
            <text:p>Audin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46493435551 , -1.61997252913921]</text:p>
          </table:table-cell>
          <table:table-cell table:formula="of:=JSONCOLLAT([.M550])" office:value-type="string" office:string-value="47.1746493435551">
            <text:p>47.1746493435551</text:p>
          </table:table-cell>
          <table:table-cell table:formula="of:=JSONCOLLONG([.M550])" office:value-type="string" office:string-value="-1.61997252913921">
            <text:p>-1.61997252913921</text:p>
          </table:table-cell>
          <table:table-cell table:formula="of:=REMPLACECOLONNESAERMODEDECOLLECTE([.N550];[.O5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êcheurs</text:p>
          </table:table-cell>
          <table:table-cell office:value-type="string">
            <text:p>Pêcheur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904413125887 , -1.64237898323456]</text:p>
          </table:table-cell>
          <table:table-cell table:formula="of:=JSONCOLLAT([.M551])" office:value-type="string" office:string-value="47.1904413125887">
            <text:p>47.1904413125887</text:p>
          </table:table-cell>
          <table:table-cell table:formula="of:=JSONCOLLONG([.M551])" office:value-type="string" office:string-value="-1.64237898323456">
            <text:p>-1.64237898323456</text:p>
          </table:table-cell>
          <table:table-cell table:formula="of:=REMPLACECOLONNESAERMODEDECOLLECTE([.N551];[.O5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Vaserie</text:p>
          </table:table-cell>
          <table:table-cell office:value-type="string">
            <text:p>Vaser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70837217368 , -1.58806797009683]</text:p>
          </table:table-cell>
          <table:table-cell table:formula="of:=JSONCOLLAT([.M552])" office:value-type="string" office:string-value="47.1870837217368">
            <text:p>47.1870837217368</text:p>
          </table:table-cell>
          <table:table-cell table:formula="of:=JSONCOLLONG([.M552])" office:value-type="string" office:string-value="-1.58806797009683">
            <text:p>-1.58806797009683</text:p>
          </table:table-cell>
          <table:table-cell table:formula="of:=REMPLACECOLONNESAERMODEDECOLLECTE([.N552];[.O5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Vallès</text:p>
          </table:table-cell>
          <table:table-cell office:value-type="string">
            <text:p>Vallè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8200650287 , -1.57626017414139]</text:p>
          </table:table-cell>
          <table:table-cell table:formula="of:=JSONCOLLAT([.M553])" office:value-type="string" office:string-value="47.1698200650287">
            <text:p>47.1698200650287</text:p>
          </table:table-cell>
          <table:table-cell table:formula="of:=JSONCOLLONG([.M553])" office:value-type="string" office:string-value="-1.57626017414139">
            <text:p>-1.57626017414139</text:p>
          </table:table-cell>
          <table:table-cell table:formula="of:=REMPLACECOLONNESAERMODEDECOLLECTE([.N553];[.O5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Bélians</text:p>
          </table:table-cell>
          <table:table-cell office:value-type="string">
            <text:p>Bélian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34712092321 , -1.60651204516244]</text:p>
          </table:table-cell>
          <table:table-cell table:formula="of:=JSONCOLLAT([.M554])" office:value-type="string" office:string-value="47.1734712092321">
            <text:p>47.1734712092321</text:p>
          </table:table-cell>
          <table:table-cell table:formula="of:=JSONCOLLONG([.M554])" office:value-type="string" office:string-value="-1.60651204516244">
            <text:p>-1.60651204516244</text:p>
          </table:table-cell>
          <table:table-cell table:formula="of:=REMPLACECOLONNESAERMODEDECOLLECTE([.N554];[.O5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Soupirs</text:p>
          </table:table-cell>
          <table:table-cell office:value-type="string">
            <text:p>Soupir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548825775893 , -1.62249120968819]</text:p>
          </table:table-cell>
          <table:table-cell table:formula="of:=JSONCOLLAT([.M555])" office:value-type="string" office:string-value="47.1548825775893">
            <text:p>47.1548825775893</text:p>
          </table:table-cell>
          <table:table-cell table:formula="of:=JSONCOLLONG([.M555])" office:value-type="string" office:string-value="-1.62249120968819">
            <text:p>-1.62249120968819</text:p>
          </table:table-cell>
          <table:table-cell table:formula="of:=REMPLACECOLONNESAERMODEDECOLLECTE([.N555];[.O5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éhol</text:p>
          </table:table-cell>
          <table:table-cell office:value-type="string">
            <text:p>Jéhol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22346173626 , -1.6260653060297]</text:p>
          </table:table-cell>
          <table:table-cell table:formula="of:=JSONCOLLAT([.M556])" office:value-type="string" office:string-value="47.1722346173626">
            <text:p>47.1722346173626</text:p>
          </table:table-cell>
          <table:table-cell table:formula="of:=JSONCOLLONG([.M556])" office:value-type="string" office:string-value="-1.6260653060297">
            <text:p>-1.6260653060297</text:p>
          </table:table-cell>
          <table:table-cell table:formula="of:=REMPLACECOLONNESAERMODEDECOLLECTE([.N556];[.O5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Vallès</text:p>
          </table:table-cell>
          <table:table-cell office:value-type="string">
            <text:p>Vallès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7986023388 , -1.57625406630091]</text:p>
          </table:table-cell>
          <table:table-cell table:formula="of:=JSONCOLLAT([.M557])" office:value-type="string" office:string-value="47.1697986023388">
            <text:p>47.1697986023388</text:p>
          </table:table-cell>
          <table:table-cell table:formula="of:=JSONCOLLONG([.M557])" office:value-type="string" office:string-value="-1.57625406630091">
            <text:p>-1.57625406630091</text:p>
          </table:table-cell>
          <table:table-cell table:formula="of:=REMPLACECOLONNESAERMODEDECOLLECTE([.N557];[.O5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'Eglise</text:p>
          </table:table-cell>
          <table:table-cell office:value-type="string">
            <text:p>Eglis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7874943965 , -1.62317992685798]</text:p>
          </table:table-cell>
          <table:table-cell table:formula="of:=JSONCOLLAT([.M558])" office:value-type="string" office:string-value="47.17874943965">
            <text:p>47.17874943965</text:p>
          </table:table-cell>
          <table:table-cell table:formula="of:=JSONCOLLONG([.M558])" office:value-type="string" office:string-value="-1.62317992685798">
            <text:p>-1.62317992685798</text:p>
          </table:table-cell>
          <table:table-cell table:formula="of:=REMPLACECOLONNESAERMODEDECOLLECTE([.N558];[.O5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Nantes</text:p>
          </table:table-cell>
          <table:table-cell office:value-type="string">
            <text:p>Nante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0322474863 , -1.68067502086187]</text:p>
          </table:table-cell>
          <table:table-cell table:formula="of:=JSONCOLLAT([.M559])" office:value-type="string" office:string-value="47.1430322474863">
            <text:p>47.1430322474863</text:p>
          </table:table-cell>
          <table:table-cell table:formula="of:=JSONCOLLONG([.M559])" office:value-type="string" office:string-value="-1.68067502086187">
            <text:p>-1.68067502086187</text:p>
          </table:table-cell>
          <table:table-cell table:formula="of:=REMPLACECOLONNESAERMODEDECOLLECTE([.N559];[.O5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Nantes</text:p>
          </table:table-cell>
          <table:table-cell office:value-type="string">
            <text:p>Nante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0333583635 , -1.68070233009423]</text:p>
          </table:table-cell>
          <table:table-cell table:formula="of:=JSONCOLLAT([.M560])" office:value-type="string" office:string-value="47.1430333583635">
            <text:p>47.1430333583635</text:p>
          </table:table-cell>
          <table:table-cell table:formula="of:=JSONCOLLONG([.M560])" office:value-type="string" office:string-value="-1.68070233009423">
            <text:p>-1.68070233009423</text:p>
          </table:table-cell>
          <table:table-cell table:formula="of:=REMPLACECOLONNESAERMODEDECOLLECTE([.N560];[.O5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Huit Mai 1945</text:p>
          </table:table-cell>
          <table:table-cell office:value-type="string">
            <text:p>Huit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19067024715 , -1.68639720227002]</text:p>
          </table:table-cell>
          <table:table-cell table:formula="of:=JSONCOLLAT([.M561])" office:value-type="string" office:string-value="47.1419067024715">
            <text:p>47.1419067024715</text:p>
          </table:table-cell>
          <table:table-cell table:formula="of:=JSONCOLLONG([.M561])" office:value-type="string" office:string-value="-1.68639720227002">
            <text:p>-1.68639720227002</text:p>
          </table:table-cell>
          <table:table-cell table:formula="of:=REMPLACECOLONNESAERMODEDECOLLECTE([.N561];[.O5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16405025896 , -1.68884564587443]</text:p>
          </table:table-cell>
          <table:table-cell table:formula="of:=JSONCOLLAT([.M562])" office:value-type="string" office:string-value="47.1416405025896">
            <text:p>47.1416405025896</text:p>
          </table:table-cell>
          <table:table-cell table:formula="of:=JSONCOLLONG([.M562])" office:value-type="string" office:string-value="-1.68884564587443">
            <text:p>-1.68884564587443</text:p>
          </table:table-cell>
          <table:table-cell table:formula="of:=REMPLACECOLONNESAERMODEDECOLLECTE([.N562];[.O5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</text:p>
          </table:table-cell>
          <table:table-cell office:value-type="string">
            <text:p>Gare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16365178407 , -1.68887105933839]</text:p>
          </table:table-cell>
          <table:table-cell table:formula="of:=JSONCOLLAT([.M563])" office:value-type="string" office:string-value="47.1416365178407">
            <text:p>47.1416365178407</text:p>
          </table:table-cell>
          <table:table-cell table:formula="of:=JSONCOLLONG([.M563])" office:value-type="string" office:string-value="-1.68887105933839">
            <text:p>-1.68887105933839</text:p>
          </table:table-cell>
          <table:table-cell table:formula="of:=REMPLACECOLONNESAERMODEDECOLLECTE([.N563];[.O5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Pêcheurs</text:p>
          </table:table-cell>
          <table:table-cell office:value-type="string">
            <text:p>Pêcheur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365007247856 , -1.66909971949527]</text:p>
          </table:table-cell>
          <table:table-cell table:formula="of:=JSONCOLLAT([.M564])" office:value-type="string" office:string-value="47.1365007247856">
            <text:p>47.1365007247856</text:p>
          </table:table-cell>
          <table:table-cell table:formula="of:=JSONCOLLONG([.M564])" office:value-type="string" office:string-value="-1.66909971949527">
            <text:p>-1.66909971949527</text:p>
          </table:table-cell>
          <table:table-cell table:formula="of:=REMPLACECOLONNESAERMODEDECOLLECTE([.N564];[.O5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Roderie</text:p>
          </table:table-cell>
          <table:table-cell office:value-type="string">
            <text:p>Roderie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2912948095 , -1.67072671157308]</text:p>
          </table:table-cell>
          <table:table-cell table:formula="of:=JSONCOLLAT([.M565])" office:value-type="string" office:string-value="47.1432912948095">
            <text:p>47.1432912948095</text:p>
          </table:table-cell>
          <table:table-cell table:formula="of:=JSONCOLLONG([.M565])" office:value-type="string" office:string-value="-1.67072671157308">
            <text:p>-1.67072671157308</text:p>
          </table:table-cell>
          <table:table-cell table:formula="of:=REMPLACECOLONNESAERMODEDECOLLECTE([.N565];[.O5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Esplanade de l'Edit de Nantes</text:p>
          </table:table-cell>
          <table:table-cell office:value-type="string">
            <text:p>Edit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554849020919 , -1.68275423915292]</text:p>
          </table:table-cell>
          <table:table-cell table:formula="of:=JSONCOLLAT([.M566])" office:value-type="string" office:string-value="47.1554849020919">
            <text:p>47.1554849020919</text:p>
          </table:table-cell>
          <table:table-cell table:formula="of:=JSONCOLLONG([.M566])" office:value-type="string" office:string-value="-1.68275423915292">
            <text:p>-1.68275423915292</text:p>
          </table:table-cell>
          <table:table-cell table:formula="of:=REMPLACECOLONNESAERMODEDECOLLECTE([.N566];[.O5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Nantes</text:p>
          </table:table-cell>
          <table:table-cell office:value-type="string">
            <text:p>Nantes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430323579934 , -1.68073099357157]</text:p>
          </table:table-cell>
          <table:table-cell table:formula="of:=JSONCOLLAT([.M567])" office:value-type="string" office:string-value="47.1430323579934">
            <text:p>47.1430323579934</text:p>
          </table:table-cell>
          <table:table-cell table:formula="of:=JSONCOLLONG([.M567])" office:value-type="string" office:string-value="-1.68073099357157">
            <text:p>-1.68073099357157</text:p>
          </table:table-cell>
          <table:table-cell table:formula="of:=REMPLACECOLONNESAERMODEDECOLLECTE([.N567];[.O5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oteaux de Grand Lieu</text:p>
          </table:table-cell>
          <table:table-cell office:value-type="string">
            <text:p>Coteaux</text:p>
          </table:table-cell>
          <table:table-cell office:value-type="float" office:value="440018">
            <text:p>440018</text:p>
          </table:table-cell>
          <table:table-cell office:value-type="float" office:value="44830">
            <text:p>44830</text:p>
          </table:table-cell>
          <table:table-cell office:value-type="string">
            <text:p>Bouaye</text:p>
          </table:table-cell>
          <table:table-cell/>
          <table:table-cell office:value-type="string">
            <text:p>Sud-Ouest</text:p>
          </table:table-cell>
          <table:table-cell office:value-type="string">
            <text:p>[ 47.164302306162 , -1.67943791923434]</text:p>
          </table:table-cell>
          <table:table-cell table:formula="of:=JSONCOLLAT([.M568])" office:value-type="string" office:string-value="47.164302306162">
            <text:p>47.164302306162</text:p>
          </table:table-cell>
          <table:table-cell table:formula="of:=JSONCOLLONG([.M568])" office:value-type="string" office:string-value="-1.67943791923434">
            <text:p>-1.67943791923434</text:p>
          </table:table-cell>
          <table:table-cell table:formula="of:=REMPLACECOLONNESAERMODEDECOLLECTE([.N568];[.O5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Océan</text:p>
          </table:table-cell>
          <table:table-cell office:value-type="string">
            <text:p>Océan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8926468189 , -1.74372817585156]</text:p>
          </table:table-cell>
          <table:table-cell table:formula="of:=JSONCOLLAT([.M569])" office:value-type="string" office:string-value="47.2098926468189">
            <text:p>47.2098926468189</text:p>
          </table:table-cell>
          <table:table-cell table:formula="of:=JSONCOLLONG([.M569])" office:value-type="string" office:string-value="-1.74372817585156">
            <text:p>-1.74372817585156</text:p>
          </table:table-cell>
          <table:table-cell table:formula="of:=REMPLACECOLONNESAERMODEDECOLLECTE([.N569];[.O5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obert Surcouf</text:p>
          </table:table-cell>
          <table:table-cell office:value-type="string">
            <text:p>Surcouf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30512743971 , -1.74437942775975]</text:p>
          </table:table-cell>
          <table:table-cell table:formula="of:=JSONCOLLAT([.M570])" office:value-type="string" office:string-value="47.2130512743971">
            <text:p>47.2130512743971</text:p>
          </table:table-cell>
          <table:table-cell table:formula="of:=JSONCOLLONG([.M570])" office:value-type="string" office:string-value="-1.74437942775975">
            <text:p>-1.74437942775975</text:p>
          </table:table-cell>
          <table:table-cell table:formula="of:=REMPLACECOLONNESAERMODEDECOLLECTE([.N570];[.O5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cois Blancho</text:p>
          </table:table-cell>
          <table:table-cell office:value-type="string">
            <text:p>Blancho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5837722746 , -1.73550944200561]</text:p>
          </table:table-cell>
          <table:table-cell table:formula="of:=JSONCOLLAT([.M571])" office:value-type="string" office:string-value="47.2125837722746">
            <text:p>47.2125837722746</text:p>
          </table:table-cell>
          <table:table-cell table:formula="of:=JSONCOLLONG([.M571])" office:value-type="string" office:string-value="-1.73550944200561">
            <text:p>-1.73550944200561</text:p>
          </table:table-cell>
          <table:table-cell table:formula="of:=REMPLACECOLONNESAERMODEDECOLLECTE([.N571];[.O5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cois Blancho</text:p>
          </table:table-cell>
          <table:table-cell office:value-type="string">
            <text:p>Blancho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5700186272 , -1.73551899737806]</text:p>
          </table:table-cell>
          <table:table-cell table:formula="of:=JSONCOLLAT([.M572])" office:value-type="string" office:string-value="47.2125700186272">
            <text:p>47.2125700186272</text:p>
          </table:table-cell>
          <table:table-cell table:formula="of:=JSONCOLLONG([.M572])" office:value-type="string" office:string-value="-1.73551899737806">
            <text:p>-1.73551899737806</text:p>
          </table:table-cell>
          <table:table-cell table:formula="of:=REMPLACECOLONNESAERMODEDECOLLECTE([.N572];[.O5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Verne</text:p>
          </table:table-cell>
          <table:table-cell office:value-type="string">
            <text:p>Vern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6189105595 , -1.73077418854178]</text:p>
          </table:table-cell>
          <table:table-cell table:formula="of:=JSONCOLLAT([.M573])" office:value-type="string" office:string-value="47.2166189105595">
            <text:p>47.2166189105595</text:p>
          </table:table-cell>
          <table:table-cell table:formula="of:=JSONCOLLONG([.M573])" office:value-type="string" office:string-value="-1.73077418854178">
            <text:p>-1.73077418854178</text:p>
          </table:table-cell>
          <table:table-cell table:formula="of:=REMPLACECOLONNESAERMODEDECOLLECTE([.N573];[.O5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Océan</text:p>
          </table:table-cell>
          <table:table-cell office:value-type="string">
            <text:p>Océan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77025973592 , -1.73559447909264]</text:p>
          </table:table-cell>
          <table:table-cell table:formula="of:=JSONCOLLAT([.M574])" office:value-type="string" office:string-value="47.2177025973592">
            <text:p>47.2177025973592</text:p>
          </table:table-cell>
          <table:table-cell table:formula="of:=JSONCOLLONG([.M574])" office:value-type="string" office:string-value="-1.73559447909264">
            <text:p>-1.73559447909264</text:p>
          </table:table-cell>
          <table:table-cell table:formula="of:=REMPLACECOLONNESAERMODEDECOLLECTE([.N574];[.O5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aunaie</text:p>
          </table:table-cell>
          <table:table-cell office:value-type="string">
            <text:p>Jaunai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00825636272 , -1.72661134986893]</text:p>
          </table:table-cell>
          <table:table-cell table:formula="of:=JSONCOLLAT([.M575])" office:value-type="string" office:string-value="47.2200825636272">
            <text:p>47.2200825636272</text:p>
          </table:table-cell>
          <table:table-cell table:formula="of:=JSONCOLLONG([.M575])" office:value-type="string" office:string-value="-1.72661134986893">
            <text:p>-1.72661134986893</text:p>
          </table:table-cell>
          <table:table-cell table:formula="of:=REMPLACECOLONNESAERMODEDECOLLECTE([.N575];[.O5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Ecureuils</text:p>
          </table:table-cell>
          <table:table-cell office:value-type="string">
            <text:p>Ecureuil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2858607934 , -1.73053345621284]</text:p>
          </table:table-cell>
          <table:table-cell table:formula="of:=JSONCOLLAT([.M576])" office:value-type="string" office:string-value="47.222858607934">
            <text:p>47.222858607934</text:p>
          </table:table-cell>
          <table:table-cell table:formula="of:=JSONCOLLONG([.M576])" office:value-type="string" office:string-value="-1.73053345621284">
            <text:p>-1.73053345621284</text:p>
          </table:table-cell>
          <table:table-cell table:formula="of:=REMPLACECOLONNESAERMODEDECOLLECTE([.N576];[.O5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arais</text:p>
          </table:table-cell>
          <table:table-cell office:value-type="string">
            <text:p>Marai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9597080642 , -1.71030233450937]</text:p>
          </table:table-cell>
          <table:table-cell table:formula="of:=JSONCOLLAT([.M577])" office:value-type="string" office:string-value="47.2169597080642">
            <text:p>47.2169597080642</text:p>
          </table:table-cell>
          <table:table-cell table:formula="of:=JSONCOLLONG([.M577])" office:value-type="string" office:string-value="-1.71030233450937">
            <text:p>-1.71030233450937</text:p>
          </table:table-cell>
          <table:table-cell table:formula="of:=REMPLACECOLONNESAERMODEDECOLLECTE([.N577];[.O5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urope</text:p>
          </table:table-cell>
          <table:table-cell office:value-type="string">
            <text:p>Europ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6550310269 , -1.7205545868769]</text:p>
          </table:table-cell>
          <table:table-cell table:formula="of:=JSONCOLLAT([.M578])" office:value-type="string" office:string-value="47.2166550310269">
            <text:p>47.2166550310269</text:p>
          </table:table-cell>
          <table:table-cell table:formula="of:=JSONCOLLONG([.M578])" office:value-type="string" office:string-value="-1.7205545868769">
            <text:p>-1.7205545868769</text:p>
          </table:table-cell>
          <table:table-cell table:formula="of:=REMPLACECOLONNESAERMODEDECOLLECTE([.N578];[.O5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Francois Blancho</text:p>
          </table:table-cell>
          <table:table-cell office:value-type="string">
            <text:p>Blancho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42532397544 , -1.72639447586257]</text:p>
          </table:table-cell>
          <table:table-cell table:formula="of:=JSONCOLLAT([.M579])" office:value-type="string" office:string-value="47.2142532397544">
            <text:p>47.2142532397544</text:p>
          </table:table-cell>
          <table:table-cell table:formula="of:=JSONCOLLONG([.M579])" office:value-type="string" office:string-value="-1.72639447586257">
            <text:p>-1.72639447586257</text:p>
          </table:table-cell>
          <table:table-cell table:formula="of:=REMPLACECOLONNESAERMODEDECOLLECTE([.N579];[.O5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Léon Moinard</text:p>
          </table:table-cell>
          <table:table-cell office:value-type="string">
            <text:p>Moinard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8534005875 , -1.72962625957148]</text:p>
          </table:table-cell>
          <table:table-cell table:formula="of:=JSONCOLLAT([.M580])" office:value-type="string" office:string-value="47.2128534005875">
            <text:p>47.2128534005875</text:p>
          </table:table-cell>
          <table:table-cell table:formula="of:=JSONCOLLONG([.M580])" office:value-type="string" office:string-value="-1.72962625957148">
            <text:p>-1.72962625957148</text:p>
          </table:table-cell>
          <table:table-cell table:formula="of:=REMPLACECOLONNESAERMODEDECOLLECTE([.N580];[.O5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Commandant Lucas</text:p>
          </table:table-cell>
          <table:table-cell office:value-type="string">
            <text:p>Luca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4176505868 , -1.73033450077834]</text:p>
          </table:table-cell>
          <table:table-cell table:formula="of:=JSONCOLLAT([.M581])" office:value-type="string" office:string-value="47.2094176505868">
            <text:p>47.2094176505868</text:p>
          </table:table-cell>
          <table:table-cell table:formula="of:=JSONCOLLONG([.M581])" office:value-type="string" office:string-value="-1.73033450077834">
            <text:p>-1.73033450077834</text:p>
          </table:table-cell>
          <table:table-cell table:formula="of:=REMPLACECOLONNESAERMODEDECOLLECTE([.N581];[.O5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Commandant Lucas</text:p>
          </table:table-cell>
          <table:table-cell office:value-type="string">
            <text:p>Luca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6023070988 , -1.73156463523798]</text:p>
          </table:table-cell>
          <table:table-cell table:formula="of:=JSONCOLLAT([.M582])" office:value-type="string" office:string-value="47.2096023070988">
            <text:p>47.2096023070988</text:p>
          </table:table-cell>
          <table:table-cell table:formula="of:=JSONCOLLONG([.M582])" office:value-type="string" office:string-value="-1.73156463523798">
            <text:p>-1.73156463523798</text:p>
          </table:table-cell>
          <table:table-cell table:formula="of:=REMPLACECOLONNESAERMODEDECOLLECTE([.N582];[.O5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rémondière</text:p>
          </table:table-cell>
          <table:table-cell office:value-type="string">
            <text:p>Frémondièr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10768735637 , -1.71985764845323]</text:p>
          </table:table-cell>
          <table:table-cell table:formula="of:=JSONCOLLAT([.M583])" office:value-type="string" office:string-value="47.2110768735637">
            <text:p>47.2110768735637</text:p>
          </table:table-cell>
          <table:table-cell table:formula="of:=JSONCOLLONG([.M583])" office:value-type="string" office:string-value="-1.71985764845323">
            <text:p>-1.71985764845323</text:p>
          </table:table-cell>
          <table:table-cell table:formula="of:=REMPLACECOLONNESAERMODEDECOLLECTE([.N583];[.O5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arais</text:p>
          </table:table-cell>
          <table:table-cell office:value-type="string">
            <text:p>Marai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6798025969 , -1.71013273588128]</text:p>
          </table:table-cell>
          <table:table-cell table:formula="of:=JSONCOLLAT([.M584])" office:value-type="string" office:string-value="47.2166798025969">
            <text:p>47.2166798025969</text:p>
          </table:table-cell>
          <table:table-cell table:formula="of:=JSONCOLLONG([.M584])" office:value-type="string" office:string-value="-1.71013273588128">
            <text:p>-1.71013273588128</text:p>
          </table:table-cell>
          <table:table-cell table:formula="of:=REMPLACECOLONNESAERMODEDECOLLECTE([.N584];[.O5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Martyrs de la Résistance</text:p>
          </table:table-cell>
          <table:table-cell office:value-type="string">
            <text:p>Martyr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4764416868 , -1.71319079224009]</text:p>
          </table:table-cell>
          <table:table-cell table:formula="of:=JSONCOLLAT([.M585])" office:value-type="string" office:string-value="47.2124764416868">
            <text:p>47.2124764416868</text:p>
          </table:table-cell>
          <table:table-cell table:formula="of:=JSONCOLLONG([.M585])" office:value-type="string" office:string-value="-1.71319079224009">
            <text:p>-1.71319079224009</text:p>
          </table:table-cell>
          <table:table-cell table:formula="of:=REMPLACECOLONNESAERMODEDECOLLECTE([.N585];[.O5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de Retz</text:p>
          </table:table-cell>
          <table:table-cell office:value-type="string">
            <text:p>Pont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29810450539 , -1.70828404164882]</text:p>
          </table:table-cell>
          <table:table-cell table:formula="of:=JSONCOLLAT([.M586])" office:value-type="string" office:string-value="47.2129810450539">
            <text:p>47.2129810450539</text:p>
          </table:table-cell>
          <table:table-cell table:formula="of:=JSONCOLLONG([.M586])" office:value-type="string" office:string-value="-1.70828404164882">
            <text:p>-1.70828404164882</text:p>
          </table:table-cell>
          <table:table-cell table:formula="of:=REMPLACECOLONNESAERMODEDECOLLECTE([.N586];[.O5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Trévellec</text:p>
          </table:table-cell>
          <table:table-cell office:value-type="string">
            <text:p>Trévellec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75528996067 , -1.69661682703099]</text:p>
          </table:table-cell>
          <table:table-cell table:formula="of:=JSONCOLLAT([.M587])" office:value-type="string" office:string-value="47.2175528996067">
            <text:p>47.2175528996067</text:p>
          </table:table-cell>
          <table:table-cell table:formula="of:=JSONCOLLONG([.M587])" office:value-type="string" office:string-value="-1.69661682703099">
            <text:p>-1.69661682703099</text:p>
          </table:table-cell>
          <table:table-cell table:formula="of:=REMPLACECOLONNESAERMODEDECOLLECTE([.N587];[.O5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rairies</text:p>
          </table:table-cell>
          <table:table-cell office:value-type="string">
            <text:p>Prairie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52351429068 , -1.68970824850894]</text:p>
          </table:table-cell>
          <table:table-cell table:formula="of:=JSONCOLLAT([.M588])" office:value-type="string" office:string-value="47.2152351429068">
            <text:p>47.2152351429068</text:p>
          </table:table-cell>
          <table:table-cell table:formula="of:=JSONCOLLONG([.M588])" office:value-type="string" office:string-value="-1.68970824850894">
            <text:p>-1.68970824850894</text:p>
          </table:table-cell>
          <table:table-cell table:formula="of:=REMPLACECOLONNESAERMODEDECOLLECTE([.N588];[.O5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rbardière</text:p>
          </table:table-cell>
          <table:table-cell office:value-type="string">
            <text:p>Corbardièr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62916151817 , -1.68498636076426]</text:p>
          </table:table-cell>
          <table:table-cell table:formula="of:=JSONCOLLAT([.M589])" office:value-type="string" office:string-value="47.2162916151817">
            <text:p>47.2162916151817</text:p>
          </table:table-cell>
          <table:table-cell table:formula="of:=JSONCOLLONG([.M589])" office:value-type="string" office:string-value="-1.68498636076426">
            <text:p>-1.68498636076426</text:p>
          </table:table-cell>
          <table:table-cell table:formula="of:=REMPLACECOLONNESAERMODEDECOLLECTE([.N589];[.O5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Cités</text:p>
          </table:table-cell>
          <table:table-cell office:value-type="string">
            <text:p>Cité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44291328261 , -1.68296834983018]</text:p>
          </table:table-cell>
          <table:table-cell table:formula="of:=JSONCOLLAT([.M590])" office:value-type="string" office:string-value="47.2144291328261">
            <text:p>47.2144291328261</text:p>
          </table:table-cell>
          <table:table-cell table:formula="of:=JSONCOLLONG([.M590])" office:value-type="string" office:string-value="-1.68296834983018">
            <text:p>-1.68296834983018</text:p>
          </table:table-cell>
          <table:table-cell table:formula="of:=REMPLACECOLONNESAERMODEDECOLLECTE([.N590];[.O5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ygnes</text:p>
          </table:table-cell>
          <table:table-cell office:value-type="string">
            <text:p>Cygnes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78258002693 , -1.68008356000492]</text:p>
          </table:table-cell>
          <table:table-cell table:formula="of:=JSONCOLLAT([.M591])" office:value-type="string" office:string-value="47.2178258002693">
            <text:p>47.2178258002693</text:p>
          </table:table-cell>
          <table:table-cell table:formula="of:=JSONCOLLONG([.M591])" office:value-type="string" office:string-value="-1.68008356000492">
            <text:p>-1.68008356000492</text:p>
          </table:table-cell>
          <table:table-cell table:formula="of:=REMPLACECOLONNESAERMODEDECOLLECTE([.N591];[.O5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nvalira</text:p>
          </table:table-cell>
          <table:table-cell office:value-type="string">
            <text:p>Envalira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51872361121 , -1.67924941449038]</text:p>
          </table:table-cell>
          <table:table-cell table:formula="of:=JSONCOLLAT([.M592])" office:value-type="string" office:string-value="47.2151872361121">
            <text:p>47.2151872361121</text:p>
          </table:table-cell>
          <table:table-cell table:formula="of:=JSONCOLLONG([.M592])" office:value-type="string" office:string-value="-1.67924941449038">
            <text:p>-1.67924941449038</text:p>
          </table:table-cell>
          <table:table-cell table:formula="of:=REMPLACECOLONNESAERMODEDECOLLECTE([.N592];[.O5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inée</text:p>
          </table:table-cell>
          <table:table-cell office:value-type="string">
            <text:p>Miné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63610939484 , -1.67845644196707]</text:p>
          </table:table-cell>
          <table:table-cell table:formula="of:=JSONCOLLAT([.M593])" office:value-type="string" office:string-value="47.2263610939484">
            <text:p>47.2263610939484</text:p>
          </table:table-cell>
          <table:table-cell table:formula="of:=JSONCOLLONG([.M593])" office:value-type="string" office:string-value="-1.67845644196707">
            <text:p>-1.67845644196707</text:p>
          </table:table-cell>
          <table:table-cell table:formula="of:=REMPLACECOLONNESAERMODEDECOLLECTE([.N593];[.O593])" office:value-type="string" office:string-value=",modco_contverre,modco_contverre">
            <text:p>,modco_contverre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Vieux Puits</text:p>
          </table:table-cell>
          <table:table-cell office:value-type="string">
            <text:p>Vieux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59334540883 , -1.69124794458792]</text:p>
          </table:table-cell>
          <table:table-cell table:formula="of:=JSONCOLLAT([.M594])" office:value-type="string" office:string-value="47.2259334540883">
            <text:p>47.2259334540883</text:p>
          </table:table-cell>
          <table:table-cell table:formula="of:=JSONCOLLONG([.M594])" office:value-type="string" office:string-value="-1.69124794458792">
            <text:p>-1.69124794458792</text:p>
          </table:table-cell>
          <table:table-cell table:formula="of:=REMPLACECOLONNESAERMODEDECOLLECTE([.N594];[.O5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inée</text:p>
          </table:table-cell>
          <table:table-cell office:value-type="string">
            <text:p>Miné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263610939484 , -1.67845644196707]</text:p>
          </table:table-cell>
          <table:table-cell table:formula="of:=JSONCOLLAT([.M595])" office:value-type="string" office:string-value="47.2263610939484">
            <text:p>47.2263610939484</text:p>
          </table:table-cell>
          <table:table-cell table:formula="of:=JSONCOLLONG([.M595])" office:value-type="string" office:string-value="-1.67845644196707">
            <text:p>-1.67845644196707</text:p>
          </table:table-cell>
          <table:table-cell table:formula="of:=REMPLACECOLONNESAERMODEDECOLLECTE([.N595];[.O595])" office:value-type="string" office:string-value=",modco_contverre,modco_contverre">
            <text:p>,modco_contverre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D 26</text:p>
          </table:table-cell>
          <table:table-cell office:value-type="string">
            <text:p>26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449762164053 , -1.69095574842801]</text:p>
          </table:table-cell>
          <table:table-cell table:formula="of:=JSONCOLLAT([.M596])" office:value-type="string" office:string-value="47.2449762164053">
            <text:p>47.2449762164053</text:p>
          </table:table-cell>
          <table:table-cell table:formula="of:=JSONCOLLONG([.M596])" office:value-type="string" office:string-value="-1.69095574842801">
            <text:p>-1.69095574842801</text:p>
          </table:table-cell>
          <table:table-cell table:formula="of:=REMPLACECOLONNESAERMODEDECOLLECTE([.N596];[.O5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D 101</text:p>
          </table:table-cell>
          <table:table-cell office:value-type="string">
            <text:p>101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451803916403 , -1.72016766268933]</text:p>
          </table:table-cell>
          <table:table-cell table:formula="of:=JSONCOLLAT([.M597])" office:value-type="string" office:string-value="47.2451803916403">
            <text:p>47.2451803916403</text:p>
          </table:table-cell>
          <table:table-cell table:formula="of:=JSONCOLLONG([.M597])" office:value-type="string" office:string-value="-1.72016766268933">
            <text:p>-1.72016766268933</text:p>
          </table:table-cell>
          <table:table-cell table:formula="of:=REMPLACECOLONNESAERMODEDECOLLECTE([.N597];[.O5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Voie Non Dénommée 0471852</text:p>
          </table:table-cell>
          <table:table-cell office:value-type="string">
            <text:p>Dénommée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345392191592 , -1.71850624800438]</text:p>
          </table:table-cell>
          <table:table-cell table:formula="of:=JSONCOLLAT([.M598])" office:value-type="string" office:string-value="47.2345392191592">
            <text:p>47.2345392191592</text:p>
          </table:table-cell>
          <table:table-cell table:formula="of:=JSONCOLLONG([.M598])" office:value-type="string" office:string-value="-1.71850624800438">
            <text:p>-1.71850624800438</text:p>
          </table:table-cell>
          <table:table-cell table:formula="of:=REMPLACECOLONNESAERMODEDECOLLECTE([.N598];[.O5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Océan</text:p>
          </table:table-cell>
          <table:table-cell office:value-type="string">
            <text:p>Océan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98901473417 , -1.74371132611782]</text:p>
          </table:table-cell>
          <table:table-cell table:formula="of:=JSONCOLLAT([.M599])" office:value-type="string" office:string-value="47.2098901473417">
            <text:p>47.2098901473417</text:p>
          </table:table-cell>
          <table:table-cell table:formula="of:=JSONCOLLONG([.M599])" office:value-type="string" office:string-value="-1.74371132611782">
            <text:p>-1.74371132611782</text:p>
          </table:table-cell>
          <table:table-cell table:formula="of:=REMPLACECOLONNESAERMODEDECOLLECTE([.N599];[.O5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VC 5</text:p>
          </table:table-cell>
          <table:table-cell office:value-type="string">
            <text:p>5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431855579938 , -1.67248181574995]</text:p>
          </table:table-cell>
          <table:table-cell table:formula="of:=JSONCOLLAT([.M600])" office:value-type="string" office:string-value="47.2431855579938">
            <text:p>47.2431855579938</text:p>
          </table:table-cell>
          <table:table-cell table:formula="of:=JSONCOLLONG([.M600])" office:value-type="string" office:string-value="-1.67248181574995">
            <text:p>-1.67248181574995</text:p>
          </table:table-cell>
          <table:table-cell table:formula="of:=REMPLACECOLONNESAERMODEDECOLLECTE([.N600];[.O6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D 26</text:p>
          </table:table-cell>
          <table:table-cell office:value-type="string">
            <text:p>26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30321744503 , -1.70912829362649]</text:p>
          </table:table-cell>
          <table:table-cell table:formula="of:=JSONCOLLAT([.M601])" office:value-type="string" office:string-value="47.230321744503">
            <text:p>47.230321744503</text:p>
          </table:table-cell>
          <table:table-cell table:formula="of:=JSONCOLLONG([.M601])" office:value-type="string" office:string-value="-1.70912829362649">
            <text:p>-1.70912829362649</text:p>
          </table:table-cell>
          <table:table-cell table:formula="of:=REMPLACECOLONNESAERMODEDECOLLECTE([.N601];[.O6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eaulieu</text:p>
          </table:table-cell>
          <table:table-cell office:value-type="string">
            <text:p>Beaulieu</text:p>
          </table:table-cell>
          <table:table-cell office:value-type="float" office:value="440047">
            <text:p>440047</text:p>
          </table:table-cell>
          <table:table-cell office:value-type="float" office:value="44220">
            <text:p>44220</text:p>
          </table:table-cell>
          <table:table-cell office:value-type="string">
            <text:p>Couëron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191006198527 , -1.69559137170141]</text:p>
          </table:table-cell>
          <table:table-cell table:formula="of:=JSONCOLLAT([.M602])" office:value-type="string" office:string-value="47.2191006198527">
            <text:p>47.2191006198527</text:p>
          </table:table-cell>
          <table:table-cell table:formula="of:=JSONCOLLONG([.M602])" office:value-type="string" office:string-value="-1.69559137170141">
            <text:p>-1.69559137170141</text:p>
          </table:table-cell>
          <table:table-cell table:formula="of:=REMPLACECOLONNESAERMODEDECOLLECTE([.N602];[.O6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30377360466 , -1.64703656871049]</text:p>
          </table:table-cell>
          <table:table-cell table:formula="of:=JSONCOLLAT([.M603])" office:value-type="string" office:string-value="47.1930377360466">
            <text:p>47.1930377360466</text:p>
          </table:table-cell>
          <table:table-cell table:formula="of:=JSONCOLLONG([.M603])" office:value-type="string" office:string-value="-1.64703656871049">
            <text:p>-1.64703656871049</text:p>
          </table:table-cell>
          <table:table-cell table:formula="of:=REMPLACECOLONNESAERMODEDECOLLECTE([.N603];[.O6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30550775684 , -1.64704240112964]</text:p>
          </table:table-cell>
          <table:table-cell table:formula="of:=JSONCOLLAT([.M604])" office:value-type="string" office:string-value="47.1930550775684">
            <text:p>47.1930550775684</text:p>
          </table:table-cell>
          <table:table-cell table:formula="of:=JSONCOLLONG([.M604])" office:value-type="string" office:string-value="-1.64704240112964">
            <text:p>-1.64704240112964</text:p>
          </table:table-cell>
          <table:table-cell table:formula="of:=REMPLACECOLONNESAERMODEDECOLLECTE([.N604];[.O6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tade</text:p>
          </table:table-cell>
          <table:table-cell office:value-type="string">
            <text:p>Stade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7998909529 , -1.67224521171071]</text:p>
          </table:table-cell>
          <table:table-cell table:formula="of:=JSONCOLLAT([.M605])" office:value-type="string" office:string-value="47.2007998909529">
            <text:p>47.2007998909529</text:p>
          </table:table-cell>
          <table:table-cell table:formula="of:=JSONCOLLONG([.M605])" office:value-type="string" office:string-value="-1.67224521171071">
            <text:p>-1.67224521171071</text:p>
          </table:table-cell>
          <table:table-cell table:formula="of:=REMPLACECOLONNESAERMODEDECOLLECTE([.N605];[.O6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tade</text:p>
          </table:table-cell>
          <table:table-cell office:value-type="string">
            <text:p>Stade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8109193665 , -1.67222483908032]</text:p>
          </table:table-cell>
          <table:table-cell table:formula="of:=JSONCOLLAT([.M606])" office:value-type="string" office:string-value="47.2008109193665">
            <text:p>47.2008109193665</text:p>
          </table:table-cell>
          <table:table-cell table:formula="of:=JSONCOLLONG([.M606])" office:value-type="string" office:string-value="-1.67222483908032">
            <text:p>-1.67222483908032</text:p>
          </table:table-cell>
          <table:table-cell table:formula="of:=REMPLACECOLONNESAERMODEDECOLLECTE([.N606];[.O6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s Vignes Blanches</text:p>
          </table:table-cell>
          <table:table-cell office:value-type="string">
            <text:p>Vigne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93665714803 , -1.6542272776432]</text:p>
          </table:table-cell>
          <table:table-cell table:formula="of:=JSONCOLLAT([.M607])" office:value-type="string" office:string-value="47.1993665714803">
            <text:p>47.1993665714803</text:p>
          </table:table-cell>
          <table:table-cell table:formula="of:=JSONCOLLONG([.M607])" office:value-type="string" office:string-value="-1.6542272776432">
            <text:p>-1.6542272776432</text:p>
          </table:table-cell>
          <table:table-cell table:formula="of:=REMPLACECOLONNESAERMODEDECOLLECTE([.N607];[.O6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Rabillard</text:p>
          </table:table-cell>
          <table:table-cell office:value-type="string">
            <text:p>Rabillard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9461209726 , -1.64830981571533]</text:p>
          </table:table-cell>
          <table:table-cell table:formula="of:=JSONCOLLAT([.M608])" office:value-type="string" office:string-value="47.1959461209726">
            <text:p>47.1959461209726</text:p>
          </table:table-cell>
          <table:table-cell table:formula="of:=JSONCOLLONG([.M608])" office:value-type="string" office:string-value="-1.64830981571533">
            <text:p>-1.64830981571533</text:p>
          </table:table-cell>
          <table:table-cell table:formula="of:=REMPLACECOLONNESAERMODEDECOLLECTE([.N608];[.O6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D 75</text:p>
          </table:table-cell>
          <table:table-cell office:value-type="string">
            <text:p>75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3855644352 , -1.66917374986133]</text:p>
          </table:table-cell>
          <table:table-cell table:formula="of:=JSONCOLLAT([.M609])" office:value-type="string" office:string-value="47.2003855644352">
            <text:p>47.2003855644352</text:p>
          </table:table-cell>
          <table:table-cell table:formula="of:=JSONCOLLONG([.M609])" office:value-type="string" office:string-value="-1.66917374986133">
            <text:p>-1.66917374986133</text:p>
          </table:table-cell>
          <table:table-cell table:formula="of:=REMPLACECOLONNESAERMODEDECOLLECTE([.N609];[.O6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llier</text:p>
          </table:table-cell>
          <table:table-cell office:value-type="string">
            <text:p>Allier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93738059911 , -1.66722656638736]</text:p>
          </table:table-cell>
          <table:table-cell table:formula="of:=JSONCOLLAT([.M610])" office:value-type="string" office:string-value="47.1993738059911">
            <text:p>47.1993738059911</text:p>
          </table:table-cell>
          <table:table-cell table:formula="of:=JSONCOLLONG([.M610])" office:value-type="string" office:string-value="-1.66722656638736">
            <text:p>-1.66722656638736</text:p>
          </table:table-cell>
          <table:table-cell table:formula="of:=REMPLACECOLONNESAERMODEDECOLLECTE([.N610];[.O6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Langlois</text:p>
          </table:table-cell>
          <table:table-cell office:value-type="string">
            <text:p>Langloi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12394098207 , -1.67933122451523]</text:p>
          </table:table-cell>
          <table:table-cell table:formula="of:=JSONCOLLAT([.M611])" office:value-type="string" office:string-value="47.2012394098207">
            <text:p>47.2012394098207</text:p>
          </table:table-cell>
          <table:table-cell table:formula="of:=JSONCOLLONG([.M611])" office:value-type="string" office:string-value="-1.67933122451523">
            <text:p>-1.67933122451523</text:p>
          </table:table-cell>
          <table:table-cell table:formula="of:=REMPLACECOLONNESAERMODEDECOLLECTE([.N611];[.O6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Henri Brunais</text:p>
          </table:table-cell>
          <table:table-cell office:value-type="string">
            <text:p>Brunai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8860525304 , -1.66659472431654]</text:p>
          </table:table-cell>
          <table:table-cell table:formula="of:=JSONCOLLAT([.M612])" office:value-type="string" office:string-value="47.1958860525304">
            <text:p>47.1958860525304</text:p>
          </table:table-cell>
          <table:table-cell table:formula="of:=JSONCOLLONG([.M612])" office:value-type="string" office:string-value="-1.66659472431654">
            <text:p>-1.66659472431654</text:p>
          </table:table-cell>
          <table:table-cell table:formula="of:=REMPLACECOLONNESAERMODEDECOLLECTE([.N612];[.O6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de la République</text:p>
          </table:table-cell>
          <table:table-cell office:value-type="string">
            <text:p>République</text:p>
          </table:table-cell>
          <table:table-cell office:value-type="float" office:value="440074">
            <text:p>440074</text:p>
          </table:table-cell>
          <table:table-cell office:value-type="float" office:value="44620">
            <text:p>4462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46092962752 , -1.68024030710158]</text:p>
          </table:table-cell>
          <table:table-cell table:formula="of:=JSONCOLLAT([.M613])" office:value-type="string" office:string-value="47.1946092962752">
            <text:p>47.1946092962752</text:p>
          </table:table-cell>
          <table:table-cell table:formula="of:=JSONCOLLONG([.M613])" office:value-type="string" office:string-value="-1.68024030710158">
            <text:p>-1.68024030710158</text:p>
          </table:table-cell>
          <table:table-cell table:formula="of:=REMPLACECOLONNESAERMODEDECOLLECTE([.N613];[.O6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Henri Brunais</text:p>
          </table:table-cell>
          <table:table-cell office:value-type="string">
            <text:p>Brunai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8800141423 , -1.66662001119788]</text:p>
          </table:table-cell>
          <table:table-cell table:formula="of:=JSONCOLLAT([.M614])" office:value-type="string" office:string-value="47.1958800141423">
            <text:p>47.1958800141423</text:p>
          </table:table-cell>
          <table:table-cell table:formula="of:=JSONCOLLONG([.M614])" office:value-type="string" office:string-value="-1.66662001119788">
            <text:p>-1.66662001119788</text:p>
          </table:table-cell>
          <table:table-cell table:formula="of:=REMPLACECOLONNESAERMODEDECOLLECTE([.N614];[.O614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tade</text:p>
          </table:table-cell>
          <table:table-cell office:value-type="string">
            <text:p>Stade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2008180408038 , -1.67219811718344]</text:p>
          </table:table-cell>
          <table:table-cell table:formula="of:=JSONCOLLAT([.M615])" office:value-type="string" office:string-value="47.2008180408038">
            <text:p>47.2008180408038</text:p>
          </table:table-cell>
          <table:table-cell table:formula="of:=JSONCOLLONG([.M615])" office:value-type="string" office:string-value="-1.67219811718344">
            <text:p>-1.67219811718344</text:p>
          </table:table-cell>
          <table:table-cell table:formula="of:=REMPLACECOLONNESAERMODEDECOLLECTE([.N615];[.O615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Rabillard</text:p>
          </table:table-cell>
          <table:table-cell office:value-type="string">
            <text:p>Rabillard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59608445588 , -1.64830182782591]</text:p>
          </table:table-cell>
          <table:table-cell table:formula="of:=JSONCOLLAT([.M616])" office:value-type="string" office:string-value="47.1959608445588">
            <text:p>47.1959608445588</text:p>
          </table:table-cell>
          <table:table-cell table:formula="of:=JSONCOLLONG([.M616])" office:value-type="string" office:string-value="-1.64830182782591">
            <text:p>-1.64830182782591</text:p>
          </table:table-cell>
          <table:table-cell table:formula="of:=REMPLACECOLONNESAERMODEDECOLLECTE([.N616];[.O616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30743210629 , -1.64705291690123]</text:p>
          </table:table-cell>
          <table:table-cell table:formula="of:=JSONCOLLAT([.M617])" office:value-type="string" office:string-value="47.1930743210629">
            <text:p>47.1930743210629</text:p>
          </table:table-cell>
          <table:table-cell table:formula="of:=JSONCOLLONG([.M617])" office:value-type="string" office:string-value="-1.64705291690123">
            <text:p>-1.64705291690123</text:p>
          </table:table-cell>
          <table:table-cell table:formula="of:=REMPLACECOLONNESAERMODEDECOLLECTE([.N617];[.O617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s Vignes Blanches</text:p>
          </table:table-cell>
          <table:table-cell office:value-type="string">
            <text:p>Vignes</text:p>
          </table:table-cell>
          <table:table-cell office:value-type="float" office:value="440074">
            <text:p>440074</text:p>
          </table:table-cell>
          <table:table-cell office:value-type="float" office:value="44610">
            <text:p>44610</text:p>
          </table:table-cell>
          <table:table-cell office:value-type="string">
            <text:p>Indre</text:p>
          </table:table-cell>
          <table:table-cell/>
          <table:table-cell office:value-type="string">
            <text:p>Loire-Chézine</text:p>
          </table:table-cell>
          <table:table-cell office:value-type="string">
            <text:p>[ 47.1993821155358 , -1.65422540849011]</text:p>
          </table:table-cell>
          <table:table-cell table:formula="of:=JSONCOLLAT([.M618])" office:value-type="string" office:string-value="47.1993821155358">
            <text:p>47.1993821155358</text:p>
          </table:table-cell>
          <table:table-cell table:formula="of:=JSONCOLLONG([.M618])" office:value-type="string" office:string-value="-1.65422540849011">
            <text:p>-1.65422540849011</text:p>
          </table:table-cell>
          <table:table-cell table:formula="of:=REMPLACECOLONNESAERMODEDECOLLECTE([.N618];[.O61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ie d'Ancheteau</text:p>
          </table:table-cell>
          <table:table-cell office:value-type="string">
            <text:p>Ha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29651161057 , -1.67071144419978]</text:p>
          </table:table-cell>
          <table:table-cell table:formula="of:=JSONCOLLAT([.M619])" office:value-type="string" office:string-value="47.1829651161057">
            <text:p>47.1829651161057</text:p>
          </table:table-cell>
          <table:table-cell table:formula="of:=JSONCOLLONG([.M619])" office:value-type="string" office:string-value="-1.67071144419978">
            <text:p>-1.67071144419978</text:p>
          </table:table-cell>
          <table:table-cell table:formula="of:=REMPLACECOLONNESAERMODEDECOLLECTE([.N619];[.O6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érou</text:p>
          </table:table-cell>
          <table:table-cell office:value-type="string">
            <text:p>Pérou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7105352987 , -1.68318613940242]</text:p>
          </table:table-cell>
          <table:table-cell table:formula="of:=JSONCOLLAT([.M620])" office:value-type="string" office:string-value="47.177105352987">
            <text:p>47.177105352987</text:p>
          </table:table-cell>
          <table:table-cell table:formula="of:=JSONCOLLONG([.M620])" office:value-type="string" office:string-value="-1.68318613940242">
            <text:p>-1.68318613940242</text:p>
          </table:table-cell>
          <table:table-cell table:formula="of:=REMPLACECOLONNESAERMODEDECOLLECTE([.N620];[.O6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érou</text:p>
          </table:table-cell>
          <table:table-cell office:value-type="string">
            <text:p>Pérou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70984114251 , -1.68317805066483]</text:p>
          </table:table-cell>
          <table:table-cell table:formula="of:=JSONCOLLAT([.M621])" office:value-type="string" office:string-value="47.1770984114251">
            <text:p>47.1770984114251</text:p>
          </table:table-cell>
          <table:table-cell table:formula="of:=JSONCOLLONG([.M621])" office:value-type="string" office:string-value="-1.68317805066483">
            <text:p>-1.68317805066483</text:p>
          </table:table-cell>
          <table:table-cell table:formula="of:=REMPLACECOLONNESAERMODEDECOLLECTE([.N621];[.O6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Gazay</text:p>
          </table:table-cell>
          <table:table-cell office:value-type="string">
            <text:p>Gazay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9985004711 , -1.66755198168161]</text:p>
          </table:table-cell>
          <table:table-cell table:formula="of:=JSONCOLLAT([.M622])" office:value-type="string" office:string-value="47.1879985004711">
            <text:p>47.1879985004711</text:p>
          </table:table-cell>
          <table:table-cell table:formula="of:=JSONCOLLONG([.M622])" office:value-type="string" office:string-value="-1.66755198168161">
            <text:p>-1.66755198168161</text:p>
          </table:table-cell>
          <table:table-cell table:formula="of:=REMPLACECOLONNESAERMODEDECOLLECTE([.N622];[.O6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auvettes</text:p>
          </table:table-cell>
          <table:table-cell office:value-type="string">
            <text:p>Fauvettes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5151032736 , -1.67195133621082]</text:p>
          </table:table-cell>
          <table:table-cell table:formula="of:=JSONCOLLAT([.M623])" office:value-type="string" office:string-value="47.185151032736">
            <text:p>47.185151032736</text:p>
          </table:table-cell>
          <table:table-cell table:formula="of:=JSONCOLLONG([.M623])" office:value-type="string" office:string-value="-1.67195133621082">
            <text:p>-1.67195133621082</text:p>
          </table:table-cell>
          <table:table-cell table:formula="of:=REMPLACECOLONNESAERMODEDECOLLECTE([.N623];[.O6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udinière</text:p>
          </table:table-cell>
          <table:table-cell office:value-type="string">
            <text:p>Gaudinièr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36169524333 , -1.67585077749994]</text:p>
          </table:table-cell>
          <table:table-cell table:formula="of:=JSONCOLLAT([.M624])" office:value-type="string" office:string-value="47.1836169524333">
            <text:p>47.1836169524333</text:p>
          </table:table-cell>
          <table:table-cell table:formula="of:=JSONCOLLONG([.M624])" office:value-type="string" office:string-value="-1.67585077749994">
            <text:p>-1.67585077749994</text:p>
          </table:table-cell>
          <table:table-cell table:formula="of:=REMPLACECOLONNESAERMODEDECOLLECTE([.N624];[.O6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ie d'Ancheteau</text:p>
          </table:table-cell>
          <table:table-cell office:value-type="string">
            <text:p>Haie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37023932655 , -1.67010514964529]</text:p>
          </table:table-cell>
          <table:table-cell table:formula="of:=JSONCOLLAT([.M625])" office:value-type="string" office:string-value="47.1837023932655">
            <text:p>47.1837023932655</text:p>
          </table:table-cell>
          <table:table-cell table:formula="of:=JSONCOLLONG([.M625])" office:value-type="string" office:string-value="-1.67010514964529">
            <text:p>-1.67010514964529</text:p>
          </table:table-cell>
          <table:table-cell table:formula="of:=REMPLACECOLONNESAERMODEDECOLLECTE([.N625];[.O6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Allée du Huit Mai 1945</text:p>
          </table:table-cell>
          <table:table-cell office:value-type="string">
            <text:p>Huit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02257084666 , -1.67840283170618]</text:p>
          </table:table-cell>
          <table:table-cell table:formula="of:=JSONCOLLAT([.M626])" office:value-type="string" office:string-value="47.1802257084666">
            <text:p>47.1802257084666</text:p>
          </table:table-cell>
          <table:table-cell table:formula="of:=JSONCOLLONG([.M626])" office:value-type="string" office:string-value="-1.67840283170618">
            <text:p>-1.67840283170618</text:p>
          </table:table-cell>
          <table:table-cell table:formula="of:=REMPLACECOLONNESAERMODEDECOLLECTE([.N626];[.O6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Albert Camus</text:p>
          </table:table-cell>
          <table:table-cell office:value-type="string">
            <text:p>Camus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3767116469 , -1.68196375782258]</text:p>
          </table:table-cell>
          <table:table-cell table:formula="of:=JSONCOLLAT([.M627])" office:value-type="string" office:string-value="47.183767116469">
            <text:p>47.183767116469</text:p>
          </table:table-cell>
          <table:table-cell table:formula="of:=JSONCOLLONG([.M627])" office:value-type="string" office:string-value="-1.68196375782258">
            <text:p>-1.68196375782258</text:p>
          </table:table-cell>
          <table:table-cell table:formula="of:=REMPLACECOLONNESAERMODEDECOLLECTE([.N627];[.O6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0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mmandant l'Herminier</text:p>
          </table:table-cell>
          <table:table-cell office:value-type="string">
            <text:p>Herminier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4413858566 , -1.67748169499079]</text:p>
          </table:table-cell>
          <table:table-cell table:formula="of:=JSONCOLLAT([.M628])" office:value-type="string" office:string-value="47.1874413858566">
            <text:p>47.1874413858566</text:p>
          </table:table-cell>
          <table:table-cell table:formula="of:=JSONCOLLONG([.M628])" office:value-type="string" office:string-value="-1.67748169499079">
            <text:p>-1.67748169499079</text:p>
          </table:table-cell>
          <table:table-cell table:formula="of:=REMPLACECOLONNESAERMODEDECOLLECTE([.N628];[.O6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1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Fresne</text:p>
          </table:table-cell>
          <table:table-cell office:value-type="string">
            <text:p>Fresn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91325930077 , -1.67896795393398]</text:p>
          </table:table-cell>
          <table:table-cell table:formula="of:=JSONCOLLAT([.M629])" office:value-type="string" office:string-value="47.1891325930077">
            <text:p>47.1891325930077</text:p>
          </table:table-cell>
          <table:table-cell table:formula="of:=JSONCOLLONG([.M629])" office:value-type="string" office:string-value="-1.67896795393398">
            <text:p>-1.67896795393398</text:p>
          </table:table-cell>
          <table:table-cell table:formula="of:=REMPLACECOLONNESAERMODEDECOLLECTE([.N629];[.O6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Union</text:p>
          </table:table-cell>
          <table:table-cell office:value-type="string">
            <text:p>Union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7737524921 , -1.68322126894138]</text:p>
          </table:table-cell>
          <table:table-cell table:formula="of:=JSONCOLLAT([.M630])" office:value-type="string" office:string-value="47.1877737524921">
            <text:p>47.1877737524921</text:p>
          </table:table-cell>
          <table:table-cell table:formula="of:=JSONCOLLONG([.M630])" office:value-type="string" office:string-value="-1.68322126894138">
            <text:p>-1.68322126894138</text:p>
          </table:table-cell>
          <table:table-cell table:formula="of:=REMPLACECOLONNESAERMODEDECOLLECTE([.N630];[.O6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irie</text:p>
          </table:table-cell>
          <table:table-cell office:value-type="string">
            <text:p>Mairi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912019406277 , -1.68676997514897]</text:p>
          </table:table-cell>
          <table:table-cell table:formula="of:=JSONCOLLAT([.M631])" office:value-type="string" office:string-value="47.1912019406277">
            <text:p>47.1912019406277</text:p>
          </table:table-cell>
          <table:table-cell table:formula="of:=JSONCOLLONG([.M631])" office:value-type="string" office:string-value="-1.68676997514897">
            <text:p>-1.68676997514897</text:p>
          </table:table-cell>
          <table:table-cell table:formula="of:=REMPLACECOLONNESAERMODEDECOLLECTE([.N631];[.O6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nne</text:p>
          </table:table-cell>
          <table:table-cell office:value-type="string">
            <text:p>Garenn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929353580494 , -1.69055953467642]</text:p>
          </table:table-cell>
          <table:table-cell table:formula="of:=JSONCOLLAT([.M632])" office:value-type="string" office:string-value="47.1929353580494">
            <text:p>47.1929353580494</text:p>
          </table:table-cell>
          <table:table-cell table:formula="of:=JSONCOLLONG([.M632])" office:value-type="string" office:string-value="-1.69055953467642">
            <text:p>-1.69055953467642</text:p>
          </table:table-cell>
          <table:table-cell table:formula="of:=REMPLACECOLONNESAERMODEDECOLLECTE([.N632];[.O6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urante</text:p>
          </table:table-cell>
          <table:table-cell office:value-type="string">
            <text:p>Courant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84382479354 , -1.69005014371327]</text:p>
          </table:table-cell>
          <table:table-cell table:formula="of:=JSONCOLLAT([.M633])" office:value-type="string" office:string-value="47.1884382479354">
            <text:p>47.1884382479354</text:p>
          </table:table-cell>
          <table:table-cell table:formula="of:=JSONCOLLONG([.M633])" office:value-type="string" office:string-value="-1.69005014371327">
            <text:p>-1.69005014371327</text:p>
          </table:table-cell>
          <table:table-cell table:formula="of:=REMPLACECOLONNESAERMODEDECOLLECTE([.N633];[.O63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Flora Tristan</text:p>
          </table:table-cell>
          <table:table-cell office:value-type="string">
            <text:p>Tristan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71712783343 , -1.68770835308904]</text:p>
          </table:table-cell>
          <table:table-cell table:formula="of:=JSONCOLLAT([.M634])" office:value-type="string" office:string-value="47.1871712783343">
            <text:p>47.1871712783343</text:p>
          </table:table-cell>
          <table:table-cell table:formula="of:=JSONCOLLONG([.M634])" office:value-type="string" office:string-value="-1.68770835308904">
            <text:p>-1.68770835308904</text:p>
          </table:table-cell>
          <table:table-cell table:formula="of:=REMPLACECOLONNESAERMODEDECOLLECTE([.N634];[.O6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7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Grand Clos</text:p>
          </table:table-cell>
          <table:table-cell office:value-type="string">
            <text:p>Grand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46272466407 , -1.68747775300818]</text:p>
          </table:table-cell>
          <table:table-cell table:formula="of:=JSONCOLLAT([.M635])" office:value-type="string" office:string-value="47.1846272466407">
            <text:p>47.1846272466407</text:p>
          </table:table-cell>
          <table:table-cell table:formula="of:=JSONCOLLONG([.M635])" office:value-type="string" office:string-value="-1.68747775300818">
            <text:p>-1.68747775300818</text:p>
          </table:table-cell>
          <table:table-cell table:formula="of:=REMPLACECOLONNESAERMODEDECOLLECTE([.N635];[.O6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Grand Clos</text:p>
          </table:table-cell>
          <table:table-cell office:value-type="string">
            <text:p>Grand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46429495101 , -1.68747136470852]</text:p>
          </table:table-cell>
          <table:table-cell table:formula="of:=JSONCOLLAT([.M636])" office:value-type="string" office:string-value="47.1846429495101">
            <text:p>47.1846429495101</text:p>
          </table:table-cell>
          <table:table-cell table:formula="of:=JSONCOLLONG([.M636])" office:value-type="string" office:string-value="-1.68747136470852">
            <text:p>-1.68747136470852</text:p>
          </table:table-cell>
          <table:table-cell table:formula="of:=REMPLACECOLONNESAERMODEDECOLLECTE([.N636];[.O63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Mermoz</text:p>
          </table:table-cell>
          <table:table-cell office:value-type="string">
            <text:p>Mermoz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27397472749 , -1.69246725888702]</text:p>
          </table:table-cell>
          <table:table-cell table:formula="of:=JSONCOLLAT([.M637])" office:value-type="string" office:string-value="47.1827397472749">
            <text:p>47.1827397472749</text:p>
          </table:table-cell>
          <table:table-cell table:formula="of:=JSONCOLLONG([.M637])" office:value-type="string" office:string-value="-1.69246725888702">
            <text:p>-1.69246725888702</text:p>
          </table:table-cell>
          <table:table-cell table:formula="of:=REMPLACECOLONNESAERMODEDECOLLECTE([.N637];[.O63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ouguenais</text:p>
          </table:table-cell>
          <table:table-cell office:value-type="string">
            <text:p>Bouguenais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85250699061 , -1.67874943057725]</text:p>
          </table:table-cell>
          <table:table-cell table:formula="of:=JSONCOLLAT([.M638])" office:value-type="string" office:string-value="47.185250699061">
            <text:p>47.185250699061</text:p>
          </table:table-cell>
          <table:table-cell table:formula="of:=JSONCOLLONG([.M638])" office:value-type="string" office:string-value="-1.67874943057725">
            <text:p>-1.67874943057725</text:p>
          </table:table-cell>
          <table:table-cell table:formula="of:=REMPLACECOLONNESAERMODEDECOLLECTE([.N638];[.O6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venir</text:p>
          </table:table-cell>
          <table:table-cell office:value-type="string">
            <text:p>Avenir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55845279061 , -1.67761438788433]</text:p>
          </table:table-cell>
          <table:table-cell table:formula="of:=JSONCOLLAT([.M639])" office:value-type="string" office:string-value="47.1755845279061">
            <text:p>47.1755845279061</text:p>
          </table:table-cell>
          <table:table-cell table:formula="of:=JSONCOLLONG([.M639])" office:value-type="string" office:string-value="-1.67761438788433">
            <text:p>-1.67761438788433</text:p>
          </table:table-cell>
          <table:table-cell table:formula="of:=REMPLACECOLONNESAERMODEDECOLLECTE([.N639];[.O6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venir</text:p>
          </table:table-cell>
          <table:table-cell office:value-type="string">
            <text:p>Avenir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55950608996 , -1.67763787957952]</text:p>
          </table:table-cell>
          <table:table-cell table:formula="of:=JSONCOLLAT([.M640])" office:value-type="string" office:string-value="47.1755950608996">
            <text:p>47.1755950608996</text:p>
          </table:table-cell>
          <table:table-cell table:formula="of:=JSONCOLLONG([.M640])" office:value-type="string" office:string-value="-1.67763787957952">
            <text:p>-1.67763787957952</text:p>
          </table:table-cell>
          <table:table-cell table:formula="of:=REMPLACECOLONNESAERMODEDECOLLECTE([.N640];[.O6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érou</text:p>
          </table:table-cell>
          <table:table-cell office:value-type="string">
            <text:p>Pérou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770895166641 , -1.6831667882565]</text:p>
          </table:table-cell>
          <table:table-cell table:formula="of:=JSONCOLLAT([.M641])" office:value-type="string" office:string-value="47.1770895166641">
            <text:p>47.1770895166641</text:p>
          </table:table-cell>
          <table:table-cell table:formula="of:=JSONCOLLONG([.M641])" office:value-type="string" office:string-value="-1.6831667882565">
            <text:p>-1.6831667882565</text:p>
          </table:table-cell>
          <table:table-cell table:formula="of:=REMPLACECOLONNESAERMODEDECOLLECTE([.N641];[.O641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Camélias</text:p>
          </table:table-cell>
          <table:table-cell office:value-type="string">
            <text:p>Camélia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48083595064 , -1.75561141784974]</text:p>
          </table:table-cell>
          <table:table-cell table:formula="of:=JSONCOLLAT([.M642])" office:value-type="string" office:string-value="47.1948083595064">
            <text:p>47.1948083595064</text:p>
          </table:table-cell>
          <table:table-cell table:formula="of:=JSONCOLLONG([.M642])" office:value-type="string" office:string-value="-1.75561141784974">
            <text:p>-1.75561141784974</text:p>
          </table:table-cell>
          <table:table-cell table:formula="of:=REMPLACECOLONNESAERMODEDECOLLECTE([.N642];[.O6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Jonquilles</text:p>
          </table:table-cell>
          <table:table-cell office:value-type="string">
            <text:p>Jonquille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81828650611 , -1.7533211131183]</text:p>
          </table:table-cell>
          <table:table-cell table:formula="of:=JSONCOLLAT([.M643])" office:value-type="string" office:string-value="47.1981828650611">
            <text:p>47.1981828650611</text:p>
          </table:table-cell>
          <table:table-cell table:formula="of:=JSONCOLLONG([.M643])" office:value-type="string" office:string-value="-1.7533211131183">
            <text:p>-1.7533211131183</text:p>
          </table:table-cell>
          <table:table-cell table:formula="of:=REMPLACECOLONNESAERMODEDECOLLECTE([.N643];[.O6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ouardais</text:p>
          </table:table-cell>
          <table:table-cell office:value-type="string">
            <text:p>Jouardai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56335654561 , -1.75928256598121]</text:p>
          </table:table-cell>
          <table:table-cell table:formula="of:=JSONCOLLAT([.M644])" office:value-type="string" office:string-value="47.1956335654561">
            <text:p>47.1956335654561</text:p>
          </table:table-cell>
          <table:table-cell table:formula="of:=JSONCOLLONG([.M644])" office:value-type="string" office:string-value="-1.75928256598121">
            <text:p>-1.75928256598121</text:p>
          </table:table-cell>
          <table:table-cell table:formula="of:=REMPLACECOLONNESAERMODEDECOLLECTE([.N644];[.O6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ouardais</text:p>
          </table:table-cell>
          <table:table-cell office:value-type="string">
            <text:p>Jouardai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4829426459 , -1.76149363823232]</text:p>
          </table:table-cell>
          <table:table-cell table:formula="of:=JSONCOLLAT([.M645])" office:value-type="string" office:string-value="47.194829426459">
            <text:p>47.194829426459</text:p>
          </table:table-cell>
          <table:table-cell table:formula="of:=JSONCOLLONG([.M645])" office:value-type="string" office:string-value="-1.76149363823232">
            <text:p>-1.76149363823232</text:p>
          </table:table-cell>
          <table:table-cell table:formula="of:=REMPLACECOLONNESAERMODEDECOLLECTE([.N645];[.O6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énolière</text:p>
          </table:table-cell>
          <table:table-cell office:value-type="string">
            <text:p>Gén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1975647193793 , -1.76258430352217]</text:p>
          </table:table-cell>
          <table:table-cell table:formula="of:=JSONCOLLAT([.M646])" office:value-type="string" office:string-value="47.1975647193793">
            <text:p>47.1975647193793</text:p>
          </table:table-cell>
          <table:table-cell table:formula="of:=JSONCOLLONG([.M646])" office:value-type="string" office:string-value="-1.76258430352217">
            <text:p>-1.76258430352217</text:p>
          </table:table-cell>
          <table:table-cell table:formula="of:=REMPLACECOLONNESAERMODEDECOLLECTE([.N646];[.O6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Source</text:p>
          </table:table-cell>
          <table:table-cell office:value-type="string">
            <text:p>Source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0398150601 , -1.77788757943368]</text:p>
          </table:table-cell>
          <table:table-cell table:formula="of:=JSONCOLLAT([.M647])" office:value-type="string" office:string-value="47.200398150601">
            <text:p>47.200398150601</text:p>
          </table:table-cell>
          <table:table-cell table:formula="of:=JSONCOLLONG([.M647])" office:value-type="string" office:string-value="-1.77788757943368">
            <text:p>-1.77788757943368</text:p>
          </table:table-cell>
          <table:table-cell table:formula="of:=REMPLACECOLONNESAERMODEDECOLLECTE([.N647];[.O6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Pé de Buzay</text:p>
          </table:table-cell>
          <table:table-cell office:value-type="string">
            <text:p>Pé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06521176324 , -1.81047434649921]</text:p>
          </table:table-cell>
          <table:table-cell table:formula="of:=JSONCOLLAT([.M648])" office:value-type="string" office:string-value="47.2006521176324">
            <text:p>47.2006521176324</text:p>
          </table:table-cell>
          <table:table-cell table:formula="of:=JSONCOLLONG([.M648])" office:value-type="string" office:string-value="-1.81047434649921">
            <text:p>-1.81047434649921</text:p>
          </table:table-cell>
          <table:table-cell table:formula="of:=REMPLACECOLONNESAERMODEDECOLLECTE([.N648];[.O6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1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nards</text:p>
          </table:table-cell>
          <table:table-cell office:value-type="string">
            <text:p>Renard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89801175021 , -1.56807757542074]</text:p>
          </table:table-cell>
          <table:table-cell table:formula="of:=JSONCOLLAT([.M649])" office:value-type="string" office:string-value="47.2589801175021">
            <text:p>47.2589801175021</text:p>
          </table:table-cell>
          <table:table-cell table:formula="of:=JSONCOLLONG([.M649])" office:value-type="string" office:string-value="-1.56807757542074">
            <text:p>-1.56807757542074</text:p>
          </table:table-cell>
          <table:table-cell table:formula="of:=REMPLACECOLONNESAERMODEDECOLLECTE([.N649];[.O6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53177254459 , -1.60561095462978]</text:p>
          </table:table-cell>
          <table:table-cell table:formula="of:=JSONCOLLAT([.M650])" office:value-type="string" office:string-value="47.2153177254459">
            <text:p>47.2153177254459</text:p>
          </table:table-cell>
          <table:table-cell table:formula="of:=JSONCOLLONG([.M650])" office:value-type="string" office:string-value="-1.60561095462978">
            <text:p>-1.60561095462978</text:p>
          </table:table-cell>
          <table:table-cell table:formula="of:=REMPLACECOLONNESAERMODEDECOLLECTE([.N650];[.O65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Champ de Foire</text:p>
          </table:table-cell>
          <table:table-cell office:value-type="string">
            <text:p>Champ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17655845404 , -1.75926121250529]</text:p>
          </table:table-cell>
          <table:table-cell table:formula="of:=JSONCOLLAT([.M651])" office:value-type="string" office:string-value="47.2017655845404">
            <text:p>47.2017655845404</text:p>
          </table:table-cell>
          <table:table-cell table:formula="of:=JSONCOLLONG([.M651])" office:value-type="string" office:string-value="-1.75926121250529">
            <text:p>-1.75926121250529</text:p>
          </table:table-cell>
          <table:table-cell table:formula="of:=REMPLACECOLONNESAERMODEDECOLLECTE([.N651];[.O6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uré</text:p>
          </table:table-cell>
          <table:table-cell office:value-type="string">
            <text:p>Curé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1257909745 , -1.7492299172691]</text:p>
          </table:table-cell>
          <table:table-cell table:formula="of:=JSONCOLLAT([.M652])" office:value-type="string" office:string-value="47.201257909745">
            <text:p>47.201257909745</text:p>
          </table:table-cell>
          <table:table-cell table:formula="of:=JSONCOLLONG([.M652])" office:value-type="string" office:string-value="-1.7492299172691">
            <text:p>-1.7492299172691</text:p>
          </table:table-cell>
          <table:table-cell table:formula="of:=REMPLACECOLONNESAERMODEDECOLLECTE([.N652];[.O6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nclos</text:p>
          </table:table-cell>
          <table:table-cell office:value-type="string">
            <text:p>Enclos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0430379739 , -1.75350194378975]</text:p>
          </table:table-cell>
          <table:table-cell table:formula="of:=JSONCOLLAT([.M653])" office:value-type="string" office:string-value="47.200430379739">
            <text:p>47.200430379739</text:p>
          </table:table-cell>
          <table:table-cell table:formula="of:=JSONCOLLONG([.M653])" office:value-type="string" office:string-value="-1.75350194378975">
            <text:p>-1.75350194378975</text:p>
          </table:table-cell>
          <table:table-cell table:formula="of:=REMPLACECOLONNESAERMODEDECOLLECTE([.N653];[.O6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Mathurin Métayer</text:p>
          </table:table-cell>
          <table:table-cell office:value-type="string">
            <text:p>Métayer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22077894789 , -1.76476005527437]</text:p>
          </table:table-cell>
          <table:table-cell table:formula="of:=JSONCOLLAT([.M654])" office:value-type="string" office:string-value="47.2022077894789">
            <text:p>47.2022077894789</text:p>
          </table:table-cell>
          <table:table-cell table:formula="of:=JSONCOLLONG([.M654])" office:value-type="string" office:string-value="-1.76476005527437">
            <text:p>-1.76476005527437</text:p>
          </table:table-cell>
          <table:table-cell table:formula="of:=REMPLACECOLONNESAERMODEDECOLLECTE([.N654];[.O6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Champ de Foire</text:p>
          </table:table-cell>
          <table:table-cell office:value-type="string">
            <text:p>Champ</text:p>
          </table:table-cell>
          <table:table-cell office:value-type="float" office:value="440120">
            <text:p>440120</text:p>
          </table:table-cell>
          <table:table-cell office:value-type="float" office:value="44640">
            <text:p>44640</text:p>
          </table:table-cell>
          <table:table-cell office:value-type="string">
            <text:p>Le Pellerin</text:p>
          </table:table-cell>
          <table:table-cell/>
          <table:table-cell office:value-type="string">
            <text:p>Sud-Ouest</text:p>
          </table:table-cell>
          <table:table-cell office:value-type="string">
            <text:p>[ 47.2017390394275 , -1.75925312443185]</text:p>
          </table:table-cell>
          <table:table-cell table:formula="of:=JSONCOLLAT([.M655])" office:value-type="string" office:string-value="47.2017390394275">
            <text:p>47.2017390394275</text:p>
          </table:table-cell>
          <table:table-cell table:formula="of:=JSONCOLLONG([.M655])" office:value-type="string" office:string-value="-1.75925312443185">
            <text:p>-1.75925312443185</text:p>
          </table:table-cell>
          <table:table-cell table:formula="of:=REMPLACECOLONNESAERMODEDECOLLECTE([.N655];[.O6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8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Général De Gaulle</text:p>
          </table:table-cell>
          <table:table-cell office:value-type="string">
            <text:p>Gaull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Ouest</text:p>
          </table:table-cell>
          <table:table-cell office:value-type="string">
            <text:p>Loire, Sèvre et Vignoble</text:p>
          </table:table-cell>
          <table:table-cell office:value-type="string">
            <text:p>[ 47.1476515822085 , -1.532808123165]</text:p>
          </table:table-cell>
          <table:table-cell table:formula="of:=JSONCOLLAT([.M656])" office:value-type="string" office:string-value="47.1476515822085">
            <text:p>47.1476515822085</text:p>
          </table:table-cell>
          <table:table-cell table:formula="of:=JSONCOLLONG([.M656])" office:value-type="string" office:string-value="-1.532808123165">
            <text:p>-1.532808123165</text:p>
          </table:table-cell>
          <table:table-cell table:formula="of:=REMPLACECOLONNESAERMODEDECOLLECTE([.N656];[.O6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9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Parking du Pole Solidaire Raoul de Guigné</text:p>
          </table:table-cell>
          <table:table-cell office:value-type="string">
            <text:p><text:s/></text:p>
          </table:table-cell>
          <table:table-cell office:value-type="string">
            <text:p>Rue de l'Elan</text:p>
          </table:table-cell>
          <table:table-cell office:value-type="string">
            <text:p>Elan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91344715124 , -1.52979627748665]</text:p>
          </table:table-cell>
          <table:table-cell table:formula="of:=JSONCOLLAT([.M657])" office:value-type="string" office:string-value="47.1491344715124">
            <text:p>47.1491344715124</text:p>
          </table:table-cell>
          <table:table-cell table:formula="of:=JSONCOLLONG([.M657])" office:value-type="string" office:string-value="-1.52979627748665">
            <text:p>-1.52979627748665</text:p>
          </table:table-cell>
          <table:table-cell table:formula="of:=REMPLACECOLONNESAERMODEDECOLLECTE([.N657];[.O6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0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marché Lidl</text:p>
          </table:table-cell>
          <table:table-cell office:value-type="string">
            <text:p><text:s/></text:p>
          </table:table-cell>
          <table:table-cell office:value-type="string">
            <text:p>Rue des Ecoles</text:p>
          </table:table-cell>
          <table:table-cell office:value-type="string">
            <text:p>Ecole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93113785366 , -1.52695479576228]</text:p>
          </table:table-cell>
          <table:table-cell table:formula="of:=JSONCOLLAT([.M658])" office:value-type="string" office:string-value="47.1493113785366">
            <text:p>47.1493113785366</text:p>
          </table:table-cell>
          <table:table-cell table:formula="of:=JSONCOLLONG([.M658])" office:value-type="string" office:string-value="-1.52695479576228">
            <text:p>-1.52695479576228</text:p>
          </table:table-cell>
          <table:table-cell table:formula="of:=REMPLACECOLONNESAERMODEDECOLLECTE([.N658];[.O6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1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Parking supermarché Lidl</text:p>
          </table:table-cell>
          <table:table-cell office:value-type="string">
            <text:p><text:s/></text:p>
          </table:table-cell>
          <table:table-cell office:value-type="string">
            <text:p>Rue des Ecoles</text:p>
          </table:table-cell>
          <table:table-cell office:value-type="string">
            <text:p>Ecole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93225500151 , -1.52696013915034]</text:p>
          </table:table-cell>
          <table:table-cell table:formula="of:=JSONCOLLAT([.M659])" office:value-type="string" office:string-value="47.1493225500151">
            <text:p>47.1493225500151</text:p>
          </table:table-cell>
          <table:table-cell table:formula="of:=JSONCOLLONG([.M659])" office:value-type="string" office:string-value="-1.52696013915034">
            <text:p>-1.52696013915034</text:p>
          </table:table-cell>
          <table:table-cell table:formula="of:=REMPLACECOLONNESAERMODEDECOLLECTE([.N659];[.O6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2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Hippolyte Derouet</text:p>
          </table:table-cell>
          <table:table-cell office:value-type="string">
            <text:p>Derouet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81185116048 , -1.52289379631647]</text:p>
          </table:table-cell>
          <table:table-cell table:formula="of:=JSONCOLLAT([.M660])" office:value-type="string" office:string-value="47.1481185116048">
            <text:p>47.1481185116048</text:p>
          </table:table-cell>
          <table:table-cell table:formula="of:=JSONCOLLONG([.M660])" office:value-type="string" office:string-value="-1.52289379631647">
            <text:p>-1.52289379631647</text:p>
          </table:table-cell>
          <table:table-cell table:formula="of:=REMPLACECOLONNESAERMODEDECOLLECTE([.N660];[.O6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3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Complexe de loisirs Louis Barta</text:p>
          </table:table-cell>
          <table:table-cell office:value-type="string">
            <text:p><text:s/></text:p>
          </table:table-cell>
          <table:table-cell office:value-type="string">
            <text:p>Rue de la Guindonnière</text:p>
          </table:table-cell>
          <table:table-cell office:value-type="string">
            <text:p>Guindonn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506004218133 , -1.52094737030767]</text:p>
          </table:table-cell>
          <table:table-cell table:formula="of:=JSONCOLLAT([.M661])" office:value-type="string" office:string-value="47.1506004218133">
            <text:p>47.1506004218133</text:p>
          </table:table-cell>
          <table:table-cell table:formula="of:=JSONCOLLONG([.M661])" office:value-type="string" office:string-value="-1.52094737030767">
            <text:p>-1.52094737030767</text:p>
          </table:table-cell>
          <table:table-cell table:formula="of:=REMPLACECOLONNESAERMODEDECOLLECTE([.N661];[.O6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4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apillons</text:p>
          </table:table-cell>
          <table:table-cell office:value-type="string">
            <text:p>Papillon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60512460652 , -1.51847059560813]</text:p>
          </table:table-cell>
          <table:table-cell table:formula="of:=JSONCOLLAT([.M662])" office:value-type="string" office:string-value="47.1460512460652">
            <text:p>47.1460512460652</text:p>
          </table:table-cell>
          <table:table-cell table:formula="of:=JSONCOLLONG([.M662])" office:value-type="string" office:string-value="-1.51847059560813">
            <text:p>-1.51847059560813</text:p>
          </table:table-cell>
          <table:table-cell table:formula="of:=REMPLACECOLONNESAERMODEDECOLLECTE([.N662];[.O6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5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auriers</text:p>
          </table:table-cell>
          <table:table-cell office:value-type="string">
            <text:p>Laurier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Ouest</text:p>
          </table:table-cell>
          <table:table-cell office:value-type="string">
            <text:p>Loire, Sèvre et Vignoble</text:p>
          </table:table-cell>
          <table:table-cell office:value-type="string">
            <text:p>[ 47.1454625444227 , -1.5288264847283]</text:p>
          </table:table-cell>
          <table:table-cell table:formula="of:=JSONCOLLAT([.M663])" office:value-type="string" office:string-value="47.1454625444227">
            <text:p>47.1454625444227</text:p>
          </table:table-cell>
          <table:table-cell table:formula="of:=JSONCOLLONG([.M663])" office:value-type="string" office:string-value="-1.5288264847283">
            <text:p>-1.5288264847283</text:p>
          </table:table-cell>
          <table:table-cell table:formula="of:=REMPLACECOLONNESAERMODEDECOLLECTE([.N663];[.O6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6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s Landes</text:p>
          </table:table-cell>
          <table:table-cell office:value-type="string">
            <text:p>Moulin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350289825687 , -1.52956642674828]</text:p>
          </table:table-cell>
          <table:table-cell table:formula="of:=JSONCOLLAT([.M664])" office:value-type="string" office:string-value="47.1350289825687">
            <text:p>47.1350289825687</text:p>
          </table:table-cell>
          <table:table-cell table:formula="of:=JSONCOLLONG([.M664])" office:value-type="string" office:string-value="-1.52956642674828">
            <text:p>-1.52956642674828</text:p>
          </table:table-cell>
          <table:table-cell table:formula="of:=REMPLACECOLONNESAERMODEDECOLLECTE([.N664];[.O6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7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ez Gâtin</text:p>
          </table:table-cell>
          <table:table-cell office:value-type="string">
            <text:p>Gâtin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300409590616 , -1.51222797085552]</text:p>
          </table:table-cell>
          <table:table-cell table:formula="of:=JSONCOLLAT([.M665])" office:value-type="string" office:string-value="47.1300409590616">
            <text:p>47.1300409590616</text:p>
          </table:table-cell>
          <table:table-cell table:formula="of:=JSONCOLLONG([.M665])" office:value-type="string" office:string-value="-1.51222797085552">
            <text:p>-1.51222797085552</text:p>
          </table:table-cell>
          <table:table-cell table:formula="of:=REMPLACECOLONNESAERMODEDECOLLECTE([.N665];[.O6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8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chardière</text:p>
          </table:table-cell>
          <table:table-cell office:value-type="string">
            <text:p>Blanchard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447387794531 , -1.50698747885265]</text:p>
          </table:table-cell>
          <table:table-cell table:formula="of:=JSONCOLLAT([.M666])" office:value-type="string" office:string-value="47.1447387794531">
            <text:p>47.1447387794531</text:p>
          </table:table-cell>
          <table:table-cell table:formula="of:=JSONCOLLONG([.M666])" office:value-type="string" office:string-value="-1.50698747885265">
            <text:p>-1.50698747885265</text:p>
          </table:table-cell>
          <table:table-cell table:formula="of:=REMPLACECOLONNESAERMODEDECOLLECTE([.N666];[.O6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9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ernière</text:p>
          </table:table-cell>
          <table:table-cell office:value-type="string">
            <text:p>Fernièr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ampagne</text:p>
          </table:table-cell>
          <table:table-cell office:value-type="string">
            <text:p>Loire, Sèvre et Vignoble</text:p>
          </table:table-cell>
          <table:table-cell office:value-type="string">
            <text:p>[ 47.1500890698359 , -1.51149766634585]</text:p>
          </table:table-cell>
          <table:table-cell table:formula="of:=JSONCOLLAT([.M667])" office:value-type="string" office:string-value="47.1500890698359">
            <text:p>47.1500890698359</text:p>
          </table:table-cell>
          <table:table-cell table:formula="of:=JSONCOLLONG([.M667])" office:value-type="string" office:string-value="-1.51149766634585">
            <text:p>-1.51149766634585</text:p>
          </table:table-cell>
          <table:table-cell table:formula="of:=REMPLACECOLONNESAERMODEDECOLLECTE([.N667];[.O6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0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'Orcerie</text:p>
          </table:table-cell>
          <table:table-cell office:value-type="string">
            <text:p>Orcerie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9749057878 , -1.51947005097613]</text:p>
          </table:table-cell>
          <table:table-cell table:formula="of:=JSONCOLLAT([.M668])" office:value-type="string" office:string-value="47.159749057878">
            <text:p>47.159749057878</text:p>
          </table:table-cell>
          <table:table-cell table:formula="of:=JSONCOLLONG([.M668])" office:value-type="string" office:string-value="-1.51947005097613">
            <text:p>-1.51947005097613</text:p>
          </table:table-cell>
          <table:table-cell table:formula="of:=REMPLACECOLONNESAERMODEDECOLLECTE([.N668];[.O6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1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Progrès</text:p>
          </table:table-cell>
          <table:table-cell office:value-type="string">
            <text:p>Progrè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Ouest</text:p>
          </table:table-cell>
          <table:table-cell office:value-type="string">
            <text:p>Loire, Sèvre et Vignoble</text:p>
          </table:table-cell>
          <table:table-cell office:value-type="string">
            <text:p>[ 47.1538900321249 , -1.5323586654222]</text:p>
          </table:table-cell>
          <table:table-cell table:formula="of:=JSONCOLLAT([.M669])" office:value-type="string" office:string-value="47.1538900321249">
            <text:p>47.1538900321249</text:p>
          </table:table-cell>
          <table:table-cell table:formula="of:=JSONCOLLONG([.M669])" office:value-type="string" office:string-value="-1.5323586654222">
            <text:p>-1.5323586654222</text:p>
          </table:table-cell>
          <table:table-cell table:formula="of:=REMPLACECOLONNESAERMODEDECOLLECTE([.N669];[.O6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2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Menhir</text:p>
          </table:table-cell>
          <table:table-cell office:value-type="string">
            <text:p>Menhir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Nord-Est</text:p>
          </table:table-cell>
          <table:table-cell office:value-type="string">
            <text:p>Loire, Sèvre et Vignoble</text:p>
          </table:table-cell>
          <table:table-cell office:value-type="string">
            <text:p>[ 47.1577250282014 , -1.52465854117335]</text:p>
          </table:table-cell>
          <table:table-cell table:formula="of:=JSONCOLLAT([.M670])" office:value-type="string" office:string-value="47.1577250282014">
            <text:p>47.1577250282014</text:p>
          </table:table-cell>
          <table:table-cell table:formula="of:=JSONCOLLONG([.M670])" office:value-type="string" office:string-value="-1.52465854117335">
            <text:p>-1.52465854117335</text:p>
          </table:table-cell>
          <table:table-cell table:formula="of:=REMPLACECOLONNESAERMODEDECOLLECTE([.N670];[.O6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3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lamands</text:p>
          </table:table-cell>
          <table:table-cell office:value-type="string">
            <text:p>Flamand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522414376312 , -1.52601648290671]</text:p>
          </table:table-cell>
          <table:table-cell table:formula="of:=JSONCOLLAT([.M671])" office:value-type="string" office:string-value="47.1522414376312">
            <text:p>47.1522414376312</text:p>
          </table:table-cell>
          <table:table-cell table:formula="of:=JSONCOLLONG([.M671])" office:value-type="string" office:string-value="-1.52601648290671">
            <text:p>-1.52601648290671</text:p>
          </table:table-cell>
          <table:table-cell table:formula="of:=REMPLACECOLONNESAERMODEDECOLLECTE([.N671];[.O6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hanzy</text:p>
          </table:table-cell>
          <table:table-cell office:value-type="string">
            <text:p>Chanzy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3536708011 , -1.54804949362688]</text:p>
          </table:table-cell>
          <table:table-cell table:formula="of:=JSONCOLLAT([.M672])" office:value-type="string" office:string-value="47.2253536708011">
            <text:p>47.2253536708011</text:p>
          </table:table-cell>
          <table:table-cell table:formula="of:=JSONCOLLONG([.M672])" office:value-type="string" office:string-value="-1.54804949362688">
            <text:p>-1.54804949362688</text:p>
          </table:table-cell>
          <table:table-cell table:formula="of:=REMPLACECOLONNESAERMODEDECOLLECTE([.N672];[.O67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dolphe Billault</text:p>
          </table:table-cell>
          <table:table-cell office:value-type="string">
            <text:p>Billaul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7248600267 , -1.54552933688751]</text:p>
          </table:table-cell>
          <table:table-cell table:formula="of:=JSONCOLLAT([.M673])" office:value-type="string" office:string-value="47.2017248600267">
            <text:p>47.2017248600267</text:p>
          </table:table-cell>
          <table:table-cell table:formula="of:=JSONCOLLONG([.M673])" office:value-type="string" office:string-value="-1.54552933688751">
            <text:p>-1.54552933688751</text:p>
          </table:table-cell>
          <table:table-cell table:formula="of:=REMPLACECOLONNESAERMODEDECOLLECTE([.N673];[.O6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dolphe Billault</text:p>
          </table:table-cell>
          <table:table-cell office:value-type="string">
            <text:p>Billaul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7302495331 , -1.54549187563482]</text:p>
          </table:table-cell>
          <table:table-cell table:formula="of:=JSONCOLLAT([.M674])" office:value-type="string" office:string-value="47.2017302495331">
            <text:p>47.2017302495331</text:p>
          </table:table-cell>
          <table:table-cell table:formula="of:=JSONCOLLONG([.M674])" office:value-type="string" office:string-value="-1.54549187563482">
            <text:p>-1.54549187563482</text:p>
          </table:table-cell>
          <table:table-cell table:formula="of:=REMPLACECOLONNESAERMODEDECOLLECTE([.N674];[.O67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7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dolphe Billault</text:p>
          </table:table-cell>
          <table:table-cell office:value-type="string">
            <text:p>Billault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7366683993 , -1.54545448902266]</text:p>
          </table:table-cell>
          <table:table-cell table:formula="of:=JSONCOLLAT([.M675])" office:value-type="string" office:string-value="47.2017366683993">
            <text:p>47.2017366683993</text:p>
          </table:table-cell>
          <table:table-cell table:formula="of:=JSONCOLLONG([.M675])" office:value-type="string" office:string-value="-1.54545448902266">
            <text:p>-1.54545448902266</text:p>
          </table:table-cell>
          <table:table-cell table:formula="of:=REMPLACECOLONNESAERMODEDECOLLECTE([.N675];[.O675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8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51219347 , -1.54753298492672]</text:p>
          </table:table-cell>
          <table:table-cell table:formula="of:=JSONCOLLAT([.M676])" office:value-type="string" office:string-value="47.2352451219347">
            <text:p>47.2352451219347</text:p>
          </table:table-cell>
          <table:table-cell table:formula="of:=JSONCOLLONG([.M676])" office:value-type="string" office:string-value="-1.54753298492672">
            <text:p>-1.54753298492672</text:p>
          </table:table-cell>
          <table:table-cell table:formula="of:=REMPLACECOLONNESAERMODEDECOLLECTE([.N676];[.O6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9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81988264 , -1.54750290769664]</text:p>
          </table:table-cell>
          <table:table-cell table:formula="of:=JSONCOLLAT([.M677])" office:value-type="string" office:string-value="47.2352481988264">
            <text:p>47.2352481988264</text:p>
          </table:table-cell>
          <table:table-cell table:formula="of:=JSONCOLLONG([.M677])" office:value-type="string" office:string-value="-1.54750290769664">
            <text:p>-1.54750290769664</text:p>
          </table:table-cell>
          <table:table-cell table:formula="of:=REMPLACECOLONNESAERMODEDECOLLECTE([.N677];[.O6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0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81367225 , -1.54747411759818]</text:p>
          </table:table-cell>
          <table:table-cell table:formula="of:=JSONCOLLAT([.M678])" office:value-type="string" office:string-value="47.2352481367225">
            <text:p>47.2352481367225</text:p>
          </table:table-cell>
          <table:table-cell table:formula="of:=JSONCOLLONG([.M678])" office:value-type="string" office:string-value="-1.54747411759818">
            <text:p>-1.54747411759818</text:p>
          </table:table-cell>
          <table:table-cell table:formula="of:=REMPLACECOLONNESAERMODEDECOLLECTE([.N678];[.O67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92057866 , -1.54744237956246]</text:p>
          </table:table-cell>
          <table:table-cell table:formula="of:=JSONCOLLAT([.M679])" office:value-type="string" office:string-value="47.2352492057866">
            <text:p>47.2352492057866</text:p>
          </table:table-cell>
          <table:table-cell table:formula="of:=JSONCOLLONG([.M679])" office:value-type="string" office:string-value="-1.54744237956246">
            <text:p>-1.54744237956246</text:p>
          </table:table-cell>
          <table:table-cell table:formula="of:=REMPLACECOLONNESAERMODEDECOLLECTE([.N679];[.O67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2</text:p>
          </table:table-cell>
          <table:table-cell office:value-type="string">
            <text:p>papiercarton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82161221 , -1.54741049206122]</text:p>
          </table:table-cell>
          <table:table-cell table:formula="of:=JSONCOLLAT([.M680])" office:value-type="string" office:string-value="47.2352482161221">
            <text:p>47.2352482161221</text:p>
          </table:table-cell>
          <table:table-cell table:formula="of:=JSONCOLLONG([.M680])" office:value-type="string" office:string-value="-1.54741049206122">
            <text:p>-1.54741049206122</text:p>
          </table:table-cell>
          <table:table-cell table:formula="of:=REMPLACECOLONNESAERMODEDECOLLECTE([.N680];[.O680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Professeurs Sourdille</text:p>
          </table:table-cell>
          <table:table-cell office:value-type="string">
            <text:p>Sourd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352459425547 , -1.54738608650482]</text:p>
          </table:table-cell>
          <table:table-cell table:formula="of:=JSONCOLLAT([.M681])" office:value-type="string" office:string-value="47.2352459425547">
            <text:p>47.2352459425547</text:p>
          </table:table-cell>
          <table:table-cell table:formula="of:=JSONCOLLONG([.M681])" office:value-type="string" office:string-value="-1.54738608650482">
            <text:p>-1.54738608650482</text:p>
          </table:table-cell>
          <table:table-cell table:formula="of:=REMPLACECOLONNESAERMODEDECOLLECTE([.N681];[.O68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yence</text:p>
          </table:table-cell>
          <table:table-cell office:value-type="string">
            <text:p>Mayenc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0510504288 , -1.54473232608658]</text:p>
          </table:table-cell>
          <table:table-cell table:formula="of:=JSONCOLLAT([.M682])" office:value-type="string" office:string-value="47.2110510504288">
            <text:p>47.2110510504288</text:p>
          </table:table-cell>
          <table:table-cell table:formula="of:=JSONCOLLONG([.M682])" office:value-type="string" office:string-value="-1.54473232608658">
            <text:p>-1.54473232608658</text:p>
          </table:table-cell>
          <table:table-cell table:formula="of:=REMPLACECOLONNESAERMODEDECOLLECTE([.N682];[.O6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yence</text:p>
          </table:table-cell>
          <table:table-cell office:value-type="string">
            <text:p>Mayenc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0845498311 , -1.54471809756066]</text:p>
          </table:table-cell>
          <table:table-cell table:formula="of:=JSONCOLLAT([.M683])" office:value-type="string" office:string-value="47.2110845498311">
            <text:p>47.2110845498311</text:p>
          </table:table-cell>
          <table:table-cell table:formula="of:=JSONCOLLONG([.M683])" office:value-type="string" office:string-value="-1.54471809756066">
            <text:p>-1.54471809756066</text:p>
          </table:table-cell>
          <table:table-cell table:formula="of:=REMPLACECOLONNESAERMODEDECOLLECTE([.N683];[.O68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6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yence</text:p>
          </table:table-cell>
          <table:table-cell office:value-type="string">
            <text:p>Mayenc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015683819 , -1.54471007491271]</text:p>
          </table:table-cell>
          <table:table-cell table:formula="of:=JSONCOLLAT([.M684])" office:value-type="string" office:string-value="47.211015683819">
            <text:p>47.211015683819</text:p>
          </table:table-cell>
          <table:table-cell table:formula="of:=JSONCOLLONG([.M684])" office:value-type="string" office:string-value="-1.54471007491271">
            <text:p>-1.54471007491271</text:p>
          </table:table-cell>
          <table:table-cell table:formula="of:=REMPLACECOLONNESAERMODEDECOLLECTE([.N684];[.O68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7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rte Gellée</text:p>
          </table:table-cell>
          <table:table-cell office:value-type="string">
            <text:p>Por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6264503727 , -1.5439076305384]</text:p>
          </table:table-cell>
          <table:table-cell table:formula="of:=JSONCOLLAT([.M685])" office:value-type="string" office:string-value="47.2046264503727">
            <text:p>47.2046264503727</text:p>
          </table:table-cell>
          <table:table-cell table:formula="of:=JSONCOLLONG([.M685])" office:value-type="string" office:string-value="-1.5439076305384">
            <text:p>-1.5439076305384</text:p>
          </table:table-cell>
          <table:table-cell table:formula="of:=REMPLACECOLONNESAERMODEDECOLLECTE([.N685];[.O685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rte Gellée</text:p>
          </table:table-cell>
          <table:table-cell office:value-type="string">
            <text:p>Por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6326144272 , -1.5438777941075]</text:p>
          </table:table-cell>
          <table:table-cell table:formula="of:=JSONCOLLAT([.M686])" office:value-type="string" office:string-value="47.2046326144272">
            <text:p>47.2046326144272</text:p>
          </table:table-cell>
          <table:table-cell table:formula="of:=JSONCOLLONG([.M686])" office:value-type="string" office:string-value="-1.5438777941075">
            <text:p>-1.5438777941075</text:p>
          </table:table-cell>
          <table:table-cell table:formula="of:=REMPLACECOLONNESAERMODEDECOLLECTE([.N686];[.O6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9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rte Gellée</text:p>
          </table:table-cell>
          <table:table-cell office:value-type="string">
            <text:p>Por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46354869211 , -1.54385377571506]</text:p>
          </table:table-cell>
          <table:table-cell table:formula="of:=JSONCOLLAT([.M687])" office:value-type="string" office:string-value="47.2046354869211">
            <text:p>47.2046354869211</text:p>
          </table:table-cell>
          <table:table-cell table:formula="of:=JSONCOLLONG([.M687])" office:value-type="string" office:string-value="-1.54385377571506">
            <text:p>-1.54385377571506</text:p>
          </table:table-cell>
          <table:table-cell table:formula="of:=REMPLACECOLONNESAERMODEDECOLLECTE([.N687];[.O68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0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atole de Monzie</text:p>
          </table:table-cell>
          <table:table-cell office:value-type="string">
            <text:p>Monz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8223643006 , -1.54364531495973]</text:p>
          </table:table-cell>
          <table:table-cell table:formula="of:=JSONCOLLAT([.M688])" office:value-type="string" office:string-value="47.2018223643006">
            <text:p>47.2018223643006</text:p>
          </table:table-cell>
          <table:table-cell table:formula="of:=JSONCOLLONG([.M688])" office:value-type="string" office:string-value="-1.54364531495973">
            <text:p>-1.54364531495973</text:p>
          </table:table-cell>
          <table:table-cell table:formula="of:=REMPLACECOLONNESAERMODEDECOLLECTE([.N688];[.O68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Anatole de Monzie</text:p>
          </table:table-cell>
          <table:table-cell office:value-type="string">
            <text:p>Monz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843663749 , -1.54362566164407]</text:p>
          </table:table-cell>
          <table:table-cell table:formula="of:=JSONCOLLAT([.M689])" office:value-type="string" office:string-value="47.201843663749">
            <text:p>47.201843663749</text:p>
          </table:table-cell>
          <table:table-cell table:formula="of:=JSONCOLLONG([.M689])" office:value-type="string" office:string-value="-1.54362566164407">
            <text:p>-1.54362566164407</text:p>
          </table:table-cell>
          <table:table-cell table:formula="of:=REMPLACECOLONNESAERMODEDECOLLECTE([.N689];[.O68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atole de Monzie</text:p>
          </table:table-cell>
          <table:table-cell office:value-type="string">
            <text:p>Monzi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18625993124 , -1.54361492148464]</text:p>
          </table:table-cell>
          <table:table-cell table:formula="of:=JSONCOLLAT([.M690])" office:value-type="string" office:string-value="47.2018625993124">
            <text:p>47.2018625993124</text:p>
          </table:table-cell>
          <table:table-cell table:formula="of:=JSONCOLLONG([.M690])" office:value-type="string" office:string-value="-1.54361492148464">
            <text:p>-1.54361492148464</text:p>
          </table:table-cell>
          <table:table-cell table:formula="of:=REMPLACECOLONNESAERMODEDECOLLECTE([.N690];[.O6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3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Alfred Lallié</text:p>
          </table:table-cell>
          <table:table-cell office:value-type="string">
            <text:p>Lallié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77657451548 , -1.54487686549389]</text:p>
          </table:table-cell>
          <table:table-cell table:formula="of:=JSONCOLLAT([.M691])" office:value-type="string" office:string-value="47.2277657451548">
            <text:p>47.2277657451548</text:p>
          </table:table-cell>
          <table:table-cell table:formula="of:=JSONCOLLONG([.M691])" office:value-type="string" office:string-value="-1.54487686549389">
            <text:p>-1.54487686549389</text:p>
          </table:table-cell>
          <table:table-cell table:formula="of:=REMPLACECOLONNESAERMODEDECOLLECTE([.N691];[.O69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Alfred Lallié</text:p>
          </table:table-cell>
          <table:table-cell office:value-type="string">
            <text:p>Lallié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77917217287 , -1.54484087945961]</text:p>
          </table:table-cell>
          <table:table-cell table:formula="of:=JSONCOLLAT([.M692])" office:value-type="string" office:string-value="47.2277917217287">
            <text:p>47.2277917217287</text:p>
          </table:table-cell>
          <table:table-cell table:formula="of:=JSONCOLLONG([.M692])" office:value-type="string" office:string-value="-1.54484087945961">
            <text:p>-1.54484087945961</text:p>
          </table:table-cell>
          <table:table-cell table:formula="of:=REMPLACECOLONNESAERMODEDECOLLECTE([.N692];[.O6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61549278558 , -1.54396055603976]</text:p>
          </table:table-cell>
          <table:table-cell table:formula="of:=JSONCOLLAT([.M693])" office:value-type="string" office:string-value="47.2161549278558">
            <text:p>47.2161549278558</text:p>
          </table:table-cell>
          <table:table-cell table:formula="of:=JSONCOLLONG([.M693])" office:value-type="string" office:string-value="-1.54396055603976">
            <text:p>-1.54396055603976</text:p>
          </table:table-cell>
          <table:table-cell table:formula="of:=REMPLACECOLONNESAERMODEDECOLLECTE([.N693];[.O69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61718554993 , -1.54394815305681]</text:p>
          </table:table-cell>
          <table:table-cell table:formula="of:=JSONCOLLAT([.M694])" office:value-type="string" office:string-value="47.2161718554993">
            <text:p>47.2161718554993</text:p>
          </table:table-cell>
          <table:table-cell table:formula="of:=JSONCOLLONG([.M694])" office:value-type="string" office:string-value="-1.54394815305681">
            <text:p>-1.54394815305681</text:p>
          </table:table-cell>
          <table:table-cell table:formula="of:=REMPLACECOLONNESAERMODEDECOLLECTE([.N694];[.O6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7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Quai Malakoff</text:p>
          </table:table-cell>
          <table:table-cell office:value-type="string">
            <text:p>Malakoff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61824930541 , -1.54390803315863]</text:p>
          </table:table-cell>
          <table:table-cell table:formula="of:=JSONCOLLAT([.M695])" office:value-type="string" office:string-value="47.2161824930541">
            <text:p>47.2161824930541</text:p>
          </table:table-cell>
          <table:table-cell table:formula="of:=JSONCOLLONG([.M695])" office:value-type="string" office:string-value="-1.54390803315863">
            <text:p>-1.54390803315863</text:p>
          </table:table-cell>
          <table:table-cell table:formula="of:=REMPLACECOLONNESAERMODEDECOLLECTE([.N695];[.O695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Richebourg</text:p>
          </table:table-cell>
          <table:table-cell office:value-type="string">
            <text:p>Richebourg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183690563057 , -1.54363190892901]</text:p>
          </table:table-cell>
          <table:table-cell table:formula="of:=JSONCOLLAT([.M696])" office:value-type="string" office:string-value="47.2183690563057">
            <text:p>47.2183690563057</text:p>
          </table:table-cell>
          <table:table-cell table:formula="of:=JSONCOLLONG([.M696])" office:value-type="string" office:string-value="-1.54363190892901">
            <text:p>-1.54363190892901</text:p>
          </table:table-cell>
          <table:table-cell table:formula="of:=REMPLACECOLONNESAERMODEDECOLLECTE([.N696];[.O6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ston Doumergue</text:p>
          </table:table-cell>
          <table:table-cell office:value-type="string">
            <text:p>Doumergu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86620256054 , -1.54274649799104]</text:p>
          </table:table-cell>
          <table:table-cell table:formula="of:=JSONCOLLAT([.M697])" office:value-type="string" office:string-value="47.2086620256054">
            <text:p>47.2086620256054</text:p>
          </table:table-cell>
          <table:table-cell table:formula="of:=JSONCOLLONG([.M697])" office:value-type="string" office:string-value="-1.54274649799104">
            <text:p>-1.54274649799104</text:p>
          </table:table-cell>
          <table:table-cell table:formula="of:=REMPLACECOLONNESAERMODEDECOLLECTE([.N697];[.O6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Ferdinand Favre</text:p>
          </table:table-cell>
          <table:table-cell office:value-type="string">
            <text:p>Favr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3821742286 , -1.54277081221878]</text:p>
          </table:table-cell>
          <table:table-cell table:formula="of:=JSONCOLLAT([.M698])" office:value-type="string" office:string-value="47.2123821742286">
            <text:p>47.2123821742286</text:p>
          </table:table-cell>
          <table:table-cell table:formula="of:=JSONCOLLONG([.M698])" office:value-type="string" office:string-value="-1.54277081221878">
            <text:p>-1.54277081221878</text:p>
          </table:table-cell>
          <table:table-cell table:formula="of:=REMPLACECOLONNESAERMODEDECOLLECTE([.N698];[.O6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Quai Ferdinand Favre</text:p>
          </table:table-cell>
          <table:table-cell office:value-type="string">
            <text:p>Favr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2393230611 , -1.54274889788625]</text:p>
          </table:table-cell>
          <table:table-cell table:formula="of:=JSONCOLLAT([.M699])" office:value-type="string" office:string-value="47.212393230611">
            <text:p>47.212393230611</text:p>
          </table:table-cell>
          <table:table-cell table:formula="of:=JSONCOLLONG([.M699])" office:value-type="string" office:string-value="-1.54274889788625">
            <text:p>-1.54274889788625</text:p>
          </table:table-cell>
          <table:table-cell table:formula="of:=REMPLACECOLONNESAERMODEDECOLLECTE([.N699];[.O6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Vincent Gâche</text:p>
          </table:table-cell>
          <table:table-cell office:value-type="string">
            <text:p>Gâch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6917745422 , -1.54238695681659]</text:p>
          </table:table-cell>
          <table:table-cell table:formula="of:=JSONCOLLAT([.M700])" office:value-type="string" office:string-value="47.2076917745422">
            <text:p>47.2076917745422</text:p>
          </table:table-cell>
          <table:table-cell table:formula="of:=JSONCOLLONG([.M700])" office:value-type="string" office:string-value="-1.54238695681659">
            <text:p>-1.54238695681659</text:p>
          </table:table-cell>
          <table:table-cell table:formula="of:=REMPLACECOLONNESAERMODEDECOLLECTE([.N700];[.O70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3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98345711125 , -1.51975599025552]</text:p>
          </table:table-cell>
          <table:table-cell table:formula="of:=JSONCOLLAT([.M701])" office:value-type="string" office:string-value="47.2298345711125">
            <text:p>47.2298345711125</text:p>
          </table:table-cell>
          <table:table-cell table:formula="of:=JSONCOLLONG([.M701])" office:value-type="string" office:string-value="-1.51975599025552">
            <text:p>-1.51975599025552</text:p>
          </table:table-cell>
          <table:table-cell table:formula="of:=REMPLACECOLONNESAERMODEDECOLLECTE([.N701];[.O70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ulien Lemordant</text:p>
          </table:table-cell>
          <table:table-cell office:value-type="string">
            <text:p>Lemord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98303340124 , -1.51972841752644]</text:p>
          </table:table-cell>
          <table:table-cell table:formula="of:=JSONCOLLAT([.M702])" office:value-type="string" office:string-value="47.2298303340124">
            <text:p>47.2298303340124</text:p>
          </table:table-cell>
          <table:table-cell table:formula="of:=JSONCOLLONG([.M702])" office:value-type="string" office:string-value="-1.51972841752644">
            <text:p>-1.51972841752644</text:p>
          </table:table-cell>
          <table:table-cell table:formula="of:=REMPLACECOLONNESAERMODEDECOLLECTE([.N702];[.O7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12331992834 , -1.52391353709564]</text:p>
          </table:table-cell>
          <table:table-cell table:formula="of:=JSONCOLLAT([.M703])" office:value-type="string" office:string-value="47.2912331992834">
            <text:p>47.2912331992834</text:p>
          </table:table-cell>
          <table:table-cell table:formula="of:=JSONCOLLONG([.M703])" office:value-type="string" office:string-value="-1.52391353709564">
            <text:p>-1.52391353709564</text:p>
          </table:table-cell>
          <table:table-cell table:formula="of:=REMPLACECOLONNESAERMODEDECOLLECTE([.N703];[.O70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12043599469 , -1.52388112200083]</text:p>
          </table:table-cell>
          <table:table-cell table:formula="of:=JSONCOLLAT([.M704])" office:value-type="string" office:string-value="47.2912043599469">
            <text:p>47.2912043599469</text:p>
          </table:table-cell>
          <table:table-cell table:formula="of:=JSONCOLLONG([.M704])" office:value-type="string" office:string-value="-1.52388112200083">
            <text:p>-1.52388112200083</text:p>
          </table:table-cell>
          <table:table-cell table:formula="of:=REMPLACECOLONNESAERMODEDECOLLECTE([.N704];[.O70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Gachet</text:p>
          </table:table-cell>
          <table:table-cell office:value-type="string">
            <text:p>Gach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11834012539 , -1.52385989233795]</text:p>
          </table:table-cell>
          <table:table-cell table:formula="of:=JSONCOLLAT([.M705])" office:value-type="string" office:string-value="47.2911834012539">
            <text:p>47.2911834012539</text:p>
          </table:table-cell>
          <table:table-cell table:formula="of:=JSONCOLLONG([.M705])" office:value-type="string" office:string-value="-1.52385989233795">
            <text:p>-1.52385989233795</text:p>
          </table:table-cell>
          <table:table-cell table:formula="of:=REMPLACECOLONNESAERMODEDECOLLECTE([.N705];[.O7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Guiblinière</text:p>
          </table:table-cell>
          <table:table-cell office:value-type="string">
            <text:p>Guiblin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934448806314 , -1.52390041378322]</text:p>
          </table:table-cell>
          <table:table-cell table:formula="of:=JSONCOLLAT([.M706])" office:value-type="string" office:string-value="47.2934448806314">
            <text:p>47.2934448806314</text:p>
          </table:table-cell>
          <table:table-cell table:formula="of:=JSONCOLLONG([.M706])" office:value-type="string" office:string-value="-1.52390041378322">
            <text:p>-1.52390041378322</text:p>
          </table:table-cell>
          <table:table-cell table:formula="of:=REMPLACECOLONNESAERMODEDECOLLECTE([.N706];[.O7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Impasse Henri Dunant</text:p>
          </table:table-cell>
          <table:table-cell office:value-type="string">
            <text:p>Dun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32210661671 , -1.51978164636747]</text:p>
          </table:table-cell>
          <table:table-cell table:formula="of:=JSONCOLLAT([.M707])" office:value-type="string" office:string-value="47.2432210661671">
            <text:p>47.2432210661671</text:p>
          </table:table-cell>
          <table:table-cell table:formula="of:=JSONCOLLONG([.M707])" office:value-type="string" office:string-value="-1.51978164636747">
            <text:p>-1.51978164636747</text:p>
          </table:table-cell>
          <table:table-cell table:formula="of:=REMPLACECOLONNESAERMODEDECOLLECTE([.N707];[.O7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0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Henri Dunant</text:p>
          </table:table-cell>
          <table:table-cell office:value-type="string">
            <text:p>Dun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32419569686 , -1.51977406112033]</text:p>
          </table:table-cell>
          <table:table-cell table:formula="of:=JSONCOLLAT([.M708])" office:value-type="string" office:string-value="47.2432419569686">
            <text:p>47.2432419569686</text:p>
          </table:table-cell>
          <table:table-cell table:formula="of:=JSONCOLLONG([.M708])" office:value-type="string" office:string-value="-1.51977406112033">
            <text:p>-1.51977406112033</text:p>
          </table:table-cell>
          <table:table-cell table:formula="of:=REMPLACECOLONNESAERMODEDECOLLECTE([.N708];[.O70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1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Henri Dunant</text:p>
          </table:table-cell>
          <table:table-cell office:value-type="string">
            <text:p>Duna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3259810186 , -1.51976474164085]</text:p>
          </table:table-cell>
          <table:table-cell table:formula="of:=JSONCOLLAT([.M709])" office:value-type="string" office:string-value="47.243259810186">
            <text:p>47.243259810186</text:p>
          </table:table-cell>
          <table:table-cell table:formula="of:=JSONCOLLONG([.M709])" office:value-type="string" office:string-value="-1.51976474164085">
            <text:p>-1.51976474164085</text:p>
          </table:table-cell>
          <table:table-cell table:formula="of:=REMPLACECOLONNESAERMODEDECOLLECTE([.N709];[.O70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Doury</text:p>
          </table:table-cell>
          <table:table-cell office:value-type="string">
            <text:p>Dour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74529402756 , -1.51849369305577]</text:p>
          </table:table-cell>
          <table:table-cell table:formula="of:=JSONCOLLAT([.M710])" office:value-type="string" office:string-value="47.2274529402756">
            <text:p>47.2274529402756</text:p>
          </table:table-cell>
          <table:table-cell table:formula="of:=JSONCOLLONG([.M710])" office:value-type="string" office:string-value="-1.51849369305577">
            <text:p>-1.51849369305577</text:p>
          </table:table-cell>
          <table:table-cell table:formula="of:=REMPLACECOLONNESAERMODEDECOLLECTE([.N710];[.O710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3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95735714259 , -1.51909900620609]</text:p>
          </table:table-cell>
          <table:table-cell table:formula="of:=JSONCOLLAT([.M711])" office:value-type="string" office:string-value="47.2395735714259">
            <text:p>47.2395735714259</text:p>
          </table:table-cell>
          <table:table-cell table:formula="of:=JSONCOLLONG([.M711])" office:value-type="string" office:string-value="-1.51909900620609">
            <text:p>-1.51909900620609</text:p>
          </table:table-cell>
          <table:table-cell table:formula="of:=REMPLACECOLONNESAERMODEDECOLLECTE([.N711];[.O7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4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95856526317 , -1.51907715009647]</text:p>
          </table:table-cell>
          <table:table-cell table:formula="of:=JSONCOLLAT([.M712])" office:value-type="string" office:string-value="47.2395856526317">
            <text:p>47.2395856526317</text:p>
          </table:table-cell>
          <table:table-cell table:formula="of:=JSONCOLLONG([.M712])" office:value-type="string" office:string-value="-1.51907715009647">
            <text:p>-1.51907715009647</text:p>
          </table:table-cell>
          <table:table-cell table:formula="of:=REMPLACECOLONNESAERMODEDECOLLECTE([.N712];[.O71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ière</text:p>
          </table:table-cell>
          <table:table-cell office:value-type="string">
            <text:p>Bott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96334215246 , -1.51900635189856]</text:p>
          </table:table-cell>
          <table:table-cell table:formula="of:=JSONCOLLAT([.M713])" office:value-type="string" office:string-value="47.2396334215246">
            <text:p>47.2396334215246</text:p>
          </table:table-cell>
          <table:table-cell table:formula="of:=JSONCOLLONG([.M713])" office:value-type="string" office:string-value="-1.51900635189856">
            <text:p>-1.51900635189856</text:p>
          </table:table-cell>
          <table:table-cell table:formula="of:=REMPLACECOLONNESAERMODEDECOLLECTE([.N713];[.O71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6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ofesseur René Auvigné</text:p>
          </table:table-cell>
          <table:table-cell office:value-type="string">
            <text:p>Auvigné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4412205313 , -1.51802946765256]</text:p>
          </table:table-cell>
          <table:table-cell table:formula="of:=JSONCOLLAT([.M714])" office:value-type="string" office:string-value="47.2544412205313">
            <text:p>47.2544412205313</text:p>
          </table:table-cell>
          <table:table-cell table:formula="of:=JSONCOLLONG([.M714])" office:value-type="string" office:string-value="-1.51802946765256">
            <text:p>-1.51802946765256</text:p>
          </table:table-cell>
          <table:table-cell table:formula="of:=REMPLACECOLONNESAERMODEDECOLLECTE([.N714];[.O71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7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ofesseur René Auvigné</text:p>
          </table:table-cell>
          <table:table-cell office:value-type="string">
            <text:p>Auvigné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4178480703 , -1.5180186897439]</text:p>
          </table:table-cell>
          <table:table-cell table:formula="of:=JSONCOLLAT([.M715])" office:value-type="string" office:string-value="47.2544178480703">
            <text:p>47.2544178480703</text:p>
          </table:table-cell>
          <table:table-cell table:formula="of:=JSONCOLLONG([.M715])" office:value-type="string" office:string-value="-1.5180186897439">
            <text:p>-1.5180186897439</text:p>
          </table:table-cell>
          <table:table-cell table:formula="of:=REMPLACECOLONNESAERMODEDECOLLECTE([.N715];[.O71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8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Professeur René Auvigné</text:p>
          </table:table-cell>
          <table:table-cell office:value-type="string">
            <text:p>Auvigné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43952523667 , -1.51801554554936]</text:p>
          </table:table-cell>
          <table:table-cell table:formula="of:=JSONCOLLAT([.M716])" office:value-type="string" office:string-value="47.2543952523667">
            <text:p>47.2543952523667</text:p>
          </table:table-cell>
          <table:table-cell table:formula="of:=JSONCOLLONG([.M716])" office:value-type="string" office:string-value="-1.51801554554936">
            <text:p>-1.51801554554936</text:p>
          </table:table-cell>
          <table:table-cell table:formula="of:=REMPLACECOLONNESAERMODEDECOLLECTE([.N716];[.O7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9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473783261 , -1.5178934914945]</text:p>
          </table:table-cell>
          <table:table-cell table:formula="of:=JSONCOLLAT([.M717])" office:value-type="string" office:string-value="47.2585473783261">
            <text:p>47.2585473783261</text:p>
          </table:table-cell>
          <table:table-cell table:formula="of:=JSONCOLLONG([.M717])" office:value-type="string" office:string-value="-1.5178934914945">
            <text:p>-1.5178934914945</text:p>
          </table:table-cell>
          <table:table-cell table:formula="of:=REMPLACECOLONNESAERMODEDECOLLECTE([.N717];[.O7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0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432924145 , -1.51786136810486]</text:p>
          </table:table-cell>
          <table:table-cell table:formula="of:=JSONCOLLAT([.M718])" office:value-type="string" office:string-value="47.2585432924145">
            <text:p>47.2585432924145</text:p>
          </table:table-cell>
          <table:table-cell table:formula="of:=JSONCOLLONG([.M718])" office:value-type="string" office:string-value="-1.51786136810486">
            <text:p>-1.51786136810486</text:p>
          </table:table-cell>
          <table:table-cell table:formula="of:=REMPLACECOLONNESAERMODEDECOLLECTE([.N718];[.O71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Beaujoire</text:p>
          </table:table-cell>
          <table:table-cell office:value-type="string">
            <text:p>Beaujoi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85400337831 , -1.51783536699289]</text:p>
          </table:table-cell>
          <table:table-cell table:formula="of:=JSONCOLLAT([.M719])" office:value-type="string" office:string-value="47.2585400337831">
            <text:p>47.2585400337831</text:p>
          </table:table-cell>
          <table:table-cell table:formula="of:=JSONCOLLONG([.M719])" office:value-type="string" office:string-value="-1.51783536699289">
            <text:p>-1.51783536699289</text:p>
          </table:table-cell>
          <table:table-cell table:formula="of:=REMPLACECOLONNESAERMODEDECOLLECTE([.N719];[.O71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errines</text:p>
          </table:table-cell>
          <table:table-cell office:value-type="string">
            <text:p>Perrin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79789946202 , -1.51535052211335]</text:p>
          </table:table-cell>
          <table:table-cell table:formula="of:=JSONCOLLAT([.M720])" office:value-type="string" office:string-value="47.2279789946202">
            <text:p>47.2279789946202</text:p>
          </table:table-cell>
          <table:table-cell table:formula="of:=JSONCOLLONG([.M720])" office:value-type="string" office:string-value="-1.51535052211335">
            <text:p>-1.51535052211335</text:p>
          </table:table-cell>
          <table:table-cell table:formula="of:=REMPLACECOLONNESAERMODEDECOLLECTE([.N720];[.O7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51093821 , -1.51836014446496]</text:p>
          </table:table-cell>
          <table:table-cell table:formula="of:=JSONCOLLAT([.M721])" office:value-type="string" office:string-value="47.269751093821">
            <text:p>47.269751093821</text:p>
          </table:table-cell>
          <table:table-cell table:formula="of:=JSONCOLLONG([.M721])" office:value-type="string" office:string-value="-1.51836014446496">
            <text:p>-1.51836014446496</text:p>
          </table:table-cell>
          <table:table-cell table:formula="of:=REMPLACECOLONNESAERMODEDECOLLECTE([.N721];[.O72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641536402 , -1.51833986245472]</text:p>
          </table:table-cell>
          <table:table-cell table:formula="of:=JSONCOLLAT([.M722])" office:value-type="string" office:string-value="47.2697641536402">
            <text:p>47.2697641536402</text:p>
          </table:table-cell>
          <table:table-cell table:formula="of:=JSONCOLLONG([.M722])" office:value-type="string" office:string-value="-1.51833986245472">
            <text:p>-1.51833986245472</text:p>
          </table:table-cell>
          <table:table-cell table:formula="of:=REMPLACECOLONNESAERMODEDECOLLECTE([.N722];[.O7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781417688 , -1.51832267932697]</text:p>
          </table:table-cell>
          <table:table-cell table:formula="of:=JSONCOLLAT([.M723])" office:value-type="string" office:string-value="47.2697781417688">
            <text:p>47.2697781417688</text:p>
          </table:table-cell>
          <table:table-cell table:formula="of:=JSONCOLLONG([.M723])" office:value-type="string" office:string-value="-1.51832267932697">
            <text:p>-1.51832267932697</text:p>
          </table:table-cell>
          <table:table-cell table:formula="of:=REMPLACECOLONNESAERMODEDECOLLECTE([.N723];[.O7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onneliers</text:p>
          </table:table-cell>
          <table:table-cell office:value-type="string">
            <text:p>Tonn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97942391598 , -1.51830413229852]</text:p>
          </table:table-cell>
          <table:table-cell table:formula="of:=JSONCOLLAT([.M724])" office:value-type="string" office:string-value="47.2697942391598">
            <text:p>47.2697942391598</text:p>
          </table:table-cell>
          <table:table-cell table:formula="of:=JSONCOLLONG([.M724])" office:value-type="string" office:string-value="-1.51830413229852">
            <text:p>-1.51830413229852</text:p>
          </table:table-cell>
          <table:table-cell table:formula="of:=REMPLACECOLONNESAERMODEDECOLLECTE([.N724];[.O72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7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250919286 , -1.51680956663495]</text:p>
          </table:table-cell>
          <table:table-cell table:formula="of:=JSONCOLLAT([.M725])" office:value-type="string" office:string-value="47.2508250919286">
            <text:p>47.2508250919286</text:p>
          </table:table-cell>
          <table:table-cell table:formula="of:=JSONCOLLONG([.M725])" office:value-type="string" office:string-value="-1.51680956663495">
            <text:p>-1.51680956663495</text:p>
          </table:table-cell>
          <table:table-cell table:formula="of:=REMPLACECOLONNESAERMODEDECOLLECTE([.N725];[.O72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8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420165076 , -1.51679714708012]</text:p>
          </table:table-cell>
          <table:table-cell table:formula="of:=JSONCOLLAT([.M726])" office:value-type="string" office:string-value="47.2508420165076">
            <text:p>47.2508420165076</text:p>
          </table:table-cell>
          <table:table-cell table:formula="of:=JSONCOLLONG([.M726])" office:value-type="string" office:string-value="-1.51679714708012">
            <text:p>-1.51679714708012</text:p>
          </table:table-cell>
          <table:table-cell table:formula="of:=REMPLACECOLONNESAERMODEDECOLLECTE([.N726];[.O72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588400714 , -1.51678775112448]</text:p>
          </table:table-cell>
          <table:table-cell table:formula="of:=JSONCOLLAT([.M727])" office:value-type="string" office:string-value="47.2508588400714">
            <text:p>47.2508588400714</text:p>
          </table:table-cell>
          <table:table-cell table:formula="of:=JSONCOLLONG([.M727])" office:value-type="string" office:string-value="-1.51678775112448">
            <text:p>-1.51678775112448</text:p>
          </table:table-cell>
          <table:table-cell table:formula="of:=REMPLACECOLONNESAERMODEDECOLLECTE([.N727];[.O7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77772893 , -1.51677699169182]</text:p>
          </table:table-cell>
          <table:table-cell table:formula="of:=JSONCOLLAT([.M728])" office:value-type="string" office:string-value="47.250877772893">
            <text:p>47.250877772893</text:p>
          </table:table-cell>
          <table:table-cell table:formula="of:=JSONCOLLONG([.M728])" office:value-type="string" office:string-value="-1.51677699169182">
            <text:p>-1.51677699169182</text:p>
          </table:table-cell>
          <table:table-cell table:formula="of:=REMPLACECOLONNESAERMODEDECOLLECTE([.N728];[.O7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8968572333 , -1.51676169683779]</text:p>
          </table:table-cell>
          <table:table-cell table:formula="of:=JSONCOLLAT([.M729])" office:value-type="string" office:string-value="47.2508968572333">
            <text:p>47.2508968572333</text:p>
          </table:table-cell>
          <table:table-cell table:formula="of:=JSONCOLLONG([.M729])" office:value-type="string" office:string-value="-1.51676169683779">
            <text:p>-1.51676169683779</text:p>
          </table:table-cell>
          <table:table-cell table:formula="of:=REMPLACECOLONNESAERMODEDECOLLECTE([.N729];[.O72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e Luce</text:p>
          </table:table-cell>
          <table:table-cell office:value-type="string">
            <text:p>Luc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59428268316 , -1.51467253387514]</text:p>
          </table:table-cell>
          <table:table-cell table:formula="of:=JSONCOLLAT([.M730])" office:value-type="string" office:string-value="47.2359428268316">
            <text:p>47.2359428268316</text:p>
          </table:table-cell>
          <table:table-cell table:formula="of:=JSONCOLLONG([.M730])" office:value-type="string" office:string-value="-1.51467253387514">
            <text:p>-1.51467253387514</text:p>
          </table:table-cell>
          <table:table-cell table:formula="of:=REMPLACECOLONNESAERMODEDECOLLECTE([.N730];[.O7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luchère</text:p>
          </table:table-cell>
          <table:table-cell office:value-type="string">
            <text:p>Haluch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521556408 , -1.51490531098726]</text:p>
          </table:table-cell>
          <table:table-cell table:formula="of:=JSONCOLLAT([.M731])" office:value-type="string" office:string-value="47.24521556408">
            <text:p>47.24521556408</text:p>
          </table:table-cell>
          <table:table-cell table:formula="of:=JSONCOLLONG([.M731])" office:value-type="string" office:string-value="-1.51490531098726">
            <text:p>-1.51490531098726</text:p>
          </table:table-cell>
          <table:table-cell table:formula="of:=REMPLACECOLONNESAERMODEDECOLLECTE([.N731];[.O73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luchère</text:p>
          </table:table-cell>
          <table:table-cell office:value-type="string">
            <text:p>Haluch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51971867027 , -1.51489944184103]</text:p>
          </table:table-cell>
          <table:table-cell table:formula="of:=JSONCOLLAT([.M732])" office:value-type="string" office:string-value="47.2451971867027">
            <text:p>47.2451971867027</text:p>
          </table:table-cell>
          <table:table-cell table:formula="of:=JSONCOLLONG([.M732])" office:value-type="string" office:string-value="-1.51489944184103">
            <text:p>-1.51489944184103</text:p>
          </table:table-cell>
          <table:table-cell table:formula="of:=REMPLACECOLONNESAERMODEDECOLLECTE([.N732];[.O7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luchère</text:p>
          </table:table-cell>
          <table:table-cell office:value-type="string">
            <text:p>Haluch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51749442176 , -1.51488571798292]</text:p>
          </table:table-cell>
          <table:table-cell table:formula="of:=JSONCOLLAT([.M733])" office:value-type="string" office:string-value="47.2451749442176">
            <text:p>47.2451749442176</text:p>
          </table:table-cell>
          <table:table-cell table:formula="of:=JSONCOLLONG([.M733])" office:value-type="string" office:string-value="-1.51488571798292">
            <text:p>-1.51488571798292</text:p>
          </table:table-cell>
          <table:table-cell table:formula="of:=REMPLACECOLONNESAERMODEDECOLLECTE([.N733];[.O73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785417488 , -1.51375146583472]</text:p>
          </table:table-cell>
          <table:table-cell table:formula="of:=JSONCOLLAT([.M734])" office:value-type="string" office:string-value="47.2506785417488">
            <text:p>47.2506785417488</text:p>
          </table:table-cell>
          <table:table-cell table:formula="of:=JSONCOLLONG([.M734])" office:value-type="string" office:string-value="-1.51375146583472">
            <text:p>-1.51375146583472</text:p>
          </table:table-cell>
          <table:table-cell table:formula="of:=REMPLACECOLONNESAERMODEDECOLLECTE([.N734];[.O7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732738854 , -1.51372380876539]</text:p>
          </table:table-cell>
          <table:table-cell table:formula="of:=JSONCOLLAT([.M735])" office:value-type="string" office:string-value="47.2506732738854">
            <text:p>47.2506732738854</text:p>
          </table:table-cell>
          <table:table-cell table:formula="of:=JSONCOLLONG([.M735])" office:value-type="string" office:string-value="-1.51372380876539">
            <text:p>-1.51372380876539</text:p>
          </table:table-cell>
          <table:table-cell table:formula="of:=REMPLACECOLONNESAERMODEDECOLLECTE([.N735];[.O7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8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648674146 , -1.51369744118123]</text:p>
          </table:table-cell>
          <table:table-cell table:formula="of:=JSONCOLLAT([.M736])" office:value-type="string" office:string-value="47.2506648674146">
            <text:p>47.2506648674146</text:p>
          </table:table-cell>
          <table:table-cell table:formula="of:=JSONCOLLONG([.M736])" office:value-type="string" office:string-value="-1.51369744118123">
            <text:p>-1.51369744118123</text:p>
          </table:table-cell>
          <table:table-cell table:formula="of:=REMPLACECOLONNESAERMODEDECOLLECTE([.N736];[.O73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9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597004703 , -1.5136667605226]</text:p>
          </table:table-cell>
          <table:table-cell table:formula="of:=JSONCOLLAT([.M737])" office:value-type="string" office:string-value="47.2506597004703">
            <text:p>47.2506597004703</text:p>
          </table:table-cell>
          <table:table-cell table:formula="of:=JSONCOLLONG([.M737])" office:value-type="string" office:string-value="-1.5136667605226">
            <text:p>-1.5136667605226</text:p>
          </table:table-cell>
          <table:table-cell table:formula="of:=REMPLACECOLONNESAERMODEDECOLLECTE([.N737];[.O73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0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544830522 , -1.51363759167058]</text:p>
          </table:table-cell>
          <table:table-cell table:formula="of:=JSONCOLLAT([.M738])" office:value-type="string" office:string-value="47.2506544830522">
            <text:p>47.2506544830522</text:p>
          </table:table-cell>
          <table:table-cell table:formula="of:=JSONCOLLONG([.M738])" office:value-type="string" office:string-value="-1.51363759167058">
            <text:p>-1.51363759167058</text:p>
          </table:table-cell>
          <table:table-cell table:formula="of:=REMPLACECOLONNESAERMODEDECOLLECTE([.N738];[.O73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1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06482362486 , -1.51360834871886]</text:p>
          </table:table-cell>
          <table:table-cell table:formula="of:=JSONCOLLAT([.M739])" office:value-type="string" office:string-value="47.2506482362486">
            <text:p>47.2506482362486</text:p>
          </table:table-cell>
          <table:table-cell table:formula="of:=JSONCOLLONG([.M739])" office:value-type="string" office:string-value="-1.51360834871886">
            <text:p>-1.51360834871886</text:p>
          </table:table-cell>
          <table:table-cell table:formula="of:=REMPLACECOLONNESAERMODEDECOLLECTE([.N739];[.O73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arquefou</text:p>
          </table:table-cell>
          <table:table-cell office:value-type="string">
            <text:p>Carquef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54685398812 , -1.51447850518343]</text:p>
          </table:table-cell>
          <table:table-cell table:formula="of:=JSONCOLLAT([.M740])" office:value-type="string" office:string-value="47.2654685398812">
            <text:p>47.2654685398812</text:p>
          </table:table-cell>
          <table:table-cell table:formula="of:=JSONCOLLONG([.M740])" office:value-type="string" office:string-value="-1.51447850518343">
            <text:p>-1.51447850518343</text:p>
          </table:table-cell>
          <table:table-cell table:formula="of:=REMPLACECOLONNESAERMODEDECOLLECTE([.N740];[.O7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3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arquefou</text:p>
          </table:table-cell>
          <table:table-cell office:value-type="string">
            <text:p>Carquef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54885522585 , -1.51446630393148]</text:p>
          </table:table-cell>
          <table:table-cell table:formula="of:=JSONCOLLAT([.M741])" office:value-type="string" office:string-value="47.2654885522585">
            <text:p>47.2654885522585</text:p>
          </table:table-cell>
          <table:table-cell table:formula="of:=JSONCOLLONG([.M741])" office:value-type="string" office:string-value="-1.51446630393148">
            <text:p>-1.51446630393148</text:p>
          </table:table-cell>
          <table:table-cell table:formula="of:=REMPLACECOLONNESAERMODEDECOLLECTE([.N741];[.O7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4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Carquefou</text:p>
          </table:table-cell>
          <table:table-cell office:value-type="string">
            <text:p>Carquefo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655107748109 , -1.51444971429923]</text:p>
          </table:table-cell>
          <table:table-cell table:formula="of:=JSONCOLLAT([.M742])" office:value-type="string" office:string-value="47.2655107748109">
            <text:p>47.2655107748109</text:p>
          </table:table-cell>
          <table:table-cell table:formula="of:=JSONCOLLONG([.M742])" office:value-type="string" office:string-value="-1.51444971429923">
            <text:p>-1.51444971429923</text:p>
          </table:table-cell>
          <table:table-cell table:formula="of:=REMPLACECOLONNESAERMODEDECOLLECTE([.N742];[.O74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Grandjouan</text:p>
          </table:table-cell>
          <table:table-cell office:value-type="string">
            <text:p>Grandjou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5343038736 , -1.51267500705442]</text:p>
          </table:table-cell>
          <table:table-cell table:formula="of:=JSONCOLLAT([.M743])" office:value-type="string" office:string-value="47.2475343038736">
            <text:p>47.2475343038736</text:p>
          </table:table-cell>
          <table:table-cell table:formula="of:=JSONCOLLONG([.M743])" office:value-type="string" office:string-value="-1.51267500705442">
            <text:p>-1.51267500705442</text:p>
          </table:table-cell>
          <table:table-cell table:formula="of:=REMPLACECOLONNESAERMODEDECOLLECTE([.N743];[.O74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Grandjouan</text:p>
          </table:table-cell>
          <table:table-cell office:value-type="string">
            <text:p>Grandjou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5372707822 , -1.51264794437176]</text:p>
          </table:table-cell>
          <table:table-cell table:formula="of:=JSONCOLLAT([.M744])" office:value-type="string" office:string-value="47.2475372707822">
            <text:p>47.2475372707822</text:p>
          </table:table-cell>
          <table:table-cell table:formula="of:=JSONCOLLONG([.M744])" office:value-type="string" office:string-value="-1.51264794437176">
            <text:p>-1.51264794437176</text:p>
          </table:table-cell>
          <table:table-cell table:formula="of:=REMPLACECOLONNESAERMODEDECOLLECTE([.N744];[.O74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Grandjouan</text:p>
          </table:table-cell>
          <table:table-cell office:value-type="string">
            <text:p>Grandjou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534010953 , -1.51262194890714]</text:p>
          </table:table-cell>
          <table:table-cell table:formula="of:=JSONCOLLAT([.M745])" office:value-type="string" office:string-value="47.247534010953">
            <text:p>47.247534010953</text:p>
          </table:table-cell>
          <table:table-cell table:formula="of:=JSONCOLLONG([.M745])" office:value-type="string" office:string-value="-1.51262194890714">
            <text:p>-1.51262194890714</text:p>
          </table:table-cell>
          <table:table-cell table:formula="of:=REMPLACECOLONNESAERMODEDECOLLECTE([.N745];[.O7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8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2304708635 , -1.51311605951695]</text:p>
          </table:table-cell>
          <table:table-cell table:formula="of:=JSONCOLLAT([.M746])" office:value-type="string" office:string-value="47.2562304708635">
            <text:p>47.2562304708635</text:p>
          </table:table-cell>
          <table:table-cell table:formula="of:=JSONCOLLONG([.M746])" office:value-type="string" office:string-value="-1.51311605951695">
            <text:p>-1.51311605951695</text:p>
          </table:table-cell>
          <table:table-cell table:formula="of:=REMPLACECOLONNESAERMODEDECOLLECTE([.N746];[.O74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9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2157366377 , -1.51309378055294]</text:p>
          </table:table-cell>
          <table:table-cell table:formula="of:=JSONCOLLAT([.M747])" office:value-type="string" office:string-value="47.2562157366377">
            <text:p>47.2562157366377</text:p>
          </table:table-cell>
          <table:table-cell table:formula="of:=JSONCOLLONG([.M747])" office:value-type="string" office:string-value="-1.51309378055294">
            <text:p>-1.51309378055294</text:p>
          </table:table-cell>
          <table:table-cell table:formula="of:=REMPLACECOLONNESAERMODEDECOLLECTE([.N747];[.O74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2020822427 , -1.5130700637464]</text:p>
          </table:table-cell>
          <table:table-cell table:formula="of:=JSONCOLLAT([.M748])" office:value-type="string" office:string-value="47.2562020822427">
            <text:p>47.2562020822427</text:p>
          </table:table-cell>
          <table:table-cell table:formula="of:=JSONCOLLONG([.M748])" office:value-type="string" office:string-value="-1.5130700637464">
            <text:p>-1.5130700637464</text:p>
          </table:table-cell>
          <table:table-cell table:formula="of:=REMPLACECOLONNESAERMODEDECOLLECTE([.N748];[.O7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883269264 , -1.5130493708662]</text:p>
          </table:table-cell>
          <table:table-cell table:formula="of:=JSONCOLLAT([.M749])" office:value-type="string" office:string-value="47.2561883269264">
            <text:p>47.2561883269264</text:p>
          </table:table-cell>
          <table:table-cell table:formula="of:=JSONCOLLONG([.M749])" office:value-type="string" office:string-value="-1.5130493708662">
            <text:p>-1.5130493708662</text:p>
          </table:table-cell>
          <table:table-cell table:formula="of:=REMPLACECOLONNESAERMODEDECOLLECTE([.N749];[.O7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777606525 , -1.51302587638854]</text:p>
          </table:table-cell>
          <table:table-cell table:formula="of:=JSONCOLLAT([.M750])" office:value-type="string" office:string-value="47.2561777606525">
            <text:p>47.2561777606525</text:p>
          </table:table-cell>
          <table:table-cell table:formula="of:=JSONCOLLONG([.M750])" office:value-type="string" office:string-value="-1.51302587638854">
            <text:p>-1.51302587638854</text:p>
          </table:table-cell>
          <table:table-cell table:formula="of:=REMPLACECOLONNESAERMODEDECOLLECTE([.N750];[.O7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3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671943737 , -1.51300238192013]</text:p>
          </table:table-cell>
          <table:table-cell table:formula="of:=JSONCOLLAT([.M751])" office:value-type="string" office:string-value="47.2561671943737">
            <text:p>47.2561671943737</text:p>
          </table:table-cell>
          <table:table-cell table:formula="of:=JSONCOLLONG([.M751])" office:value-type="string" office:string-value="-1.51300238192013">
            <text:p>-1.51300238192013</text:p>
          </table:table-cell>
          <table:table-cell table:formula="of:=REMPLACECOLONNESAERMODEDECOLLECTE([.N751];[.O75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4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mp de Tir</text:p>
          </table:table-cell>
          <table:table-cell office:value-type="string">
            <text:p>Ti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Erdre</text:p>
          </table:table-cell>
          <table:table-cell office:value-type="string">
            <text:p>Erdre et Loire</text:p>
          </table:table-cell>
          <table:table-cell office:value-type="string">
            <text:p>[ 47.2561524601256 , -1.51298010301359]</text:p>
          </table:table-cell>
          <table:table-cell table:formula="of:=JSONCOLLAT([.M752])" office:value-type="string" office:string-value="47.2561524601256">
            <text:p>47.2561524601256</text:p>
          </table:table-cell>
          <table:table-cell table:formula="of:=JSONCOLLONG([.M752])" office:value-type="string" office:string-value="-1.51298010301359">
            <text:p>-1.51298010301359</text:p>
          </table:table-cell>
          <table:table-cell table:formula="of:=REMPLACECOLONNESAERMODEDECOLLECTE([.N752];[.O75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5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Bateliers</text:p>
          </table:table-cell>
          <table:table-cell office:value-type="string">
            <text:p>Batelier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05815176132 , -1.50963513099815]</text:p>
          </table:table-cell>
          <table:table-cell table:formula="of:=JSONCOLLAT([.M753])" office:value-type="string" office:string-value="47.2205815176132">
            <text:p>47.2205815176132</text:p>
          </table:table-cell>
          <table:table-cell table:formula="of:=JSONCOLLONG([.M753])" office:value-type="string" office:string-value="-1.50963513099815">
            <text:p>-1.50963513099815</text:p>
          </table:table-cell>
          <table:table-cell table:formula="of:=REMPLACECOLONNESAERMODEDECOLLECTE([.N753];[.O7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Péneau</text:p>
          </table:table-cell>
          <table:table-cell office:value-type="string">
            <text:p>Pé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08569224054 , -1.50925887580793]</text:p>
          </table:table-cell>
          <table:table-cell table:formula="of:=JSONCOLLAT([.M754])" office:value-type="string" office:string-value="47.2308569224054">
            <text:p>47.2308569224054</text:p>
          </table:table-cell>
          <table:table-cell table:formula="of:=JSONCOLLONG([.M754])" office:value-type="string" office:string-value="-1.50925887580793">
            <text:p>-1.50925887580793</text:p>
          </table:table-cell>
          <table:table-cell table:formula="of:=REMPLACECOLONNESAERMODEDECOLLECTE([.N754];[.O7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Ateliers municipaux du Perray</text:p>
          </table:table-cell>
          <table:table-cell office:value-type="string">
            <text:p><text:s/></text:p>
          </table:table-cell>
          <table:table-cell office:value-type="string">
            <text:p>Rue du Perray</text:p>
          </table:table-cell>
          <table:table-cell office:value-type="string">
            <text:p>Perray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90859802804 , -1.50968165407274]</text:p>
          </table:table-cell>
          <table:table-cell table:formula="of:=JSONCOLLAT([.M755])" office:value-type="string" office:string-value="47.2490859802804">
            <text:p>47.2490859802804</text:p>
          </table:table-cell>
          <table:table-cell table:formula="of:=JSONCOLLONG([.M755])" office:value-type="string" office:string-value="-1.50968165407274">
            <text:p>-1.50968165407274</text:p>
          </table:table-cell>
          <table:table-cell table:formula="of:=REMPLACECOLONNESAERMODEDECOLLECTE([.N755];[.O7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1651663658 , -1.50568779735616]</text:p>
          </table:table-cell>
          <table:table-cell table:formula="of:=JSONCOLLAT([.M756])" office:value-type="string" office:string-value="47.2361651663658">
            <text:p>47.2361651663658</text:p>
          </table:table-cell>
          <table:table-cell table:formula="of:=JSONCOLLONG([.M756])" office:value-type="string" office:string-value="-1.50568779735616">
            <text:p>-1.50568779735616</text:p>
          </table:table-cell>
          <table:table-cell table:formula="of:=REMPLACECOLONNESAERMODEDECOLLECTE([.N756];[.O7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1810100763 , -1.50567681515399]</text:p>
          </table:table-cell>
          <table:table-cell table:formula="of:=JSONCOLLAT([.M757])" office:value-type="string" office:string-value="47.2361810100763">
            <text:p>47.2361810100763</text:p>
          </table:table-cell>
          <table:table-cell table:formula="of:=JSONCOLLONG([.M757])" office:value-type="string" office:string-value="-1.50567681515399">
            <text:p>-1.50567681515399</text:p>
          </table:table-cell>
          <table:table-cell table:formula="of:=REMPLACECOLONNESAERMODEDECOLLECTE([.N757];[.O7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2030301153 , -1.50566627654427]</text:p>
          </table:table-cell>
          <table:table-cell table:formula="of:=JSONCOLLAT([.M758])" office:value-type="string" office:string-value="47.2362030301153">
            <text:p>47.2362030301153</text:p>
          </table:table-cell>
          <table:table-cell table:formula="of:=JSONCOLLONG([.M758])" office:value-type="string" office:string-value="-1.50566627654427">
            <text:p>-1.50566627654427</text:p>
          </table:table-cell>
          <table:table-cell table:formula="of:=REMPLACECOLONNESAERMODEDECOLLECTE([.N758];[.O75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1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6228239039 , -1.50565293692083]</text:p>
          </table:table-cell>
          <table:table-cell table:formula="of:=JSONCOLLAT([.M759])" office:value-type="string" office:string-value="47.236228239039">
            <text:p>47.236228239039</text:p>
          </table:table-cell>
          <table:table-cell table:formula="of:=JSONCOLLONG([.M759])" office:value-type="string" office:string-value="-1.50565293692083">
            <text:p>-1.50565293692083</text:p>
          </table:table-cell>
          <table:table-cell table:formula="of:=REMPLACECOLONNESAERMODEDECOLLECTE([.N759];[.O75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Péneau</text:p>
          </table:table-cell>
          <table:table-cell office:value-type="string">
            <text:p>Pé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8121027979 , -1.50477193075352]</text:p>
          </table:table-cell>
          <table:table-cell table:formula="of:=JSONCOLLAT([.M760])" office:value-type="string" office:string-value="47.2338121027979">
            <text:p>47.2338121027979</text:p>
          </table:table-cell>
          <table:table-cell table:formula="of:=JSONCOLLONG([.M760])" office:value-type="string" office:string-value="-1.50477193075352">
            <text:p>-1.50477193075352</text:p>
          </table:table-cell>
          <table:table-cell table:formula="of:=REMPLACECOLONNESAERMODEDECOLLECTE([.N760];[.O7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Péneau</text:p>
          </table:table-cell>
          <table:table-cell office:value-type="string">
            <text:p>Pé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8004046544 , -1.50475139645237]</text:p>
          </table:table-cell>
          <table:table-cell table:formula="of:=JSONCOLLAT([.M761])" office:value-type="string" office:string-value="47.2338004046544">
            <text:p>47.2338004046544</text:p>
          </table:table-cell>
          <table:table-cell table:formula="of:=JSONCOLLONG([.M761])" office:value-type="string" office:string-value="-1.50475139645237">
            <text:p>-1.50475139645237</text:p>
          </table:table-cell>
          <table:table-cell table:formula="of:=REMPLACECOLONNESAERMODEDECOLLECTE([.N761];[.O76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4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Péneau</text:p>
          </table:table-cell>
          <table:table-cell office:value-type="string">
            <text:p>Péneau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7866980759 , -1.50472920300219]</text:p>
          </table:table-cell>
          <table:table-cell table:formula="of:=JSONCOLLAT([.M762])" office:value-type="string" office:string-value="47.2337866980759">
            <text:p>47.2337866980759</text:p>
          </table:table-cell>
          <table:table-cell table:formula="of:=JSONCOLLONG([.M762])" office:value-type="string" office:string-value="-1.50472920300219">
            <text:p>-1.50472920300219</text:p>
          </table:table-cell>
          <table:table-cell table:formula="of:=REMPLACECOLONNESAERMODEDECOLLECTE([.N762];[.O76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7146028638 , -1.50398308198375]</text:p>
          </table:table-cell>
          <table:table-cell table:formula="of:=JSONCOLLAT([.M763])" office:value-type="string" office:string-value="47.2257146028638">
            <text:p>47.2257146028638</text:p>
          </table:table-cell>
          <table:table-cell table:formula="of:=JSONCOLLONG([.M763])" office:value-type="string" office:string-value="-1.50398308198375">
            <text:p>-1.50398308198375</text:p>
          </table:table-cell>
          <table:table-cell table:formula="of:=REMPLACECOLONNESAERMODEDECOLLECTE([.N763];[.O76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6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6915308853 , -1.50396324931135]</text:p>
          </table:table-cell>
          <table:table-cell table:formula="of:=JSONCOLLAT([.M764])" office:value-type="string" office:string-value="47.2256915308853">
            <text:p>47.2256915308853</text:p>
          </table:table-cell>
          <table:table-cell table:formula="of:=JSONCOLLONG([.M764])" office:value-type="string" office:string-value="-1.50396324931135">
            <text:p>-1.50396324931135</text:p>
          </table:table-cell>
          <table:table-cell table:formula="of:=REMPLACECOLONNESAERMODEDECOLLECTE([.N764];[.O7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672224111 , -1.50395428994437]</text:p>
          </table:table-cell>
          <table:table-cell table:formula="of:=JSONCOLLAT([.M765])" office:value-type="string" office:string-value="47.225672224111">
            <text:p>47.225672224111</text:p>
          </table:table-cell>
          <table:table-cell table:formula="of:=JSONCOLLONG([.M765])" office:value-type="string" office:string-value="-1.50395428994437">
            <text:p>-1.50395428994437</text:p>
          </table:table-cell>
          <table:table-cell table:formula="of:=REMPLACECOLONNESAERMODEDECOLLECTE([.N765];[.O7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8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7206559098 , -1.50395625147434]</text:p>
          </table:table-cell>
          <table:table-cell table:formula="of:=JSONCOLLAT([.M766])" office:value-type="string" office:string-value="47.2257206559098">
            <text:p>47.2257206559098</text:p>
          </table:table-cell>
          <table:table-cell table:formula="of:=JSONCOLLONG([.M766])" office:value-type="string" office:string-value="-1.50395625147434">
            <text:p>-1.50395625147434</text:p>
          </table:table-cell>
          <table:table-cell table:formula="of:=REMPLACECOLONNESAERMODEDECOLLECTE([.N766];[.O76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7025798782 , -1.50394132156117]</text:p>
          </table:table-cell>
          <table:table-cell table:formula="of:=JSONCOLLAT([.M767])" office:value-type="string" office:string-value="47.2257025798782">
            <text:p>47.2257025798782</text:p>
          </table:table-cell>
          <table:table-cell table:formula="of:=JSONCOLLONG([.M767])" office:value-type="string" office:string-value="-1.50394132156117">
            <text:p>-1.50394132156117</text:p>
          </table:table-cell>
          <table:table-cell table:formula="of:=REMPLACECOLONNESAERMODEDECOLLECTE([.N767];[.O7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Décheterie de la prairie de mauves</text:p>
          </table:table-cell>
          <table:table-cell office:value-type="string">
            <text:p><text:s/></text:p>
          </table:table-cell>
          <table:table-cell office:value-type="string">
            <text:p>Rue de l'Etier</text:p>
          </table:table-cell>
          <table:table-cell office:value-type="string">
            <text:p>Etier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256761680273 , -1.50392882278888]</text:p>
          </table:table-cell>
          <table:table-cell table:formula="of:=JSONCOLLAT([.M768])" office:value-type="string" office:string-value="47.2256761680273">
            <text:p>47.2256761680273</text:p>
          </table:table-cell>
          <table:table-cell table:formula="of:=JSONCOLLONG([.M768])" office:value-type="string" office:string-value="-1.50392882278888">
            <text:p>-1.50392882278888</text:p>
          </table:table-cell>
          <table:table-cell table:formula="of:=REMPLACECOLONNESAERMODEDECOLLECTE([.N768];[.O7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orps de Garde</text:p>
          </table:table-cell>
          <table:table-cell office:value-type="string">
            <text:p>Gard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97679368537 , -1.50284016553483]</text:p>
          </table:table-cell>
          <table:table-cell table:formula="of:=JSONCOLLAT([.M769])" office:value-type="string" office:string-value="47.2497679368537">
            <text:p>47.2497679368537</text:p>
          </table:table-cell>
          <table:table-cell table:formula="of:=JSONCOLLONG([.M769])" office:value-type="string" office:string-value="-1.50284016553483">
            <text:p>-1.50284016553483</text:p>
          </table:table-cell>
          <table:table-cell table:formula="of:=REMPLACECOLONNESAERMODEDECOLLECTE([.N769];[.O7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Louëtrie</text:p>
          </table:table-cell>
          <table:table-cell office:value-type="string">
            <text:p>Louëtr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84877759937 , -1.50125938080175]</text:p>
          </table:table-cell>
          <table:table-cell table:formula="of:=JSONCOLLAT([.M770])" office:value-type="string" office:string-value="47.2384877759937">
            <text:p>47.2384877759937</text:p>
          </table:table-cell>
          <table:table-cell table:formula="of:=JSONCOLLONG([.M770])" office:value-type="string" office:string-value="-1.50125938080175">
            <text:p>-1.50125938080175</text:p>
          </table:table-cell>
          <table:table-cell table:formula="of:=REMPLACECOLONNESAERMODEDECOLLECTE([.N770];[.O77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Louëtrie</text:p>
          </table:table-cell>
          <table:table-cell office:value-type="string">
            <text:p>Louëtr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85076362317 , -1.50125171516494]</text:p>
          </table:table-cell>
          <table:table-cell table:formula="of:=JSONCOLLAT([.M771])" office:value-type="string" office:string-value="47.2385076362317">
            <text:p>47.2385076362317</text:p>
          </table:table-cell>
          <table:table-cell table:formula="of:=JSONCOLLONG([.M771])" office:value-type="string" office:string-value="-1.50125171516494">
            <text:p>-1.50125171516494</text:p>
          </table:table-cell>
          <table:table-cell table:formula="of:=REMPLACECOLONNESAERMODEDECOLLECTE([.N771];[.O7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a Louëtrie</text:p>
          </table:table-cell>
          <table:table-cell office:value-type="string">
            <text:p>Louëtr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85262155644 , -1.5012515330251]</text:p>
          </table:table-cell>
          <table:table-cell table:formula="of:=JSONCOLLAT([.M772])" office:value-type="string" office:string-value="47.2385262155644">
            <text:p>47.2385262155644</text:p>
          </table:table-cell>
          <table:table-cell table:formula="of:=JSONCOLLONG([.M772])" office:value-type="string" office:string-value="-1.5012515330251">
            <text:p>-1.5012515330251</text:p>
          </table:table-cell>
          <table:table-cell table:formula="of:=REMPLACECOLONNESAERMODEDECOLLECTE([.N772];[.O77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Giffard</text:p>
          </table:table-cell>
          <table:table-cell office:value-type="string">
            <text:p>Giffar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5712382064 , -1.50069459351897]</text:p>
          </table:table-cell>
          <table:table-cell table:formula="of:=JSONCOLLAT([.M773])" office:value-type="string" office:string-value="47.2335712382064">
            <text:p>47.2335712382064</text:p>
          </table:table-cell>
          <table:table-cell table:formula="of:=JSONCOLLONG([.M773])" office:value-type="string" office:string-value="-1.50069459351897">
            <text:p>-1.50069459351897</text:p>
          </table:table-cell>
          <table:table-cell table:formula="of:=REMPLACECOLONNESAERMODEDECOLLECTE([.N773];[.O77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Giffard</text:p>
          </table:table-cell>
          <table:table-cell office:value-type="string">
            <text:p>Giffar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5884126199 , -1.50067461621381]</text:p>
          </table:table-cell>
          <table:table-cell table:formula="of:=JSONCOLLAT([.M774])" office:value-type="string" office:string-value="47.2335884126199">
            <text:p>47.2335884126199</text:p>
          </table:table-cell>
          <table:table-cell table:formula="of:=JSONCOLLONG([.M774])" office:value-type="string" office:string-value="-1.50067461621381">
            <text:p>-1.50067461621381</text:p>
          </table:table-cell>
          <table:table-cell table:formula="of:=REMPLACECOLONNESAERMODEDECOLLECTE([.N774];[.O77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Giffard</text:p>
          </table:table-cell>
          <table:table-cell office:value-type="string">
            <text:p>Giffar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336034276551 , -1.50065751389453]</text:p>
          </table:table-cell>
          <table:table-cell table:formula="of:=JSONCOLLAT([.M775])" office:value-type="string" office:string-value="47.2336034276551">
            <text:p>47.2336034276551</text:p>
          </table:table-cell>
          <table:table-cell table:formula="of:=JSONCOLLONG([.M775])" office:value-type="string" office:string-value="-1.50065751389453">
            <text:p>-1.50065751389453</text:p>
          </table:table-cell>
          <table:table-cell table:formula="of:=REMPLACECOLONNESAERMODEDECOLLECTE([.N775];[.O7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Petit Chemin des Chaupières</text:p>
          </table:table-cell>
          <table:table-cell office:value-type="string">
            <text:p>Chaupièr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60496768621 , -1.50034426243528]</text:p>
          </table:table-cell>
          <table:table-cell table:formula="of:=JSONCOLLAT([.M776])" office:value-type="string" office:string-value="47.2460496768621">
            <text:p>47.2460496768621</text:p>
          </table:table-cell>
          <table:table-cell table:formula="of:=JSONCOLLONG([.M776])" office:value-type="string" office:string-value="-1.50034426243528">
            <text:p>-1.50034426243528</text:p>
          </table:table-cell>
          <table:table-cell table:formula="of:=REMPLACECOLONNESAERMODEDECOLLECTE([.N776];[.O77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9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etit Chemin des Chaupières</text:p>
          </table:table-cell>
          <table:table-cell office:value-type="string">
            <text:p>Chaupièr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60106606726 , -1.50033843297488]</text:p>
          </table:table-cell>
          <table:table-cell table:formula="of:=JSONCOLLAT([.M777])" office:value-type="string" office:string-value="47.2460106606726">
            <text:p>47.2460106606726</text:p>
          </table:table-cell>
          <table:table-cell table:formula="of:=JSONCOLLONG([.M777])" office:value-type="string" office:string-value="-1.50033843297488">
            <text:p>-1.50033843297488</text:p>
          </table:table-cell>
          <table:table-cell table:formula="of:=REMPLACECOLONNESAERMODEDECOLLECTE([.N777];[.O77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etit Chemin des Chaupières</text:p>
          </table:table-cell>
          <table:table-cell office:value-type="string">
            <text:p>Chaupièr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60312987388 , -1.50033839818263]</text:p>
          </table:table-cell>
          <table:table-cell table:formula="of:=JSONCOLLAT([.M778])" office:value-type="string" office:string-value="47.2460312987388">
            <text:p>47.2460312987388</text:p>
          </table:table-cell>
          <table:table-cell table:formula="of:=JSONCOLLONG([.M778])" office:value-type="string" office:string-value="-1.50033839818263">
            <text:p>-1.50033839818263</text:p>
          </table:table-cell>
          <table:table-cell table:formula="of:=REMPLACECOLONNESAERMODEDECOLLECTE([.N778];[.O7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'Allemagne</text:p>
          </table:table-cell>
          <table:table-cell office:value-type="string">
            <text:p>Allemagn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542535599431 , -1.49821251731689]</text:p>
          </table:table-cell>
          <table:table-cell table:formula="of:=JSONCOLLAT([.M779])" office:value-type="string" office:string-value="47.2542535599431">
            <text:p>47.2542535599431</text:p>
          </table:table-cell>
          <table:table-cell table:formula="of:=JSONCOLLONG([.M779])" office:value-type="string" office:string-value="-1.49821251731689">
            <text:p>-1.49821251731689</text:p>
          </table:table-cell>
          <table:table-cell table:formula="of:=REMPLACECOLONNESAERMODEDECOLLECTE([.N779];[.O7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Briand</text:p>
          </table:table-cell>
          <table:table-cell office:value-type="string">
            <text:p>Boi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3888329024 , -1.49507307073582]</text:p>
          </table:table-cell>
          <table:table-cell table:formula="of:=JSONCOLLAT([.M780])" office:value-type="string" office:string-value="47.2473888329024">
            <text:p>47.2473888329024</text:p>
          </table:table-cell>
          <table:table-cell table:formula="of:=JSONCOLLONG([.M780])" office:value-type="string" office:string-value="-1.49507307073582">
            <text:p>-1.49507307073582</text:p>
          </table:table-cell>
          <table:table-cell table:formula="of:=REMPLACECOLONNESAERMODEDECOLLECTE([.N780];[.O78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Briand</text:p>
          </table:table-cell>
          <table:table-cell office:value-type="string">
            <text:p>Boi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Doulon - Bottière</text:p>
          </table:table-cell>
          <table:table-cell office:value-type="string">
            <text:p>Erdre et Loire</text:p>
          </table:table-cell>
          <table:table-cell office:value-type="string">
            <text:p>[ 47.2473716345628 , -1.49506274676858]</text:p>
          </table:table-cell>
          <table:table-cell table:formula="of:=JSONCOLLAT([.M781])" office:value-type="string" office:string-value="47.2473716345628">
            <text:p>47.2473716345628</text:p>
          </table:table-cell>
          <table:table-cell table:formula="of:=JSONCOLLONG([.M781])" office:value-type="string" office:string-value="-1.49506274676858">
            <text:p>-1.49506274676858</text:p>
          </table:table-cell>
          <table:table-cell table:formula="of:=REMPLACECOLONNESAERMODEDECOLLECTE([.N781];[.O7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oche Maurice</text:p>
          </table:table-cell>
          <table:table-cell office:value-type="string">
            <text:p>Mauric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42574724373 , -1.61680745811069]</text:p>
          </table:table-cell>
          <table:table-cell table:formula="of:=JSONCOLLAT([.M782])" office:value-type="string" office:string-value="47.1942574724373">
            <text:p>47.1942574724373</text:p>
          </table:table-cell>
          <table:table-cell table:formula="of:=JSONCOLLONG([.M782])" office:value-type="string" office:string-value="-1.61680745811069">
            <text:p>-1.61680745811069</text:p>
          </table:table-cell>
          <table:table-cell table:formula="of:=REMPLACECOLONNESAERMODEDECOLLECTE([.N782];[.O7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5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oche Maurice</text:p>
          </table:table-cell>
          <table:table-cell office:value-type="string">
            <text:p>Mauric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42740452443 , -1.61680565430425]</text:p>
          </table:table-cell>
          <table:table-cell table:formula="of:=JSONCOLLAT([.M783])" office:value-type="string" office:string-value="47.1942740452443">
            <text:p>47.1942740452443</text:p>
          </table:table-cell>
          <table:table-cell table:formula="of:=JSONCOLLONG([.M783])" office:value-type="string" office:string-value="-1.61680565430425">
            <text:p>-1.61680565430425</text:p>
          </table:table-cell>
          <table:table-cell table:formula="of:=REMPLACECOLONNESAERMODEDECOLLECTE([.N783];[.O78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6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Roche Maurice</text:p>
          </table:table-cell>
          <table:table-cell office:value-type="string">
            <text:p>Mauric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42915955597 , -1.61680543663227]</text:p>
          </table:table-cell>
          <table:table-cell table:formula="of:=JSONCOLLAT([.M784])" office:value-type="string" office:string-value="47.1942915955597">
            <text:p>47.1942915955597</text:p>
          </table:table-cell>
          <table:table-cell table:formula="of:=JSONCOLLONG([.M784])" office:value-type="string" office:string-value="-1.61680543663227">
            <text:p>-1.61680543663227</text:p>
          </table:table-cell>
          <table:table-cell table:formula="of:=REMPLACECOLONNESAERMODEDECOLLECTE([.N784];[.O78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Ile Botty</text:p>
          </table:table-cell>
          <table:table-cell office:value-type="string">
            <text:p>Ile Bott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13530807472 , -1.61543939568815]</text:p>
          </table:table-cell>
          <table:table-cell table:formula="of:=JSONCOLLAT([.M785])" office:value-type="string" office:string-value="47.1913530807472">
            <text:p>47.1913530807472</text:p>
          </table:table-cell>
          <table:table-cell table:formula="of:=JSONCOLLONG([.M785])" office:value-type="string" office:string-value="-1.61543939568815">
            <text:p>-1.61543939568815</text:p>
          </table:table-cell>
          <table:table-cell table:formula="of:=REMPLACECOLONNESAERMODEDECOLLECTE([.N785];[.O7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Cholet</text:p>
          </table:table-cell>
          <table:table-cell office:value-type="string">
            <text:p>Chole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10650413135 , -1.61434261698329]</text:p>
          </table:table-cell>
          <table:table-cell table:formula="of:=JSONCOLLAT([.M786])" office:value-type="string" office:string-value="47.2010650413135">
            <text:p>47.2010650413135</text:p>
          </table:table-cell>
          <table:table-cell table:formula="of:=JSONCOLLONG([.M786])" office:value-type="string" office:string-value="-1.61434261698329">
            <text:p>-1.61434261698329</text:p>
          </table:table-cell>
          <table:table-cell table:formula="of:=REMPLACECOLONNESAERMODEDECOLLECTE([.N786];[.O7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Marange Sylvange</text:p>
          </table:table-cell>
          <table:table-cell office:value-type="string">
            <text:p>Sylvang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0154507396 , -1.61078939728875]</text:p>
          </table:table-cell>
          <table:table-cell table:formula="of:=JSONCOLLAT([.M787])" office:value-type="string" office:string-value="47.2020154507396">
            <text:p>47.2020154507396</text:p>
          </table:table-cell>
          <table:table-cell table:formula="of:=JSONCOLLONG([.M787])" office:value-type="string" office:string-value="-1.61078939728875">
            <text:p>-1.61078939728875</text:p>
          </table:table-cell>
          <table:table-cell table:formula="of:=REMPLACECOLONNESAERMODEDECOLLECTE([.N787];[.O7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0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Marange Sylvange</text:p>
          </table:table-cell>
          <table:table-cell office:value-type="string">
            <text:p>Sylvang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0122646887 , -1.61076190767487]</text:p>
          </table:table-cell>
          <table:table-cell table:formula="of:=JSONCOLLAT([.M788])" office:value-type="string" office:string-value="47.2020122646887">
            <text:p>47.2020122646887</text:p>
          </table:table-cell>
          <table:table-cell table:formula="of:=JSONCOLLONG([.M788])" office:value-type="string" office:string-value="-1.61076190767487">
            <text:p>-1.61076190767487</text:p>
          </table:table-cell>
          <table:table-cell table:formula="of:=REMPLACECOLONNESAERMODEDECOLLECTE([.N788];[.O78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arange Sylvange</text:p>
          </table:table-cell>
          <table:table-cell office:value-type="string">
            <text:p>Sylvang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0071751857 , -1.6107297352648]</text:p>
          </table:table-cell>
          <table:table-cell table:formula="of:=JSONCOLLAT([.M789])" office:value-type="string" office:string-value="47.2020071751857">
            <text:p>47.2020071751857</text:p>
          </table:table-cell>
          <table:table-cell table:formula="of:=JSONCOLLONG([.M789])" office:value-type="string" office:string-value="-1.6107297352648">
            <text:p>-1.6107297352648</text:p>
          </table:table-cell>
          <table:table-cell table:formula="of:=REMPLACECOLONNESAERMODEDECOLLECTE([.N789];[.O78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Housset</text:p>
          </table:table-cell>
          <table:table-cell office:value-type="string">
            <text:p>Housse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27663554622 , -1.60832821854175]</text:p>
          </table:table-cell>
          <table:table-cell table:formula="of:=JSONCOLLAT([.M790])" office:value-type="string" office:string-value="47.2027663554622">
            <text:p>47.2027663554622</text:p>
          </table:table-cell>
          <table:table-cell table:formula="of:=JSONCOLLONG([.M790])" office:value-type="string" office:string-value="-1.60832821854175">
            <text:p>-1.60832821854175</text:p>
          </table:table-cell>
          <table:table-cell table:formula="of:=REMPLACECOLONNESAERMODEDECOLLECTE([.N790];[.O7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64883936048 , -1.60766821732775]</text:p>
          </table:table-cell>
          <table:table-cell table:formula="of:=JSONCOLLAT([.M791])" office:value-type="string" office:string-value="47.2064883936048">
            <text:p>47.2064883936048</text:p>
          </table:table-cell>
          <table:table-cell table:formula="of:=JSONCOLLONG([.M791])" office:value-type="string" office:string-value="-1.60766821732775">
            <text:p>-1.60766821732775</text:p>
          </table:table-cell>
          <table:table-cell table:formula="of:=REMPLACECOLONNESAERMODEDECOLLECTE([.N791];[.O79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Lucien Aubert</text:p>
          </table:table-cell>
          <table:table-cell office:value-type="string">
            <text:p>Aube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65106298245 , -1.60765168453679]</text:p>
          </table:table-cell>
          <table:table-cell table:formula="of:=JSONCOLLAT([.M792])" office:value-type="string" office:string-value="47.2065106298245">
            <text:p>47.2065106298245</text:p>
          </table:table-cell>
          <table:table-cell table:formula="of:=JSONCOLLONG([.M792])" office:value-type="string" office:string-value="-1.60765168453679">
            <text:p>-1.60765168453679</text:p>
          </table:table-cell>
          <table:table-cell table:formula="of:=REMPLACECOLONNESAERMODEDECOLLECTE([.N792];[.O7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8618231 , -1.60676134316398]</text:p>
          </table:table-cell>
          <table:table-cell table:formula="of:=JSONCOLLAT([.M793])" office:value-type="string" office:string-value="47.2098618231">
            <text:p>47.2098618231</text:p>
          </table:table-cell>
          <table:table-cell table:formula="of:=JSONCOLLONG([.M793])" office:value-type="string" office:string-value="-1.60676134316398">
            <text:p>-1.60676134316398</text:p>
          </table:table-cell>
          <table:table-cell table:formula="of:=REMPLACECOLONNESAERMODEDECOLLECTE([.N793];[.O79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8543120612 , -1.60673958867849]</text:p>
          </table:table-cell>
          <table:table-cell table:formula="of:=JSONCOLLAT([.M794])" office:value-type="string" office:string-value="47.2098543120612">
            <text:p>47.2098543120612</text:p>
          </table:table-cell>
          <table:table-cell table:formula="of:=JSONCOLLONG([.M794])" office:value-type="string" office:string-value="-1.60673958867849">
            <text:p>-1.60673958867849</text:p>
          </table:table-cell>
          <table:table-cell table:formula="of:=REMPLACECOLONNESAERMODEDECOLLECTE([.N794];[.O79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Olivesi</text:p>
          </table:table-cell>
          <table:table-cell office:value-type="string">
            <text:p>Olivesi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8242161822 , -1.60665408135485]</text:p>
          </table:table-cell>
          <table:table-cell table:formula="of:=JSONCOLLAT([.M795])" office:value-type="string" office:string-value="47.2098242161822">
            <text:p>47.2098242161822</text:p>
          </table:table-cell>
          <table:table-cell table:formula="of:=JSONCOLLONG([.M795])" office:value-type="string" office:string-value="-1.60665408135485">
            <text:p>-1.60665408135485</text:p>
          </table:table-cell>
          <table:table-cell table:formula="of:=REMPLACECOLONNESAERMODEDECOLLECTE([.N795];[.O7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45292356016 , -1.60685080007897]</text:p>
          </table:table-cell>
          <table:table-cell table:formula="of:=JSONCOLLAT([.M796])" office:value-type="string" office:string-value="47.2145292356016">
            <text:p>47.2145292356016</text:p>
          </table:table-cell>
          <table:table-cell table:formula="of:=JSONCOLLONG([.M796])" office:value-type="string" office:string-value="-1.60685080007897">
            <text:p>-1.60685080007897</text:p>
          </table:table-cell>
          <table:table-cell table:formula="of:=REMPLACECOLONNESAERMODEDECOLLECTE([.N796];[.O7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9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3422218514 , -1.60534904852056]</text:p>
          </table:table-cell>
          <table:table-cell table:formula="of:=JSONCOLLAT([.M797])" office:value-type="string" office:string-value="47.1993422218514">
            <text:p>47.1993422218514</text:p>
          </table:table-cell>
          <table:table-cell table:formula="of:=JSONCOLLONG([.M797])" office:value-type="string" office:string-value="-1.60534904852056">
            <text:p>-1.60534904852056</text:p>
          </table:table-cell>
          <table:table-cell table:formula="of:=REMPLACECOLONNESAERMODEDECOLLECTE([.N797];[.O79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0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3632217682 , -1.60533848266561]</text:p>
          </table:table-cell>
          <table:table-cell table:formula="of:=JSONCOLLAT([.M798])" office:value-type="string" office:string-value="47.1993632217682">
            <text:p>47.1993632217682</text:p>
          </table:table-cell>
          <table:table-cell table:formula="of:=JSONCOLLONG([.M798])" office:value-type="string" office:string-value="-1.60533848266561">
            <text:p>-1.60533848266561</text:p>
          </table:table-cell>
          <table:table-cell table:formula="of:=REMPLACECOLONNESAERMODEDECOLLECTE([.N798];[.O79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3831923542 , -1.60532784098993]</text:p>
          </table:table-cell>
          <table:table-cell table:formula="of:=JSONCOLLAT([.M799])" office:value-type="string" office:string-value="47.1993831923542">
            <text:p>47.1993831923542</text:p>
          </table:table-cell>
          <table:table-cell table:formula="of:=JSONCOLLONG([.M799])" office:value-type="string" office:string-value="-1.60532784098993">
            <text:p>-1.60532784098993</text:p>
          </table:table-cell>
          <table:table-cell table:formula="of:=REMPLACECOLONNESAERMODEDECOLLECTE([.N799];[.O7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0663350452 , -1.60402432884032]</text:p>
          </table:table-cell>
          <table:table-cell table:formula="of:=JSONCOLLAT([.M800])" office:value-type="string" office:string-value="47.2030663350452">
            <text:p>47.2030663350452</text:p>
          </table:table-cell>
          <table:table-cell table:formula="of:=JSONCOLLONG([.M800])" office:value-type="string" office:string-value="-1.60402432884032">
            <text:p>-1.60402432884032</text:p>
          </table:table-cell>
          <table:table-cell table:formula="of:=REMPLACECOLONNESAERMODEDECOLLECTE([.N800];[.O8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3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759035811 , -1.60451705744127]</text:p>
          </table:table-cell>
          <table:table-cell table:formula="of:=JSONCOLLAT([.M801])" office:value-type="string" office:string-value="47.209759035811">
            <text:p>47.209759035811</text:p>
          </table:table-cell>
          <table:table-cell table:formula="of:=JSONCOLLONG([.M801])" office:value-type="string" office:string-value="-1.60451705744127">
            <text:p>-1.60451705744127</text:p>
          </table:table-cell>
          <table:table-cell table:formula="of:=REMPLACECOLONNESAERMODEDECOLLECTE([.N801];[.O80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0862538654 , -1.60401519590629]</text:p>
          </table:table-cell>
          <table:table-cell table:formula="of:=JSONCOLLAT([.M802])" office:value-type="string" office:string-value="47.2030862538654">
            <text:p>47.2030862538654</text:p>
          </table:table-cell>
          <table:table-cell table:formula="of:=JSONCOLLONG([.M802])" office:value-type="string" office:string-value="-1.60401519590629">
            <text:p>-1.60401519590629</text:p>
          </table:table-cell>
          <table:table-cell table:formula="of:=REMPLACECOLONNESAERMODEDECOLLECTE([.N802];[.O80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5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Abbaye</text:p>
          </table:table-cell>
          <table:table-cell office:value-type="string">
            <text:p>Moul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1070470721 , -1.60401066985119]</text:p>
          </table:table-cell>
          <table:table-cell table:formula="of:=JSONCOLLAT([.M803])" office:value-type="string" office:string-value="47.2031070470721">
            <text:p>47.2031070470721</text:p>
          </table:table-cell>
          <table:table-cell table:formula="of:=JSONCOLLONG([.M803])" office:value-type="string" office:string-value="-1.60401066985119">
            <text:p>-1.60401066985119</text:p>
          </table:table-cell>
          <table:table-cell table:formula="of:=REMPLACECOLONNESAERMODEDECOLLECTE([.N803];[.O80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6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7352138119 , -1.60445927206507]</text:p>
          </table:table-cell>
          <table:table-cell table:formula="of:=JSONCOLLAT([.M804])" office:value-type="string" office:string-value="47.2097352138119">
            <text:p>47.2097352138119</text:p>
          </table:table-cell>
          <table:table-cell table:formula="of:=JSONCOLLONG([.M804])" office:value-type="string" office:string-value="-1.60445927206507">
            <text:p>-1.60445927206507</text:p>
          </table:table-cell>
          <table:table-cell table:formula="of:=REMPLACECOLONNESAERMODEDECOLLECTE([.N804];[.O8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7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u Lot</text:p>
          </table:table-cell>
          <table:table-cell office:value-type="string">
            <text:p>Lo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7266213559 , -1.60443895272042]</text:p>
          </table:table-cell>
          <table:table-cell table:formula="of:=JSONCOLLAT([.M805])" office:value-type="string" office:string-value="47.2097266213559">
            <text:p>47.2097266213559</text:p>
          </table:table-cell>
          <table:table-cell table:formula="of:=JSONCOLLONG([.M805])" office:value-type="string" office:string-value="-1.60443895272042">
            <text:p>-1.60443895272042</text:p>
          </table:table-cell>
          <table:table-cell table:formula="of:=REMPLACECOLONNESAERMODEDECOLLECTE([.N805];[.O80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Durantière</text:p>
          </table:table-cell>
          <table:table-cell office:value-type="string">
            <text:p>Durantiè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5961566434 , -1.6040211718337]</text:p>
          </table:table-cell>
          <table:table-cell table:formula="of:=JSONCOLLAT([.M806])" office:value-type="string" office:string-value="47.2135961566434">
            <text:p>47.2135961566434</text:p>
          </table:table-cell>
          <table:table-cell table:formula="of:=JSONCOLLONG([.M806])" office:value-type="string" office:string-value="-1.6040211718337">
            <text:p>-1.6040211718337</text:p>
          </table:table-cell>
          <table:table-cell table:formula="of:=REMPLACECOLONNESAERMODEDECOLLECTE([.N806];[.O8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9</text:p>
          </table:table-cell>
          <table:table-cell office:value-type="string">
            <text:p>plastiqu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Herblain</text:p>
          </table:table-cell>
          <table:table-cell office:value-type="string">
            <text:p>Herbla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05398211439 , -1.60338121477662]</text:p>
          </table:table-cell>
          <table:table-cell table:formula="of:=JSONCOLLAT([.M807])" office:value-type="string" office:string-value="47.2105398211439">
            <text:p>47.2105398211439</text:p>
          </table:table-cell>
          <table:table-cell table:formula="of:=JSONCOLLONG([.M807])" office:value-type="string" office:string-value="-1.60338121477662">
            <text:p>-1.60338121477662</text:p>
          </table:table-cell>
          <table:table-cell table:formula="of:=REMPLACECOLONNESAERMODEDECOLLECTE([.N807];[.O80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Herblain</text:p>
          </table:table-cell>
          <table:table-cell office:value-type="string">
            <text:p>Herbla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05184634361 , -1.60337207070876]</text:p>
          </table:table-cell>
          <table:table-cell table:formula="of:=JSONCOLLAT([.M808])" office:value-type="string" office:string-value="47.2105184634361">
            <text:p>47.2105184634361</text:p>
          </table:table-cell>
          <table:table-cell table:formula="of:=JSONCOLLONG([.M808])" office:value-type="string" office:string-value="-1.60337207070876">
            <text:p>-1.60337207070876</text:p>
          </table:table-cell>
          <table:table-cell table:formula="of:=REMPLACECOLONNESAERMODEDECOLLECTE([.N808];[.O8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1</text:p>
          </table:table-cell>
          <table:table-cell office:value-type="string">
            <text:p>papiercart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Saint Herblain</text:p>
          </table:table-cell>
          <table:table-cell office:value-type="string">
            <text:p>Herblai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04992676645 , -1.60336005702766]</text:p>
          </table:table-cell>
          <table:table-cell table:formula="of:=JSONCOLLAT([.M809])" office:value-type="string" office:string-value="47.2104992676645">
            <text:p>47.2104992676645</text:p>
          </table:table-cell>
          <table:table-cell table:formula="of:=JSONCOLLONG([.M809])" office:value-type="string" office:string-value="-1.60336005702766">
            <text:p>-1.60336005702766</text:p>
          </table:table-cell>
          <table:table-cell table:formula="of:=REMPLACECOLONNESAERMODEDECOLLECTE([.N809];[.O809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2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 office:value-type="string">
            <text:p>Ecopoint de Chantenay</text:p>
          </table:table-cell>
          <table:table-cell office:value-type="string">
            <text:p><text:s/></text:p>
          </table:table-cell>
          <table:table-cell office:value-type="string">
            <text:p>Boulevard de Chantenay</text:p>
          </table:table-cell>
          <table:table-cell office:value-type="string">
            <text:p>Chantena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3692846932 , -1.60184354930085]</text:p>
          </table:table-cell>
          <table:table-cell table:formula="of:=JSONCOLLAT([.M810])" office:value-type="string" office:string-value="47.1983692846932">
            <text:p>47.1983692846932</text:p>
          </table:table-cell>
          <table:table-cell table:formula="of:=JSONCOLLONG([.M810])" office:value-type="string" office:string-value="-1.60184354930085">
            <text:p>-1.60184354930085</text:p>
          </table:table-cell>
          <table:table-cell table:formula="of:=REMPLACECOLONNESAERMODEDECOLLECTE([.N810];[.O81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3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Ecopoint de Chantenay</text:p>
          </table:table-cell>
          <table:table-cell office:value-type="string">
            <text:p><text:s/></text:p>
          </table:table-cell>
          <table:table-cell office:value-type="string">
            <text:p>Boulevard de Chantenay</text:p>
          </table:table-cell>
          <table:table-cell office:value-type="string">
            <text:p>Chantena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83723757391 , -1.60181349600228]</text:p>
          </table:table-cell>
          <table:table-cell table:formula="of:=JSONCOLLAT([.M811])" office:value-type="string" office:string-value="47.1983723757391">
            <text:p>47.1983723757391</text:p>
          </table:table-cell>
          <table:table-cell table:formula="of:=JSONCOLLONG([.M811])" office:value-type="string" office:string-value="-1.60181349600228">
            <text:p>-1.60181349600228</text:p>
          </table:table-cell>
          <table:table-cell table:formula="of:=REMPLACECOLONNESAERMODEDECOLLECTE([.N811];[.O8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Contrie</text:p>
          </table:table-cell>
          <table:table-cell office:value-type="string">
            <text:p>Contri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0201926655 , -1.60213680141381]</text:p>
          </table:table-cell>
          <table:table-cell table:formula="of:=JSONCOLLAT([.M812])" office:value-type="string" office:string-value="47.2210201926655">
            <text:p>47.2210201926655</text:p>
          </table:table-cell>
          <table:table-cell table:formula="of:=JSONCOLLONG([.M812])" office:value-type="string" office:string-value="-1.60213680141381">
            <text:p>-1.60213680141381</text:p>
          </table:table-cell>
          <table:table-cell table:formula="of:=REMPLACECOLONNESAERMODEDECOLLECTE([.N812];[.O8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Contrie</text:p>
          </table:table-cell>
          <table:table-cell office:value-type="string">
            <text:p>Contri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0148943109 , -1.60211066195064]</text:p>
          </table:table-cell>
          <table:table-cell table:formula="of:=JSONCOLLAT([.M813])" office:value-type="string" office:string-value="47.2210148943109">
            <text:p>47.2210148943109</text:p>
          </table:table-cell>
          <table:table-cell table:formula="of:=JSONCOLLONG([.M813])" office:value-type="string" office:string-value="-1.60211066195064">
            <text:p>-1.60211066195064</text:p>
          </table:table-cell>
          <table:table-cell table:formula="of:=REMPLACECOLONNESAERMODEDECOLLECTE([.N813];[.O81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6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Contrie</text:p>
          </table:table-cell>
          <table:table-cell office:value-type="string">
            <text:p>Contri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10095959504 , -1.60208452249263]</text:p>
          </table:table-cell>
          <table:table-cell table:formula="of:=JSONCOLLAT([.M814])" office:value-type="string" office:string-value="47.2210095959504">
            <text:p>47.2210095959504</text:p>
          </table:table-cell>
          <table:table-cell table:formula="of:=JSONCOLLONG([.M814])" office:value-type="string" office:string-value="-1.60208452249263">
            <text:p>-1.60208452249263</text:p>
          </table:table-cell>
          <table:table-cell table:formula="of:=REMPLACECOLONNESAERMODEDECOLLECTE([.N814];[.O81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Durantière</text:p>
          </table:table-cell>
          <table:table-cell office:value-type="string">
            <text:p>Durantièr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31775141295 , -1.60014666151586]</text:p>
          </table:table-cell>
          <table:table-cell table:formula="of:=JSONCOLLAT([.M815])" office:value-type="string" office:string-value="47.2131775141295">
            <text:p>47.2131775141295</text:p>
          </table:table-cell>
          <table:table-cell table:formula="of:=JSONCOLLONG([.M815])" office:value-type="string" office:string-value="-1.60014666151586">
            <text:p>-1.60014666151586</text:p>
          </table:table-cell>
          <table:table-cell table:formula="of:=REMPLACECOLONNESAERMODEDECOLLECTE([.N815];[.O8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Préfailles</text:p>
          </table:table-cell>
          <table:table-cell office:value-type="string">
            <text:p>Préfaill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323278101 , -1.59859931533638]</text:p>
          </table:table-cell>
          <table:table-cell table:formula="of:=JSONCOLLAT([.M816])" office:value-type="string" office:string-value="47.2045323278101">
            <text:p>47.2045323278101</text:p>
          </table:table-cell>
          <table:table-cell table:formula="of:=JSONCOLLONG([.M816])" office:value-type="string" office:string-value="-1.59859931533638">
            <text:p>-1.59859931533638</text:p>
          </table:table-cell>
          <table:table-cell table:formula="of:=REMPLACECOLONNESAERMODEDECOLLECTE([.N816];[.O81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Préfailles</text:p>
          </table:table-cell>
          <table:table-cell office:value-type="string">
            <text:p>Préfaill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531723727 , -1.59859327662559]</text:p>
          </table:table-cell>
          <table:table-cell table:formula="of:=JSONCOLLAT([.M817])" office:value-type="string" office:string-value="47.2045531723727">
            <text:p>47.2045531723727</text:p>
          </table:table-cell>
          <table:table-cell table:formula="of:=JSONCOLLONG([.M817])" office:value-type="string" office:string-value="-1.59859327662559">
            <text:p>-1.59859327662559</text:p>
          </table:table-cell>
          <table:table-cell table:formula="of:=REMPLACECOLONNESAERMODEDECOLLECTE([.N817];[.O8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Perron</text:p>
          </table:table-cell>
          <table:table-cell office:value-type="string">
            <text:p>Perr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39085011252 , -1.59999243774991]</text:p>
          </table:table-cell>
          <table:table-cell table:formula="of:=JSONCOLLAT([.M818])" office:value-type="string" office:string-value="47.2239085011252">
            <text:p>47.2239085011252</text:p>
          </table:table-cell>
          <table:table-cell table:formula="of:=JSONCOLLONG([.M818])" office:value-type="string" office:string-value="-1.59999243774991">
            <text:p>-1.59999243774991</text:p>
          </table:table-cell>
          <table:table-cell table:formula="of:=REMPLACECOLONNESAERMODEDECOLLECTE([.N818];[.O8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Préfailles</text:p>
          </table:table-cell>
          <table:table-cell office:value-type="string">
            <text:p>Préfaill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5729897811 , -1.59855687810312]</text:p>
          </table:table-cell>
          <table:table-cell table:formula="of:=JSONCOLLAT([.M819])" office:value-type="string" office:string-value="47.2045729897811">
            <text:p>47.2045729897811</text:p>
          </table:table-cell>
          <table:table-cell table:formula="of:=JSONCOLLONG([.M819])" office:value-type="string" office:string-value="-1.59855687810312">
            <text:p>-1.59855687810312</text:p>
          </table:table-cell>
          <table:table-cell table:formula="of:=REMPLACECOLONNESAERMODEDECOLLECTE([.N819];[.O81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2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epos de Chasse</text:p>
          </table:table-cell>
          <table:table-cell office:value-type="string">
            <text:p>Repo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62818025134 , -1.59865751487985]</text:p>
          </table:table-cell>
          <table:table-cell table:formula="of:=JSONCOLLAT([.M820])" office:value-type="string" office:string-value="47.2162818025134">
            <text:p>47.2162818025134</text:p>
          </table:table-cell>
          <table:table-cell table:formula="of:=JSONCOLLONG([.M820])" office:value-type="string" office:string-value="-1.59865751487985">
            <text:p>-1.59865751487985</text:p>
          </table:table-cell>
          <table:table-cell table:formula="of:=REMPLACECOLONNESAERMODEDECOLLECTE([.N820];[.O82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3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epos de Chasse</text:p>
          </table:table-cell>
          <table:table-cell office:value-type="string">
            <text:p>Repo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62938472294 , -1.5986371969056]</text:p>
          </table:table-cell>
          <table:table-cell table:formula="of:=JSONCOLLAT([.M821])" office:value-type="string" office:string-value="47.2162938472294">
            <text:p>47.2162938472294</text:p>
          </table:table-cell>
          <table:table-cell table:formula="of:=JSONCOLLONG([.M821])" office:value-type="string" office:string-value="-1.5986371969056">
            <text:p>-1.5986371969056</text:p>
          </table:table-cell>
          <table:table-cell table:formula="of:=REMPLACECOLONNESAERMODEDECOLLECTE([.N821];[.O82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Repos de Chasse</text:p>
          </table:table-cell>
          <table:table-cell office:value-type="string">
            <text:p>Repo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63059435186 , -1.59861536816899]</text:p>
          </table:table-cell>
          <table:table-cell table:formula="of:=JSONCOLLAT([.M822])" office:value-type="string" office:string-value="47.2163059435186">
            <text:p>47.2163059435186</text:p>
          </table:table-cell>
          <table:table-cell table:formula="of:=JSONCOLLONG([.M822])" office:value-type="string" office:string-value="-1.59861536816899">
            <text:p>-1.59861536816899</text:p>
          </table:table-cell>
          <table:table-cell table:formula="of:=REMPLACECOLONNESAERMODEDECOLLECTE([.N822];[.O8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5</text:p>
          </table:table-cell>
          <table:table-cell office:value-type="string">
            <text:p>plastiqu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uillon</text:p>
          </table:table-cell>
          <table:table-cell office:value-type="string">
            <text:p>Bouill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86577252317 , -1.59776745484401]</text:p>
          </table:table-cell>
          <table:table-cell table:formula="of:=JSONCOLLAT([.M823])" office:value-type="string" office:string-value="47.2186577252317">
            <text:p>47.2186577252317</text:p>
          </table:table-cell>
          <table:table-cell table:formula="of:=JSONCOLLONG([.M823])" office:value-type="string" office:string-value="-1.59776745484401">
            <text:p>-1.59776745484401</text:p>
          </table:table-cell>
          <table:table-cell table:formula="of:=REMPLACECOLONNESAERMODEDECOLLECTE([.N823];[.O82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6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uillon</text:p>
          </table:table-cell>
          <table:table-cell office:value-type="string">
            <text:p>Bouill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86727546444 , -1.5977503844339]</text:p>
          </table:table-cell>
          <table:table-cell table:formula="of:=JSONCOLLAT([.M824])" office:value-type="string" office:string-value="47.2186727546444">
            <text:p>47.2186727546444</text:p>
          </table:table-cell>
          <table:table-cell table:formula="of:=JSONCOLLONG([.M824])" office:value-type="string" office:string-value="-1.5977503844339">
            <text:p>-1.5977503844339</text:p>
          </table:table-cell>
          <table:table-cell table:formula="of:=REMPLACECOLONNESAERMODEDECOLLECTE([.N824];[.O82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uillon</text:p>
          </table:table-cell>
          <table:table-cell office:value-type="string">
            <text:p>Bouill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186867547241 , -1.59773323834076]</text:p>
          </table:table-cell>
          <table:table-cell table:formula="of:=JSONCOLLAT([.M825])" office:value-type="string" office:string-value="47.2186867547241">
            <text:p>47.2186867547241</text:p>
          </table:table-cell>
          <table:table-cell table:formula="of:=JSONCOLLONG([.M825])" office:value-type="string" office:string-value="-1.59773323834076">
            <text:p>-1.59773323834076</text:p>
          </table:table-cell>
          <table:table-cell table:formula="of:=REMPLACECOLONNESAERMODEDECOLLECTE([.N825];[.O8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ourderies</text:p>
          </table:table-cell>
          <table:table-cell office:value-type="string">
            <text:p>Bourderies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66734179294 , -1.59582206029831]</text:p>
          </table:table-cell>
          <table:table-cell table:formula="of:=JSONCOLLAT([.M826])" office:value-type="string" office:string-value="47.2066734179294">
            <text:p>47.2066734179294</text:p>
          </table:table-cell>
          <table:table-cell table:formula="of:=JSONCOLLONG([.M826])" office:value-type="string" office:string-value="-1.59582206029831">
            <text:p>-1.59582206029831</text:p>
          </table:table-cell>
          <table:table-cell table:formula="of:=REMPLACECOLONNESAERMODEDECOLLECTE([.N826];[.O8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ndré Hougron</text:p>
          </table:table-cell>
          <table:table-cell office:value-type="string">
            <text:p>Hougr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1992576047053 , -1.59208416695661]</text:p>
          </table:table-cell>
          <table:table-cell table:formula="of:=JSONCOLLAT([.M827])" office:value-type="string" office:string-value="47.1992576047053">
            <text:p>47.1992576047053</text:p>
          </table:table-cell>
          <table:table-cell table:formula="of:=JSONCOLLONG([.M827])" office:value-type="string" office:string-value="-1.59208416695661">
            <text:p>-1.59208416695661</text:p>
          </table:table-cell>
          <table:table-cell table:formula="of:=REMPLACECOLONNESAERMODEDECOLLECTE([.N827];[.O8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bles d'Olonne</text:p>
          </table:table-cell>
          <table:table-cell office:value-type="string">
            <text:p>Olonn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658506592 , -1.59265224698043]</text:p>
          </table:table-cell>
          <table:table-cell table:formula="of:=JSONCOLLAT([.M828])" office:value-type="string" office:string-value="47.209658506592">
            <text:p>47.209658506592</text:p>
          </table:table-cell>
          <table:table-cell table:formula="of:=JSONCOLLONG([.M828])" office:value-type="string" office:string-value="-1.59265224698043">
            <text:p>-1.59265224698043</text:p>
          </table:table-cell>
          <table:table-cell table:formula="of:=REMPLACECOLONNESAERMODEDECOLLECTE([.N828];[.O8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1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bles d'Olonne</text:p>
          </table:table-cell>
          <table:table-cell office:value-type="string">
            <text:p>Olonn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6706017699 , -1.59263041959243]</text:p>
          </table:table-cell>
          <table:table-cell table:formula="of:=JSONCOLLAT([.M829])" office:value-type="string" office:string-value="47.2096706017699">
            <text:p>47.2096706017699</text:p>
          </table:table-cell>
          <table:table-cell table:formula="of:=JSONCOLLONG([.M829])" office:value-type="string" office:string-value="-1.59263041959243">
            <text:p>-1.59263041959243</text:p>
          </table:table-cell>
          <table:table-cell table:formula="of:=REMPLACECOLONNESAERMODEDECOLLECTE([.N829];[.O82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Sables d'Olonne</text:p>
          </table:table-cell>
          <table:table-cell office:value-type="string">
            <text:p>Olonn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96805867724 , -1.59260995164211]</text:p>
          </table:table-cell>
          <table:table-cell table:formula="of:=JSONCOLLAT([.M830])" office:value-type="string" office:string-value="47.2096805867724">
            <text:p>47.2096805867724</text:p>
          </table:table-cell>
          <table:table-cell table:formula="of:=JSONCOLLONG([.M830])" office:value-type="string" office:string-value="-1.59260995164211">
            <text:p>-1.59260995164211</text:p>
          </table:table-cell>
          <table:table-cell table:formula="of:=REMPLACECOLONNESAERMODEDECOLLECTE([.N830];[.O830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3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u Fonteny</text:p>
          </table:table-cell>
          <table:table-cell office:value-type="string">
            <text:p>Fonteny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47722971548 , -1.59201951147385]</text:p>
          </table:table-cell>
          <table:table-cell table:formula="of:=JSONCOLLAT([.M831])" office:value-type="string" office:string-value="47.2047722971548">
            <text:p>47.2047722971548</text:p>
          </table:table-cell>
          <table:table-cell table:formula="of:=JSONCOLLONG([.M831])" office:value-type="string" office:string-value="-1.59201951147385">
            <text:p>-1.59201951147385</text:p>
          </table:table-cell>
          <table:table-cell table:formula="of:=REMPLACECOLONNESAERMODEDECOLLECTE([.N831];[.O8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Terrien</text:p>
          </table:table-cell>
          <table:table-cell office:value-type="string">
            <text:p>Terrie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623873932 , -1.59092678443369]</text:p>
          </table:table-cell>
          <table:table-cell table:formula="of:=JSONCOLLAT([.M832])" office:value-type="string" office:string-value="47.203623873932">
            <text:p>47.203623873932</text:p>
          </table:table-cell>
          <table:table-cell table:formula="of:=JSONCOLLONG([.M832])" office:value-type="string" office:string-value="-1.59092678443369">
            <text:p>-1.59092678443369</text:p>
          </table:table-cell>
          <table:table-cell table:formula="of:=REMPLACECOLONNESAERMODEDECOLLECTE([.N832];[.O8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5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seillaise</text:p>
          </table:table-cell>
          <table:table-cell office:value-type="string">
            <text:p>Marseillais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73723182478 , -1.59066879541323]</text:p>
          </table:table-cell>
          <table:table-cell table:formula="of:=JSONCOLLAT([.M833])" office:value-type="string" office:string-value="47.2073723182478">
            <text:p>47.2073723182478</text:p>
          </table:table-cell>
          <table:table-cell table:formula="of:=JSONCOLLONG([.M833])" office:value-type="string" office:string-value="-1.59066879541323">
            <text:p>-1.59066879541323</text:p>
          </table:table-cell>
          <table:table-cell table:formula="of:=REMPLACECOLONNESAERMODEDECOLLECTE([.N833];[.O83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seillaise</text:p>
          </table:table-cell>
          <table:table-cell office:value-type="string">
            <text:p>Marseillais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73682009971 , -1.59063820761169]</text:p>
          </table:table-cell>
          <table:table-cell table:formula="of:=JSONCOLLAT([.M834])" office:value-type="string" office:string-value="47.2073682009971">
            <text:p>47.2073682009971</text:p>
          </table:table-cell>
          <table:table-cell table:formula="of:=JSONCOLLONG([.M834])" office:value-type="string" office:string-value="-1.59063820761169">
            <text:p>-1.59063820761169</text:p>
          </table:table-cell>
          <table:table-cell table:formula="of:=REMPLACECOLONNESAERMODEDECOLLECTE([.N834];[.O8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7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rseillaise</text:p>
          </table:table-cell>
          <table:table-cell office:value-type="string">
            <text:p>Marseillaise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7361201608 , -1.59060135121429]</text:p>
          </table:table-cell>
          <table:table-cell table:formula="of:=JSONCOLLAT([.M835])" office:value-type="string" office:string-value="47.207361201608">
            <text:p>47.207361201608</text:p>
          </table:table-cell>
          <table:table-cell table:formula="of:=JSONCOLLONG([.M835])" office:value-type="string" office:string-value="-1.59060135121429">
            <text:p>-1.59060135121429</text:p>
          </table:table-cell>
          <table:table-cell table:formula="of:=REMPLACECOLONNESAERMODEDECOLLECTE([.N835];[.O83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8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 office:value-type="string">
            <text:p>Ecopoint des Dervallières</text:p>
          </table:table-cell>
          <table:table-cell office:value-type="string">
            <text:p><text:s/></text:p>
          </table:table-cell>
          <table:table-cell office:value-type="string">
            <text:p>Rue Jean Marc Nattier</text:p>
          </table:table-cell>
          <table:table-cell office:value-type="string">
            <text:p>Nattie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53747321435 , -1.59161591807589]</text:p>
          </table:table-cell>
          <table:table-cell table:formula="of:=JSONCOLLAT([.M836])" office:value-type="string" office:string-value="47.2253747321435">
            <text:p>47.2253747321435</text:p>
          </table:table-cell>
          <table:table-cell table:formula="of:=JSONCOLLONG([.M836])" office:value-type="string" office:string-value="-1.59161591807589">
            <text:p>-1.59161591807589</text:p>
          </table:table-cell>
          <table:table-cell table:formula="of:=REMPLACECOLONNESAERMODEDECOLLECTE([.N836];[.O83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9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Marc Nattier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53887312911 , -1.59159876824397]</text:p>
          </table:table-cell>
          <table:table-cell table:formula="of:=JSONCOLLAT([.M837])" office:value-type="string" office:string-value="47.2253887312911">
            <text:p>47.2253887312911</text:p>
          </table:table-cell>
          <table:table-cell table:formula="of:=JSONCOLLONG([.M837])" office:value-type="string" office:string-value="-1.59159876824397">
            <text:p>-1.59159876824397</text:p>
          </table:table-cell>
          <table:table-cell table:formula="of:=REMPLACECOLONNESAERMODEDECOLLECTE([.N837];[.O83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 office:value-type="string">
            <text:p>Ecopoint des Dervallières</text:p>
          </table:table-cell>
          <table:table-cell office:value-type="string">
            <text:p><text:s/></text:p>
          </table:table-cell>
          <table:table-cell office:value-type="string">
            <text:p>Rue Jean Marc Nattier</text:p>
          </table:table-cell>
          <table:table-cell office:value-type="string">
            <text:p>Nattier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254438014922 , -1.59152707122856]</text:p>
          </table:table-cell>
          <table:table-cell table:formula="of:=JSONCOLLAT([.M838])" office:value-type="string" office:string-value="47.2254438014922">
            <text:p>47.2254438014922</text:p>
          </table:table-cell>
          <table:table-cell table:formula="of:=JSONCOLLONG([.M838])" office:value-type="string" office:string-value="-1.59152707122856">
            <text:p>-1.59152707122856</text:p>
          </table:table-cell>
          <table:table-cell table:formula="of:=REMPLACECOLONNESAERMODEDECOLLECTE([.N838];[.O83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 office:value-type="string">
            <text:p>Ecopoint de Viarme</text:p>
          </table:table-cell>
          <table:table-cell office:value-type="string">
            <text:p><text:s/></text:p>
          </table:table-cell>
          <table:table-cell office:value-type="string">
            <text:p>Rue d'Auvours</text:p>
          </table:table-cell>
          <table:table-cell office:value-type="string">
            <text:p>Auvours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22645222547 , -1.56493801578544]</text:p>
          </table:table-cell>
          <table:table-cell table:formula="of:=JSONCOLLAT([.M839])" office:value-type="string" office:string-value="47.2222645222547">
            <text:p>47.2222645222547</text:p>
          </table:table-cell>
          <table:table-cell table:formula="of:=JSONCOLLONG([.M839])" office:value-type="string" office:string-value="-1.56493801578544">
            <text:p>-1.56493801578544</text:p>
          </table:table-cell>
          <table:table-cell table:formula="of:=REMPLACECOLONNESAERMODEDECOLLECTE([.N839];[.O83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antaisie</text:p>
          </table:table-cell>
          <table:table-cell office:value-type="string">
            <text:p>Fantais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9413712669 , -1.56698499420486]</text:p>
          </table:table-cell>
          <table:table-cell table:formula="of:=JSONCOLLAT([.M840])" office:value-type="string" office:string-value="47.2529413712669">
            <text:p>47.2529413712669</text:p>
          </table:table-cell>
          <table:table-cell table:formula="of:=JSONCOLLONG([.M840])" office:value-type="string" office:string-value="-1.56698499420486">
            <text:p>-1.56698499420486</text:p>
          </table:table-cell>
          <table:table-cell table:formula="of:=REMPLACECOLONNESAERMODEDECOLLECTE([.N840];[.O8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3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antaisie</text:p>
          </table:table-cell>
          <table:table-cell office:value-type="string">
            <text:p>Fantais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9536661332 , -1.56695709617398]</text:p>
          </table:table-cell>
          <table:table-cell table:formula="of:=JSONCOLLAT([.M841])" office:value-type="string" office:string-value="47.2529536661332">
            <text:p>47.2529536661332</text:p>
          </table:table-cell>
          <table:table-cell table:formula="of:=JSONCOLLONG([.M841])" office:value-type="string" office:string-value="-1.56695709617398">
            <text:p>-1.56695709617398</text:p>
          </table:table-cell>
          <table:table-cell table:formula="of:=REMPLACECOLONNESAERMODEDECOLLECTE([.N841];[.O841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4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antaisie</text:p>
          </table:table-cell>
          <table:table-cell office:value-type="string">
            <text:p>Fantaisi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9672461512 , -1.56692171418436]</text:p>
          </table:table-cell>
          <table:table-cell table:formula="of:=JSONCOLLAT([.M842])" office:value-type="string" office:string-value="47.2529672461512">
            <text:p>47.2529672461512</text:p>
          </table:table-cell>
          <table:table-cell table:formula="of:=JSONCOLLONG([.M842])" office:value-type="string" office:string-value="-1.56692171418436">
            <text:p>-1.56692171418436</text:p>
          </table:table-cell>
          <table:table-cell table:formula="of:=REMPLACECOLONNESAERMODEDECOLLECTE([.N842];[.O84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Santos Dumont</text:p>
          </table:table-cell>
          <table:table-cell office:value-type="string">
            <text:p>Dumo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5783471505 , -1.56701501504541]</text:p>
          </table:table-cell>
          <table:table-cell table:formula="of:=JSONCOLLAT([.M843])" office:value-type="string" office:string-value="47.2605783471505">
            <text:p>47.2605783471505</text:p>
          </table:table-cell>
          <table:table-cell table:formula="of:=JSONCOLLONG([.M843])" office:value-type="string" office:string-value="-1.56701501504541">
            <text:p>-1.56701501504541</text:p>
          </table:table-cell>
          <table:table-cell table:formula="of:=REMPLACECOLONNESAERMODEDECOLLECTE([.N843];[.O8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6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Santos Dumont</text:p>
          </table:table-cell>
          <table:table-cell office:value-type="string">
            <text:p>Dumo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5577603867 , -1.56701351217794]</text:p>
          </table:table-cell>
          <table:table-cell table:formula="of:=JSONCOLLAT([.M844])" office:value-type="string" office:string-value="47.2605577603867">
            <text:p>47.2605577603867</text:p>
          </table:table-cell>
          <table:table-cell table:formula="of:=JSONCOLLONG([.M844])" office:value-type="string" office:string-value="-1.56701351217794">
            <text:p>-1.56701351217794</text:p>
          </table:table-cell>
          <table:table-cell table:formula="of:=REMPLACECOLONNESAERMODEDECOLLECTE([.N844];[.O84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7</text:p>
          </table:table-cell>
          <table:table-cell office:value-type="string">
            <text:p>plastiqu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Santos Dumont</text:p>
          </table:table-cell>
          <table:table-cell office:value-type="string">
            <text:p>Dumon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5968752378 , -1.56701636762712]</text:p>
          </table:table-cell>
          <table:table-cell table:formula="of:=JSONCOLLAT([.M845])" office:value-type="string" office:string-value="47.2605968752378">
            <text:p>47.2605968752378</text:p>
          </table:table-cell>
          <table:table-cell table:formula="of:=JSONCOLLONG([.M845])" office:value-type="string" office:string-value="-1.56701636762712">
            <text:p>-1.56701636762712</text:p>
          </table:table-cell>
          <table:table-cell table:formula="of:=REMPLACECOLONNESAERMODEDECOLLECTE([.N845];[.O845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8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55047586523 , -1.56713062405177]</text:p>
          </table:table-cell>
          <table:table-cell table:formula="of:=JSONCOLLAT([.M846])" office:value-type="string" office:string-value="47.2655047586523">
            <text:p>47.2655047586523</text:p>
          </table:table-cell>
          <table:table-cell table:formula="of:=JSONCOLLONG([.M846])" office:value-type="string" office:string-value="-1.56713062405177">
            <text:p>-1.56713062405177</text:p>
          </table:table-cell>
          <table:table-cell table:formula="of:=REMPLACECOLONNESAERMODEDECOLLECTE([.N846];[.O8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9</text:p>
          </table:table-cell>
          <table:table-cell office:value-type="string">
            <text:p>plastiqu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Vincent Scotto</text:p>
          </table:table-cell>
          <table:table-cell office:value-type="string">
            <text:p>Scotto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42839016076 , -1.56588567530115]</text:p>
          </table:table-cell>
          <table:table-cell table:formula="of:=JSONCOLLAT([.M847])" office:value-type="string" office:string-value="47.2542839016076">
            <text:p>47.2542839016076</text:p>
          </table:table-cell>
          <table:table-cell table:formula="of:=JSONCOLLONG([.M847])" office:value-type="string" office:string-value="-1.56588567530115">
            <text:p>-1.56588567530115</text:p>
          </table:table-cell>
          <table:table-cell table:formula="of:=REMPLACECOLONNESAERMODEDECOLLECTE([.N847];[.O84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0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Sarrazin</text:p>
          </table:table-cell>
          <table:table-cell office:value-type="string">
            <text:p>Sarrazi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426645396 , -1.56588288652872]</text:p>
          </table:table-cell>
          <table:table-cell table:formula="of:=JSONCOLLAT([.M848])" office:value-type="string" office:string-value="47.25426645396">
            <text:p>47.25426645396</text:p>
          </table:table-cell>
          <table:table-cell table:formula="of:=JSONCOLLONG([.M848])" office:value-type="string" office:string-value="-1.56588288652872">
            <text:p>-1.56588288652872</text:p>
          </table:table-cell>
          <table:table-cell table:formula="of:=REMPLACECOLONNESAERMODEDECOLLECTE([.N848];[.O84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Robert Schuman</text:p>
          </table:table-cell>
          <table:table-cell office:value-type="string">
            <text:p>Schuma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42895534624 , -1.5658406201434]</text:p>
          </table:table-cell>
          <table:table-cell table:formula="of:=JSONCOLLAT([.M849])" office:value-type="string" office:string-value="47.2542895534624">
            <text:p>47.2542895534624</text:p>
          </table:table-cell>
          <table:table-cell table:formula="of:=JSONCOLLONG([.M849])" office:value-type="string" office:string-value="-1.5658406201434">
            <text:p>-1.5658406201434</text:p>
          </table:table-cell>
          <table:table-cell table:formula="of:=REMPLACECOLONNESAERMODEDECOLLECTE([.N849];[.O8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2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Place Edouard Normand</text:p>
          </table:table-cell>
          <table:table-cell office:value-type="string">
            <text:p>Norm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184721808793 , -1.56308183608993]</text:p>
          </table:table-cell>
          <table:table-cell table:formula="of:=JSONCOLLAT([.M850])" office:value-type="string" office:string-value="47.2184721808793">
            <text:p>47.2184721808793</text:p>
          </table:table-cell>
          <table:table-cell table:formula="of:=JSONCOLLONG([.M850])" office:value-type="string" office:string-value="-1.56308183608993">
            <text:p>-1.56308183608993</text:p>
          </table:table-cell>
          <table:table-cell table:formula="of:=REMPLACECOLONNESAERMODEDECOLLECTE([.N850];[.O85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3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Place Edouard Normand</text:p>
          </table:table-cell>
          <table:table-cell office:value-type="string">
            <text:p>Norm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184271959525 , -1.56306947061072]</text:p>
          </table:table-cell>
          <table:table-cell table:formula="of:=JSONCOLLAT([.M851])" office:value-type="string" office:string-value="47.2184271959525">
            <text:p>47.2184271959525</text:p>
          </table:table-cell>
          <table:table-cell table:formula="of:=JSONCOLLONG([.M851])" office:value-type="string" office:string-value="-1.56306947061072">
            <text:p>-1.56306947061072</text:p>
          </table:table-cell>
          <table:table-cell table:formula="of:=REMPLACECOLONNESAERMODEDECOLLECTE([.N851];[.O85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Edouard Normand</text:p>
          </table:table-cell>
          <table:table-cell office:value-type="string">
            <text:p>Normand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18412266749 , -1.56305323701422]</text:p>
          </table:table-cell>
          <table:table-cell table:formula="of:=JSONCOLLAT([.M852])" office:value-type="string" office:string-value="47.218412266749">
            <text:p>47.218412266749</text:p>
          </table:table-cell>
          <table:table-cell table:formula="of:=JSONCOLLONG([.M852])" office:value-type="string" office:string-value="-1.56305323701422">
            <text:p>-1.56305323701422</text:p>
          </table:table-cell>
          <table:table-cell table:formula="of:=REMPLACECOLONNESAERMODEDECOLLECTE([.N852];[.O8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5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Paul Bellamy</text:p>
          </table:table-cell>
          <table:table-cell office:value-type="string">
            <text:p>Bellamy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4700811694 , -1.56362758501746]</text:p>
          </table:table-cell>
          <table:table-cell table:formula="of:=JSONCOLLAT([.M853])" office:value-type="string" office:string-value="47.2304700811694">
            <text:p>47.2304700811694</text:p>
          </table:table-cell>
          <table:table-cell table:formula="of:=JSONCOLLONG([.M853])" office:value-type="string" office:string-value="-1.56362758501746">
            <text:p>-1.56362758501746</text:p>
          </table:table-cell>
          <table:table-cell table:formula="of:=REMPLACECOLONNESAERMODEDECOLLECTE([.N853];[.O8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Préaubert</text:p>
          </table:table-cell>
          <table:table-cell office:value-type="string">
            <text:p>Préaubert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48111375783 , -1.56222443119119]</text:p>
          </table:table-cell>
          <table:table-cell table:formula="of:=JSONCOLLAT([.M854])" office:value-type="string" office:string-value="47.2148111375783">
            <text:p>47.2148111375783</text:p>
          </table:table-cell>
          <table:table-cell table:formula="of:=JSONCOLLONG([.M854])" office:value-type="string" office:string-value="-1.56222443119119">
            <text:p>-1.56222443119119</text:p>
          </table:table-cell>
          <table:table-cell table:formula="of:=REMPLACECOLONNESAERMODEDECOLLECTE([.N854];[.O8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49298928682 , -1.56566978278162]</text:p>
          </table:table-cell>
          <table:table-cell table:formula="of:=JSONCOLLAT([.M855])" office:value-type="string" office:string-value="47.2649298928682">
            <text:p>47.2649298928682</text:p>
          </table:table-cell>
          <table:table-cell table:formula="of:=JSONCOLLONG([.M855])" office:value-type="string" office:string-value="-1.56566978278162">
            <text:p>-1.56566978278162</text:p>
          </table:table-cell>
          <table:table-cell table:formula="of:=REMPLACECOLONNESAERMODEDECOLLECTE([.N855];[.O8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8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957408162 , -1.56178768166524]</text:p>
          </table:table-cell>
          <table:table-cell table:formula="of:=JSONCOLLAT([.M856])" office:value-type="string" office:string-value="47.220957408162">
            <text:p>47.220957408162</text:p>
          </table:table-cell>
          <table:table-cell table:formula="of:=JSONCOLLONG([.M856])" office:value-type="string" office:string-value="-1.56178768166524">
            <text:p>-1.56178768166524</text:p>
          </table:table-cell>
          <table:table-cell table:formula="of:=REMPLACECOLONNESAERMODEDECOLLECTE([.N856];[.O85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9</text:p>
          </table:table-cell>
          <table:table-cell office:value-type="string">
            <text:p>verre</text:p>
          </table:table-cell>
          <table:table-cell office:value-type="float" office:value="4.38">
            <text:p>4,38</text:p>
          </table:table-cell>
          <table:table-cell/>
          <table:table-cell office:value-type="string">
            <text:p><text:s/></text:p>
          </table:table-cell>
          <table:table-cell office:value-type="string">
            <text:p>Rue Noire</text:p>
          </table:table-cell>
          <table:table-cell office:value-type="string">
            <text:p>Noir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64039733422 , -1.56217692686518]</text:p>
          </table:table-cell>
          <table:table-cell table:formula="of:=JSONCOLLAT([.M857])" office:value-type="string" office:string-value="47.2264039733422">
            <text:p>47.2264039733422</text:p>
          </table:table-cell>
          <table:table-cell table:formula="of:=JSONCOLLONG([.M857])" office:value-type="string" office:string-value="-1.56217692686518">
            <text:p>-1.56217692686518</text:p>
          </table:table-cell>
          <table:table-cell table:formula="of:=REMPLACECOLONNESAERMODEDECOLLECTE([.N857];[.O8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0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Sarrazin</text:p>
          </table:table-cell>
          <table:table-cell office:value-type="string">
            <text:p>Sarraz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9665627018 , -1.56176108501578]</text:p>
          </table:table-cell>
          <table:table-cell table:formula="of:=JSONCOLLAT([.M858])" office:value-type="string" office:string-value="47.2209665627018">
            <text:p>47.2209665627018</text:p>
          </table:table-cell>
          <table:table-cell table:formula="of:=JSONCOLLONG([.M858])" office:value-type="string" office:string-value="-1.56176108501578">
            <text:p>-1.56176108501578</text:p>
          </table:table-cell>
          <table:table-cell table:formula="of:=REMPLACECOLONNESAERMODEDECOLLECTE([.N858];[.O85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Manoir Saint-Lo</text:p>
          </table:table-cell>
          <table:table-cell office:value-type="string">
            <text:p>Saint-Lo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0974738975 , -1.56173290245065]</text:p>
          </table:table-cell>
          <table:table-cell table:formula="of:=JSONCOLLAT([.M859])" office:value-type="string" office:string-value="47.220974738975">
            <text:p>47.220974738975</text:p>
          </table:table-cell>
          <table:table-cell table:formula="of:=JSONCOLLONG([.M859])" office:value-type="string" office:string-value="-1.56173290245065">
            <text:p>-1.56173290245065</text:p>
          </table:table-cell>
          <table:table-cell table:formula="of:=REMPLACECOLONNESAERMODEDECOLLECTE([.N859];[.O8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4759203521 , -1.56469509192375]</text:p>
          </table:table-cell>
          <table:table-cell table:formula="of:=JSONCOLLAT([.M860])" office:value-type="string" office:string-value="47.2634759203521">
            <text:p>47.2634759203521</text:p>
          </table:table-cell>
          <table:table-cell table:formula="of:=JSONCOLLONG([.M860])" office:value-type="string" office:string-value="-1.56469509192375">
            <text:p>-1.56469509192375</text:p>
          </table:table-cell>
          <table:table-cell table:formula="of:=REMPLACECOLONNESAERMODEDECOLLECTE([.N860];[.O860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3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eraudiere</text:p>
          </table:table-cell>
          <table:table-cell office:value-type="string">
            <text:p>Geraudie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347272342 , -1.56466757346913]</text:p>
          </table:table-cell>
          <table:table-cell table:formula="of:=JSONCOLLAT([.M861])" office:value-type="string" office:string-value="47.26347272342">
            <text:p>47.26347272342</text:p>
          </table:table-cell>
          <table:table-cell table:formula="of:=JSONCOLLONG([.M861])" office:value-type="string" office:string-value="-1.56466757346913">
            <text:p>-1.56466757346913</text:p>
          </table:table-cell>
          <table:table-cell table:formula="of:=REMPLACECOLONNESAERMODEDECOLLECTE([.N861];[.O8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4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du Honduras</text:p>
          </table:table-cell>
          <table:table-cell office:value-type="string">
            <text:p>Hondura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606800852733 , -1.56428193640587]</text:p>
          </table:table-cell>
          <table:table-cell table:formula="of:=JSONCOLLAT([.M862])" office:value-type="string" office:string-value="47.2606800852733">
            <text:p>47.2606800852733</text:p>
          </table:table-cell>
          <table:table-cell table:formula="of:=JSONCOLLONG([.M862])" office:value-type="string" office:string-value="-1.56428193640587">
            <text:p>-1.56428193640587</text:p>
          </table:table-cell>
          <table:table-cell table:formula="of:=REMPLACECOLONNESAERMODEDECOLLECTE([.N862];[.O8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5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nards</text:p>
          </table:table-cell>
          <table:table-cell office:value-type="string">
            <text:p>Renard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4903347494 , -1.56262235448672]</text:p>
          </table:table-cell>
          <table:table-cell table:formula="of:=JSONCOLLAT([.M863])" office:value-type="string" office:string-value="47.2534903347494">
            <text:p>47.2534903347494</text:p>
          </table:table-cell>
          <table:table-cell table:formula="of:=JSONCOLLONG([.M863])" office:value-type="string" office:string-value="-1.56262235448672">
            <text:p>-1.56262235448672</text:p>
          </table:table-cell>
          <table:table-cell table:formula="of:=REMPLACECOLONNESAERMODEDECOLLECTE([.N863];[.O8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lbert de Mun</text:p>
          </table:table-cell>
          <table:table-cell office:value-type="string">
            <text:p>Mu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05092937999 , -1.55947448910258]</text:p>
          </table:table-cell>
          <table:table-cell table:formula="of:=JSONCOLLAT([.M864])" office:value-type="string" office:string-value="47.2105092937999">
            <text:p>47.2105092937999</text:p>
          </table:table-cell>
          <table:table-cell table:formula="of:=JSONCOLLONG([.M864])" office:value-type="string" office:string-value="-1.55947448910258">
            <text:p>-1.55947448910258</text:p>
          </table:table-cell>
          <table:table-cell table:formula="of:=REMPLACECOLONNESAERMODEDECOLLECTE([.N864];[.O8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7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571481915 , -1.55942687970369]</text:p>
          </table:table-cell>
          <table:table-cell table:formula="of:=JSONCOLLAT([.M865])" office:value-type="string" office:string-value="47.2114571481915">
            <text:p>47.2114571481915</text:p>
          </table:table-cell>
          <table:table-cell table:formula="of:=JSONCOLLONG([.M865])" office:value-type="string" office:string-value="-1.55942687970369">
            <text:p>-1.55942687970369</text:p>
          </table:table-cell>
          <table:table-cell table:formula="of:=REMPLACECOLONNESAERMODEDECOLLECTE([.N865];[.O86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8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466422531 , -1.55940188501744]</text:p>
          </table:table-cell>
          <table:table-cell table:formula="of:=JSONCOLLAT([.M866])" office:value-type="string" office:string-value="47.2114466422531">
            <text:p>47.2114466422531</text:p>
          </table:table-cell>
          <table:table-cell table:formula="of:=JSONCOLLONG([.M866])" office:value-type="string" office:string-value="-1.55940188501744">
            <text:p>-1.55940188501744</text:p>
          </table:table-cell>
          <table:table-cell table:formula="of:=REMPLACECOLONNESAERMODEDECOLLECTE([.N866];[.O86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9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371656684 , -1.55937696526925]</text:p>
          </table:table-cell>
          <table:table-cell table:formula="of:=JSONCOLLAT([.M867])" office:value-type="string" office:string-value="47.2114371656684">
            <text:p>47.2114371656684</text:p>
          </table:table-cell>
          <table:table-cell table:formula="of:=JSONCOLLONG([.M867])" office:value-type="string" office:string-value="-1.55937696526925">
            <text:p>-1.55937696526925</text:p>
          </table:table-cell>
          <table:table-cell table:formula="of:=REMPLACECOLONNESAERMODEDECOLLECTE([.N867];[.O86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0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275869532 , -1.55935506683697]</text:p>
          </table:table-cell>
          <table:table-cell table:formula="of:=JSONCOLLAT([.M868])" office:value-type="string" office:string-value="47.2114275869532">
            <text:p>47.2114275869532</text:p>
          </table:table-cell>
          <table:table-cell table:formula="of:=JSONCOLLONG([.M868])" office:value-type="string" office:string-value="-1.55935506683697">
            <text:p>-1.55935506683697</text:p>
          </table:table-cell>
          <table:table-cell table:formula="of:=REMPLACECOLONNESAERMODEDECOLLECTE([.N868];[.O86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1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etite Hollande</text:p>
          </table:table-cell>
          <table:table-cell office:value-type="string">
            <text:p>Holland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14160005776 , -1.55933150790441]</text:p>
          </table:table-cell>
          <table:table-cell table:formula="of:=JSONCOLLAT([.M869])" office:value-type="string" office:string-value="47.2114160005776">
            <text:p>47.2114160005776</text:p>
          </table:table-cell>
          <table:table-cell table:formula="of:=JSONCOLLONG([.M869])" office:value-type="string" office:string-value="-1.55933150790441">
            <text:p>-1.55933150790441</text:p>
          </table:table-cell>
          <table:table-cell table:formula="of:=REMPLACECOLONNESAERMODEDECOLLECTE([.N869];[.O8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s Tribunes</text:p>
          </table:table-cell>
          <table:table-cell office:value-type="string">
            <text:p>Tribunes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51153582066 , -1.5611026389691]</text:p>
          </table:table-cell>
          <table:table-cell table:formula="of:=JSONCOLLAT([.M870])" office:value-type="string" office:string-value="47.2451153582066">
            <text:p>47.2451153582066</text:p>
          </table:table-cell>
          <table:table-cell table:formula="of:=JSONCOLLONG([.M870])" office:value-type="string" office:string-value="-1.5611026389691">
            <text:p>-1.5611026389691</text:p>
          </table:table-cell>
          <table:table-cell table:formula="of:=REMPLACECOLONNESAERMODEDECOLLECTE([.N870];[.O8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rchitectes</text:p>
          </table:table-cell>
          <table:table-cell office:value-type="string">
            <text:p>Architectes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68476207291 , -1.55814648518405]</text:p>
          </table:table-cell>
          <table:table-cell table:formula="of:=JSONCOLLAT([.M871])" office:value-type="string" office:string-value="47.2068476207291">
            <text:p>47.2068476207291</text:p>
          </table:table-cell>
          <table:table-cell table:formula="of:=JSONCOLLONG([.M871])" office:value-type="string" office:string-value="-1.55814648518405">
            <text:p>-1.55814648518405</text:p>
          </table:table-cell>
          <table:table-cell table:formula="of:=REMPLACECOLONNESAERMODEDECOLLECTE([.N871];[.O8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Léopold Cassegrain</text:p>
          </table:table-cell>
          <table:table-cell office:value-type="string">
            <text:p>Cassegra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831374198 , -1.55865362893303]</text:p>
          </table:table-cell>
          <table:table-cell table:formula="of:=JSONCOLLAT([.M872])" office:value-type="string" office:string-value="47.218831374198">
            <text:p>47.218831374198</text:p>
          </table:table-cell>
          <table:table-cell table:formula="of:=JSONCOLLONG([.M872])" office:value-type="string" office:string-value="-1.55865362893303">
            <text:p>-1.55865362893303</text:p>
          </table:table-cell>
          <table:table-cell table:formula="of:=REMPLACECOLONNESAERMODEDECOLLECTE([.N872];[.O8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Léopold Cassegrain</text:p>
          </table:table-cell>
          <table:table-cell office:value-type="string">
            <text:p>Cassegrai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8479460236 , -1.55865180600345]</text:p>
          </table:table-cell>
          <table:table-cell table:formula="of:=JSONCOLLAT([.M873])" office:value-type="string" office:string-value="47.2188479460236">
            <text:p>47.2188479460236</text:p>
          </table:table-cell>
          <table:table-cell table:formula="of:=JSONCOLLONG([.M873])" office:value-type="string" office:string-value="-1.55865180600345">
            <text:p>-1.55865180600345</text:p>
          </table:table-cell>
          <table:table-cell table:formula="of:=REMPLACECOLONNESAERMODEDECOLLECTE([.N873];[.O87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6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150971319 , -1.56036568435644]</text:p>
          </table:table-cell>
          <table:table-cell table:formula="of:=JSONCOLLAT([.M874])" office:value-type="string" office:string-value="47.2536150971319">
            <text:p>47.2536150971319</text:p>
          </table:table-cell>
          <table:table-cell table:formula="of:=JSONCOLLONG([.M874])" office:value-type="string" office:string-value="-1.56036568435644">
            <text:p>-1.56036568435644</text:p>
          </table:table-cell>
          <table:table-cell table:formula="of:=REMPLACECOLONNESAERMODEDECOLLECTE([.N874];[.O87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7</text:p>
          </table:table-cell>
          <table:table-cell office:value-type="string">
            <text:p>papiercart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316177305 , -1.56036537261466]</text:p>
          </table:table-cell>
          <table:table-cell table:formula="of:=JSONCOLLAT([.M875])" office:value-type="string" office:string-value="47.2536316177305">
            <text:p>47.2536316177305</text:p>
          </table:table-cell>
          <table:table-cell table:formula="of:=JSONCOLLONG([.M875])" office:value-type="string" office:string-value="-1.56036537261466">
            <text:p>-1.56036537261466</text:p>
          </table:table-cell>
          <table:table-cell table:formula="of:=REMPLACECOLONNESAERMODEDECOLLECTE([.N875];[.O875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8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493209071 , -1.56036060035623]</text:p>
          </table:table-cell>
          <table:table-cell table:formula="of:=JSONCOLLAT([.M876])" office:value-type="string" office:string-value="47.2536493209071">
            <text:p>47.2536493209071</text:p>
          </table:table-cell>
          <table:table-cell table:formula="of:=JSONCOLLONG([.M876])" office:value-type="string" office:string-value="-1.56036060035623">
            <text:p>-1.56036060035623</text:p>
          </table:table-cell>
          <table:table-cell table:formula="of:=REMPLACECOLONNESAERMODEDECOLLECTE([.N876];[.O87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681555834 , -1.56035287941787]</text:p>
          </table:table-cell>
          <table:table-cell table:formula="of:=JSONCOLLAT([.M877])" office:value-type="string" office:string-value="47.2536681555834">
            <text:p>47.2536681555834</text:p>
          </table:table-cell>
          <table:table-cell table:formula="of:=JSONCOLLONG([.M877])" office:value-type="string" office:string-value="-1.56035287941787">
            <text:p>-1.56035287941787</text:p>
          </table:table-cell>
          <table:table-cell table:formula="of:=REMPLACECOLONNESAERMODEDECOLLECTE([.N877];[.O8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'Assise</text:p>
          </table:table-cell>
          <table:table-cell office:value-type="string">
            <text:p>Assis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36859098367 , -1.56034659531016]</text:p>
          </table:table-cell>
          <table:table-cell table:formula="of:=JSONCOLLAT([.M878])" office:value-type="string" office:string-value="47.2536859098367">
            <text:p>47.2536859098367</text:p>
          </table:table-cell>
          <table:table-cell table:formula="of:=JSONCOLLONG([.M878])" office:value-type="string" office:string-value="-1.56034659531016">
            <text:p>-1.56034659531016</text:p>
          </table:table-cell>
          <table:table-cell table:formula="of:=REMPLACECOLONNESAERMODEDECOLLECTE([.N878];[.O8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Siegfried</text:p>
          </table:table-cell>
          <table:table-cell office:value-type="string">
            <text:p>Siegfrie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405497038411 , -1.55757745980864]</text:p>
          </table:table-cell>
          <table:table-cell table:formula="of:=JSONCOLLAT([.M879])" office:value-type="string" office:string-value="47.2405497038411">
            <text:p>47.2405497038411</text:p>
          </table:table-cell>
          <table:table-cell table:formula="of:=JSONCOLLONG([.M879])" office:value-type="string" office:string-value="-1.55757745980864">
            <text:p>-1.55757745980864</text:p>
          </table:table-cell>
          <table:table-cell table:formula="of:=REMPLACECOLONNESAERMODEDECOLLECTE([.N879];[.O8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2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Siegfried</text:p>
          </table:table-cell>
          <table:table-cell office:value-type="string">
            <text:p>Siegfrie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405433660691 , -1.5575512402017]</text:p>
          </table:table-cell>
          <table:table-cell table:formula="of:=JSONCOLLAT([.M880])" office:value-type="string" office:string-value="47.2405433660691">
            <text:p>47.2405433660691</text:p>
          </table:table-cell>
          <table:table-cell table:formula="of:=JSONCOLLONG([.M880])" office:value-type="string" office:string-value="-1.5575512402017">
            <text:p>-1.5575512402017</text:p>
          </table:table-cell>
          <table:table-cell table:formula="of:=REMPLACECOLONNESAERMODEDECOLLECTE([.N880];[.O880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Jules Siegfried</text:p>
          </table:table-cell>
          <table:table-cell office:value-type="string">
            <text:p>Siegfried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405681725793 , -1.55755001566607]</text:p>
          </table:table-cell>
          <table:table-cell table:formula="of:=JSONCOLLAT([.M881])" office:value-type="string" office:string-value="47.2405681725793">
            <text:p>47.2405681725793</text:p>
          </table:table-cell>
          <table:table-cell table:formula="of:=JSONCOLLONG([.M881])" office:value-type="string" office:string-value="-1.55755001566607">
            <text:p>-1.55755001566607</text:p>
          </table:table-cell>
          <table:table-cell table:formula="of:=REMPLACECOLONNESAERMODEDECOLLECTE([.N881];[.O88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hanoine Durville</text:p>
          </table:table-cell>
          <table:table-cell office:value-type="string">
            <text:p>Dur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10320544303 , -1.55637267738073]</text:p>
          </table:table-cell>
          <table:table-cell table:formula="of:=JSONCOLLAT([.M882])" office:value-type="string" office:string-value="47.2310320544303">
            <text:p>47.2310320544303</text:p>
          </table:table-cell>
          <table:table-cell table:formula="of:=JSONCOLLONG([.M882])" office:value-type="string" office:string-value="-1.55637267738073">
            <text:p>-1.55637267738073</text:p>
          </table:table-cell>
          <table:table-cell table:formula="of:=REMPLACECOLONNESAERMODEDECOLLECTE([.N882];[.O8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5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Chanoine Durville</text:p>
          </table:table-cell>
          <table:table-cell office:value-type="string">
            <text:p>Dur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10115183524 , -1.55636966821305]</text:p>
          </table:table-cell>
          <table:table-cell table:formula="of:=JSONCOLLAT([.M883])" office:value-type="string" office:string-value="47.2310115183524">
            <text:p>47.2310115183524</text:p>
          </table:table-cell>
          <table:table-cell table:formula="of:=JSONCOLLONG([.M883])" office:value-type="string" office:string-value="-1.55636966821305">
            <text:p>-1.55636966821305</text:p>
          </table:table-cell>
          <table:table-cell table:formula="of:=REMPLACECOLONNESAERMODEDECOLLECTE([.N883];[.O88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6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hanoine Durville</text:p>
          </table:table-cell>
          <table:table-cell office:value-type="string">
            <text:p>Durville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09886595708 , -1.55634376625377]</text:p>
          </table:table-cell>
          <table:table-cell table:formula="of:=JSONCOLLAT([.M884])" office:value-type="string" office:string-value="47.2309886595708">
            <text:p>47.2309886595708</text:p>
          </table:table-cell>
          <table:table-cell table:formula="of:=JSONCOLLONG([.M884])" office:value-type="string" office:string-value="-1.55634376625377">
            <text:p>-1.55634376625377</text:p>
          </table:table-cell>
          <table:table-cell table:formula="of:=REMPLACECOLONNESAERMODEDECOLLECTE([.N884];[.O884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Michelet</text:p>
          </table:table-cell>
          <table:table-cell office:value-type="string">
            <text:p>Michele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92682930673 , -1.55668569229722]</text:p>
          </table:table-cell>
          <table:table-cell table:formula="of:=JSONCOLLAT([.M885])" office:value-type="string" office:string-value="47.2392682930673">
            <text:p>47.2392682930673</text:p>
          </table:table-cell>
          <table:table-cell table:formula="of:=JSONCOLLONG([.M885])" office:value-type="string" office:string-value="-1.55668569229722">
            <text:p>-1.55668569229722</text:p>
          </table:table-cell>
          <table:table-cell table:formula="of:=REMPLACECOLONNESAERMODEDECOLLECTE([.N885];[.O8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8</text:p>
          </table:table-cell>
          <table:table-cell office:value-type="string">
            <text:p>plastique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abin Chevaye</text:p>
          </table:table-cell>
          <table:table-cell office:value-type="string">
            <text:p>Chevay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4860134703 , -1.55416046361531]</text:p>
          </table:table-cell>
          <table:table-cell table:formula="of:=JSONCOLLAT([.M886])" office:value-type="string" office:string-value="47.2054860134703">
            <text:p>47.2054860134703</text:p>
          </table:table-cell>
          <table:table-cell table:formula="of:=JSONCOLLONG([.M886])" office:value-type="string" office:string-value="-1.55416046361531">
            <text:p>-1.55416046361531</text:p>
          </table:table-cell>
          <table:table-cell table:formula="of:=REMPLACECOLONNESAERMODEDECOLLECTE([.N886];[.O88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9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abin Chevaye</text:p>
          </table:table-cell>
          <table:table-cell office:value-type="string">
            <text:p>Chevay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4744260049 , -1.55413690840854]</text:p>
          </table:table-cell>
          <table:table-cell table:formula="of:=JSONCOLLAT([.M887])" office:value-type="string" office:string-value="47.2054744260049">
            <text:p>47.2054744260049</text:p>
          </table:table-cell>
          <table:table-cell table:formula="of:=JSONCOLLONG([.M887])" office:value-type="string" office:string-value="-1.55413690840854">
            <text:p>-1.55413690840854</text:p>
          </table:table-cell>
          <table:table-cell table:formula="of:=REMPLACECOLONNESAERMODEDECOLLECTE([.N887];[.O8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0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Babin Chevaye</text:p>
          </table:table-cell>
          <table:table-cell office:value-type="string">
            <text:p>Chevay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4618601636 , -1.55411176790205]</text:p>
          </table:table-cell>
          <table:table-cell table:formula="of:=JSONCOLLAT([.M888])" office:value-type="string" office:string-value="47.2054618601636">
            <text:p>47.2054618601636</text:p>
          </table:table-cell>
          <table:table-cell table:formula="of:=JSONCOLLONG([.M888])" office:value-type="string" office:string-value="-1.55411176790205">
            <text:p>-1.55411176790205</text:p>
          </table:table-cell>
          <table:table-cell table:formula="of:=REMPLACECOLONNESAERMODEDECOLLECTE([.N888];[.O888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20373783272 , -1.55373417791983]</text:p>
          </table:table-cell>
          <table:table-cell table:formula="of:=JSONCOLLAT([.M889])" office:value-type="string" office:string-value="47.2020373783272">
            <text:p>47.2020373783272</text:p>
          </table:table-cell>
          <table:table-cell table:formula="of:=JSONCOLLONG([.M889])" office:value-type="string" office:string-value="-1.55373417791983">
            <text:p>-1.55373417791983</text:p>
          </table:table-cell>
          <table:table-cell table:formula="of:=REMPLACECOLONNESAERMODEDECOLLECTE([.N889];[.O8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27258064505 , -1.5566645989022]</text:p>
          </table:table-cell>
          <table:table-cell table:formula="of:=JSONCOLLAT([.M890])" office:value-type="string" office:string-value="47.2427258064505">
            <text:p>47.2427258064505</text:p>
          </table:table-cell>
          <table:table-cell table:formula="of:=JSONCOLLONG([.M890])" office:value-type="string" office:string-value="-1.5566645989022">
            <text:p>-1.5566645989022</text:p>
          </table:table-cell>
          <table:table-cell table:formula="of:=REMPLACECOLONNESAERMODEDECOLLECTE([.N890];[.O8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3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27454151511 , -1.55666451084465]</text:p>
          </table:table-cell>
          <table:table-cell table:formula="of:=JSONCOLLAT([.M891])" office:value-type="string" office:string-value="47.2427454151511">
            <text:p>47.2427454151511</text:p>
          </table:table-cell>
          <table:table-cell table:formula="of:=JSONCOLLONG([.M891])" office:value-type="string" office:string-value="-1.55666451084465">
            <text:p>-1.55666451084465</text:p>
          </table:table-cell>
          <table:table-cell table:formula="of:=REMPLACECOLONNESAERMODEDECOLLECTE([.N891];[.O89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ort</text:p>
          </table:table-cell>
          <table:table-cell office:value-type="string">
            <text:p>Por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27640965577 , -1.5566613247913]</text:p>
          </table:table-cell>
          <table:table-cell table:formula="of:=JSONCOLLAT([.M892])" office:value-type="string" office:string-value="47.2427640965577">
            <text:p>47.2427640965577</text:p>
          </table:table-cell>
          <table:table-cell table:formula="of:=JSONCOLLONG([.M892])" office:value-type="string" office:string-value="-1.5566613247913">
            <text:p>-1.5566613247913</text:p>
          </table:table-cell>
          <table:table-cell table:formula="of:=REMPLACECOLONNESAERMODEDECOLLECTE([.N892];[.O89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e Forêt</text:p>
          </table:table-cell>
          <table:table-cell office:value-type="string">
            <text:p>Forê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41171073716 , -1.55598358731448]</text:p>
          </table:table-cell>
          <table:table-cell table:formula="of:=JSONCOLLAT([.M893])" office:value-type="string" office:string-value="47.2341171073716">
            <text:p>47.2341171073716</text:p>
          </table:table-cell>
          <table:table-cell table:formula="of:=JSONCOLLONG([.M893])" office:value-type="string" office:string-value="-1.55598358731448">
            <text:p>-1.55598358731448</text:p>
          </table:table-cell>
          <table:table-cell table:formula="of:=REMPLACECOLONNESAERMODEDECOLLECTE([.N893];[.O89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e Forêt</text:p>
          </table:table-cell>
          <table:table-cell office:value-type="string">
            <text:p>Forê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40281988251 , -1.5558968231727]</text:p>
          </table:table-cell>
          <table:table-cell table:formula="of:=JSONCOLLAT([.M894])" office:value-type="string" office:string-value="47.2340281988251">
            <text:p>47.2340281988251</text:p>
          </table:table-cell>
          <table:table-cell table:formula="of:=JSONCOLLONG([.M894])" office:value-type="string" office:string-value="-1.5558968231727">
            <text:p>-1.5558968231727</text:p>
          </table:table-cell>
          <table:table-cell table:formula="of:=REMPLACECOLONNESAERMODEDECOLLECTE([.N894];[.O8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Strasbourg</text:p>
          </table:table-cell>
          <table:table-cell office:value-type="string">
            <text:p>Strasbourg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9437151422 , -1.55389088076286]</text:p>
          </table:table-cell>
          <table:table-cell table:formula="of:=JSONCOLLAT([.M895])" office:value-type="string" office:string-value="47.2189437151422">
            <text:p>47.2189437151422</text:p>
          </table:table-cell>
          <table:table-cell table:formula="of:=JSONCOLLONG([.M895])" office:value-type="string" office:string-value="-1.55389088076286">
            <text:p>-1.55389088076286</text:p>
          </table:table-cell>
          <table:table-cell table:formula="of:=REMPLACECOLONNESAERMODEDECOLLECTE([.N895];[.O8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8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33935346304 , -1.55562220539]</text:p>
          </table:table-cell>
          <table:table-cell table:formula="of:=JSONCOLLAT([.M896])" office:value-type="string" office:string-value="47.2433935346304">
            <text:p>47.2433935346304</text:p>
          </table:table-cell>
          <table:table-cell table:formula="of:=JSONCOLLONG([.M896])" office:value-type="string" office:string-value="-1.55562220539">
            <text:p>-1.55562220539</text:p>
          </table:table-cell>
          <table:table-cell table:formula="of:=REMPLACECOLONNESAERMODEDECOLLECTE([.N896];[.O89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33893061404 , -1.55559462286933]</text:p>
          </table:table-cell>
          <table:table-cell table:formula="of:=JSONCOLLAT([.M897])" office:value-type="string" office:string-value="47.2433893061404">
            <text:p>47.2433893061404</text:p>
          </table:table-cell>
          <table:table-cell table:formula="of:=JSONCOLLONG([.M897])" office:value-type="string" office:string-value="-1.55559462286933">
            <text:p>-1.55559462286933</text:p>
          </table:table-cell>
          <table:table-cell table:formula="of:=REMPLACECOLONNESAERMODEDECOLLECTE([.N897];[.O8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0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Censive du Tertre</text:p>
          </table:table-cell>
          <table:table-cell office:value-type="string">
            <text:p>Tert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33852306869 , -1.55556250568382]</text:p>
          </table:table-cell>
          <table:table-cell table:formula="of:=JSONCOLLAT([.M898])" office:value-type="string" office:string-value="47.2433852306869">
            <text:p>47.2433852306869</text:p>
          </table:table-cell>
          <table:table-cell table:formula="of:=JSONCOLLONG([.M898])" office:value-type="string" office:string-value="-1.55556250568382">
            <text:p>-1.55556250568382</text:p>
          </table:table-cell>
          <table:table-cell table:formula="of:=REMPLACECOLONNESAERMODEDECOLLECTE([.N898];[.O898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1</text:p>
          </table:table-cell>
          <table:table-cell office:value-type="string">
            <text:p>plastiqu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8965602008 , -1.55132703421025]</text:p>
          </table:table-cell>
          <table:table-cell table:formula="of:=JSONCOLLAT([.M899])" office:value-type="string" office:string-value="47.2038965602008">
            <text:p>47.2038965602008</text:p>
          </table:table-cell>
          <table:table-cell table:formula="of:=JSONCOLLONG([.M899])" office:value-type="string" office:string-value="-1.55132703421025">
            <text:p>-1.55132703421025</text:p>
          </table:table-cell>
          <table:table-cell table:formula="of:=REMPLACECOLONNESAERMODEDECOLLECTE([.N899];[.O89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2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9085966358 , -1.55130671031267]</text:p>
          </table:table-cell>
          <table:table-cell table:formula="of:=JSONCOLLAT([.M900])" office:value-type="string" office:string-value="47.2039085966358">
            <text:p>47.2039085966358</text:p>
          </table:table-cell>
          <table:table-cell table:formula="of:=JSONCOLLONG([.M900])" office:value-type="string" office:string-value="-1.55130671031267">
            <text:p>-1.55130671031267</text:p>
          </table:table-cell>
          <table:table-cell table:formula="of:=REMPLACECOLONNESAERMODEDECOLLECTE([.N900];[.O900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Beaumanoir</text:p>
          </table:table-cell>
          <table:table-cell office:value-type="string">
            <text:p>Beaumanoir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9208368931 , -1.55128034460541]</text:p>
          </table:table-cell>
          <table:table-cell table:formula="of:=JSONCOLLAT([.M901])" office:value-type="string" office:string-value="47.2039208368931">
            <text:p>47.2039208368931</text:p>
          </table:table-cell>
          <table:table-cell table:formula="of:=JSONCOLLONG([.M901])" office:value-type="string" office:string-value="-1.55128034460541">
            <text:p>-1.55128034460541</text:p>
          </table:table-cell>
          <table:table-cell table:formula="of:=REMPLACECOLONNESAERMODEDECOLLECTE([.N901];[.O9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urgeonnière</text:p>
          </table:table-cell>
          <table:table-cell office:value-type="string">
            <text:p>Bourgeonnière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26844113189 , -1.55480103083539]</text:p>
          </table:table-cell>
          <table:table-cell table:formula="of:=JSONCOLLAT([.M902])" office:value-type="string" office:string-value="47.2526844113189">
            <text:p>47.2526844113189</text:p>
          </table:table-cell>
          <table:table-cell table:formula="of:=JSONCOLLONG([.M902])" office:value-type="string" office:string-value="-1.55480103083539">
            <text:p>-1.55480103083539</text:p>
          </table:table-cell>
          <table:table-cell table:formula="of:=REMPLACECOLONNESAERMODEDECOLLECTE([.N902];[.O9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5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moustier</text:p>
          </table:table-cell>
          <table:table-cell office:value-type="string">
            <text:p>Dumousti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4351215615 , -1.55229693702483]</text:p>
          </table:table-cell>
          <table:table-cell table:formula="of:=JSONCOLLAT([.M903])" office:value-type="string" office:string-value="47.2184351215615">
            <text:p>47.2184351215615</text:p>
          </table:table-cell>
          <table:table-cell table:formula="of:=JSONCOLLONG([.M903])" office:value-type="string" office:string-value="-1.55229693702483">
            <text:p>-1.55229693702483</text:p>
          </table:table-cell>
          <table:table-cell table:formula="of:=REMPLACECOLONNESAERMODEDECOLLECTE([.N903];[.O90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moustier</text:p>
          </table:table-cell>
          <table:table-cell office:value-type="string">
            <text:p>Dumousti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4198850142 , -1.55228977156195]</text:p>
          </table:table-cell>
          <table:table-cell table:formula="of:=JSONCOLLAT([.M904])" office:value-type="string" office:string-value="47.2184198850142">
            <text:p>47.2184198850142</text:p>
          </table:table-cell>
          <table:table-cell table:formula="of:=JSONCOLLONG([.M904])" office:value-type="string" office:string-value="-1.55228977156195">
            <text:p>-1.55228977156195</text:p>
          </table:table-cell>
          <table:table-cell table:formula="of:=REMPLACECOLONNESAERMODEDECOLLECTE([.N904];[.O90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Place Dumoustier</text:p>
          </table:table-cell>
          <table:table-cell office:value-type="string">
            <text:p>Dumoustier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Centre Ville</text:p>
          </table:table-cell>
          <table:table-cell office:value-type="string">
            <text:p>Nantes-Loire</text:p>
          </table:table-cell>
          <table:table-cell office:value-type="string">
            <text:p>[ 47.2184381996896 , -1.55226686948088]</text:p>
          </table:table-cell>
          <table:table-cell table:formula="of:=JSONCOLLAT([.M905])" office:value-type="string" office:string-value="47.2184381996896">
            <text:p>47.2184381996896</text:p>
          </table:table-cell>
          <table:table-cell table:formula="of:=JSONCOLLONG([.M905])" office:value-type="string" office:string-value="-1.55226686948088">
            <text:p>-1.55226686948088</text:p>
          </table:table-cell>
          <table:table-cell table:formula="of:=REMPLACECOLONNESAERMODEDECOLLECTE([.N905];[.O9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8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tienne Etiennez</text:p>
          </table:table-cell>
          <table:table-cell office:value-type="string">
            <text:p>Etiennez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21746198726 , -1.55131861781218]</text:p>
          </table:table-cell>
          <table:table-cell table:formula="of:=JSONCOLLAT([.M906])" office:value-type="string" office:string-value="47.2321746198726">
            <text:p>47.2321746198726</text:p>
          </table:table-cell>
          <table:table-cell table:formula="of:=JSONCOLLONG([.M906])" office:value-type="string" office:string-value="-1.55131861781218">
            <text:p>-1.55131861781218</text:p>
          </table:table-cell>
          <table:table-cell table:formula="of:=REMPLACECOLONNESAERMODEDECOLLECTE([.N906];[.O906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Etienne Etiennez</text:p>
          </table:table-cell>
          <table:table-cell office:value-type="string">
            <text:p>Etiennez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21786251922 , -1.55129163981108]</text:p>
          </table:table-cell>
          <table:table-cell table:formula="of:=JSONCOLLAT([.M907])" office:value-type="string" office:string-value="47.2321786251922">
            <text:p>47.2321786251922</text:p>
          </table:table-cell>
          <table:table-cell table:formula="of:=JSONCOLLONG([.M907])" office:value-type="string" office:string-value="-1.55129163981108">
            <text:p>-1.55129163981108</text:p>
          </table:table-cell>
          <table:table-cell table:formula="of:=REMPLACECOLONNESAERMODEDECOLLECTE([.N907];[.O9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0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Sarrazin</text:p>
          </table:table-cell>
          <table:table-cell office:value-type="string">
            <text:p>Sarrazin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830666075 , -1.55215727003088]</text:p>
          </table:table-cell>
          <table:table-cell table:formula="of:=JSONCOLLAT([.M908])" office:value-type="string" office:string-value="47.2518830666075">
            <text:p>47.2518830666075</text:p>
          </table:table-cell>
          <table:table-cell table:formula="of:=JSONCOLLONG([.M908])" office:value-type="string" office:string-value="-1.55215727003088">
            <text:p>-1.55215727003088</text:p>
          </table:table-cell>
          <table:table-cell table:formula="of:=REMPLACECOLONNESAERMODEDECOLLECTE([.N908];[.O9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1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Recteur Schmitt</text:p>
          </table:table-cell>
          <table:table-cell office:value-type="string">
            <text:p>Schmitt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518997401086 , -1.55215242037461]</text:p>
          </table:table-cell>
          <table:table-cell table:formula="of:=JSONCOLLAT([.M909])" office:value-type="string" office:string-value="47.2518997401086">
            <text:p>47.2518997401086</text:p>
          </table:table-cell>
          <table:table-cell table:formula="of:=JSONCOLLONG([.M909])" office:value-type="string" office:string-value="-1.55215242037461">
            <text:p>-1.55215242037461</text:p>
          </table:table-cell>
          <table:table-cell table:formula="of:=REMPLACECOLONNESAERMODEDECOLLECTE([.N909];[.O909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8407199817 , -1.55177395676473]</text:p>
          </table:table-cell>
          <table:table-cell table:formula="of:=JSONCOLLAT([.M910])" office:value-type="string" office:string-value="47.2478407199817">
            <text:p>47.2478407199817</text:p>
          </table:table-cell>
          <table:table-cell table:formula="of:=JSONCOLLONG([.M910])" office:value-type="string" office:string-value="-1.55177395676473">
            <text:p>-1.55177395676473</text:p>
          </table:table-cell>
          <table:table-cell table:formula="of:=REMPLACECOLONNESAERMODEDECOLLECTE([.N910];[.O9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3</text:p>
          </table:table-cell>
          <table:table-cell office:value-type="string">
            <text:p>papiercarton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8602776863 , -1.55177537859838]</text:p>
          </table:table-cell>
          <table:table-cell table:formula="of:=JSONCOLLAT([.M911])" office:value-type="string" office:string-value="47.2478602776863">
            <text:p>47.2478602776863</text:p>
          </table:table-cell>
          <table:table-cell table:formula="of:=JSONCOLLONG([.M911])" office:value-type="string" office:string-value="-1.55177537859838">
            <text:p>-1.55177537859838</text:p>
          </table:table-cell>
          <table:table-cell table:formula="of:=REMPLACECOLONNESAERMODEDECOLLECTE([.N911];[.O91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4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</text:p>
          </table:table-cell>
          <table:table-cell office:value-type="string">
            <text:p>Noë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Nantes Nord</text:p>
          </table:table-cell>
          <table:table-cell office:value-type="string">
            <text:p>Erdre et Cens</text:p>
          </table:table-cell>
          <table:table-cell office:value-type="string">
            <text:p>[ 47.2478809157086 , -1.55177536357993]</text:p>
          </table:table-cell>
          <table:table-cell table:formula="of:=JSONCOLLAT([.M912])" office:value-type="string" office:string-value="47.2478809157086">
            <text:p>47.2478809157086</text:p>
          </table:table-cell>
          <table:table-cell table:formula="of:=JSONCOLLONG([.M912])" office:value-type="string" office:string-value="-1.55177536357993">
            <text:p>-1.55177536357993</text:p>
          </table:table-cell>
          <table:table-cell table:formula="of:=REMPLACECOLONNESAERMODEDECOLLECTE([.N912];[.O91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5</text:p>
          </table:table-cell>
          <table:table-cell office:value-type="string">
            <text:p>plastiqu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Mouchotte</text:p>
          </table:table-cell>
          <table:table-cell office:value-type="string">
            <text:p>Mouchot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0430665459 , -1.54826069945416]</text:p>
          </table:table-cell>
          <table:table-cell table:formula="of:=JSONCOLLAT([.M913])" office:value-type="string" office:string-value="47.200430665459">
            <text:p>47.200430665459</text:p>
          </table:table-cell>
          <table:table-cell table:formula="of:=JSONCOLLONG([.M913])" office:value-type="string" office:string-value="-1.54826069945416">
            <text:p>-1.54826069945416</text:p>
          </table:table-cell>
          <table:table-cell table:formula="of:=REMPLACECOLONNESAERMODEDECOLLECTE([.N913];[.O913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6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Mouchotte</text:p>
          </table:table-cell>
          <table:table-cell office:value-type="string">
            <text:p>Mouchot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04135734966 , -1.54824734671971]</text:p>
          </table:table-cell>
          <table:table-cell table:formula="of:=JSONCOLLAT([.M914])" office:value-type="string" office:string-value="47.2004135734966">
            <text:p>47.2004135734966</text:p>
          </table:table-cell>
          <table:table-cell table:formula="of:=JSONCOLLONG([.M914])" office:value-type="string" office:string-value="-1.54824734671971">
            <text:p>-1.54824734671971</text:p>
          </table:table-cell>
          <table:table-cell table:formula="of:=REMPLACECOLONNESAERMODEDECOLLECTE([.N914];[.O91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7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1281875549 , -1.54858648035744]</text:p>
          </table:table-cell>
          <table:table-cell table:formula="of:=JSONCOLLAT([.M915])" office:value-type="string" office:string-value="47.2051281875549">
            <text:p>47.2051281875549</text:p>
          </table:table-cell>
          <table:table-cell table:formula="of:=JSONCOLLONG([.M915])" office:value-type="string" office:string-value="-1.54858648035744">
            <text:p>-1.54858648035744</text:p>
          </table:table-cell>
          <table:table-cell table:formula="of:=REMPLACECOLONNESAERMODEDECOLLECTE([.N915];[.O9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8</text:p>
          </table:table-cell>
          <table:table-cell office:value-type="string">
            <text:p>papiercarton</text:p>
          </table:table-cell>
          <table:table-cell office:value-type="float" office:value="6.1">
            <text:p>6,1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1078038668 , -1.54857894415879]</text:p>
          </table:table-cell>
          <table:table-cell table:formula="of:=JSONCOLLAT([.M916])" office:value-type="string" office:string-value="47.2051078038668">
            <text:p>47.2051078038668</text:p>
          </table:table-cell>
          <table:table-cell table:formula="of:=JSONCOLLONG([.M916])" office:value-type="string" office:string-value="-1.54857894415879">
            <text:p>-1.54857894415879</text:p>
          </table:table-cell>
          <table:table-cell table:formula="of:=REMPLACECOLONNESAERMODEDECOLLECTE([.N916];[.O91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9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ustave Roch</text:p>
          </table:table-cell>
          <table:table-cell office:value-type="string">
            <text:p>Roch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50896825992 , -1.54856551544834]</text:p>
          </table:table-cell>
          <table:table-cell table:formula="of:=JSONCOLLAT([.M917])" office:value-type="string" office:string-value="47.2050896825992">
            <text:p>47.2050896825992</text:p>
          </table:table-cell>
          <table:table-cell table:formula="of:=JSONCOLLONG([.M917])" office:value-type="string" office:string-value="-1.54856551544834">
            <text:p>-1.54856551544834</text:p>
          </table:table-cell>
          <table:table-cell table:formula="of:=REMPLACECOLONNESAERMODEDECOLLECTE([.N917];[.O917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Eugène Orieux</text:p>
          </table:table-cell>
          <table:table-cell office:value-type="string">
            <text:p>Orieux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51727688448 , -1.55044568031254]</text:p>
          </table:table-cell>
          <table:table-cell table:formula="of:=JSONCOLLAT([.M918])" office:value-type="string" office:string-value="47.2351727688448">
            <text:p>47.2351727688448</text:p>
          </table:table-cell>
          <table:table-cell table:formula="of:=JSONCOLLONG([.M918])" office:value-type="string" office:string-value="-1.55044568031254">
            <text:p>-1.55044568031254</text:p>
          </table:table-cell>
          <table:table-cell table:formula="of:=REMPLACECOLONNESAERMODEDECOLLECTE([.N918];[.O9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ston Doumergue</text:p>
          </table:table-cell>
          <table:table-cell office:value-type="string">
            <text:p>Doumergu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71789939717 , -1.54829772050419]</text:p>
          </table:table-cell>
          <table:table-cell table:formula="of:=JSONCOLLAT([.M919])" office:value-type="string" office:string-value="47.2071789939717">
            <text:p>47.2071789939717</text:p>
          </table:table-cell>
          <table:table-cell table:formula="of:=JSONCOLLONG([.M919])" office:value-type="string" office:string-value="-1.54829772050419">
            <text:p>-1.54829772050419</text:p>
          </table:table-cell>
          <table:table-cell table:formula="of:=REMPLACECOLONNESAERMODEDECOLLECTE([.N919];[.O9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etite Biesse</text:p>
          </table:table-cell>
          <table:table-cell office:value-type="string">
            <text:p>Biess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35703798296 , -1.54759673023255]</text:p>
          </table:table-cell>
          <table:table-cell table:formula="of:=JSONCOLLAT([.M920])" office:value-type="string" office:string-value="47.2035703798296">
            <text:p>47.2035703798296</text:p>
          </table:table-cell>
          <table:table-cell table:formula="of:=JSONCOLLONG([.M920])" office:value-type="string" office:string-value="-1.54759673023255">
            <text:p>-1.54759673023255</text:p>
          </table:table-cell>
          <table:table-cell table:formula="of:=REMPLACECOLONNESAERMODEDECOLLECTE([.N920];[.O9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Monfoulon</text:p>
          </table:table-cell>
          <table:table-cell office:value-type="string">
            <text:p>Monfoulon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43435835941 , -1.54890317505472]</text:p>
          </table:table-cell>
          <table:table-cell table:formula="of:=JSONCOLLAT([.M921])" office:value-type="string" office:string-value="47.2243435835941">
            <text:p>47.2243435835941</text:p>
          </table:table-cell>
          <table:table-cell table:formula="of:=JSONCOLLONG([.M921])" office:value-type="string" office:string-value="-1.54890317505472">
            <text:p>-1.54890317505472</text:p>
          </table:table-cell>
          <table:table-cell table:formula="of:=REMPLACECOLONNESAERMODEDECOLLECTE([.N921];[.O9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4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Avenue Chanzy</text:p>
          </table:table-cell>
          <table:table-cell office:value-type="string">
            <text:p>Chanzy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Malakoff - Saint-Donatien</text:p>
          </table:table-cell>
          <table:table-cell office:value-type="string">
            <text:p>Nantes-Loire</text:p>
          </table:table-cell>
          <table:table-cell office:value-type="string">
            <text:p>[ 47.2253683984273 , -1.5480717693761]</text:p>
          </table:table-cell>
          <table:table-cell table:formula="of:=JSONCOLLAT([.M922])" office:value-type="string" office:string-value="47.2253683984273">
            <text:p>47.2253683984273</text:p>
          </table:table-cell>
          <table:table-cell table:formula="of:=JSONCOLLONG([.M922])" office:value-type="string" office:string-value="-1.5480717693761">
            <text:p>-1.5480717693761</text:p>
          </table:table-cell>
          <table:table-cell table:formula="of:=REMPLACECOLONNESAERMODEDECOLLECTE([.N922];[.O9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Déchèterie Vertou</text:p>
          </table:table-cell>
          <table:table-cell office:value-type="string">
            <text:p><text:s/></text:p>
          </table:table-cell>
          <table:table-cell office:value-type="string">
            <text:p>Allée des Cadets</text:p>
          </table:table-cell>
          <table:table-cell office:value-type="string">
            <text:p>Cade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6425768571 , -1.46061209690359]</text:p>
          </table:table-cell>
          <table:table-cell table:formula="of:=JSONCOLLAT([.M923])" office:value-type="string" office:string-value="47.1786425768571">
            <text:p>47.1786425768571</text:p>
          </table:table-cell>
          <table:table-cell table:formula="of:=JSONCOLLONG([.M923])" office:value-type="string" office:string-value="-1.46061209690359">
            <text:p>-1.46061209690359</text:p>
          </table:table-cell>
          <table:table-cell table:formula="of:=REMPLACECOLONNESAERMODEDECOLLECTE([.N923];[.O9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uits</text:p>
          </table:table-cell>
          <table:table-cell office:value-type="string">
            <text:p>Pui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81972372466 , -1.45396818091917]</text:p>
          </table:table-cell>
          <table:table-cell table:formula="of:=JSONCOLLAT([.M924])" office:value-type="string" office:string-value="47.181972372466">
            <text:p>47.181972372466</text:p>
          </table:table-cell>
          <table:table-cell table:formula="of:=JSONCOLLONG([.M924])" office:value-type="string" office:string-value="-1.45396818091917">
            <text:p>-1.45396818091917</text:p>
          </table:table-cell>
          <table:table-cell table:formula="of:=REMPLACECOLONNESAERMODEDECOLLECTE([.N924];[.O9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Mortiers</text:p>
          </table:table-cell>
          <table:table-cell office:value-type="string">
            <text:p>Morti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472255949 , -1.44647007380974]</text:p>
          </table:table-cell>
          <table:table-cell table:formula="of:=JSONCOLLAT([.M925])" office:value-type="string" office:string-value="47.178472255949">
            <text:p>47.178472255949</text:p>
          </table:table-cell>
          <table:table-cell table:formula="of:=JSONCOLLONG([.M925])" office:value-type="string" office:string-value="-1.44647007380974">
            <text:p>-1.44647007380974</text:p>
          </table:table-cell>
          <table:table-cell table:formula="of:=REMPLACECOLONNESAERMODEDECOLLECTE([.N925];[.O9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illardière</text:p>
          </table:table-cell>
          <table:table-cell office:value-type="string">
            <text:p>Billard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29514710387 , -1.45291960395668]</text:p>
          </table:table-cell>
          <table:table-cell table:formula="of:=JSONCOLLAT([.M926])" office:value-type="string" office:string-value="47.1729514710387">
            <text:p>47.1729514710387</text:p>
          </table:table-cell>
          <table:table-cell table:formula="of:=JSONCOLLONG([.M926])" office:value-type="string" office:string-value="-1.45291960395668">
            <text:p>-1.45291960395668</text:p>
          </table:table-cell>
          <table:table-cell table:formula="of:=REMPLACECOLONNESAERMODEDECOLLECTE([.N926];[.O9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evrue</text:p>
          </table:table-cell>
          <table:table-cell office:value-type="string">
            <text:p>Chevru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Vignoble</text:p>
          </table:table-cell>
          <table:table-cell office:value-type="string">
            <text:p>Loire, Sèvre et Vignoble</text:p>
          </table:table-cell>
          <table:table-cell office:value-type="string">
            <text:p>[ 47.1778330547347 , -1.43276135584476]</text:p>
          </table:table-cell>
          <table:table-cell table:formula="of:=JSONCOLLAT([.M927])" office:value-type="string" office:string-value="47.1778330547347">
            <text:p>47.1778330547347</text:p>
          </table:table-cell>
          <table:table-cell table:formula="of:=JSONCOLLONG([.M927])" office:value-type="string" office:string-value="-1.43276135584476">
            <text:p>-1.43276135584476</text:p>
          </table:table-cell>
          <table:table-cell table:formula="of:=REMPLACECOLONNESAERMODEDECOLLECTE([.N927];[.O9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Cirque</text:p>
          </table:table-cell>
          <table:table-cell office:value-type="string">
            <text:p>Cirqu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Vignoble</text:p>
          </table:table-cell>
          <table:table-cell office:value-type="string">
            <text:p>Loire, Sèvre et Vignoble</text:p>
          </table:table-cell>
          <table:table-cell office:value-type="string">
            <text:p>[ 47.1656524970249 , -1.43474244646946]</text:p>
          </table:table-cell>
          <table:table-cell table:formula="of:=JSONCOLLAT([.M928])" office:value-type="string" office:string-value="47.1656524970249">
            <text:p>47.1656524970249</text:p>
          </table:table-cell>
          <table:table-cell table:formula="of:=JSONCOLLONG([.M928])" office:value-type="string" office:string-value="-1.43474244646946">
            <text:p>-1.43474244646946</text:p>
          </table:table-cell>
          <table:table-cell table:formula="of:=REMPLACECOLONNESAERMODEDECOLLECTE([.N928];[.O9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amée</text:p>
          </table:table-cell>
          <table:table-cell office:value-type="string">
            <text:p>Ramé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Vignoble</text:p>
          </table:table-cell>
          <table:table-cell office:value-type="string">
            <text:p>Loire, Sèvre et Vignoble</text:p>
          </table:table-cell>
          <table:table-cell office:value-type="string">
            <text:p>[ 47.1619061822726 , -1.43653009804658]</text:p>
          </table:table-cell>
          <table:table-cell table:formula="of:=JSONCOLLAT([.M929])" office:value-type="string" office:string-value="47.1619061822726">
            <text:p>47.1619061822726</text:p>
          </table:table-cell>
          <table:table-cell table:formula="of:=JSONCOLLONG([.M929])" office:value-type="string" office:string-value="-1.43653009804658">
            <text:p>-1.43653009804658</text:p>
          </table:table-cell>
          <table:table-cell table:formula="of:=REMPLACECOLONNESAERMODEDECOLLECTE([.N929];[.O9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iron</text:p>
          </table:table-cell>
          <table:table-cell office:value-type="string">
            <text:p>Chiron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631551789587 , -1.45329615122836]</text:p>
          </table:table-cell>
          <table:table-cell table:formula="of:=JSONCOLLAT([.M930])" office:value-type="string" office:string-value="47.1631551789587">
            <text:p>47.1631551789587</text:p>
          </table:table-cell>
          <table:table-cell table:formula="of:=JSONCOLLONG([.M930])" office:value-type="string" office:string-value="-1.45329615122836">
            <text:p>-1.45329615122836</text:p>
          </table:table-cell>
          <table:table-cell table:formula="of:=REMPLACECOLONNESAERMODEDECOLLECTE([.N930];[.O9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urope</text:p>
          </table:table-cell>
          <table:table-cell office:value-type="string">
            <text:p>Europ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59407696394 , -1.46213992633764]</text:p>
          </table:table-cell>
          <table:table-cell table:formula="of:=JSONCOLLAT([.M931])" office:value-type="string" office:string-value="47.1659407696394">
            <text:p>47.1659407696394</text:p>
          </table:table-cell>
          <table:table-cell table:formula="of:=JSONCOLLONG([.M931])" office:value-type="string" office:string-value="-1.46213992633764">
            <text:p>-1.46213992633764</text:p>
          </table:table-cell>
          <table:table-cell table:formula="of:=REMPLACECOLONNESAERMODEDECOLLECTE([.N931];[.O9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ssonnière</text:p>
          </table:table-cell>
          <table:table-cell office:value-type="string">
            <text:p>Massonn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88499912058 , -1.46565988684121]</text:p>
          </table:table-cell>
          <table:table-cell table:formula="of:=JSONCOLLAT([.M932])" office:value-type="string" office:string-value="47.1688499912058">
            <text:p>47.1688499912058</text:p>
          </table:table-cell>
          <table:table-cell table:formula="of:=JSONCOLLONG([.M932])" office:value-type="string" office:string-value="-1.46565988684121">
            <text:p>-1.46565988684121</text:p>
          </table:table-cell>
          <table:table-cell table:formula="of:=REMPLACECOLONNESAERMODEDECOLLECTE([.N932];[.O9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Chapeau Berger</text:p>
          </table:table-cell>
          <table:table-cell office:value-type="string">
            <text:p>Chapeau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716133942479 , -1.46771876593086]</text:p>
          </table:table-cell>
          <table:table-cell table:formula="of:=JSONCOLLAT([.M933])" office:value-type="string" office:string-value="47.1716133942479">
            <text:p>47.1716133942479</text:p>
          </table:table-cell>
          <table:table-cell table:formula="of:=JSONCOLLONG([.M933])" office:value-type="string" office:string-value="-1.46771876593086">
            <text:p>-1.46771876593086</text:p>
          </table:table-cell>
          <table:table-cell table:formula="of:=REMPLACECOLONNESAERMODEDECOLLECTE([.N933];[.O93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Marché</text:p>
          </table:table-cell>
          <table:table-cell office:value-type="string">
            <text:p>Marché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702818132033 , -1.4702010058589]</text:p>
          </table:table-cell>
          <table:table-cell table:formula="of:=JSONCOLLAT([.M934])" office:value-type="string" office:string-value="47.1702818132033">
            <text:p>47.1702818132033</text:p>
          </table:table-cell>
          <table:table-cell table:formula="of:=JSONCOLLONG([.M934])" office:value-type="string" office:string-value="-1.4702010058589">
            <text:p>-1.4702010058589</text:p>
          </table:table-cell>
          <table:table-cell table:formula="of:=REMPLACECOLONNESAERMODEDECOLLECTE([.N934];[.O9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u Marché</text:p>
          </table:table-cell>
          <table:table-cell office:value-type="string">
            <text:p>Marché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702739585811 , -1.4702201180017]</text:p>
          </table:table-cell>
          <table:table-cell table:formula="of:=JSONCOLLAT([.M935])" office:value-type="string" office:string-value="47.1702739585811">
            <text:p>47.1702739585811</text:p>
          </table:table-cell>
          <table:table-cell table:formula="of:=JSONCOLLONG([.M935])" office:value-type="string" office:string-value="-1.4702201180017">
            <text:p>-1.4702201180017</text:p>
          </table:table-cell>
          <table:table-cell table:formula="of:=REMPLACECOLONNESAERMODEDECOLLECTE([.N935];[.O9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UPER U</text:p>
          </table:table-cell>
          <table:table-cell office:value-type="string">
            <text:p><text:s/></text:p>
          </table:table-cell>
          <table:table-cell office:value-type="string">
            <text:p>Boulevard de l'Europe</text:p>
          </table:table-cell>
          <table:table-cell office:value-type="string">
            <text:p>Europ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25565898921 , -1.47514435159904]</text:p>
          </table:table-cell>
          <table:table-cell table:formula="of:=JSONCOLLAT([.M936])" office:value-type="string" office:string-value="47.1725565898921">
            <text:p>47.1725565898921</text:p>
          </table:table-cell>
          <table:table-cell table:formula="of:=JSONCOLLONG([.M936])" office:value-type="string" office:string-value="-1.47514435159904">
            <text:p>-1.47514435159904</text:p>
          </table:table-cell>
          <table:table-cell table:formula="of:=REMPLACECOLONNESAERMODEDECOLLECTE([.N936];[.O93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alle sevre et maine</text:p>
          </table:table-cell>
          <table:table-cell office:value-type="string">
            <text:p><text:s/></text:p>
          </table:table-cell>
          <table:table-cell office:value-type="string">
            <text:p>Allée de la Vigne de Pâques</text:p>
          </table:table-cell>
          <table:table-cell/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3201242732 , -1.46778625827966]</text:p>
          </table:table-cell>
          <table:table-cell table:formula="of:=JSONCOLLAT([.M937])" office:value-type="string" office:string-value="47.1643201242732">
            <text:p>47.1643201242732</text:p>
          </table:table-cell>
          <table:table-cell table:formula="of:=JSONCOLLONG([.M937])" office:value-type="string" office:string-value="-1.46778625827966">
            <text:p>-1.46778625827966</text:p>
          </table:table-cell>
          <table:table-cell table:formula="of:=REMPLACECOLONNESAERMODEDECOLLECTE([.N937];[.O93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alle sevre et maine</text:p>
          </table:table-cell>
          <table:table-cell office:value-type="string">
            <text:p><text:s/></text:p>
          </table:table-cell>
          <table:table-cell office:value-type="string">
            <text:p>Allée de la Vigne de Pâques</text:p>
          </table:table-cell>
          <table:table-cell/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3388036699 , -1.4677830462095]</text:p>
          </table:table-cell>
          <table:table-cell table:formula="of:=JSONCOLLAT([.M938])" office:value-type="string" office:string-value="47.1643388036699">
            <text:p>47.1643388036699</text:p>
          </table:table-cell>
          <table:table-cell table:formula="of:=JSONCOLLONG([.M938])" office:value-type="string" office:string-value="-1.4677830462095">
            <text:p>-1.4677830462095</text:p>
          </table:table-cell>
          <table:table-cell table:formula="of:=REMPLACECOLONNESAERMODEDECOLLECTE([.N938];[.O9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alle sevre et maine</text:p>
          </table:table-cell>
          <table:table-cell office:value-type="string">
            <text:p><text:s/></text:p>
          </table:table-cell>
          <table:table-cell office:value-type="string">
            <text:p>Allée de la Vigne de Pâques</text:p>
          </table:table-cell>
          <table:table-cell/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3576326488 , -1.4677753059335]</text:p>
          </table:table-cell>
          <table:table-cell table:formula="of:=JSONCOLLAT([.M939])" office:value-type="string" office:string-value="47.1643576326488">
            <text:p>47.1643576326488</text:p>
          </table:table-cell>
          <table:table-cell table:formula="of:=JSONCOLLONG([.M939])" office:value-type="string" office:string-value="-1.4677753059335">
            <text:p>-1.4677753059335</text:p>
          </table:table-cell>
          <table:table-cell table:formula="of:=REMPLACECOLONNESAERMODEDECOLLECTE([.N939];[.O9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esnaie</text:p>
          </table:table-cell>
          <table:table-cell office:value-type="string">
            <text:p>Chesnai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84067624783 , -1.47540233412302]</text:p>
          </table:table-cell>
          <table:table-cell table:formula="of:=JSONCOLLAT([.M940])" office:value-type="string" office:string-value="47.184067624783">
            <text:p>47.184067624783</text:p>
          </table:table-cell>
          <table:table-cell table:formula="of:=JSONCOLLONG([.M940])" office:value-type="string" office:string-value="-1.47540233412302">
            <text:p>-1.47540233412302</text:p>
          </table:table-cell>
          <table:table-cell table:formula="of:=REMPLACECOLONNESAERMODEDECOLLECTE([.N940];[.O9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Rigaud</text:p>
          </table:table-cell>
          <table:table-cell office:value-type="string">
            <text:p>Boi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858782388588 , -1.47700091415205]</text:p>
          </table:table-cell>
          <table:table-cell table:formula="of:=JSONCOLLAT([.M941])" office:value-type="string" office:string-value="47.1858782388588">
            <text:p>47.1858782388588</text:p>
          </table:table-cell>
          <table:table-cell table:formula="of:=JSONCOLLONG([.M941])" office:value-type="string" office:string-value="-1.47700091415205">
            <text:p>-1.47700091415205</text:p>
          </table:table-cell>
          <table:table-cell table:formula="of:=REMPLACECOLONNESAERMODEDECOLLECTE([.N941];[.O9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Gare</text:p>
          </table:table-cell>
          <table:table-cell office:value-type="string">
            <text:p>Ga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83593164598 , -1.4748446293034]</text:p>
          </table:table-cell>
          <table:table-cell table:formula="of:=JSONCOLLAT([.M942])" office:value-type="string" office:string-value="47.1783593164598">
            <text:p>47.1783593164598</text:p>
          </table:table-cell>
          <table:table-cell table:formula="of:=JSONCOLLONG([.M942])" office:value-type="string" office:string-value="-1.4748446293034">
            <text:p>-1.4748446293034</text:p>
          </table:table-cell>
          <table:table-cell table:formula="of:=REMPLACECOLONNESAERMODEDECOLLECTE([.N942];[.O9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Gare</text:p>
          </table:table-cell>
          <table:table-cell office:value-type="string">
            <text:p>Ga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83704902755 , -1.47484996467768]</text:p>
          </table:table-cell>
          <table:table-cell table:formula="of:=JSONCOLLAT([.M943])" office:value-type="string" office:string-value="47.1783704902755">
            <text:p>47.1783704902755</text:p>
          </table:table-cell>
          <table:table-cell table:formula="of:=JSONCOLLONG([.M943])" office:value-type="string" office:string-value="-1.47484996467768">
            <text:p>-1.47484996467768</text:p>
          </table:table-cell>
          <table:table-cell table:formula="of:=REMPLACECOLONNESAERMODEDECOLLECTE([.N943];[.O9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Violettes</text:p>
          </table:table-cell>
          <table:table-cell office:value-type="string">
            <text:p>Violett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42494354571 , -1.48422016101514]</text:p>
          </table:table-cell>
          <table:table-cell table:formula="of:=JSONCOLLAT([.M944])" office:value-type="string" office:string-value="47.1742494354571">
            <text:p>47.1742494354571</text:p>
          </table:table-cell>
          <table:table-cell table:formula="of:=JSONCOLLONG([.M944])" office:value-type="string" office:string-value="-1.48422016101514">
            <text:p>-1.48422016101514</text:p>
          </table:table-cell>
          <table:table-cell table:formula="of:=REMPLACECOLONNESAERMODEDECOLLECTE([.N944];[.O9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Fraîches</text:p>
          </table:table-cell>
          <table:table-cell office:value-type="string">
            <text:p>Fraîch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54963288894 , -1.48918187309387]</text:p>
          </table:table-cell>
          <table:table-cell table:formula="of:=JSONCOLLAT([.M945])" office:value-type="string" office:string-value="47.1754963288894">
            <text:p>47.1754963288894</text:p>
          </table:table-cell>
          <table:table-cell table:formula="of:=JSONCOLLONG([.M945])" office:value-type="string" office:string-value="-1.48918187309387">
            <text:p>-1.48918187309387</text:p>
          </table:table-cell>
          <table:table-cell table:formula="of:=REMPLACECOLONNESAERMODEDECOLLECTE([.N945];[.O9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Vignoble</text:p>
          </table:table-cell>
          <table:table-cell office:value-type="string">
            <text:p>Vignob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75193367237 , -1.49494395232715]</text:p>
          </table:table-cell>
          <table:table-cell table:formula="of:=JSONCOLLAT([.M946])" office:value-type="string" office:string-value="47.175193367237">
            <text:p>47.175193367237</text:p>
          </table:table-cell>
          <table:table-cell table:formula="of:=JSONCOLLONG([.M946])" office:value-type="string" office:string-value="-1.49494395232715">
            <text:p>-1.49494395232715</text:p>
          </table:table-cell>
          <table:table-cell table:formula="of:=REMPLACECOLONNESAERMODEDECOLLECTE([.N946];[.O9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ouère</text:p>
          </table:table-cell>
          <table:table-cell office:value-type="string">
            <text:p>Garou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4096453686 , -1.49035147105224]</text:p>
          </table:table-cell>
          <table:table-cell table:formula="of:=JSONCOLLAT([.M947])" office:value-type="string" office:string-value="47.174096453686">
            <text:p>47.174096453686</text:p>
          </table:table-cell>
          <table:table-cell table:formula="of:=JSONCOLLONG([.M947])" office:value-type="string" office:string-value="-1.49035147105224">
            <text:p>-1.49035147105224</text:p>
          </table:table-cell>
          <table:table-cell table:formula="of:=REMPLACECOLONNESAERMODEDECOLLECTE([.N947];[.O9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de l'Arche</text:p>
          </table:table-cell>
          <table:table-cell office:value-type="string">
            <text:p>Pont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700105326188 , -1.47970825770036]</text:p>
          </table:table-cell>
          <table:table-cell table:formula="of:=JSONCOLLAT([.M948])" office:value-type="string" office:string-value="47.1700105326188">
            <text:p>47.1700105326188</text:p>
          </table:table-cell>
          <table:table-cell table:formula="of:=JSONCOLLONG([.M948])" office:value-type="string" office:string-value="-1.47970825770036">
            <text:p>-1.47970825770036</text:p>
          </table:table-cell>
          <table:table-cell table:formula="of:=REMPLACECOLONNESAERMODEDECOLLECTE([.N948];[.O9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Sèvre et Maine</text:p>
          </table:table-cell>
          <table:table-cell office:value-type="string">
            <text:p>Sèv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Est</text:p>
          </table:table-cell>
          <table:table-cell office:value-type="string">
            <text:p>Loire, Sèvre et Vignoble</text:p>
          </table:table-cell>
          <table:table-cell office:value-type="string">
            <text:p>[ 47.1648135892676 , -1.46909067858404]</text:p>
          </table:table-cell>
          <table:table-cell table:formula="of:=JSONCOLLAT([.M949])" office:value-type="string" office:string-value="47.1648135892676">
            <text:p>47.1648135892676</text:p>
          </table:table-cell>
          <table:table-cell table:formula="of:=JSONCOLLONG([.M949])" office:value-type="string" office:string-value="-1.46909067858404">
            <text:p>-1.46909067858404</text:p>
          </table:table-cell>
          <table:table-cell table:formula="of:=REMPLACECOLONNESAERMODEDECOLLECTE([.N949];[.O9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lexandre Arnaud</text:p>
          </table:table-cell>
          <table:table-cell office:value-type="string">
            <text:p>Arnaud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entre-bourg Ouest</text:p>
          </table:table-cell>
          <table:table-cell office:value-type="string">
            <text:p>Loire, Sèvre et Vignoble</text:p>
          </table:table-cell>
          <table:table-cell office:value-type="string">
            <text:p>[ 47.1647932397055 , -1.47385656476689]</text:p>
          </table:table-cell>
          <table:table-cell table:formula="of:=JSONCOLLAT([.M950])" office:value-type="string" office:string-value="47.1647932397055">
            <text:p>47.1647932397055</text:p>
          </table:table-cell>
          <table:table-cell table:formula="of:=JSONCOLLONG([.M950])" office:value-type="string" office:string-value="-1.47385656476689">
            <text:p>-1.47385656476689</text:p>
          </table:table-cell>
          <table:table-cell table:formula="of:=REMPLACECOLONNESAERMODEDECOLLECTE([.N950];[.O9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obert Mankel</text:p>
          </table:table-cell>
          <table:table-cell office:value-type="string">
            <text:p>Mankel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61837728904 , -1.47302301034168]</text:p>
          </table:table-cell>
          <table:table-cell table:formula="of:=JSONCOLLAT([.M951])" office:value-type="string" office:string-value="47.161837728904">
            <text:p>47.161837728904</text:p>
          </table:table-cell>
          <table:table-cell table:formula="of:=JSONCOLLONG([.M951])" office:value-type="string" office:string-value="-1.47302301034168">
            <text:p>-1.47302301034168</text:p>
          </table:table-cell>
          <table:table-cell table:formula="of:=REMPLACECOLONNESAERMODEDECOLLECTE([.N951];[.O9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Ville Bachelier</text:p>
          </table:table-cell>
          <table:table-cell office:value-type="string">
            <text:p>Vil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589412698801 , -1.468561533244]</text:p>
          </table:table-cell>
          <table:table-cell table:formula="of:=JSONCOLLAT([.M952])" office:value-type="string" office:string-value="47.1589412698801">
            <text:p>47.1589412698801</text:p>
          </table:table-cell>
          <table:table-cell table:formula="of:=JSONCOLLONG([.M952])" office:value-type="string" office:string-value="-1.468561533244">
            <text:p>-1.468561533244</text:p>
          </table:table-cell>
          <table:table-cell table:formula="of:=REMPLACECOLONNESAERMODEDECOLLECTE([.N952];[.O9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ortillon (parking)</text:p>
          </table:table-cell>
          <table:table-cell office:value-type="string">
            <text:p><text:s/></text:p>
          </table:table-cell>
          <table:table-cell office:value-type="string">
            <text:p>Route des Pégers</text:p>
          </table:table-cell>
          <table:table-cell office:value-type="string">
            <text:p>Pég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498077057057 , -1.46845584085949]</text:p>
          </table:table-cell>
          <table:table-cell table:formula="of:=JSONCOLLAT([.M953])" office:value-type="string" office:string-value="47.1498077057057">
            <text:p>47.1498077057057</text:p>
          </table:table-cell>
          <table:table-cell table:formula="of:=JSONCOLLONG([.M953])" office:value-type="string" office:string-value="-1.46845584085949">
            <text:p>-1.46845584085949</text:p>
          </table:table-cell>
          <table:table-cell table:formula="of:=REMPLACECOLONNESAERMODEDECOLLECTE([.N953];[.O9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Reigniers</text:p>
          </table:table-cell>
          <table:table-cell office:value-type="string">
            <text:p>Reigni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373491379613 , -1.46629948838342]</text:p>
          </table:table-cell>
          <table:table-cell table:formula="of:=JSONCOLLAT([.M954])" office:value-type="string" office:string-value="47.1373491379613">
            <text:p>47.1373491379613</text:p>
          </table:table-cell>
          <table:table-cell table:formula="of:=JSONCOLLONG([.M954])" office:value-type="string" office:string-value="-1.46629948838342">
            <text:p>-1.46629948838342</text:p>
          </table:table-cell>
          <table:table-cell table:formula="of:=REMPLACECOLONNESAERMODEDECOLLECTE([.N954];[.O9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Reigniers</text:p>
          </table:table-cell>
          <table:table-cell office:value-type="string">
            <text:p>Reignie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373282500575 , -1.46630707917161]</text:p>
          </table:table-cell>
          <table:table-cell table:formula="of:=JSONCOLLAT([.M955])" office:value-type="string" office:string-value="47.1373282500575">
            <text:p>47.1373282500575</text:p>
          </table:table-cell>
          <table:table-cell table:formula="of:=JSONCOLLONG([.M955])" office:value-type="string" office:string-value="-1.46630707917161">
            <text:p>-1.46630707917161</text:p>
          </table:table-cell>
          <table:table-cell table:formula="of:=REMPLACECOLONNESAERMODEDECOLLECTE([.N955];[.O9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rande Ile</text:p>
          </table:table-cell>
          <table:table-cell office:value-type="string">
            <text:p>Grand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377056838836 , -1.47133921687327]</text:p>
          </table:table-cell>
          <table:table-cell table:formula="of:=JSONCOLLAT([.M956])" office:value-type="string" office:string-value="47.1377056838836">
            <text:p>47.1377056838836</text:p>
          </table:table-cell>
          <table:table-cell table:formula="of:=JSONCOLLONG([.M956])" office:value-type="string" office:string-value="-1.47133921687327">
            <text:p>-1.47133921687327</text:p>
          </table:table-cell>
          <table:table-cell table:formula="of:=REMPLACECOLONNESAERMODEDECOLLECTE([.N956];[.O9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de l'Herbray</text:p>
          </table:table-cell>
          <table:table-cell office:value-type="string">
            <text:p>Moulin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23026550457 , -1.47529002236168]</text:p>
          </table:table-cell>
          <table:table-cell table:formula="of:=JSONCOLLAT([.M957])" office:value-type="string" office:string-value="47.1523026550457">
            <text:p>47.1523026550457</text:p>
          </table:table-cell>
          <table:table-cell table:formula="of:=JSONCOLLONG([.M957])" office:value-type="string" office:string-value="-1.47529002236168">
            <text:p>-1.47529002236168</text:p>
          </table:table-cell>
          <table:table-cell table:formula="of:=REMPLACECOLONNESAERMODEDECOLLECTE([.N957];[.O9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uguste Garnier</text:p>
          </table:table-cell>
          <table:table-cell office:value-type="string">
            <text:p>Garn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95099855531 , -1.48177399277884]</text:p>
          </table:table-cell>
          <table:table-cell table:formula="of:=JSONCOLLAT([.M958])" office:value-type="string" office:string-value="47.1595099855531">
            <text:p>47.1595099855531</text:p>
          </table:table-cell>
          <table:table-cell table:formula="of:=JSONCOLLONG([.M958])" office:value-type="string" office:string-value="-1.48177399277884">
            <text:p>-1.48177399277884</text:p>
          </table:table-cell>
          <table:table-cell table:formula="of:=REMPLACECOLONNESAERMODEDECOLLECTE([.N958];[.O9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LIEU-DIT LA BARIGAUDAIS</text:p>
          </table:table-cell>
          <table:table-cell office:value-type="string">
            <text:p><text:s/></text:p>
          </table:table-cell>
          <table:table-cell office:value-type="string">
            <text:p>VC 10</text:p>
          </table:table-cell>
          <table:table-cell office:value-type="string">
            <text:p>10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05040531445 , -1.49031644660174]</text:p>
          </table:table-cell>
          <table:table-cell table:formula="of:=JSONCOLLAT([.M959])" office:value-type="string" office:string-value="47.1505040531445">
            <text:p>47.1505040531445</text:p>
          </table:table-cell>
          <table:table-cell table:formula="of:=JSONCOLLONG([.M959])" office:value-type="string" office:string-value="-1.49031644660174">
            <text:p>-1.49031644660174</text:p>
          </table:table-cell>
          <table:table-cell table:formula="of:=REMPLACECOLONNESAERMODEDECOLLECTE([.N959];[.O9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arc du Lory</text:p>
          </table:table-cell>
          <table:table-cell office:value-type="string">
            <text:p><text:s/></text:p>
          </table:table-cell>
          <table:table-cell office:value-type="string">
            <text:p>Boulevard Guichet Sérex</text:p>
          </table:table-cell>
          <table:table-cell office:value-type="string">
            <text:p>Sérex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Portillon - La grande Noë</text:p>
          </table:table-cell>
          <table:table-cell office:value-type="string">
            <text:p>Loire, Sèvre et Vignoble</text:p>
          </table:table-cell>
          <table:table-cell office:value-type="string">
            <text:p>[ 47.1643719860462 , -1.47944267168105]</text:p>
          </table:table-cell>
          <table:table-cell table:formula="of:=JSONCOLLAT([.M960])" office:value-type="string" office:string-value="47.1643719860462">
            <text:p>47.1643719860462</text:p>
          </table:table-cell>
          <table:table-cell table:formula="of:=JSONCOLLONG([.M960])" office:value-type="string" office:string-value="-1.47944267168105">
            <text:p>-1.47944267168105</text:p>
          </table:table-cell>
          <table:table-cell table:formula="of:=REMPLACECOLONNESAERMODEDECOLLECTE([.N960];[.O9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hantemerle</text:p>
          </table:table-cell>
          <table:table-cell office:value-type="string">
            <text:p>Chantemerl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79985768593 , -1.58909236645949]</text:p>
          </table:table-cell>
          <table:table-cell table:formula="of:=JSONCOLLAT([.M961])" office:value-type="string" office:string-value="47.2579985768593">
            <text:p>47.2579985768593</text:p>
          </table:table-cell>
          <table:table-cell table:formula="of:=JSONCOLLONG([.M961])" office:value-type="string" office:string-value="-1.58909236645949">
            <text:p>-1.58909236645949</text:p>
          </table:table-cell>
          <table:table-cell table:formula="of:=REMPLACECOLONNESAERMODEDECOLLECTE([.N961];[.O9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la Hubonnière</text:p>
          </table:table-cell>
          <table:table-cell office:value-type="string">
            <text:p>Hubonnièr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02756444828 , -1.65447849558093]</text:p>
          </table:table-cell>
          <table:table-cell table:formula="of:=JSONCOLLAT([.M962])" office:value-type="string" office:string-value="47.2602756444828">
            <text:p>47.2602756444828</text:p>
          </table:table-cell>
          <table:table-cell table:formula="of:=JSONCOLLONG([.M962])" office:value-type="string" office:string-value="-1.65447849558093">
            <text:p>-1.65447849558093</text:p>
          </table:table-cell>
          <table:table-cell table:formula="of:=REMPLACECOLONNESAERMODEDECOLLECTE([.N962];[.O9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armille</text:p>
          </table:table-cell>
          <table:table-cell office:value-type="string">
            <text:p>Charmill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2207238309 , -1.66268163016757]</text:p>
          </table:table-cell>
          <table:table-cell table:formula="of:=JSONCOLLAT([.M963])" office:value-type="string" office:string-value="47.2582207238309">
            <text:p>47.2582207238309</text:p>
          </table:table-cell>
          <table:table-cell table:formula="of:=JSONCOLLONG([.M963])" office:value-type="string" office:string-value="-1.66268163016757">
            <text:p>-1.66268163016757</text:p>
          </table:table-cell>
          <table:table-cell table:formula="of:=REMPLACECOLONNESAERMODEDECOLLECTE([.N963];[.O9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Noues</text:p>
          </table:table-cell>
          <table:table-cell office:value-type="string">
            <text:p>Noue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48849592392 , -1.66412520968516]</text:p>
          </table:table-cell>
          <table:table-cell table:formula="of:=JSONCOLLAT([.M964])" office:value-type="string" office:string-value="47.2548849592392">
            <text:p>47.2548849592392</text:p>
          </table:table-cell>
          <table:table-cell table:formula="of:=JSONCOLLONG([.M964])" office:value-type="string" office:string-value="-1.66412520968516">
            <text:p>-1.66412520968516</text:p>
          </table:table-cell>
          <table:table-cell table:formula="of:=REMPLACECOLONNESAERMODEDECOLLECTE([.N964];[.O9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épinière</text:p>
          </table:table-cell>
          <table:table-cell office:value-type="string">
            <text:p>Pépinièr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24518431824 , -1.65856709555709]</text:p>
          </table:table-cell>
          <table:table-cell table:formula="of:=JSONCOLLAT([.M965])" office:value-type="string" office:string-value="47.2624518431824">
            <text:p>47.2624518431824</text:p>
          </table:table-cell>
          <table:table-cell table:formula="of:=JSONCOLLONG([.M965])" office:value-type="string" office:string-value="-1.65856709555709">
            <text:p>-1.65856709555709</text:p>
          </table:table-cell>
          <table:table-cell table:formula="of:=REMPLACECOLONNESAERMODEDECOLLECTE([.N965];[.O9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ens</text:p>
          </table:table-cell>
          <table:table-cell office:value-type="string">
            <text:p>Cen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22368423396 , -1.66569242287157]</text:p>
          </table:table-cell>
          <table:table-cell table:formula="of:=JSONCOLLAT([.M966])" office:value-type="string" office:string-value="47.2622368423396">
            <text:p>47.2622368423396</text:p>
          </table:table-cell>
          <table:table-cell table:formula="of:=JSONCOLLONG([.M966])" office:value-type="string" office:string-value="-1.66569242287157">
            <text:p>-1.66569242287157</text:p>
          </table:table-cell>
          <table:table-cell table:formula="of:=REMPLACECOLONNESAERMODEDECOLLECTE([.N966];[.O9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Verger</text:p>
          </table:table-cell>
          <table:table-cell office:value-type="string">
            <text:p>Verger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0844879933 , -1.66895739576741]</text:p>
          </table:table-cell>
          <table:table-cell table:formula="of:=JSONCOLLAT([.M967])" office:value-type="string" office:string-value="47.2580844879933">
            <text:p>47.2580844879933</text:p>
          </table:table-cell>
          <table:table-cell table:formula="of:=JSONCOLLONG([.M967])" office:value-type="string" office:string-value="-1.66895739576741">
            <text:p>-1.66895739576741</text:p>
          </table:table-cell>
          <table:table-cell table:formula="of:=REMPLACECOLONNESAERMODEDECOLLECTE([.N967];[.O9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Genêts</text:p>
          </table:table-cell>
          <table:table-cell office:value-type="string">
            <text:p>Genêt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73902084166 , -1.67052574972664]</text:p>
          </table:table-cell>
          <table:table-cell table:formula="of:=JSONCOLLAT([.M968])" office:value-type="string" office:string-value="47.2573902084166">
            <text:p>47.2573902084166</text:p>
          </table:table-cell>
          <table:table-cell table:formula="of:=JSONCOLLONG([.M968])" office:value-type="string" office:string-value="-1.67052574972664">
            <text:p>-1.67052574972664</text:p>
          </table:table-cell>
          <table:table-cell table:formula="of:=REMPLACECOLONNESAERMODEDECOLLECTE([.N968];[.O9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Vigneau</text:p>
          </table:table-cell>
          <table:table-cell office:value-type="string">
            <text:p>Vigneau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06621642742 , -1.67270365476406]</text:p>
          </table:table-cell>
          <table:table-cell table:formula="of:=JSONCOLLAT([.M969])" office:value-type="string" office:string-value="47.2606621642742">
            <text:p>47.2606621642742</text:p>
          </table:table-cell>
          <table:table-cell table:formula="of:=JSONCOLLONG([.M969])" office:value-type="string" office:string-value="-1.67270365476406">
            <text:p>-1.67270365476406</text:p>
          </table:table-cell>
          <table:table-cell table:formula="of:=REMPLACECOLONNESAERMODEDECOLLECTE([.N969];[.O9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laisance</text:p>
          </table:table-cell>
          <table:table-cell office:value-type="string">
            <text:p>Plaisanc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1726686685 , -1.68276835303666]</text:p>
          </table:table-cell>
          <table:table-cell table:formula="of:=JSONCOLLAT([.M970])" office:value-type="string" office:string-value="47.2581726686685">
            <text:p>47.2581726686685</text:p>
          </table:table-cell>
          <table:table-cell table:formula="of:=JSONCOLLONG([.M970])" office:value-type="string" office:string-value="-1.68276835303666">
            <text:p>-1.68276835303666</text:p>
          </table:table-cell>
          <table:table-cell table:formula="of:=REMPLACECOLONNESAERMODEDECOLLECTE([.N970];[.O9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4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uches</text:p>
          </table:table-cell>
          <table:table-cell office:value-type="string">
            <text:p>Bauche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9743248048 , -1.68122957991872]</text:p>
          </table:table-cell>
          <table:table-cell table:formula="of:=JSONCOLLAT([.M971])" office:value-type="string" office:string-value="47.259743248048">
            <text:p>47.259743248048</text:p>
          </table:table-cell>
          <table:table-cell table:formula="of:=JSONCOLLONG([.M971])" office:value-type="string" office:string-value="-1.68122957991872">
            <text:p>-1.68122957991872</text:p>
          </table:table-cell>
          <table:table-cell table:formula="of:=REMPLACECOLONNESAERMODEDECOLLECTE([.N971];[.O9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u Bois</text:p>
          </table:table-cell>
          <table:table-cell office:value-type="string">
            <text:p>Boi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52866239688 , -1.68464325108691]</text:p>
          </table:table-cell>
          <table:table-cell table:formula="of:=JSONCOLLAT([.M972])" office:value-type="string" office:string-value="47.2652866239688">
            <text:p>47.2652866239688</text:p>
          </table:table-cell>
          <table:table-cell table:formula="of:=JSONCOLLONG([.M972])" office:value-type="string" office:string-value="-1.68464325108691">
            <text:p>-1.68464325108691</text:p>
          </table:table-cell>
          <table:table-cell table:formula="of:=REMPLACECOLONNESAERMODEDECOLLECTE([.N972];[.O9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erme</text:p>
          </table:table-cell>
          <table:table-cell office:value-type="string">
            <text:p>Ferm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51092648107 , -1.67942549300818]</text:p>
          </table:table-cell>
          <table:table-cell table:formula="of:=JSONCOLLAT([.M973])" office:value-type="string" office:string-value="47.2651092648107">
            <text:p>47.2651092648107</text:p>
          </table:table-cell>
          <table:table-cell table:formula="of:=JSONCOLLONG([.M973])" office:value-type="string" office:string-value="-1.67942549300818">
            <text:p>-1.67942549300818</text:p>
          </table:table-cell>
          <table:table-cell table:formula="of:=REMPLACECOLONNESAERMODEDECOLLECTE([.N973];[.O9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Gendarmerie</text:p>
          </table:table-cell>
          <table:table-cell office:value-type="string">
            <text:p>Gendarmeri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30099462314 , -1.67290848959336]</text:p>
          </table:table-cell>
          <table:table-cell table:formula="of:=JSONCOLLAT([.M974])" office:value-type="string" office:string-value="47.2630099462314">
            <text:p>47.2630099462314</text:p>
          </table:table-cell>
          <table:table-cell table:formula="of:=JSONCOLLONG([.M974])" office:value-type="string" office:string-value="-1.67290848959336">
            <text:p>-1.67290848959336</text:p>
          </table:table-cell>
          <table:table-cell table:formula="of:=REMPLACECOLONNESAERMODEDECOLLECTE([.N974];[.O9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allée</text:p>
          </table:table-cell>
          <table:table-cell office:value-type="string">
            <text:p>Vallé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80865875305 , -1.6708149529626]</text:p>
          </table:table-cell>
          <table:table-cell table:formula="of:=JSONCOLLAT([.M975])" office:value-type="string" office:string-value="47.2680865875305">
            <text:p>47.2680865875305</text:p>
          </table:table-cell>
          <table:table-cell table:formula="of:=JSONCOLLONG([.M975])" office:value-type="string" office:string-value="-1.6708149529626">
            <text:p>-1.6708149529626</text:p>
          </table:table-cell>
          <table:table-cell table:formula="of:=REMPLACECOLONNESAERMODEDECOLLECTE([.N975];[.O9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levue</text:p>
          </table:table-cell>
          <table:table-cell office:value-type="string">
            <text:p>Bellevue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97961010145 , -1.67943337525036]</text:p>
          </table:table-cell>
          <table:table-cell table:formula="of:=JSONCOLLAT([.M976])" office:value-type="string" office:string-value="47.2697961010145">
            <text:p>47.2697961010145</text:p>
          </table:table-cell>
          <table:table-cell table:formula="of:=JSONCOLLONG([.M976])" office:value-type="string" office:string-value="-1.67943337525036">
            <text:p>-1.67943337525036</text:p>
          </table:table-cell>
          <table:table-cell table:formula="of:=REMPLACECOLONNESAERMODEDECOLLECTE([.N976];[.O9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ongarant</text:p>
          </table:table-cell>
          <table:table-cell office:value-type="string">
            <text:p>Bongarant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740916933505 , -1.6984045176973]</text:p>
          </table:table-cell>
          <table:table-cell table:formula="of:=JSONCOLLAT([.M977])" office:value-type="string" office:string-value="47.2740916933505">
            <text:p>47.2740916933505</text:p>
          </table:table-cell>
          <table:table-cell table:formula="of:=JSONCOLLONG([.M977])" office:value-type="string" office:string-value="-1.6984045176973">
            <text:p>-1.6984045176973</text:p>
          </table:table-cell>
          <table:table-cell table:formula="of:=REMPLACECOLONNESAERMODEDECOLLECTE([.N977];[.O9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uisatiers</text:p>
          </table:table-cell>
          <table:table-cell office:value-type="string">
            <text:p>Puisatiers</text:p>
          </table:table-cell>
          <table:table-cell office:value-type="float" office:value="440194">
            <text:p>440194</text:p>
          </table:table-cell>
          <table:table-cell office:value-type="float" office:value="44880">
            <text:p>44880</text:p>
          </table:table-cell>
          <table:table-cell office:value-type="string">
            <text:p>Sautron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3804645476 , -1.65721332823931]</text:p>
          </table:table-cell>
          <table:table-cell table:formula="of:=JSONCOLLAT([.M978])" office:value-type="string" office:string-value="47.253804645476">
            <text:p>47.253804645476</text:p>
          </table:table-cell>
          <table:table-cell table:formula="of:=JSONCOLLONG([.M978])" office:value-type="string" office:string-value="-1.65721332823931">
            <text:p>-1.65721332823931</text:p>
          </table:table-cell>
          <table:table-cell table:formula="of:=REMPLACECOLONNESAERMODEDECOLLECTE([.N978];[.O9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parking gare routière près RD 723</text:p>
          </table:table-cell>
          <table:table-cell office:value-type="string">
            <text:p><text:s/></text:p>
          </table:table-cell>
          <table:table-cell office:value-type="string">
            <text:p>Rue de la Métairie</text:p>
          </table:table-cell>
          <table:table-cell office:value-type="string">
            <text:p>Métairie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98224423253 , -1.39866635723164]</text:p>
          </table:table-cell>
          <table:table-cell table:formula="of:=JSONCOLLAT([.M979])" office:value-type="string" office:string-value="47.2998224423253">
            <text:p>47.2998224423253</text:p>
          </table:table-cell>
          <table:table-cell table:formula="of:=JSONCOLLONG([.M979])" office:value-type="string" office:string-value="-1.39866635723164">
            <text:p>-1.39866635723164</text:p>
          </table:table-cell>
          <table:table-cell table:formula="of:=REMPLACECOLONNESAERMODEDECOLLECTE([.N979];[.O9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lage</text:p>
          </table:table-cell>
          <table:table-cell office:value-type="string">
            <text:p>Plage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42606808655 , -1.38836853204836]</text:p>
          </table:table-cell>
          <table:table-cell table:formula="of:=JSONCOLLAT([.M980])" office:value-type="string" office:string-value="47.2942606808655">
            <text:p>47.2942606808655</text:p>
          </table:table-cell>
          <table:table-cell table:formula="of:=JSONCOLLONG([.M980])" office:value-type="string" office:string-value="-1.38836853204836">
            <text:p>-1.38836853204836</text:p>
          </table:table-cell>
          <table:table-cell table:formula="of:=REMPLACECOLONNESAERMODEDECOLLECTE([.N980];[.O9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5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Piletière</text:p>
          </table:table-cell>
          <table:table-cell office:value-type="string">
            <text:p>Piletière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46282711277 , -1.38201528384119]</text:p>
          </table:table-cell>
          <table:table-cell table:formula="of:=JSONCOLLAT([.M981])" office:value-type="string" office:string-value="47.3046282711277">
            <text:p>47.3046282711277</text:p>
          </table:table-cell>
          <table:table-cell table:formula="of:=JSONCOLLONG([.M981])" office:value-type="string" office:string-value="-1.38201528384119">
            <text:p>-1.38201528384119</text:p>
          </table:table-cell>
          <table:table-cell table:formula="of:=REMPLACECOLONNESAERMODEDECOLLECTE([.N981];[.O9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La Rouaudière</text:p>
          </table:table-cell>
          <table:table-cell office:value-type="string">
            <text:p><text:s/></text:p>
          </table:table-cell>
          <table:table-cell office:value-type="string">
            <text:p>CR 12</text:p>
          </table:table-cell>
          <table:table-cell office:value-type="string">
            <text:p>12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297370126139 , -1.42008625558373]</text:p>
          </table:table-cell>
          <table:table-cell table:formula="of:=JSONCOLLAT([.M982])" office:value-type="string" office:string-value="47.3297370126139">
            <text:p>47.3297370126139</text:p>
          </table:table-cell>
          <table:table-cell table:formula="of:=JSONCOLLONG([.M982])" office:value-type="string" office:string-value="-1.42008625558373">
            <text:p>-1.42008625558373</text:p>
          </table:table-cell>
          <table:table-cell table:formula="of:=REMPLACECOLONNESAERMODEDECOLLECTE([.N982];[.O9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Thouaré</text:p>
          </table:table-cell>
          <table:table-cell office:value-type="string">
            <text:p>Thouaré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34054707496 , -1.39389273169938]</text:p>
          </table:table-cell>
          <table:table-cell table:formula="of:=JSONCOLLAT([.M983])" office:value-type="string" office:string-value="47.2934054707496">
            <text:p>47.2934054707496</text:p>
          </table:table-cell>
          <table:table-cell table:formula="of:=JSONCOLLONG([.M983])" office:value-type="string" office:string-value="-1.39389273169938">
            <text:p>-1.39389273169938</text:p>
          </table:table-cell>
          <table:table-cell table:formula="of:=REMPLACECOLONNESAERMODEDECOLLECTE([.N983];[.O9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Cellier</text:p>
          </table:table-cell>
          <table:table-cell office:value-type="string">
            <text:p>Cellier</text:p>
          </table:table-cell>
          <table:table-cell office:value-type="float" office:value="440094">
            <text:p>440094</text:p>
          </table:table-cell>
          <table:table-cell office:value-type="float" office:value="44470">
            <text:p>44470</text:p>
          </table:table-cell>
          <table:table-cell office:value-type="string">
            <text:p>Mauves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66581958242 , -1.39278821820075]</text:p>
          </table:table-cell>
          <table:table-cell table:formula="of:=JSONCOLLAT([.M984])" office:value-type="string" office:string-value="47.2966581958242">
            <text:p>47.2966581958242</text:p>
          </table:table-cell>
          <table:table-cell table:formula="of:=JSONCOLLONG([.M984])" office:value-type="string" office:string-value="-1.39278821820075">
            <text:p>-1.39278821820075</text:p>
          </table:table-cell>
          <table:table-cell table:formula="of:=REMPLACECOLONNESAERMODEDECOLLECTE([.N984];[.O9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urienne</text:p>
          </table:table-cell>
          <table:table-cell office:value-type="string">
            <text:p>Maurienn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55406509781 , -1.43865330614126]</text:p>
          </table:table-cell>
          <table:table-cell table:formula="of:=JSONCOLLAT([.M985])" office:value-type="string" office:string-value="47.2755406509781">
            <text:p>47.2755406509781</text:p>
          </table:table-cell>
          <table:table-cell table:formula="of:=JSONCOLLONG([.M985])" office:value-type="string" office:string-value="-1.43865330614126">
            <text:p>-1.43865330614126</text:p>
          </table:table-cell>
          <table:table-cell table:formula="of:=REMPLACECOLONNESAERMODEDECOLLECTE([.N985];[.O9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Raffuneau</text:p>
          </table:table-cell>
          <table:table-cell office:value-type="string">
            <text:p>Raffuneau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34980124805 , -1.62431690789563]</text:p>
          </table:table-cell>
          <table:table-cell table:formula="of:=JSONCOLLAT([.M986])" office:value-type="string" office:string-value="47.2734980124805">
            <text:p>47.2734980124805</text:p>
          </table:table-cell>
          <table:table-cell table:formula="of:=JSONCOLLONG([.M986])" office:value-type="string" office:string-value="-1.62431690789563">
            <text:p>-1.62431690789563</text:p>
          </table:table-cell>
          <table:table-cell table:formula="of:=REMPLACECOLONNESAERMODEDECOLLECTE([.N986];[.O9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Parking magasin Mr Bricolage</text:p>
          </table:table-cell>
          <table:table-cell office:value-type="string">
            <text:p><text:s/></text:p>
          </table:table-cell>
          <table:table-cell office:value-type="string">
            <text:p>Rue de Kerguelen</text:p>
          </table:table-cell>
          <table:table-cell office:value-type="string">
            <text:p>Kerguelen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866306934323 , -1.46984837018584]</text:p>
          </table:table-cell>
          <table:table-cell table:formula="of:=JSONCOLLAT([.M987])" office:value-type="string" office:string-value="47.1866306934323">
            <text:p>47.1866306934323</text:p>
          </table:table-cell>
          <table:table-cell table:formula="of:=JSONCOLLONG([.M987])" office:value-type="string" office:string-value="-1.46984837018584">
            <text:p>-1.46984837018584</text:p>
          </table:table-cell>
          <table:table-cell table:formula="of:=REMPLACECOLONNESAERMODEDECOLLECTE([.N987];[.O9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asteur</text:p>
          </table:table-cell>
          <table:table-cell office:value-type="string">
            <text:p>Pasteur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56131930263 , -1.5838263420678]</text:p>
          </table:table-cell>
          <table:table-cell table:formula="of:=JSONCOLLAT([.M988])" office:value-type="string" office:string-value="47.1856131930263">
            <text:p>47.1856131930263</text:p>
          </table:table-cell>
          <table:table-cell table:formula="of:=JSONCOLLONG([.M988])" office:value-type="string" office:string-value="-1.5838263420678">
            <text:p>-1.5838263420678</text:p>
          </table:table-cell>
          <table:table-cell table:formula="of:=REMPLACECOLONNESAERMODEDECOLLECTE([.N988];[.O9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élestin Freinet</text:p>
          </table:table-cell>
          <table:table-cell office:value-type="string">
            <text:p>Freinet</text:p>
          </table:table-cell>
          <table:table-cell office:value-type="float" office:value="440020">
            <text:p>440020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/>
          <table:table-cell office:value-type="string">
            <text:p>Sud-Ouest</text:p>
          </table:table-cell>
          <table:table-cell office:value-type="string">
            <text:p>[ 47.1828149958969 , -1.58930042181342]</text:p>
          </table:table-cell>
          <table:table-cell table:formula="of:=JSONCOLLAT([.M989])" office:value-type="string" office:string-value="47.1828149958969">
            <text:p>47.1828149958969</text:p>
          </table:table-cell>
          <table:table-cell table:formula="of:=JSONCOLLONG([.M989])" office:value-type="string" office:string-value="-1.58930042181342">
            <text:p>-1.58930042181342</text:p>
          </table:table-cell>
          <table:table-cell table:formula="of:=REMPLACECOLONNESAERMODEDECOLLECTE([.N989];[.O9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'Eglise</text:p>
          </table:table-cell>
          <table:table-cell office:value-type="string">
            <text:p>Eglise</text:p>
          </table:table-cell>
          <table:table-cell office:value-type="float" office:value="440101">
            <text:p>440101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/>
          <table:table-cell office:value-type="string">
            <text:p>Sud-Ouest</text:p>
          </table:table-cell>
          <table:table-cell office:value-type="string">
            <text:p>[ 47.1902382933623 , -1.68336396016483]</text:p>
          </table:table-cell>
          <table:table-cell table:formula="of:=JSONCOLLAT([.M990])" office:value-type="string" office:string-value="47.1902382933623">
            <text:p>47.1902382933623</text:p>
          </table:table-cell>
          <table:table-cell table:formula="of:=JSONCOLLONG([.M990])" office:value-type="string" office:string-value="-1.68336396016483">
            <text:p>-1.68336396016483</text:p>
          </table:table-cell>
          <table:table-cell table:formula="of:=REMPLACECOLONNESAERMODEDECOLLECTE([.N990];[.O9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6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Savaudière</text:p>
          </table:table-cell>
          <table:table-cell office:value-type="string">
            <text:p>Savaud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2031807203 , -1.50157556338012]</text:p>
          </table:table-cell>
          <table:table-cell table:formula="of:=JSONCOLLAT([.M991])" office:value-type="string" office:string-value="47.292031807203">
            <text:p>47.292031807203</text:p>
          </table:table-cell>
          <table:table-cell table:formula="of:=JSONCOLLONG([.M991])" office:value-type="string" office:string-value="-1.50157556338012">
            <text:p>-1.50157556338012</text:p>
          </table:table-cell>
          <table:table-cell table:formula="of:=REMPLACECOLONNESAERMODEDECOLLECTE([.N991];[.O9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çonnerie</text:p>
          </table:table-cell>
          <table:table-cell office:value-type="string">
            <text:p>Blançonneri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78077553668 , -1.44072059790302]</text:p>
          </table:table-cell>
          <table:table-cell table:formula="of:=JSONCOLLAT([.M992])" office:value-type="string" office:string-value="47.2678077553668">
            <text:p>47.2678077553668</text:p>
          </table:table-cell>
          <table:table-cell table:formula="of:=JSONCOLLONG([.M992])" office:value-type="string" office:string-value="-1.44072059790302">
            <text:p>-1.44072059790302</text:p>
          </table:table-cell>
          <table:table-cell table:formula="of:=REMPLACECOLONNESAERMODEDECOLLECTE([.N992];[.O9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Thouaré</text:p>
          </table:table-cell>
          <table:table-cell office:value-type="string">
            <text:p>Thouaré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79698553512 , -1.45906886682176]</text:p>
          </table:table-cell>
          <table:table-cell table:formula="of:=JSONCOLLAT([.M993])" office:value-type="string" office:string-value="47.2579698553512">
            <text:p>47.2579698553512</text:p>
          </table:table-cell>
          <table:table-cell table:formula="of:=JSONCOLLONG([.M993])" office:value-type="string" office:string-value="-1.45906886682176">
            <text:p>-1.45906886682176</text:p>
          </table:table-cell>
          <table:table-cell table:formula="of:=REMPLACECOLONNESAERMODEDECOLLECTE([.N993];[.O9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mnibus</text:p>
          </table:table-cell>
          <table:table-cell office:value-type="string">
            <text:p>Omnibu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21043607485 , -1.6149440124168]</text:p>
          </table:table-cell>
          <table:table-cell table:formula="of:=JSONCOLLAT([.M994])" office:value-type="string" office:string-value="47.2721043607485">
            <text:p>47.2721043607485</text:p>
          </table:table-cell>
          <table:table-cell table:formula="of:=JSONCOLLONG([.M994])" office:value-type="string" office:string-value="-1.6149440124168">
            <text:p>-1.6149440124168</text:p>
          </table:table-cell>
          <table:table-cell table:formula="of:=REMPLACECOLONNESAERMODEDECOLLECTE([.N994];[.O9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3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Malle</text:p>
          </table:table-cell>
          <table:table-cell office:value-type="string">
            <text:p>Malle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65084532304 , -1.47127417462955]</text:p>
          </table:table-cell>
          <table:table-cell table:formula="of:=JSONCOLLAT([.M995])" office:value-type="string" office:string-value="47.2065084532304">
            <text:p>47.2065084532304</text:p>
          </table:table-cell>
          <table:table-cell table:formula="of:=JSONCOLLONG([.M995])" office:value-type="string" office:string-value="-1.47127417462955">
            <text:p>-1.47127417462955</text:p>
          </table:table-cell>
          <table:table-cell table:formula="of:=REMPLACECOLONNESAERMODEDECOLLECTE([.N995];[.O9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4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 office:value-type="string">
            <text:p>Centre de la Grillonais</text:p>
          </table:table-cell>
          <table:table-cell office:value-type="string">
            <text:p><text:s/></text:p>
          </table:table-cell>
          <table:table-cell office:value-type="string">
            <text:p>Rue de la Croix des Fosses</text:p>
          </table:table-cell>
          <table:table-cell office:value-type="string">
            <text:p>Croix</text:p>
          </table:table-cell>
          <table:table-cell office:value-type="float" office:value="440009">
            <text:p>440009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33122655752 , -1.46749692891705]</text:p>
          </table:table-cell>
          <table:table-cell table:formula="of:=JSONCOLLAT([.M996])" office:value-type="string" office:string-value="47.2133122655752">
            <text:p>47.2133122655752</text:p>
          </table:table-cell>
          <table:table-cell table:formula="of:=JSONCOLLONG([.M996])" office:value-type="string" office:string-value="-1.46749692891705">
            <text:p>-1.46749692891705</text:p>
          </table:table-cell>
          <table:table-cell table:formula="of:=REMPLACECOLONNESAERMODEDECOLLECTE([.N996];[.O9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5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aussières</text:p>
          </table:table-cell>
          <table:table-cell office:value-type="string">
            <text:p>Haussières</text:p>
          </table:table-cell>
          <table:table-cell office:value-type="float" office:value="440198">
            <text:p>440198</text:p>
          </table:table-cell>
          <table:table-cell office:value-type="float" office:value="44840">
            <text:p>44840</text:p>
          </table:table-cell>
          <table:table-cell office:value-type="string">
            <text:p>Les Sorinières</text:p>
          </table:table-cell>
          <table:table-cell office:value-type="string">
            <text:p>Centre-Est</text:p>
          </table:table-cell>
          <table:table-cell office:value-type="string">
            <text:p>Loire, Sèvre et Vignoble</text:p>
          </table:table-cell>
          <table:table-cell office:value-type="string">
            <text:p>[ 47.145372663378 , -1.51583848301717]</text:p>
          </table:table-cell>
          <table:table-cell table:formula="of:=JSONCOLLAT([.M997])" office:value-type="string" office:string-value="47.145372663378">
            <text:p>47.145372663378</text:p>
          </table:table-cell>
          <table:table-cell table:formula="of:=JSONCOLLONG([.M997])" office:value-type="string" office:string-value="-1.51583848301717">
            <text:p>-1.51583848301717</text:p>
          </table:table-cell>
          <table:table-cell table:formula="of:=REMPLACECOLONNESAERMODEDECOLLECTE([.N997];[.O9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uguste Garnier</text:p>
          </table:table-cell>
          <table:table-cell office:value-type="string">
            <text:p>Garn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95284651808 , -1.48177682288192]</text:p>
          </table:table-cell>
          <table:table-cell table:formula="of:=JSONCOLLAT([.M998])" office:value-type="string" office:string-value="47.1595284651808">
            <text:p>47.1595284651808</text:p>
          </table:table-cell>
          <table:table-cell table:formula="of:=JSONCOLLONG([.M998])" office:value-type="string" office:string-value="-1.48177682288192">
            <text:p>-1.48177682288192</text:p>
          </table:table-cell>
          <table:table-cell table:formula="of:=REMPLACECOLONNESAERMODEDECOLLECTE([.N998];[.O9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oste</text:p>
          </table:table-cell>
          <table:table-cell office:value-type="string">
            <text:p>Post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4163857158 , -1.50499860326887]</text:p>
          </table:table-cell>
          <table:table-cell table:formula="of:=JSONCOLLAT([.M999])" office:value-type="string" office:string-value="47.184163857158">
            <text:p>47.184163857158</text:p>
          </table:table-cell>
          <table:table-cell table:formula="of:=JSONCOLLONG([.M999])" office:value-type="string" office:string-value="-1.50499860326887">
            <text:p>-1.50499860326887</text:p>
          </table:table-cell>
          <table:table-cell table:formula="of:=REMPLACECOLONNESAERMODEDECOLLECTE([.N999];[.O9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Mortier Vannerie</text:p>
          </table:table-cell>
          <table:table-cell office:value-type="string">
            <text:p>Mort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809297583592 , -1.49800598261178]</text:p>
          </table:table-cell>
          <table:table-cell table:formula="of:=JSONCOLLAT([.M1000])" office:value-type="string" office:string-value="47.1809297583592">
            <text:p>47.1809297583592</text:p>
          </table:table-cell>
          <table:table-cell table:formula="of:=JSONCOLLONG([.M1000])" office:value-type="string" office:string-value="-1.49800598261178">
            <text:p>-1.49800598261178</text:p>
          </table:table-cell>
          <table:table-cell table:formula="of:=REMPLACECOLONNESAERMODEDECOLLECTE([.N1000];[.O10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79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ecques</text:p>
          </table:table-cell>
          <table:table-cell office:value-type="string">
            <text:p>Becqu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77560874939 , -1.5089058277673]</text:p>
          </table:table-cell>
          <table:table-cell table:formula="of:=JSONCOLLAT([.M1001])" office:value-type="string" office:string-value="47.2077560874939">
            <text:p>47.2077560874939</text:p>
          </table:table-cell>
          <table:table-cell table:formula="of:=JSONCOLLONG([.M1001])" office:value-type="string" office:string-value="-1.5089058277673">
            <text:p>-1.5089058277673</text:p>
          </table:table-cell>
          <table:table-cell table:formula="of:=REMPLACECOLONNESAERMODEDECOLLECTE([.N1001];[.O10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0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<text:s/></text:p>
          </table:table-cell>
          <table:table-cell office:value-type="string">
            <text:p>Avenue Jules Verne</text:p>
          </table:table-cell>
          <table:table-cell office:value-type="string">
            <text:p>Vern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113875875821 , -1.48690343975053]</text:p>
          </table:table-cell>
          <table:table-cell table:formula="of:=JSONCOLLAT([.M1002])" office:value-type="string" office:string-value="47.2113875875821">
            <text:p>47.2113875875821</text:p>
          </table:table-cell>
          <table:table-cell table:formula="of:=JSONCOLLONG([.M1002])" office:value-type="string" office:string-value="-1.48690343975053">
            <text:p>-1.48690343975053</text:p>
          </table:table-cell>
          <table:table-cell table:formula="of:=REMPLACECOLONNESAERMODEDECOLLECTE([.N1002];[.O10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Stade des Gripots</text:p>
          </table:table-cell>
          <table:table-cell office:value-type="string">
            <text:p><text:s/></text:p>
          </table:table-cell>
          <table:table-cell office:value-type="string">
            <text:p>Rue des Plantes</text:p>
          </table:table-cell>
          <table:table-cell office:value-type="string">
            <text:p>Plante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46472208326 , -1.48471480347324]</text:p>
          </table:table-cell>
          <table:table-cell table:formula="of:=JSONCOLLAT([.M1003])" office:value-type="string" office:string-value="47.1946472208326">
            <text:p>47.1946472208326</text:p>
          </table:table-cell>
          <table:table-cell table:formula="of:=JSONCOLLONG([.M1003])" office:value-type="string" office:string-value="-1.48471480347324">
            <text:p>-1.48471480347324</text:p>
          </table:table-cell>
          <table:table-cell table:formula="of:=REMPLACECOLONNESAERMODEDECOLLECTE([.N1003];[.O10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arengs</text:p>
          </table:table-cell>
          <table:table-cell office:value-type="string">
            <text:p>Harengs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2021950827341 , -1.5188898135862]</text:p>
          </table:table-cell>
          <table:table-cell table:formula="of:=JSONCOLLAT([.M1004])" office:value-type="string" office:string-value="47.2021950827341">
            <text:p>47.2021950827341</text:p>
          </table:table-cell>
          <table:table-cell table:formula="of:=JSONCOLLONG([.M1004])" office:value-type="string" office:string-value="-1.5188898135862">
            <text:p>-1.5188898135862</text:p>
          </table:table-cell>
          <table:table-cell table:formula="of:=REMPLACECOLONNESAERMODEDECOLLECTE([.N1004];[.O10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3</text:p>
          </table:table-cell>
          <table:table-cell office:value-type="string">
            <text:p>verre</text:p>
          </table:table-cell>
          <table:table-cell office:value-type="float" office:value="4.5">
            <text:p>4,5</text:p>
          </table:table-cell>
          <table:table-cell office:value-type="string">
            <text:p>Placette angle Martellière</text:p>
          </table:table-cell>
          <table:table-cell office:value-type="string">
            <text:p><text:s/></text:p>
          </table:table-cell>
          <table:table-cell office:value-type="string">
            <text:p>Rue de la Libération</text:p>
          </table:table-cell>
          <table:table-cell office:value-type="string">
            <text:p>Libérati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7754795774 , -1.52027346150552]</text:p>
          </table:table-cell>
          <table:table-cell table:formula="of:=JSONCOLLAT([.M1005])" office:value-type="string" office:string-value="47.1997754795774">
            <text:p>47.1997754795774</text:p>
          </table:table-cell>
          <table:table-cell table:formula="of:=JSONCOLLONG([.M1005])" office:value-type="string" office:string-value="-1.52027346150552">
            <text:p>-1.52027346150552</text:p>
          </table:table-cell>
          <table:table-cell table:formula="of:=REMPLACECOLONNESAERMODEDECOLLECTE([.N1005];[.O10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4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Placette angle Martellière</text:p>
          </table:table-cell>
          <table:table-cell office:value-type="string">
            <text:p><text:s/></text:p>
          </table:table-cell>
          <table:table-cell office:value-type="string">
            <text:p>Rue de la Libération</text:p>
          </table:table-cell>
          <table:table-cell office:value-type="string">
            <text:p>Libération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7735035109 , -1.52024001100798]</text:p>
          </table:table-cell>
          <table:table-cell table:formula="of:=JSONCOLLAT([.M1006])" office:value-type="string" office:string-value="47.1997735035109">
            <text:p>47.1997735035109</text:p>
          </table:table-cell>
          <table:table-cell table:formula="of:=JSONCOLLONG([.M1006])" office:value-type="string" office:string-value="-1.52024001100798">
            <text:p>-1.52024001100798</text:p>
          </table:table-cell>
          <table:table-cell table:formula="of:=REMPLACECOLONNESAERMODEDECOLLECTE([.N1006];[.O10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862417838 , -1.53336151612141]</text:p>
          </table:table-cell>
          <table:table-cell table:formula="of:=JSONCOLLAT([.M1007])" office:value-type="string" office:string-value="47.1582862417838">
            <text:p>47.1582862417838</text:p>
          </table:table-cell>
          <table:table-cell table:formula="of:=JSONCOLLONG([.M1007])" office:value-type="string" office:string-value="-1.53336151612141">
            <text:p>-1.53336151612141</text:p>
          </table:table-cell>
          <table:table-cell table:formula="of:=REMPLACECOLONNESAERMODEDECOLLECTE([.N1007];[.O10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6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810441054 , -1.53336265344563]</text:p>
          </table:table-cell>
          <table:table-cell table:formula="of:=JSONCOLLAT([.M1008])" office:value-type="string" office:string-value="47.1582810441054">
            <text:p>47.1582810441054</text:p>
          </table:table-cell>
          <table:table-cell table:formula="of:=JSONCOLLONG([.M1008])" office:value-type="string" office:string-value="-1.53336265344563">
            <text:p>-1.53336265344563</text:p>
          </table:table-cell>
          <table:table-cell table:formula="of:=REMPLACECOLONNESAERMODEDECOLLECTE([.N1008];[.O10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7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748170354 , -1.53336371639858]</text:p>
          </table:table-cell>
          <table:table-cell table:formula="of:=JSONCOLLAT([.M1009])" office:value-type="string" office:string-value="47.1582748170354">
            <text:p>47.1582748170354</text:p>
          </table:table-cell>
          <table:table-cell table:formula="of:=JSONCOLLONG([.M1009])" office:value-type="string" office:string-value="-1.53336371639858">
            <text:p>-1.53336371639858</text:p>
          </table:table-cell>
          <table:table-cell table:formula="of:=REMPLACECOLONNESAERMODEDECOLLECTE([.N1009];[.O10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269619357 , -1.53336485372236]</text:p>
          </table:table-cell>
          <table:table-cell table:formula="of:=JSONCOLLAT([.M1010])" office:value-type="string" office:string-value="47.158269619357">
            <text:p>47.158269619357</text:p>
          </table:table-cell>
          <table:table-cell table:formula="of:=JSONCOLLONG([.M1010])" office:value-type="string" office:string-value="-1.53336485372236">
            <text:p>-1.53336485372236</text:p>
          </table:table-cell>
          <table:table-cell table:formula="of:=REMPLACECOLONNESAERMODEDECOLLECTE([.N1010];[.O10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89</text:p>
          </table:table-cell>
          <table:table-cell office:value-type="string">
            <text:p>papiercarton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2042327 , -1.53338281864002]</text:p>
          </table:table-cell>
          <table:table-cell table:formula="of:=JSONCOLLAT([.M1011])" office:value-type="string" office:string-value="47.15812042327">
            <text:p>47.15812042327</text:p>
          </table:table-cell>
          <table:table-cell table:formula="of:=JSONCOLLONG([.M1011])" office:value-type="string" office:string-value="-1.53338281864002">
            <text:p>-1.53338281864002</text:p>
          </table:table-cell>
          <table:table-cell table:formula="of:=REMPLACECOLONNESAERMODEDECOLLECTE([.N1011];[.O1011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0</text:p>
          </table:table-cell>
          <table:table-cell office:value-type="string">
            <text:p>papiercarton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255702286 , -1.53338319049603]</text:p>
          </table:table-cell>
          <table:table-cell table:formula="of:=JSONCOLLAT([.M1012])" office:value-type="string" office:string-value="47.1581255702286">
            <text:p>47.1581255702286</text:p>
          </table:table-cell>
          <table:table-cell table:formula="of:=JSONCOLLONG([.M1012])" office:value-type="string" office:string-value="-1.53338319049603">
            <text:p>-1.53338319049603</text:p>
          </table:table-cell>
          <table:table-cell table:formula="of:=REMPLACECOLONNESAERMODEDECOLLECTE([.N1012];[.O1012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1</text:p>
          </table:table-cell>
          <table:table-cell office:value-type="string">
            <text:p>papiercarton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307679074 , -1.53338205317709]</text:p>
          </table:table-cell>
          <table:table-cell table:formula="of:=JSONCOLLAT([.M1013])" office:value-type="string" office:string-value="47.1581307679074">
            <text:p>47.1581307679074</text:p>
          </table:table-cell>
          <table:table-cell table:formula="of:=JSONCOLLONG([.M1013])" office:value-type="string" office:string-value="-1.53338205317709">
            <text:p>-1.53338205317709</text:p>
          </table:table-cell>
          <table:table-cell table:formula="of:=REMPLACECOLONNESAERMODEDECOLLECTE([.N1013];[.O101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2</text:p>
          </table:table-cell>
          <table:table-cell office:value-type="string">
            <text:p>papiercarton</text:p>
          </table:table-cell>
          <table:table-cell office:value-type="float" office:value="2.5">
            <text:p>2,5</text:p>
          </table:table-cell>
          <table:table-cell office:value-type="string">
            <text:p>Déchèterie</text:p>
          </table:table-cell>
          <table:table-cell office:value-type="string">
            <text:p><text:s/></text:p>
          </table:table-cell>
          <table:table-cell office:value-type="string">
            <text:p>Rue Pierre Legendre</text:p>
          </table:table-cell>
          <table:table-cell office:value-type="string">
            <text:p>Legend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581390537613 , -1.5333811389715]</text:p>
          </table:table-cell>
          <table:table-cell table:formula="of:=JSONCOLLAT([.M1014])" office:value-type="string" office:string-value="47.1581390537613">
            <text:p>47.1581390537613</text:p>
          </table:table-cell>
          <table:table-cell table:formula="of:=JSONCOLLONG([.M1014])" office:value-type="string" office:string-value="-1.5333811389715">
            <text:p>-1.5333811389715</text:p>
          </table:table-cell>
          <table:table-cell table:formula="of:=REMPLACECOLONNESAERMODEDECOLLECTE([.N1014];[.O1014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Stade de la Robinière</text:p>
          </table:table-cell>
          <table:table-cell office:value-type="string">
            <text:p><text:s/></text:p>
          </table:table-cell>
          <table:table-cell office:value-type="string">
            <text:p>Rue de la Robinière</text:p>
          </table:table-cell>
          <table:table-cell office:value-type="string">
            <text:p>Robin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43193247052 , -1.53220575037978]</text:p>
          </table:table-cell>
          <table:table-cell table:formula="of:=JSONCOLLAT([.M1015])" office:value-type="string" office:string-value="47.1643193247052">
            <text:p>47.1643193247052</text:p>
          </table:table-cell>
          <table:table-cell table:formula="of:=JSONCOLLONG([.M1015])" office:value-type="string" office:string-value="-1.53220575037978">
            <text:p>-1.53220575037978</text:p>
          </table:table-cell>
          <table:table-cell table:formula="of:=REMPLACECOLONNESAERMODEDECOLLECTE([.N1015];[.O10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4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ordière</text:p>
          </table:table-cell>
          <table:table-cell office:value-type="string">
            <text:p>Blordiè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Blordière</text:p>
          </table:table-cell>
          <table:table-cell office:value-type="string">
            <text:p>Loire, Sèvre et Vignoble</text:p>
          </table:table-cell>
          <table:table-cell office:value-type="string">
            <text:p>[ 47.1791491557825 , -1.53154287647625]</text:p>
          </table:table-cell>
          <table:table-cell table:formula="of:=JSONCOLLAT([.M1016])" office:value-type="string" office:string-value="47.1791491557825">
            <text:p>47.1791491557825</text:p>
          </table:table-cell>
          <table:table-cell table:formula="of:=JSONCOLLONG([.M1016])" office:value-type="string" office:string-value="-1.53154287647625">
            <text:p>-1.53154287647625</text:p>
          </table:table-cell>
          <table:table-cell table:formula="of:=REMPLACECOLONNESAERMODEDECOLLECTE([.N1016];[.O10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5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taillerie</text:p>
          </table:table-cell>
          <table:table-cell office:value-type="string">
            <text:p>Batailleri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725108378052 , -1.53520361078916]</text:p>
          </table:table-cell>
          <table:table-cell table:formula="of:=JSONCOLLAT([.M1017])" office:value-type="string" office:string-value="47.1725108378052">
            <text:p>47.1725108378052</text:p>
          </table:table-cell>
          <table:table-cell table:formula="of:=JSONCOLLONG([.M1017])" office:value-type="string" office:string-value="-1.53520361078916">
            <text:p>-1.53520361078916</text:p>
          </table:table-cell>
          <table:table-cell table:formula="of:=REMPLACECOLONNESAERMODEDECOLLECTE([.N1017];[.O10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6</text:p>
          </table:table-cell>
          <table:table-cell office:value-type="string">
            <text:p>ver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office:value-type="string">
            <text:p>Rue Olympe de Gouges</text:p>
          </table:table-cell>
          <table:table-cell office:value-type="string">
            <text:p>Gouges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73182426053 , -1.54731285588231]</text:p>
          </table:table-cell>
          <table:table-cell table:formula="of:=JSONCOLLAT([.M1018])" office:value-type="string" office:string-value="47.1673182426053">
            <text:p>47.1673182426053</text:p>
          </table:table-cell>
          <table:table-cell table:formula="of:=JSONCOLLONG([.M1018])" office:value-type="string" office:string-value="-1.54731285588231">
            <text:p>-1.54731285588231</text:p>
          </table:table-cell>
          <table:table-cell table:formula="of:=REMPLACECOLONNESAERMODEDECOLLECTE([.N1018];[.O10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7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Rue Paul Henri Spaak</text:p>
          </table:table-cell>
          <table:table-cell office:value-type="string">
            <text:p>Spaak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Ragon</text:p>
          </table:table-cell>
          <table:table-cell office:value-type="string">
            <text:p>Loire, Sèvre et Vignoble</text:p>
          </table:table-cell>
          <table:table-cell office:value-type="string">
            <text:p>[ 47.1666624327253 , -1.5548186783652]</text:p>
          </table:table-cell>
          <table:table-cell table:formula="of:=JSONCOLLAT([.M1019])" office:value-type="string" office:string-value="47.1666624327253">
            <text:p>47.1666624327253</text:p>
          </table:table-cell>
          <table:table-cell table:formula="of:=JSONCOLLONG([.M1019])" office:value-type="string" office:string-value="-1.5548186783652">
            <text:p>-1.5548186783652</text:p>
          </table:table-cell>
          <table:table-cell table:formula="of:=REMPLACECOLONNESAERMODEDECOLLECTE([.N1019];[.O10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8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 office:value-type="string">
            <text:p>Centre technique Rezé</text:p>
          </table:table-cell>
          <table:table-cell office:value-type="string">
            <text:p><text:s/></text:p>
          </table:table-cell>
          <table:table-cell office:value-type="string">
            <text:p>Avenue Willy Brandt</text:p>
          </table:table-cell>
          <table:table-cell office:value-type="string">
            <text:p>Brandt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01738349636 , -1.56114026912866]</text:p>
          </table:table-cell>
          <table:table-cell table:formula="of:=JSONCOLLAT([.M1020])" office:value-type="string" office:string-value="47.1701738349636">
            <text:p>47.1701738349636</text:p>
          </table:table-cell>
          <table:table-cell table:formula="of:=JSONCOLLONG([.M1020])" office:value-type="string" office:string-value="-1.56114026912866">
            <text:p>-1.56114026912866</text:p>
          </table:table-cell>
          <table:table-cell table:formula="of:=REMPLACECOLONNESAERMODEDECOLLECTE([.N1020];[.O10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99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Baptiste Vigier</text:p>
          </table:table-cell>
          <table:table-cell office:value-type="string">
            <text:p>Vigier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Pont Rousseau</text:p>
          </table:table-cell>
          <table:table-cell office:value-type="string">
            <text:p>Loire, Sèvre et Vignoble</text:p>
          </table:table-cell>
          <table:table-cell office:value-type="string">
            <text:p>[ 47.1865771531178 , -1.53776178969518]</text:p>
          </table:table-cell>
          <table:table-cell table:formula="of:=JSONCOLLAT([.M1021])" office:value-type="string" office:string-value="47.1865771531178">
            <text:p>47.1865771531178</text:p>
          </table:table-cell>
          <table:table-cell table:formula="of:=JSONCOLLONG([.M1021])" office:value-type="string" office:string-value="-1.53776178969518">
            <text:p>-1.53776178969518</text:p>
          </table:table-cell>
          <table:table-cell table:formula="of:=REMPLACECOLONNESAERMODEDECOLLECTE([.N1021];[.O10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0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Rue du Pélican</text:p>
          </table:table-cell>
          <table:table-cell office:value-type="string">
            <text:p>Pélica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La Houssais</text:p>
          </table:table-cell>
          <table:table-cell office:value-type="string">
            <text:p>Loire, Sèvre et Vignoble</text:p>
          </table:table-cell>
          <table:table-cell office:value-type="string">
            <text:p>[ 47.1785428530438 , -1.55524170319896]</text:p>
          </table:table-cell>
          <table:table-cell table:formula="of:=JSONCOLLAT([.M1022])" office:value-type="string" office:string-value="47.1785428530438">
            <text:p>47.1785428530438</text:p>
          </table:table-cell>
          <table:table-cell table:formula="of:=JSONCOLLONG([.M1022])" office:value-type="string" office:string-value="-1.55524170319896">
            <text:p>-1.55524170319896</text:p>
          </table:table-cell>
          <table:table-cell table:formula="of:=REMPLACECOLONNESAERMODEDECOLLECTE([.N1022];[.O10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1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Georges Bénezet</text:p>
          </table:table-cell>
          <table:table-cell office:value-type="string">
            <text:p>Bénezet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Hôtel de Ville</text:p>
          </table:table-cell>
          <table:table-cell office:value-type="string">
            <text:p>Loire, Sèvre et Vignoble</text:p>
          </table:table-cell>
          <table:table-cell office:value-type="string">
            <text:p>[ 47.1866428168384 , -1.56745403176559]</text:p>
          </table:table-cell>
          <table:table-cell table:formula="of:=JSONCOLLAT([.M1023])" office:value-type="string" office:string-value="47.1866428168384">
            <text:p>47.1866428168384</text:p>
          </table:table-cell>
          <table:table-cell table:formula="of:=JSONCOLLONG([.M1023])" office:value-type="string" office:string-value="-1.56745403176559">
            <text:p>-1.56745403176559</text:p>
          </table:table-cell>
          <table:table-cell table:formula="of:=REMPLACECOLONNESAERMODEDECOLLECTE([.N1023];[.O10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2</text:p>
          </table:table-cell>
          <table:table-cell office:value-type="string">
            <text:p>verre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<text:s/></text:p>
          </table:table-cell>
          <table:table-cell office:value-type="string">
            <text:p>Rue Abbé Grégoire</text:p>
          </table:table-cell>
          <table:table-cell office:value-type="string">
            <text:p>Grégoire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Trentemoult</text:p>
          </table:table-cell>
          <table:table-cell office:value-type="string">
            <text:p>Loire, Sèvre et Vignoble</text:p>
          </table:table-cell>
          <table:table-cell office:value-type="string">
            <text:p>[ 47.1946532556822 , -1.56925697689933]</text:p>
          </table:table-cell>
          <table:table-cell table:formula="of:=JSONCOLLAT([.M1024])" office:value-type="string" office:string-value="47.1946532556822">
            <text:p>47.1946532556822</text:p>
          </table:table-cell>
          <table:table-cell table:formula="of:=JSONCOLLONG([.M1024])" office:value-type="string" office:string-value="-1.56925697689933">
            <text:p>-1.56925697689933</text:p>
          </table:table-cell>
          <table:table-cell table:formula="of:=REMPLACECOLONNESAERMODEDECOLLECTE([.N1024];[.O10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3</text:p>
          </table:table-cell>
          <table:table-cell office:value-type="string">
            <text:p>verre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Clisson</text:p>
          </table:table-cell>
          <table:table-cell office:value-type="string">
            <text:p>Clisson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51239205842 , -1.56050316739281]</text:p>
          </table:table-cell>
          <table:table-cell table:formula="of:=JSONCOLLAT([.M1025])" office:value-type="string" office:string-value="47.1851239205842">
            <text:p>47.1851239205842</text:p>
          </table:table-cell>
          <table:table-cell table:formula="of:=JSONCOLLONG([.M1025])" office:value-type="string" office:string-value="-1.56050316739281">
            <text:p>-1.56050316739281</text:p>
          </table:table-cell>
          <table:table-cell table:formula="of:=REMPLACECOLONNESAERMODEDECOLLECTE([.N1025];[.O10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4</text:p>
          </table:table-cell>
          <table:table-cell office:value-type="string">
            <text:p>verr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/></text:p>
          </table:table-cell>
          <table:table-cell office:value-type="string">
            <text:p>Allée Paul Eluard</text:p>
          </table:table-cell>
          <table:table-cell office:value-type="string">
            <text:p>Eluar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40916113133 , -1.55737207032698]</text:p>
          </table:table-cell>
          <table:table-cell table:formula="of:=JSONCOLLAT([.M1026])" office:value-type="string" office:string-value="47.1840916113133">
            <text:p>47.1840916113133</text:p>
          </table:table-cell>
          <table:table-cell table:formula="of:=JSONCOLLONG([.M1026])" office:value-type="string" office:string-value="-1.55737207032698">
            <text:p>-1.55737207032698</text:p>
          </table:table-cell>
          <table:table-cell table:formula="of:=REMPLACECOLONNESAERMODEDECOLLECTE([.N1026];[.O10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François Mitterrand</text:p>
          </table:table-cell>
          <table:table-cell office:value-type="string">
            <text:p>Mitterrand</text:p>
          </table:table-cell>
          <table:table-cell office:value-type="float" office:value="440143">
            <text:p>440143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hâteau de Rezé</text:p>
          </table:table-cell>
          <table:table-cell office:value-type="string">
            <text:p>Loire, Sèvre et Vignoble</text:p>
          </table:table-cell>
          <table:table-cell office:value-type="string">
            <text:p>[ 47.1844762967129 , -1.55948428820567]</text:p>
          </table:table-cell>
          <table:table-cell table:formula="of:=JSONCOLLAT([.M1027])" office:value-type="string" office:string-value="47.1844762967129">
            <text:p>47.1844762967129</text:p>
          </table:table-cell>
          <table:table-cell table:formula="of:=JSONCOLLONG([.M1027])" office:value-type="string" office:string-value="-1.55948428820567">
            <text:p>-1.55948428820567</text:p>
          </table:table-cell>
          <table:table-cell table:formula="of:=REMPLACECOLONNESAERMODEDECOLLECTE([.N1027];[.O10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e la Nostrie</text:p>
          </table:table-cell>
          <table:table-cell office:value-type="string">
            <text:p>Nostrie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438925833964 , -1.63108547653477]</text:p>
          </table:table-cell>
          <table:table-cell table:formula="of:=JSONCOLLAT([.M1028])" office:value-type="string" office:string-value="47.1438925833964">
            <text:p>47.1438925833964</text:p>
          </table:table-cell>
          <table:table-cell table:formula="of:=JSONCOLLONG([.M1028])" office:value-type="string" office:string-value="-1.63108547653477">
            <text:p>-1.63108547653477</text:p>
          </table:table-cell>
          <table:table-cell table:formula="of:=REMPLACECOLONNESAERMODEDECOLLECTE([.N1028];[.O10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u Champ de Foire</text:p>
          </table:table-cell>
          <table:table-cell office:value-type="string">
            <text:p>Champ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245170010641 , -1.61920185493801]</text:p>
          </table:table-cell>
          <table:table-cell table:formula="of:=JSONCOLLAT([.M1029])" office:value-type="string" office:string-value="47.1245170010641">
            <text:p>47.1245170010641</text:p>
          </table:table-cell>
          <table:table-cell table:formula="of:=JSONCOLLONG([.M1029])" office:value-type="string" office:string-value="-1.61920185493801">
            <text:p>-1.61920185493801</text:p>
          </table:table-cell>
          <table:table-cell table:formula="of:=REMPLACECOLONNESAERMODEDECOLLECTE([.N1029];[.O10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orêt</text:p>
          </table:table-cell>
          <table:table-cell office:value-type="string">
            <text:p>Forêt</text:p>
          </table:table-cell>
          <table:table-cell office:value-type="float" office:value="440150">
            <text:p>440150</text:p>
          </table:table-cell>
          <table:table-cell office:value-type="float" office:value="44860">
            <text:p>44860</text:p>
          </table:table-cell>
          <table:table-cell office:value-type="string">
            <text:p>St-Aignan-Grandlieu</text:p>
          </table:table-cell>
          <table:table-cell/>
          <table:table-cell office:value-type="string">
            <text:p>Sud-Ouest</text:p>
          </table:table-cell>
          <table:table-cell office:value-type="string">
            <text:p>[ 47.1492827720179 , -1.62382450153635]</text:p>
          </table:table-cell>
          <table:table-cell table:formula="of:=JSONCOLLAT([.M1030])" office:value-type="string" office:string-value="47.1492827720179">
            <text:p>47.1492827720179</text:p>
          </table:table-cell>
          <table:table-cell table:formula="of:=JSONCOLLONG([.M1030])" office:value-type="string" office:string-value="-1.62382450153635">
            <text:p>-1.62382450153635</text:p>
          </table:table-cell>
          <table:table-cell table:formula="of:=REMPLACECOLONNESAERMODEDECOLLECTE([.N1030];[.O10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0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Mouchotte</text:p>
          </table:table-cell>
          <table:table-cell office:value-type="string">
            <text:p>Mouchotte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Ile de Nantes</text:p>
          </table:table-cell>
          <table:table-cell office:value-type="string">
            <text:p>Nantes-Loire</text:p>
          </table:table-cell>
          <table:table-cell office:value-type="string">
            <text:p>[ 47.2003944737083 , -1.54823233424103]</text:p>
          </table:table-cell>
          <table:table-cell table:formula="of:=JSONCOLLAT([.M1031])" office:value-type="string" office:string-value="47.2003944737083">
            <text:p>47.2003944737083</text:p>
          </table:table-cell>
          <table:table-cell table:formula="of:=JSONCOLLONG([.M1031])" office:value-type="string" office:string-value="-1.54823233424103">
            <text:p>-1.54823233424103</text:p>
          </table:table-cell>
          <table:table-cell table:formula="of:=REMPLACECOLONNESAERMODEDECOLLECTE([.N1031];[.O10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0</text:p>
          </table:table-cell>
          <table:table-cell office:value-type="string">
            <text:p>plastiqu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Cours Olivier De Clisson</text:p>
          </table:table-cell>
          <table:table-cell office:value-type="string">
            <text:p>Clisson</text:p>
          </table:table-cell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1935365353104 , -1.53004079759261]</text:p>
          </table:table-cell>
          <table:table-cell table:formula="of:=JSONCOLLAT([.M1032])" office:value-type="string" office:string-value="47.1935365353104">
            <text:p>47.1935365353104</text:p>
          </table:table-cell>
          <table:table-cell table:formula="of:=JSONCOLLONG([.M1032])" office:value-type="string" office:string-value="-1.53004079759261">
            <text:p>-1.53004079759261</text:p>
          </table:table-cell>
          <table:table-cell table:formula="of:=REMPLACECOLONNESAERMODEDECOLLECTE([.N1032];[.O1032])" office:value-type="string" office:string-value=",modco_contmpb">
            <text:p>,modco_contmpb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1</text:p>
          </table:table-cell>
          <table:table-cell office:value-type="string">
            <text:p>papiercarton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Place Emile Fritsch</text:p>
          </table:table-cell>
          <table:table-cell office:value-type="string">
            <text:p>Fritsch</text:p>
          </table:table-cell>
          <table:table-cell office:value-type="float" office:value="440109">
            <text:p>440109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286012893308 , -1.56555005527805]</text:p>
          </table:table-cell>
          <table:table-cell table:formula="of:=JSONCOLLAT([.M1033])" office:value-type="string" office:string-value="47.2286012893308">
            <text:p>47.2286012893308</text:p>
          </table:table-cell>
          <table:table-cell table:formula="of:=JSONCOLLONG([.M1033])" office:value-type="string" office:string-value="-1.56555005527805">
            <text:p>-1.56555005527805</text:p>
          </table:table-cell>
          <table:table-cell table:formula="of:=REMPLACECOLONNESAERMODEDECOLLECTE([.N1033];[.O1033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2</text:p>
          </table:table-cell>
          <table:table-cell office:value-type="string">
            <text:p>verre</text:p>
          </table:table-cell>
          <table:table-cell office:value-type="float" office:value="5.48">
            <text:p>5,48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Gabriel Lauriol</text:p>
          </table:table-cell>
          <table:table-cell office:value-type="string">
            <text:p>Lauriol</text:p>
          </table:table-cell>
          <table:table-cell office:value-type="float" office:value="440109">
            <text:p>440109</text:p>
          </table:table-cell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Hauts Pavés - Saint Félix</text:p>
          </table:table-cell>
          <table:table-cell office:value-type="string">
            <text:p>Nantes-Ouest</text:p>
          </table:table-cell>
          <table:table-cell office:value-type="string">
            <text:p>[ 47.2365840300738 , -1.56329154006327]</text:p>
          </table:table-cell>
          <table:table-cell table:formula="of:=JSONCOLLAT([.M1034])" office:value-type="string" office:string-value="47.2365840300738">
            <text:p>47.2365840300738</text:p>
          </table:table-cell>
          <table:table-cell table:formula="of:=JSONCOLLONG([.M1034])" office:value-type="string" office:string-value="-1.56329154006327">
            <text:p>-1.56329154006327</text:p>
          </table:table-cell>
          <table:table-cell table:formula="of:=REMPLACECOLONNESAERMODEDECOLLECTE([.N1034];[.O10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Gutenberg</text:p>
          </table:table-cell>
          <table:table-cell office:value-type="string">
            <text:p>Gutenberg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05667761485 , -1.58882351047346]</text:p>
          </table:table-cell>
          <table:table-cell table:formula="of:=JSONCOLLAT([.M1035])" office:value-type="string" office:string-value="47.2005667761485">
            <text:p>47.2005667761485</text:p>
          </table:table-cell>
          <table:table-cell table:formula="of:=JSONCOLLONG([.M1035])" office:value-type="string" office:string-value="-1.58882351047346">
            <text:p>-1.58882351047346</text:p>
          </table:table-cell>
          <table:table-cell table:formula="of:=REMPLACECOLONNESAERMODEDECOLLECTE([.N1035];[.O10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4</text:p>
          </table:table-cell>
          <table:table-cell office:value-type="string">
            <text:p>papiercart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/></text:p>
          </table:table-cell>
          <table:table-cell office:value-type="string">
            <text:p>Rue Joseph Blanchart</text:p>
          </table:table-cell>
          <table:table-cell office:value-type="string">
            <text:p>Blanchart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Bellevue - Chantenay - Sainte Anne</text:p>
          </table:table-cell>
          <table:table-cell office:value-type="string">
            <text:p>Nantes-Ouest</text:p>
          </table:table-cell>
          <table:table-cell office:value-type="string">
            <text:p>[ 47.2033285076456 , -1.5811720437379]</text:p>
          </table:table-cell>
          <table:table-cell table:formula="of:=JSONCOLLAT([.M1036])" office:value-type="string" office:string-value="47.2033285076456">
            <text:p>47.2033285076456</text:p>
          </table:table-cell>
          <table:table-cell table:formula="of:=JSONCOLLONG([.M1036])" office:value-type="string" office:string-value="-1.5811720437379">
            <text:p>-1.5811720437379</text:p>
          </table:table-cell>
          <table:table-cell table:formula="of:=REMPLACECOLONNESAERMODEDECOLLECTE([.N1036];[.O1036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5</text:p>
          </table:table-cell>
          <table:table-cell office:value-type="string">
            <text:p>papiercarto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onvention</text:p>
          </table:table-cell>
          <table:table-cell office:value-type="string">
            <text:p>Convention</text:p>
          </table:table-cell>
          <table:table-cell office:value-type="float" office:value="440109">
            <text:p>440109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Dervallières - Zola</text:p>
          </table:table-cell>
          <table:table-cell office:value-type="string">
            <text:p>Nantes-Ouest</text:p>
          </table:table-cell>
          <table:table-cell office:value-type="string">
            <text:p>[ 47.2098253247607 , -1.58863479366764]</text:p>
          </table:table-cell>
          <table:table-cell table:formula="of:=JSONCOLLAT([.M1037])" office:value-type="string" office:string-value="47.2098253247607">
            <text:p>47.2098253247607</text:p>
          </table:table-cell>
          <table:table-cell table:formula="of:=JSONCOLLONG([.M1037])" office:value-type="string" office:string-value="-1.58863479366764">
            <text:p>-1.58863479366764</text:p>
          </table:table-cell>
          <table:table-cell table:formula="of:=REMPLACECOLONNESAERMODEDECOLLECTE([.N1037];[.O1037])" office:value-type="string" office:string-value=",modco_contpapiercarton">
            <text:p>,modco_contpapiercarton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Vallée</text:p>
          </table:table-cell>
          <table:table-cell office:value-type="string">
            <text:p>Vallé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655409579391 , -1.48626027759526]</text:p>
          </table:table-cell>
          <table:table-cell table:formula="of:=JSONCOLLAT([.M1038])" office:value-type="string" office:string-value="47.1655409579391">
            <text:p>47.1655409579391</text:p>
          </table:table-cell>
          <table:table-cell table:formula="of:=JSONCOLLONG([.M1038])" office:value-type="string" office:string-value="-1.48626027759526">
            <text:p>-1.48626027759526</text:p>
          </table:table-cell>
          <table:table-cell table:formula="of:=REMPLACECOLONNESAERMODEDECOLLECTE([.N1038];[.O10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édras</text:p>
          </table:table-cell>
          <table:table-cell office:value-type="string">
            <text:p>Rédra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s Coteaux de Sèvre</text:p>
          </table:table-cell>
          <table:table-cell office:value-type="string">
            <text:p>Loire, Sèvre et Vignoble</text:p>
          </table:table-cell>
          <table:table-cell office:value-type="string">
            <text:p>[ 47.1634326743085 , -1.50329382111268]</text:p>
          </table:table-cell>
          <table:table-cell table:formula="of:=JSONCOLLAT([.M1039])" office:value-type="string" office:string-value="47.1634326743085">
            <text:p>47.1634326743085</text:p>
          </table:table-cell>
          <table:table-cell table:formula="of:=JSONCOLLONG([.M1039])" office:value-type="string" office:string-value="-1.50329382111268">
            <text:p>-1.50329382111268</text:p>
          </table:table-cell>
          <table:table-cell table:formula="of:=REMPLACECOLONNESAERMODEDECOLLECTE([.N1039];[.O10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ntière</text:p>
          </table:table-cell>
          <table:table-cell office:value-type="string">
            <text:p>Chint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649678815791 , -1.49651673015996]</text:p>
          </table:table-cell>
          <table:table-cell table:formula="of:=JSONCOLLAT([.M1040])" office:value-type="string" office:string-value="47.1649678815791">
            <text:p>47.1649678815791</text:p>
          </table:table-cell>
          <table:table-cell table:formula="of:=JSONCOLLONG([.M1040])" office:value-type="string" office:string-value="-1.49651673015996">
            <text:p>-1.49651673015996</text:p>
          </table:table-cell>
          <table:table-cell table:formula="of:=REMPLACECOLONNESAERMODEDECOLLECTE([.N1040];[.O10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Perdriaux</text:p>
          </table:table-cell>
          <table:table-cell office:value-type="string">
            <text:p>Perdriaux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630575461272 , -1.4889243042086]</text:p>
          </table:table-cell>
          <table:table-cell table:formula="of:=JSONCOLLAT([.M1041])" office:value-type="string" office:string-value="47.1630575461272">
            <text:p>47.1630575461272</text:p>
          </table:table-cell>
          <table:table-cell table:formula="of:=JSONCOLLONG([.M1041])" office:value-type="string" office:string-value="-1.4889243042086">
            <text:p>-1.4889243042086</text:p>
          </table:table-cell>
          <table:table-cell table:formula="of:=REMPLACECOLONNESAERMODEDECOLLECTE([.N1041];[.O10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etite Bourrelière</text:p>
          </table:table-cell>
          <table:table-cell office:value-type="string">
            <text:p>Petit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78142889205 , -1.49994565148424]</text:p>
          </table:table-cell>
          <table:table-cell table:formula="of:=JSONCOLLAT([.M1042])" office:value-type="string" office:string-value="47.1578142889205">
            <text:p>47.1578142889205</text:p>
          </table:table-cell>
          <table:table-cell table:formula="of:=JSONCOLLONG([.M1042])" office:value-type="string" office:string-value="-1.49994565148424">
            <text:p>-1.49994565148424</text:p>
          </table:table-cell>
          <table:table-cell table:formula="of:=REMPLACECOLONNESAERMODEDECOLLECTE([.N1042];[.O10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alvilles</text:p>
          </table:table-cell>
          <table:table-cell office:value-type="string">
            <text:p>Calvill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s Coteaux de Sèvre</text:p>
          </table:table-cell>
          <table:table-cell office:value-type="string">
            <text:p>Loire, Sèvre et Vignoble</text:p>
          </table:table-cell>
          <table:table-cell office:value-type="string">
            <text:p>[ 47.1637015496813 , -1.50572023192027]</text:p>
          </table:table-cell>
          <table:table-cell table:formula="of:=JSONCOLLAT([.M1043])" office:value-type="string" office:string-value="47.1637015496813">
            <text:p>47.1637015496813</text:p>
          </table:table-cell>
          <table:table-cell table:formula="of:=JSONCOLLONG([.M1043])" office:value-type="string" office:string-value="-1.50572023192027">
            <text:p>-1.50572023192027</text:p>
          </table:table-cell>
          <table:table-cell table:formula="of:=REMPLACECOLONNESAERMODEDECOLLECTE([.N1043];[.O10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joncs</text:p>
          </table:table-cell>
          <table:table-cell office:value-type="string">
            <text:p>Ajonc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s Coteaux de Sèvre</text:p>
          </table:table-cell>
          <table:table-cell office:value-type="string">
            <text:p>Loire, Sèvre et Vignoble</text:p>
          </table:table-cell>
          <table:table-cell office:value-type="string">
            <text:p>[ 47.1743352117155 , -1.51933094665657]</text:p>
          </table:table-cell>
          <table:table-cell table:formula="of:=JSONCOLLAT([.M1044])" office:value-type="string" office:string-value="47.1743352117155">
            <text:p>47.1743352117155</text:p>
          </table:table-cell>
          <table:table-cell table:formula="of:=JSONCOLLONG([.M1044])" office:value-type="string" office:string-value="-1.51933094665657">
            <text:p>-1.51933094665657</text:p>
          </table:table-cell>
          <table:table-cell table:formula="of:=REMPLACECOLONNESAERMODEDECOLLECTE([.N1044];[.O10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Mortier Vannerie</text:p>
          </table:table-cell>
          <table:table-cell office:value-type="string">
            <text:p>Mort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771554085786 , -1.50150088505207]</text:p>
          </table:table-cell>
          <table:table-cell table:formula="of:=JSONCOLLAT([.M1045])" office:value-type="string" office:string-value="47.1771554085786">
            <text:p>47.1771554085786</text:p>
          </table:table-cell>
          <table:table-cell table:formula="of:=JSONCOLLONG([.M1045])" office:value-type="string" office:string-value="-1.50150088505207">
            <text:p>-1.50150088505207</text:p>
          </table:table-cell>
          <table:table-cell table:formula="of:=REMPLACECOLONNESAERMODEDECOLLECTE([.N1045];[.O10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dinière</text:p>
          </table:table-cell>
          <table:table-cell office:value-type="string">
            <text:p>Blandinièr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Forêt</text:p>
          </table:table-cell>
          <table:table-cell office:value-type="string">
            <text:p>Loire, Sèvre et Vignoble</text:p>
          </table:table-cell>
          <table:table-cell office:value-type="string">
            <text:p>[ 47.1498975677907 , -1.45023779015991]</text:p>
          </table:table-cell>
          <table:table-cell table:formula="of:=JSONCOLLAT([.M1046])" office:value-type="string" office:string-value="47.1498975677907">
            <text:p>47.1498975677907</text:p>
          </table:table-cell>
          <table:table-cell table:formula="of:=JSONCOLLONG([.M1046])" office:value-type="string" office:string-value="-1.45023779015991">
            <text:p>-1.45023779015991</text:p>
          </table:table-cell>
          <table:table-cell table:formula="of:=REMPLACECOLONNESAERMODEDECOLLECTE([.N1046];[.O10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Nantes</text:p>
          </table:table-cell>
          <table:table-cell office:value-type="string">
            <text:p>Nante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23863452454 , -1.5153081858626]</text:p>
          </table:table-cell>
          <table:table-cell table:formula="of:=JSONCOLLAT([.M1047])" office:value-type="string" office:string-value="47.1823863452454">
            <text:p>47.1823863452454</text:p>
          </table:table-cell>
          <table:table-cell table:formula="of:=JSONCOLLONG([.M1047])" office:value-type="string" office:string-value="-1.5153081858626">
            <text:p>-1.5153081858626</text:p>
          </table:table-cell>
          <table:table-cell table:formula="of:=REMPLACECOLONNESAERMODEDECOLLECTE([.N1047];[.O10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le</text:p>
          </table:table-cell>
          <table:table-cell office:value-type="string">
            <text:p>Ca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0487125008 , -1.51165126563635]</text:p>
          </table:table-cell>
          <table:table-cell table:formula="of:=JSONCOLLAT([.M1048])" office:value-type="string" office:string-value="47.180487125008">
            <text:p>47.180487125008</text:p>
          </table:table-cell>
          <table:table-cell table:formula="of:=JSONCOLLONG([.M1048])" office:value-type="string" office:string-value="-1.51165126563635">
            <text:p>-1.51165126563635</text:p>
          </table:table-cell>
          <table:table-cell table:formula="of:=REMPLACECOLONNESAERMODEDECOLLECTE([.N1048];[.O10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le</text:p>
          </table:table-cell>
          <table:table-cell office:value-type="string">
            <text:p>Cal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04763564098 , -1.5116338437269]</text:p>
          </table:table-cell>
          <table:table-cell table:formula="of:=JSONCOLLAT([.M1049])" office:value-type="string" office:string-value="47.1804763564098">
            <text:p>47.1804763564098</text:p>
          </table:table-cell>
          <table:table-cell table:formula="of:=JSONCOLLONG([.M1049])" office:value-type="string" office:string-value="-1.5116338437269">
            <text:p>-1.5116338437269</text:p>
          </table:table-cell>
          <table:table-cell table:formula="of:=REMPLACECOLONNESAERMODEDECOLLECTE([.N1049];[.O10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Henri Sauvage</text:p>
          </table:table-cell>
          <table:table-cell office:value-type="string">
            <text:p>Sauvag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53736663879 , -1.51243538666893]</text:p>
          </table:table-cell>
          <table:table-cell table:formula="of:=JSONCOLLAT([.M1050])" office:value-type="string" office:string-value="47.1853736663879">
            <text:p>47.1853736663879</text:p>
          </table:table-cell>
          <table:table-cell table:formula="of:=JSONCOLLONG([.M1050])" office:value-type="string" office:string-value="-1.51243538666893">
            <text:p>-1.51243538666893</text:p>
          </table:table-cell>
          <table:table-cell table:formula="of:=REMPLACECOLONNESAERMODEDECOLLECTE([.N1050];[.O10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Cuisine Nvl Hopital</text:p>
          </table:table-cell>
          <table:table-cell office:value-type="string">
            <text:p><text:s/></text:p>
          </table:table-cell>
          <table:table-cell office:value-type="string">
            <text:p>Allée Alphonse Fillion</text:p>
          </table:table-cell>
          <table:table-cell office:value-type="string">
            <text:p>Fillion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788703458854 , -1.4935650461686]</text:p>
          </table:table-cell>
          <table:table-cell table:formula="of:=JSONCOLLAT([.M1051])" office:value-type="string" office:string-value="47.1788703458854">
            <text:p>47.1788703458854</text:p>
          </table:table-cell>
          <table:table-cell table:formula="of:=JSONCOLLONG([.M1051])" office:value-type="string" office:string-value="-1.4935650461686">
            <text:p>-1.4935650461686</text:p>
          </table:table-cell>
          <table:table-cell table:formula="of:=REMPLACECOLONNESAERMODEDECOLLECTE([.N1051];[.O10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rand' Maison</text:p>
          </table:table-cell>
          <table:table-cell office:value-type="string">
            <text:p>Grand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20367072857 , -1.50739469918565]</text:p>
          </table:table-cell>
          <table:table-cell table:formula="of:=JSONCOLLAT([.M1052])" office:value-type="string" office:string-value="47.1820367072857">
            <text:p>47.1820367072857</text:p>
          </table:table-cell>
          <table:table-cell table:formula="of:=JSONCOLLONG([.M1052])" office:value-type="string" office:string-value="-1.50739469918565">
            <text:p>-1.50739469918565</text:p>
          </table:table-cell>
          <table:table-cell table:formula="of:=REMPLACECOLONNESAERMODEDECOLLECTE([.N1052];[.O10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Poste</text:p>
          </table:table-cell>
          <table:table-cell office:value-type="string">
            <text:p>Poste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41641816664 , -1.50501981623408]</text:p>
          </table:table-cell>
          <table:table-cell table:formula="of:=JSONCOLLAT([.M1053])" office:value-type="string" office:string-value="47.1841641816664">
            <text:p>47.1841641816664</text:p>
          </table:table-cell>
          <table:table-cell table:formula="of:=JSONCOLLONG([.M1053])" office:value-type="string" office:string-value="-1.50501981623408">
            <text:p>-1.50501981623408</text:p>
          </table:table-cell>
          <table:table-cell table:formula="of:=REMPLACECOLONNESAERMODEDECOLLECTE([.N1053];[.O10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oute du Mortier Vannerie</text:p>
          </table:table-cell>
          <table:table-cell office:value-type="string">
            <text:p>Mortier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Beautour</text:p>
          </table:table-cell>
          <table:table-cell office:value-type="string">
            <text:p>Loire, Sèvre et Vignoble</text:p>
          </table:table-cell>
          <table:table-cell office:value-type="string">
            <text:p>[ 47.1858559262391 , -1.49605060074078]</text:p>
          </table:table-cell>
          <table:table-cell table:formula="of:=JSONCOLLAT([.M1054])" office:value-type="string" office:string-value="47.1858559262391">
            <text:p>47.1858559262391</text:p>
          </table:table-cell>
          <table:table-cell table:formula="of:=JSONCOLLONG([.M1054])" office:value-type="string" office:string-value="-1.49605060074078">
            <text:p>-1.49605060074078</text:p>
          </table:table-cell>
          <table:table-cell table:formula="of:=REMPLACECOLONNESAERMODEDECOLLECTE([.N1054];[.O10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Entrepreneurs</text:p>
          </table:table-cell>
          <table:table-cell office:value-type="string">
            <text:p>Entrepreneur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Clouzeaux - Planty</text:p>
          </table:table-cell>
          <table:table-cell office:value-type="string">
            <text:p>Loire, Sèvre et Vignoble</text:p>
          </table:table-cell>
          <table:table-cell office:value-type="string">
            <text:p>[ 47.182508488747 , -1.47898721135531]</text:p>
          </table:table-cell>
          <table:table-cell table:formula="of:=JSONCOLLAT([.M1055])" office:value-type="string" office:string-value="47.182508488747">
            <text:p>47.182508488747</text:p>
          </table:table-cell>
          <table:table-cell table:formula="of:=JSONCOLLONG([.M1055])" office:value-type="string" office:string-value="-1.47898721135531">
            <text:p>-1.47898721135531</text:p>
          </table:table-cell>
          <table:table-cell table:formula="of:=REMPLACECOLONNESAERMODEDECOLLECTE([.N1055];[.O10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stade du Loreau</text:p>
          </table:table-cell>
          <table:table-cell office:value-type="string">
            <text:p><text:s/></text:p>
          </table:table-cell>
          <table:table-cell office:value-type="string">
            <text:p>Route du Drouillet</text:p>
          </table:table-cell>
          <table:table-cell office:value-type="string">
            <text:p>Drouillet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e Chêne et les Landes</text:p>
          </table:table-cell>
          <table:table-cell office:value-type="string">
            <text:p>Loire, Sèvre et Vignoble</text:p>
          </table:table-cell>
          <table:table-cell office:value-type="string">
            <text:p>[ 47.1597256237164 , -1.48684372034153]</text:p>
          </table:table-cell>
          <table:table-cell table:formula="of:=JSONCOLLAT([.M1056])" office:value-type="string" office:string-value="47.1597256237164">
            <text:p>47.1597256237164</text:p>
          </table:table-cell>
          <table:table-cell table:formula="of:=JSONCOLLONG([.M1056])" office:value-type="string" office:string-value="-1.48684372034153">
            <text:p>-1.48684372034153</text:p>
          </table:table-cell>
          <table:table-cell table:formula="of:=REMPLACECOLONNESAERMODEDECOLLECTE([.N1056];[.O10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 office:value-type="string">
            <text:p>Déchèterie Vertou</text:p>
          </table:table-cell>
          <table:table-cell office:value-type="string">
            <text:p><text:s/></text:p>
          </table:table-cell>
          <table:table-cell office:value-type="string">
            <text:p>Allée des Cadets</text:p>
          </table:table-cell>
          <table:table-cell office:value-type="string">
            <text:p>Cadets</text:p>
          </table:table-cell>
          <table:table-cell office:value-type="float" office:value="440215">
            <text:p>440215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La Grammoire - La Ville au Blanc</text:p>
          </table:table-cell>
          <table:table-cell office:value-type="string">
            <text:p>Loire, Sèvre et Vignoble</text:p>
          </table:table-cell>
          <table:table-cell office:value-type="string">
            <text:p>[ 47.1786381107463 , -1.46062237357538]</text:p>
          </table:table-cell>
          <table:table-cell table:formula="of:=JSONCOLLAT([.M1057])" office:value-type="string" office:string-value="47.1786381107463">
            <text:p>47.1786381107463</text:p>
          </table:table-cell>
          <table:table-cell table:formula="of:=JSONCOLLONG([.M1057])" office:value-type="string" office:string-value="-1.46062237357538">
            <text:p>-1.46062237357538</text:p>
          </table:table-cell>
          <table:table-cell table:formula="of:=REMPLACECOLONNESAERMODEDECOLLECTE([.N1057];[.O1057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Plessis</text:p>
          </table:table-cell>
          <table:table-cell office:value-type="string">
            <text:p>Plessis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686147797701 , -1.72007506845754]</text:p>
          </table:table-cell>
          <table:table-cell table:formula="of:=JSONCOLLAT([.M1058])" office:value-type="string" office:string-value="47.1686147797701">
            <text:p>47.1686147797701</text:p>
          </table:table-cell>
          <table:table-cell table:formula="of:=JSONCOLLONG([.M1058])" office:value-type="string" office:string-value="-1.72007506845754">
            <text:p>-1.72007506845754</text:p>
          </table:table-cell>
          <table:table-cell table:formula="of:=REMPLACECOLONNESAERMODEDECOLLECTE([.N1058];[.O10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rés</text:p>
          </table:table-cell>
          <table:table-cell office:value-type="string">
            <text:p>Prés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3900882744 , -1.72296671153055]</text:p>
          </table:table-cell>
          <table:table-cell table:formula="of:=JSONCOLLAT([.M1059])" office:value-type="string" office:string-value="47.1693900882744">
            <text:p>47.1693900882744</text:p>
          </table:table-cell>
          <table:table-cell table:formula="of:=JSONCOLLONG([.M1059])" office:value-type="string" office:string-value="-1.72296671153055">
            <text:p>-1.72296671153055</text:p>
          </table:table-cell>
          <table:table-cell table:formula="of:=REMPLACECOLONNESAERMODEDECOLLECTE([.N1059];[.O10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Nouëlle</text:p>
          </table:table-cell>
          <table:table-cell office:value-type="string">
            <text:p>Nouëlle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693002224838 , -1.73597589546836]</text:p>
          </table:table-cell>
          <table:table-cell table:formula="of:=JSONCOLLAT([.M1060])" office:value-type="string" office:string-value="47.1693002224838">
            <text:p>47.1693002224838</text:p>
          </table:table-cell>
          <table:table-cell table:formula="of:=JSONCOLLONG([.M1060])" office:value-type="string" office:string-value="-1.73597589546836">
            <text:p>-1.73597589546836</text:p>
          </table:table-cell>
          <table:table-cell table:formula="of:=REMPLACECOLONNESAERMODEDECOLLECTE([.N1060];[.O10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3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cheneau</text:p>
          </table:table-cell>
          <table:table-cell office:value-type="string">
            <text:p>Acheneau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591096936376 , -1.72374290529165]</text:p>
          </table:table-cell>
          <table:table-cell table:formula="of:=JSONCOLLAT([.M1061])" office:value-type="string" office:string-value="47.1591096936376">
            <text:p>47.1591096936376</text:p>
          </table:table-cell>
          <table:table-cell table:formula="of:=JSONCOLLONG([.M1061])" office:value-type="string" office:string-value="-1.72374290529165">
            <text:p>-1.72374290529165</text:p>
          </table:table-cell>
          <table:table-cell table:formula="of:=REMPLACECOLONNESAERMODEDECOLLECTE([.N1061];[.O10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VC 6</text:p>
          </table:table-cell>
          <table:table-cell office:value-type="string">
            <text:p>6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792017241751 , -1.74616939403254]</text:p>
          </table:table-cell>
          <table:table-cell table:formula="of:=JSONCOLLAT([.M1062])" office:value-type="string" office:string-value="47.1792017241751">
            <text:p>47.1792017241751</text:p>
          </table:table-cell>
          <table:table-cell table:formula="of:=JSONCOLLONG([.M1062])" office:value-type="string" office:string-value="-1.74616939403254">
            <text:p>-1.74616939403254</text:p>
          </table:table-cell>
          <table:table-cell table:formula="of:=REMPLACECOLONNESAERMODEDECOLLECTE([.N1062];[.O10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Bois Joli</text:p>
          </table:table-cell>
          <table:table-cell office:value-type="string">
            <text:p>Bois</text:p>
          </table:table-cell>
          <table:table-cell office:value-type="float" office:value="440024">
            <text:p>440024</text:p>
          </table:table-cell>
          <table:table-cell office:value-type="float" office:value="44830">
            <text:p>44830</text:p>
          </table:table-cell>
          <table:table-cell office:value-type="string">
            <text:p>Brains</text:p>
          </table:table-cell>
          <table:table-cell/>
          <table:table-cell office:value-type="string">
            <text:p>Sud-Ouest</text:p>
          </table:table-cell>
          <table:table-cell office:value-type="string">
            <text:p>[ 47.1717012215196 , -1.72620196622787]</text:p>
          </table:table-cell>
          <table:table-cell table:formula="of:=JSONCOLLAT([.M1063])" office:value-type="string" office:string-value="47.1717012215196">
            <text:p>47.1717012215196</text:p>
          </table:table-cell>
          <table:table-cell table:formula="of:=JSONCOLLONG([.M1063])" office:value-type="string" office:string-value="-1.72620196622787">
            <text:p>-1.72620196622787</text:p>
          </table:table-cell>
          <table:table-cell table:formula="of:=REMPLACECOLONNESAERMODEDECOLLECTE([.N1063];[.O10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la Chausserie</text:p>
          </table:table-cell>
          <table:table-cell office:value-type="string">
            <text:p><text:s/></text:p>
          </table:table-cell>
          <table:table-cell office:value-type="string">
            <text:p>RD 11</text:p>
          </table:table-cell>
          <table:table-cell office:value-type="string">
            <text:p>11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5121101124 , -1.70587422171269]</text:p>
          </table:table-cell>
          <table:table-cell table:formula="of:=JSONCOLLAT([.M1064])" office:value-type="string" office:string-value="47.15121101124">
            <text:p>47.15121101124</text:p>
          </table:table-cell>
          <table:table-cell table:formula="of:=JSONCOLLONG([.M1064])" office:value-type="string" office:string-value="-1.70587422171269">
            <text:p>-1.70587422171269</text:p>
          </table:table-cell>
          <table:table-cell table:formula="of:=REMPLACECOLONNESAERMODEDECOLLECTE([.N1064];[.O10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 office:value-type="string">
            <text:p>parking cimetière</text:p>
          </table:table-cell>
          <table:table-cell office:value-type="string">
            <text:p><text:s/></text:p>
          </table:table-cell>
          <table:table-cell office:value-type="string">
            <text:p>Allée du Cimetière</text:p>
          </table:table-cell>
          <table:table-cell office:value-type="string">
            <text:p>Cimetière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367099327701 , -1.73069490491735]</text:p>
          </table:table-cell>
          <table:table-cell table:formula="of:=JSONCOLLAT([.M1065])" office:value-type="string" office:string-value="47.1367099327701">
            <text:p>47.1367099327701</text:p>
          </table:table-cell>
          <table:table-cell table:formula="of:=JSONCOLLONG([.M1065])" office:value-type="string" office:string-value="-1.73069490491735">
            <text:p>-1.73069490491735</text:p>
          </table:table-cell>
          <table:table-cell table:formula="of:=REMPLACECOLONNESAERMODEDECOLLECTE([.N1065];[.O10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Anciens Chais</text:p>
          </table:table-cell>
          <table:table-cell office:value-type="string">
            <text:p>Chais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369551678863 , -1.72176011928786]</text:p>
          </table:table-cell>
          <table:table-cell table:formula="of:=JSONCOLLAT([.M1066])" office:value-type="string" office:string-value="47.1369551678863">
            <text:p>47.1369551678863</text:p>
          </table:table-cell>
          <table:table-cell table:formula="of:=JSONCOLLONG([.M1066])" office:value-type="string" office:string-value="-1.72176011928786">
            <text:p>-1.72176011928786</text:p>
          </table:table-cell>
          <table:table-cell table:formula="of:=REMPLACECOLONNESAERMODEDECOLLECTE([.N1066];[.O10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Corbon</text:p>
          </table:table-cell>
          <table:table-cell office:value-type="string">
            <text:p>Corbon</text:p>
          </table:table-cell>
          <table:table-cell office:value-type="float" office:value="440171">
            <text:p>440171</text:p>
          </table:table-cell>
          <table:table-cell office:value-type="float" office:value="44710">
            <text:p>44710</text:p>
          </table:table-cell>
          <table:table-cell office:value-type="string">
            <text:p>St-Léger-les-Vignes</text:p>
          </table:table-cell>
          <table:table-cell/>
          <table:table-cell office:value-type="string">
            <text:p>Sud-Ouest</text:p>
          </table:table-cell>
          <table:table-cell office:value-type="string">
            <text:p>[ 47.1417700811917 , -1.70479133555041]</text:p>
          </table:table-cell>
          <table:table-cell table:formula="of:=JSONCOLLAT([.M1067])" office:value-type="string" office:string-value="47.1417700811917">
            <text:p>47.1417700811917</text:p>
          </table:table-cell>
          <table:table-cell table:formula="of:=JSONCOLLONG([.M1067])" office:value-type="string" office:string-value="-1.70479133555041">
            <text:p>-1.70479133555041</text:p>
          </table:table-cell>
          <table:table-cell table:formula="of:=REMPLACECOLONNESAERMODEDECOLLECTE([.N1067];[.O10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530186988 , -1.55100172028704]</text:p>
          </table:table-cell>
          <table:table-cell table:formula="of:=JSONCOLLAT([.M1068])" office:value-type="string" office:string-value="47.2587530186988">
            <text:p>47.2587530186988</text:p>
          </table:table-cell>
          <table:table-cell table:formula="of:=JSONCOLLONG([.M1068])" office:value-type="string" office:string-value="-1.55100172028704">
            <text:p>-1.55100172028704</text:p>
          </table:table-cell>
          <table:table-cell table:formula="of:=REMPLACECOLONNESAERMODEDECOLLECTE([.N1068];[.O10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953137051 , -1.55097144975458]</text:p>
          </table:table-cell>
          <table:table-cell table:formula="of:=JSONCOLLAT([.M1069])" office:value-type="string" office:string-value="47.2587953137051">
            <text:p>47.2587953137051</text:p>
          </table:table-cell>
          <table:table-cell table:formula="of:=JSONCOLLONG([.M1069])" office:value-type="string" office:string-value="-1.55097144975458">
            <text:p>-1.55097144975458</text:p>
          </table:table-cell>
          <table:table-cell table:formula="of:=REMPLACECOLONNESAERMODEDECOLLECTE([.N1069];[.O10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ONDERIE</text:p>
          </table:table-cell>
          <table:table-cell/>
          <table:table-cell office:value-type="float" office:value="440109">
            <text:p>440109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Nantes Sud</text:p>
          </table:table-cell>
          <table:table-cell office:value-type="string">
            <text:p>Loire, Sèvre et Vignoble</text:p>
          </table:table-cell>
          <table:table-cell office:value-type="string">
            <text:p>[ 47.2021554138777 , -1.52863760077859]</text:p>
          </table:table-cell>
          <table:table-cell table:formula="of:=JSONCOLLAT([.M1070])" office:value-type="string" office:string-value="47.2021554138777">
            <text:p>47.2021554138777</text:p>
          </table:table-cell>
          <table:table-cell table:formula="of:=JSONCOLLONG([.M1070])" office:value-type="string" office:string-value="-1.52863760077859">
            <text:p>-1.52863760077859</text:p>
          </table:table-cell>
          <table:table-cell table:formula="of:=REMPLACECOLONNESAERMODEDECOLLECTE([.N1070];[.O10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4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674703038 , -1.55097094125298]</text:p>
          </table:table-cell>
          <table:table-cell table:formula="of:=JSONCOLLAT([.M1071])" office:value-type="string" office:string-value="47.2587674703038">
            <text:p>47.2587674703038</text:p>
          </table:table-cell>
          <table:table-cell table:formula="of:=JSONCOLLONG([.M1071])" office:value-type="string" office:string-value="-1.55097094125298">
            <text:p>-1.55097094125298</text:p>
          </table:table-cell>
          <table:table-cell table:formula="of:=REMPLACECOLONNESAERMODEDECOLLECTE([.N1071];[.O1071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819321569 , -1.55097047692312]</text:p>
          </table:table-cell>
          <table:table-cell table:formula="of:=JSONCOLLAT([.M1072])" office:value-type="string" office:string-value="47.2587819321569">
            <text:p>47.2587819321569</text:p>
          </table:table-cell>
          <table:table-cell table:formula="of:=JSONCOLLONG([.M1072])" office:value-type="string" office:string-value="-1.55097047692312">
            <text:p>-1.55097047692312</text:p>
          </table:table-cell>
          <table:table-cell table:formula="of:=REMPLACECOLONNESAERMODEDECOLLECTE([.N1072];[.O107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Ampère</text:p>
          </table:table-cell>
          <table:table-cell office:value-type="string">
            <text:p>Amp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587549652406 , -1.55097457923613]</text:p>
          </table:table-cell>
          <table:table-cell table:formula="of:=JSONCOLLAT([.M1073])" office:value-type="string" office:string-value="47.2587549652406">
            <text:p>47.2587549652406</text:p>
          </table:table-cell>
          <table:table-cell table:formula="of:=JSONCOLLONG([.M1073])" office:value-type="string" office:string-value="-1.55097457923613">
            <text:p>-1.55097457923613</text:p>
          </table:table-cell>
          <table:table-cell table:formula="of:=REMPLACECOLONNESAERMODEDECOLLECTE([.N1073];[.O1073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Panhard</text:p>
          </table:table-cell>
          <table:table-cell office:value-type="string">
            <text:p>Panhar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69752086398 , -1.63337573367668]</text:p>
          </table:table-cell>
          <table:table-cell table:formula="of:=JSONCOLLAT([.M1074])" office:value-type="string" office:string-value="47.2569752086398">
            <text:p>47.2569752086398</text:p>
          </table:table-cell>
          <table:table-cell table:formula="of:=JSONCOLLONG([.M1074])" office:value-type="string" office:string-value="-1.63337573367668">
            <text:p>-1.63337573367668</text:p>
          </table:table-cell>
          <table:table-cell table:formula="of:=REMPLACECOLONNESAERMODEDECOLLECTE([.N1074];[.O1074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René Panhard</text:p>
          </table:table-cell>
          <table:table-cell office:value-type="string">
            <text:p>Panhar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69643026882 , -1.63336279830795]</text:p>
          </table:table-cell>
          <table:table-cell table:formula="of:=JSONCOLLAT([.M1075])" office:value-type="string" office:string-value="47.2569643026882">
            <text:p>47.2569643026882</text:p>
          </table:table-cell>
          <table:table-cell table:formula="of:=JSONCOLLONG([.M1075])" office:value-type="string" office:string-value="-1.63336279830795">
            <text:p>-1.63336279830795</text:p>
          </table:table-cell>
          <table:table-cell table:formula="of:=REMPLACECOLONNESAERMODEDECOLLECTE([.N1075];[.O1075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Jean Jaurès</text:p>
          </table:table-cell>
          <table:table-cell office:value-type="string">
            <text:p>Jaurè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07922416578 , -1.55188971934095]</text:p>
          </table:table-cell>
          <table:table-cell table:formula="of:=JSONCOLLAT([.M1076])" office:value-type="string" office:string-value="47.3007922416578">
            <text:p>47.3007922416578</text:p>
          </table:table-cell>
          <table:table-cell table:formula="of:=JSONCOLLONG([.M1076])" office:value-type="string" office:string-value="-1.55188971934095">
            <text:p>-1.55188971934095</text:p>
          </table:table-cell>
          <table:table-cell table:formula="of:=REMPLACECOLONNESAERMODEDECOLLECTE([.N1076];[.O10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Raymond Guinel</text:p>
          </table:table-cell>
          <table:table-cell office:value-type="string">
            <text:p>Guinel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84584722918 , -1.548693837833]</text:p>
          </table:table-cell>
          <table:table-cell table:formula="of:=JSONCOLLAT([.M1077])" office:value-type="string" office:string-value="47.2984584722918">
            <text:p>47.2984584722918</text:p>
          </table:table-cell>
          <table:table-cell table:formula="of:=JSONCOLLONG([.M1077])" office:value-type="string" office:string-value="-1.548693837833">
            <text:p>-1.548693837833</text:p>
          </table:table-cell>
          <table:table-cell table:formula="of:=REMPLACECOLONNESAERMODEDECOLLECTE([.N1077];[.O10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Martin Luther King</text:p>
          </table:table-cell>
          <table:table-cell office:value-type="string">
            <text:p>King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66850008249 , -1.55242355216721]</text:p>
          </table:table-cell>
          <table:table-cell table:formula="of:=JSONCOLLAT([.M1078])" office:value-type="string" office:string-value="47.2966850008249">
            <text:p>47.2966850008249</text:p>
          </table:table-cell>
          <table:table-cell table:formula="of:=JSONCOLLONG([.M1078])" office:value-type="string" office:string-value="-1.55242355216721">
            <text:p>-1.55242355216721</text:p>
          </table:table-cell>
          <table:table-cell table:formula="of:=REMPLACECOLONNESAERMODEDECOLLECTE([.N1078];[.O10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Beauregard</text:p>
          </table:table-cell>
          <table:table-cell office:value-type="string">
            <text:p>Beauregard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62664691667 , -1.55605455411612]</text:p>
          </table:table-cell>
          <table:table-cell table:formula="of:=JSONCOLLAT([.M1079])" office:value-type="string" office:string-value="47.2962664691667">
            <text:p>47.2962664691667</text:p>
          </table:table-cell>
          <table:table-cell table:formula="of:=JSONCOLLONG([.M1079])" office:value-type="string" office:string-value="-1.55605455411612">
            <text:p>-1.55605455411612</text:p>
          </table:table-cell>
          <table:table-cell table:formula="of:=REMPLACECOLONNESAERMODEDECOLLECTE([.N1079];[.O10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Sucé</text:p>
          </table:table-cell>
          <table:table-cell office:value-type="string">
            <text:p>Sucé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22808143753 , -1.54825426522498]</text:p>
          </table:table-cell>
          <table:table-cell table:formula="of:=JSONCOLLAT([.M1080])" office:value-type="string" office:string-value="47.3022808143753">
            <text:p>47.3022808143753</text:p>
          </table:table-cell>
          <table:table-cell table:formula="of:=JSONCOLLONG([.M1080])" office:value-type="string" office:string-value="-1.54825426522498">
            <text:p>-1.54825426522498</text:p>
          </table:table-cell>
          <table:table-cell table:formula="of:=REMPLACECOLONNESAERMODEDECOLLECTE([.N1080];[.O10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5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Lanoue Bras de Fer</text:p>
          </table:table-cell>
          <table:table-cell office:value-type="string">
            <text:p>Lanou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13340997231 , -1.55721253026818]</text:p>
          </table:table-cell>
          <table:table-cell table:formula="of:=JSONCOLLAT([.M1081])" office:value-type="string" office:string-value="47.3013340997231">
            <text:p>47.3013340997231</text:p>
          </table:table-cell>
          <table:table-cell table:formula="of:=JSONCOLLONG([.M1081])" office:value-type="string" office:string-value="-1.55721253026818">
            <text:p>-1.55721253026818</text:p>
          </table:table-cell>
          <table:table-cell table:formula="of:=REMPLACECOLONNESAERMODEDECOLLECTE([.N1081];[.O10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ausoleil</text:p>
          </table:table-cell>
          <table:table-cell office:value-type="string">
            <text:p>Beausoleil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28438808591 , -1.56023509657658]</text:p>
          </table:table-cell>
          <table:table-cell table:formula="of:=JSONCOLLAT([.M1082])" office:value-type="string" office:string-value="47.3028438808591">
            <text:p>47.3028438808591</text:p>
          </table:table-cell>
          <table:table-cell table:formula="of:=JSONCOLLONG([.M1082])" office:value-type="string" office:string-value="-1.56023509657658">
            <text:p>-1.56023509657658</text:p>
          </table:table-cell>
          <table:table-cell table:formula="of:=REMPLACECOLONNESAERMODEDECOLLECTE([.N1082];[.O10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Maisonneuve</text:p>
          </table:table-cell>
          <table:table-cell office:value-type="string">
            <text:p>Maisonneuv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94817412481 , -1.55847154350244]</text:p>
          </table:table-cell>
          <table:table-cell table:formula="of:=JSONCOLLAT([.M1083])" office:value-type="string" office:string-value="47.2994817412481">
            <text:p>47.2994817412481</text:p>
          </table:table-cell>
          <table:table-cell table:formula="of:=JSONCOLLONG([.M1083])" office:value-type="string" office:string-value="-1.55847154350244">
            <text:p>-1.55847154350244</text:p>
          </table:table-cell>
          <table:table-cell table:formula="of:=REMPLACECOLONNESAERMODEDECOLLECTE([.N1083];[.O10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utière</text:p>
          </table:table-cell>
          <table:table-cell office:value-type="string">
            <text:p>Haut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59788282597 , -1.55861663651635]</text:p>
          </table:table-cell>
          <table:table-cell table:formula="of:=JSONCOLLAT([.M1084])" office:value-type="string" office:string-value="47.2959788282597">
            <text:p>47.2959788282597</text:p>
          </table:table-cell>
          <table:table-cell table:formula="of:=JSONCOLLONG([.M1084])" office:value-type="string" office:string-value="-1.55861663651635">
            <text:p>-1.55861663651635</text:p>
          </table:table-cell>
          <table:table-cell table:formula="of:=REMPLACECOLONNESAERMODEDECOLLECTE([.N1084];[.O10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remier Mai</text:p>
          </table:table-cell>
          <table:table-cell office:value-type="string">
            <text:p>Premi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37320898586 , -1.55204788561939]</text:p>
          </table:table-cell>
          <table:table-cell table:formula="of:=JSONCOLLAT([.M1085])" office:value-type="string" office:string-value="47.2937320898586">
            <text:p>47.2937320898586</text:p>
          </table:table-cell>
          <table:table-cell table:formula="of:=JSONCOLLONG([.M1085])" office:value-type="string" office:string-value="-1.55204788561939">
            <text:p>-1.55204788561939</text:p>
          </table:table-cell>
          <table:table-cell table:formula="of:=REMPLACECOLONNESAERMODEDECOLLECTE([.N1085];[.O10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Gandonnière</text:p>
          </table:table-cell>
          <table:table-cell office:value-type="string">
            <text:p>Gandonn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69775460023 , -1.54003501397757]</text:p>
          </table:table-cell>
          <table:table-cell table:formula="of:=JSONCOLLAT([.M1086])" office:value-type="string" office:string-value="47.3069775460023">
            <text:p>47.3069775460023</text:p>
          </table:table-cell>
          <table:table-cell table:formula="of:=JSONCOLLONG([.M1086])" office:value-type="string" office:string-value="-1.54003501397757">
            <text:p>-1.54003501397757</text:p>
          </table:table-cell>
          <table:table-cell table:formula="of:=REMPLACECOLONNESAERMODEDECOLLECTE([.N1086];[.O10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Nungesser</text:p>
          </table:table-cell>
          <table:table-cell office:value-type="string">
            <text:p>Nungess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40571398343 , -1.54823929915505]</text:p>
          </table:table-cell>
          <table:table-cell table:formula="of:=JSONCOLLAT([.M1087])" office:value-type="string" office:string-value="47.3040571398343">
            <text:p>47.3040571398343</text:p>
          </table:table-cell>
          <table:table-cell table:formula="of:=JSONCOLLONG([.M1087])" office:value-type="string" office:string-value="-1.54823929915505">
            <text:p>-1.54823929915505</text:p>
          </table:table-cell>
          <table:table-cell table:formula="of:=REMPLACECOLONNESAERMODEDECOLLECTE([.N1087];[.O10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Hergrenière</text:p>
          </table:table-cell>
          <table:table-cell office:value-type="string">
            <text:p>Hergren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58423076999 , -1.55209946639924]</text:p>
          </table:table-cell>
          <table:table-cell table:formula="of:=JSONCOLLAT([.M1088])" office:value-type="string" office:string-value="47.3058423076999">
            <text:p>47.3058423076999</text:p>
          </table:table-cell>
          <table:table-cell table:formula="of:=JSONCOLLONG([.M1088])" office:value-type="string" office:string-value="-1.55209946639924">
            <text:p>-1.55209946639924</text:p>
          </table:table-cell>
          <table:table-cell table:formula="of:=REMPLACECOLONNESAERMODEDECOLLECTE([.N1088];[.O10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ivière</text:p>
          </table:table-cell>
          <table:table-cell office:value-type="string">
            <text:p>Riv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50557390973 , -1.55584384876732]</text:p>
          </table:table-cell>
          <table:table-cell table:formula="of:=JSONCOLLAT([.M1089])" office:value-type="string" office:string-value="47.3050557390973">
            <text:p>47.3050557390973</text:p>
          </table:table-cell>
          <table:table-cell table:formula="of:=JSONCOLLONG([.M1089])" office:value-type="string" office:string-value="-1.55584384876732">
            <text:p>-1.55584384876732</text:p>
          </table:table-cell>
          <table:table-cell table:formula="of:=REMPLACECOLONNESAERMODEDECOLLECTE([.N1089];[.O10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ven</text:p>
          </table:table-cell>
          <table:table-cell office:value-type="string">
            <text:p>Aven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63416718157 , -1.55981359200602]</text:p>
          </table:table-cell>
          <table:table-cell table:formula="of:=JSONCOLLAT([.M1090])" office:value-type="string" office:string-value="47.3063416718157">
            <text:p>47.3063416718157</text:p>
          </table:table-cell>
          <table:table-cell table:formula="of:=JSONCOLLONG([.M1090])" office:value-type="string" office:string-value="-1.55981359200602">
            <text:p>-1.55981359200602</text:p>
          </table:table-cell>
          <table:table-cell table:formula="of:=REMPLACECOLONNESAERMODEDECOLLECTE([.N1090];[.O10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6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 la Coutancière</text:p>
          </table:table-cell>
          <table:table-cell office:value-type="string">
            <text:p>Coutanc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088900887878 , -1.56125865586292]</text:p>
          </table:table-cell>
          <table:table-cell table:formula="of:=JSONCOLLAT([.M1091])" office:value-type="string" office:string-value="47.3088900887878">
            <text:p>47.3088900887878</text:p>
          </table:table-cell>
          <table:table-cell table:formula="of:=JSONCOLLONG([.M1091])" office:value-type="string" office:string-value="-1.56125865586292">
            <text:p>-1.56125865586292</text:p>
          </table:table-cell>
          <table:table-cell table:formula="of:=REMPLACECOLONNESAERMODEDECOLLECTE([.N1091];[.O10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Haie</text:p>
          </table:table-cell>
          <table:table-cell office:value-type="string">
            <text:p>Hai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01124754702 , -1.5427214260597]</text:p>
          </table:table-cell>
          <table:table-cell table:formula="of:=JSONCOLLAT([.M1092])" office:value-type="string" office:string-value="47.2901124754702">
            <text:p>47.2901124754702</text:p>
          </table:table-cell>
          <table:table-cell table:formula="of:=JSONCOLLONG([.M1092])" office:value-type="string" office:string-value="-1.5427214260597">
            <text:p>-1.5427214260597</text:p>
          </table:table-cell>
          <table:table-cell table:formula="of:=REMPLACECOLONNESAERMODEDECOLLECTE([.N1092];[.O10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Kerbihan</text:p>
          </table:table-cell>
          <table:table-cell office:value-type="string">
            <text:p>Kerbihan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85448595092 , -1.538335573883]</text:p>
          </table:table-cell>
          <table:table-cell table:formula="of:=JSONCOLLAT([.M1093])" office:value-type="string" office:string-value="47.2885448595092">
            <text:p>47.2885448595092</text:p>
          </table:table-cell>
          <table:table-cell table:formula="of:=JSONCOLLONG([.M1093])" office:value-type="string" office:string-value="-1.538335573883">
            <text:p>-1.538335573883</text:p>
          </table:table-cell>
          <table:table-cell table:formula="of:=REMPLACECOLONNESAERMODEDECOLLECTE([.N1093];[.O10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retagne</text:p>
          </table:table-cell>
          <table:table-cell office:value-type="string">
            <text:p>Bretagn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3490623762 , -1.54258048701043]</text:p>
          </table:table-cell>
          <table:table-cell table:formula="of:=JSONCOLLAT([.M1094])" office:value-type="string" office:string-value="47.283490623762">
            <text:p>47.283490623762</text:p>
          </table:table-cell>
          <table:table-cell table:formula="of:=JSONCOLLONG([.M1094])" office:value-type="string" office:string-value="-1.54258048701043">
            <text:p>-1.54258048701043</text:p>
          </table:table-cell>
          <table:table-cell table:formula="of:=REMPLACECOLONNESAERMODEDECOLLECTE([.N1094];[.O10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Muriers</text:p>
          </table:table-cell>
          <table:table-cell office:value-type="string">
            <text:p>Murier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12592171335 , -1.53768155103064]</text:p>
          </table:table-cell>
          <table:table-cell table:formula="of:=JSONCOLLAT([.M1095])" office:value-type="string" office:string-value="47.2812592171335">
            <text:p>47.2812592171335</text:p>
          </table:table-cell>
          <table:table-cell table:formula="of:=JSONCOLLONG([.M1095])" office:value-type="string" office:string-value="-1.53768155103064">
            <text:p>-1.53768155103064</text:p>
          </table:table-cell>
          <table:table-cell table:formula="of:=REMPLACECOLONNESAERMODEDECOLLECTE([.N1095];[.O10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Hopitau</text:p>
          </table:table-cell>
          <table:table-cell office:value-type="string">
            <text:p>Hopitau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730475965907 , -1.55121342372561]</text:p>
          </table:table-cell>
          <table:table-cell table:formula="of:=JSONCOLLAT([.M1096])" office:value-type="string" office:string-value="47.2730475965907">
            <text:p>47.2730475965907</text:p>
          </table:table-cell>
          <table:table-cell table:formula="of:=JSONCOLLONG([.M1096])" office:value-type="string" office:string-value="-1.55121342372561">
            <text:p>-1.55121342372561</text:p>
          </table:table-cell>
          <table:table-cell table:formula="of:=REMPLACECOLONNESAERMODEDECOLLECTE([.N1096];[.O10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Gesvres</text:p>
          </table:table-cell>
          <table:table-cell office:value-type="string">
            <text:p>Gesvre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82669841159 , -1.55298814608736]</text:p>
          </table:table-cell>
          <table:table-cell table:formula="of:=JSONCOLLAT([.M1097])" office:value-type="string" office:string-value="47.2682669841159">
            <text:p>47.2682669841159</text:p>
          </table:table-cell>
          <table:table-cell table:formula="of:=JSONCOLLONG([.M1097])" office:value-type="string" office:string-value="-1.55298814608736">
            <text:p>-1.55298814608736</text:p>
          </table:table-cell>
          <table:table-cell table:formula="of:=REMPLACECOLONNESAERMODEDECOLLECTE([.N1097];[.O10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Hopitau</text:p>
          </table:table-cell>
          <table:table-cell office:value-type="string">
            <text:p>Hopitau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94538306904 , -1.55215579425924]</text:p>
          </table:table-cell>
          <table:table-cell table:formula="of:=JSONCOLLAT([.M1098])" office:value-type="string" office:string-value="47.2694538306904">
            <text:p>47.2694538306904</text:p>
          </table:table-cell>
          <table:table-cell table:formula="of:=JSONCOLLONG([.M1098])" office:value-type="string" office:string-value="-1.55215579425924">
            <text:p>-1.55215579425924</text:p>
          </table:table-cell>
          <table:table-cell table:formula="of:=REMPLACECOLONNESAERMODEDECOLLECTE([.N1098];[.O10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Verger</text:p>
          </table:table-cell>
          <table:table-cell office:value-type="string">
            <text:p>Verg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63868098004 , -1.55106258866131]</text:p>
          </table:table-cell>
          <table:table-cell table:formula="of:=JSONCOLLAT([.M1099])" office:value-type="string" office:string-value="47.2663868098004">
            <text:p>47.2663868098004</text:p>
          </table:table-cell>
          <table:table-cell table:formula="of:=JSONCOLLONG([.M1099])" office:value-type="string" office:string-value="-1.55106258866131">
            <text:p>-1.55106258866131</text:p>
          </table:table-cell>
          <table:table-cell table:formula="of:=REMPLACECOLONNESAERMODEDECOLLECTE([.N1099];[.O10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Jacques Demy</text:p>
          </table:table-cell>
          <table:table-cell office:value-type="string">
            <text:p>Demy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92111687341 , -1.55001726908717]</text:p>
          </table:table-cell>
          <table:table-cell table:formula="of:=JSONCOLLAT([.M1100])" office:value-type="string" office:string-value="47.2692111687341">
            <text:p>47.2692111687341</text:p>
          </table:table-cell>
          <table:table-cell table:formula="of:=JSONCOLLONG([.M1100])" office:value-type="string" office:string-value="-1.55001726908717">
            <text:p>-1.55001726908717</text:p>
          </table:table-cell>
          <table:table-cell table:formula="of:=REMPLACECOLONNESAERMODEDECOLLECTE([.N1100];[.O11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7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esneries</text:p>
          </table:table-cell>
          <table:table-cell office:value-type="string">
            <text:p>Besnerie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76673856571 , -1.54496306016888]</text:p>
          </table:table-cell>
          <table:table-cell table:formula="of:=JSONCOLLAT([.M1101])" office:value-type="string" office:string-value="47.2676673856571">
            <text:p>47.2676673856571</text:p>
          </table:table-cell>
          <table:table-cell table:formula="of:=JSONCOLLONG([.M1101])" office:value-type="string" office:string-value="-1.54496306016888">
            <text:p>-1.54496306016888</text:p>
          </table:table-cell>
          <table:table-cell table:formula="of:=REMPLACECOLONNESAERMODEDECOLLECTE([.N1101];[.O11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Cotterets</text:p>
          </table:table-cell>
          <table:table-cell office:value-type="string">
            <text:p>Cotteret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65589252418 , -1.54901648742081]</text:p>
          </table:table-cell>
          <table:table-cell table:formula="of:=JSONCOLLAT([.M1102])" office:value-type="string" office:string-value="47.2665589252418">
            <text:p>47.2665589252418</text:p>
          </table:table-cell>
          <table:table-cell table:formula="of:=JSONCOLLONG([.M1102])" office:value-type="string" office:string-value="-1.54901648742081">
            <text:p>-1.54901648742081</text:p>
          </table:table-cell>
          <table:table-cell table:formula="of:=REMPLACECOLONNESAERMODEDECOLLECTE([.N1102];[.O11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Cinq Fleurs</text:p>
          </table:table-cell>
          <table:table-cell office:value-type="string">
            <text:p>Cinq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64505076008 , -1.54875354306512]</text:p>
          </table:table-cell>
          <table:table-cell table:formula="of:=JSONCOLLAT([.M1103])" office:value-type="string" office:string-value="47.264505076008">
            <text:p>47.264505076008</text:p>
          </table:table-cell>
          <table:table-cell table:formula="of:=JSONCOLLONG([.M1103])" office:value-type="string" office:string-value="-1.54875354306512">
            <text:p>-1.54875354306512</text:p>
          </table:table-cell>
          <table:table-cell table:formula="of:=REMPLACECOLONNESAERMODEDECOLLECTE([.N1103];[.O11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Roche Blanche</text:p>
          </table:table-cell>
          <table:table-cell office:value-type="string">
            <text:p>Roch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797782890626 , -1.55712523846292]</text:p>
          </table:table-cell>
          <table:table-cell table:formula="of:=JSONCOLLAT([.M1104])" office:value-type="string" office:string-value="47.2797782890626">
            <text:p>47.2797782890626</text:p>
          </table:table-cell>
          <table:table-cell table:formula="of:=JSONCOLLONG([.M1104])" office:value-type="string" office:string-value="-1.55712523846292">
            <text:p>-1.55712523846292</text:p>
          </table:table-cell>
          <table:table-cell table:formula="of:=REMPLACECOLONNESAERMODEDECOLLECTE([.N1104];[.O11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Tourton</text:p>
          </table:table-cell>
          <table:table-cell office:value-type="string">
            <text:p>Tourton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20384503361 , -1.55818453717435]</text:p>
          </table:table-cell>
          <table:table-cell table:formula="of:=JSONCOLLAT([.M1105])" office:value-type="string" office:string-value="47.2820384503361">
            <text:p>47.2820384503361</text:p>
          </table:table-cell>
          <table:table-cell table:formula="of:=JSONCOLLONG([.M1105])" office:value-type="string" office:string-value="-1.55818453717435">
            <text:p>-1.55818453717435</text:p>
          </table:table-cell>
          <table:table-cell table:formula="of:=REMPLACECOLONNESAERMODEDECOLLECTE([.N1105];[.O11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Maurice Ravel</text:p>
          </table:table-cell>
          <table:table-cell office:value-type="string">
            <text:p>Ravel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76444064563 , -1.55705834657359]</text:p>
          </table:table-cell>
          <table:table-cell table:formula="of:=JSONCOLLAT([.M1106])" office:value-type="string" office:string-value="47.2876444064563">
            <text:p>47.2876444064563</text:p>
          </table:table-cell>
          <table:table-cell table:formula="of:=JSONCOLLONG([.M1106])" office:value-type="string" office:string-value="-1.55705834657359">
            <text:p>-1.55705834657359</text:p>
          </table:table-cell>
          <table:table-cell table:formula="of:=REMPLACECOLONNESAERMODEDECOLLECTE([.N1106];[.O11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lanchetière</text:p>
          </table:table-cell>
          <table:table-cell office:value-type="string">
            <text:p>Blanchet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90823138849 , -1.55330952847668]</text:p>
          </table:table-cell>
          <table:table-cell table:formula="of:=JSONCOLLAT([.M1107])" office:value-type="string" office:string-value="47.2890823138849">
            <text:p>47.2890823138849</text:p>
          </table:table-cell>
          <table:table-cell table:formula="of:=JSONCOLLONG([.M1107])" office:value-type="string" office:string-value="-1.55330952847668">
            <text:p>-1.55330952847668</text:p>
          </table:table-cell>
          <table:table-cell table:formula="of:=REMPLACECOLONNESAERMODEDECOLLECTE([.N1107];[.O11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u Palis</text:p>
          </table:table-cell>
          <table:table-cell office:value-type="string">
            <text:p>Palis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237525530154 , -1.55313023843904]</text:p>
          </table:table-cell>
          <table:table-cell table:formula="of:=JSONCOLLAT([.M1108])" office:value-type="string" office:string-value="47.3237525530154">
            <text:p>47.3237525530154</text:p>
          </table:table-cell>
          <table:table-cell table:formula="of:=JSONCOLLONG([.M1108])" office:value-type="string" office:string-value="-1.55313023843904">
            <text:p>-1.55313023843904</text:p>
          </table:table-cell>
          <table:table-cell table:formula="of:=REMPLACECOLONNESAERMODEDECOLLECTE([.N1108];[.O11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Fer à Cheval</text:p>
          </table:table-cell>
          <table:table-cell office:value-type="string">
            <text:p>Fer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3334571774618 , -1.56954807399271]</text:p>
          </table:table-cell>
          <table:table-cell table:formula="of:=JSONCOLLAT([.M1109])" office:value-type="string" office:string-value="47.3334571774618">
            <text:p>47.3334571774618</text:p>
          </table:table-cell>
          <table:table-cell table:formula="of:=JSONCOLLONG([.M1109])" office:value-type="string" office:string-value="-1.56954807399271">
            <text:p>-1.56954807399271</text:p>
          </table:table-cell>
          <table:table-cell table:formula="of:=REMPLACECOLONNESAERMODEDECOLLECTE([.N1109];[.O11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de Forge</text:p>
          </table:table-cell>
          <table:table-cell office:value-type="string">
            <text:p>Pont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03422162191 , -1.58502251358202]</text:p>
          </table:table-cell>
          <table:table-cell table:formula="of:=JSONCOLLAT([.M1110])" office:value-type="string" office:string-value="47.2903422162191">
            <text:p>47.2903422162191</text:p>
          </table:table-cell>
          <table:table-cell table:formula="of:=JSONCOLLONG([.M1110])" office:value-type="string" office:string-value="-1.58502251358202">
            <text:p>-1.58502251358202</text:p>
          </table:table-cell>
          <table:table-cell table:formula="of:=REMPLACECOLONNESAERMODEDECOLLECTE([.N1110];[.O11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8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'Orvault</text:p>
          </table:table-cell>
          <table:table-cell office:value-type="string">
            <text:p>Orvault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33578677648 , -1.5840976053852]</text:p>
          </table:table-cell>
          <table:table-cell table:formula="of:=JSONCOLLAT([.M1111])" office:value-type="string" office:string-value="47.2833578677648">
            <text:p>47.2833578677648</text:p>
          </table:table-cell>
          <table:table-cell table:formula="of:=JSONCOLLONG([.M1111])" office:value-type="string" office:string-value="-1.5840976053852">
            <text:p>-1.5840976053852</text:p>
          </table:table-cell>
          <table:table-cell table:formula="of:=REMPLACECOLONNESAERMODEDECOLLECTE([.N1111];[.O11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Mazaire</text:p>
          </table:table-cell>
          <table:table-cell office:value-type="string">
            <text:p>Mazai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92614304885 , -1.56615037830608]</text:p>
          </table:table-cell>
          <table:table-cell table:formula="of:=JSONCOLLAT([.M1112])" office:value-type="string" office:string-value="47.292614304885">
            <text:p>47.292614304885</text:p>
          </table:table-cell>
          <table:table-cell table:formula="of:=JSONCOLLONG([.M1112])" office:value-type="string" office:string-value="-1.56615037830608">
            <text:p>-1.56615037830608</text:p>
          </table:table-cell>
          <table:table-cell table:formula="of:=REMPLACECOLONNESAERMODEDECOLLECTE([.N1112];[.O11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rière</text:p>
          </table:table-cell>
          <table:table-cell office:value-type="string">
            <text:p>Vrière</text:p>
          </table:table-cell>
          <table:table-cell office:value-type="float" office:value="440035">
            <text:p>440035</text:p>
          </table:table-cell>
          <table:table-cell office:value-type="float" office:value="44240">
            <text:p>44240</text:p>
          </table:table-cell>
          <table:table-cell office:value-type="string">
            <text:p>La Chapelle-sur-Erdre</text:p>
          </table:table-cell>
          <table:table-cell/>
          <table:table-cell office:value-type="string">
            <text:p>Erdre et Cens</text:p>
          </table:table-cell>
          <table:table-cell office:value-type="string">
            <text:p>[ 47.2825051126348 , -1.55132207810304]</text:p>
          </table:table-cell>
          <table:table-cell table:formula="of:=JSONCOLLAT([.M1113])" office:value-type="string" office:string-value="47.2825051126348">
            <text:p>47.2825051126348</text:p>
          </table:table-cell>
          <table:table-cell table:formula="of:=JSONCOLLONG([.M1113])" office:value-type="string" office:string-value="-1.55132207810304">
            <text:p>-1.55132207810304</text:p>
          </table:table-cell>
          <table:table-cell table:formula="of:=REMPLACECOLONNESAERMODEDECOLLECTE([.N1113];[.O11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Argonautes</text:p>
          </table:table-cell>
          <table:table-cell office:value-type="string">
            <text:p>Argonaut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6729712976 , -1.48590257799766]</text:p>
          </table:table-cell>
          <table:table-cell table:formula="of:=JSONCOLLAT([.M1114])" office:value-type="string" office:string-value="47.296729712976">
            <text:p>47.296729712976</text:p>
          </table:table-cell>
          <table:table-cell table:formula="of:=JSONCOLLONG([.M1114])" office:value-type="string" office:string-value="-1.48590257799766">
            <text:p>-1.48590257799766</text:p>
          </table:table-cell>
          <table:table-cell table:formula="of:=REMPLACECOLONNESAERMODEDECOLLECTE([.N1114];[.O11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Argonautes</text:p>
          </table:table-cell>
          <table:table-cell office:value-type="string">
            <text:p>Argonaut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67239147466 , -1.48592188039404]</text:p>
          </table:table-cell>
          <table:table-cell table:formula="of:=JSONCOLLAT([.M1115])" office:value-type="string" office:string-value="47.2967239147466">
            <text:p>47.2967239147466</text:p>
          </table:table-cell>
          <table:table-cell table:formula="of:=JSONCOLLONG([.M1115])" office:value-type="string" office:string-value="-1.48592188039404">
            <text:p>-1.48592188039404</text:p>
          </table:table-cell>
          <table:table-cell table:formula="of:=REMPLACECOLONNESAERMODEDECOLLECTE([.N1115];[.O11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Orphée</text:p>
          </table:table-cell>
          <table:table-cell office:value-type="string">
            <text:p>Orphé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8020936784 , -1.48099425589008]</text:p>
          </table:table-cell>
          <table:table-cell table:formula="of:=JSONCOLLAT([.M1116])" office:value-type="string" office:string-value="47.298020936784">
            <text:p>47.298020936784</text:p>
          </table:table-cell>
          <table:table-cell table:formula="of:=JSONCOLLONG([.M1116])" office:value-type="string" office:string-value="-1.48099425589008">
            <text:p>-1.48099425589008</text:p>
          </table:table-cell>
          <table:table-cell table:formula="of:=REMPLACECOLONNESAERMODEDECOLLECTE([.N1116];[.O11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Andre Lenôtre</text:p>
          </table:table-cell>
          <table:table-cell office:value-type="string">
            <text:p>Lenôt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3679986161 , -1.49482511741342]</text:p>
          </table:table-cell>
          <table:table-cell table:formula="of:=JSONCOLLAT([.M1117])" office:value-type="string" office:string-value="47.293679986161">
            <text:p>47.293679986161</text:p>
          </table:table-cell>
          <table:table-cell table:formula="of:=JSONCOLLONG([.M1117])" office:value-type="string" office:string-value="-1.49482511741342">
            <text:p>-1.49482511741342</text:p>
          </table:table-cell>
          <table:table-cell table:formula="of:=REMPLACECOLONNESAERMODEDECOLLECTE([.N1117];[.O11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Libération</text:p>
          </table:table-cell>
          <table:table-cell office:value-type="string">
            <text:p>Libération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56854511352 , -1.49150935640717]</text:p>
          </table:table-cell>
          <table:table-cell table:formula="of:=JSONCOLLAT([.M1118])" office:value-type="string" office:string-value="47.2956854511352">
            <text:p>47.2956854511352</text:p>
          </table:table-cell>
          <table:table-cell table:formula="of:=JSONCOLLONG([.M1118])" office:value-type="string" office:string-value="-1.49150935640717">
            <text:p>-1.49150935640717</text:p>
          </table:table-cell>
          <table:table-cell table:formula="of:=REMPLACECOLONNESAERMODEDECOLLECTE([.N1118];[.O11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 la Libération</text:p>
          </table:table-cell>
          <table:table-cell office:value-type="string">
            <text:p>Libération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56961220211 , -1.49152983770964]</text:p>
          </table:table-cell>
          <table:table-cell table:formula="of:=JSONCOLLAT([.M1119])" office:value-type="string" office:string-value="47.2956961220211">
            <text:p>47.2956961220211</text:p>
          </table:table-cell>
          <table:table-cell table:formula="of:=JSONCOLLONG([.M1119])" office:value-type="string" office:string-value="-1.49152983770964">
            <text:p>-1.49152983770964</text:p>
          </table:table-cell>
          <table:table-cell table:formula="of:=REMPLACECOLONNESAERMODEDECOLLECTE([.N1119];[.O11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Aristide Briand</text:p>
          </table:table-cell>
          <table:table-cell office:value-type="string">
            <text:p>Brian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73621654466 , -1.49496173371096]</text:p>
          </table:table-cell>
          <table:table-cell table:formula="of:=JSONCOLLAT([.M1120])" office:value-type="string" office:string-value="47.2973621654466">
            <text:p>47.2973621654466</text:p>
          </table:table-cell>
          <table:table-cell table:formula="of:=JSONCOLLONG([.M1120])" office:value-type="string" office:string-value="-1.49496173371096">
            <text:p>-1.49496173371096</text:p>
          </table:table-cell>
          <table:table-cell table:formula="of:=REMPLACECOLONNESAERMODEDECOLLECTE([.N1120];[.O11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19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ené De Chateaubriand</text:p>
          </table:table-cell>
          <table:table-cell office:value-type="string">
            <text:p>Chateaubrian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15384954553 , -1.48772551254115]</text:p>
          </table:table-cell>
          <table:table-cell table:formula="of:=JSONCOLLAT([.M1121])" office:value-type="string" office:string-value="47.3015384954553">
            <text:p>47.3015384954553</text:p>
          </table:table-cell>
          <table:table-cell table:formula="of:=JSONCOLLONG([.M1121])" office:value-type="string" office:string-value="-1.48772551254115">
            <text:p>-1.48772551254115</text:p>
          </table:table-cell>
          <table:table-cell table:formula="of:=REMPLACECOLONNESAERMODEDECOLLECTE([.N1121];[.O11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çois René De Chateaubriand</text:p>
          </table:table-cell>
          <table:table-cell office:value-type="string">
            <text:p>Chateaubrian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15534581151 , -1.4877098980906]</text:p>
          </table:table-cell>
          <table:table-cell table:formula="of:=JSONCOLLAT([.M1122])" office:value-type="string" office:string-value="47.3015534581151">
            <text:p>47.3015534581151</text:p>
          </table:table-cell>
          <table:table-cell table:formula="of:=JSONCOLLONG([.M1122])" office:value-type="string" office:string-value="-1.4877098980906">
            <text:p>-1.4877098980906</text:p>
          </table:table-cell>
          <table:table-cell table:formula="of:=REMPLACECOLONNESAERMODEDECOLLECTE([.N1122];[.O11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Mendes France</text:p>
          </table:table-cell>
          <table:table-cell office:value-type="string">
            <text:p>Mend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19076855757 , -1.49215233429901]</text:p>
          </table:table-cell>
          <table:table-cell table:formula="of:=JSONCOLLAT([.M1123])" office:value-type="string" office:string-value="47.3019076855757">
            <text:p>47.3019076855757</text:p>
          </table:table-cell>
          <table:table-cell table:formula="of:=JSONCOLLONG([.M1123])" office:value-type="string" office:string-value="-1.49215233429901">
            <text:p>-1.49215233429901</text:p>
          </table:table-cell>
          <table:table-cell table:formula="of:=REMPLACECOLONNESAERMODEDECOLLECTE([.N1123];[.O11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Jumelière</text:p>
          </table:table-cell>
          <table:table-cell office:value-type="string">
            <text:p>Jumel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42574598731 , -1.48711800659311]</text:p>
          </table:table-cell>
          <table:table-cell table:formula="of:=JSONCOLLAT([.M1124])" office:value-type="string" office:string-value="47.2942574598731">
            <text:p>47.2942574598731</text:p>
          </table:table-cell>
          <table:table-cell table:formula="of:=JSONCOLLONG([.M1124])" office:value-type="string" office:string-value="-1.48711800659311">
            <text:p>-1.48711800659311</text:p>
          </table:table-cell>
          <table:table-cell table:formula="of:=REMPLACECOLONNESAERMODEDECOLLECTE([.N1124];[.O112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Fragonard</text:p>
          </table:table-cell>
          <table:table-cell office:value-type="string">
            <text:p>Fragonard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6760031285 , -1.50539448887915]</text:p>
          </table:table-cell>
          <table:table-cell table:formula="of:=JSONCOLLAT([.M1125])" office:value-type="string" office:string-value="47.286760031285">
            <text:p>47.286760031285</text:p>
          </table:table-cell>
          <table:table-cell table:formula="of:=JSONCOLLONG([.M1125])" office:value-type="string" office:string-value="-1.50539448887915">
            <text:p>-1.50539448887915</text:p>
          </table:table-cell>
          <table:table-cell table:formula="of:=REMPLACECOLONNESAERMODEDECOLLECTE([.N1125];[.O112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Chêne Vert</text:p>
          </table:table-cell>
          <table:table-cell office:value-type="string">
            <text:p>Chên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71026350532 , -1.50398171590941]</text:p>
          </table:table-cell>
          <table:table-cell table:formula="of:=JSONCOLLAT([.M1126])" office:value-type="string" office:string-value="47.2771026350532">
            <text:p>47.2771026350532</text:p>
          </table:table-cell>
          <table:table-cell table:formula="of:=JSONCOLLONG([.M1126])" office:value-type="string" office:string-value="-1.50398171590941">
            <text:p>-1.50398171590941</text:p>
          </table:table-cell>
          <table:table-cell table:formula="of:=REMPLACECOLONNESAERMODEDECOLLECTE([.N1126];[.O112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ennis</text:p>
          </table:table-cell>
          <table:table-cell office:value-type="string">
            <text:p>Tenni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12503508437 , -1.49818730613985]</text:p>
          </table:table-cell>
          <table:table-cell table:formula="of:=JSONCOLLAT([.M1127])" office:value-type="string" office:string-value="47.2812503508437">
            <text:p>47.2812503508437</text:p>
          </table:table-cell>
          <table:table-cell table:formula="of:=JSONCOLLONG([.M1127])" office:value-type="string" office:string-value="-1.49818730613985">
            <text:p>-1.49818730613985</text:p>
          </table:table-cell>
          <table:table-cell table:formula="of:=REMPLACECOLONNESAERMODEDECOLLECTE([.N1127];[.O112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des Tennis</text:p>
          </table:table-cell>
          <table:table-cell office:value-type="string">
            <text:p>Tenni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12657151331 , -1.49822176656002]</text:p>
          </table:table-cell>
          <table:table-cell table:formula="of:=JSONCOLLAT([.M1128])" office:value-type="string" office:string-value="47.2812657151331">
            <text:p>47.2812657151331</text:p>
          </table:table-cell>
          <table:table-cell table:formula="of:=JSONCOLLONG([.M1128])" office:value-type="string" office:string-value="-1.49822176656002">
            <text:p>-1.49822176656002</text:p>
          </table:table-cell>
          <table:table-cell table:formula="of:=REMPLACECOLONNESAERMODEDECOLLECTE([.N1128];[.O112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ernier</text:p>
          </table:table-cell>
          <table:table-cell office:value-type="string">
            <text:p>Bernier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28952316048 , -1.5017216091702]</text:p>
          </table:table-cell>
          <table:table-cell table:formula="of:=JSONCOLLAT([.M1129])" office:value-type="string" office:string-value="47.2828952316048">
            <text:p>47.2828952316048</text:p>
          </table:table-cell>
          <table:table-cell table:formula="of:=JSONCOLLONG([.M1129])" office:value-type="string" office:string-value="-1.5017216091702">
            <text:p>-1.5017216091702</text:p>
          </table:table-cell>
          <table:table-cell table:formula="of:=REMPLACECOLONNESAERMODEDECOLLECTE([.N1129];[.O112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ICAM</text:p>
          </table:table-cell>
          <table:table-cell office:value-type="string">
            <text:p><text:s/></text:p>
          </table:table-cell>
          <table:table-cell office:value-type="string">
            <text:p>Chemin du Champ de Manoeuvre</text:p>
          </table:table-cell>
          <table:table-cell office:value-type="string">
            <text:p>Champ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53001548681 , -1.50434950584362]</text:p>
          </table:table-cell>
          <table:table-cell table:formula="of:=JSONCOLLAT([.M1130])" office:value-type="string" office:string-value="47.2753001548681">
            <text:p>47.2753001548681</text:p>
          </table:table-cell>
          <table:table-cell table:formula="of:=JSONCOLLONG([.M1130])" office:value-type="string" office:string-value="-1.50434950584362">
            <text:p>-1.50434950584362</text:p>
          </table:table-cell>
          <table:table-cell table:formula="of:=REMPLACECOLONNESAERMODEDECOLLECTE([.N1130];[.O113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0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rofesseur Jean Rouxel</text:p>
          </table:table-cell>
          <table:table-cell office:value-type="string">
            <text:p>Rouxel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83156040513 , -1.5022286621571]</text:p>
          </table:table-cell>
          <table:table-cell table:formula="of:=JSONCOLLAT([.M1131])" office:value-type="string" office:string-value="47.2983156040513">
            <text:p>47.2983156040513</text:p>
          </table:table-cell>
          <table:table-cell table:formula="of:=JSONCOLLONG([.M1131])" office:value-type="string" office:string-value="-1.5022286621571">
            <text:p>-1.5022286621571</text:p>
          </table:table-cell>
          <table:table-cell table:formula="of:=REMPLACECOLONNESAERMODEDECOLLECTE([.N1131];[.O113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Francois Fresneau</text:p>
          </table:table-cell>
          <table:table-cell office:value-type="string">
            <text:p>Fresneau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72102523091 , -1.50530710517725]</text:p>
          </table:table-cell>
          <table:table-cell table:formula="of:=JSONCOLLAT([.M1132])" office:value-type="string" office:string-value="47.2972102523091">
            <text:p>47.2972102523091</text:p>
          </table:table-cell>
          <table:table-cell table:formula="of:=JSONCOLLONG([.M1132])" office:value-type="string" office:string-value="-1.50530710517725">
            <text:p>-1.50530710517725</text:p>
          </table:table-cell>
          <table:table-cell table:formula="of:=REMPLACECOLONNESAERMODEDECOLLECTE([.N1132];[.O113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rofesseur Jean Rouxel</text:p>
          </table:table-cell>
          <table:table-cell office:value-type="string">
            <text:p>Rouxel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96189118934 , -1.50811651061596]</text:p>
          </table:table-cell>
          <table:table-cell table:formula="of:=JSONCOLLAT([.M1133])" office:value-type="string" office:string-value="47.2996189118934">
            <text:p>47.2996189118934</text:p>
          </table:table-cell>
          <table:table-cell table:formula="of:=JSONCOLLONG([.M1133])" office:value-type="string" office:string-value="-1.50811651061596">
            <text:p>-1.50811651061596</text:p>
          </table:table-cell>
          <table:table-cell table:formula="of:=REMPLACECOLONNESAERMODEDECOLLECTE([.N1133];[.O113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Renaudières</text:p>
          </table:table-cell>
          <table:table-cell office:value-type="string">
            <text:p>Renaudière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97224505036 , -1.50159408399934]</text:p>
          </table:table-cell>
          <table:table-cell table:formula="of:=JSONCOLLAT([.M1134])" office:value-type="string" office:string-value="47.2997224505036">
            <text:p>47.2997224505036</text:p>
          </table:table-cell>
          <table:table-cell table:formula="of:=JSONCOLLONG([.M1134])" office:value-type="string" office:string-value="-1.50159408399934">
            <text:p>-1.50159408399934</text:p>
          </table:table-cell>
          <table:table-cell table:formula="of:=REMPLACECOLONNESAERMODEDECOLLECTE([.N1134];[.O113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Rideau</text:p>
          </table:table-cell>
          <table:table-cell office:value-type="string">
            <text:p>Rideau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211170437605 , -1.43422557163526]</text:p>
          </table:table-cell>
          <table:table-cell table:formula="of:=JSONCOLLAT([.M1135])" office:value-type="string" office:string-value="47.3211170437605">
            <text:p>47.3211170437605</text:p>
          </table:table-cell>
          <table:table-cell table:formula="of:=JSONCOLLONG([.M1135])" office:value-type="string" office:string-value="-1.43422557163526">
            <text:p>-1.43422557163526</text:p>
          </table:table-cell>
          <table:table-cell table:formula="of:=REMPLACECOLONNESAERMODEDECOLLECTE([.N1135];[.O113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Lilas</text:p>
          </table:table-cell>
          <table:table-cell office:value-type="string">
            <text:p>Lila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63117943875 , -1.48410142706021]</text:p>
          </table:table-cell>
          <table:table-cell table:formula="of:=JSONCOLLAT([.M1136])" office:value-type="string" office:string-value="47.2763117943875">
            <text:p>47.2763117943875</text:p>
          </table:table-cell>
          <table:table-cell table:formula="of:=JSONCOLLONG([.M1136])" office:value-type="string" office:string-value="-1.48410142706021">
            <text:p>-1.48410142706021</text:p>
          </table:table-cell>
          <table:table-cell table:formula="of:=REMPLACECOLONNESAERMODEDECOLLECTE([.N1136];[.O113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rquebusier</text:p>
          </table:table-cell>
          <table:table-cell office:value-type="string">
            <text:p>Arquebusier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70805121985 , -1.48656249714179]</text:p>
          </table:table-cell>
          <table:table-cell table:formula="of:=JSONCOLLAT([.M1137])" office:value-type="string" office:string-value="47.2770805121985">
            <text:p>47.2770805121985</text:p>
          </table:table-cell>
          <table:table-cell table:formula="of:=JSONCOLLONG([.M1137])" office:value-type="string" office:string-value="-1.48656249714179">
            <text:p>-1.48656249714179</text:p>
          </table:table-cell>
          <table:table-cell table:formula="of:=REMPLACECOLONNESAERMODEDECOLLECTE([.N1137];[.O113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Victor Hugo</text:p>
          </table:table-cell>
          <table:table-cell office:value-type="string">
            <text:p>Hugo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23836468746 , -1.48165145502111]</text:p>
          </table:table-cell>
          <table:table-cell table:formula="of:=JSONCOLLAT([.M1138])" office:value-type="string" office:string-value="47.2823836468746">
            <text:p>47.2823836468746</text:p>
          </table:table-cell>
          <table:table-cell table:formula="of:=JSONCOLLONG([.M1138])" office:value-type="string" office:string-value="-1.48165145502111">
            <text:p>-1.48165145502111</text:p>
          </table:table-cell>
          <table:table-cell table:formula="of:=REMPLACECOLONNESAERMODEDECOLLECTE([.N1138];[.O113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dranière</text:p>
          </table:table-cell>
          <table:table-cell office:value-type="string">
            <text:p>Cadran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36761102505 , -1.48962554299534]</text:p>
          </table:table-cell>
          <table:table-cell table:formula="of:=JSONCOLLAT([.M1139])" office:value-type="string" office:string-value="47.2736761102505">
            <text:p>47.2736761102505</text:p>
          </table:table-cell>
          <table:table-cell table:formula="of:=JSONCOLLONG([.M1139])" office:value-type="string" office:string-value="-1.48962554299534">
            <text:p>-1.48962554299534</text:p>
          </table:table-cell>
          <table:table-cell table:formula="of:=REMPLACECOLONNESAERMODEDECOLLECTE([.N1139];[.O11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Stade de la Tournière</text:p>
          </table:table-cell>
          <table:table-cell office:value-type="string">
            <text:p><text:s/></text:p>
          </table:table-cell>
          <table:table-cell office:value-type="string">
            <text:p>Chemin des Pâtureaux</text:p>
          </table:table-cell>
          <table:table-cell office:value-type="string">
            <text:p>Pâtureaux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191743613248 , -1.46951307663497]</text:p>
          </table:table-cell>
          <table:table-cell table:formula="of:=JSONCOLLAT([.M1140])" office:value-type="string" office:string-value="47.3191743613248">
            <text:p>47.3191743613248</text:p>
          </table:table-cell>
          <table:table-cell table:formula="of:=JSONCOLLONG([.M1140])" office:value-type="string" office:string-value="-1.46951307663497">
            <text:p>-1.46951307663497</text:p>
          </table:table-cell>
          <table:table-cell table:formula="of:=REMPLACECOLONNESAERMODEDECOLLECTE([.N1140];[.O11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1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Salle</text:p>
          </table:table-cell>
          <table:table-cell office:value-type="string">
            <text:p>Sall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04390755843 , -1.44038213073281]</text:p>
          </table:table-cell>
          <table:table-cell table:formula="of:=JSONCOLLAT([.M1141])" office:value-type="string" office:string-value="47.3004390755843">
            <text:p>47.3004390755843</text:p>
          </table:table-cell>
          <table:table-cell table:formula="of:=JSONCOLLONG([.M1141])" office:value-type="string" office:string-value="-1.44038213073281">
            <text:p>-1.44038213073281</text:p>
          </table:table-cell>
          <table:table-cell table:formula="of:=REMPLACECOLONNESAERMODEDECOLLECTE([.N1141];[.O11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Erdre</text:p>
          </table:table-cell>
          <table:table-cell office:value-type="string">
            <text:p>Erd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32115333781 , -1.49741837907979]</text:p>
          </table:table-cell>
          <table:table-cell table:formula="of:=JSONCOLLAT([.M1142])" office:value-type="string" office:string-value="47.3032115333781">
            <text:p>47.3032115333781</text:p>
          </table:table-cell>
          <table:table-cell table:formula="of:=JSONCOLLONG([.M1142])" office:value-type="string" office:string-value="-1.49741837907979">
            <text:p>-1.49741837907979</text:p>
          </table:table-cell>
          <table:table-cell table:formula="of:=REMPLACECOLONNESAERMODEDECOLLECTE([.N1142];[.O11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e l'Epinay</text:p>
          </table:table-cell>
          <table:table-cell office:value-type="string">
            <text:p>Epinay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3303923315 , -1.48573935288085]</text:p>
          </table:table-cell>
          <table:table-cell table:formula="of:=JSONCOLLAT([.M1143])" office:value-type="string" office:string-value="47.2853303923315">
            <text:p>47.2853303923315</text:p>
          </table:table-cell>
          <table:table-cell table:formula="of:=JSONCOLLONG([.M1143])" office:value-type="string" office:string-value="-1.48573935288085">
            <text:p>-1.48573935288085</text:p>
          </table:table-cell>
          <table:table-cell table:formula="of:=REMPLACECOLONNESAERMODEDECOLLECTE([.N1143];[.O11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Picaudière</text:p>
          </table:table-cell>
          <table:table-cell office:value-type="string">
            <text:p>Picaudi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60564586218 , -1.48001227833593]</text:p>
          </table:table-cell>
          <table:table-cell table:formula="of:=JSONCOLLAT([.M1144])" office:value-type="string" office:string-value="47.2860564586218">
            <text:p>47.2860564586218</text:p>
          </table:table-cell>
          <table:table-cell table:formula="of:=JSONCOLLONG([.M1144])" office:value-type="string" office:string-value="-1.48001227833593">
            <text:p>-1.48001227833593</text:p>
          </table:table-cell>
          <table:table-cell table:formula="of:=REMPLACECOLONNESAERMODEDECOLLECTE([.N1144];[.O11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Port Jean</text:p>
          </table:table-cell>
          <table:table-cell office:value-type="string">
            <text:p>Port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30291063262 , -1.52360840865197]</text:p>
          </table:table-cell>
          <table:table-cell table:formula="of:=JSONCOLLAT([.M1145])" office:value-type="string" office:string-value="47.3030291063262">
            <text:p>47.3030291063262</text:p>
          </table:table-cell>
          <table:table-cell table:formula="of:=JSONCOLLONG([.M1145])" office:value-type="string" office:string-value="-1.52360840865197">
            <text:p>-1.52360840865197</text:p>
          </table:table-cell>
          <table:table-cell table:formula="of:=REMPLACECOLONNESAERMODEDECOLLECTE([.N1145];[.O11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Gayonnais</text:p>
          </table:table-cell>
          <table:table-cell office:value-type="string">
            <text:p>Gayonnai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1491663985 , -1.47249454106766]</text:p>
          </table:table-cell>
          <table:table-cell table:formula="of:=JSONCOLLAT([.M1146])" office:value-type="string" office:string-value="47.2851491663985">
            <text:p>47.2851491663985</text:p>
          </table:table-cell>
          <table:table-cell table:formula="of:=JSONCOLLONG([.M1146])" office:value-type="string" office:string-value="-1.47249454106766">
            <text:p>-1.47249454106766</text:p>
          </table:table-cell>
          <table:table-cell table:formula="of:=REMPLACECOLONNESAERMODEDECOLLECTE([.N1146];[.O11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s Alizés</text:p>
          </table:table-cell>
          <table:table-cell office:value-type="string">
            <text:p>Alizé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79503790686 , -1.48698287152847]</text:p>
          </table:table-cell>
          <table:table-cell table:formula="of:=JSONCOLLAT([.M1147])" office:value-type="string" office:string-value="47.2679503790686">
            <text:p>47.2679503790686</text:p>
          </table:table-cell>
          <table:table-cell table:formula="of:=JSONCOLLONG([.M1147])" office:value-type="string" office:string-value="-1.48698287152847">
            <text:p>-1.48698287152847</text:p>
          </table:table-cell>
          <table:table-cell table:formula="of:=REMPLACECOLONNESAERMODEDECOLLECTE([.N1147];[.O11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 Air</text:p>
          </table:table-cell>
          <table:table-cell office:value-type="string">
            <text:p>Bel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40672642239 , -1.49268646927937]</text:p>
          </table:table-cell>
          <table:table-cell table:formula="of:=JSONCOLLAT([.M1148])" office:value-type="string" office:string-value="47.2640672642239">
            <text:p>47.2640672642239</text:p>
          </table:table-cell>
          <table:table-cell table:formula="of:=JSONCOLLONG([.M1148])" office:value-type="string" office:string-value="-1.49268646927937">
            <text:p>-1.49268646927937</text:p>
          </table:table-cell>
          <table:table-cell table:formula="of:=REMPLACECOLONNESAERMODEDECOLLECTE([.N1148];[.O11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des Sapins</text:p>
          </table:table-cell>
          <table:table-cell office:value-type="string">
            <text:p>Sapin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33644195002 , -1.45459170097784]</text:p>
          </table:table-cell>
          <table:table-cell table:formula="of:=JSONCOLLAT([.M1149])" office:value-type="string" office:string-value="47.2833644195002">
            <text:p>47.2833644195002</text:p>
          </table:table-cell>
          <table:table-cell table:formula="of:=JSONCOLLONG([.M1149])" office:value-type="string" office:string-value="-1.45459170097784">
            <text:p>-1.45459170097784</text:p>
          </table:table-cell>
          <table:table-cell table:formula="of:=REMPLACECOLONNESAERMODEDECOLLECTE([.N1149];[.O11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Antarès</text:p>
          </table:table-cell>
          <table:table-cell office:value-type="string">
            <text:p>Antarè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8257566015 , -1.44860378600561]</text:p>
          </table:table-cell>
          <table:table-cell table:formula="of:=JSONCOLLAT([.M1150])" office:value-type="string" office:string-value="47.2858257566015">
            <text:p>47.2858257566015</text:p>
          </table:table-cell>
          <table:table-cell table:formula="of:=JSONCOLLONG([.M1150])" office:value-type="string" office:string-value="-1.44860378600561">
            <text:p>-1.44860378600561</text:p>
          </table:table-cell>
          <table:table-cell table:formula="of:=REMPLACECOLONNESAERMODEDECOLLECTE([.N1150];[.O11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2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Betelgeuse</text:p>
          </table:table-cell>
          <table:table-cell office:value-type="string">
            <text:p>Betelgeus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10035224112 , -1.45801772053521]</text:p>
          </table:table-cell>
          <table:table-cell table:formula="of:=JSONCOLLAT([.M1151])" office:value-type="string" office:string-value="47.2810035224112">
            <text:p>47.2810035224112</text:p>
          </table:table-cell>
          <table:table-cell table:formula="of:=JSONCOLLONG([.M1151])" office:value-type="string" office:string-value="-1.45801772053521">
            <text:p>-1.45801772053521</text:p>
          </table:table-cell>
          <table:table-cell table:formula="of:=REMPLACECOLONNESAERMODEDECOLLECTE([.N1151];[.O11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Hôtellerie</text:p>
          </table:table-cell>
          <table:table-cell office:value-type="string">
            <text:p>Hôtelleri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87555685361 , -1.48476052360322]</text:p>
          </table:table-cell>
          <table:table-cell table:formula="of:=JSONCOLLAT([.M1152])" office:value-type="string" office:string-value="47.2687555685361">
            <text:p>47.2687555685361</text:p>
          </table:table-cell>
          <table:table-cell table:formula="of:=JSONCOLLONG([.M1152])" office:value-type="string" office:string-value="-1.48476052360322">
            <text:p>-1.48476052360322</text:p>
          </table:table-cell>
          <table:table-cell table:formula="of:=REMPLACECOLONNESAERMODEDECOLLECTE([.N1152];[.O11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Vieilleville</text:p>
          </table:table-cell>
          <table:table-cell office:value-type="string">
            <text:p>Vieillevill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925058006153 , -1.47493888604063]</text:p>
          </table:table-cell>
          <table:table-cell table:formula="of:=JSONCOLLAT([.M1153])" office:value-type="string" office:string-value="47.2925058006153">
            <text:p>47.2925058006153</text:p>
          </table:table-cell>
          <table:table-cell table:formula="of:=JSONCOLLONG([.M1153])" office:value-type="string" office:string-value="-1.47493888604063">
            <text:p>-1.47493888604063</text:p>
          </table:table-cell>
          <table:table-cell table:formula="of:=REMPLACECOLONNESAERMODEDECOLLECTE([.N1153];[.O115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assage des Enfants</text:p>
          </table:table-cell>
          <table:table-cell office:value-type="string">
            <text:p>Enfants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01055983486 , -1.49540266793144]</text:p>
          </table:table-cell>
          <table:table-cell table:formula="of:=JSONCOLLAT([.M1154])" office:value-type="string" office:string-value="47.3001055983486">
            <text:p>47.3001055983486</text:p>
          </table:table-cell>
          <table:table-cell table:formula="of:=JSONCOLLONG([.M1154])" office:value-type="string" office:string-value="-1.49540266793144">
            <text:p>-1.49540266793144</text:p>
          </table:table-cell>
          <table:table-cell table:formula="of:=REMPLACECOLONNESAERMODEDECOLLECTE([.N1154];[.O11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Amazone</text:p>
          </table:table-cell>
          <table:table-cell office:value-type="string">
            <text:p>Amazon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67229091029 , -1.48449828361624]</text:p>
          </table:table-cell>
          <table:table-cell table:formula="of:=JSONCOLLAT([.M1155])" office:value-type="string" office:string-value="47.3067229091029">
            <text:p>47.3067229091029</text:p>
          </table:table-cell>
          <table:table-cell table:formula="of:=JSONCOLLONG([.M1155])" office:value-type="string" office:string-value="-1.48449828361624">
            <text:p>-1.48449828361624</text:p>
          </table:table-cell>
          <table:table-cell table:formula="of:=REMPLACECOLONNESAERMODEDECOLLECTE([.N1155];[.O11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Ampère</text:p>
          </table:table-cell>
          <table:table-cell office:value-type="string">
            <text:p>Ampère</text:p>
          </table:table-cell>
          <table:table-cell office:value-type="float" office:value="440026">
            <text:p>440026</text:p>
          </table:table-cell>
          <table:table-cell office:value-type="float" office:value="44470">
            <text:p>44470</text:p>
          </table:table-cell>
          <table:table-cell office:value-type="string">
            <text:p>Carquefou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3026193401207 , -1.50356327738578]</text:p>
          </table:table-cell>
          <table:table-cell table:formula="of:=JSONCOLLAT([.M1156])" office:value-type="string" office:string-value="47.3026193401207">
            <text:p>47.3026193401207</text:p>
          </table:table-cell>
          <table:table-cell table:formula="of:=JSONCOLLONG([.M1156])" office:value-type="string" office:string-value="-1.50356327738578">
            <text:p>-1.50356327738578</text:p>
          </table:table-cell>
          <table:table-cell table:formula="of:=REMPLACECOLONNESAERMODEDECOLLECTE([.N1156];[.O115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Carquefou</text:p>
          </table:table-cell>
          <table:table-cell office:value-type="string">
            <text:p>Carquefou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28213861607 , -1.44585171653601]</text:p>
          </table:table-cell>
          <table:table-cell table:formula="of:=JSONCOLLAT([.M1157])" office:value-type="string" office:string-value="47.2728213861607">
            <text:p>47.2728213861607</text:p>
          </table:table-cell>
          <table:table-cell table:formula="of:=JSONCOLLONG([.M1157])" office:value-type="string" office:string-value="-1.44585171653601">
            <text:p>-1.44585171653601</text:p>
          </table:table-cell>
          <table:table-cell table:formula="of:=REMPLACECOLONNESAERMODEDECOLLECTE([.N1157];[.O115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urienne</text:p>
          </table:table-cell>
          <table:table-cell office:value-type="string">
            <text:p>Maurienn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55608929997 , -1.43866534806999]</text:p>
          </table:table-cell>
          <table:table-cell table:formula="of:=JSONCOLLAT([.M1158])" office:value-type="string" office:string-value="47.2755608929997">
            <text:p>47.2755608929997</text:p>
          </table:table-cell>
          <table:table-cell table:formula="of:=JSONCOLLONG([.M1158])" office:value-type="string" office:string-value="-1.43866534806999">
            <text:p>-1.43866534806999</text:p>
          </table:table-cell>
          <table:table-cell table:formula="of:=REMPLACECOLONNESAERMODEDECOLLECTE([.N1158];[.O115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audinière</text:p>
          </table:table-cell>
          <table:table-cell office:value-type="string">
            <text:p>Baudinière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850313379505 , -1.44463537593633]</text:p>
          </table:table-cell>
          <table:table-cell table:formula="of:=JSONCOLLAT([.M1159])" office:value-type="string" office:string-value="47.2850313379505">
            <text:p>47.2850313379505</text:p>
          </table:table-cell>
          <table:table-cell table:formula="of:=JSONCOLLONG([.M1159])" office:value-type="string" office:string-value="-1.44463537593633">
            <text:p>-1.44463537593633</text:p>
          </table:table-cell>
          <table:table-cell table:formula="of:=REMPLACECOLONNESAERMODEDECOLLECTE([.N1159];[.O115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arc des Sports</text:p>
          </table:table-cell>
          <table:table-cell office:value-type="string">
            <text:p>Parc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25234363141 , -1.45178022043319]</text:p>
          </table:table-cell>
          <table:table-cell table:formula="of:=JSONCOLLAT([.M1160])" office:value-type="string" office:string-value="47.2625234363141">
            <text:p>47.2625234363141</text:p>
          </table:table-cell>
          <table:table-cell table:formula="of:=JSONCOLLONG([.M1160])" office:value-type="string" office:string-value="-1.45178022043319">
            <text:p>-1.45178022043319</text:p>
          </table:table-cell>
          <table:table-cell table:formula="of:=REMPLACECOLONNESAERMODEDECOLLECTE([.N1160];[.O116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3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Parc des Sports</text:p>
          </table:table-cell>
          <table:table-cell office:value-type="string">
            <text:p>Parc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25415322246 , -1.45176331405221]</text:p>
          </table:table-cell>
          <table:table-cell table:formula="of:=JSONCOLLAT([.M1161])" office:value-type="string" office:string-value="47.2625415322246">
            <text:p>47.2625415322246</text:p>
          </table:table-cell>
          <table:table-cell table:formula="of:=JSONCOLLONG([.M1161])" office:value-type="string" office:string-value="-1.45176331405221">
            <text:p>-1.45176331405221</text:p>
          </table:table-cell>
          <table:table-cell table:formula="of:=REMPLACECOLONNESAERMODEDECOLLECTE([.N1161];[.O116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la Noë</text:p>
          </table:table-cell>
          <table:table-cell office:value-type="string">
            <text:p>Noë</text:p>
          </table:table-cell>
          <table:table-cell office:value-type="float" office:value="440204">
            <text:p>440204</text:p>
          </table:table-cell>
          <table:table-cell office:value-type="float" office:value="44470">
            <text:p>44470</text:p>
          </table:table-cell>
          <table:table-cell office:value-type="string">
            <text:p>Thouaré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5709463367 , -1.43976293371094]</text:p>
          </table:table-cell>
          <table:table-cell table:formula="of:=JSONCOLLAT([.M1162])" office:value-type="string" office:string-value="47.265709463367">
            <text:p>47.265709463367</text:p>
          </table:table-cell>
          <table:table-cell table:formula="of:=JSONCOLLONG([.M1162])" office:value-type="string" office:string-value="-1.43976293371094">
            <text:p>-1.43976293371094</text:p>
          </table:table-cell>
          <table:table-cell table:formula="of:=REMPLACECOLONNESAERMODEDECOLLECTE([.N1162];[.O116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Louis Pasteur</text:p>
          </table:table-cell>
          <table:table-cell office:value-type="string">
            <text:p>Pasteur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90313710729 , -1.49139675820512]</text:p>
          </table:table-cell>
          <table:table-cell table:formula="of:=JSONCOLLAT([.M1163])" office:value-type="string" office:string-value="47.2590313710729">
            <text:p>47.2590313710729</text:p>
          </table:table-cell>
          <table:table-cell table:formula="of:=JSONCOLLONG([.M1163])" office:value-type="string" office:string-value="-1.49139675820512">
            <text:p>-1.49139675820512</text:p>
          </table:table-cell>
          <table:table-cell table:formula="of:=REMPLACECOLONNESAERMODEDECOLLECTE([.N1163];[.O116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doire</text:p>
          </table:table-cell>
          <table:table-cell office:value-type="string">
            <text:p>Cad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66700670697 , -1.48811322510658]</text:p>
          </table:table-cell>
          <table:table-cell table:formula="of:=JSONCOLLAT([.M1164])" office:value-type="string" office:string-value="47.2566700670697">
            <text:p>47.2566700670697</text:p>
          </table:table-cell>
          <table:table-cell table:formula="of:=JSONCOLLONG([.M1164])" office:value-type="string" office:string-value="-1.48811322510658">
            <text:p>-1.48811322510658</text:p>
          </table:table-cell>
          <table:table-cell table:formula="of:=REMPLACECOLONNESAERMODEDECOLLECTE([.N1164];[.O116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adoire</text:p>
          </table:table-cell>
          <table:table-cell office:value-type="string">
            <text:p>Cad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66660264236 , -1.48814173198437]</text:p>
          </table:table-cell>
          <table:table-cell table:formula="of:=JSONCOLLAT([.M1165])" office:value-type="string" office:string-value="47.2566660264236">
            <text:p>47.2566660264236</text:p>
          </table:table-cell>
          <table:table-cell table:formula="of:=JSONCOLLONG([.M1165])" office:value-type="string" office:string-value="-1.48814173198437">
            <text:p>-1.48814173198437</text:p>
          </table:table-cell>
          <table:table-cell table:formula="of:=REMPLACECOLONNESAERMODEDECOLLECTE([.N1165];[.O116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André Malraux</text:p>
          </table:table-cell>
          <table:table-cell office:value-type="string">
            <text:p>Malraux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99929941752 , -1.48381848684594]</text:p>
          </table:table-cell>
          <table:table-cell table:formula="of:=JSONCOLLAT([.M1166])" office:value-type="string" office:string-value="47.2499929941752">
            <text:p>47.2499929941752</text:p>
          </table:table-cell>
          <table:table-cell table:formula="of:=JSONCOLLONG([.M1166])" office:value-type="string" office:string-value="-1.48381848684594">
            <text:p>-1.48381848684594</text:p>
          </table:table-cell>
          <table:table-cell table:formula="of:=REMPLACECOLONNESAERMODEDECOLLECTE([.N1166];[.O116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André Malraux</text:p>
          </table:table-cell>
          <table:table-cell office:value-type="string">
            <text:p>Malraux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00060258431 , -1.48383002537993]</text:p>
          </table:table-cell>
          <table:table-cell table:formula="of:=JSONCOLLAT([.M1167])" office:value-type="string" office:string-value="47.2500060258431">
            <text:p>47.2500060258431</text:p>
          </table:table-cell>
          <table:table-cell table:formula="of:=JSONCOLLONG([.M1167])" office:value-type="string" office:string-value="-1.48383002537993">
            <text:p>-1.48383002537993</text:p>
          </table:table-cell>
          <table:table-cell table:formula="of:=REMPLACECOLONNESAERMODEDECOLLECTE([.N1167];[.O116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urnière</text:p>
          </table:table-cell>
          <table:table-cell office:value-type="string">
            <text:p>Bourniè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43678730773 , -1.45843889501222]</text:p>
          </table:table-cell>
          <table:table-cell table:formula="of:=JSONCOLLAT([.M1168])" office:value-type="string" office:string-value="47.2543678730773">
            <text:p>47.2543678730773</text:p>
          </table:table-cell>
          <table:table-cell table:formula="of:=JSONCOLLONG([.M1168])" office:value-type="string" office:string-value="-1.45843889501222">
            <text:p>-1.45843889501222</text:p>
          </table:table-cell>
          <table:table-cell table:formula="of:=REMPLACECOLONNESAERMODEDECOLLECTE([.N1168];[.O116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avillon</text:p>
          </table:table-cell>
          <table:table-cell office:value-type="string">
            <text:p>Pavillo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36307661058 , -1.47431868067778]</text:p>
          </table:table-cell>
          <table:table-cell table:formula="of:=JSONCOLLAT([.M1169])" office:value-type="string" office:string-value="47.2536307661058">
            <text:p>47.2536307661058</text:p>
          </table:table-cell>
          <table:table-cell table:formula="of:=JSONCOLLONG([.M1169])" office:value-type="string" office:string-value="-1.47431868067778">
            <text:p>-1.47431868067778</text:p>
          </table:table-cell>
          <table:table-cell table:formula="of:=REMPLACECOLONNESAERMODEDECOLLECTE([.N1169];[.O116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bilière</text:p>
          </table:table-cell>
          <table:table-cell office:value-type="string">
            <text:p>Nobiliè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41017684495 , -1.48182361032219]</text:p>
          </table:table-cell>
          <table:table-cell table:formula="of:=JSONCOLLAT([.M1170])" office:value-type="string" office:string-value="47.2541017684495">
            <text:p>47.2541017684495</text:p>
          </table:table-cell>
          <table:table-cell table:formula="of:=JSONCOLLONG([.M1170])" office:value-type="string" office:string-value="-1.48182361032219">
            <text:p>-1.48182361032219</text:p>
          </table:table-cell>
          <table:table-cell table:formula="of:=REMPLACECOLONNESAERMODEDECOLLECTE([.N1170];[.O117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4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5011293395 , -1.48416119252829]</text:p>
          </table:table-cell>
          <table:table-cell table:formula="of:=JSONCOLLAT([.M1171])" office:value-type="string" office:string-value="47.245011293395">
            <text:p>47.245011293395</text:p>
          </table:table-cell>
          <table:table-cell table:formula="of:=JSONCOLLONG([.M1171])" office:value-type="string" office:string-value="-1.48416119252829">
            <text:p>-1.48416119252829</text:p>
          </table:table-cell>
          <table:table-cell table:formula="of:=REMPLACECOLONNESAERMODEDECOLLECTE([.N1171];[.O117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Robert Cheval</text:p>
          </table:table-cell>
          <table:table-cell office:value-type="string">
            <text:p>Cheval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08043277241 , -1.46693539967018]</text:p>
          </table:table-cell>
          <table:table-cell table:formula="of:=JSONCOLLAT([.M1172])" office:value-type="string" office:string-value="47.2408043277241">
            <text:p>47.2408043277241</text:p>
          </table:table-cell>
          <table:table-cell table:formula="of:=JSONCOLLONG([.M1172])" office:value-type="string" office:string-value="-1.46693539967018">
            <text:p>-1.46693539967018</text:p>
          </table:table-cell>
          <table:table-cell table:formula="of:=REMPLACECOLONNESAERMODEDECOLLECTE([.N1172];[.O117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1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ttay</text:p>
          </table:table-cell>
          <table:table-cell office:value-type="string">
            <text:p>Mottay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08259445847 , -1.49541327416305]</text:p>
          </table:table-cell>
          <table:table-cell table:formula="of:=JSONCOLLAT([.M1173])" office:value-type="string" office:string-value="47.2508259445847">
            <text:p>47.2508259445847</text:p>
          </table:table-cell>
          <table:table-cell table:formula="of:=JSONCOLLONG([.M1173])" office:value-type="string" office:string-value="-1.49541327416305">
            <text:p>-1.49541327416305</text:p>
          </table:table-cell>
          <table:table-cell table:formula="of:=REMPLACECOLONNESAERMODEDECOLLECTE([.N1173];[.O117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ourlis</text:p>
          </table:table-cell>
          <table:table-cell office:value-type="string">
            <text:p>Courlis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82433692268 , -1.47872626947636]</text:p>
          </table:table-cell>
          <table:table-cell table:formula="of:=JSONCOLLAT([.M1174])" office:value-type="string" office:string-value="47.2482433692268">
            <text:p>47.2482433692268</text:p>
          </table:table-cell>
          <table:table-cell table:formula="of:=JSONCOLLONG([.M1174])" office:value-type="string" office:string-value="-1.47872626947636">
            <text:p>-1.47872626947636</text:p>
          </table:table-cell>
          <table:table-cell table:formula="of:=REMPLACECOLONNESAERMODEDECOLLECTE([.N1174];[.O117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au Soleil</text:p>
          </table:table-cell>
          <table:table-cell office:value-type="string">
            <text:p>Beau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19485004174 , -1.47859011748187]</text:p>
          </table:table-cell>
          <table:table-cell table:formula="of:=JSONCOLLAT([.M1175])" office:value-type="string" office:string-value="47.2619485004174">
            <text:p>47.2619485004174</text:p>
          </table:table-cell>
          <table:table-cell table:formula="of:=JSONCOLLONG([.M1175])" office:value-type="string" office:string-value="-1.47859011748187">
            <text:p>-1.47859011748187</text:p>
          </table:table-cell>
          <table:table-cell table:formula="of:=REMPLACECOLONNESAERMODEDECOLLECTE([.N1175];[.O117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4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Aiguillon</text:p>
          </table:table-cell>
          <table:table-cell office:value-type="string">
            <text:p>Aiguillo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46466763626 , -1.49656756871569]</text:p>
          </table:table-cell>
          <table:table-cell table:formula="of:=JSONCOLLAT([.M1176])" office:value-type="string" office:string-value="47.2546466763626">
            <text:p>47.2546466763626</text:p>
          </table:table-cell>
          <table:table-cell table:formula="of:=JSONCOLLONG([.M1176])" office:value-type="string" office:string-value="-1.49656756871569">
            <text:p>-1.49656756871569</text:p>
          </table:table-cell>
          <table:table-cell table:formula="of:=REMPLACECOLONNESAERMODEDECOLLECTE([.N1176];[.O117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Cassé</text:p>
          </table:table-cell>
          <table:table-cell office:value-type="string">
            <text:p>Mouli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06491855537 , -1.46988233434895]</text:p>
          </table:table-cell>
          <table:table-cell table:formula="of:=JSONCOLLAT([.M1177])" office:value-type="string" office:string-value="47.2606491855537">
            <text:p>47.2606491855537</text:p>
          </table:table-cell>
          <table:table-cell table:formula="of:=JSONCOLLONG([.M1177])" office:value-type="string" office:string-value="-1.46988233434895">
            <text:p>-1.46988233434895</text:p>
          </table:table-cell>
          <table:table-cell table:formula="of:=REMPLACECOLONNESAERMODEDECOLLECTE([.N1177];[.O117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nis Papin</text:p>
          </table:table-cell>
          <table:table-cell office:value-type="string">
            <text:p>Papin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36836749971 , -1.48664289749499]</text:p>
          </table:table-cell>
          <table:table-cell table:formula="of:=JSONCOLLAT([.M1178])" office:value-type="string" office:string-value="47.2636836749971">
            <text:p>47.2636836749971</text:p>
          </table:table-cell>
          <table:table-cell table:formula="of:=JSONCOLLONG([.M1178])" office:value-type="string" office:string-value="-1.48664289749499">
            <text:p>-1.48664289749499</text:p>
          </table:table-cell>
          <table:table-cell table:formula="of:=REMPLACECOLONNESAERMODEDECOLLECTE([.N1178];[.O117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s Frênes</text:p>
          </table:table-cell>
          <table:table-cell office:value-type="string">
            <text:p>Frênes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20687495375 , -1.48921322290674]</text:p>
          </table:table-cell>
          <table:table-cell table:formula="of:=JSONCOLLAT([.M1179])" office:value-type="string" office:string-value="47.2520687495375">
            <text:p>47.2520687495375</text:p>
          </table:table-cell>
          <table:table-cell table:formula="of:=JSONCOLLONG([.M1179])" office:value-type="string" office:string-value="-1.48921322290674">
            <text:p>-1.48921322290674</text:p>
          </table:table-cell>
          <table:table-cell table:formula="of:=REMPLACECOLONNESAERMODEDECOLLECTE([.N1179];[.O117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s Perrières</text:p>
          </table:table-cell>
          <table:table-cell office:value-type="string">
            <text:p>Perrières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512082270636 , -1.45329877545387]</text:p>
          </table:table-cell>
          <table:table-cell table:formula="of:=JSONCOLLAT([.M1180])" office:value-type="string" office:string-value="47.2512082270636">
            <text:p>47.2512082270636</text:p>
          </table:table-cell>
          <table:table-cell table:formula="of:=JSONCOLLONG([.M1180])" office:value-type="string" office:string-value="-1.45329877545387">
            <text:p>-1.45329877545387</text:p>
          </table:table-cell>
          <table:table-cell table:formula="of:=REMPLACECOLONNESAERMODEDECOLLECTE([.N1180];[.O118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5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llée Robert Cheval</text:p>
          </table:table-cell>
          <table:table-cell office:value-type="string">
            <text:p>Cheval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47544135264 , -1.46166757595072]</text:p>
          </table:table-cell>
          <table:table-cell table:formula="of:=JSONCOLLAT([.M1181])" office:value-type="string" office:string-value="47.2447544135264">
            <text:p>47.2447544135264</text:p>
          </table:table-cell>
          <table:table-cell table:formula="of:=JSONCOLLONG([.M1181])" office:value-type="string" office:string-value="-1.46166757595072">
            <text:p>-1.46166757595072</text:p>
          </table:table-cell>
          <table:table-cell table:formula="of:=REMPLACECOLONNESAERMODEDECOLLECTE([.N1181];[.O118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André-Marie Ampère</text:p>
          </table:table-cell>
          <table:table-cell office:value-type="string">
            <text:p>Ampè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36196612677 , -1.48844966371059]</text:p>
          </table:table-cell>
          <table:table-cell table:formula="of:=JSONCOLLAT([.M1182])" office:value-type="string" office:string-value="47.2636196612677">
            <text:p>47.2636196612677</text:p>
          </table:table-cell>
          <table:table-cell table:formula="of:=JSONCOLLONG([.M1182])" office:value-type="string" office:string-value="-1.48844966371059">
            <text:p>-1.48844966371059</text:p>
          </table:table-cell>
          <table:table-cell table:formula="of:=REMPLACECOLONNESAERMODEDECOLLECTE([.N1182];[.O118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50136304288 , -1.48418408804377]</text:p>
          </table:table-cell>
          <table:table-cell table:formula="of:=JSONCOLLAT([.M1183])" office:value-type="string" office:string-value="47.2450136304288">
            <text:p>47.2450136304288</text:p>
          </table:table-cell>
          <table:table-cell table:formula="of:=JSONCOLLONG([.M1183])" office:value-type="string" office:string-value="-1.48418408804377">
            <text:p>-1.48418408804377</text:p>
          </table:table-cell>
          <table:table-cell table:formula="of:=REMPLACECOLONNESAERMODEDECOLLECTE([.N1183];[.O118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Louis Blériot</text:p>
          </table:table-cell>
          <table:table-cell office:value-type="string">
            <text:p>Blériot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74886335603 , -1.46703161984984]</text:p>
          </table:table-cell>
          <table:table-cell table:formula="of:=JSONCOLLAT([.M1184])" office:value-type="string" office:string-value="47.274886335603">
            <text:p>47.274886335603</text:p>
          </table:table-cell>
          <table:table-cell table:formula="of:=JSONCOLLONG([.M1184])" office:value-type="string" office:string-value="-1.46703161984984">
            <text:p>-1.46703161984984</text:p>
          </table:table-cell>
          <table:table-cell table:formula="of:=REMPLACECOLONNESAERMODEDECOLLECTE([.N1184];[.O118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Place Jacques Chesné</text:p>
          </table:table-cell>
          <table:table-cell office:value-type="string">
            <text:p>Chesné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627751967424 , -1.48914712694028]</text:p>
          </table:table-cell>
          <table:table-cell table:formula="of:=JSONCOLLAT([.M1185])" office:value-type="string" office:string-value="47.2627751967424">
            <text:p>47.2627751967424</text:p>
          </table:table-cell>
          <table:table-cell table:formula="of:=JSONCOLLONG([.M1185])" office:value-type="string" office:string-value="-1.48914712694028">
            <text:p>-1.48914712694028</text:p>
          </table:table-cell>
          <table:table-cell table:formula="of:=REMPLACECOLONNESAERMODEDECOLLECTE([.N1185];[.O118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 office:value-type="string">
            <text:p>Salle Ligéria (sur appel)</text:p>
          </table:table-cell>
          <table:table-cell office:value-type="string">
            <text:p><text:s/></text:p>
          </table:table-cell>
          <table:table-cell office:value-type="string">
            <text:p>Rue de la Loire</text:p>
          </table:table-cell>
          <table:table-cell office:value-type="string">
            <text:p>Loire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33850963704 , -1.48381927061831]</text:p>
          </table:table-cell>
          <table:table-cell table:formula="of:=JSONCOLLAT([.M1186])" office:value-type="string" office:string-value="47.2433850963704">
            <text:p>47.2433850963704</text:p>
          </table:table-cell>
          <table:table-cell table:formula="of:=JSONCOLLONG([.M1186])" office:value-type="string" office:string-value="-1.48381927061831">
            <text:p>-1.48381927061831</text:p>
          </table:table-cell>
          <table:table-cell table:formula="of:=REMPLACECOLONNESAERMODEDECOLLECTE([.N1186];[.O118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Claudix</text:p>
          </table:table-cell>
          <table:table-cell office:value-type="string">
            <text:p>Claudix</text:p>
          </table:table-cell>
          <table:table-cell office:value-type="float" office:value="440172">
            <text:p>440172</text:p>
          </table:table-cell>
          <table:table-cell office:value-type="float" office:value="44980">
            <text:p>44980</text:p>
          </table:table-cell>
          <table:table-cell office:value-type="string">
            <text:p>Ste-Luce-sur-Loire</text:p>
          </table:table-cell>
          <table:table-cell/>
          <table:table-cell office:value-type="string">
            <text:p>Erdre et Loire</text:p>
          </table:table-cell>
          <table:table-cell office:value-type="string">
            <text:p>[ 47.243638159971 , -1.47523558202342]</text:p>
          </table:table-cell>
          <table:table-cell table:formula="of:=JSONCOLLAT([.M1187])" office:value-type="string" office:string-value="47.243638159971">
            <text:p>47.243638159971</text:p>
          </table:table-cell>
          <table:table-cell table:formula="of:=JSONCOLLONG([.M1187])" office:value-type="string" office:string-value="-1.47523558202342">
            <text:p>-1.47523558202342</text:p>
          </table:table-cell>
          <table:table-cell table:formula="of:=REMPLACECOLONNESAERMODEDECOLLECTE([.N1187];[.O118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enne</text:p>
          </table:table-cell>
          <table:table-cell office:value-type="string">
            <text:p>Garenn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655239551325 , -1.63516561957878]</text:p>
          </table:table-cell>
          <table:table-cell table:formula="of:=JSONCOLLAT([.M1188])" office:value-type="string" office:string-value="47.2655239551325">
            <text:p>47.2655239551325</text:p>
          </table:table-cell>
          <table:table-cell table:formula="of:=JSONCOLLONG([.M1188])" office:value-type="string" office:string-value="-1.63516561957878">
            <text:p>-1.63516561957878</text:p>
          </table:table-cell>
          <table:table-cell table:formula="of:=REMPLACECOLONNESAERMODEDECOLLECTE([.N1188];[.O118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Pollux</text:p>
          </table:table-cell>
          <table:table-cell office:value-type="string">
            <text:p>Pollux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612775167542 , -1.6366661967221]</text:p>
          </table:table-cell>
          <table:table-cell table:formula="of:=JSONCOLLAT([.M1189])" office:value-type="string" office:string-value="47.2612775167542">
            <text:p>47.2612775167542</text:p>
          </table:table-cell>
          <table:table-cell table:formula="of:=JSONCOLLONG([.M1189])" office:value-type="string" office:string-value="-1.6366661967221">
            <text:p>-1.6366661967221</text:p>
          </table:table-cell>
          <table:table-cell table:formula="of:=REMPLACECOLONNESAERMODEDECOLLECTE([.N1189];[.O118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Pont Marchand</text:p>
          </table:table-cell>
          <table:table-cell office:value-type="string">
            <text:p>Marchan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613275423776 , -1.63197534454788]</text:p>
          </table:table-cell>
          <table:table-cell table:formula="of:=JSONCOLLAT([.M1190])" office:value-type="string" office:string-value="47.2613275423776">
            <text:p>47.2613275423776</text:p>
          </table:table-cell>
          <table:table-cell table:formula="of:=JSONCOLLONG([.M1190])" office:value-type="string" office:string-value="-1.63197534454788">
            <text:p>-1.63197534454788</text:p>
          </table:table-cell>
          <table:table-cell table:formula="of:=REMPLACECOLONNESAERMODEDECOLLECTE([.N1190];[.O119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6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Bugallière</text:p>
          </table:table-cell>
          <table:table-cell office:value-type="string">
            <text:p>Bugall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ugallière/Madoire/Bois-Jouan</text:p>
          </table:table-cell>
          <table:table-cell office:value-type="string">
            <text:p>Erdre et Cens</text:p>
          </table:table-cell>
          <table:table-cell office:value-type="string">
            <text:p>[ 47.2598709704197 , -1.63492916762307]</text:p>
          </table:table-cell>
          <table:table-cell table:formula="of:=JSONCOLLAT([.M1191])" office:value-type="string" office:string-value="47.2598709704197">
            <text:p>47.2598709704197</text:p>
          </table:table-cell>
          <table:table-cell table:formula="of:=JSONCOLLONG([.M1191])" office:value-type="string" office:string-value="-1.63492916762307">
            <text:p>-1.63492916762307</text:p>
          </table:table-cell>
          <table:table-cell table:formula="of:=REMPLACECOLONNESAERMODEDECOLLECTE([.N1191];[.O119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Moulin à Vent</text:p>
          </table:table-cell>
          <table:table-cell office:value-type="string">
            <text:p>Moulin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20288844564 , -1.62971468076567]</text:p>
          </table:table-cell>
          <table:table-cell table:formula="of:=JSONCOLLAT([.M1192])" office:value-type="string" office:string-value="47.2720288844564">
            <text:p>47.2720288844564</text:p>
          </table:table-cell>
          <table:table-cell table:formula="of:=JSONCOLLONG([.M1192])" office:value-type="string" office:string-value="-1.62971468076567">
            <text:p>-1.62971468076567</text:p>
          </table:table-cell>
          <table:table-cell table:formula="of:=REMPLACECOLONNESAERMODEDECOLLECTE([.N1192];[.O119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Raffuneau</text:p>
          </table:table-cell>
          <table:table-cell office:value-type="string">
            <text:p>Raffuneau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734777900121 , -1.62430479638063]</text:p>
          </table:table-cell>
          <table:table-cell table:formula="of:=JSONCOLLAT([.M1193])" office:value-type="string" office:string-value="47.2734777900121">
            <text:p>47.2734777900121</text:p>
          </table:table-cell>
          <table:table-cell table:formula="of:=JSONCOLLONG([.M1193])" office:value-type="string" office:string-value="-1.62430479638063">
            <text:p>-1.62430479638063</text:p>
          </table:table-cell>
          <table:table-cell table:formula="of:=REMPLACECOLONNESAERMODEDECOLLECTE([.N1193];[.O119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 Bazoges</text:p>
          </table:table-cell>
          <table:table-cell office:value-type="string">
            <text:p>Bazoge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839047150528 , -1.63014856421974]</text:p>
          </table:table-cell>
          <table:table-cell table:formula="of:=JSONCOLLAT([.M1194])" office:value-type="string" office:string-value="47.2839047150528">
            <text:p>47.2839047150528</text:p>
          </table:table-cell>
          <table:table-cell table:formula="of:=JSONCOLLONG([.M1194])" office:value-type="string" office:string-value="-1.63014856421974">
            <text:p>-1.63014856421974</text:p>
          </table:table-cell>
          <table:table-cell table:formula="of:=REMPLACECOLONNESAERMODEDECOLLECTE([.N1194];[.O119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Aristide et Marguerite Boucicaut</text:p>
          </table:table-cell>
          <table:table-cell office:value-type="string">
            <text:p>Boucicaut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25149271904 , -1.59158553321394]</text:p>
          </table:table-cell>
          <table:table-cell table:formula="of:=JSONCOLLAT([.M1195])" office:value-type="string" office:string-value="47.2625149271904">
            <text:p>47.2625149271904</text:p>
          </table:table-cell>
          <table:table-cell table:formula="of:=JSONCOLLONG([.M1195])" office:value-type="string" office:string-value="-1.59158553321394">
            <text:p>-1.59158553321394</text:p>
          </table:table-cell>
          <table:table-cell table:formula="of:=REMPLACECOLONNESAERMODEDECOLLECTE([.N1195];[.O119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Cervantès</text:p>
          </table:table-cell>
          <table:table-cell office:value-type="string">
            <text:p>Cervantè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17755928288 , -1.5928424067591]</text:p>
          </table:table-cell>
          <table:table-cell table:formula="of:=JSONCOLLAT([.M1196])" office:value-type="string" office:string-value="47.2617755928288">
            <text:p>47.2617755928288</text:p>
          </table:table-cell>
          <table:table-cell table:formula="of:=JSONCOLLONG([.M1196])" office:value-type="string" office:string-value="-1.5928424067591">
            <text:p>-1.5928424067591</text:p>
          </table:table-cell>
          <table:table-cell table:formula="of:=REMPLACECOLONNESAERMODEDECOLLECTE([.N1196];[.O119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5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raudière</text:p>
          </table:table-cell>
          <table:table-cell office:value-type="string">
            <text:p>Praud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91245733448 , -1.58110370624834]</text:p>
          </table:table-cell>
          <table:table-cell table:formula="of:=JSONCOLLAT([.M1197])" office:value-type="string" office:string-value="47.2591245733448">
            <text:p>47.2591245733448</text:p>
          </table:table-cell>
          <table:table-cell table:formula="of:=JSONCOLLONG([.M1197])" office:value-type="string" office:string-value="-1.58110370624834">
            <text:p>-1.58110370624834</text:p>
          </table:table-cell>
          <table:table-cell table:formula="of:=REMPLACECOLONNESAERMODEDECOLLECTE([.N1197];[.O119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ulonnière</text:p>
          </table:table-cell>
          <table:table-cell office:value-type="string">
            <text:p>Mulonn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641356131 , -1.58287242854742]</text:p>
          </table:table-cell>
          <table:table-cell table:formula="of:=JSONCOLLAT([.M1198])" office:value-type="string" office:string-value="47.25641356131">
            <text:p>47.25641356131</text:p>
          </table:table-cell>
          <table:table-cell table:formula="of:=JSONCOLLONG([.M1198])" office:value-type="string" office:string-value="-1.58287242854742">
            <text:p>-1.58287242854742</text:p>
          </table:table-cell>
          <table:table-cell table:formula="of:=REMPLACECOLONNESAERMODEDECOLLECTE([.N1198];[.O119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eynière</text:p>
          </table:table-cell>
          <table:table-cell office:value-type="string">
            <text:p>Reyn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49533609999 , -1.58007973197014]</text:p>
          </table:table-cell>
          <table:table-cell table:formula="of:=JSONCOLLAT([.M1199])" office:value-type="string" office:string-value="47.2549533609999">
            <text:p>47.2549533609999</text:p>
          </table:table-cell>
          <table:table-cell table:formula="of:=JSONCOLLONG([.M1199])" office:value-type="string" office:string-value="-1.58007973197014">
            <text:p>-1.58007973197014</text:p>
          </table:table-cell>
          <table:table-cell table:formula="of:=REMPLACECOLONNESAERMODEDECOLLECTE([.N1199];[.O119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8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Vallée</text:p>
          </table:table-cell>
          <table:table-cell/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04187691041 , -1.57696218771347]</text:p>
          </table:table-cell>
          <table:table-cell table:formula="of:=JSONCOLLAT([.M1200])" office:value-type="string" office:string-value="47.2504187691041">
            <text:p>47.2504187691041</text:p>
          </table:table-cell>
          <table:table-cell table:formula="of:=JSONCOLLONG([.M1200])" office:value-type="string" office:string-value="-1.57696218771347">
            <text:p>-1.57696218771347</text:p>
          </table:table-cell>
          <table:table-cell table:formula="of:=REMPLACECOLONNESAERMODEDECOLLECTE([.N1200];[.O120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7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harles De Gaulle</text:p>
          </table:table-cell>
          <table:table-cell office:value-type="string">
            <text:p>D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43092448896 , -1.6145476382138]</text:p>
          </table:table-cell>
          <table:table-cell table:formula="of:=JSONCOLLAT([.M1201])" office:value-type="string" office:string-value="47.2543092448896">
            <text:p>47.2543092448896</text:p>
          </table:table-cell>
          <table:table-cell table:formula="of:=JSONCOLLONG([.M1201])" office:value-type="string" office:string-value="-1.6145476382138">
            <text:p>-1.6145476382138</text:p>
          </table:table-cell>
          <table:table-cell table:formula="of:=REMPLACECOLONNESAERMODEDECOLLECTE([.N1201];[.O120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laude Antoine Peccot</text:p>
          </table:table-cell>
          <table:table-cell office:value-type="string">
            <text:p>Peccot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36659281284 , -1.61166744036092]</text:p>
          </table:table-cell>
          <table:table-cell table:formula="of:=JSONCOLLAT([.M1202])" office:value-type="string" office:string-value="47.2536659281284">
            <text:p>47.2536659281284</text:p>
          </table:table-cell>
          <table:table-cell table:formula="of:=JSONCOLLONG([.M1202])" office:value-type="string" office:string-value="-1.61166744036092">
            <text:p>-1.61166744036092</text:p>
          </table:table-cell>
          <table:table-cell table:formula="of:=REMPLACECOLONNESAERMODEDECOLLECTE([.N1202];[.O120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aquelais</text:p>
          </table:table-cell>
          <table:table-cell office:value-type="string">
            <text:p>Paquela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489567781215 , -1.60628390728483]</text:p>
          </table:table-cell>
          <table:table-cell table:formula="of:=JSONCOLLAT([.M1203])" office:value-type="string" office:string-value="47.2489567781215">
            <text:p>47.2489567781215</text:p>
          </table:table-cell>
          <table:table-cell table:formula="of:=JSONCOLLONG([.M1203])" office:value-type="string" office:string-value="-1.60628390728483">
            <text:p>-1.60628390728483</text:p>
          </table:table-cell>
          <table:table-cell table:formula="of:=REMPLACECOLONNESAERMODEDECOLLECTE([.N1203];[.O120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Morlière</text:p>
          </table:table-cell>
          <table:table-cell office:value-type="string">
            <text:p>Morl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478833296587 , -1.60224494264161]</text:p>
          </table:table-cell>
          <table:table-cell table:formula="of:=JSONCOLLAT([.M1204])" office:value-type="string" office:string-value="47.2478833296587">
            <text:p>47.2478833296587</text:p>
          </table:table-cell>
          <table:table-cell table:formula="of:=JSONCOLLONG([.M1204])" office:value-type="string" office:string-value="-1.60224494264161">
            <text:p>-1.60224494264161</text:p>
          </table:table-cell>
          <table:table-cell table:formula="of:=REMPLACECOLONNESAERMODEDECOLLECTE([.N1204];[.O120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india</text:p>
          </table:table-cell>
          <table:table-cell office:value-type="string">
            <text:p>Kindia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etit-Chantilly/Bignon/Morlière</text:p>
          </table:table-cell>
          <table:table-cell office:value-type="string">
            <text:p>Erdre et Cens</text:p>
          </table:table-cell>
          <table:table-cell office:value-type="string">
            <text:p>[ 47.2523915318198 , -1.59520375370315]</text:p>
          </table:table-cell>
          <table:table-cell table:formula="of:=JSONCOLLAT([.M1205])" office:value-type="string" office:string-value="47.2523915318198">
            <text:p>47.2523915318198</text:p>
          </table:table-cell>
          <table:table-cell table:formula="of:=JSONCOLLONG([.M1205])" office:value-type="string" office:string-value="-1.59520375370315">
            <text:p>-1.59520375370315</text:p>
          </table:table-cell>
          <table:table-cell table:formula="of:=REMPLACECOLONNESAERMODEDECOLLECTE([.N1205];[.O120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Kindia</text:p>
          </table:table-cell>
          <table:table-cell office:value-type="string">
            <text:p>Kindia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etit-Chantilly/Bignon/Morlière</text:p>
          </table:table-cell>
          <table:table-cell office:value-type="string">
            <text:p>Erdre et Cens</text:p>
          </table:table-cell>
          <table:table-cell office:value-type="string">
            <text:p>[ 47.2523864380974 , -1.59517155245601]</text:p>
          </table:table-cell>
          <table:table-cell table:formula="of:=JSONCOLLAT([.M1206])" office:value-type="string" office:string-value="47.2523864380974">
            <text:p>47.2523864380974</text:p>
          </table:table-cell>
          <table:table-cell table:formula="of:=JSONCOLLONG([.M1206])" office:value-type="string" office:string-value="-1.59517155245601">
            <text:p>-1.59517155245601</text:p>
          </table:table-cell>
          <table:table-cell table:formula="of:=REMPLACECOLONNESAERMODEDECOLLECTE([.N1206];[.O120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errière</text:p>
          </table:table-cell>
          <table:table-cell office:value-type="string">
            <text:p>Ferr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85135861187 , -1.5858411548586]</text:p>
          </table:table-cell>
          <table:table-cell table:formula="of:=JSONCOLLAT([.M1207])" office:value-type="string" office:string-value="47.2485135861187">
            <text:p>47.2485135861187</text:p>
          </table:table-cell>
          <table:table-cell table:formula="of:=JSONCOLLONG([.M1207])" office:value-type="string" office:string-value="-1.5858411548586">
            <text:p>-1.5858411548586</text:p>
          </table:table-cell>
          <table:table-cell table:formula="of:=REMPLACECOLONNESAERMODEDECOLLECTE([.N1207];[.O120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u Taillis</text:p>
          </table:table-cell>
          <table:table-cell office:value-type="string">
            <text:p>Taill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88923396082 , -1.58016174608851]</text:p>
          </table:table-cell>
          <table:table-cell table:formula="of:=JSONCOLLAT([.M1208])" office:value-type="string" office:string-value="47.2488923396082">
            <text:p>47.2488923396082</text:p>
          </table:table-cell>
          <table:table-cell table:formula="of:=JSONCOLLONG([.M1208])" office:value-type="string" office:string-value="-1.58016174608851">
            <text:p>-1.58016174608851</text:p>
          </table:table-cell>
          <table:table-cell table:formula="of:=REMPLACECOLONNESAERMODEDECOLLECTE([.N1208];[.O120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Patouillerie</text:p>
          </table:table-cell>
          <table:table-cell office:value-type="string">
            <text:p>Patouilleri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61024760777 , -1.57984683026861]</text:p>
          </table:table-cell>
          <table:table-cell table:formula="of:=JSONCOLLAT([.M1209])" office:value-type="string" office:string-value="47.2461024760777">
            <text:p>47.2461024760777</text:p>
          </table:table-cell>
          <table:table-cell table:formula="of:=JSONCOLLONG([.M1209])" office:value-type="string" office:string-value="-1.57984683026861">
            <text:p>-1.57984683026861</text:p>
          </table:table-cell>
          <table:table-cell table:formula="of:=REMPLACECOLONNESAERMODEDECOLLECTE([.N1209];[.O120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8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s Hortensias</text:p>
          </table:table-cell>
          <table:table-cell office:value-type="string">
            <text:p>Hortensia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75102541166 , -1.58281555190989]</text:p>
          </table:table-cell>
          <table:table-cell table:formula="of:=JSONCOLLAT([.M1210])" office:value-type="string" office:string-value="47.2475102541166">
            <text:p>47.2475102541166</text:p>
          </table:table-cell>
          <table:table-cell table:formula="of:=JSONCOLLONG([.M1210])" office:value-type="string" office:string-value="-1.58281555190989">
            <text:p>-1.58281555190989</text:p>
          </table:table-cell>
          <table:table-cell table:formula="of:=REMPLACECOLONNESAERMODEDECOLLECTE([.N1210];[.O121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8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errière</text:p>
          </table:table-cell>
          <table:table-cell office:value-type="string">
            <text:p>Ferr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62398788172 , -1.58934163473685]</text:p>
          </table:table-cell>
          <table:table-cell table:formula="of:=JSONCOLLAT([.M1211])" office:value-type="string" office:string-value="47.2462398788172">
            <text:p>47.2462398788172</text:p>
          </table:table-cell>
          <table:table-cell table:formula="of:=JSONCOLLONG([.M1211])" office:value-type="string" office:string-value="-1.58934163473685">
            <text:p>-1.58934163473685</text:p>
          </table:table-cell>
          <table:table-cell table:formula="of:=REMPLACECOLONNESAERMODEDECOLLECTE([.N1211];[.O121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Ferrière</text:p>
          </table:table-cell>
          <table:table-cell office:value-type="string">
            <text:p>Ferrièr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62237699676 , -1.58936015231899]</text:p>
          </table:table-cell>
          <table:table-cell table:formula="of:=JSONCOLLAT([.M1212])" office:value-type="string" office:string-value="47.2462237699676">
            <text:p>47.2462237699676</text:p>
          </table:table-cell>
          <table:table-cell table:formula="of:=JSONCOLLONG([.M1212])" office:value-type="string" office:string-value="-1.58936015231899">
            <text:p>-1.58936015231899</text:p>
          </table:table-cell>
          <table:table-cell table:formula="of:=REMPLACECOLONNESAERMODEDECOLLECTE([.N1212];[.O121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Robert Chasteland</text:p>
          </table:table-cell>
          <table:table-cell office:value-type="string">
            <text:p>Chasteland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30813146624 , -1.58773241376571]</text:p>
          </table:table-cell>
          <table:table-cell table:formula="of:=JSONCOLLAT([.M1213])" office:value-type="string" office:string-value="47.2430813146624">
            <text:p>47.2430813146624</text:p>
          </table:table-cell>
          <table:table-cell table:formula="of:=JSONCOLLONG([.M1213])" office:value-type="string" office:string-value="-1.58773241376571">
            <text:p>-1.58773241376571</text:p>
          </table:table-cell>
          <table:table-cell table:formula="of:=REMPLACECOLONNESAERMODEDECOLLECTE([.N1213];[.O121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2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a Vilaine</text:p>
          </table:table-cell>
          <table:table-cell office:value-type="string">
            <text:p>Vilain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20009041405 , -1.59040032070823]</text:p>
          </table:table-cell>
          <table:table-cell table:formula="of:=JSONCOLLAT([.M1214])" office:value-type="string" office:string-value="47.2420009041405">
            <text:p>47.2420009041405</text:p>
          </table:table-cell>
          <table:table-cell table:formula="of:=JSONCOLLONG([.M1214])" office:value-type="string" office:string-value="-1.59040032070823">
            <text:p>-1.59040032070823</text:p>
          </table:table-cell>
          <table:table-cell table:formula="of:=REMPLACECOLONNESAERMODEDECOLLECTE([.N1214];[.O121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3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e l'Ille</text:p>
          </table:table-cell>
          <table:table-cell office:value-type="string">
            <text:p>Ill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05704467979 , -1.59019530512187]</text:p>
          </table:table-cell>
          <table:table-cell table:formula="of:=JSONCOLLAT([.M1215])" office:value-type="string" office:string-value="47.2405704467979">
            <text:p>47.2405704467979</text:p>
          </table:table-cell>
          <table:table-cell table:formula="of:=JSONCOLLONG([.M1215])" office:value-type="string" office:string-value="-1.59019530512187">
            <text:p>-1.59019530512187</text:p>
          </table:table-cell>
          <table:table-cell table:formula="of:=REMPLACECOLONNESAERMODEDECOLLECTE([.N1215];[.O121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4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is Raguenet</text:p>
          </table:table-cell>
          <table:table-cell office:value-type="string">
            <text:p>Bo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717751273906 , -1.59288905700416]</text:p>
          </table:table-cell>
          <table:table-cell table:formula="of:=JSONCOLLAT([.M1216])" office:value-type="string" office:string-value="47.2717751273906">
            <text:p>47.2717751273906</text:p>
          </table:table-cell>
          <table:table-cell table:formula="of:=JSONCOLLONG([.M1216])" office:value-type="string" office:string-value="-1.59288905700416">
            <text:p>-1.59288905700416</text:p>
          </table:table-cell>
          <table:table-cell table:formula="of:=REMPLACECOLONNESAERMODEDECOLLECTE([.N1216];[.O121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5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Chemin des Matines</text:p>
          </table:table-cell>
          <table:table-cell office:value-type="string">
            <text:p>Matine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83423641092 , -1.599357244601]</text:p>
          </table:table-cell>
          <table:table-cell table:formula="of:=JSONCOLLAT([.M1217])" office:value-type="string" office:string-value="47.2683423641092">
            <text:p>47.2683423641092</text:p>
          </table:table-cell>
          <table:table-cell table:formula="of:=JSONCOLLONG([.M1217])" office:value-type="string" office:string-value="-1.599357244601">
            <text:p>-1.599357244601</text:p>
          </table:table-cell>
          <table:table-cell table:formula="of:=REMPLACECOLONNESAERMODEDECOLLECTE([.N1217];[.O121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6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du Bois Raguenet</text:p>
          </table:table-cell>
          <table:table-cell office:value-type="string">
            <text:p>Bois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Raguenet/Petit-Moulin/Conraie</text:p>
          </table:table-cell>
          <table:table-cell office:value-type="string">
            <text:p>Erdre et Cens</text:p>
          </table:table-cell>
          <table:table-cell office:value-type="string">
            <text:p>[ 47.2666257111217 , -1.59877002049695]</text:p>
          </table:table-cell>
          <table:table-cell table:formula="of:=JSONCOLLAT([.M1218])" office:value-type="string" office:string-value="47.2666257111217">
            <text:p>47.2666257111217</text:p>
          </table:table-cell>
          <table:table-cell table:formula="of:=JSONCOLLONG([.M1218])" office:value-type="string" office:string-value="-1.59877002049695">
            <text:p>-1.59877002049695</text:p>
          </table:table-cell>
          <table:table-cell table:formula="of:=REMPLACECOLONNESAERMODEDECOLLECTE([.N1218];[.O121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7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Alexandre Goupil</text:p>
          </table:table-cell>
          <table:table-cell office:value-type="string">
            <text:p>Goupil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etit-Chantilly/Bignon/Morlière</text:p>
          </table:table-cell>
          <table:table-cell office:value-type="string">
            <text:p>Erdre et Cens</text:p>
          </table:table-cell>
          <table:table-cell office:value-type="string">
            <text:p>[ 47.2541559476678 , -1.59932256482741]</text:p>
          </table:table-cell>
          <table:table-cell table:formula="of:=JSONCOLLAT([.M1219])" office:value-type="string" office:string-value="47.2541559476678">
            <text:p>47.2541559476678</text:p>
          </table:table-cell>
          <table:table-cell table:formula="of:=JSONCOLLONG([.M1219])" office:value-type="string" office:string-value="-1.59932256482741">
            <text:p>-1.59932256482741</text:p>
          </table:table-cell>
          <table:table-cell table:formula="of:=REMPLACECOLONNESAERMODEDECOLLECTE([.N1219];[.O121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8</text:p>
          </table:table-cell>
          <table:table-cell office:value-type="string">
            <text:p>verre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<text:s/></text:p>
          </table:table-cell>
          <table:table-cell office:value-type="string">
            <text:p>Rue Alberto Giacometti</text:p>
          </table:table-cell>
          <table:table-cell office:value-type="string">
            <text:p>Giacometti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Praudière/Mulonnière/Pont-du-Cens</text:p>
          </table:table-cell>
          <table:table-cell office:value-type="string">
            <text:p>Erdre et Cens</text:p>
          </table:table-cell>
          <table:table-cell office:value-type="string">
            <text:p>[ 47.2530646741154 , -1.57717096286438]</text:p>
          </table:table-cell>
          <table:table-cell table:formula="of:=JSONCOLLAT([.M1220])" office:value-type="string" office:string-value="47.2530646741154">
            <text:p>47.2530646741154</text:p>
          </table:table-cell>
          <table:table-cell table:formula="of:=JSONCOLLONG([.M1220])" office:value-type="string" office:string-value="-1.57717096286438">
            <text:p>-1.57717096286438</text:p>
          </table:table-cell>
          <table:table-cell table:formula="of:=REMPLACECOLONNESAERMODEDECOLLECTE([.N1220];[.O122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299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oute de Basse Indre</text:p>
          </table:table-cell>
          <table:table-cell office:value-type="string">
            <text:p>Bass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urg/Secteur rural</text:p>
          </table:table-cell>
          <table:table-cell office:value-type="string">
            <text:p>Erdre et Cens</text:p>
          </table:table-cell>
          <table:table-cell office:value-type="string">
            <text:p>[ 47.2615322784629 , -1.62256351137945]</text:p>
          </table:table-cell>
          <table:table-cell table:formula="of:=JSONCOLLAT([.M1221])" office:value-type="string" office:string-value="47.2615322784629">
            <text:p>47.2615322784629</text:p>
          </table:table-cell>
          <table:table-cell table:formula="of:=JSONCOLLONG([.M1221])" office:value-type="string" office:string-value="-1.62256351137945">
            <text:p>-1.62256351137945</text:p>
          </table:table-cell>
          <table:table-cell table:formula="of:=REMPLACECOLONNESAERMODEDECOLLECTE([.N1221];[.O122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0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Botte d'Asperges</text:p>
          </table:table-cell>
          <table:table-cell office:value-type="string">
            <text:p>Botte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Bois-St-Louis/Plaisance/Ferrière/Val d'Or</text:p>
          </table:table-cell>
          <table:table-cell office:value-type="string">
            <text:p>Erdre et Cens</text:p>
          </table:table-cell>
          <table:table-cell office:value-type="string">
            <text:p>[ 47.2442207495442 , -1.59784141799704]</text:p>
          </table:table-cell>
          <table:table-cell table:formula="of:=JSONCOLLAT([.M1222])" office:value-type="string" office:string-value="47.2442207495442">
            <text:p>47.2442207495442</text:p>
          </table:table-cell>
          <table:table-cell table:formula="of:=JSONCOLLONG([.M1222])" office:value-type="string" office:string-value="-1.59784141799704">
            <text:p>-1.59784141799704</text:p>
          </table:table-cell>
          <table:table-cell table:formula="of:=REMPLACECOLONNESAERMODEDECOLLECTE([.N1222];[.O122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1</text:p>
          </table:table-cell>
          <table:table-cell office:value-type="string">
            <text:p>ver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Avenue Claude Antoine Peccot</text:p>
          </table:table-cell>
          <table:table-cell office:value-type="string">
            <text:p>Peccot</text:p>
          </table:table-cell>
          <table:table-cell office:value-type="float" office:value="440114">
            <text:p>440114</text:p>
          </table:table-cell>
          <table:table-cell office:value-type="float" office:value="44700">
            <text:p>44700</text:p>
          </table:table-cell>
          <table:table-cell office:value-type="string">
            <text:p>Orvault</text:p>
          </table:table-cell>
          <table:table-cell office:value-type="string">
            <text:p>Cholière/Bigeottière/Salentine</text:p>
          </table:table-cell>
          <table:table-cell office:value-type="string">
            <text:p>Erdre et Cens</text:p>
          </table:table-cell>
          <table:table-cell office:value-type="string">
            <text:p>[ 47.252397295499 , -1.61161925203673]</text:p>
          </table:table-cell>
          <table:table-cell table:formula="of:=JSONCOLLAT([.M1223])" office:value-type="string" office:string-value="47.252397295499">
            <text:p>47.252397295499</text:p>
          </table:table-cell>
          <table:table-cell table:formula="of:=JSONCOLLONG([.M1223])" office:value-type="string" office:string-value="-1.61161925203673">
            <text:p>-1.61161925203673</text:p>
          </table:table-cell>
          <table:table-cell table:formula="of:=REMPLACECOLONNESAERMODEDECOLLECTE([.N1223];[.O122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venue Condorcet</text:p>
          </table:table-cell>
          <table:table-cell office:value-type="string">
            <text:p>Condorcet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91895148388 , -1.60794188892474]</text:p>
          </table:table-cell>
          <table:table-cell table:formula="of:=JSONCOLLAT([.M1224])" office:value-type="string" office:string-value="47.2291895148388">
            <text:p>47.2291895148388</text:p>
          </table:table-cell>
          <table:table-cell table:formula="of:=JSONCOLLONG([.M1224])" office:value-type="string" office:string-value="-1.60794188892474">
            <text:p>-1.60794188892474</text:p>
          </table:table-cell>
          <table:table-cell table:formula="of:=REMPLACECOLONNESAERMODEDECOLLECTE([.N1224];[.O1224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Bas Moulins</text:p>
          </table:table-cell>
          <table:table-cell office:value-type="string">
            <text:p>Ba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84549200828 , -1.60627892019551]</text:p>
          </table:table-cell>
          <table:table-cell table:formula="of:=JSONCOLLAT([.M1225])" office:value-type="string" office:string-value="47.2284549200828">
            <text:p>47.2284549200828</text:p>
          </table:table-cell>
          <table:table-cell table:formula="of:=JSONCOLLONG([.M1225])" office:value-type="string" office:string-value="-1.60627892019551">
            <text:p>-1.60627892019551</text:p>
          </table:table-cell>
          <table:table-cell table:formula="of:=REMPLACECOLONNESAERMODEDECOLLECTE([.N1225];[.O1225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Garotterie</text:p>
          </table:table-cell>
          <table:table-cell office:value-type="string">
            <text:p>Garotteri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28429571921 , -1.60692421598865]</text:p>
          </table:table-cell>
          <table:table-cell table:formula="of:=JSONCOLLAT([.M1226])" office:value-type="string" office:string-value="47.2228429571921">
            <text:p>47.2228429571921</text:p>
          </table:table-cell>
          <table:table-cell table:formula="of:=JSONCOLLONG([.M1226])" office:value-type="string" office:string-value="-1.60692421598865">
            <text:p>-1.60692421598865</text:p>
          </table:table-cell>
          <table:table-cell table:formula="of:=REMPLACECOLONNESAERMODEDECOLLECTE([.N1226];[.O1226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Allée Louise Michel</text:p>
          </table:table-cell>
          <table:table-cell office:value-type="string">
            <text:p>Michel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212562821068 , -1.61447617154998]</text:p>
          </table:table-cell>
          <table:table-cell table:formula="of:=JSONCOLLAT([.M1227])" office:value-type="string" office:string-value="47.2212562821068">
            <text:p>47.2212562821068</text:p>
          </table:table-cell>
          <table:table-cell table:formula="of:=JSONCOLLONG([.M1227])" office:value-type="string" office:string-value="-1.61447617154998">
            <text:p>-1.61447617154998</text:p>
          </table:table-cell>
          <table:table-cell table:formula="of:=REMPLACECOLONNESAERMODEDECOLLECTE([.N1227];[.O1227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6</text:p>
          </table:table-cell>
          <table:table-cell office:value-type="string">
            <text:p>Emb. ménager</text:p>
          </table:table-cell>
          <table:table-cell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office:value-type="string">
            <text:p>Boulevard du Tertre</text:p>
          </table:table-cell>
          <table:table-cell office:value-type="string">
            <text:p>Tert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Centre</text:p>
          </table:table-cell>
          <table:table-cell office:value-type="string">
            <text:p>Loire-Chézine</text:p>
          </table:table-cell>
          <table:table-cell office:value-type="string">
            <text:p>[ 47.2169211332603 , -1.60513384029656]</text:p>
          </table:table-cell>
          <table:table-cell table:formula="of:=JSONCOLLAT([.M1228])" office:value-type="string" office:string-value="47.2169211332603">
            <text:p>47.2169211332603</text:p>
          </table:table-cell>
          <table:table-cell table:formula="of:=JSONCOLLONG([.M1228])" office:value-type="string" office:string-value="-1.60513384029656">
            <text:p>-1.60513384029656</text:p>
          </table:table-cell>
          <table:table-cell table:formula="of:=REMPLACECOLONNESAERMODEDECOLLECTE([.N1228];[.O122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7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Mayenne</text:p>
          </table:table-cell>
          <table:table-cell office:value-type="string">
            <text:p>Mayenn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560418974 , -1.61070690214353]</text:p>
          </table:table-cell>
          <table:table-cell table:formula="of:=JSONCOLLAT([.M1229])" office:value-type="string" office:string-value="47.212560418974">
            <text:p>47.212560418974</text:p>
          </table:table-cell>
          <table:table-cell table:formula="of:=JSONCOLLONG([.M1229])" office:value-type="string" office:string-value="-1.61070690214353">
            <text:p>-1.61070690214353</text:p>
          </table:table-cell>
          <table:table-cell table:formula="of:=REMPLACECOLONNESAERMODEDECOLLECTE([.N1229];[.O1229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8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Issoire</text:p>
          </table:table-cell>
          <table:table-cell office:value-type="string">
            <text:p>Issoi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34004854874 , -1.61169874308588]</text:p>
          </table:table-cell>
          <table:table-cell table:formula="of:=JSONCOLLAT([.M1230])" office:value-type="string" office:string-value="47.2134004854874">
            <text:p>47.2134004854874</text:p>
          </table:table-cell>
          <table:table-cell table:formula="of:=JSONCOLLONG([.M1230])" office:value-type="string" office:string-value="-1.61169874308588">
            <text:p>-1.61169874308588</text:p>
          </table:table-cell>
          <table:table-cell table:formula="of:=REMPLACECOLONNESAERMODEDECOLLECTE([.N1230];[.O1230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09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0641885017 , -1.60849912855142]</text:p>
          </table:table-cell>
          <table:table-cell table:formula="of:=JSONCOLLAT([.M1231])" office:value-type="string" office:string-value="47.2140641885017">
            <text:p>47.2140641885017</text:p>
          </table:table-cell>
          <table:table-cell table:formula="of:=JSONCOLLONG([.M1231])" office:value-type="string" office:string-value="-1.60849912855142">
            <text:p>-1.60849912855142</text:p>
          </table:table-cell>
          <table:table-cell table:formula="of:=REMPLACECOLONNESAERMODEDECOLLECTE([.N1231];[.O1231])" office:value-type="string" office:string-value=",modco_contverre,modco_contembjournmag">
            <text:p>,modco_contverre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0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8795638684 , -1.61042359397141]</text:p>
          </table:table-cell>
          <table:table-cell table:formula="of:=JSONCOLLAT([.M1232])" office:value-type="string" office:string-value="47.2148795638684">
            <text:p>47.2148795638684</text:p>
          </table:table-cell>
          <table:table-cell table:formula="of:=JSONCOLLONG([.M1232])" office:value-type="string" office:string-value="-1.61042359397141">
            <text:p>-1.61042359397141</text:p>
          </table:table-cell>
          <table:table-cell table:formula="of:=REMPLACECOLONNESAERMODEDECOLLECTE([.N1232];[.O1232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9073608985 , -1.61039535371815]</text:p>
          </table:table-cell>
          <table:table-cell table:formula="of:=JSONCOLLAT([.M1233])" office:value-type="string" office:string-value="47.2149073608985">
            <text:p>47.2149073608985</text:p>
          </table:table-cell>
          <table:table-cell table:formula="of:=JSONCOLLONG([.M1233])" office:value-type="string" office:string-value="-1.61039535371815">
            <text:p>-1.61039535371815</text:p>
          </table:table-cell>
          <table:table-cell table:formula="of:=REMPLACECOLONNESAERMODEDECOLLECTE([.N1233];[.O1233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2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Chicotière</text:p>
          </table:table-cell>
          <table:table-cell office:value-type="string">
            <text:p>Chicotièr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299232585 , -1.61251481683224]</text:p>
          </table:table-cell>
          <table:table-cell table:formula="of:=JSONCOLLAT([.M1234])" office:value-type="string" office:string-value="47.2162299232585">
            <text:p>47.2162299232585</text:p>
          </table:table-cell>
          <table:table-cell table:formula="of:=JSONCOLLONG([.M1234])" office:value-type="string" office:string-value="-1.61251481683224">
            <text:p>-1.61251481683224</text:p>
          </table:table-cell>
          <table:table-cell table:formula="of:=REMPLACECOLONNESAERMODEDECOLLECTE([.N1234];[.O1234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3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Falaise</text:p>
          </table:table-cell>
          <table:table-cell office:value-type="string">
            <text:p>Falaise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3440320725 , -1.61475569170767]</text:p>
          </table:table-cell>
          <table:table-cell table:formula="of:=JSONCOLLAT([.M1235])" office:value-type="string" office:string-value="47.2163440320725">
            <text:p>47.2163440320725</text:p>
          </table:table-cell>
          <table:table-cell table:formula="of:=JSONCOLLONG([.M1235])" office:value-type="string" office:string-value="-1.61475569170767">
            <text:p>-1.61475569170767</text:p>
          </table:table-cell>
          <table:table-cell table:formula="of:=REMPLACECOLONNESAERMODEDECOLLECTE([.N1235];[.O1235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4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62869666991 , -1.61723232157888]</text:p>
          </table:table-cell>
          <table:table-cell table:formula="of:=JSONCOLLAT([.M1236])" office:value-type="string" office:string-value="47.2162869666991">
            <text:p>47.2162869666991</text:p>
          </table:table-cell>
          <table:table-cell table:formula="of:=JSONCOLLONG([.M1236])" office:value-type="string" office:string-value="-1.61723232157888">
            <text:p>-1.61723232157888</text:p>
          </table:table-cell>
          <table:table-cell table:formula="of:=REMPLACECOLONNESAERMODEDECOLLECTE([.N1236];[.O1236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5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Morlaix</text:p>
          </table:table-cell>
          <table:table-cell office:value-type="string">
            <text:p>Morlaix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28493112293 , -1.61802335136048]</text:p>
          </table:table-cell>
          <table:table-cell table:formula="of:=JSONCOLLAT([.M1237])" office:value-type="string" office:string-value="47.2128493112293">
            <text:p>47.2128493112293</text:p>
          </table:table-cell>
          <table:table-cell table:formula="of:=JSONCOLLONG([.M1237])" office:value-type="string" office:string-value="-1.61802335136048">
            <text:p>-1.61802335136048</text:p>
          </table:table-cell>
          <table:table-cell table:formula="of:=REMPLACECOLONNESAERMODEDECOLLECTE([.N1237];[.O1237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6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'Avranches</text:p>
          </table:table-cell>
          <table:table-cell office:value-type="string">
            <text:p>Avranches</text:p>
          </table:table-cell>
          <table:table-cell office:value-type="float" office:value="440162">
            <text:p>440162</text:p>
          </table:table-cell>
          <table:table-cell office:value-type="float" office:value="44800">
            <text:p>44800</text:p>
          </table:table-cell>
          <table:table-cell office:value-type="string">
            <text:p>St-Herblain</text:p>
          </table:table-cell>
          <table:table-cell office:value-type="string">
            <text:p>Est</text:p>
          </table:table-cell>
          <table:table-cell office:value-type="string">
            <text:p>Loire-Chézine</text:p>
          </table:table-cell>
          <table:table-cell office:value-type="string">
            <text:p>[ 47.2146835911573 , -1.61779691726437]</text:p>
          </table:table-cell>
          <table:table-cell table:formula="of:=JSONCOLLAT([.M1238])" office:value-type="string" office:string-value="47.2146835911573">
            <text:p>47.2146835911573</text:p>
          </table:table-cell>
          <table:table-cell table:formula="of:=JSONCOLLONG([.M1238])" office:value-type="string" office:string-value="-1.61779691726437">
            <text:p>-1.61779691726437</text:p>
          </table:table-cell>
          <table:table-cell table:formula="of:=REMPLACECOLONNESAERMODEDECOLLECTE([.N1238];[.O1238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Remparts</text:p>
          </table:table-cell>
          <table:table-cell office:value-type="string">
            <text:p>Remparts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39995428064 , -1.69512710912275]</text:p>
          </table:table-cell>
          <table:table-cell table:formula="of:=JSONCOLLAT([.M1239])" office:value-type="string" office:string-value="47.1939995428064">
            <text:p>47.1939995428064</text:p>
          </table:table-cell>
          <table:table-cell table:formula="of:=JSONCOLLONG([.M1239])" office:value-type="string" office:string-value="-1.69512710912275">
            <text:p>-1.69512710912275</text:p>
          </table:table-cell>
          <table:table-cell table:formula="of:=REMPLACECOLONNESAERMODEDECOLLECTE([.N1239];[.O123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Charreaux</text:p>
          </table:table-cell>
          <table:table-cell office:value-type="string">
            <text:p>Charreaux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35580681259 , -1.70360547145757]</text:p>
          </table:table-cell>
          <table:table-cell table:formula="of:=JSONCOLLAT([.M1240])" office:value-type="string" office:string-value="47.1935580681259">
            <text:p>47.1935580681259</text:p>
          </table:table-cell>
          <table:table-cell table:formula="of:=JSONCOLLONG([.M1240])" office:value-type="string" office:string-value="-1.70360547145757">
            <text:p>-1.70360547145757</text:p>
          </table:table-cell>
          <table:table-cell table:formula="of:=REMPLACECOLONNESAERMODEDECOLLECTE([.N1240];[.O124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1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Noë</text:p>
          </table:table-cell>
          <table:table-cell office:value-type="string">
            <text:p>Noë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42716868342 , -1.71182279154339]</text:p>
          </table:table-cell>
          <table:table-cell table:formula="of:=JSONCOLLAT([.M1241])" office:value-type="string" office:string-value="47.1942716868342">
            <text:p>47.1942716868342</text:p>
          </table:table-cell>
          <table:table-cell table:formula="of:=JSONCOLLONG([.M1241])" office:value-type="string" office:string-value="-1.71182279154339">
            <text:p>-1.71182279154339</text:p>
          </table:table-cell>
          <table:table-cell table:formula="of:=REMPLACECOLONNESAERMODEDECOLLECTE([.N1241];[.O124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Charles De Gaulle</text:p>
          </table:table-cell>
          <table:table-cell office:value-type="string">
            <text:p>De Gaull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41594081056 , -1.72094068610817]</text:p>
          </table:table-cell>
          <table:table-cell table:formula="of:=JSONCOLLAT([.M1242])" office:value-type="string" office:string-value="47.1941594081056">
            <text:p>47.1941594081056</text:p>
          </table:table-cell>
          <table:table-cell table:formula="of:=JSONCOLLONG([.M1242])" office:value-type="string" office:string-value="-1.72094068610817">
            <text:p>-1.72094068610817</text:p>
          </table:table-cell>
          <table:table-cell table:formula="of:=REMPLACECOLONNESAERMODEDECOLLECTE([.N1242];[.O124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1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Rivière</text:p>
          </table:table-cell>
          <table:table-cell office:value-type="string">
            <text:p>Rivièr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75879797428 , -1.72488744867127]</text:p>
          </table:table-cell>
          <table:table-cell table:formula="of:=JSONCOLLAT([.M1243])" office:value-type="string" office:string-value="47.1975879797428">
            <text:p>47.1975879797428</text:p>
          </table:table-cell>
          <table:table-cell table:formula="of:=JSONCOLLONG([.M1243])" office:value-type="string" office:string-value="-1.72488744867127">
            <text:p>-1.72488744867127</text:p>
          </table:table-cell>
          <table:table-cell table:formula="of:=REMPLACECOLONNESAERMODEDECOLLECTE([.N1243];[.O1243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2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Ouche Jacquet</text:p>
          </table:table-cell>
          <table:table-cell office:value-type="string">
            <text:p>Ouch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72092913936 , -1.73716380028526]</text:p>
          </table:table-cell>
          <table:table-cell table:formula="of:=JSONCOLLAT([.M1244])" office:value-type="string" office:string-value="47.1972092913936">
            <text:p>47.1972092913936</text:p>
          </table:table-cell>
          <table:table-cell table:formula="of:=JSONCOLLONG([.M1244])" office:value-type="string" office:string-value="-1.73716380028526">
            <text:p>-1.73716380028526</text:p>
          </table:table-cell>
          <table:table-cell table:formula="of:=REMPLACECOLONNESAERMODEDECOLLECTE([.N1244];[.O124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3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Fontaine</text:p>
          </table:table-cell>
          <table:table-cell office:value-type="string">
            <text:p>Fontain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95517039537 , -1.73953461930813]</text:p>
          </table:table-cell>
          <table:table-cell table:formula="of:=JSONCOLLAT([.M1245])" office:value-type="string" office:string-value="47.1995517039537">
            <text:p>47.1995517039537</text:p>
          </table:table-cell>
          <table:table-cell table:formula="of:=JSONCOLLONG([.M1245])" office:value-type="string" office:string-value="-1.73953461930813">
            <text:p>-1.73953461930813</text:p>
          </table:table-cell>
          <table:table-cell table:formula="of:=REMPLACECOLONNESAERMODEDECOLLECTE([.N1245];[.O124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4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u Surchaud</text:p>
          </table:table-cell>
          <table:table-cell office:value-type="string">
            <text:p>Surchaud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05938985549 , -1.7482448958467]</text:p>
          </table:table-cell>
          <table:table-cell table:formula="of:=JSONCOLLAT([.M1246])" office:value-type="string" office:string-value="47.1905938985549">
            <text:p>47.1905938985549</text:p>
          </table:table-cell>
          <table:table-cell table:formula="of:=JSONCOLLONG([.M1246])" office:value-type="string" office:string-value="-1.7482448958467">
            <text:p>-1.7482448958467</text:p>
          </table:table-cell>
          <table:table-cell table:formula="of:=REMPLACECOLONNESAERMODEDECOLLECTE([.N1246];[.O1246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5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Pierre Mendès France</text:p>
          </table:table-cell>
          <table:table-cell office:value-type="string">
            <text:p>Mendès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926446048109 , -1.72538742911775]</text:p>
          </table:table-cell>
          <table:table-cell table:formula="of:=JSONCOLLAT([.M1247])" office:value-type="string" office:string-value="47.1926446048109">
            <text:p>47.1926446048109</text:p>
          </table:table-cell>
          <table:table-cell table:formula="of:=JSONCOLLONG([.M1247])" office:value-type="string" office:string-value="-1.72538742911775">
            <text:p>-1.72538742911775</text:p>
          </table:table-cell>
          <table:table-cell table:formula="of:=REMPLACECOLONNESAERMODEDECOLLECTE([.N1247];[.O1247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6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s Pierres Blanches</text:p>
          </table:table-cell>
          <table:table-cell office:value-type="string">
            <text:p>Pierres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92119728598 , -1.71087849107868]</text:p>
          </table:table-cell>
          <table:table-cell table:formula="of:=JSONCOLLAT([.M1248])" office:value-type="string" office:string-value="47.1892119728598">
            <text:p>47.1892119728598</text:p>
          </table:table-cell>
          <table:table-cell table:formula="of:=JSONCOLLONG([.M1248])" office:value-type="string" office:string-value="-1.71087849107868">
            <text:p>-1.71087849107868</text:p>
          </table:table-cell>
          <table:table-cell table:formula="of:=REMPLACECOLONNESAERMODEDECOLLECTE([.N1248];[.O1248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7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Impasse de la Rivetière</text:p>
          </table:table-cell>
          <table:table-cell office:value-type="string">
            <text:p>Rivetièr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52875296441 , -1.70316899752172]</text:p>
          </table:table-cell>
          <table:table-cell table:formula="of:=JSONCOLLAT([.M1249])" office:value-type="string" office:string-value="47.1852875296441">
            <text:p>47.1852875296441</text:p>
          </table:table-cell>
          <table:table-cell table:formula="of:=JSONCOLLONG([.M1249])" office:value-type="string" office:string-value="-1.70316899752172">
            <text:p>-1.70316899752172</text:p>
          </table:table-cell>
          <table:table-cell table:formula="of:=REMPLACECOLONNESAERMODEDECOLLECTE([.N1249];[.O1249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8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Bel Air</text:p>
          </table:table-cell>
          <table:table-cell office:value-type="string">
            <text:p>Bel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30666520148 , -1.69409637801829]</text:p>
          </table:table-cell>
          <table:table-cell table:formula="of:=JSONCOLLAT([.M1250])" office:value-type="string" office:string-value="47.1830666520148">
            <text:p>47.1830666520148</text:p>
          </table:table-cell>
          <table:table-cell table:formula="of:=JSONCOLLONG([.M1250])" office:value-type="string" office:string-value="-1.69409637801829">
            <text:p>-1.69409637801829</text:p>
          </table:table-cell>
          <table:table-cell table:formula="of:=REMPLACECOLONNESAERMODEDECOLLECTE([.N1250];[.O1250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29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70470721976 , -1.71873641791998]</text:p>
          </table:table-cell>
          <table:table-cell table:formula="of:=JSONCOLLAT([.M1251])" office:value-type="string" office:string-value="47.1870470721976">
            <text:p>47.1870470721976</text:p>
          </table:table-cell>
          <table:table-cell table:formula="of:=JSONCOLLONG([.M1251])" office:value-type="string" office:string-value="-1.71873641791998">
            <text:p>-1.71873641791998</text:p>
          </table:table-cell>
          <table:table-cell table:formula="of:=REMPLACECOLONNESAERMODEDECOLLECTE([.N1251];[.O1251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0</text:p>
          </table:table-cell>
          <table:table-cell office:value-type="string">
            <text:p>ver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'Hommeau</text:p>
          </table:table-cell>
          <table:table-cell office:value-type="string">
            <text:p>Hommeau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87176015875 , -1.69861232911521]</text:p>
          </table:table-cell>
          <table:table-cell table:formula="of:=JSONCOLLAT([.M1252])" office:value-type="string" office:string-value="47.1887176015875">
            <text:p>47.1887176015875</text:p>
          </table:table-cell>
          <table:table-cell table:formula="of:=JSONCOLLONG([.M1252])" office:value-type="string" office:string-value="-1.69861232911521">
            <text:p>-1.69861232911521</text:p>
          </table:table-cell>
          <table:table-cell table:formula="of:=REMPLACECOLONNESAERMODEDECOLLECTE([.N1252];[.O1252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1</text:p>
          </table:table-cell>
          <table:table-cell office:value-type="string">
            <text:p>Emb. ménage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/></text:p>
          </table:table-cell>
          <table:table-cell office:value-type="string">
            <text:p>Rue de la Poterie</text:p>
          </table:table-cell>
          <table:table-cell office:value-type="string">
            <text:p>Poterie</text:p>
          </table:table-cell>
          <table:table-cell office:value-type="float" office:value="440166">
            <text:p>440166</text:p>
          </table:table-cell>
          <table:table-cell office:value-type="float" office:value="44640">
            <text:p>44640</text:p>
          </table:table-cell>
          <table:table-cell office:value-type="string">
            <text:p>St-Jean-de-Boiseau</text:p>
          </table:table-cell>
          <table:table-cell/>
          <table:table-cell office:value-type="string">
            <text:p>Sud-Ouest</text:p>
          </table:table-cell>
          <table:table-cell office:value-type="string">
            <text:p>[ 47.1863533095433 , -1.71982828205366]</text:p>
          </table:table-cell>
          <table:table-cell table:formula="of:=JSONCOLLAT([.M1253])" office:value-type="string" office:string-value="47.1863533095433">
            <text:p>47.1863533095433</text:p>
          </table:table-cell>
          <table:table-cell table:formula="of:=JSONCOLLONG([.M1253])" office:value-type="string" office:string-value="-1.71982828205366">
            <text:p>-1.71982828205366</text:p>
          </table:table-cell>
          <table:table-cell table:formula="of:=REMPLACECOLONNESAERMODEDECOLLECTE([.N1253];[.O1253])" office:value-type="string" office:string-value=",modco_contembjournmag">
            <text:p>,modco_contembjournmag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2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Déchèterie de Saint Sébastien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21257661 , -1.48352100313078]</text:p>
          </table:table-cell>
          <table:table-cell table:formula="of:=JSONCOLLAT([.M1254])" office:value-type="string" office:string-value="47.1994921257661">
            <text:p>47.1994921257661</text:p>
          </table:table-cell>
          <table:table-cell table:formula="of:=JSONCOLLONG([.M1254])" office:value-type="string" office:string-value="-1.48352100313078">
            <text:p>-1.48352100313078</text:p>
          </table:table-cell>
          <table:table-cell table:formula="of:=REMPLACECOLONNESAERMODEDECOLLECTE([.N1254];[.O1254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1">
          <table:table-cell office:value-type="string">
            <text:p>333</text:p>
          </table:table-cell>
          <table:table-cell office:value-type="string">
            <text:p>verre</text:p>
          </table:table-cell>
          <table:table-cell office:value-type="float" office:value="3">
            <text:p>3</text:p>
          </table:table-cell>
          <table:table-cell office:value-type="string">
            <text:p>Déchèterie de Saint Sébast</text:p>
          </table:table-cell>
          <table:table-cell office:value-type="string">
            <text:p><text:s/></text:p>
          </table:table-cell>
          <table:table-cell office:value-type="string">
            <text:p>Rue de la Pyramide</text:p>
          </table:table-cell>
          <table:table-cell office:value-type="string">
            <text:p>Pyramide</text:p>
          </table:table-cell>
          <table:table-cell office:value-type="float" office:value="440190">
            <text:p>440190</text:p>
          </table:table-cell>
          <table:table-cell office:value-type="float" office:value="44230">
            <text:p>44230</text:p>
          </table:table-cell>
          <table:table-cell office:value-type="string">
            <text:p>St-Sébastien-sur-Loire</text:p>
          </table:table-cell>
          <table:table-cell/>
          <table:table-cell office:value-type="string">
            <text:p>Loire, Sèvre et Vignoble</text:p>
          </table:table-cell>
          <table:table-cell office:value-type="string">
            <text:p>[ 47.1994945631181 , -1.48354085843971]</text:p>
          </table:table-cell>
          <table:table-cell table:formula="of:=JSONCOLLAT([.M1255])" office:value-type="string" office:string-value="47.1994945631181">
            <text:p>47.1994945631181</text:p>
          </table:table-cell>
          <table:table-cell table:formula="of:=JSONCOLLONG([.M1255])" office:value-type="string" office:string-value="-1.48354085843971">
            <text:p>-1.48354085843971</text:p>
          </table:table-cell>
          <table:table-cell table:formula="of:=REMPLACECOLONNESAERMODEDECOLLECTE([.N1255];[.O1255])" office:value-type="string" office:string-value=",modco_contverre">
            <text:p>,modco_contverre</text:p>
          </table:table-cell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  <table:table-row table:style-name="ro2">
          <table:table-cell table:number-columns-repeated="13"/>
          <table:table-cell table:style-name="Default" table:number-columns-repeated="3"/>
          <table:table-cell office:value-type="string">
            <text:p><text:s/></text:p>
          </table:table-cell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/>
      <number:text>/</number:text>
      <number:month/>
      <number:text>/</number:text>
      <number:year/>
    </number:date-style>
    <number:currency-style style:name="N13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 (</number:text>
      <number:number number:decimal-places="2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9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9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1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€ </number:text>
    </number:number-style>
    <number:number-style style:name="N169P1" style:volatile="true">
      <number:text>-</number:text>
      <number:number number:decimal-places="0" number:min-integer-digits="1" number:grouping="true"/>
      <number:text> € </number:text>
    </number:number-style>
    <number:number-style style:name="N169P2" style:volatile="true">
      <number:text> -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€ </number:text>
    </number:number-style>
    <number:number-style style:name="N177P1" style:volatile="true">
      <number:text>-</number:text>
      <number:number number:decimal-places="2" number:min-integer-digits="1" number:grouping="true"/>
      <number:text> € </number:text>
    </number:number-style>
    <number:number-style style:name="N177P2" style:volatile="true">
      <number:text> -</number:text>
      <number:number number: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number:text> (</number:text>
      <number:number number:decimal-places="2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</number:text>
      <number:number number:decimal-places="0" number:min-integer-digits="1" number:grouping="true"/>
      <number:text>    </number:text>
    </number:number-style>
    <number:number-style style:name="N181P1" style:volatile="true">
      <number:text>-</number:text>
      <number:number number:decimal-places="0" number:min-integer-digits="1" number:grouping="true"/>
      <number:text>    </number:text>
    </number:number-style>
    <number:number-style style:name="N181P2" style:volatile="true">
      <number:text> -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</number:text>
      <number:number number:decimal-places="0" number:min-integer-digits="1" number:grouping="true"/>
      <number:text> € </number:text>
    </number:number-style>
    <number:number-style style:name="N183P1" style:volatile="true">
      <number:text>-</number:text>
      <number:number number:decimal-places="0" number:min-integer-digits="1" number:grouping="true"/>
      <number:text> € </number:text>
    </number:number-style>
    <number:number-style style:name="N183P2" style:volatile="true">
      <number:text> - €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 </number:text>
      <number:number number: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integer-digits="1" number:grouping="true"/>
      <number:text>    </number:text>
    </number:number-style>
    <number:number-style style:name="N185P2" style:volatile="true">
      <number:text> -</number:text>
      <number:number number: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 </number:text>
      <number:number number:decimal-places="2" number:min-integer-digits="1" number:grouping="true"/>
      <number:text> € </number:text>
    </number:number-style>
    <number:number-style style:name="N187P1" style:volatile="true">
      <number:text>-</number:text>
      <number:number number:decimal-places="2" number:min-integer-digits="1" number:grouping="true"/>
      <number:text> € </number:text>
    </number:number-style>
    <number:number-style style:name="N187P2" style:volatile="true">
      <number:text> -</number:text>
      <number:number number:decimal-places="0" number:min-integer-digits="0"/>
      <number:text> €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14/04/2014</text:date>, <text:time>15:2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LONNES_5f_AERIENNES_5f_NM_5f_STBL" style:display-name="PageStyle_COLONNES_AERIENNES_NM_STB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14T15:20:16.53</dc:date>
    <dc:creator>Christian Renoulin</dc:creator>
    <meta:generator>OpenOffice.org/3.3$Win32 OpenOffice.org_project/330m20$Build-9567</meta:generator>
    <meta:editing-duration>PT49M41S</meta:editing-duration>
    <meta:editing-cycles>6</meta:editing-cycles>
    <meta:document-statistic meta:table-count="1" meta:cell-count="19784" meta:object-count="0"/>
  </office:meta>
</office:document-meta>
</file>

<file path=Basic/Standard/_Macros.xml><?xml version="1.0" encoding="utf-8"?>
<!DOCTYPE module  PUBLIC '-//OpenOffice.org//DTD OfficeDocument 1.0//EN'  'module.dtd'>
<script:module xmlns:script="http://openoffice.org/2000/script" script:name="_Macros" script:language="StarBasic">REM  *****  BASIC  *****


Function LongitudePos(Position as String)
	ValeurDefaut = "-1.60"

	PosPointVirgule = InStr(2, Position, ",")
	REM à revoir
	REM mettre une vérif sur la valeur
	If PosPointVirgule &lt;&gt; 0 Then
		Temp = Left(Position, PosPointVirgule)
	Else
		Temp = ValeurDefaut
	End If
	Temp = UtilReplace(Position, Temp, "")
	LongitudePos = Temp
End Function


Function LatitudePos(Position as String)
	ValeurDefaut = "47.20"
	PosPointVirgule = InStr(1, Position, ",")
	REM Position = Right(Position,Len(Position)-1)
	If PosPointVirgule &lt;&gt; 0 Then
		Temp = Left(Position, PosPointVirgule-1)
	Else
		Temp = ValeurDefaut
	End If
	LatitudePos = Temp
End Function

Function RemplaceColonnesAerModeDeCollecte(mainLatitude as Double, mainLongitude as Double)
	Result = ""
 	Doc = thisComponent
	Sheet = Doc.Sheets.getByName("COLONNES_AERIENNES_NM_STBL")
	CellRange = Sheet.getCellRangeByName("N2:N1255")
	oRanges = Doc.createInstance("com.sun.star.sheet.SheetCellRanges") 
	oRanges.insertByName("", CellRange)   ' - I presume first parameter could be name of range ??, second is an object
	oSearchCells = oRanges.Cells.createEnumeration 
	idCurentColl = 2
	modcoContverre = ""
	modcoContembjournmag = ""
	modcoContpapiercarton = ""
	modcoContmpb = ""
	estPremier = 0
	While oSearchCells.hasMoreElements 
		oCell = oSearchCells.nextElement 
		value = oCell.String
		elementLatitude = value
		REM Temp2 = UtilReplace(value, "[ ", "")
		REM Temp2 = UtilReplace(Temp2, "]", "")
		REM Temp2 = UtilReplace(Temp2, " , ", ",")
		REM elementLatitude  =  LatitudePos(Temp2)
		REM elementLongitude  =  LongitudePos(Temp2)
		elementLongitude  =  Sheet.getCellRangeByName("O" &amp; idCurentColl).String
		difLatitude =  mainLatitude-elementLatitude
		difLongitude = mainLongitude-elementLongitude
		Temp = Abs(difLatitude) + Abs(difLongitude)
		If ( Temp &lt; 0.0001) Then
			REM If (mainLatitude=elementLatitude and mainLongitude = elementLongitude) Then
			TypeDechet = Sheet.getCellRangeByName("B" &amp; idCurentColl).String
			If TypeDechet ="Emb. ménager" Then
				modcoContembjournmag = ",modco_contembjournmag"
			ElseIf TypeDechet="verre" Then
				modcoContverre = ",modco_contverre"
			ElseIf TypeDechet="papiercarton" Then
				modcoContpapiercarton = ",modco_contpapiercarton"
			ElseIf TypeDechet="plastique" Then
				modcoContmpb = ",modco_contmpb"
			End If
				REM Result = Result &amp; "," &amp; RemplaceTypeDechet(Temp3)
			REM EndIf
			estPremier = estPremier +1
		End If
	   idCurentColl = idCurentColl + 1
	Wend
	If (estPremier=1) Then
		Result = modcoContverre &amp; modcoContmpb &amp; modcoContembjournmag &amp; modcoContpapiercarton
	EndIf
    RemplaceColonnesAerModeDeCollecte = Result
End Function



Function UtilReplace(Source As String, Search As String, NewPart As String)
  Dim Result As String
  Dim StartPos As Long
  Dim CurrentPos As Long
 
  Result = ""
  StartPos = 1
  CurrentPos = 1
 
  If Search = "" Then
    Result = Source
  Else 
    Do While CurrentPos &lt;&gt; 0
      CurrentPos = InStr(StartPos, Source, Search)
      If CurrentPos &lt;&gt; 0 Then
        Result = Result + Mid(Source, StartPos, _
        CurrentPos - StartPos)
        Result = Result + NewPart
        StartPos = CurrentPos + Len(Search)
      Else
        Result = Result + Mid(Source, StartPos, Len(Source))
      End If                ' Position &lt;&gt; 0
    Loop 
  End If 
 
  UtilReplace = Result
End Function

Function JsonColLat(colM as String)
	Result = ""
	Temp2 = UtilReplace(colM, "[ ", "")
	Temp2 = UtilReplace(Temp2, "]", "")
	Temp2 = UtilReplace(Temp2, " , ", ",")
	JsonColLat =  LatitudePos(Temp2)
End Function

Function JsonColLong(colM as String)
	Result = ""
	Temp2 = UtilReplace(colM, "[ ", "")
	Temp2 = UtilReplace(Temp2, "]", "")
	Temp2 = UtilReplace(Temp2, " , ", ",")
	JsonColLong =  LongitudePos(Temp2)
End Function


Function RemplaceTypeDechet(TypeDechet as String)
	Result = ""

    RemplaceTypeDechet = Result
End Function
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_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